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officeooo:paragraph-rsid="0032ba7c"/>
    </style:style>
    <style:style style:name="P49" style:family="paragraph" style:parent-style-name="Text_20_body">
      <style:text-properties officeooo:paragraph-rsid="0033c174"/>
    </style:style>
    <style:style style:name="P5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rsid="002dfc65" officeooo:paragraph-rsid="002dfc65"/>
    </style:style>
    <style:style style:name="P53" style:family="paragraph" style:parent-style-name="Text_20_body">
      <style:text-properties style:font-name="Liberation Serif" officeooo:rsid="00632cb7" officeooo:paragraph-rsid="00632cb7"/>
    </style:style>
    <style:style style:name="P54" style:family="paragraph" style:parent-style-name="Text_20_body">
      <style:text-properties style:font-name="Liberation Serif" fo:font-size="10.5pt" officeooo:rsid="00c3823b" officeooo:paragraph-rsid="00bfd236" style:font-size-asian="10.5pt" style:font-size-complex="10.5pt"/>
    </style:style>
    <style:style style:name="P55" style:family="paragraph" style:parent-style-name="Text_20_body">
      <style:text-properties style:font-name="Liberation Serif" fo:font-size="10.5pt" officeooo:paragraph-rsid="0142954f" style:font-size-asian="10.5pt" style:font-size-complex="10.5pt"/>
    </style:style>
    <style:style style:name="P56" style:family="paragraph" style:parent-style-name="Text_20_body">
      <style:text-properties style:font-name="Liberation Serif" fo:font-size="10.5pt" officeooo:paragraph-rsid="015b1878" style:font-size-asian="10.5pt" style:font-size-complex="10.5pt"/>
    </style:style>
    <style:style style:name="P57" style:family="paragraph" style:parent-style-name="Text_20_body">
      <style:text-properties style:font-name="Liberation Serif" fo:font-size="10.5pt" officeooo:rsid="00d9d3bd" officeooo:paragraph-rsid="00d9d3bd"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text-properties officeooo:paragraph-rsid="002dfc65"/>
    </style:style>
    <style:style style:name="P119" style:family="paragraph" style:parent-style-name="Text_20_body">
      <style:text-properties officeooo:rsid="00253e3f" officeooo:paragraph-rsid="005332aa"/>
    </style:style>
    <style:style style:name="P120" style:family="paragraph" style:parent-style-name="Text_20_body">
      <style:text-properties officeooo:paragraph-rsid="005332aa"/>
    </style:style>
    <style:style style:name="P121" style:family="paragraph" style:parent-style-name="Text_20_body">
      <style:text-properties officeooo:rsid="00541b2e" officeooo:paragraph-rsid="00541b2e"/>
    </style:style>
    <style:style style:name="P122" style:family="paragraph" style:parent-style-name="Text_20_body">
      <style:text-properties officeooo:paragraph-rsid="0056c1cb"/>
    </style:style>
    <style:style style:name="P123" style:family="paragraph" style:parent-style-name="Text_20_body">
      <style:text-properties officeooo:paragraph-rsid="0060c927"/>
    </style:style>
    <style:style style:name="P124" style:family="paragraph" style:parent-style-name="Text_20_body">
      <style:text-properties officeooo:rsid="00622df3" officeooo:paragraph-rsid="00622df3"/>
    </style:style>
    <style:style style:name="P125" style:family="paragraph" style:parent-style-name="Text_20_body">
      <style:text-properties officeooo:rsid="00622df3" officeooo:paragraph-rsid="00651e73"/>
    </style:style>
    <style:style style:name="P126" style:family="paragraph" style:parent-style-name="Text_20_body">
      <style:text-properties officeooo:rsid="00638223" officeooo:paragraph-rsid="00651e73"/>
    </style:style>
    <style:style style:name="P127" style:family="paragraph" style:parent-style-name="Text_20_body">
      <style:text-properties officeooo:paragraph-rsid="0066872f"/>
    </style:style>
    <style:style style:name="P128" style:family="paragraph" style:parent-style-name="Text_20_body">
      <style:text-properties officeooo:rsid="00681309" officeooo:paragraph-rsid="00681309"/>
    </style:style>
    <style:style style:name="P129" style:family="paragraph" style:parent-style-name="Text_20_body">
      <style:text-properties officeooo:rsid="006c51f3" officeooo:paragraph-rsid="006c51f3"/>
    </style:style>
    <style:style style:name="P130" style:family="paragraph" style:parent-style-name="Text_20_body">
      <style:text-properties officeooo:rsid="006c51f3" officeooo:paragraph-rsid="006d6e36"/>
    </style:style>
    <style:style style:name="P131" style:family="paragraph" style:parent-style-name="Text_20_body">
      <style:text-properties officeooo:rsid="006d6e36" officeooo:paragraph-rsid="006d6e36"/>
    </style:style>
    <style:style style:name="P132" style:family="paragraph" style:parent-style-name="Text_20_body">
      <style:text-properties officeooo:rsid="006d6e36" officeooo:paragraph-rsid="00702025"/>
    </style:style>
    <style:style style:name="P133" style:family="paragraph" style:parent-style-name="Text_20_body">
      <style:text-properties officeooo:rsid="006d6e36" officeooo:paragraph-rsid="0072802f"/>
    </style:style>
    <style:style style:name="P13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3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36" style:family="paragraph" style:parent-style-name="Text_20_body">
      <style:text-properties fo:font-style="normal" fo:font-weight="normal" style:font-style-asian="normal" style:font-weight-asian="normal" style:font-style-complex="normal" style:font-weight-complex="normal"/>
    </style:style>
    <style:style style:name="P13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38" style:family="paragraph" style:parent-style-name="Text_20_body">
      <style:text-properties officeooo:rsid="0072ebf0" officeooo:paragraph-rsid="0075cf3d"/>
    </style:style>
    <style:style style:name="P139" style:family="paragraph" style:parent-style-name="Text_20_body">
      <style:text-properties officeooo:rsid="0072ebf0" officeooo:paragraph-rsid="008552f0"/>
    </style:style>
    <style:style style:name="P140" style:family="paragraph" style:parent-style-name="Text_20_body">
      <style:text-properties officeooo:rsid="0076add4" officeooo:paragraph-rsid="0075cf3d"/>
    </style:style>
    <style:style style:name="P141" style:family="paragraph" style:parent-style-name="Text_20_body">
      <style:text-properties officeooo:rsid="0076add4" officeooo:paragraph-rsid="0076add4"/>
    </style:style>
    <style:style style:name="P142" style:family="paragraph" style:parent-style-name="Text_20_body">
      <style:text-properties officeooo:paragraph-rsid="008cbc4b"/>
    </style:style>
    <style:style style:name="P143" style:family="paragraph" style:parent-style-name="Text_20_body">
      <style:text-properties officeooo:paragraph-rsid="009f4f0c"/>
    </style:style>
    <style:style style:name="P144" style:family="paragraph" style:parent-style-name="Text_20_body">
      <style:text-properties officeooo:paragraph-rsid="00a22a02"/>
    </style:style>
    <style:style style:name="P14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6" style:family="paragraph" style:parent-style-name="Text_20_body">
      <style:text-properties fo:font-size="10.5pt" fo:font-weight="bold" officeooo:rsid="00a25e3c" officeooo:paragraph-rsid="00a25e3c" style:font-size-asian="10.5pt" style:font-weight-asian="bold" style:font-weight-complex="bold"/>
    </style:style>
    <style:style style:name="P147" style:family="paragraph" style:parent-style-name="Text_20_body">
      <style:text-properties fo:font-size="10.5pt" style:font-size-asian="10.5pt" style:font-size-complex="10.5pt"/>
    </style:style>
    <style:style style:name="P148" style:family="paragraph" style:parent-style-name="Text_20_body">
      <style:text-properties fo:font-size="10.5pt" officeooo:paragraph-rsid="011ed48a" style:font-size-asian="10.5pt" style:font-size-complex="10.5pt"/>
    </style:style>
    <style:style style:name="P149" style:family="paragraph" style:parent-style-name="Text_20_body">
      <style:text-properties fo:font-size="10.5pt" officeooo:paragraph-rsid="0316d873" style:font-size-asian="10.5pt" style:font-size-complex="10.5pt"/>
    </style:style>
    <style:style style:name="P150" style:family="paragraph" style:parent-style-name="Text_20_body">
      <style:text-properties fo:font-size="10.5pt" officeooo:rsid="0321f781" officeooo:paragraph-rsid="0321f781" style:font-size-asian="10.5pt" style:font-size-complex="10.5pt"/>
    </style:style>
    <style:style style:name="P151" style:family="paragraph" style:parent-style-name="Text_20_body">
      <style:text-properties fo:font-size="10.5pt" officeooo:rsid="031b1e85" officeooo:paragraph-rsid="031cfbf8" style:font-size-asian="10.5pt" style:font-size-complex="10.5pt"/>
    </style:style>
    <style:style style:name="P152" style:family="paragraph" style:parent-style-name="Text_20_body">
      <style:text-properties fo:font-size="10.5pt" officeooo:rsid="0321ca36" officeooo:paragraph-rsid="0321ca36" style:font-size-asian="10.5pt" style:font-size-complex="10.5pt"/>
    </style:style>
    <style:style style:name="P153" style:family="paragraph" style:parent-style-name="Text_20_body">
      <style:text-properties officeooo:paragraph-rsid="00a9b357"/>
    </style:style>
    <style:style style:name="P154" style:family="paragraph" style:parent-style-name="Text_20_body">
      <style:text-properties officeooo:paragraph-rsid="00d7ac05"/>
    </style:style>
    <style:style style:name="P155" style:family="paragraph" style:parent-style-name="Text_20_body">
      <style:text-properties officeooo:paragraph-rsid="00dfbac3"/>
    </style:style>
    <style:style style:name="P156" style:family="paragraph" style:parent-style-name="Text_20_body">
      <style:text-properties officeooo:paragraph-rsid="00e1056a"/>
    </style:style>
    <style:style style:name="P157" style:family="paragraph" style:parent-style-name="Text_20_body">
      <style:text-properties officeooo:paragraph-rsid="00eba06a"/>
    </style:style>
    <style:style style:name="P158" style:family="paragraph" style:parent-style-name="Text_20_body">
      <style:text-properties officeooo:paragraph-rsid="00f20d4a"/>
    </style:style>
    <style:style style:name="P159" style:family="paragraph" style:parent-style-name="Text_20_body">
      <style:paragraph-properties fo:text-align="start" style:justify-single-word="false"/>
      <style:text-properties officeooo:paragraph-rsid="00f44a86"/>
    </style:style>
    <style:style style:name="P160" style:family="paragraph" style:parent-style-name="Text_20_body">
      <style:paragraph-properties fo:text-align="start" style:justify-single-word="false"/>
      <style:text-properties officeooo:paragraph-rsid="01102581"/>
    </style:style>
    <style:style style:name="P161" style:family="paragraph" style:parent-style-name="Text_20_body">
      <style:paragraph-properties fo:text-align="start" style:justify-single-word="false"/>
      <style:text-properties officeooo:paragraph-rsid="0144c468"/>
    </style:style>
    <style:style style:name="P162" style:family="paragraph" style:parent-style-name="Text_20_body">
      <style:paragraph-properties fo:text-align="start" style:justify-single-word="false"/>
      <style:text-properties officeooo:paragraph-rsid="013b1225"/>
    </style:style>
    <style:style style:name="P163" style:family="paragraph" style:parent-style-name="Text_20_body">
      <style:paragraph-properties fo:text-align="start" style:justify-single-word="false"/>
      <style:text-properties officeooo:paragraph-rsid="011e5770"/>
    </style:style>
    <style:style style:name="P164" style:family="paragraph" style:parent-style-name="Text_20_body">
      <style:paragraph-properties fo:text-align="start" style:justify-single-word="false"/>
      <style:text-properties officeooo:paragraph-rsid="01ff76b7"/>
    </style:style>
    <style:style style:name="P165" style:family="paragraph" style:parent-style-name="Text_20_body">
      <style:paragraph-properties fo:text-align="start" style:justify-single-word="false"/>
      <style:text-properties officeooo:paragraph-rsid="0211dfcc"/>
    </style:style>
    <style:style style:name="P166" style:family="paragraph" style:parent-style-name="Text_20_body">
      <style:paragraph-properties fo:text-align="start" style:justify-single-word="false"/>
      <style:text-properties officeooo:paragraph-rsid="0215fa9e"/>
    </style:style>
    <style:style style:name="P167" style:family="paragraph" style:parent-style-name="Text_20_body">
      <style:text-properties officeooo:paragraph-rsid="00f40e84"/>
    </style:style>
    <style:style style:name="P168" style:family="paragraph" style:parent-style-name="Text_20_body">
      <style:text-properties officeooo:paragraph-rsid="00f44a86"/>
    </style:style>
    <style:style style:name="P169" style:family="paragraph" style:parent-style-name="Text_20_body">
      <style:paragraph-properties fo:text-align="start" style:justify-single-word="false"/>
      <style:text-properties officeooo:rsid="00f4a30d" officeooo:paragraph-rsid="00f4a30d"/>
    </style:style>
    <style:style style:name="P170" style:family="paragraph" style:parent-style-name="Text_20_body">
      <style:text-properties officeooo:paragraph-rsid="00f4a30d"/>
    </style:style>
    <style:style style:name="P171" style:family="paragraph" style:parent-style-name="Text_20_body">
      <style:text-properties officeooo:paragraph-rsid="00f9ec88"/>
    </style:style>
    <style:style style:name="P172" style:family="paragraph" style:parent-style-name="Text_20_body">
      <style:text-properties fo:font-size="9pt" officeooo:paragraph-rsid="00f9ec88" style:font-size-asian="9pt" style:font-size-complex="9pt"/>
    </style:style>
    <style:style style:name="P173" style:family="paragraph" style:parent-style-name="Text_20_body">
      <style:text-properties fo:font-size="9pt" officeooo:paragraph-rsid="00fdb8a8" style:font-size-asian="9pt" style:font-size-complex="9pt"/>
    </style:style>
    <style:style style:name="P174" style:family="paragraph" style:parent-style-name="Text_20_body">
      <style:text-properties officeooo:paragraph-rsid="00ff23b3"/>
    </style:style>
    <style:style style:name="P175" style:family="paragraph" style:parent-style-name="Text_20_body">
      <style:text-properties officeooo:paragraph-rsid="01009624"/>
    </style:style>
    <style:style style:name="P176" style:family="paragraph" style:parent-style-name="Text_20_body">
      <style:text-properties officeooo:paragraph-rsid="0101e282"/>
    </style:style>
    <style:style style:name="P177" style:family="paragraph" style:parent-style-name="Text_20_body">
      <style:text-properties officeooo:paragraph-rsid="010809fb"/>
    </style:style>
    <style:style style:name="P178" style:family="paragraph" style:parent-style-name="Text_20_body">
      <style:text-properties officeooo:paragraph-rsid="010ec004"/>
    </style:style>
    <style:style style:name="P179" style:family="paragraph" style:parent-style-name="Text_20_body">
      <style:text-properties officeooo:paragraph-rsid="01119225"/>
    </style:style>
    <style:style style:name="P180" style:family="paragraph" style:parent-style-name="Text_20_body">
      <style:text-properties officeooo:paragraph-rsid="01131d6c"/>
    </style:style>
    <style:style style:name="P181" style:family="paragraph" style:parent-style-name="Text_20_body">
      <style:text-properties officeooo:paragraph-rsid="01165d8a"/>
    </style:style>
    <style:style style:name="P182" style:family="paragraph" style:parent-style-name="Text_20_body">
      <style:text-properties officeooo:paragraph-rsid="011e5770"/>
    </style:style>
    <style:style style:name="P183" style:family="paragraph" style:parent-style-name="Text_20_body">
      <style:text-properties officeooo:rsid="011ed48a" officeooo:paragraph-rsid="011ed48a"/>
    </style:style>
    <style:style style:name="P184" style:family="paragraph" style:parent-style-name="Text_20_body">
      <style:text-properties officeooo:paragraph-rsid="011efd2a"/>
    </style:style>
    <style:style style:name="P185" style:family="paragraph" style:parent-style-name="Text_20_body">
      <style:text-properties officeooo:rsid="01260ecb" officeooo:paragraph-rsid="01260ecb"/>
    </style:style>
    <style:style style:name="P186" style:family="paragraph" style:parent-style-name="Text_20_body">
      <style:text-properties officeooo:rsid="01260ecb" officeooo:paragraph-rsid="012fa2d3"/>
    </style:style>
    <style:style style:name="P187" style:family="paragraph" style:parent-style-name="Text_20_body">
      <style:text-properties officeooo:rsid="012761dd" officeooo:paragraph-rsid="012761dd"/>
    </style:style>
    <style:style style:name="P188" style:family="paragraph" style:parent-style-name="Text_20_body">
      <style:text-properties officeooo:rsid="01287011" officeooo:paragraph-rsid="01287011"/>
    </style:style>
    <style:style style:name="P189" style:family="paragraph" style:parent-style-name="Text_20_body">
      <style:text-properties officeooo:rsid="01288925" officeooo:paragraph-rsid="01288925"/>
    </style:style>
    <style:style style:name="P190" style:family="paragraph" style:parent-style-name="Text_20_body">
      <style:text-properties officeooo:rsid="012c64e3" officeooo:paragraph-rsid="012c64e3"/>
    </style:style>
    <style:style style:name="P191"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2" style:family="paragraph" style:parent-style-name="Text_20_body">
      <style:text-properties officeooo:rsid="012fa2d3" officeooo:paragraph-rsid="012761dd"/>
    </style:style>
    <style:style style:name="P193" style:family="paragraph" style:parent-style-name="Text_20_body">
      <style:text-properties officeooo:rsid="0075cf3d" officeooo:paragraph-rsid="008552f0"/>
    </style:style>
    <style:style style:name="P194" style:family="paragraph" style:parent-style-name="Text_20_body">
      <style:text-properties officeooo:rsid="01317bf2" officeooo:paragraph-rsid="01317bf2"/>
    </style:style>
    <style:style style:name="P195" style:family="paragraph" style:parent-style-name="Text_20_body">
      <style:text-properties officeooo:rsid="007c8213" officeooo:paragraph-rsid="0133a150"/>
    </style:style>
    <style:style style:name="P196" style:family="paragraph" style:parent-style-name="Text_20_body">
      <style:text-properties officeooo:rsid="007c8213" officeooo:paragraph-rsid="0302ae37"/>
    </style:style>
    <style:style style:name="P197" style:family="paragraph" style:parent-style-name="Text_20_body">
      <style:text-properties officeooo:rsid="007c8213" officeooo:paragraph-rsid="030541c6"/>
    </style:style>
    <style:style style:name="P198" style:family="paragraph" style:parent-style-name="Text_20_body">
      <style:text-properties officeooo:rsid="008552f0" officeooo:paragraph-rsid="0133a150"/>
    </style:style>
    <style:style style:name="P199" style:family="paragraph" style:parent-style-name="Text_20_body">
      <style:text-properties officeooo:rsid="008552f0" officeooo:paragraph-rsid="0302ae37"/>
    </style:style>
    <style:style style:name="P200" style:family="paragraph" style:parent-style-name="Text_20_body">
      <style:text-properties officeooo:paragraph-rsid="01399c2a"/>
    </style:style>
    <style:style style:name="P201" style:family="paragraph" style:parent-style-name="Text_20_body">
      <style:text-properties officeooo:paragraph-rsid="013b1225"/>
    </style:style>
    <style:style style:name="P202" style:family="paragraph" style:parent-style-name="Text_20_body">
      <style:text-properties officeooo:paragraph-rsid="0142954f"/>
    </style:style>
    <style:style style:name="P203" style:family="paragraph" style:parent-style-name="Text_20_body">
      <style:text-properties officeooo:paragraph-rsid="0145f6c5"/>
    </style:style>
    <style:style style:name="P204" style:family="paragraph" style:parent-style-name="Text_20_body">
      <style:text-properties officeooo:paragraph-rsid="014607d4"/>
    </style:style>
    <style:style style:name="P205" style:family="paragraph" style:parent-style-name="Text_20_body">
      <style:text-properties officeooo:paragraph-rsid="01474eeb"/>
    </style:style>
    <style:style style:name="P206" style:family="paragraph" style:parent-style-name="Text_20_body">
      <style:text-properties officeooo:paragraph-rsid="0148fe2c"/>
    </style:style>
    <style:style style:name="P207" style:family="paragraph" style:parent-style-name="Text_20_body">
      <style:text-properties officeooo:rsid="0149f998" officeooo:paragraph-rsid="0149f998"/>
    </style:style>
    <style:style style:name="P208" style:family="paragraph" style:parent-style-name="Text_20_body">
      <style:text-properties officeooo:paragraph-rsid="01507d59"/>
    </style:style>
    <style:style style:name="P209" style:family="paragraph" style:parent-style-name="Text_20_body">
      <style:text-properties officeooo:paragraph-rsid="01513eea"/>
    </style:style>
    <style:style style:name="P210" style:family="paragraph" style:parent-style-name="Text_20_body">
      <style:text-properties officeooo:paragraph-rsid="015592bb"/>
    </style:style>
    <style:style style:name="P211" style:family="paragraph" style:parent-style-name="Text_20_body">
      <style:text-properties officeooo:paragraph-rsid="01563a18"/>
    </style:style>
    <style:style style:name="P212" style:family="paragraph" style:parent-style-name="Text_20_body">
      <style:text-properties officeooo:paragraph-rsid="015862b9"/>
    </style:style>
    <style:style style:name="P213" style:family="paragraph" style:parent-style-name="Text_20_body">
      <style:text-properties officeooo:paragraph-rsid="015a725a"/>
    </style:style>
    <style:style style:name="P214" style:family="paragraph" style:parent-style-name="Text_20_body">
      <style:text-properties officeooo:paragraph-rsid="015b1878"/>
    </style:style>
    <style:style style:name="P215" style:family="paragraph" style:parent-style-name="Text_20_body">
      <style:text-properties officeooo:paragraph-rsid="015b8019"/>
    </style:style>
    <style:style style:name="P216" style:family="paragraph" style:parent-style-name="Text_20_body">
      <style:text-properties officeooo:paragraph-rsid="015d71d5"/>
    </style:style>
    <style:style style:name="P217" style:family="paragraph" style:parent-style-name="Text_20_body">
      <style:text-properties officeooo:paragraph-rsid="0160f237"/>
    </style:style>
    <style:style style:name="P218" style:family="paragraph" style:parent-style-name="Text_20_body">
      <style:text-properties officeooo:paragraph-rsid="01624527"/>
    </style:style>
    <style:style style:name="P219" style:family="paragraph" style:parent-style-name="Text_20_body">
      <style:text-properties officeooo:paragraph-rsid="0162ec2e"/>
    </style:style>
    <style:style style:name="P220" style:family="paragraph" style:parent-style-name="Text_20_body">
      <style:text-properties officeooo:paragraph-rsid="016401ad"/>
    </style:style>
    <style:style style:name="P221" style:family="paragraph" style:parent-style-name="Text_20_body">
      <style:text-properties officeooo:paragraph-rsid="016b750a"/>
    </style:style>
    <style:style style:name="P222" style:family="paragraph" style:parent-style-name="Text_20_body">
      <style:text-properties officeooo:paragraph-rsid="016d1ea7"/>
    </style:style>
    <style:style style:name="P223" style:family="paragraph" style:parent-style-name="Text_20_body">
      <style:text-properties officeooo:paragraph-rsid="016efb99"/>
    </style:style>
    <style:style style:name="P224" style:family="paragraph" style:parent-style-name="Text_20_body">
      <style:text-properties officeooo:paragraph-rsid="016f8df0"/>
    </style:style>
    <style:style style:name="P225" style:family="paragraph" style:parent-style-name="Text_20_body">
      <style:text-properties officeooo:paragraph-rsid="016fddc2"/>
    </style:style>
    <style:style style:name="P226" style:family="paragraph" style:parent-style-name="Text_20_body">
      <style:text-properties officeooo:paragraph-rsid="01760f82"/>
    </style:style>
    <style:style style:name="P227" style:family="paragraph" style:parent-style-name="Text_20_body">
      <style:text-properties officeooo:paragraph-rsid="018f18c0"/>
    </style:style>
    <style:style style:name="P228" style:family="paragraph" style:parent-style-name="Text_20_body">
      <style:text-properties officeooo:paragraph-rsid="0191aebd"/>
    </style:style>
    <style:style style:name="P229" style:family="paragraph" style:parent-style-name="Text_20_body">
      <style:text-properties officeooo:paragraph-rsid="019423e0"/>
    </style:style>
    <style:style style:name="P230" style:family="paragraph" style:parent-style-name="Text_20_body">
      <style:text-properties officeooo:paragraph-rsid="01a0ff9e"/>
    </style:style>
    <style:style style:name="P231" style:family="paragraph" style:parent-style-name="Text_20_body">
      <style:text-properties officeooo:paragraph-rsid="01a6fd4b"/>
    </style:style>
    <style:style style:name="P232" style:family="paragraph" style:parent-style-name="Text_20_body">
      <style:text-properties officeooo:rsid="01a8c03e" officeooo:paragraph-rsid="01a8c03e"/>
    </style:style>
    <style:style style:name="P233" style:family="paragraph" style:parent-style-name="Text_20_body">
      <style:text-properties officeooo:rsid="01a8c03e" officeooo:paragraph-rsid="01a95f4e"/>
    </style:style>
    <style:style style:name="P234" style:family="paragraph" style:parent-style-name="Text_20_body">
      <style:text-properties officeooo:paragraph-rsid="01a95f4e"/>
    </style:style>
    <style:style style:name="P235" style:family="paragraph" style:parent-style-name="Text_20_body">
      <style:text-properties officeooo:rsid="01a95f4e" officeooo:paragraph-rsid="01a95f4e"/>
    </style:style>
    <style:style style:name="P236" style:family="paragraph" style:parent-style-name="Text_20_body">
      <style:text-properties officeooo:rsid="01a99e92" officeooo:paragraph-rsid="01a99e92"/>
    </style:style>
    <style:style style:name="P237" style:family="paragraph" style:parent-style-name="Text_20_body">
      <style:text-properties officeooo:paragraph-rsid="01bc34c2"/>
    </style:style>
    <style:style style:name="P238" style:family="paragraph" style:parent-style-name="Text_20_body">
      <style:text-properties officeooo:rsid="01bff999" officeooo:paragraph-rsid="01bff999"/>
    </style:style>
    <style:style style:name="P239" style:family="paragraph" style:parent-style-name="Text_20_body">
      <style:text-properties officeooo:paragraph-rsid="01bff999"/>
    </style:style>
    <style:style style:name="P240" style:family="paragraph" style:parent-style-name="Text_20_body">
      <style:text-properties officeooo:rsid="012dad42" officeooo:paragraph-rsid="012dad42"/>
    </style:style>
    <style:style style:name="P241" style:family="paragraph" style:parent-style-name="Text_20_body">
      <style:text-properties officeooo:paragraph-rsid="01c43f8a"/>
    </style:style>
    <style:style style:name="P242" style:family="paragraph" style:parent-style-name="Text_20_body">
      <style:text-properties officeooo:rsid="01c142de" officeooo:paragraph-rsid="01c142de"/>
    </style:style>
    <style:style style:name="P243" style:family="paragraph" style:parent-style-name="Text_20_body">
      <style:text-properties officeooo:paragraph-rsid="01d2a718"/>
    </style:style>
    <style:style style:name="P244" style:family="paragraph" style:parent-style-name="Text_20_body">
      <style:text-properties officeooo:paragraph-rsid="01d4166c"/>
    </style:style>
    <style:style style:name="P245" style:family="paragraph" style:parent-style-name="Text_20_body">
      <style:text-properties officeooo:paragraph-rsid="01e3d85c"/>
    </style:style>
    <style:style style:name="P246" style:family="paragraph" style:parent-style-name="Text_20_body">
      <style:text-properties officeooo:paragraph-rsid="01ecfc22"/>
    </style:style>
    <style:style style:name="P247" style:family="paragraph" style:parent-style-name="Text_20_body">
      <style:text-properties officeooo:paragraph-rsid="02000c43"/>
    </style:style>
    <style:style style:name="P248" style:family="paragraph" style:parent-style-name="Text_20_body">
      <style:text-properties officeooo:paragraph-rsid="0204e336"/>
    </style:style>
    <style:style style:name="P249" style:family="paragraph" style:parent-style-name="Text_20_body">
      <style:text-properties officeooo:paragraph-rsid="0204fd2f"/>
    </style:style>
    <style:style style:name="P250" style:family="paragraph" style:parent-style-name="Text_20_body">
      <style:text-properties officeooo:paragraph-rsid="02065937"/>
    </style:style>
    <style:style style:name="P251" style:family="paragraph" style:parent-style-name="Text_20_body">
      <style:text-properties officeooo:paragraph-rsid="0207a7db"/>
    </style:style>
    <style:style style:name="P252" style:family="paragraph" style:parent-style-name="Text_20_body">
      <style:text-properties officeooo:paragraph-rsid="0209daed"/>
    </style:style>
    <style:style style:name="P253" style:family="paragraph" style:parent-style-name="Text_20_body">
      <style:text-properties officeooo:paragraph-rsid="020e9241"/>
    </style:style>
    <style:style style:name="P254" style:family="paragraph" style:parent-style-name="Text_20_body">
      <style:text-properties officeooo:paragraph-rsid="016df50c"/>
    </style:style>
    <style:style style:name="P255" style:family="paragraph" style:parent-style-name="Text_20_body">
      <style:text-properties officeooo:paragraph-rsid="0211dfcc"/>
    </style:style>
    <style:style style:name="P256" style:family="paragraph" style:parent-style-name="Text_20_body">
      <style:text-properties officeooo:paragraph-rsid="02140279"/>
    </style:style>
    <style:style style:name="P257" style:family="paragraph" style:parent-style-name="Text_20_body">
      <style:text-properties officeooo:paragraph-rsid="022b1082"/>
    </style:style>
    <style:style style:name="P258" style:family="paragraph" style:parent-style-name="Text_20_body">
      <style:text-properties officeooo:paragraph-rsid="022fec71"/>
    </style:style>
    <style:style style:name="P259" style:family="paragraph" style:parent-style-name="Text_20_body">
      <style:text-properties officeooo:paragraph-rsid="02317d41"/>
    </style:style>
    <style:style style:name="P260" style:family="paragraph" style:parent-style-name="Text_20_body">
      <style:text-properties officeooo:paragraph-rsid="02337acb"/>
    </style:style>
    <style:style style:name="P261" style:family="paragraph" style:parent-style-name="Text_20_body">
      <style:text-properties officeooo:paragraph-rsid="0233fc04"/>
    </style:style>
    <style:style style:name="P262" style:family="paragraph" style:parent-style-name="Text_20_body">
      <style:text-properties officeooo:paragraph-rsid="02375bfe"/>
    </style:style>
    <style:style style:name="P263" style:family="paragraph" style:parent-style-name="Text_20_body">
      <style:text-properties officeooo:paragraph-rsid="023800ff"/>
    </style:style>
    <style:style style:name="P264" style:family="paragraph" style:parent-style-name="Text_20_body">
      <style:text-properties officeooo:paragraph-rsid="0239a420"/>
    </style:style>
    <style:style style:name="P265" style:family="paragraph" style:parent-style-name="Text_20_body">
      <style:text-properties officeooo:paragraph-rsid="0241860b"/>
    </style:style>
    <style:style style:name="P266" style:family="paragraph" style:parent-style-name="Text_20_body">
      <style:text-properties officeooo:paragraph-rsid="0242d9f1"/>
    </style:style>
    <style:style style:name="P267" style:family="paragraph" style:parent-style-name="Text_20_body">
      <style:text-properties officeooo:paragraph-rsid="02444a3e"/>
    </style:style>
    <style:style style:name="P268" style:family="paragraph" style:parent-style-name="Text_20_body">
      <style:text-properties officeooo:rsid="02459e4c" officeooo:paragraph-rsid="02459e4c"/>
    </style:style>
    <style:style style:name="P269" style:family="paragraph" style:parent-style-name="Text_20_body">
      <style:text-properties officeooo:rsid="0246ee50" officeooo:paragraph-rsid="0246ee50"/>
    </style:style>
    <style:style style:name="P270" style:family="paragraph" style:parent-style-name="Text_20_body">
      <style:text-properties officeooo:paragraph-rsid="024aa5b2"/>
    </style:style>
    <style:style style:name="P271" style:family="paragraph" style:parent-style-name="Text_20_body">
      <style:text-properties officeooo:paragraph-rsid="024ad0af"/>
    </style:style>
    <style:style style:name="P272" style:family="paragraph" style:parent-style-name="Text_20_body">
      <style:text-properties officeooo:paragraph-rsid="02570be9"/>
    </style:style>
    <style:style style:name="P273" style:family="paragraph" style:parent-style-name="Text_20_body">
      <style:text-properties fo:font-weight="bold" style:font-weight-asian="bold" style:font-weight-complex="bold"/>
    </style:style>
    <style:style style:name="P274" style:family="paragraph" style:parent-style-name="Text_20_body">
      <style:text-properties fo:font-weight="bold" officeooo:paragraph-rsid="0021c1df" style:font-weight-asian="bold" style:font-weight-complex="bold"/>
    </style:style>
    <style:style style:name="P275" style:family="paragraph" style:parent-style-name="Text_20_body">
      <style:text-properties fo:font-weight="bold" officeooo:rsid="030ab74c" officeooo:paragraph-rsid="030ab74c" style:font-weight-asian="bold" style:font-weight-complex="bold"/>
    </style:style>
    <style:style style:name="P276" style:family="paragraph" style:parent-style-name="Text_20_body">
      <style:text-properties officeooo:rsid="02570be9" officeooo:paragraph-rsid="02570be9"/>
    </style:style>
    <style:style style:name="P277" style:family="paragraph" style:parent-style-name="Text_20_body">
      <style:text-properties officeooo:paragraph-rsid="025ab72b"/>
    </style:style>
    <style:style style:name="P278" style:family="paragraph" style:parent-style-name="Text_20_body">
      <style:text-properties officeooo:paragraph-rsid="02601895"/>
    </style:style>
    <style:style style:name="P279" style:family="paragraph" style:parent-style-name="Text_20_body">
      <style:text-properties officeooo:paragraph-rsid="026050bd"/>
    </style:style>
    <style:style style:name="P280" style:family="paragraph" style:parent-style-name="Text_20_body">
      <style:text-properties officeooo:paragraph-rsid="02623df2"/>
    </style:style>
    <style:style style:name="P281" style:family="paragraph" style:parent-style-name="Text_20_body">
      <style:text-properties officeooo:paragraph-rsid="026542c4"/>
    </style:style>
    <style:style style:name="P282" style:family="paragraph" style:parent-style-name="Text_20_body">
      <style:text-properties officeooo:paragraph-rsid="02668d1a"/>
    </style:style>
    <style:style style:name="P283" style:family="paragraph" style:parent-style-name="Text_20_body">
      <style:text-properties officeooo:paragraph-rsid="0266e15f"/>
    </style:style>
    <style:style style:name="P284" style:family="paragraph" style:parent-style-name="Text_20_body">
      <style:text-properties officeooo:paragraph-rsid="02696dff"/>
    </style:style>
    <style:style style:name="P285" style:family="paragraph" style:parent-style-name="Text_20_body">
      <style:text-properties officeooo:paragraph-rsid="026c72b6"/>
    </style:style>
    <style:style style:name="P286" style:family="paragraph" style:parent-style-name="Text_20_body">
      <style:text-properties officeooo:paragraph-rsid="026b1791"/>
    </style:style>
    <style:style style:name="P287" style:family="paragraph" style:parent-style-name="Text_20_body">
      <style:text-properties officeooo:paragraph-rsid="0270db3a"/>
    </style:style>
    <style:style style:name="P288" style:family="paragraph" style:parent-style-name="Text_20_body">
      <style:text-properties officeooo:paragraph-rsid="00ecf81b"/>
    </style:style>
    <style:style style:name="P289" style:family="paragraph" style:parent-style-name="Text_20_body">
      <style:text-properties officeooo:rsid="027b1994" officeooo:paragraph-rsid="027df749"/>
    </style:style>
    <style:style style:name="P290" style:family="paragraph" style:parent-style-name="Text_20_body">
      <style:text-properties officeooo:rsid="027ca85a" officeooo:paragraph-rsid="027df749"/>
    </style:style>
    <style:style style:name="P291" style:family="paragraph" style:parent-style-name="Text_20_body">
      <style:text-properties officeooo:rsid="027df749" officeooo:paragraph-rsid="027df749"/>
    </style:style>
    <style:style style:name="P292" style:family="paragraph" style:parent-style-name="Text_20_body">
      <style:text-properties officeooo:paragraph-rsid="027df749"/>
    </style:style>
    <style:style style:name="P293" style:family="paragraph" style:parent-style-name="Text_20_body">
      <style:text-properties officeooo:rsid="0280f220" officeooo:paragraph-rsid="0280f220"/>
    </style:style>
    <style:style style:name="P294" style:family="paragraph" style:parent-style-name="Text_20_body">
      <style:text-properties officeooo:rsid="0280f220" officeooo:paragraph-rsid="030ca33f"/>
    </style:style>
    <style:style style:name="P295" style:family="paragraph" style:parent-style-name="Text_20_body">
      <style:text-properties officeooo:rsid="027a9302" officeooo:paragraph-rsid="027a9302"/>
    </style:style>
    <style:style style:name="P296" style:family="paragraph" style:parent-style-name="Text_20_body">
      <style:text-properties officeooo:rsid="028edd0a" officeooo:paragraph-rsid="028edd0a"/>
    </style:style>
    <style:style style:name="P297" style:family="paragraph" style:parent-style-name="Text_20_body">
      <style:text-properties officeooo:rsid="0295522a" officeooo:paragraph-rsid="0295522a"/>
    </style:style>
    <style:style style:name="P298" style:family="paragraph" style:parent-style-name="Text_20_body">
      <style:text-properties officeooo:rsid="0295522a" officeooo:paragraph-rsid="02971b99"/>
    </style:style>
    <style:style style:name="P299" style:family="paragraph" style:parent-style-name="Text_20_body">
      <style:text-properties officeooo:rsid="0295522a" officeooo:paragraph-rsid="02acbc8d"/>
    </style:style>
    <style:style style:name="P300" style:family="paragraph" style:parent-style-name="Text_20_body">
      <style:text-properties officeooo:paragraph-rsid="02a06248"/>
    </style:style>
    <style:style style:name="P301" style:family="paragraph" style:parent-style-name="Text_20_body">
      <style:text-properties officeooo:paragraph-rsid="02a7cc42"/>
    </style:style>
    <style:style style:name="P302" style:family="paragraph" style:parent-style-name="Text_20_body">
      <style:text-properties officeooo:rsid="02acbc8d" officeooo:paragraph-rsid="02acbc8d"/>
    </style:style>
    <style:style style:name="P303" style:family="paragraph" style:parent-style-name="Text_20_body">
      <style:text-properties officeooo:paragraph-rsid="02b3238a"/>
    </style:style>
    <style:style style:name="P304" style:family="paragraph" style:parent-style-name="Text_20_body">
      <style:text-properties officeooo:paragraph-rsid="027179c6"/>
    </style:style>
    <style:style style:name="P305" style:family="paragraph" style:parent-style-name="Text_20_body">
      <style:text-properties officeooo:paragraph-rsid="02b8ff5b"/>
    </style:style>
    <style:style style:name="P306" style:family="paragraph" style:parent-style-name="Text_20_body">
      <style:text-properties officeooo:paragraph-rsid="02baf5c1"/>
    </style:style>
    <style:style style:name="P307" style:family="paragraph" style:parent-style-name="Text_20_body">
      <style:text-properties officeooo:paragraph-rsid="02beb06e"/>
    </style:style>
    <style:style style:name="P308" style:family="paragraph" style:parent-style-name="Text_20_body">
      <style:text-properties officeooo:paragraph-rsid="02bf37de"/>
    </style:style>
    <style:style style:name="P309" style:family="paragraph" style:parent-style-name="Text_20_body">
      <style:text-properties officeooo:paragraph-rsid="02e1a73b"/>
    </style:style>
    <style:style style:name="P310" style:family="paragraph" style:parent-style-name="Text_20_body">
      <style:text-properties officeooo:paragraph-rsid="02e43d98"/>
    </style:style>
    <style:style style:name="P311" style:family="paragraph" style:parent-style-name="Text_20_body">
      <style:text-properties officeooo:paragraph-rsid="01c53105"/>
    </style:style>
    <style:style style:name="P312" style:family="paragraph" style:parent-style-name="Text_20_body">
      <style:text-properties officeooo:rsid="02e7f7a0" officeooo:paragraph-rsid="02e7f7a0"/>
    </style:style>
    <style:style style:name="P313" style:family="paragraph" style:parent-style-name="Text_20_body">
      <style:text-properties officeooo:rsid="02e94452" officeooo:paragraph-rsid="02e94452"/>
    </style:style>
    <style:style style:name="P314" style:family="paragraph" style:parent-style-name="Text_20_body">
      <style:text-properties officeooo:rsid="02eaa84c" officeooo:paragraph-rsid="02eaa84c"/>
    </style:style>
    <style:style style:name="P315" style:family="paragraph" style:parent-style-name="Text_20_body">
      <style:text-properties officeooo:rsid="02eaa84c" officeooo:paragraph-rsid="02ee9868"/>
    </style:style>
    <style:style style:name="P316" style:family="paragraph" style:parent-style-name="Text_20_body">
      <style:text-properties officeooo:rsid="02eee802" officeooo:paragraph-rsid="02eee802"/>
    </style:style>
    <style:style style:name="P317" style:family="paragraph" style:parent-style-name="Text_20_body">
      <style:text-properties officeooo:paragraph-rsid="02eee802"/>
    </style:style>
    <style:style style:name="P318" style:family="paragraph" style:parent-style-name="Text_20_body">
      <style:text-properties officeooo:rsid="02f01fe9" officeooo:paragraph-rsid="02f01fe9"/>
    </style:style>
    <style:style style:name="P319" style:family="paragraph" style:parent-style-name="Text_20_body">
      <style:text-properties officeooo:paragraph-rsid="02f01fe9"/>
    </style:style>
    <style:style style:name="P320" style:family="paragraph" style:parent-style-name="Text_20_body">
      <style:text-properties officeooo:rsid="030ab74c" officeooo:paragraph-rsid="030ab74c"/>
    </style:style>
    <style:style style:name="P321" style:family="paragraph" style:parent-style-name="Text_20_body">
      <style:text-properties officeooo:rsid="030ca33f" officeooo:paragraph-rsid="030ca33f"/>
    </style:style>
    <style:style style:name="P322" style:family="paragraph" style:parent-style-name="Text_20_body">
      <style:text-properties officeooo:rsid="030cba46" officeooo:paragraph-rsid="030cba46"/>
    </style:style>
    <style:style style:name="P323" style:family="paragraph" style:parent-style-name="Text_20_body">
      <style:text-properties officeooo:paragraph-rsid="030cba46"/>
    </style:style>
    <style:style style:name="P324" style:family="paragraph" style:parent-style-name="Text_20_body">
      <style:text-properties officeooo:paragraph-rsid="030d3a51"/>
    </style:style>
    <style:style style:name="P325" style:family="paragraph" style:parent-style-name="Text_20_body">
      <style:text-properties officeooo:rsid="030ed568" officeooo:paragraph-rsid="030ed568"/>
    </style:style>
    <style:style style:name="P326" style:family="paragraph" style:parent-style-name="Text_20_body">
      <style:text-properties officeooo:paragraph-rsid="030ed568"/>
    </style:style>
    <style:style style:name="P327" style:family="paragraph" style:parent-style-name="Text_20_body">
      <style:text-properties officeooo:rsid="030f94e3" officeooo:paragraph-rsid="030f94e3"/>
    </style:style>
    <style:style style:name="P328" style:family="paragraph" style:parent-style-name="Text_20_body">
      <style:text-properties officeooo:paragraph-rsid="030f94e3"/>
    </style:style>
    <style:style style:name="P329" style:family="paragraph" style:parent-style-name="Text_20_body">
      <style:text-properties officeooo:paragraph-rsid="0316d873"/>
    </style:style>
    <style:style style:name="P330" style:family="paragraph" style:parent-style-name="Text_20_body">
      <style:text-properties officeooo:rsid="031b1e85" officeooo:paragraph-rsid="031e8ba1"/>
    </style:style>
    <style:style style:name="P331" style:family="paragraph" style:parent-style-name="Text_20_body">
      <style:text-properties officeooo:paragraph-rsid="031cfbf8"/>
    </style:style>
    <style:style style:name="P332" style:family="paragraph" style:parent-style-name="Text_20_body">
      <style:text-properties officeooo:paragraph-rsid="02b4854d"/>
    </style:style>
    <style:style style:name="P333" style:family="paragraph" style:parent-style-name="Text_20_body">
      <style:text-properties officeooo:paragraph-rsid="032bf4ee"/>
    </style:style>
    <style:style style:name="P334" style:family="paragraph" style:parent-style-name="Text_20_body">
      <style:text-properties officeooo:paragraph-rsid="032ddd35"/>
    </style:style>
    <style:style style:name="P335" style:family="paragraph" style:parent-style-name="Text_20_body">
      <style:text-properties officeooo:paragraph-rsid="032f6c8c"/>
    </style:style>
    <style:style style:name="P336" style:family="paragraph" style:parent-style-name="Text_20_body">
      <style:text-properties officeooo:paragraph-rsid="033091a8"/>
    </style:style>
    <style:style style:name="P337" style:family="paragraph" style:parent-style-name="Text_20_body">
      <style:text-properties officeooo:paragraph-rsid="0334f56b"/>
    </style:style>
    <style:style style:name="P338" style:family="paragraph" style:parent-style-name="Text_20_body">
      <style:text-properties officeooo:paragraph-rsid="03363918"/>
    </style:style>
    <style:style style:name="P339" style:family="paragraph" style:parent-style-name="Text_20_body">
      <style:text-properties officeooo:paragraph-rsid="03399503"/>
    </style:style>
    <style:style style:name="P340" style:family="paragraph" style:parent-style-name="Text_20_body">
      <style:text-properties officeooo:paragraph-rsid="033aa7d2"/>
    </style:style>
    <style:style style:name="P341" style:family="paragraph" style:parent-style-name="Text_20_body">
      <style:text-properties officeooo:paragraph-rsid="033eeeb6"/>
    </style:style>
    <style:style style:name="P342" style:family="paragraph" style:parent-style-name="Text_20_body">
      <style:text-properties officeooo:paragraph-rsid="03431172"/>
    </style:style>
    <style:style style:name="P343" style:family="paragraph" style:parent-style-name="Text_20_body">
      <style:text-properties officeooo:paragraph-rsid="0344c5dc"/>
    </style:style>
    <style:style style:name="P344" style:family="paragraph" style:parent-style-name="Text_20_body">
      <style:text-properties officeooo:paragraph-rsid="03459091"/>
    </style:style>
    <style:style style:name="P345" style:family="paragraph" style:parent-style-name="Text_20_body">
      <style:text-properties officeooo:paragraph-rsid="0347261b"/>
    </style:style>
    <style:style style:name="P346" style:family="paragraph" style:parent-style-name="Text_20_body">
      <style:text-properties officeooo:paragraph-rsid="03485006"/>
    </style:style>
    <style:style style:name="P347" style:family="paragraph" style:parent-style-name="Table_20_Contents">
      <style:text-properties fo:font-size="10.5pt" fo:font-weight="bold" style:font-size-asian="10.5pt" style:font-weight-asian="bold" style:font-size-complex="10.5pt" style:font-weight-complex="bold"/>
    </style:style>
    <style:style style:name="P34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49"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50"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51"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52"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53" style:family="paragraph" style:parent-style-name="Table_20_Contents">
      <style:text-properties fo:font-size="10.5pt" fo:font-weight="bold" officeooo:rsid="002a9704" officeooo:paragraph-rsid="002a9704" style:font-size-asian="10.5pt" style:font-weight-asian="bold" style:font-weight-complex="bold"/>
    </style:style>
    <style:style style:name="P354" style:family="paragraph" style:parent-style-name="Table_20_Contents">
      <style:text-properties fo:font-size="10.5pt" fo:font-weight="bold" officeooo:rsid="00638223" officeooo:paragraph-rsid="00638223" style:font-size-asian="10.5pt" style:font-weight-asian="bold" style:font-weight-complex="bold"/>
    </style:style>
    <style:style style:name="P355" style:family="paragraph" style:parent-style-name="Table_20_Contents">
      <style:text-properties fo:font-size="10.5pt" fo:font-weight="bold" officeooo:rsid="00681309" officeooo:paragraph-rsid="00681309" style:font-size-asian="10.5pt" style:font-weight-asian="bold" style:font-weight-complex="bold"/>
    </style:style>
    <style:style style:name="P356" style:family="paragraph" style:parent-style-name="Table_20_Contents">
      <style:text-properties fo:font-size="10.5pt" officeooo:rsid="011ed48a" officeooo:paragraph-rsid="011ed48a" style:font-size-asian="10.5pt"/>
    </style:style>
    <style:style style:name="P357" style:family="paragraph" style:parent-style-name="Table_20_Contents">
      <style:text-properties fo:font-weight="bold" style:font-weight-asian="bold" style:font-weight-complex="bold"/>
    </style:style>
    <style:style style:name="P358" style:family="paragraph" style:parent-style-name="Table_20_Contents">
      <style:text-properties fo:font-weight="bold" officeooo:rsid="001a5c27" officeooo:paragraph-rsid="001a5c27" style:font-weight-asian="bold" style:font-weight-complex="bold"/>
    </style:style>
    <style:style style:name="P359" style:family="paragraph" style:parent-style-name="Table_20_Contents">
      <style:text-properties fo:font-weight="bold" officeooo:rsid="001b94f9" officeooo:paragraph-rsid="001b94f9" style:font-weight-asian="bold" style:font-weight-complex="bold"/>
    </style:style>
    <style:style style:name="P360"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61" style:family="paragraph" style:parent-style-name="Table_20_Contents">
      <style:text-properties style:font-name="Liberation Serif" fo:font-size="10.5pt" style:font-size-asian="10.5pt" style:font-size-complex="10.5pt"/>
    </style:style>
    <style:style style:name="P362" style:family="paragraph" style:parent-style-name="Table_20_Contents">
      <style:text-properties style:font-name="Liberation Serif" fo:font-size="9pt" style:font-name-asian="Spectral1" style:font-size-asian="9pt" style:font-name-complex="Spectral1" style:font-size-complex="9pt"/>
    </style:style>
    <style:style style:name="P363"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64" style:family="paragraph" style:parent-style-name="Table_20_Contents">
      <style:text-properties style:font-name="Liberation Serif" fo:font-size="9pt" style:font-size-asian="9pt" style:font-size-complex="9pt"/>
    </style:style>
    <style:style style:name="P365" style:family="paragraph" style:parent-style-name="Table_20_Contents">
      <style:paragraph-properties fo:text-align="center" style:justify-single-word="false"/>
      <style:text-properties style:font-name="Liberation Serif" fo:font-size="9pt" style:font-size-asian="9pt" style:font-size-complex="9pt"/>
    </style:style>
    <style:style style:name="P366"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67" style:family="paragraph" style:parent-style-name="Table_20_Contents">
      <style:text-properties style:font-name="Liberation Serif" fo:font-size="9pt" officeooo:paragraph-rsid="0241860b" style:font-size-asian="9pt" style:font-size-complex="9pt"/>
    </style:style>
    <style:style style:name="P368" style:family="paragraph" style:parent-style-name="Table_20_Contents">
      <style:text-properties style:font-name="Liberation Serif" fo:font-size="9pt" officeooo:rsid="0241860b" officeooo:paragraph-rsid="0241860b" style:font-size-asian="9pt" style:font-size-complex="9pt"/>
    </style:style>
    <style:style style:name="P369" style:family="paragraph" style:parent-style-name="Table_20_Contents">
      <style:text-properties fo:font-size="9pt" style:font-size-asian="9pt" style:font-size-complex="9pt"/>
    </style:style>
    <style:style style:name="P370" style:family="paragraph" style:parent-style-name="Table_20_Contents">
      <style:paragraph-properties fo:text-align="start" style:justify-single-word="false"/>
      <style:text-properties fo:font-size="9pt" style:font-size-asian="9pt" style:font-size-complex="9pt"/>
    </style:style>
    <style:style style:name="P371" style:family="paragraph" style:parent-style-name="Table_20_Contents">
      <style:paragraph-properties fo:text-align="start" style:justify-single-word="false"/>
      <style:text-properties fo:font-size="9pt" officeooo:paragraph-rsid="00c9510c" style:font-size-asian="9pt" style:font-size-complex="9pt"/>
    </style:style>
    <style:style style:name="P372" style:family="paragraph" style:parent-style-name="Table_20_Contents">
      <style:text-properties fo:font-size="9pt" officeooo:rsid="00638223" officeooo:paragraph-rsid="00638223" style:font-size-asian="9pt" style:font-size-complex="9pt"/>
    </style:style>
    <style:style style:name="P373" style:family="paragraph" style:parent-style-name="Table_20_Contents">
      <style:text-properties fo:font-size="9pt" officeooo:rsid="00681309" officeooo:paragraph-rsid="00681309" style:font-size-asian="9pt" style:font-size-complex="9pt"/>
    </style:style>
    <style:style style:name="P374" style:family="paragraph" style:parent-style-name="Table_20_Contents">
      <style:text-properties fo:font-size="9pt" officeooo:rsid="00827c52" officeooo:paragraph-rsid="00827c52" style:font-size-asian="9pt" style:font-size-complex="9pt"/>
    </style:style>
    <style:style style:name="P375" style:family="paragraph" style:parent-style-name="Table_20_Contents">
      <style:text-properties fo:font-size="9pt" officeooo:rsid="00693b34" style:font-size-asian="9pt" style:font-size-complex="9pt"/>
    </style:style>
    <style:style style:name="P376" style:family="paragraph" style:parent-style-name="Table_20_Contents">
      <style:text-properties fo:font-size="9pt" officeooo:rsid="00693b34" officeooo:paragraph-rsid="00693b34" style:font-size-asian="9pt" style:font-size-complex="9pt"/>
    </style:style>
    <style:style style:name="P377" style:family="paragraph" style:parent-style-name="Table_20_Contents">
      <style:text-properties fo:font-size="9pt" officeooo:rsid="006395e6" officeooo:paragraph-rsid="006395e6" style:font-size-asian="9pt" style:font-size-complex="9pt"/>
    </style:style>
    <style:style style:name="P378" style:family="paragraph" style:parent-style-name="Table_20_Contents">
      <style:text-properties fo:font-size="9pt" officeooo:rsid="0019201b" officeooo:paragraph-rsid="0019201b" style:font-size-asian="9pt" style:font-size-complex="9pt"/>
    </style:style>
    <style:style style:name="P379" style:family="paragraph" style:parent-style-name="Table_20_Contents">
      <style:text-properties fo:font-size="9pt" officeooo:rsid="0013b1e7" style:font-size-asian="9pt" style:font-size-complex="9pt"/>
    </style:style>
    <style:style style:name="P380" style:family="paragraph" style:parent-style-name="Table_20_Contents">
      <style:paragraph-properties fo:text-align="center" style:justify-single-word="false"/>
      <style:text-properties fo:font-size="9pt" style:font-size-asian="9pt" style:font-size-complex="9pt"/>
    </style:style>
    <style:style style:name="P381" style:family="paragraph" style:parent-style-name="Table_20_Contents">
      <style:paragraph-properties fo:text-align="center" style:justify-single-word="false"/>
      <style:text-properties fo:font-size="9pt" officeooo:paragraph-rsid="000d8c6d" style:font-size-asian="9pt" style:font-size-complex="9pt"/>
    </style:style>
    <style:style style:name="P382" style:family="paragraph" style:parent-style-name="Table_20_Contents">
      <style:text-properties fo:font-size="9pt" officeooo:rsid="0016fed2" officeooo:paragraph-rsid="0016fed2" style:font-size-asian="9pt" style:font-size-complex="9pt"/>
    </style:style>
    <style:style style:name="P383" style:family="paragraph" style:parent-style-name="Table_20_Contents">
      <style:text-properties fo:font-size="9pt" officeooo:paragraph-rsid="001b94f9" style:font-size-asian="9pt" style:font-size-complex="9pt"/>
    </style:style>
    <style:style style:name="P384" style:family="paragraph" style:parent-style-name="Table_20_Contents">
      <style:text-properties fo:font-size="9pt" officeooo:paragraph-rsid="0056c1cb" style:font-size-asian="9pt" style:font-size-complex="9pt"/>
    </style:style>
    <style:style style:name="P385" style:family="paragraph" style:parent-style-name="Table_20_Contents">
      <style:text-properties fo:font-size="9pt" officeooo:rsid="002a9704" officeooo:paragraph-rsid="002a9704" style:font-size-asian="9pt" style:font-size-complex="9pt"/>
    </style:style>
    <style:style style:name="P386" style:family="paragraph" style:parent-style-name="Table_20_Contents">
      <style:text-properties fo:font-size="9pt" officeooo:rsid="00d48bc5" officeooo:paragraph-rsid="00d48bc5" style:font-size-asian="9pt" style:font-size-complex="9pt"/>
    </style:style>
    <style:style style:name="P387" style:family="paragraph" style:parent-style-name="Table_20_Contents">
      <style:text-properties fo:font-size="9pt" officeooo:paragraph-rsid="00d48bc5" style:font-size-asian="9pt" style:font-size-complex="9pt"/>
    </style:style>
    <style:style style:name="P388" style:family="paragraph" style:parent-style-name="Table_20_Contents">
      <style:text-properties fo:font-size="9pt" officeooo:paragraph-rsid="00fdb8a8" style:font-size-asian="9pt" style:font-size-complex="9pt"/>
    </style:style>
    <style:style style:name="P389" style:family="paragraph" style:parent-style-name="Table_20_Contents">
      <style:text-properties fo:font-size="9pt" officeooo:rsid="0101e282" officeooo:paragraph-rsid="0101e282" style:font-size-asian="9pt" style:font-size-complex="9pt"/>
    </style:style>
    <style:style style:name="P390" style:family="paragraph" style:parent-style-name="Table_20_Contents">
      <style:text-properties fo:font-size="9pt" officeooo:rsid="00998d16" officeooo:paragraph-rsid="00998d16" style:font-size-asian="9pt" style:font-size-complex="9pt"/>
    </style:style>
    <style:style style:name="P391" style:family="paragraph" style:parent-style-name="Table_20_Contents">
      <style:text-properties fo:font-size="9pt" officeooo:rsid="00978fe2" officeooo:paragraph-rsid="00978fe2" style:font-size-asian="9pt" style:font-size-complex="9pt"/>
    </style:style>
    <style:style style:name="P392" style:family="paragraph" style:parent-style-name="Table_20_Contents">
      <style:text-properties fo:font-size="9pt" officeooo:rsid="004f6682" officeooo:paragraph-rsid="005332aa" style:font-size-asian="9pt" style:font-size-complex="9pt"/>
    </style:style>
    <style:style style:name="P393" style:family="paragraph" style:parent-style-name="Table_20_Contents">
      <style:text-properties fo:font-size="9pt" officeooo:paragraph-rsid="005332aa" style:font-size-asian="9pt" style:font-size-complex="9pt"/>
    </style:style>
    <style:style style:name="P394" style:family="paragraph" style:parent-style-name="Table_20_Contents">
      <style:text-properties fo:font-size="9pt" officeooo:rsid="02f80fcc" officeooo:paragraph-rsid="02f80fcc" style:font-size-asian="9pt" style:font-size-complex="9pt"/>
    </style:style>
    <style:style style:name="P395"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96" style:family="paragraph" style:parent-style-name="Table_20_Contents">
      <style:text-properties officeooo:paragraph-rsid="01ff39eb"/>
    </style:style>
    <style:style style:name="P397" style:family="paragraph" style:parent-style-name="Table_20_Contents">
      <style:text-properties officeooo:paragraph-rsid="0241860b"/>
    </style:style>
    <style:style style:name="P398" style:family="paragraph" style:parent-style-name="Table_20_Contents">
      <style:paragraph-properties style:writing-mode="lr-tb"/>
    </style:style>
    <style:style style:name="P399" style:family="paragraph" style:parent-style-name="Table_20_Contents">
      <style:paragraph-properties fo:text-align="start" style:justify-single-word="false" style:writing-mode="lr-tb"/>
    </style:style>
    <style:style style:name="P400"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401" style:family="paragraph" style:parent-style-name="Table_20_Contents">
      <style:paragraph-properties style:writing-mode="lr-tb"/>
      <style:text-properties fo:font-size="9pt" officeooo:rsid="00243074" officeooo:paragraph-rsid="00243074" style:font-size-asian="9pt" style:font-size-complex="9pt"/>
    </style:style>
    <style:style style:name="P402"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403"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404"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405"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406"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407"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408" style:family="paragraph" style:parent-style-name="Standard">
      <style:paragraph-properties fo:text-align="center" style:justify-single-word="false"/>
      <style:text-properties officeooo:paragraph-rsid="004e7d7f"/>
    </style:style>
    <style:style style:name="P409" style:family="paragraph" style:parent-style-name="Standard">
      <style:paragraph-properties fo:text-align="center" style:justify-single-word="false"/>
      <style:text-properties officeooo:paragraph-rsid="03399503"/>
    </style:style>
    <style:style style:name="P410" style:family="paragraph" style:parent-style-name="Standard">
      <style:text-properties style:font-name="Liberation Serif" fo:font-size="10.5pt" officeooo:paragraph-rsid="000af6ee" style:font-size-asian="10.5pt" style:font-size-complex="10.5pt"/>
    </style:style>
    <style:style style:name="P411" style:family="paragraph" style:parent-style-name="Standard">
      <style:text-properties style:font-name="Liberation Serif" fo:font-size="10.5pt" officeooo:rsid="00d9d3bd" officeooo:paragraph-rsid="00d9d3bd" style:font-size-asian="10.5pt" style:font-size-complex="10.5pt"/>
    </style:style>
    <style:style style:name="P412"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413"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414" style:family="paragraph" style:parent-style-name="Standard">
      <style:text-properties style:font-name="Liberation Mono" fo:font-size="9pt" style:font-size-asian="9pt" style:font-size-complex="9pt"/>
    </style:style>
    <style:style style:name="P415" style:family="paragraph" style:parent-style-name="Standard">
      <style:text-properties style:font-name="Liberation Mono" fo:font-size="9pt" officeooo:rsid="017a78a8" officeooo:paragraph-rsid="017a78a8" style:font-size-asian="9pt" style:font-size-complex="9pt"/>
    </style:style>
    <style:style style:name="P416"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417" style:family="paragraph" style:parent-style-name="Standard">
      <style:text-properties style:font-name="Liberation Mono" fo:font-size="10.5pt" officeooo:paragraph-rsid="0148fe2c" style:font-size-asian="10.5pt" style:font-size-complex="10.5pt"/>
    </style:style>
    <style:style style:name="P418"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419"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420" style:family="paragraph" style:parent-style-name="Standard">
      <style:text-properties officeooo:rsid="00651e73" officeooo:paragraph-rsid="008cbc4b"/>
    </style:style>
    <style:style style:name="P421" style:family="paragraph" style:parent-style-name="Standard">
      <style:text-properties officeooo:rsid="00651e73" officeooo:paragraph-rsid="00978fe2"/>
    </style:style>
    <style:style style:name="P422" style:family="paragraph" style:parent-style-name="Standard">
      <style:text-properties officeooo:rsid="008e7732" officeooo:paragraph-rsid="008e7732"/>
    </style:style>
    <style:style style:name="P423" style:family="paragraph" style:parent-style-name="Standard">
      <style:text-properties officeooo:paragraph-rsid="008cbc4b"/>
    </style:style>
    <style:style style:name="P424"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25" style:family="paragraph" style:parent-style-name="Standard">
      <style:text-properties officeooo:paragraph-rsid="00f02cc8"/>
    </style:style>
    <style:style style:name="P426" style:family="paragraph" style:parent-style-name="Standard">
      <style:text-properties officeooo:paragraph-rsid="00fdb8a8"/>
    </style:style>
    <style:style style:name="P427" style:family="paragraph" style:parent-style-name="Standard">
      <style:text-properties officeooo:paragraph-rsid="015a725a"/>
    </style:style>
    <style:style style:name="P428" style:family="paragraph" style:parent-style-name="Standard">
      <style:text-properties officeooo:rsid="017a78a8" officeooo:paragraph-rsid="017a78a8"/>
    </style:style>
    <style:style style:name="P429" style:family="paragraph" style:parent-style-name="Standard">
      <style:text-properties fo:font-size="10.5pt" officeooo:rsid="017a78a8" officeooo:paragraph-rsid="017a78a8" style:font-size-asian="10.5pt" style:font-size-complex="10.5pt"/>
    </style:style>
    <style:style style:name="P430" style:family="paragraph" style:parent-style-name="Standard">
      <style:text-properties fo:font-size="10pt" officeooo:rsid="017a78a8" officeooo:paragraph-rsid="017a78a8" style:font-size-asian="10pt" style:font-size-complex="10pt"/>
    </style:style>
    <style:style style:name="P431" style:family="paragraph" style:parent-style-name="Standard">
      <style:text-properties officeooo:paragraph-rsid="024aa5b2"/>
    </style:style>
    <style:style style:name="P432" style:family="paragraph" style:parent-style-name="Standard">
      <style:text-properties officeooo:paragraph-rsid="02668d1a"/>
    </style:style>
    <style:style style:name="P433" style:family="paragraph" style:parent-style-name="Standard">
      <style:text-properties officeooo:paragraph-rsid="02b3238a"/>
    </style:style>
    <style:style style:name="P434" style:family="paragraph" style:parent-style-name="Standard">
      <style:text-properties officeooo:rsid="00eb41b1" officeooo:paragraph-rsid="00eb41b1"/>
    </style:style>
    <style:style style:name="P435" style:family="paragraph" style:parent-style-name="Footnote">
      <style:text-properties officeooo:rsid="0089e73d" officeooo:paragraph-rsid="0089e73d"/>
    </style:style>
    <style:style style:name="P436"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437" style:family="paragraph" style:parent-style-name="Text_20_body">
      <style:paragraph-properties fo:margin-left="0in" fo:margin-right="0in" fo:orphans="2" fo:widows="2" fo:text-indent="0in" style:auto-text-indent="false"/>
    </style:style>
    <style:style style:name="P438"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439" style:family="paragraph" style:parent-style-name="Text_20_body">
      <style:paragraph-properties fo:margin-left="0in" fo:margin-right="0in" fo:text-indent="0in" style:auto-text-indent="false"/>
      <style:text-properties officeooo:rsid="0280f220" officeooo:paragraph-rsid="0280f220"/>
    </style:style>
    <style:style style:name="P440" style:family="paragraph" style:parent-style-name="Text_20_body">
      <style:paragraph-properties fo:margin-left="0in" fo:margin-right="0in" fo:text-indent="0in" style:auto-text-indent="false"/>
      <style:text-properties officeooo:rsid="0280f220" officeooo:paragraph-rsid="028a3c99"/>
    </style:style>
    <style:style style:name="P441" style:family="paragraph" style:parent-style-name="Preformatted_20_Text">
      <style:paragraph-properties fo:margin-left="0in" fo:margin-right="0in" fo:orphans="2" fo:widows="2" fo:text-indent="0in" style:auto-text-indent="false"/>
    </style:style>
    <style:style style:name="P442"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443" style:family="paragraph" style:parent-style-name="List_20_Heading">
      <style:paragraph-properties fo:margin-left="0in" fo:margin-right="0in" fo:orphans="2" fo:widows="2" fo:text-indent="0in" style:auto-text-indent="false"/>
    </style:style>
    <style:style style:name="P444"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445" style:family="paragraph" style:parent-style-name="Footnote">
      <style:paragraph-properties fo:margin-left="0in" fo:margin-right="0in" fo:text-indent="0in" style:auto-text-indent="false"/>
    </style:style>
    <style:style style:name="P446" style:family="paragraph" style:parent-style-name="Text_20_body">
      <style:paragraph-properties fo:margin-left="0.4925in" fo:margin-right="0in" fo:text-indent="0in" style:auto-text-indent="false"/>
    </style:style>
    <style:style style:name="P447" style:family="paragraph" style:parent-style-name="Text_20_body">
      <style:paragraph-properties fo:margin-left="0.4925in" fo:margin-right="0in" fo:text-indent="0in" style:auto-text-indent="false"/>
      <style:text-properties officeooo:paragraph-rsid="00a22a02"/>
    </style:style>
    <style:style style:name="P44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449"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450" style:family="paragraph" style:parent-style-name="Preformatted_20_Text">
      <style:paragraph-properties fo:margin-top="0in" fo:margin-bottom="0.1965in" loext:contextual-spacing="false"/>
    </style:style>
    <style:style style:name="P451" style:family="paragraph" style:parent-style-name="Preformatted_20_Text">
      <style:paragraph-properties fo:margin-top="0in" fo:margin-bottom="0.1965in" loext:contextual-spacing="false"/>
      <style:text-properties officeooo:paragraph-rsid="012031d2"/>
    </style:style>
    <style:style style:name="P452" style:family="paragraph" style:parent-style-name="Preformatted_20_Text">
      <style:paragraph-properties fo:margin-top="0in" fo:margin-bottom="0.1965in" loext:contextual-spacing="false" fo:orphans="2" fo:widows="2"/>
    </style:style>
    <style:style style:name="P45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54" style:family="paragraph" style:parent-style-name="Preformatted_20_Text">
      <style:paragraph-properties fo:margin-top="0in" fo:margin-bottom="0.1965in" loext:contextual-spacing="false"/>
      <style:text-properties fo:font-size="9pt" style:font-size-asian="9pt" style:font-size-complex="9pt"/>
    </style:style>
    <style:style style:name="P455"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456" style:family="paragraph" style:parent-style-name="Preformatted_20_Text">
      <style:paragraph-properties fo:margin-top="0in" fo:margin-bottom="0.1965in" loext:contextual-spacing="false" fo:text-align="center" style:justify-single-word="false"/>
    </style:style>
    <style:style style:name="P457" style:family="paragraph" style:parent-style-name="Preformatted_20_Text">
      <style:paragraph-properties fo:margin-top="0in" fo:margin-bottom="0.1965in" loext:contextual-spacing="false"/>
      <style:text-properties fo:font-size="10pt"/>
    </style:style>
    <style:style style:name="P458" style:family="paragraph" style:parent-style-name="List_20_Contents">
      <style:paragraph-properties fo:margin-top="0in" fo:margin-bottom="0.1965in" loext:contextual-spacing="false"/>
    </style:style>
    <style:style style:name="P459" style:family="paragraph" style:parent-style-name="List_20_Contents">
      <style:paragraph-properties fo:margin-top="0in" fo:margin-bottom="0.1965in" loext:contextual-spacing="false" fo:orphans="2" fo:widows="2"/>
    </style:style>
    <style:style style:name="P460" style:family="paragraph" style:parent-style-name="Table_20_Contents">
      <style:paragraph-properties fo:margin-top="0in" fo:margin-bottom="0.1965in" loext:contextual-spacing="false"/>
    </style:style>
    <style:style style:name="P461" style:family="paragraph" style:parent-style-name="Table_20_Contents">
      <style:paragraph-properties fo:margin-top="0in" fo:margin-bottom="0.1965in" loext:contextual-spacing="false"/>
      <style:text-properties fo:font-size="10.5pt" style:font-size-asian="10.5pt" style:font-size-complex="10.5pt"/>
    </style:style>
    <style:style style:name="P462" style:family="paragraph" style:parent-style-name="Table_20_Contents">
      <style:paragraph-properties fo:margin-top="0in" fo:margin-bottom="0.1965in" loext:contextual-spacing="false"/>
      <style:text-properties fo:font-size="10pt"/>
    </style:style>
    <style:style style:name="P463"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64" style:family="paragraph" style:parent-style-name="Table_20_Contents">
      <style:paragraph-properties fo:margin-top="0in" fo:margin-bottom="0.1965in" loext:contextual-spacing="false"/>
      <style:text-properties officeooo:paragraph-rsid="0317c5f1"/>
    </style:style>
    <style:style style:name="P465" style:family="paragraph" style:parent-style-name="Table_20_Heading">
      <style:paragraph-properties fo:margin-top="0in" fo:margin-bottom="0.1965in" loext:contextual-spacing="false"/>
      <style:text-properties officeooo:paragraph-rsid="024aa5b2"/>
    </style:style>
    <style:style style:name="P466" style:family="paragraph" style:parent-style-name="Preformatted_20_Text">
      <style:text-properties fo:font-size="9pt" style:font-size-asian="9pt" style:font-size-complex="9pt"/>
    </style:style>
    <style:style style:name="P467" style:family="paragraph" style:parent-style-name="Preformatted_20_Text">
      <style:paragraph-properties fo:orphans="2" fo:widows="2"/>
    </style:style>
    <style:style style:name="P468" style:family="paragraph" style:parent-style-name="Preformatted_20_Text">
      <style:paragraph-properties fo:orphans="2" fo:widows="2"/>
      <style:text-properties fo:font-variant="normal" fo:text-transform="none" fo:color="#000000" fo:letter-spacing="normal"/>
    </style:style>
    <style:style style:name="P469"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70"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71" style:family="paragraph" style:parent-style-name="Preformatted_20_Text">
      <style:text-properties style:font-name="Liberation Mono" fo:font-size="10.5pt" officeooo:paragraph-rsid="0148fe2c" style:font-size-asian="10.5pt" style:font-size-complex="10.5pt"/>
    </style:style>
    <style:style style:name="P472" style:family="paragraph" style:parent-style-name="Preformatted_20_Text">
      <style:text-properties officeooo:paragraph-rsid="0148fe2c"/>
    </style:style>
    <style:style style:name="P473" style:family="paragraph" style:parent-style-name="Preformatted_20_Text">
      <style:text-properties officeooo:paragraph-rsid="0153d505"/>
    </style:style>
    <style:style style:name="P474" style:family="paragraph" style:parent-style-name="List_20_Heading">
      <style:paragraph-properties fo:orphans="2" fo:widows="2"/>
    </style:style>
    <style:style style:name="P475" style:family="paragraph" style:parent-style-name="List_20_Heading">
      <style:text-properties officeooo:paragraph-rsid="016401ad"/>
    </style:style>
    <style:style style:name="P476" style:family="paragraph" style:parent-style-name="List_20_Contents">
      <style:paragraph-properties fo:orphans="2" fo:widows="2"/>
    </style:style>
    <style:style style:name="P477" style:family="paragraph" style:parent-style-name="List_20_Contents">
      <style:text-properties officeooo:paragraph-rsid="016401ad"/>
    </style:style>
    <style:style style:name="P478" style:family="paragraph" style:parent-style-name="Text_20_body">
      <style:paragraph-properties fo:margin-top="0in" fo:margin-bottom="0in" loext:contextual-spacing="false"/>
    </style:style>
    <style:style style:name="P479" style:family="paragraph" style:parent-style-name="Text_20_body">
      <style:paragraph-properties fo:margin-top="0in" fo:margin-bottom="0in" loext:contextual-spacing="false" fo:text-align="center" style:justify-single-word="false"/>
    </style:style>
    <style:style style:name="P480"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81" style:family="paragraph" style:parent-style-name="Text_20_body">
      <style:paragraph-properties fo:margin-left="1.9693in" fo:margin-right="0in" fo:text-indent="0in" style:auto-text-indent="false"/>
    </style:style>
    <style:style style:name="P482" style:family="paragraph" style:parent-style-name="Text_20_body">
      <style:paragraph-properties fo:margin-left="1.9693in" fo:margin-right="0in" fo:text-indent="0in" style:auto-text-indent="false"/>
      <style:text-properties officeooo:paragraph-rsid="01507d59"/>
    </style:style>
    <style:style style:name="P483" style:family="paragraph" style:parent-style-name="Text_20_body">
      <style:paragraph-properties fo:margin-left="1.9693in" fo:margin-right="0in" fo:text-indent="0in" style:auto-text-indent="false"/>
      <style:text-properties officeooo:paragraph-rsid="0207a7db"/>
    </style:style>
    <style:style style:name="P484"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85" style:family="paragraph" style:parent-style-name="Text_20_body">
      <style:paragraph-properties fo:margin-left="2.4618in" fo:margin-right="0in" fo:text-indent="0in" style:auto-text-indent="false"/>
      <style:text-properties officeooo:paragraph-rsid="015862b9"/>
    </style:style>
    <style:style style:name="P486" style:family="paragraph" style:parent-style-name="normal">
      <style:text-properties officeooo:rsid="01acec84" officeooo:paragraph-rsid="01acec84"/>
    </style:style>
    <style:style style:name="P487" style:family="paragraph" style:parent-style-name="normal">
      <style:text-properties fo:font-weight="bold" officeooo:rsid="01ada90b" officeooo:paragraph-rsid="01ada90b" style:font-weight-asian="bold" style:font-weight-complex="bold"/>
    </style:style>
    <style:style style:name="P488" style:family="paragraph" style:parent-style-name="normal">
      <style:text-properties fo:font-weight="normal" officeooo:rsid="01acec84" officeooo:paragraph-rsid="01acec84" style:font-weight-asian="normal" style:font-weight-complex="normal"/>
    </style:style>
    <style:style style:name="P489" style:family="paragraph" style:parent-style-name="normal">
      <style:text-properties fo:font-weight="normal" officeooo:rsid="01ada90b" officeooo:paragraph-rsid="01ada90b" style:font-weight-asian="normal" style:font-weight-complex="normal"/>
    </style:style>
    <style:style style:name="P490" style:family="paragraph" style:parent-style-name="normal">
      <style:text-properties fo:font-weight="normal" officeooo:rsid="01afa032" officeooo:paragraph-rsid="01afa032" style:font-weight-asian="normal" style:font-weight-complex="normal"/>
    </style:style>
    <style:style style:name="P491" style:family="paragraph" style:parent-style-name="normal">
      <style:text-properties fo:font-weight="normal" officeooo:rsid="01b1d693" officeooo:paragraph-rsid="01b1d693" style:font-weight-asian="normal" style:font-weight-complex="normal"/>
    </style:style>
    <style:style style:name="P492"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93"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494" style:family="paragraph" style:parent-style-name="Table_20_Heading">
      <style:text-properties fo:font-size="10.5pt" style:font-size-asian="10.5pt" style:font-size-complex="10.5pt"/>
    </style:style>
    <style:style style:name="P495" style:family="paragraph" style:parent-style-name="Table_20_Heading">
      <style:paragraph-properties fo:text-align="start" style:justify-single-word="false"/>
      <style:text-properties fo:font-size="10.5pt" style:font-size-asian="10.5pt" style:font-size-complex="10.5pt"/>
    </style:style>
    <style:style style:name="P496" style:family="paragraph" style:parent-style-name="Table_20_Heading">
      <style:text-properties fo:font-size="10.5pt" officeooo:paragraph-rsid="0241860b" style:font-size-asian="10.5pt" style:font-size-complex="10.5pt"/>
    </style:style>
    <style:style style:name="P497" style:family="paragraph" style:parent-style-name="Table_20_Heading">
      <style:paragraph-properties fo:text-align="start" style:justify-single-word="false"/>
    </style:style>
    <style:style style:name="P498" style:family="paragraph" style:parent-style-name="Quotations">
      <style:text-properties fo:font-size="10pt"/>
    </style:style>
    <style:style style:name="P499" style:family="paragraph" style:parent-style-name="Quotations">
      <style:text-properties fo:font-size="10.5pt" style:font-size-asian="10.5pt" style:font-size-complex="10.5pt"/>
    </style:style>
    <style:style style:name="P500" style:family="paragraph" style:parent-style-name="Quotations">
      <style:text-properties fo:font-size="10.5pt" officeooo:paragraph-rsid="02ae8d58" style:font-size-asian="10.5pt" style:font-size-complex="10.5pt"/>
    </style:style>
    <style:style style:name="P501" style:family="paragraph" style:parent-style-name="Text_20_body">
      <style:paragraph-properties fo:break-before="page"/>
      <style:text-properties officeooo:paragraph-rsid="010ca8fd"/>
    </style:style>
    <style:style style:name="P502" style:family="paragraph" style:parent-style-name="Text_20_body">
      <style:paragraph-properties fo:break-before="page"/>
      <style:text-properties officeooo:rsid="0046894e" officeooo:paragraph-rsid="0046894e"/>
    </style:style>
    <style:style style:name="P503" style:family="paragraph" style:parent-style-name="Standard" style:list-style-name="L3">
      <style:text-properties officeooo:rsid="0091596f" officeooo:paragraph-rsid="0091596f"/>
    </style:style>
    <style:style style:name="P504" style:family="paragraph" style:parent-style-name="Standard" style:list-style-name="L3">
      <style:text-properties fo:font-style="normal" officeooo:rsid="0091deb3" officeooo:paragraph-rsid="0091deb3" style:font-style-asian="normal" style:font-style-complex="normal"/>
    </style:style>
    <style:style style:name="P505" style:family="paragraph" style:parent-style-name="Standard" style:list-style-name="L3">
      <style:text-properties fo:font-style="normal" officeooo:rsid="0091596f" officeooo:paragraph-rsid="0091596f" style:font-style-asian="normal" style:font-style-complex="normal"/>
    </style:style>
    <style:style style:name="P506" style:family="paragraph" style:parent-style-name="Standard" style:list-style-name="L6">
      <style:text-properties officeooo:rsid="00d9d3bd" officeooo:paragraph-rsid="00dc8f8c"/>
    </style:style>
    <style:style style:name="P507" style:family="paragraph" style:parent-style-name="Standard" style:list-style-name="L6">
      <style:text-properties style:font-name="Liberation Serif" fo:font-size="10.5pt" officeooo:rsid="00dc8f8c" officeooo:paragraph-rsid="00de640f" style:font-size-asian="10.5pt" style:font-size-complex="10.5pt"/>
    </style:style>
    <style:style style:name="P508" style:family="paragraph" style:parent-style-name="Standard" style:list-style-name="L6">
      <style:text-properties style:font-name="Liberation Serif" fo:font-size="10.5pt" officeooo:rsid="00dc8f8c" officeooo:paragraph-rsid="00dc8f8c" style:font-size-asian="10.5pt" style:font-size-complex="10.5pt"/>
    </style:style>
    <style:style style:name="P509" style:family="paragraph" style:parent-style-name="Standard" style:list-style-name="L6">
      <style:text-properties style:font-name="Liberation Serif" fo:font-size="10.5pt" officeooo:rsid="00de640f" officeooo:paragraph-rsid="00de640f" style:font-size-asian="10.5pt" style:font-size-complex="10.5pt"/>
    </style:style>
    <style:style style:name="P510" style:family="paragraph" style:parent-style-name="Standard" style:list-style-name="L6">
      <style:text-properties officeooo:rsid="00de640f" officeooo:paragraph-rsid="00de640f"/>
    </style:style>
    <style:style style:name="P511" style:family="paragraph" style:parent-style-name="Standard" style:list-style-name="L6">
      <style:text-properties officeooo:rsid="00dc8f8c" officeooo:paragraph-rsid="00dc8f8c"/>
    </style:style>
    <style:style style:name="P512"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513" style:family="paragraph" style:parent-style-name="Text_20_body" style:list-style-name="L1">
      <style:text-properties officeooo:rsid="03271fdc" officeooo:paragraph-rsid="03271fdc"/>
    </style:style>
    <style:style style:name="P514" style:family="paragraph" style:parent-style-name="Text_20_body" style:list-style-name="L1">
      <style:text-properties officeooo:rsid="03271fdc" officeooo:paragraph-rsid="0327c37f"/>
    </style:style>
    <style:style style:name="P515" style:family="paragraph" style:parent-style-name="Text_20_body" style:list-style-name="L1">
      <style:text-properties officeooo:rsid="0326e122" officeooo:paragraph-rsid="0326e122"/>
    </style:style>
    <style:style style:name="P516"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517"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518"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519" style:family="paragraph" style:parent-style-name="Text_20_body" style:list-style-name="L2"/>
    <style:style style:name="P520" style:family="paragraph" style:parent-style-name="Text_20_body" style:list-style-name="L4">
      <style:text-properties officeooo:rsid="0089e73d" officeooo:paragraph-rsid="0089e73d"/>
    </style:style>
    <style:style style:name="P521" style:family="paragraph" style:parent-style-name="Text_20_body" style:list-style-name="L4">
      <style:text-properties officeooo:rsid="0089e73d" officeooo:paragraph-rsid="0094869b"/>
    </style:style>
    <style:style style:name="P522" style:family="paragraph" style:parent-style-name="Text_20_body" style:list-style-name="L4">
      <style:text-properties officeooo:rsid="008b9d18" officeooo:paragraph-rsid="008b9d18"/>
    </style:style>
    <style:style style:name="P523" style:family="paragraph" style:parent-style-name="Text_20_body" style:list-style-name="L8"/>
    <style:style style:name="P524" style:family="paragraph" style:parent-style-name="Text_20_body" style:list-style-name="L8">
      <style:text-properties officeooo:rsid="02e94452" officeooo:paragraph-rsid="02e94452"/>
    </style:style>
    <style:style style:name="P525" style:family="paragraph" style:parent-style-name="Text_20_body" style:list-style-name="L9">
      <style:text-properties officeooo:paragraph-rsid="002fb204"/>
    </style:style>
    <style:style style:name="P526" style:family="paragraph" style:parent-style-name="Text_20_body" style:list-style-name="L9">
      <style:text-properties style:font-name="Liberation Mono" officeooo:rsid="002fb204" officeooo:paragraph-rsid="002fb204"/>
    </style:style>
    <style:style style:name="P527" style:family="paragraph" style:parent-style-name="Text_20_body" style:list-style-name="L9">
      <style:text-properties style:font-name="Liberation Mono" officeooo:rsid="002dfc65" officeooo:paragraph-rsid="002fb204"/>
    </style:style>
    <style:style style:name="P528" style:family="paragraph" style:parent-style-name="Text_20_body" style:list-style-name="L9">
      <style:text-properties officeooo:rsid="002fb204" officeooo:paragraph-rsid="002fb204"/>
    </style:style>
    <style:style style:name="P529" style:family="paragraph" style:parent-style-name="Text_20_body" style:list-style-name="L9">
      <style:text-properties officeooo:rsid="002dfc65" officeooo:paragraph-rsid="002fb204"/>
    </style:style>
    <style:style style:name="P530" style:family="paragraph" style:parent-style-name="Text_20_body" style:list-style-name="L10">
      <style:text-properties officeooo:rsid="00541b2e" officeooo:paragraph-rsid="00541b2e"/>
    </style:style>
    <style:style style:name="P531" style:family="paragraph" style:parent-style-name="Text_20_body" style:list-style-name="L10">
      <style:text-properties officeooo:rsid="0054c7d1" officeooo:paragraph-rsid="0054c7d1"/>
    </style:style>
    <style:style style:name="P532" style:family="paragraph" style:parent-style-name="Text_20_body" style:list-style-name="L10">
      <style:text-properties officeooo:rsid="0055c593" officeooo:paragraph-rsid="0055c593"/>
    </style:style>
    <style:style style:name="P533" style:family="paragraph" style:parent-style-name="Text_20_body" style:list-style-name="L11">
      <style:text-properties fo:font-size="10.5pt" style:font-size-asian="10.5pt" style:font-size-complex="10.5pt"/>
    </style:style>
    <style:style style:name="P534" style:family="paragraph" style:parent-style-name="Text_20_body" style:list-style-name="L31">
      <style:text-properties fo:font-size="10.5pt" officeooo:paragraph-rsid="0316d873" style:font-size-asian="10.5pt" style:font-size-complex="10.5pt"/>
    </style:style>
    <style:style style:name="P535" style:family="paragraph" style:parent-style-name="Text_20_body" style:list-style-name="L33">
      <style:text-properties fo:font-size="10.5pt" officeooo:paragraph-rsid="0321f781" style:font-size-asian="10.5pt" style:font-size-complex="10.5pt"/>
    </style:style>
    <style:style style:name="P536" style:family="paragraph" style:parent-style-name="Text_20_body" style:list-style-name="L34">
      <style:text-properties fo:font-size="10.5pt" style:font-size-asian="10.5pt" style:font-size-complex="10.5pt"/>
    </style:style>
    <style:style style:name="P537" style:family="paragraph" style:parent-style-name="Text_20_body" style:list-style-name="L35">
      <style:text-properties fo:font-size="10.5pt" style:font-size-asian="10.5pt" style:font-size-complex="10.5pt"/>
    </style:style>
    <style:style style:name="P538" style:family="paragraph" style:parent-style-name="Text_20_body" style:list-style-name="L12"/>
    <style:style style:name="P539" style:family="paragraph" style:parent-style-name="Text_20_body" style:list-style-name="L13">
      <style:text-properties officeooo:paragraph-rsid="0275fc94"/>
    </style:style>
    <style:style style:name="P540" style:family="paragraph" style:parent-style-name="Text_20_body" style:list-style-name="L13">
      <style:text-properties officeooo:rsid="027a9302" officeooo:paragraph-rsid="027a9302"/>
    </style:style>
    <style:style style:name="P541" style:family="paragraph" style:parent-style-name="Text_20_body" style:list-style-name="L14"/>
    <style:style style:name="P542" style:family="paragraph" style:parent-style-name="Text_20_body" style:list-style-name="L15"/>
    <style:style style:name="P543" style:family="paragraph" style:parent-style-name="Text_20_body" style:list-style-name="L16"/>
    <style:style style:name="P544" style:family="paragraph" style:parent-style-name="Text_20_body" style:list-style-name="L17"/>
    <style:style style:name="P545" style:family="paragraph" style:parent-style-name="Text_20_body" style:list-style-name="L18"/>
    <style:style style:name="P546" style:family="paragraph" style:parent-style-name="Text_20_body" style:list-style-name="L19"/>
    <style:style style:name="P547" style:family="paragraph" style:parent-style-name="Text_20_body" style:list-style-name="L20"/>
    <style:style style:name="P548" style:family="paragraph" style:parent-style-name="Text_20_body" style:list-style-name="L21">
      <style:text-properties officeooo:paragraph-rsid="01399c2a"/>
    </style:style>
    <style:style style:name="P549" style:family="paragraph" style:parent-style-name="Text_20_body" style:list-style-name="L22">
      <style:text-properties officeooo:paragraph-rsid="02623df2"/>
    </style:style>
    <style:style style:name="P550" style:family="paragraph" style:parent-style-name="Text_20_body" style:list-style-name="L23"/>
    <style:style style:name="P551" style:family="paragraph" style:parent-style-name="Text_20_body" style:list-style-name="L24"/>
    <style:style style:name="P552" style:family="paragraph" style:parent-style-name="Text_20_body" style:list-style-name="L25"/>
    <style:style style:name="P553" style:family="paragraph" style:parent-style-name="Text_20_body" style:list-style-name="L26"/>
    <style:style style:name="P554" style:family="paragraph" style:parent-style-name="Text_20_body" style:list-style-name="L27"/>
    <style:style style:name="P555" style:family="paragraph" style:parent-style-name="Text_20_body" style:list-style-name="L28"/>
    <style:style style:name="P556" style:family="paragraph" style:parent-style-name="Text_20_body" style:list-style-name="L29"/>
    <style:style style:name="P557" style:family="paragraph" style:parent-style-name="Text_20_body" style:list-style-name="L30"/>
    <style:style style:name="P558" style:family="paragraph" style:parent-style-name="Text_20_body" style:list-style-name="L31">
      <style:text-properties officeooo:paragraph-rsid="0316d873"/>
    </style:style>
    <style:style style:name="P559" style:family="paragraph" style:parent-style-name="Text_20_body" style:list-style-name="L32">
      <style:text-properties officeooo:paragraph-rsid="0316d873"/>
    </style:style>
    <style:style style:name="P560" style:family="paragraph" style:parent-style-name="Text_20_body" style:list-style-name="L32">
      <style:text-properties style:font-name="Liberation Serif" fo:font-size="10.5pt" officeooo:paragraph-rsid="0316d873" style:font-size-asian="10.5pt" style:font-size-complex="10.5pt"/>
    </style:style>
    <style:style style:name="P561" style:family="paragraph" style:parent-style-name="Text_20_body" style:list-style-name="L34"/>
    <style:style style:name="P562" style:family="paragraph" style:parent-style-name="Text_20_body" style:list-style-name="L35"/>
    <style:style style:name="P563" style:family="paragraph" style:parent-style-name="Text_20_body" style:list-style-name="L36">
      <style:paragraph-properties fo:text-align="start" style:justify-single-word="false"/>
      <style:text-properties officeooo:paragraph-rsid="00f44a86"/>
    </style:style>
    <style:style style:name="P564" style:family="paragraph" style:parent-style-name="Text_20_body">
      <style:paragraph-properties fo:text-align="start" style:justify-single-word="false"/>
      <style:text-properties officeooo:paragraph-rsid="034c1b43"/>
    </style:style>
    <style:style style:name="P565" style:family="paragraph" style:parent-style-name="Text_20_body">
      <style:paragraph-properties fo:text-align="start" style:justify-single-word="false"/>
      <style:text-properties officeooo:paragraph-rsid="034e4c07"/>
    </style:style>
    <style:style style:name="P566" style:family="paragraph" style:parent-style-name="Text_20_body">
      <style:paragraph-properties fo:text-align="start" style:justify-single-word="false"/>
      <style:text-properties officeooo:paragraph-rsid="0356e252"/>
    </style:style>
    <style:style style:name="P567" style:family="paragraph" style:parent-style-name="Text_20_body" style:list-style-name="L37">
      <style:text-properties officeooo:paragraph-rsid="0266e15f"/>
    </style:style>
    <style:style style:name="P568" style:family="paragraph" style:parent-style-name="Text_20_body" style:list-style-name="L37">
      <style:text-properties officeooo:paragraph-rsid="0268bd05"/>
    </style:style>
    <style:style style:name="P569" style:family="paragraph" style:parent-style-name="Text_20_body" style:list-style-name="L37">
      <style:text-properties officeooo:paragraph-rsid="026c72b6"/>
    </style:style>
    <style:style style:name="P570" style:family="paragraph" style:parent-style-name="Text_20_body" style:list-style-name="L37">
      <style:text-properties officeooo:paragraph-rsid="02696dff"/>
    </style:style>
    <style:style style:name="P571" style:family="paragraph" style:parent-style-name="Text_20_body" style:list-style-name="L38"/>
    <style:style style:name="P572" style:family="paragraph" style:parent-style-name="Text_20_body" style:list-style-name="L39"/>
    <style:style style:name="P573" style:family="paragraph" style:parent-style-name="Text_20_body" style:list-style-name="L39">
      <style:text-properties officeooo:paragraph-rsid="01da164f"/>
    </style:style>
    <style:style style:name="P574" style:family="paragraph" style:parent-style-name="Text_20_body" style:list-style-name="L39">
      <style:text-properties officeooo:rsid="0298589f" officeooo:paragraph-rsid="0298589f"/>
    </style:style>
    <style:style style:name="P575" style:family="paragraph" style:parent-style-name="Text_20_body" style:list-style-name="L39">
      <style:text-properties officeooo:rsid="0298589f" officeooo:paragraph-rsid="02988246"/>
    </style:style>
    <style:style style:name="P576" style:family="paragraph" style:parent-style-name="Text_20_body" style:list-style-name="L40">
      <style:text-properties officeooo:rsid="0299a8b0" officeooo:paragraph-rsid="0299a8b0"/>
    </style:style>
    <style:style style:name="P577" style:family="paragraph" style:parent-style-name="Text_20_body">
      <style:text-properties officeooo:paragraph-rsid="015b8019"/>
    </style:style>
    <style:style style:name="P578" style:family="paragraph" style:parent-style-name="Text_20_body">
      <style:text-properties officeooo:paragraph-rsid="034a90ed"/>
    </style:style>
    <style:style style:name="P579" style:family="paragraph" style:parent-style-name="Text_20_body">
      <style:paragraph-properties fo:text-align="center" style:justify-single-word="false"/>
    </style:style>
    <style:style style:name="P580" style:family="paragraph" style:parent-style-name="Text_20_body">
      <style:paragraph-properties fo:text-align="center" style:justify-single-word="false"/>
      <style:text-properties officeooo:paragraph-rsid="034a90ed"/>
    </style:style>
    <style:style style:name="P581" style:family="paragraph" style:parent-style-name="Text_20_body">
      <style:text-properties officeooo:paragraph-rsid="03485006"/>
    </style:style>
    <style:style style:name="P582" style:family="paragraph" style:parent-style-name="Text_20_body">
      <style:text-properties officeooo:paragraph-rsid="034c60e1"/>
    </style:style>
    <style:style style:name="P583" style:family="paragraph" style:parent-style-name="Text_20_body">
      <style:text-properties officeooo:paragraph-rsid="034fbfb9"/>
    </style:style>
    <style:style style:name="P584" style:family="paragraph" style:parent-style-name="Text_20_body">
      <style:text-properties officeooo:paragraph-rsid="0351e9cb"/>
    </style:style>
    <style:style style:name="P585" style:family="paragraph" style:parent-style-name="Text_20_body" style:list-style-name="L2">
      <style:paragraph-properties fo:margin-top="0in" fo:margin-bottom="0in" loext:contextual-spacing="false"/>
    </style:style>
    <style:style style:name="P586" style:family="paragraph" style:parent-style-name="Text_20_body" style:list-style-name="L12">
      <style:paragraph-properties fo:margin-top="0in" fo:margin-bottom="0in" loext:contextual-spacing="false"/>
    </style:style>
    <style:style style:name="P587" style:family="paragraph" style:parent-style-name="Text_20_body" style:list-style-name="L13">
      <style:paragraph-properties fo:margin-top="0in" fo:margin-bottom="0in" loext:contextual-spacing="false"/>
      <style:text-properties officeooo:rsid="0276f662" officeooo:paragraph-rsid="0276f662"/>
    </style:style>
    <style:style style:name="P588" style:family="paragraph" style:parent-style-name="Text_20_body" style:list-style-name="L13">
      <style:paragraph-properties fo:margin-top="0in" fo:margin-bottom="0in" loext:contextual-spacing="false"/>
    </style:style>
    <style:style style:name="P589" style:family="paragraph" style:parent-style-name="Text_20_body" style:list-style-name="L13">
      <style:paragraph-properties fo:margin-top="0in" fo:margin-bottom="0in" loext:contextual-spacing="false"/>
      <style:text-properties officeooo:paragraph-rsid="0278f384"/>
    </style:style>
    <style:style style:name="P590" style:family="paragraph" style:parent-style-name="Text_20_body" style:list-style-name="L14">
      <style:paragraph-properties fo:margin-top="0in" fo:margin-bottom="0in" loext:contextual-spacing="false"/>
    </style:style>
    <style:style style:name="P591" style:family="paragraph" style:parent-style-name="Text_20_body" style:list-style-name="L15">
      <style:paragraph-properties fo:margin-top="0in" fo:margin-bottom="0in" loext:contextual-spacing="false"/>
    </style:style>
    <style:style style:name="P592" style:family="paragraph" style:parent-style-name="Text_20_body" style:list-style-name="L16">
      <style:paragraph-properties fo:margin-top="0in" fo:margin-bottom="0in" loext:contextual-spacing="false"/>
    </style:style>
    <style:style style:name="P593" style:family="paragraph" style:parent-style-name="Text_20_body" style:list-style-name="L17">
      <style:paragraph-properties fo:margin-top="0in" fo:margin-bottom="0in" loext:contextual-spacing="false"/>
    </style:style>
    <style:style style:name="P594" style:family="paragraph" style:parent-style-name="Text_20_body" style:list-style-name="L18">
      <style:paragraph-properties fo:margin-top="0in" fo:margin-bottom="0in" loext:contextual-spacing="false"/>
    </style:style>
    <style:style style:name="P595" style:family="paragraph" style:parent-style-name="Text_20_body" style:list-style-name="L19">
      <style:paragraph-properties fo:margin-top="0in" fo:margin-bottom="0in" loext:contextual-spacing="false"/>
    </style:style>
    <style:style style:name="P596" style:family="paragraph" style:parent-style-name="Text_20_body" style:list-style-name="L20">
      <style:paragraph-properties fo:margin-top="0in" fo:margin-bottom="0in" loext:contextual-spacing="false"/>
    </style:style>
    <style:style style:name="P597" style:family="paragraph" style:parent-style-name="Text_20_body" style:list-style-name="L23">
      <style:paragraph-properties fo:margin-top="0in" fo:margin-bottom="0in" loext:contextual-spacing="false"/>
    </style:style>
    <style:style style:name="P598" style:family="paragraph" style:parent-style-name="Text_20_body" style:list-style-name="L24">
      <style:paragraph-properties fo:margin-top="0in" fo:margin-bottom="0in" loext:contextual-spacing="false"/>
    </style:style>
    <style:style style:name="P599" style:family="paragraph" style:parent-style-name="Text_20_body" style:list-style-name="L25">
      <style:paragraph-properties fo:margin-top="0in" fo:margin-bottom="0in" loext:contextual-spacing="false"/>
    </style:style>
    <style:style style:name="P600" style:family="paragraph" style:parent-style-name="Text_20_body" style:list-style-name="L26">
      <style:paragraph-properties fo:margin-top="0in" fo:margin-bottom="0in" loext:contextual-spacing="false"/>
    </style:style>
    <style:style style:name="P601" style:family="paragraph" style:parent-style-name="Text_20_body" style:list-style-name="L27">
      <style:paragraph-properties fo:margin-top="0in" fo:margin-bottom="0in" loext:contextual-spacing="false"/>
    </style:style>
    <style:style style:name="P602" style:family="paragraph" style:parent-style-name="Text_20_body" style:list-style-name="L28">
      <style:paragraph-properties fo:margin-top="0in" fo:margin-bottom="0in" loext:contextual-spacing="false"/>
    </style:style>
    <style:style style:name="P603" style:family="paragraph" style:parent-style-name="Text_20_body" style:list-style-name="L29">
      <style:paragraph-properties fo:margin-top="0in" fo:margin-bottom="0in" loext:contextual-spacing="false"/>
    </style:style>
    <style:style style:name="P604" style:family="paragraph" style:parent-style-name="Text_20_body" style:list-style-name="L30">
      <style:paragraph-properties fo:margin-top="0in" fo:margin-bottom="0in" loext:contextual-spacing="false"/>
    </style:style>
    <style:style style:name="P605" style:family="paragraph" style:parent-style-name="Text_20_body" style:list-style-name="L38">
      <style:paragraph-properties fo:margin-top="0in" fo:margin-bottom="0in" loext:contextual-spacing="false"/>
    </style:style>
    <style:style style:name="P606" style:family="paragraph" style:parent-style-name="Text_20_body" style:list-style-name="L39">
      <style:paragraph-properties fo:margin-top="0in" fo:margin-bottom="0in" loext:contextual-spacing="false"/>
    </style:style>
    <style:style style:name="P607"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60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09"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10" style:family="paragraph" style:parent-style-name="normal" style:list-style-name="L7">
      <style:text-properties officeooo:rsid="01acec84" officeooo:paragraph-rsid="01acec84"/>
    </style:style>
    <style:style style:name="P611" style:family="paragraph" style:parent-style-name="Heading_20_3">
      <style:text-properties fo:font-weight="bold" style:font-weight-asian="bold" style:font-weight-complex="bold"/>
    </style:style>
    <style:style style:name="P612" style:family="paragraph" style:parent-style-name="Heading_20_3">
      <style:text-properties fo:font-weight="bold" officeooo:paragraph-rsid="00651e73" style:font-weight-asian="bold" style:font-weight-complex="bold"/>
    </style:style>
    <style:style style:name="P613" style:family="paragraph" style:parent-style-name="Heading_20_3">
      <style:text-properties officeooo:paragraph-rsid="00de640f"/>
    </style:style>
    <style:style style:name="P614" style:family="paragraph" style:parent-style-name="Heading_20_3" style:list-style-name="L5">
      <style:text-properties officeooo:paragraph-rsid="00de640f"/>
    </style:style>
    <style:style style:name="P615" style:family="paragraph" style:parent-style-name="Heading_20_3">
      <style:text-properties fo:font-size="9pt" style:font-size-asian="9pt" style:font-size-complex="9pt"/>
    </style:style>
    <style:style style:name="P616" style:family="paragraph" style:parent-style-name="Heading_20_3">
      <style:text-properties officeooo:paragraph-rsid="00f9ec88"/>
    </style:style>
    <style:style style:name="P617" style:family="paragraph" style:parent-style-name="Heading_20_2">
      <style:text-properties officeooo:rsid="01ce4f80" officeooo:paragraph-rsid="01d2a718"/>
    </style:style>
    <style:style style:name="P618" style:family="paragraph" style:parent-style-name="Heading_20_2">
      <style:text-properties officeooo:paragraph-rsid="01d2a718"/>
    </style:style>
    <style:style style:name="P619" style:family="paragraph" style:parent-style-name="Heading_20_2">
      <style:text-properties officeooo:paragraph-rsid="004cf0da"/>
    </style:style>
    <style:style style:name="P620" style:family="paragraph" style:parent-style-name="Heading_20_2">
      <style:text-properties officeooo:rsid="00243074" officeooo:paragraph-rsid="00243074"/>
    </style:style>
    <style:style style:name="P621" style:family="paragraph" style:parent-style-name="Heading_20_2">
      <style:text-properties officeooo:paragraph-rsid="000d8c6d"/>
    </style:style>
    <style:style style:name="P622" style:family="paragraph" style:parent-style-name="Heading_20_2">
      <style:text-properties officeooo:rsid="001b94f9" officeooo:paragraph-rsid="001b94f9"/>
    </style:style>
    <style:style style:name="P623" style:family="paragraph" style:parent-style-name="Heading_20_2">
      <style:text-properties officeooo:paragraph-rsid="005332aa"/>
    </style:style>
    <style:style style:name="P624" style:family="paragraph" style:parent-style-name="Heading_20_2">
      <style:text-properties officeooo:paragraph-rsid="0241860b"/>
    </style:style>
    <style:style style:name="P625" style:family="paragraph" style:parent-style-name="Heading_20_2">
      <style:text-properties officeooo:paragraph-rsid="0242d9f1"/>
    </style:style>
    <style:style style:name="P626" style:family="paragraph" style:parent-style-name="Heading_20_2">
      <style:text-properties officeooo:paragraph-rsid="010ec004"/>
    </style:style>
    <style:style style:name="P627" style:family="paragraph" style:parent-style-name="Heading_20_2">
      <style:text-properties officeooo:paragraph-rsid="02623df2"/>
    </style:style>
    <style:style style:name="P628" style:family="paragraph" style:parent-style-name="Heading_20_2">
      <style:text-properties officeooo:paragraph-rsid="0142954f"/>
    </style:style>
    <style:style style:name="P629" style:family="paragraph" style:parent-style-name="Heading_20_2">
      <style:text-properties officeooo:paragraph-rsid="015862b9"/>
    </style:style>
    <style:style style:name="P630" style:family="paragraph" style:parent-style-name="Heading_20_2">
      <style:text-properties officeooo:paragraph-rsid="022fec71"/>
    </style:style>
    <style:style style:name="P631" style:family="paragraph" style:parent-style-name="Heading_20_2">
      <style:text-properties officeooo:paragraph-rsid="02337acb"/>
    </style:style>
    <style:style style:name="P632" style:family="paragraph" style:parent-style-name="Heading_20_2">
      <style:text-properties officeooo:paragraph-rsid="016f8df0"/>
    </style:style>
    <style:style style:name="P633" style:family="paragraph" style:parent-style-name="Heading_20_2">
      <style:text-properties officeooo:paragraph-rsid="01f2e22f"/>
    </style:style>
    <style:style style:name="P634" style:family="paragraph" style:parent-style-name="Heading_20_2">
      <style:text-properties officeooo:paragraph-rsid="01fe5dbf"/>
    </style:style>
    <style:style style:name="P635" style:family="paragraph" style:parent-style-name="Heading_20_2">
      <style:text-properties officeooo:paragraph-rsid="02140279"/>
    </style:style>
    <style:style style:name="P636" style:family="paragraph" style:parent-style-name="Heading_20_2">
      <style:text-properties officeooo:paragraph-rsid="0160f237"/>
    </style:style>
    <style:style style:name="P637" style:family="paragraph" style:parent-style-name="Heading_20_2">
      <style:text-properties officeooo:paragraph-rsid="014607d4"/>
    </style:style>
    <style:style style:name="P638" style:family="paragraph" style:parent-style-name="Heading_20_2">
      <style:text-properties officeooo:paragraph-rsid="01760f82"/>
    </style:style>
    <style:style style:name="P639" style:family="paragraph" style:parent-style-name="Heading_20_2">
      <style:text-properties officeooo:paragraph-rsid="03459091"/>
    </style:style>
    <style:style style:name="P640" style:family="paragraph" style:parent-style-name="Heading_20_2">
      <style:text-properties officeooo:paragraph-rsid="0334f56b"/>
    </style:style>
    <style:style style:name="P641" style:family="paragraph" style:parent-style-name="Heading_20_2">
      <style:text-properties officeooo:paragraph-rsid="03363918"/>
    </style:style>
    <style:style style:name="P642" style:family="paragraph" style:parent-style-name="Heading_20_2">
      <style:text-properties officeooo:paragraph-rsid="02beb06e"/>
    </style:style>
    <style:style style:name="P643" style:family="paragraph" style:parent-style-name="Heading_20_2">
      <style:text-properties officeooo:paragraph-rsid="02bf37de"/>
    </style:style>
    <style:style style:name="P644" style:family="paragraph" style:parent-style-name="Table_20_Contents">
      <style:paragraph-properties fo:margin-top="0in" fo:margin-bottom="0.1965in" loext:contextual-spacing="false" fo:text-align="start" style:justify-single-word="false"/>
      <style:text-properties officeooo:paragraph-rsid="0356e252"/>
    </style:style>
    <style:style style:name="P645"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46"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47" style:family="paragraph" style:parent-style-name="Heading_20_1" style:list-style-name="">
      <style:text-properties officeooo:rsid="0046894e" officeooo:paragraph-rsid="0046894e"/>
    </style:style>
    <style:style style:name="P648" style:family="paragraph" style:parent-style-name="Heading_20_1">
      <style:text-properties officeooo:rsid="0046894e" officeooo:paragraph-rsid="0046894e"/>
    </style:style>
    <style:style style:name="P649" style:family="paragraph" style:parent-style-name="Heading_20_1">
      <style:text-properties officeooo:rsid="0046894e" officeooo:paragraph-rsid="001d48dd"/>
    </style:style>
    <style:style style:name="P650" style:family="paragraph" style:parent-style-name="Heading_20_1">
      <style:text-properties officeooo:rsid="0049a6c1"/>
    </style:style>
    <style:style style:name="P651" style:family="paragraph" style:parent-style-name="Heading_20_1">
      <style:text-properties officeooo:rsid="0072ebf0" officeooo:paragraph-rsid="0326e122"/>
    </style:style>
    <style:style style:name="P652" style:family="paragraph" style:parent-style-name="Heading_20_1">
      <style:text-properties officeooo:paragraph-rsid="0072ebf0"/>
    </style:style>
    <style:style style:name="P653" style:family="paragraph" style:parent-style-name="Heading_20_1">
      <style:text-properties officeooo:rsid="02a06248" officeooo:paragraph-rsid="02a06248"/>
    </style:style>
    <style:style style:name="P654" style:family="paragraph" style:parent-style-name="Heading_20_1">
      <style:text-properties officeooo:rsid="02a7cc42" officeooo:paragraph-rsid="02a7cc42"/>
    </style:style>
    <style:style style:name="P655" style:family="paragraph" style:parent-style-name="Heading_20_1">
      <style:text-properties officeooo:rsid="02e94452" officeooo:paragraph-rsid="02e94452"/>
    </style:style>
    <style:style style:name="P656" style:family="paragraph" style:parent-style-name="Heading_20_1">
      <style:text-properties officeooo:rsid="0280f220" officeooo:paragraph-rsid="0280f220"/>
    </style:style>
    <style:style style:name="P657" style:family="paragraph" style:parent-style-name="Heading_20_1">
      <style:text-properties officeooo:paragraph-rsid="030cba46"/>
    </style:style>
    <style:style style:name="P658" style:family="paragraph" style:parent-style-name="Heading_20_1">
      <style:text-properties officeooo:paragraph-rsid="02beb06e"/>
    </style:style>
    <style:style style:name="P659" style:family="paragraph" style:parent-style-name="Heading_20_1">
      <style:text-properties officeooo:paragraph-rsid="02c007cb"/>
    </style:style>
    <style:style style:name="P660" style:family="paragraph" style:parent-style-name="Heading_20_1">
      <style:text-properties officeooo:paragraph-rsid="02d1f4ff"/>
    </style:style>
    <style:style style:name="P661" style:family="paragraph" style:parent-style-name="Heading_20_1">
      <style:paragraph-properties fo:break-before="page"/>
    </style:style>
    <style:style style:name="P662" style:family="paragraph" style:parent-style-name="Heading_20_4">
      <style:text-properties officeooo:rsid="02eee802" officeooo:paragraph-rsid="02eee802"/>
    </style:style>
    <style:style style:name="P663" style:family="paragraph" style:parent-style-name="Heading_20_4">
      <style:text-properties officeooo:rsid="02f01fe9" officeooo:paragraph-rsid="02f01fe9"/>
    </style:style>
    <style:style style:name="P664" style:family="paragraph" style:parent-style-name="Heading_20_4">
      <style:text-properties officeooo:paragraph-rsid="01bff999"/>
    </style:style>
    <style:style style:name="P665" style:family="paragraph" style:parent-style-name="Heading_20_4">
      <style:text-properties fo:font-size="10.5pt" style:font-size-asian="10.5pt" style:font-size-complex="10.5pt"/>
    </style:style>
    <style:style style:name="P666" style:family="paragraph" style:parent-style-name="Heading_20_4">
      <style:text-properties officeooo:rsid="030ed568" officeooo:paragraph-rsid="030ed568"/>
    </style:style>
    <style:style style:name="P667" style:family="paragraph" style:parent-style-name="Heading_20_4">
      <style:text-properties officeooo:paragraph-rsid="02570be9"/>
    </style:style>
    <style:style style:name="P668" style:family="paragraph" style:parent-style-name="Heading_20_4">
      <style:text-properties officeooo:paragraph-rsid="0316d873"/>
    </style:style>
    <style:style style:name="P669" style:family="paragraph" style:parent-style-name="Preformatted_20_Text" style:list-style-name="L39">
      <style:paragraph-properties fo:margin-top="0in" fo:margin-bottom="0.1965in" loext:contextual-spacing="false"/>
    </style:style>
    <style:style style:name="P670" style:family="paragraph" style:parent-style-name="Contents_20_1">
      <style:paragraph-properties>
        <style:tab-stops>
          <style:tab-stop style:position="6.6953in" style:type="right" style:leader-style="dotted" style:leader-text="."/>
        </style:tab-stops>
      </style:paragraph-properties>
    </style:style>
    <style:style style:name="P671" style:family="paragraph" style:parent-style-name="Contents_20_2">
      <style:paragraph-properties>
        <style:tab-stops>
          <style:tab-stop style:position="6.4984in" style:type="right" style:leader-style="dotted" style:leader-text="."/>
        </style:tab-stops>
      </style:paragraph-properties>
    </style:style>
    <style:style style:name="P672" style:family="paragraph" style:parent-style-name="Contents_20_4">
      <style:paragraph-properties>
        <style:tab-stops>
          <style:tab-stop style:position="6.1055in" style:type="right" style:leader-style="dotted" style:leader-text="."/>
        </style:tab-stops>
      </style:paragraph-properties>
    </style:style>
    <style:style style:name="P673"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0"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1"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9pt" officeooo:rsid="0266e15f" style:font-size-asian="9pt" style:font-size-complex="9pt"/>
    </style:style>
    <style:style style:name="T43" style:family="text">
      <style:text-properties fo:color="#000000" style:font-name="Times New Roman" fo:font-size="10.5pt" fo:letter-spacing="normal" fo:font-style="italic" fo:font-weight="normal" style:font-size-asian="10.5pt" style:font-size-complex="10.5pt"/>
    </style:style>
    <style:style style:name="T44" style:family="text">
      <style:text-properties fo:color="#000000" fo:font-size="9pt" officeooo:rsid="02668d1a" style:font-size-asian="9pt" style:font-size-complex="9pt"/>
    </style:style>
    <style:style style:name="T45" style:family="text">
      <style:text-properties fo:color="#000000" fo:font-size="9pt" officeooo:rsid="0266e15f" style:font-size-asian="9pt" style:font-size-complex="9pt"/>
    </style:style>
    <style:style style:name="T46" style:family="text">
      <style:text-properties fo:color="#000000" fo:font-size="9pt" officeooo:rsid="02696dff" style:font-size-asian="9pt" style:font-size-complex="9pt"/>
    </style:style>
    <style:style style:name="T47" style:family="text">
      <style:text-properties fo:color="#000000" fo:font-size="9pt" officeooo:rsid="026b1791" style:font-size-asian="9pt" style:font-size-complex="9pt"/>
    </style:style>
    <style:style style:name="T48" style:family="text">
      <style:text-properties fo:color="#000000" fo:font-size="9pt" officeooo:rsid="02b3238a" style:font-size-asian="9pt" style:font-size-complex="9pt"/>
    </style:style>
    <style:style style:name="T49" style:family="text">
      <style:text-properties fo:color="#000000" fo:font-size="10.5pt" officeooo:rsid="0266e15f" style:font-size-asian="10.5pt" style:font-size-complex="10.5pt"/>
    </style:style>
    <style:style style:name="T50" style:family="text">
      <style:text-properties fo:color="#000000" fo:font-size="10.5pt" officeooo:rsid="02668d1a" style:font-size-asian="10.5pt" style:font-size-complex="10.5pt"/>
    </style:style>
    <style:style style:name="T51" style:family="text">
      <style:text-properties fo:color="#000000" style:text-underline-style="solid" style:text-underline-width="auto" style:text-underline-color="font-color" fo:font-weight="bold" officeooo:rsid="02a265a1" style:font-weight-asian="bold" style:font-weight-complex="bold"/>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651e73" style:font-weight-asian="bold" style:font-weight-complex="bold"/>
    </style:style>
    <style:style style:name="T55" style:family="text">
      <style:text-properties fo:font-weight="bold" officeooo:rsid="00f68340" style:font-weight-asian="bold" style:font-weight-complex="bold"/>
    </style:style>
    <style:style style:name="T56" style:family="text">
      <style:text-properties fo:font-weight="bold" officeooo:rsid="002a9704" style:font-weight-asian="bold" style:font-weight-complex="bold"/>
    </style:style>
    <style:style style:name="T57" style:family="text">
      <style:text-properties fo:font-weight="bold" officeooo:rsid="029d4a84" style:font-weight-asian="bold" style:font-weight-complex="bold"/>
    </style:style>
    <style:style style:name="T58" style:family="text">
      <style:text-properties officeooo:rsid="00b98264"/>
    </style:style>
    <style:style style:name="T59" style:family="text">
      <style:text-properties officeooo:rsid="004c04c4"/>
    </style:style>
    <style:style style:name="T60" style:family="text">
      <style:text-properties officeooo:rsid="0021c30a"/>
    </style:style>
    <style:style style:name="T61" style:family="text">
      <style:text-properties fo:font-weight="normal" style:font-weight-asian="normal" style:font-weight-complex="normal"/>
    </style:style>
    <style:style style:name="T62" style:family="text">
      <style:text-properties fo:font-weight="normal" officeooo:rsid="0021c30a" style:font-weight-asian="normal" style:font-weight-complex="normal"/>
    </style:style>
    <style:style style:name="T63" style:family="text">
      <style:text-properties fo:font-weight="normal" officeooo:rsid="00232fea" style:font-weight-asian="normal" style:font-weight-complex="normal"/>
    </style:style>
    <style:style style:name="T64" style:family="text">
      <style:text-properties fo:font-weight="normal" officeooo:rsid="002362ff" style:font-weight-asian="normal" style:font-weight-complex="normal"/>
    </style:style>
    <style:style style:name="T65" style:family="text">
      <style:text-properties fo:font-weight="normal" officeooo:rsid="00a9b357" style:font-weight-asian="normal" style:font-weight-complex="normal"/>
    </style:style>
    <style:style style:name="T66" style:family="text">
      <style:text-properties fo:font-weight="normal" officeooo:rsid="00cac0b0" style:font-weight-asian="normal" style:font-weight-complex="normal"/>
    </style:style>
    <style:style style:name="T67" style:family="text">
      <style:text-properties fo:font-weight="normal" officeooo:rsid="00cfd4f7" style:font-weight-asian="normal" style:font-weight-complex="normal"/>
    </style:style>
    <style:style style:name="T68" style:family="text">
      <style:text-properties fo:font-weight="normal" officeooo:rsid="010ec004" style:font-weight-asian="normal" style:font-weight-complex="normal"/>
    </style:style>
    <style:style style:name="T69" style:family="text">
      <style:text-properties officeooo:rsid="002362ff"/>
    </style:style>
    <style:style style:name="T70" style:family="text">
      <style:text-properties officeooo:rsid="001e151b"/>
    </style:style>
    <style:style style:name="T71" style:family="text">
      <style:text-properties officeooo:rsid="00a262ea"/>
    </style:style>
    <style:style style:name="T72" style:family="text">
      <style:text-properties officeooo:rsid="00297500"/>
    </style:style>
    <style:style style:name="T73" style:family="text">
      <style:text-properties officeooo:rsid="0056a6d7"/>
    </style:style>
    <style:style style:name="T74" style:family="text">
      <style:text-properties officeooo:rsid="008748bb"/>
    </style:style>
    <style:style style:name="T75" style:family="text">
      <style:text-properties officeooo:rsid="00292a32"/>
    </style:style>
    <style:style style:name="T76" style:family="text">
      <style:text-properties fo:color="#333333" fo:font-weight="normal" style:font-weight-asian="normal" style:font-weight-complex="normal"/>
    </style:style>
    <style:style style:name="T77" style:family="text">
      <style:text-properties officeooo:rsid="000bb62f"/>
    </style:style>
    <style:style style:name="T78" style:family="text">
      <style:text-properties officeooo:rsid="00100494"/>
    </style:style>
    <style:style style:name="T79" style:family="text">
      <style:text-properties officeooo:rsid="0013b1e7"/>
    </style:style>
    <style:style style:name="T80" style:family="text">
      <style:text-properties officeooo:rsid="00159135"/>
    </style:style>
    <style:style style:name="T81" style:family="text">
      <style:text-properties officeooo:rsid="0016fed2"/>
    </style:style>
    <style:style style:name="T82" style:family="text">
      <style:text-properties officeooo:rsid="0019201b"/>
    </style:style>
    <style:style style:name="T83" style:family="text">
      <style:text-properties officeooo:rsid="001a5c27"/>
    </style:style>
    <style:style style:name="T84" style:family="text">
      <style:text-properties officeooo:rsid="001b94f9"/>
    </style:style>
    <style:style style:name="T85" style:family="text">
      <style:text-properties officeooo:rsid="001cd41b"/>
    </style:style>
    <style:style style:name="T86" style:family="text">
      <style:text-properties officeooo:rsid="001d48dd"/>
    </style:style>
    <style:style style:name="T87" style:family="text">
      <style:text-properties officeooo:rsid="001dddcf"/>
    </style:style>
    <style:style style:name="T88" style:family="text">
      <style:text-properties fo:font-size="10pt"/>
    </style:style>
    <style:style style:name="T89" style:family="text">
      <style:text-properties fo:font-size="10pt" style:font-size-asian="10pt" style:font-size-complex="10pt"/>
    </style:style>
    <style:style style:name="T90" style:family="text">
      <style:text-properties fo:font-size="10pt" officeooo:rsid="001f6c4d" style:font-size-asian="10pt" style:font-size-complex="10pt"/>
    </style:style>
    <style:style style:name="T91" style:family="text">
      <style:text-properties fo:font-size="10pt" officeooo:rsid="00256834" style:font-size-asian="10pt" style:font-size-complex="10pt"/>
    </style:style>
    <style:style style:name="T92" style:family="text">
      <style:text-properties fo:font-size="10pt" officeooo:rsid="01e856f6"/>
    </style:style>
    <style:style style:name="T93" style:family="text">
      <style:text-properties style:font-name="Liberation Serif"/>
    </style:style>
    <style:style style:name="T94" style:family="text">
      <style:text-properties style:font-name="Liberation Serif" fo:font-size="12pt" style:font-size-asian="12pt" style:font-size-complex="12pt"/>
    </style:style>
    <style:style style:name="T95" style:family="text">
      <style:text-properties style:font-name="Liberation Serif" fo:font-size="12pt" officeooo:rsid="00281d49" style:font-size-asian="12pt" style:font-size-complex="12pt"/>
    </style:style>
    <style:style style:name="T96" style:family="text">
      <style:text-properties style:font-name="Liberation Serif" fo:font-size="12pt" officeooo:rsid="004e7d7f" style:font-size-asian="12pt" style:font-size-complex="12pt"/>
    </style:style>
    <style:style style:name="T97" style:family="text">
      <style:text-properties style:font-name="Liberation Serif" fo:font-size="12pt" fo:font-weight="bold" style:font-size-asian="12pt" style:font-weight-asian="bold" style:font-size-complex="12pt" style:font-weight-complex="bold"/>
    </style:style>
    <style:style style:name="T98" style:family="text">
      <style:text-properties style:font-name="Liberation Serif" fo:font-size="12pt" fo:font-weight="bold" officeooo:rsid="00262b32" style:font-size-asian="12pt" style:font-weight-asian="bold" style:font-size-complex="12pt" style:font-weight-complex="bold"/>
    </style:style>
    <style:style style:name="T99" style:family="text">
      <style:text-properties style:font-name="Liberation Serif" fo:font-size="12pt" fo:font-weight="bold" officeooo:rsid="00281d49" style:font-size-asian="12pt" style:font-weight-asian="bold" style:font-size-complex="12pt" style:font-weight-complex="bold"/>
    </style:style>
    <style:style style:name="T100" style:family="text">
      <style:text-properties style:font-name="Liberation Serif" fo:font-size="10.5pt" style:font-size-asian="10.5pt" style:font-size-complex="10.5pt"/>
    </style:style>
    <style:style style:name="T101" style:family="text">
      <style:text-properties style:font-name="Liberation Serif" fo:font-size="10.5pt" officeooo:rsid="00a25e3c" style:font-size-asian="10.5pt" style:font-size-complex="10.5pt"/>
    </style:style>
    <style:style style:name="T102" style:family="text">
      <style:text-properties style:font-name="Liberation Serif" fo:font-size="10.5pt" officeooo:rsid="00a22a02" style:font-size-asian="10.5pt" style:font-size-complex="10.5pt"/>
    </style:style>
    <style:style style:name="T103" style:family="text">
      <style:text-properties style:font-name="Liberation Serif" fo:font-size="10.5pt" officeooo:rsid="00dad54f" style:font-size-asian="10.5pt" style:font-size-complex="10.5pt"/>
    </style:style>
    <style:style style:name="T104" style:family="text">
      <style:text-properties style:font-name="Liberation Serif" fo:font-size="10.5pt" officeooo:rsid="00dc8f8c" style:font-size-asian="10.5pt" style:font-size-complex="10.5pt"/>
    </style:style>
    <style:style style:name="T105" style:family="text">
      <style:text-properties style:font-name="Liberation Serif" fo:font-size="10.5pt" officeooo:rsid="00de640f" style:font-size-asian="10.5pt" style:font-size-complex="10.5pt"/>
    </style:style>
    <style:style style:name="T106" style:family="text">
      <style:text-properties style:font-name="Liberation Serif" fo:font-size="10.5pt" officeooo:rsid="00d9d3bd" style:font-size-asian="10.5pt" style:font-size-complex="10.5pt"/>
    </style:style>
    <style:style style:name="T107" style:family="text">
      <style:text-properties style:font-name="Liberation Serif" fo:font-size="10.5pt" officeooo:rsid="01165d8a" style:font-size-asian="10.5pt" style:font-size-complex="10.5pt"/>
    </style:style>
    <style:style style:name="T108" style:family="text">
      <style:text-properties style:font-name="Liberation Serif" fo:font-size="10.5pt" officeooo:rsid="0142954f" style:font-size-asian="10.5pt" style:font-size-complex="10.5pt"/>
    </style:style>
    <style:style style:name="T109" style:family="text">
      <style:text-properties style:font-name="Liberation Serif" fo:font-size="10.5pt" officeooo:rsid="015b1878" style:font-size-asian="10.5pt" style:font-size-complex="10.5pt"/>
    </style:style>
    <style:style style:name="T110" style:family="text">
      <style:text-properties style:font-name="Liberation Serif" fo:font-size="10.5pt" officeooo:rsid="015b8019" style:font-size-asian="10.5pt" style:font-size-complex="10.5pt"/>
    </style:style>
    <style:style style:name="T111" style:family="text">
      <style:text-properties style:font-name="Liberation Serif" fo:font-size="10.5pt" officeooo:rsid="015d71d5" style:font-size-asian="10.5pt" style:font-size-complex="10.5pt"/>
    </style:style>
    <style:style style:name="T112" style:family="text">
      <style:text-properties style:font-name="Liberation Serif" fo:font-size="10.5pt" officeooo:rsid="016401ad" style:font-size-asian="10.5pt" style:font-size-complex="10.5pt"/>
    </style:style>
    <style:style style:name="T113" style:family="text">
      <style:text-properties style:font-name="Liberation Serif" fo:font-size="10.5pt" officeooo:rsid="0215fa9e" style:font-size-asian="10.5pt" style:font-size-complex="10.5pt"/>
    </style:style>
    <style:style style:name="T114" style:family="text">
      <style:text-properties style:font-name="Liberation Serif" fo:font-size="10.5pt" officeooo:rsid="030f94e3" style:font-size-asian="10.5pt" style:font-size-complex="10.5pt"/>
    </style:style>
    <style:style style:name="T115" style:family="text">
      <style:text-properties style:font-name="Liberation Serif" fo:font-size="10.5pt" officeooo:rsid="01e532c0" style:font-size-asian="10.5pt" style:font-size-complex="10.5pt"/>
    </style:style>
    <style:style style:name="T116" style:family="text">
      <style:text-properties style:font-name="Liberation Serif" fo:font-size="10.5pt" fo:font-weight="bold" style:font-size-asian="10.5pt" style:font-weight-asian="bold" style:font-size-complex="10.5pt" style:font-weight-complex="bold"/>
    </style:style>
    <style:style style:name="T117" style:family="text">
      <style:text-properties style:font-name="Liberation Serif" fo:font-size="10.5pt" fo:font-weight="bold" officeooo:rsid="00c3823b" style:font-size-asian="10.5pt" style:font-weight-asian="bold" style:font-size-complex="10.5pt" style:font-weight-complex="bold"/>
    </style:style>
    <style:style style:name="T118" style:family="text">
      <style:text-properties style:font-name="Liberation Serif" fo:font-size="10.5pt" fo:font-weight="bold" officeooo:rsid="00de640f" style:font-size-asian="10.5pt" style:font-weight-asian="bold" style:font-size-complex="10.5pt" style:font-weight-complex="bold"/>
    </style:style>
    <style:style style:name="T119" style:family="text">
      <style:text-properties style:font-name="Liberation Serif" fo:font-size="10.5pt" fo:font-weight="bold" officeooo:rsid="00ff23b3" style:font-size-asian="10.5pt" style:font-weight-asian="bold" style:font-size-complex="10.5pt" style:font-weight-complex="bold"/>
    </style:style>
    <style:style style:name="T120" style:family="text">
      <style:text-properties style:font-name="Liberation Serif" fo:font-size="10.5pt" fo:font-weight="bold" officeooo:rsid="01495cb2" style:font-size-asian="10.5pt" style:font-weight-asian="bold" style:font-size-complex="10.5pt" style:font-weight-complex="bold"/>
    </style:style>
    <style:style style:name="T121" style:family="text">
      <style:text-properties style:font-name="Liberation Serif" fo:font-size="10.5pt" fo:font-weight="normal" style:font-size-asian="10.5pt" style:font-weight-asian="normal" style:font-size-complex="10.5pt" style:font-weight-complex="normal"/>
    </style:style>
    <style:style style:name="T122" style:family="text">
      <style:text-properties style:font-name="Liberation Serif" fo:font-size="10.5pt" fo:font-weight="normal" officeooo:rsid="00f9ec88" style:font-size-asian="10.5pt" style:font-weight-asian="normal" style:font-size-complex="10.5pt" style:font-weight-complex="normal"/>
    </style:style>
    <style:style style:name="T123" style:family="text">
      <style:text-properties style:font-name="Liberation Serif" fo:font-size="10.5pt" fo:font-weight="normal" officeooo:rsid="00ff23b3" style:font-size-asian="10.5pt" style:font-weight-asian="normal" style:font-size-complex="10.5pt" style:font-weight-complex="normal"/>
    </style:style>
    <style:style style:name="T124" style:family="text">
      <style:text-properties style:font-name="Liberation Serif" fo:font-size="10.5pt" fo:font-weight="normal" officeooo:rsid="01102581" style:font-size-asian="10.5pt" style:font-weight-asian="normal" style:font-size-complex="10.5pt" style:font-weight-complex="normal"/>
    </style:style>
    <style:style style:name="T125" style:family="text">
      <style:text-properties style:font-name="Liberation Serif" fo:font-size="10.5pt" fo:font-weight="normal" officeooo:rsid="016f8df0" style:font-size-asian="10.5pt" style:font-weight-asian="normal" style:font-size-complex="10.5pt" style:font-weight-complex="normal"/>
    </style:style>
    <style:style style:name="T126" style:family="text">
      <style:text-properties style:font-name="Liberation Serif" fo:font-size="9pt" style:font-size-asian="9pt" style:font-size-complex="9pt"/>
    </style:style>
    <style:style style:name="T127" style:family="text">
      <style:text-properties style:font-name="Liberation Serif" fo:font-size="9pt" fo:font-weight="normal" officeooo:rsid="00f9ec88" style:font-size-asian="9pt" style:font-weight-asian="normal" style:font-size-complex="9pt" style:font-weight-complex="normal"/>
    </style:style>
    <style:style style:name="T128" style:family="text">
      <style:text-properties style:font-name="Liberation Serif" fo:font-size="9pt" fo:font-weight="normal" officeooo:rsid="010a2d96" style:font-size-asian="9pt" style:font-weight-asian="normal" style:font-size-complex="9pt" style:font-weight-complex="normal"/>
    </style:style>
    <style:style style:name="T129" style:family="text">
      <style:text-properties style:font-name="Liberation Serif" officeooo:rsid="002fb204"/>
    </style:style>
    <style:style style:name="T130" style:family="text">
      <style:text-properties style:font-name="Liberation Serif" officeooo:rsid="002dfc65"/>
    </style:style>
    <style:style style:name="T131" style:family="text">
      <style:text-properties style:font-name="Liberation Serif" officeooo:rsid="0033c174"/>
    </style:style>
    <style:style style:name="T132" style:family="text">
      <style:text-properties style:font-name="Liberation Serif" officeooo:rsid="003483ae"/>
    </style:style>
    <style:style style:name="T133" style:family="text">
      <style:text-properties style:font-name="Liberation Serif" officeooo:rsid="00681309"/>
    </style:style>
    <style:style style:name="T134" style:family="text">
      <style:text-properties style:font-name="Liberation Serif" officeooo:rsid="004daa2e"/>
    </style:style>
    <style:style style:name="T135" style:family="text">
      <style:text-properties style:font-name="Liberation Serif" officeooo:rsid="004e7d7f"/>
    </style:style>
    <style:style style:name="T136" style:family="text">
      <style:text-properties style:font-name="Liberation Serif" officeooo:rsid="005332aa"/>
    </style:style>
    <style:style style:name="T137" style:family="text">
      <style:text-properties style:font-name="Liberation Serif" officeooo:rsid="006e5b26"/>
    </style:style>
    <style:style style:name="T138" style:family="text">
      <style:text-properties style:font-name="Liberation Serif" officeooo:rsid="00702025"/>
    </style:style>
    <style:style style:name="T139" style:family="text">
      <style:text-properties style:font-name="Liberation Serif" officeooo:rsid="0072802f"/>
    </style:style>
    <style:style style:name="T140" style:family="text">
      <style:text-properties style:font-name="Liberation Serif" officeooo:rsid="009f4f0c"/>
    </style:style>
    <style:style style:name="T141" style:family="text">
      <style:text-properties style:font-name="Liberation Serif" officeooo:rsid="00a22a02"/>
    </style:style>
    <style:style style:name="T142" style:family="text">
      <style:text-properties style:font-name="Liberation Serif" officeooo:rsid="00a9b357"/>
    </style:style>
    <style:style style:name="T143" style:family="text">
      <style:text-properties style:font-name="Liberation Serif" fo:font-weight="bold" style:font-weight-asian="bold" style:font-weight-complex="bold"/>
    </style:style>
    <style:style style:name="T144" style:family="text">
      <style:text-properties style:font-name="Liberation Serif" fo:font-weight="bold" officeooo:rsid="00a9b357" style:font-weight-asian="bold" style:font-weight-complex="bold"/>
    </style:style>
    <style:style style:name="T145" style:family="text">
      <style:text-properties style:font-name="Liberation Serif" fo:font-weight="bold" officeooo:rsid="00f9ec88" style:font-weight-asian="bold" style:font-weight-complex="bold"/>
    </style:style>
    <style:style style:name="T146" style:family="text">
      <style:text-properties style:font-name="Liberation Serif" fo:font-weight="bold" officeooo:rsid="00a1db44" style:font-weight-asian="bold" style:font-weight-complex="bold"/>
    </style:style>
    <style:style style:name="T147" style:family="text">
      <style:text-properties style:font-name="Liberation Serif" fo:font-weight="bold" officeooo:rsid="010ec004" style:font-weight-asian="bold" style:font-weight-complex="bold"/>
    </style:style>
    <style:style style:name="T148" style:family="text">
      <style:text-properties style:font-name="Liberation Serif" fo:font-weight="bold" officeooo:rsid="019d830f" style:font-weight-asian="bold" style:font-weight-complex="bold"/>
    </style:style>
    <style:style style:name="T149" style:family="text">
      <style:text-properties style:font-name="Liberation Serif" fo:font-weight="bold" officeooo:rsid="0198c6a7" style:font-weight-asian="bold" style:font-weight-complex="bold"/>
    </style:style>
    <style:style style:name="T150" style:family="text">
      <style:text-properties style:font-name="Liberation Serif" fo:font-weight="bold" officeooo:rsid="01f0e5b9" style:font-weight-asian="bold" style:font-weight-complex="bold"/>
    </style:style>
    <style:style style:name="T151" style:family="text">
      <style:text-properties style:font-name="Liberation Serif" fo:font-weight="bold" officeooo:rsid="0242d9f1" style:font-weight-asian="bold" style:font-weight-complex="bold"/>
    </style:style>
    <style:style style:name="T152" style:family="text">
      <style:text-properties style:font-name="Liberation Serif" fo:font-weight="bold" officeooo:rsid="01165d8a"/>
    </style:style>
    <style:style style:name="T153" style:family="text">
      <style:text-properties style:font-name="Liberation Serif" officeooo:rsid="00e1056a"/>
    </style:style>
    <style:style style:name="T154" style:family="text">
      <style:text-properties style:font-name="Liberation Serif" officeooo:rsid="00e27a76"/>
    </style:style>
    <style:style style:name="T155" style:family="text">
      <style:text-properties style:font-name="Liberation Serif" officeooo:rsid="00e2f525"/>
    </style:style>
    <style:style style:name="T156" style:family="text">
      <style:text-properties style:font-name="Liberation Serif" officeooo:rsid="00f20d4a"/>
    </style:style>
    <style:style style:name="T157" style:family="text">
      <style:text-properties style:font-name="Liberation Serif" officeooo:rsid="00f24bb3"/>
    </style:style>
    <style:style style:name="T158" style:family="text">
      <style:text-properties style:font-name="Liberation Serif" officeooo:rsid="00f40e84"/>
    </style:style>
    <style:style style:name="T159" style:family="text">
      <style:text-properties style:font-name="Liberation Serif" fo:font-weight="normal" officeooo:rsid="00f9ec88" style:font-weight-asian="normal" style:font-weight-complex="normal"/>
    </style:style>
    <style:style style:name="T160" style:family="text">
      <style:text-properties style:font-name="Liberation Serif" fo:font-weight="normal" officeooo:rsid="00fbcde0" style:font-weight-asian="normal" style:font-weight-complex="normal"/>
    </style:style>
    <style:style style:name="T161" style:family="text">
      <style:text-properties style:font-name="Liberation Serif" fo:font-weight="normal" officeooo:rsid="00fdb8a8" style:font-weight-asian="normal" style:font-weight-complex="normal"/>
    </style:style>
    <style:style style:name="T162" style:family="text">
      <style:text-properties style:font-name="Liberation Serif" fo:font-weight="normal" officeooo:rsid="010809fb" style:font-weight-asian="normal" style:font-weight-complex="normal"/>
    </style:style>
    <style:style style:name="T163" style:family="text">
      <style:text-properties style:font-name="Liberation Serif" fo:font-weight="normal" officeooo:rsid="0108769a" style:font-weight-asian="normal" style:font-weight-complex="normal"/>
    </style:style>
    <style:style style:name="T164" style:family="text">
      <style:text-properties style:font-name="Liberation Serif" fo:font-weight="normal" officeooo:rsid="010a2d96" style:font-weight-asian="normal" style:font-weight-complex="normal"/>
    </style:style>
    <style:style style:name="T165" style:family="text">
      <style:text-properties style:font-name="Liberation Serif" fo:font-weight="normal" officeooo:rsid="0242d9f1" style:font-weight-asian="normal" style:font-weight-complex="normal"/>
    </style:style>
    <style:style style:name="T166" style:family="text">
      <style:text-properties style:font-name="Liberation Serif" fo:font-weight="normal" officeooo:rsid="02444a3e" style:font-weight-asian="normal" style:font-weight-complex="normal"/>
    </style:style>
    <style:style style:name="T167" style:family="text">
      <style:text-properties style:font-name="Liberation Serif" fo:font-weight="normal" officeooo:rsid="02459e4c" style:font-weight-asian="normal" style:font-weight-complex="normal"/>
    </style:style>
    <style:style style:name="T168" style:family="text">
      <style:text-properties style:font-name="Liberation Serif" fo:font-weight="normal" officeooo:rsid="010ec004" style:font-weight-asian="normal" style:font-weight-complex="normal"/>
    </style:style>
    <style:style style:name="T169" style:family="text">
      <style:text-properties style:font-name="Liberation Serif" officeooo:rsid="00f44a86"/>
    </style:style>
    <style:style style:name="T170" style:family="text">
      <style:text-properties style:font-name="Liberation Serif" officeooo:rsid="00f4a30d"/>
    </style:style>
    <style:style style:name="T171" style:family="text">
      <style:text-properties style:font-name="Liberation Serif" officeooo:rsid="00f68340"/>
    </style:style>
    <style:style style:name="T172" style:family="text">
      <style:text-properties style:font-name="Liberation Serif" officeooo:rsid="010809fb"/>
    </style:style>
    <style:style style:name="T173" style:family="text">
      <style:text-properties style:font-name="Liberation Serif" officeooo:rsid="00ff23b3"/>
    </style:style>
    <style:style style:name="T174" style:family="text">
      <style:text-properties style:font-name="Liberation Serif" officeooo:rsid="01009624"/>
    </style:style>
    <style:style style:name="T175" style:family="text">
      <style:text-properties style:font-name="Liberation Serif" officeooo:rsid="0101e282"/>
    </style:style>
    <style:style style:name="T176" style:family="text">
      <style:text-properties style:font-name="Liberation Serif" officeooo:rsid="01119225"/>
    </style:style>
    <style:style style:name="T177" style:family="text">
      <style:text-properties style:font-name="Liberation Serif" officeooo:rsid="01131d6c"/>
    </style:style>
    <style:style style:name="T178" style:family="text">
      <style:text-properties style:font-name="Liberation Serif" officeooo:rsid="0114855f"/>
    </style:style>
    <style:style style:name="T179" style:family="text">
      <style:text-properties style:font-name="Liberation Serif" officeooo:rsid="01165d8a"/>
    </style:style>
    <style:style style:name="T180" style:family="text">
      <style:text-properties style:font-name="Liberation Serif" officeooo:rsid="011e5770"/>
    </style:style>
    <style:style style:name="T181" style:family="text">
      <style:text-properties style:font-name="Liberation Serif" officeooo:rsid="01399c2a"/>
    </style:style>
    <style:style style:name="T182" style:family="text">
      <style:text-properties style:font-name="Liberation Serif" officeooo:rsid="013c5732"/>
    </style:style>
    <style:style style:name="T183" style:family="text">
      <style:text-properties style:font-name="Liberation Serif" officeooo:rsid="013e04f8"/>
    </style:style>
    <style:style style:name="T184" style:family="text">
      <style:text-properties style:font-name="Liberation Serif" officeooo:rsid="013eb12a"/>
    </style:style>
    <style:style style:name="T185" style:family="text">
      <style:text-properties style:font-name="Liberation Serif" officeooo:rsid="0140ae6d"/>
    </style:style>
    <style:style style:name="T186" style:family="text">
      <style:text-properties style:font-name="Liberation Serif" officeooo:rsid="0140d67e"/>
    </style:style>
    <style:style style:name="T187" style:family="text">
      <style:text-properties style:font-name="Liberation Serif" officeooo:rsid="0145f6c5"/>
    </style:style>
    <style:style style:name="T188" style:family="text">
      <style:text-properties style:font-name="Liberation Serif" officeooo:rsid="014607d4"/>
    </style:style>
    <style:style style:name="T189" style:family="text">
      <style:text-properties style:font-name="Liberation Serif" officeooo:rsid="01474eeb"/>
    </style:style>
    <style:style style:name="T190" style:family="text">
      <style:text-properties style:font-name="Liberation Serif" officeooo:rsid="0148fe2c"/>
    </style:style>
    <style:style style:name="T191" style:family="text">
      <style:text-properties style:font-name="Liberation Serif" officeooo:rsid="014d7cc9"/>
    </style:style>
    <style:style style:name="T192" style:family="text">
      <style:text-properties style:font-name="Liberation Serif" officeooo:rsid="014e9e7e"/>
    </style:style>
    <style:style style:name="T193" style:family="text">
      <style:text-properties style:font-name="Liberation Serif" officeooo:rsid="0152d803"/>
    </style:style>
    <style:style style:name="T194" style:family="text">
      <style:text-properties style:font-name="Liberation Serif" officeooo:rsid="015592bb"/>
    </style:style>
    <style:style style:name="T195" style:family="text">
      <style:text-properties style:font-name="Liberation Serif" officeooo:rsid="0156a9a2"/>
    </style:style>
    <style:style style:name="T196" style:family="text">
      <style:text-properties style:font-name="Liberation Serif" officeooo:rsid="0162ec2e"/>
    </style:style>
    <style:style style:name="T197" style:family="text">
      <style:text-properties style:font-name="Liberation Serif" officeooo:rsid="016370a5"/>
    </style:style>
    <style:style style:name="T198" style:family="text">
      <style:text-properties style:font-name="Liberation Serif" officeooo:rsid="016401ad"/>
    </style:style>
    <style:style style:name="T199" style:family="text">
      <style:text-properties style:font-name="Liberation Serif" officeooo:rsid="0177f909"/>
    </style:style>
    <style:style style:name="T200" style:family="text">
      <style:text-properties style:font-name="Liberation Serif" officeooo:rsid="01507d59"/>
    </style:style>
    <style:style style:name="T201" style:family="text">
      <style:text-properties style:font-name="Liberation Serif" officeooo:rsid="01513eea"/>
    </style:style>
    <style:style style:name="T202" style:family="text">
      <style:text-properties style:font-name="Liberation Serif" officeooo:rsid="0151ecb0"/>
    </style:style>
    <style:style style:name="T203" style:family="text">
      <style:text-properties style:font-name="Liberation Serif" officeooo:rsid="015862b9"/>
    </style:style>
    <style:style style:name="T204" style:family="text">
      <style:text-properties style:font-name="Liberation Serif" officeooo:rsid="01595672"/>
    </style:style>
    <style:style style:name="T205" style:family="text">
      <style:text-properties style:font-name="Liberation Serif" officeooo:rsid="015a725a"/>
    </style:style>
    <style:style style:name="T206" style:family="text">
      <style:text-properties style:font-name="Liberation Serif" officeooo:rsid="015f0819"/>
    </style:style>
    <style:style style:name="T207" style:family="text">
      <style:text-properties style:font-name="Liberation Serif" officeooo:rsid="015b1878"/>
    </style:style>
    <style:style style:name="T208" style:family="text">
      <style:text-properties style:font-name="Liberation Serif" officeooo:rsid="015fed48"/>
    </style:style>
    <style:style style:name="T209" style:family="text">
      <style:text-properties style:font-name="Liberation Serif" officeooo:rsid="0160f237"/>
    </style:style>
    <style:style style:name="T210" style:family="text">
      <style:text-properties style:font-name="Liberation Serif" officeooo:rsid="016b750a"/>
    </style:style>
    <style:style style:name="T211" style:family="text">
      <style:text-properties style:font-name="Liberation Serif" officeooo:rsid="016df50c"/>
    </style:style>
    <style:style style:name="T212" style:family="text">
      <style:text-properties style:font-name="Liberation Serif" officeooo:rsid="016efb99"/>
    </style:style>
    <style:style style:name="T213" style:family="text">
      <style:text-properties style:font-name="Liberation Serif" officeooo:rsid="016d1ea7"/>
    </style:style>
    <style:style style:name="T214" style:family="text">
      <style:text-properties style:font-name="Liberation Serif" officeooo:rsid="016fddc2"/>
    </style:style>
    <style:style style:name="T215" style:family="text">
      <style:text-properties style:font-name="Liberation Serif" officeooo:rsid="018f18c0"/>
    </style:style>
    <style:style style:name="T216" style:family="text">
      <style:text-properties style:font-name="Liberation Serif" officeooo:rsid="018f5d79"/>
    </style:style>
    <style:style style:name="T217" style:family="text">
      <style:text-properties style:font-name="Liberation Serif" officeooo:rsid="018fca8d"/>
    </style:style>
    <style:style style:name="T218" style:family="text">
      <style:text-properties style:font-name="Liberation Serif" officeooo:rsid="019423e0"/>
    </style:style>
    <style:style style:name="T219" style:family="text">
      <style:text-properties style:font-name="Liberation Serif" fo:font-style="normal" officeooo:rsid="019423e0" style:font-style-asian="normal" style:font-style-complex="normal"/>
    </style:style>
    <style:style style:name="T220" style:family="text">
      <style:text-properties style:font-name="Liberation Serif" fo:font-style="normal" officeooo:rsid="018f5d79" style:font-style-asian="normal" style:font-style-complex="normal"/>
    </style:style>
    <style:style style:name="T221" style:family="text">
      <style:text-properties style:font-name="Liberation Serif" officeooo:rsid="0194de7a"/>
    </style:style>
    <style:style style:name="T222" style:family="text">
      <style:text-properties style:font-name="Liberation Serif" officeooo:rsid="01968730"/>
    </style:style>
    <style:style style:name="T223" style:family="text">
      <style:text-properties style:font-name="Liberation Serif" officeooo:rsid="019c0c36"/>
    </style:style>
    <style:style style:name="T224" style:family="text">
      <style:text-properties style:font-name="Liberation Serif" officeooo:rsid="019d5d12"/>
    </style:style>
    <style:style style:name="T225" style:family="text">
      <style:text-properties style:font-name="Liberation Serif" officeooo:rsid="019d830f"/>
    </style:style>
    <style:style style:name="T226" style:family="text">
      <style:text-properties style:font-name="Liberation Serif" officeooo:rsid="019f7a2c"/>
    </style:style>
    <style:style style:name="T227" style:family="text">
      <style:text-properties style:font-name="Liberation Serif" officeooo:rsid="01a508a5"/>
    </style:style>
    <style:style style:name="T228" style:family="text">
      <style:text-properties style:font-name="Liberation Serif" officeooo:rsid="01a6fd4b"/>
    </style:style>
    <style:style style:name="T229" style:family="text">
      <style:text-properties style:font-name="Liberation Serif" officeooo:rsid="01785dff"/>
    </style:style>
    <style:style style:name="T230" style:family="text">
      <style:text-properties style:font-name="Liberation Serif" officeooo:rsid="01ecfc22"/>
    </style:style>
    <style:style style:name="T231" style:family="text">
      <style:text-properties style:font-name="Liberation Serif" officeooo:rsid="01f0e5b9"/>
    </style:style>
    <style:style style:name="T232" style:family="text">
      <style:text-properties style:font-name="Liberation Serif" officeooo:rsid="01fc1789"/>
    </style:style>
    <style:style style:name="T233" style:family="text">
      <style:text-properties style:font-name="Liberation Serif" officeooo:rsid="0209daed"/>
    </style:style>
    <style:style style:name="T234" style:family="text">
      <style:text-properties style:font-name="Liberation Serif" officeooo:rsid="02065937"/>
    </style:style>
    <style:style style:name="T235" style:family="text">
      <style:text-properties style:font-name="Liberation Serif" officeooo:rsid="0207a7db"/>
    </style:style>
    <style:style style:name="T236" style:family="text">
      <style:text-properties style:font-name="Liberation Serif" officeooo:rsid="02092e4c"/>
    </style:style>
    <style:style style:name="T237" style:family="text">
      <style:text-properties style:font-name="Liberation Serif" officeooo:rsid="0211dfcc"/>
    </style:style>
    <style:style style:name="T238" style:family="text">
      <style:text-properties style:font-name="Liberation Serif" officeooo:rsid="02140279"/>
    </style:style>
    <style:style style:name="T239" style:family="text">
      <style:text-properties style:font-name="Liberation Serif" officeooo:rsid="021597c9"/>
    </style:style>
    <style:style style:name="T240" style:family="text">
      <style:text-properties style:font-name="Liberation Serif" officeooo:rsid="022b1082"/>
    </style:style>
    <style:style style:name="T241" style:family="text">
      <style:text-properties style:font-name="Liberation Serif" officeooo:rsid="022c54e2"/>
    </style:style>
    <style:style style:name="T242" style:family="text">
      <style:text-properties style:font-name="Liberation Serif" officeooo:rsid="0242d9f1"/>
    </style:style>
    <style:style style:name="T243" style:family="text">
      <style:text-properties style:font-name="Liberation Serif" officeooo:rsid="0232f3a9"/>
    </style:style>
    <style:style style:name="T244" style:family="text">
      <style:text-properties style:font-name="Liberation Serif" officeooo:rsid="02337acb"/>
    </style:style>
    <style:style style:name="T245" style:family="text">
      <style:text-properties style:font-name="Liberation Serif" officeooo:rsid="0233fc04"/>
    </style:style>
    <style:style style:name="T246" style:family="text">
      <style:text-properties style:font-name="Liberation Serif" officeooo:rsid="02375bfe"/>
    </style:style>
    <style:style style:name="T247" style:family="text">
      <style:text-properties style:font-name="Liberation Serif" officeooo:rsid="023800ff"/>
    </style:style>
    <style:style style:name="T248" style:family="text">
      <style:text-properties style:font-name="Liberation Serif" officeooo:rsid="02398e32"/>
    </style:style>
    <style:style style:name="T249" style:family="text">
      <style:text-properties style:font-name="Liberation Serif" officeooo:rsid="0239a420"/>
    </style:style>
    <style:style style:name="T250" style:family="text">
      <style:text-properties style:font-name="Liberation Serif" officeooo:rsid="023dfb25"/>
    </style:style>
    <style:style style:name="T251" style:family="text">
      <style:text-properties style:font-name="Liberation Serif" officeooo:rsid="02601895"/>
    </style:style>
    <style:style style:name="T252" style:family="text">
      <style:text-properties style:font-name="Liberation Serif" officeooo:rsid="026050bd"/>
    </style:style>
    <style:style style:name="T253" style:family="text">
      <style:text-properties style:font-name="Liberation Serif" officeooo:rsid="02623df2"/>
    </style:style>
    <style:style style:name="T254" style:family="text">
      <style:text-properties style:font-name="Liberation Serif" officeooo:rsid="02634aa4"/>
    </style:style>
    <style:style style:name="T255" style:family="text">
      <style:text-properties style:font-name="Liberation Serif" officeooo:rsid="0144c468"/>
    </style:style>
    <style:style style:name="T256" style:family="text">
      <style:text-properties style:font-name="Liberation Serif" officeooo:rsid="026542c4"/>
    </style:style>
    <style:style style:name="T257" style:family="text">
      <style:text-properties style:font-name="Liberation Serif" fo:font-size="13pt" style:font-size-asian="13pt" style:font-size-complex="13pt"/>
    </style:style>
    <style:style style:name="T258" style:family="text">
      <style:text-properties style:font-name="Liberation Serif" officeooo:rsid="02a06248"/>
    </style:style>
    <style:style style:name="T259"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0" style:family="text">
      <style:text-properties style:font-name="Liberation Serif" officeooo:rsid="02beb06e"/>
    </style:style>
    <style:style style:name="T261" style:family="text">
      <style:text-properties style:font-name="Liberation Serif" officeooo:rsid="02c007cb"/>
    </style:style>
    <style:style style:name="T262" style:family="text">
      <style:text-properties style:font-name="Liberation Serif" officeooo:rsid="02d5c304"/>
    </style:style>
    <style:style style:name="T263" style:family="text">
      <style:text-properties style:font-name="Liberation Serif" officeooo:rsid="02f80fcc"/>
    </style:style>
    <style:style style:name="T264" style:family="text">
      <style:text-properties style:font-name="Liberation Serif" officeooo:rsid="03399503"/>
    </style:style>
    <style:style style:name="T265" style:family="text">
      <style:text-properties style:font-name="Liberation Serif" officeooo:rsid="033aa7d2"/>
    </style:style>
    <style:style style:name="T266" style:family="text">
      <style:text-properties style:font-name="Liberation Serif" officeooo:rsid="03363918"/>
    </style:style>
    <style:style style:name="T267" style:family="text">
      <style:text-properties style:font-name="Liberation Serif" officeooo:rsid="033eeeb6"/>
    </style:style>
    <style:style style:name="T268" style:family="text">
      <style:text-properties style:font-name="Liberation Serif" officeooo:rsid="0340d71b"/>
    </style:style>
    <style:style style:name="T269" style:family="text">
      <style:text-properties style:font-name="Liberation Serif" officeooo:rsid="0342c5e3"/>
    </style:style>
    <style:style style:name="T270" style:family="text">
      <style:text-properties style:font-name="Liberation Serif" officeooo:rsid="03431172"/>
    </style:style>
    <style:style style:name="T271" style:family="text">
      <style:text-properties style:font-name="Liberation Serif" officeooo:rsid="0344c5dc"/>
    </style:style>
    <style:style style:name="T272" style:family="text">
      <style:text-properties style:font-name="Liberation Serif" fo:font-style="italic" officeooo:rsid="0340d71b" style:font-style-asian="italic" style:font-style-complex="italic"/>
    </style:style>
    <style:style style:name="T273" style:family="text">
      <style:text-properties style:font-name="Liberation Serif" fo:font-style="italic" officeooo:rsid="03431172" style:font-style-asian="italic" style:font-style-complex="italic"/>
    </style:style>
    <style:style style:name="T274" style:family="text">
      <style:text-properties style:font-name="Liberation Serif" fo:font-style="italic" officeooo:rsid="033eeeb6" style:font-style-asian="italic" style:font-style-complex="italic"/>
    </style:style>
    <style:style style:name="T275" style:family="text">
      <style:text-properties style:font-name="Liberation Serif" fo:font-style="italic" officeooo:rsid="033aa7d2" style:font-style-asian="italic" style:font-style-complex="italic"/>
    </style:style>
    <style:style style:name="T276" style:family="text">
      <style:text-properties style:font-name="Liberation Serif" fo:font-style="italic" officeooo:rsid="0344c5dc" style:font-style-asian="italic" style:font-style-complex="italic"/>
    </style:style>
    <style:style style:name="T277" style:family="text">
      <style:text-properties style:font-name="Liberation Serif" officeooo:rsid="03459091"/>
    </style:style>
    <style:style style:name="T278" style:family="text">
      <style:text-properties style:font-name="Liberation Serif" officeooo:rsid="03485006"/>
    </style:style>
    <style:style style:name="T279" style:family="text">
      <style:text-properties officeooo:rsid="0021c1df"/>
    </style:style>
    <style:style style:name="T280" style:family="text">
      <style:text-properties fo:font-style="italic"/>
    </style:style>
    <style:style style:name="T281" style:family="text">
      <style:text-properties fo:font-style="italic" style:font-style-asian="italic" style:font-style-complex="italic"/>
    </style:style>
    <style:style style:name="T282" style:family="text">
      <style:text-properties fo:font-style="italic" officeooo:rsid="0021c1df" style:font-style-asian="italic" style:font-style-complex="italic"/>
    </style:style>
    <style:style style:name="T283" style:family="text">
      <style:text-properties fo:font-style="italic" officeooo:rsid="00234c37" style:font-style-asian="italic" style:font-style-complex="italic"/>
    </style:style>
    <style:style style:name="T284" style:family="text">
      <style:text-properties fo:font-style="italic" officeooo:rsid="003c8a60" style:font-style-asian="italic" style:font-style-complex="italic"/>
    </style:style>
    <style:style style:name="T285" style:family="text">
      <style:text-properties fo:font-style="italic" officeooo:rsid="008facab" style:font-style-asian="italic" style:font-style-complex="italic"/>
    </style:style>
    <style:style style:name="T286" style:family="text">
      <style:text-properties fo:font-style="italic" officeooo:rsid="01afa032" style:font-style-asian="italic" style:font-style-complex="italic"/>
    </style:style>
    <style:style style:name="T287" style:family="text">
      <style:text-properties fo:font-style="italic" fo:font-weight="bold" style:font-style-asian="italic" style:font-weight-asian="bold" style:font-style-complex="italic" style:font-weight-complex="bold"/>
    </style:style>
    <style:style style:name="T288" style:family="text">
      <style:text-properties fo:font-style="italic" fo:font-weight="bold" officeooo:rsid="002a9704" style:font-style-asian="italic" style:font-weight-asian="bold" style:font-style-complex="italic" style:font-weight-complex="bold"/>
    </style:style>
    <style:style style:name="T289" style:family="text">
      <style:text-properties fo:font-style="italic" fo:font-weight="bold" officeooo:rsid="01b67635" style:font-style-asian="italic" style:font-weight-asian="bold" style:font-style-complex="italic" style:font-weight-complex="bold"/>
    </style:style>
    <style:style style:name="T290"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91" style:family="text">
      <style:text-properties officeooo:rsid="00234c37"/>
    </style:style>
    <style:style style:name="T292" style:family="text">
      <style:text-properties fo:font-style="normal" style:font-style-asian="normal" style:font-style-complex="normal"/>
    </style:style>
    <style:style style:name="T293" style:family="text">
      <style:text-properties fo:font-style="normal" officeooo:rsid="00234c37" style:font-style-asian="normal" style:font-style-complex="normal"/>
    </style:style>
    <style:style style:name="T294" style:family="text">
      <style:text-properties fo:font-style="normal" officeooo:rsid="007264d1" style:font-style-asian="normal" style:font-style-complex="normal"/>
    </style:style>
    <style:style style:name="T295" style:family="text">
      <style:text-properties fo:font-style="normal" officeooo:rsid="008facab" style:font-style-asian="normal" style:font-style-complex="normal"/>
    </style:style>
    <style:style style:name="T296" style:family="text">
      <style:text-properties fo:font-style="normal" officeooo:rsid="01b1d693" style:font-style-asian="normal" style:font-style-complex="normal"/>
    </style:style>
    <style:style style:name="T297" style:family="text">
      <style:text-properties fo:font-style="normal" officeooo:rsid="024b310a" style:font-style-asian="normal" style:font-style-complex="normal"/>
    </style:style>
    <style:style style:name="T298" style:family="text">
      <style:text-properties fo:font-style="normal" fo:font-weight="normal"/>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04351b4" style:font-style-asian="normal" style:font-weight-asian="normal" style:font-style-complex="normal" style:font-weight-complex="normal"/>
    </style:style>
    <style:style style:name="T301" style:family="text">
      <style:text-properties fo:font-style="normal" fo:font-weight="normal" officeooo:rsid="00eba06a" style:font-style-asian="normal" style:font-weight-asian="normal" style:font-style-complex="normal" style:font-weight-complex="normal"/>
    </style:style>
    <style:style style:name="T302" style:family="text">
      <style:text-properties fo:font-style="normal" fo:font-weight="normal" officeooo:rsid="00ecf81b" style:font-style-asian="normal" style:font-weight-asian="normal" style:font-style-complex="normal" style:font-weight-complex="normal"/>
    </style:style>
    <style:style style:name="T303" style:family="text">
      <style:text-properties fo:font-style="normal" fo:font-weight="normal" officeooo:rsid="00ed810e" style:font-style-asian="normal" style:font-weight-asian="normal" style:font-style-complex="normal" style:font-weight-complex="normal"/>
    </style:style>
    <style:style style:name="T304" style:family="text">
      <style:text-properties fo:font-style="normal" fo:font-weight="normal" officeooo:rsid="0326e122" style:font-style-asian="normal" style:font-weight-asian="normal" style:font-style-complex="normal" style:font-weight-complex="normal"/>
    </style:style>
    <style:style style:name="T305" style:family="text">
      <style:text-properties fo:font-style="normal" fo:font-weight="normal" officeooo:rsid="0327c37f" style:font-style-asian="normal" style:font-weight-asian="normal" style:font-style-complex="normal" style:font-weight-complex="normal"/>
    </style:style>
    <style:style style:name="T306" style:family="text">
      <style:text-properties fo:font-style="normal" fo:font-weight="bold" style:font-style-asian="normal" style:font-weight-asian="bold" style:font-style-complex="normal" style:font-weight-complex="bold"/>
    </style:style>
    <style:style style:name="T307" style:family="text">
      <style:text-properties officeooo:rsid="00243074"/>
    </style:style>
    <style:style style:name="T308" style:family="text">
      <style:text-properties officeooo:rsid="0024c0b2"/>
    </style:style>
    <style:style style:name="T309" style:family="text">
      <style:text-properties officeooo:rsid="002a0867"/>
    </style:style>
    <style:style style:name="T310" style:family="text">
      <style:text-properties officeooo:rsid="002a9704"/>
    </style:style>
    <style:style style:name="T311" style:family="text">
      <style:text-properties style:font-name="Liberation Mono"/>
    </style:style>
    <style:style style:name="T312" style:family="text">
      <style:text-properties style:font-name="Liberation Mono" officeooo:rsid="002dfc65"/>
    </style:style>
    <style:style style:name="T313" style:family="text">
      <style:text-properties style:font-name="Liberation Mono" officeooo:rsid="0033c174"/>
    </style:style>
    <style:style style:name="T314" style:family="text">
      <style:text-properties style:font-name="Liberation Mono" fo:font-size="10.5pt" fo:font-style="normal" style:font-size-asian="10.5pt" style:font-style-asian="normal" style:font-size-complex="10.5pt" style:font-style-complex="normal"/>
    </style:style>
    <style:style style:name="T315" style:family="text">
      <style:text-properties style:font-name="Liberation Mono" fo:font-size="10.5pt" style:font-size-asian="10.5pt" style:font-size-complex="10.5pt"/>
    </style:style>
    <style:style style:name="T316" style:family="text">
      <style:text-properties style:font-name="Liberation Mono" fo:font-size="10.5pt" officeooo:rsid="01474eeb" style:font-size-asian="10.5pt" style:font-size-complex="10.5pt"/>
    </style:style>
    <style:style style:name="T317" style:family="text">
      <style:text-properties style:font-name="Liberation Mono" fo:font-size="10.5pt" officeooo:rsid="015b8019" style:font-size-asian="10.5pt" style:font-size-complex="10.5pt"/>
    </style:style>
    <style:style style:name="T318" style:family="text">
      <style:text-properties style:font-name="Liberation Mono" fo:font-size="10.5pt" officeooo:rsid="031b1e85" style:font-size-asian="10.5pt" style:font-size-complex="10.5pt"/>
    </style:style>
    <style:style style:name="T319" style:family="text">
      <style:text-properties style:font-name="Liberation Mono" officeooo:rsid="00a9b357"/>
    </style:style>
    <style:style style:name="T320" style:family="text">
      <style:text-properties style:font-name="Liberation Mono" officeooo:rsid="009f4f0c"/>
    </style:style>
    <style:style style:name="T321" style:family="text">
      <style:text-properties style:font-name="Liberation Mono" fo:font-weight="bold" officeooo:rsid="009f4f0c" style:font-weight-asian="bold" style:font-weight-complex="bold"/>
    </style:style>
    <style:style style:name="T322" style:family="text">
      <style:text-properties style:font-name="Liberation Mono" fo:font-weight="bold" officeooo:rsid="00b47340" style:font-weight-asian="bold" style:font-weight-complex="bold"/>
    </style:style>
    <style:style style:name="T323" style:family="text">
      <style:text-properties style:font-name="Liberation Mono" fo:font-weight="bold" officeooo:rsid="00f9ec88" style:font-weight-asian="bold" style:font-weight-complex="bold"/>
    </style:style>
    <style:style style:name="T324" style:family="text">
      <style:text-properties style:font-name="Liberation Mono" fo:font-weight="bold" officeooo:rsid="00fbcde0" style:font-weight-asian="bold" style:font-weight-complex="bold"/>
    </style:style>
    <style:style style:name="T325" style:family="text">
      <style:text-properties style:font-name="Liberation Mono" fo:font-weight="bold" officeooo:rsid="025f5081" style:font-weight-asian="bold" style:font-weight-complex="bold"/>
    </style:style>
    <style:style style:name="T326" style:family="text">
      <style:text-properties style:font-name="Liberation Mono" fo:font-style="italic" fo:font-weight="bold" style:font-style-asian="italic" style:font-weight-asian="bold" style:font-style-complex="italic" style:font-weight-complex="bold"/>
    </style:style>
    <style:style style:name="T327" style:family="text">
      <style:text-properties style:font-name="Liberation Mono" fo:font-style="italic" fo:font-weight="bold" officeooo:rsid="0033c174" style:font-style-asian="italic" style:font-weight-asian="bold" style:font-style-complex="italic" style:font-weight-complex="bold"/>
    </style:style>
    <style:style style:name="T328" style:family="text">
      <style:text-properties style:font-name="Liberation Mono" fo:font-style="italic" style:font-style-asian="italic" style:font-style-complex="italic"/>
    </style:style>
    <style:style style:name="T329" style:family="text">
      <style:text-properties style:font-name="Liberation Mono" fo:font-weight="normal" style:font-weight-asian="normal" style:font-weight-complex="normal"/>
    </style:style>
    <style:style style:name="T330" style:family="text">
      <style:text-properties style:font-name="Liberation Mono" fo:font-weight="normal" officeooo:rsid="00fbcde0" style:font-weight-asian="normal" style:font-weight-complex="normal"/>
    </style:style>
    <style:style style:name="T331" style:family="text">
      <style:text-properties style:font-name="Liberation Mono" officeooo:rsid="00a22a02"/>
    </style:style>
    <style:style style:name="T332" style:family="text">
      <style:text-properties style:font-name="Liberation Mono" officeooo:rsid="00e1056a"/>
    </style:style>
    <style:style style:name="T333" style:family="text">
      <style:text-properties style:font-name="Liberation Mono" fo:font-size="9pt" style:font-size-asian="9pt" style:font-size-complex="9pt"/>
    </style:style>
    <style:style style:name="T334" style:family="text">
      <style:text-properties style:font-name="Liberation Mono" fo:font-size="9pt" officeooo:rsid="00f20d4a" style:font-size-asian="9pt" style:font-size-complex="9pt"/>
    </style:style>
    <style:style style:name="T335" style:family="text">
      <style:text-properties style:font-name="Liberation Mono" fo:font-size="9pt" officeooo:rsid="01119225" style:font-size-asian="9pt" style:font-size-complex="9pt"/>
    </style:style>
    <style:style style:name="T336" style:family="text">
      <style:text-properties style:font-name="Liberation Mono" fo:font-size="9pt" officeooo:rsid="01399c2a" style:font-size-asian="9pt" style:font-size-complex="9pt"/>
    </style:style>
    <style:style style:name="T337" style:family="text">
      <style:text-properties style:font-name="Liberation Mono" fo:font-size="9pt" officeooo:rsid="013c5732" style:font-size-asian="9pt" style:font-size-complex="9pt"/>
    </style:style>
    <style:style style:name="T338" style:family="text">
      <style:text-properties style:font-name="Liberation Mono" fo:font-size="9pt" officeooo:rsid="02623df2" style:font-size-asian="9pt" style:font-size-complex="9pt"/>
    </style:style>
    <style:style style:name="T339" style:family="text">
      <style:text-properties style:font-name="Liberation Mono" fo:font-size="9pt" fo:font-weight="normal" style:font-size-asian="9pt" style:font-weight-asian="normal" style:font-size-complex="9pt" style:font-weight-complex="normal"/>
    </style:style>
    <style:style style:name="T340" style:family="text">
      <style:text-properties style:font-name="Liberation Mono" officeooo:rsid="01399c2a"/>
    </style:style>
    <style:style style:name="T341" style:family="text">
      <style:text-properties style:font-name="Liberation Mono" officeooo:rsid="0152d803"/>
    </style:style>
    <style:style style:name="T342" style:family="text">
      <style:text-properties style:font-name="Liberation Mono" officeooo:rsid="014607d4"/>
    </style:style>
    <style:style style:name="T343" style:family="text">
      <style:text-properties style:font-name="Liberation Mono" officeooo:rsid="0162ec2e"/>
    </style:style>
    <style:style style:name="T344" style:family="text">
      <style:text-properties style:font-name="Liberation Mono" fo:font-style="normal" style:font-style-asian="normal" style:font-style-complex="normal"/>
    </style:style>
    <style:style style:name="T345" style:family="text">
      <style:text-properties style:font-name="Liberation Mono" officeooo:rsid="002fb204"/>
    </style:style>
    <style:style style:name="T346" style:family="text">
      <style:text-properties style:font-name="Liberation Mono" officeooo:rsid="01e3d85c"/>
    </style:style>
    <style:style style:name="T347" style:family="text">
      <style:text-properties style:font-name="Liberation Mono" officeooo:rsid="0211dfcc"/>
    </style:style>
    <style:style style:name="T348" style:family="text">
      <style:text-properties style:font-name="Liberation Mono" officeooo:rsid="022b1082"/>
    </style:style>
    <style:style style:name="T349" style:family="text">
      <style:text-properties style:font-name="Liberation Mono" officeooo:rsid="02ee9868"/>
    </style:style>
    <style:style style:name="T350" style:family="text">
      <style:text-properties style:font-name="Liberation Mono" officeooo:rsid="02eee802"/>
    </style:style>
    <style:style style:name="T351" style:family="text">
      <style:text-properties style:font-name="Liberation Mono" officeooo:rsid="02f01fe9"/>
    </style:style>
    <style:style style:name="T352" style:family="text">
      <style:text-properties style:font-name="Liberation Mono" officeooo:rsid="02f8f938"/>
    </style:style>
    <style:style style:name="T353" style:family="text">
      <style:text-properties style:font-name="Liberation Mono" officeooo:rsid="02fad438"/>
    </style:style>
    <style:style style:name="T354" style:family="text">
      <style:text-properties style:font-name="Liberation Mono" officeooo:rsid="02fad89f"/>
    </style:style>
    <style:style style:name="T355" style:family="text">
      <style:text-properties style:font-name="Liberation Mono" officeooo:rsid="02ff3229"/>
    </style:style>
    <style:style style:name="T356" style:family="text">
      <style:text-properties style:font-name="Liberation Mono" officeooo:rsid="033aa7d2"/>
    </style:style>
    <style:style style:name="T357" style:family="text">
      <style:text-properties style:font-name="Liberation Mono" officeooo:rsid="03431172"/>
    </style:style>
    <style:style style:name="T358" style:family="text">
      <style:text-properties officeooo:rsid="002dfc65"/>
    </style:style>
    <style:style style:name="T359" style:family="text">
      <style:text-properties officeooo:rsid="00307ffc"/>
    </style:style>
    <style:style style:name="T360" style:family="text">
      <style:text-properties officeooo:rsid="0032ba7c"/>
    </style:style>
    <style:style style:name="T361" style:family="text">
      <style:text-properties fo:font-size="12pt" officeooo:rsid="004e7d7f" style:font-size-asian="12pt" style:font-size-complex="12pt"/>
    </style:style>
    <style:style style:name="T362" style:family="text">
      <style:text-properties officeooo:rsid="004369bb"/>
    </style:style>
    <style:style style:name="T363" style:family="text">
      <style:text-properties officeooo:rsid="00488803"/>
    </style:style>
    <style:style style:name="T364" style:family="text">
      <style:text-properties officeooo:rsid="0048eea8"/>
    </style:style>
    <style:style style:name="T365" style:family="text">
      <style:text-properties officeooo:rsid="0049a6c1"/>
    </style:style>
    <style:style style:name="T366" style:family="text">
      <style:text-properties officeooo:rsid="004b2177"/>
    </style:style>
    <style:style style:name="T367" style:family="text">
      <style:text-properties officeooo:rsid="004c1758"/>
    </style:style>
    <style:style style:name="T368" style:family="text">
      <style:text-properties officeooo:rsid="004daa2e"/>
    </style:style>
    <style:style style:name="T369" style:family="text">
      <style:text-properties officeooo:rsid="004e7d7f"/>
    </style:style>
    <style:style style:name="T370" style:family="text">
      <style:text-properties officeooo:rsid="00513f9e"/>
    </style:style>
    <style:style style:name="T371" style:family="text">
      <style:text-properties officeooo:rsid="005332aa"/>
    </style:style>
    <style:style style:name="T372" style:family="text">
      <style:text-properties officeooo:rsid="0054c7d1"/>
    </style:style>
    <style:style style:name="T373" style:family="text">
      <style:text-properties officeooo:rsid="0056049b"/>
    </style:style>
    <style:style style:name="T374" style:family="text">
      <style:text-properties officeooo:rsid="0057a6f2"/>
    </style:style>
    <style:style style:name="T375" style:family="text">
      <style:text-properties officeooo:rsid="00588c49"/>
    </style:style>
    <style:style style:name="T376" style:family="text">
      <style:text-properties officeooo:rsid="00597f41"/>
    </style:style>
    <style:style style:name="T377" style:family="text">
      <style:text-properties officeooo:rsid="005ace62"/>
    </style:style>
    <style:style style:name="T378" style:family="text">
      <style:text-properties officeooo:rsid="005ddd34"/>
    </style:style>
    <style:style style:name="T379" style:family="text">
      <style:text-properties officeooo:rsid="00638223"/>
    </style:style>
    <style:style style:name="T380" style:family="text">
      <style:text-properties officeooo:rsid="006395e6"/>
    </style:style>
    <style:style style:name="T381" style:family="text">
      <style:text-properties officeooo:rsid="00651e73"/>
    </style:style>
    <style:style style:name="T382" style:family="text">
      <style:text-properties officeooo:rsid="00681309"/>
    </style:style>
    <style:style style:name="T383" style:family="text">
      <style:text-properties officeooo:rsid="00693b34"/>
    </style:style>
    <style:style style:name="T384" style:family="text">
      <style:text-properties officeooo:rsid="006d6e36"/>
    </style:style>
    <style:style style:name="T385" style:family="text">
      <style:text-properties officeooo:rsid="006e5b26"/>
    </style:style>
    <style:style style:name="T386" style:family="text">
      <style:text-properties officeooo:rsid="00702025"/>
    </style:style>
    <style:style style:name="T387" style:family="text">
      <style:text-properties officeooo:rsid="007431a7"/>
    </style:style>
    <style:style style:name="T388" style:family="text">
      <style:text-properties officeooo:rsid="0075cf3d"/>
    </style:style>
    <style:style style:name="T389" style:family="text">
      <style:text-properties style:text-position="super 58%"/>
    </style:style>
    <style:style style:name="T390" style:family="text">
      <style:text-properties style:text-position="super 58%" officeooo:rsid="00b81cd8"/>
    </style:style>
    <style:style style:name="T391" style:family="text">
      <style:text-properties style:text-position="super 58%" style:font-name="Liberation Serif" fo:font-size="10.5pt" style:font-size-asian="10.5pt" style:font-size-complex="10.5pt"/>
    </style:style>
    <style:style style:name="T392" style:family="text">
      <style:text-properties style:text-position="super 58%" style:font-name="Liberation Serif" fo:font-size="10.5pt" officeooo:rsid="00dad54f" style:font-size-asian="10.5pt" style:font-size-complex="10.5pt"/>
    </style:style>
    <style:style style:name="T393" style:family="text">
      <style:text-properties officeooo:rsid="007967fe"/>
    </style:style>
    <style:style style:name="T394" style:family="text">
      <style:text-properties officeooo:rsid="007aab6c"/>
    </style:style>
    <style:style style:name="T395" style:family="text">
      <style:text-properties officeooo:rsid="007c8213"/>
    </style:style>
    <style:style style:name="T396" style:family="text">
      <style:text-properties officeooo:rsid="0080aebe"/>
    </style:style>
    <style:style style:name="T397" style:family="text">
      <style:text-properties officeooo:rsid="00827c52"/>
    </style:style>
    <style:style style:name="T398" style:family="text">
      <style:text-properties officeooo:rsid="00848262"/>
    </style:style>
    <style:style style:name="T399" style:family="text">
      <style:text-properties officeooo:rsid="008552f0"/>
    </style:style>
    <style:style style:name="T400" style:family="text">
      <style:text-properties officeooo:rsid="00890385"/>
    </style:style>
    <style:style style:name="T401" style:family="text">
      <style:text-properties officeooo:rsid="0089e73d"/>
    </style:style>
    <style:style style:name="T402" style:family="text">
      <style:text-properties officeooo:rsid="008facab"/>
    </style:style>
    <style:style style:name="T403" style:family="text">
      <style:text-properties officeooo:rsid="00921b96"/>
    </style:style>
    <style:style style:name="T404" style:family="text">
      <style:text-properties officeooo:rsid="009370e4"/>
    </style:style>
    <style:style style:name="T405" style:family="text">
      <style:text-properties officeooo:rsid="0094869b"/>
    </style:style>
    <style:style style:name="T406" style:family="text">
      <style:text-properties officeooo:rsid="0095caa9"/>
    </style:style>
    <style:style style:name="T407" style:family="text">
      <style:text-properties officeooo:rsid="00978fe2"/>
    </style:style>
    <style:style style:name="T408" style:family="text">
      <style:text-properties officeooo:rsid="00979fda"/>
    </style:style>
    <style:style style:name="T409" style:family="text">
      <style:text-properties style:text-underline-style="solid" style:text-underline-width="auto" style:text-underline-color="font-color"/>
    </style:style>
    <style:style style:name="T410" style:family="text">
      <style:text-properties style:text-underline-style="solid" style:text-underline-width="auto" style:text-underline-color="font-color" officeooo:rsid="009370e4"/>
    </style:style>
    <style:style style:name="T411" style:family="text">
      <style:text-properties style:text-underline-style="solid" style:text-underline-width="auto" style:text-underline-color="font-color" fo:font-weight="bold" style:font-weight-asian="bold" style:font-weight-complex="bold"/>
    </style:style>
    <style:style style:name="T412" style:family="text">
      <style:text-properties style:text-underline-style="solid" style:text-underline-width="auto" style:text-underline-color="font-color" fo:font-weight="bold" officeooo:rsid="02a146e3" style:font-weight-asian="bold" style:font-weight-complex="bold"/>
    </style:style>
    <style:style style:name="T413" style:family="text">
      <style:text-properties officeooo:rsid="00998d16"/>
    </style:style>
    <style:style style:name="T414" style:family="text">
      <style:text-properties officeooo:rsid="009eb2d1"/>
    </style:style>
    <style:style style:name="T415" style:family="text">
      <style:text-properties officeooo:rsid="00a22a02"/>
    </style:style>
    <style:style style:name="T416" style:family="text">
      <style:text-properties officeooo:rsid="00b81cd8"/>
    </style:style>
    <style:style style:name="T417" style:family="text">
      <style:text-properties officeooo:rsid="00ba8c30"/>
    </style:style>
    <style:style style:name="T418" style:family="text">
      <style:text-properties officeooo:rsid="00bd6b4f"/>
    </style:style>
    <style:style style:name="T419" style:family="text">
      <style:text-properties officeooo:rsid="00c76ac6"/>
    </style:style>
    <style:style style:name="T420" style:family="text">
      <style:text-properties fo:font-size="9pt" style:font-size-asian="9pt" style:font-size-complex="9pt"/>
    </style:style>
    <style:style style:name="T421" style:family="text">
      <style:text-properties fo:font-size="9pt" officeooo:rsid="0033c174" style:font-size-asian="9pt" style:font-size-complex="9pt"/>
    </style:style>
    <style:style style:name="T422" style:family="text">
      <style:text-properties fo:font-size="9pt" officeooo:rsid="00ff23b3" style:font-size-asian="9pt" style:font-size-complex="9pt"/>
    </style:style>
    <style:style style:name="T423" style:family="text">
      <style:text-properties fo:font-size="9pt" officeooo:rsid="010ca8fd" style:font-size-asian="9pt" style:font-size-complex="9pt"/>
    </style:style>
    <style:style style:name="T424" style:family="text">
      <style:text-properties fo:font-size="9pt" officeooo:rsid="010d6873" style:font-size-asian="9pt" style:font-size-complex="9pt"/>
    </style:style>
    <style:style style:name="T425" style:family="text">
      <style:text-properties fo:font-size="9pt" officeooo:rsid="010da4cf" style:font-size-asian="9pt" style:font-size-complex="9pt"/>
    </style:style>
    <style:style style:name="T426" style:family="text">
      <style:text-properties fo:font-size="9pt" officeooo:rsid="01f0e5b9" style:font-size-asian="9pt" style:font-size-complex="9pt"/>
    </style:style>
    <style:style style:name="T427" style:family="text">
      <style:text-properties fo:font-size="9pt" officeooo:rsid="025ab72b" style:font-size-asian="9pt" style:font-size-complex="9pt"/>
    </style:style>
    <style:style style:name="T428" style:family="text">
      <style:text-properties fo:font-size="9pt" officeooo:rsid="025bda82" style:font-size-asian="9pt" style:font-size-complex="9pt"/>
    </style:style>
    <style:style style:name="T429" style:family="text">
      <style:text-properties fo:font-size="9pt" officeooo:rsid="028305b5" style:font-size-asian="9pt" style:font-size-complex="9pt"/>
    </style:style>
    <style:style style:name="T430" style:family="text">
      <style:text-properties fo:font-size="9pt" officeooo:rsid="02898fda" style:font-size-asian="9pt" style:font-size-complex="9pt"/>
    </style:style>
    <style:style style:name="T431" style:family="text">
      <style:text-properties fo:font-size="9pt" officeooo:rsid="028a28e8" style:font-size-asian="9pt" style:font-size-complex="9pt"/>
    </style:style>
    <style:style style:name="T432" style:family="text">
      <style:text-properties fo:font-size="9pt" officeooo:rsid="028a3c99" style:font-size-asian="9pt" style:font-size-complex="9pt"/>
    </style:style>
    <style:style style:name="T433" style:family="text">
      <style:text-properties fo:font-size="9pt" fo:font-weight="bold" style:font-size-asian="9pt" style:font-weight-asian="bold" style:font-size-complex="9pt" style:font-weight-complex="bold"/>
    </style:style>
    <style:style style:name="T434" style:family="text">
      <style:text-properties fo:font-size="9pt" fo:font-style="normal" fo:font-weight="normal" style:font-size-asian="9pt" style:font-style-asian="normal" style:font-weight-asian="normal" style:font-size-complex="9pt" style:font-style-complex="normal" style:font-weight-complex="normal"/>
    </style:style>
    <style:style style:name="T435" style:family="text">
      <style:text-properties officeooo:rsid="00c9510c"/>
    </style:style>
    <style:style style:name="T436" style:family="text">
      <style:text-properties officeooo:rsid="00c9d5d0"/>
    </style:style>
    <style:style style:name="T437" style:family="text">
      <style:text-properties officeooo:rsid="00cac0b0"/>
    </style:style>
    <style:style style:name="T438" style:family="text">
      <style:text-properties officeooo:rsid="00cd509a"/>
    </style:style>
    <style:style style:name="T439" style:family="text">
      <style:text-properties officeooo:rsid="00d1b7a3"/>
    </style:style>
    <style:style style:name="T440" style:family="text">
      <style:text-properties officeooo:rsid="00d7ac05"/>
    </style:style>
    <style:style style:name="T441" style:family="text">
      <style:text-properties fo:color="#ce181e" style:font-name="Liberation Serif" fo:font-style="italic" officeooo:rsid="00d7ac05" style:font-style-asian="italic" style:font-style-complex="italic"/>
    </style:style>
    <style:style style:name="T442" style:family="text">
      <style:text-properties fo:color="#ce181e" style:font-name="Liberation Serif" fo:font-size="10.5pt" officeooo:rsid="032f6c8c" style:font-size-asian="10.5pt" style:font-size-complex="10.5pt"/>
    </style:style>
    <style:style style:name="T443" style:family="text">
      <style:text-properties fo:color="#ce181e" fo:font-weight="bold" style:font-weight-asian="bold" style:font-weight-complex="bold"/>
    </style:style>
    <style:style style:name="T444" style:family="text">
      <style:text-properties fo:color="#ce181e" fo:font-weight="bold" officeooo:rsid="00d7ac05" style:font-weight-asian="bold" style:font-weight-complex="bold"/>
    </style:style>
    <style:style style:name="T445" style:family="text">
      <style:text-properties officeooo:rsid="00dfbac3"/>
    </style:style>
    <style:style style:name="T446" style:family="text">
      <style:text-properties officeooo:rsid="00f68340"/>
    </style:style>
    <style:style style:name="T447" style:family="text">
      <style:text-properties officeooo:rsid="0101e282"/>
    </style:style>
    <style:style style:name="T448" style:family="text">
      <style:text-properties fo:font-size="10.5pt" fo:font-weight="normal" officeooo:rsid="010ec004" style:font-size-asian="10.5pt" style:font-weight-asian="normal" style:font-size-complex="10.5pt" style:font-weight-complex="normal"/>
    </style:style>
    <style:style style:name="T449" style:family="text">
      <style:text-properties fo:font-size="10.5pt" fo:font-weight="normal" officeooo:rsid="01f0e5b9" style:font-size-asian="10.5pt" style:font-weight-asian="normal" style:font-size-complex="10.5pt" style:font-weight-complex="normal"/>
    </style:style>
    <style:style style:name="T450" style:family="text">
      <style:text-properties fo:font-size="10.5pt" style:font-size-asian="10.5pt" style:font-size-complex="10.5pt"/>
    </style:style>
    <style:style style:name="T451" style:family="text">
      <style:text-properties fo:font-size="10.5pt" officeooo:rsid="011edf64" style:font-size-asian="10.5pt" style:font-size-complex="10.5pt"/>
    </style:style>
    <style:style style:name="T452" style:family="text">
      <style:text-properties fo:font-size="10.5pt" officeooo:rsid="016efb99" style:font-size-asian="10.5pt" style:font-size-complex="10.5pt"/>
    </style:style>
    <style:style style:name="T453" style:family="text">
      <style:text-properties fo:font-size="10.5pt" officeooo:rsid="01e532c0" style:font-size-asian="10.5pt" style:font-size-complex="10.5pt"/>
    </style:style>
    <style:style style:name="T454" style:family="text">
      <style:text-properties fo:font-size="10.5pt" officeooo:rsid="031b1e85" style:font-size-asian="10.5pt" style:font-size-complex="10.5pt"/>
    </style:style>
    <style:style style:name="T455" style:family="text">
      <style:text-properties fo:font-size="10.5pt" officeooo:rsid="031e8ba1" style:font-size-asian="10.5pt" style:font-size-complex="10.5pt"/>
    </style:style>
    <style:style style:name="T456" style:family="text">
      <style:text-properties fo:font-size="10.5pt" officeooo:rsid="031f5a03" style:font-size-asian="10.5pt" style:font-size-complex="10.5pt"/>
    </style:style>
    <style:style style:name="T457" style:family="text">
      <style:text-properties fo:font-size="10.5pt" officeooo:rsid="0320d9e8" style:font-size-asian="10.5pt" style:font-size-complex="10.5pt"/>
    </style:style>
    <style:style style:name="T458" style:family="text">
      <style:text-properties fo:font-size="10.5pt" officeooo:rsid="0321ca36" style:font-size-asian="10.5pt" style:font-size-complex="10.5pt"/>
    </style:style>
    <style:style style:name="T459" style:family="text">
      <style:text-properties fo:font-size="10.5pt" officeooo:rsid="0323a08b" style:font-size-asian="10.5pt" style:font-size-complex="10.5pt"/>
    </style:style>
    <style:style style:name="T460" style:family="text">
      <style:text-properties officeooo:rsid="01165d8a"/>
    </style:style>
    <style:style style:name="T461" style:family="text">
      <style:text-properties officeooo:rsid="011edf64"/>
    </style:style>
    <style:style style:name="T462" style:family="text">
      <style:text-properties officeooo:rsid="01260ecb"/>
    </style:style>
    <style:style style:name="T463" style:family="text">
      <style:text-properties officeooo:rsid="012761dd"/>
    </style:style>
    <style:style style:name="T464" style:family="text">
      <style:text-properties officeooo:rsid="01277880"/>
    </style:style>
    <style:style style:name="T465" style:family="text">
      <style:text-properties officeooo:rsid="01287011"/>
    </style:style>
    <style:style style:name="T466" style:family="text">
      <style:text-properties officeooo:rsid="01288925"/>
    </style:style>
    <style:style style:name="T467" style:family="text">
      <style:text-properties officeooo:rsid="012dad42"/>
    </style:style>
    <style:style style:name="T468" style:family="text">
      <style:text-properties fo:font-variant="normal" fo:text-transform="none" fo:color="#202122" fo:font-size="10.5pt" fo:letter-spacing="normal" fo:font-style="normal" fo:font-weight="normal" officeooo:rsid="012dad42"/>
    </style:style>
    <style:style style:name="T469" style:family="text">
      <style:text-properties fo:font-variant="normal" fo:text-transform="none" fo:color="#000000" fo:letter-spacing="normal"/>
    </style:style>
    <style:style style:name="T470" style:family="text">
      <style:text-properties fo:font-variant="normal" fo:text-transform="none" fo:color="#000000" fo:letter-spacing="normal" fo:font-style="normal" fo:font-weight="normal"/>
    </style:style>
    <style:style style:name="T471" style:family="text">
      <style:text-properties fo:font-variant="normal" fo:text-transform="none" fo:color="#000000" fo:letter-spacing="normal" fo:font-style="normal" fo:font-weight="normal" officeooo:rsid="01688df7"/>
    </style:style>
    <style:style style:name="T472" style:family="text">
      <style:text-properties fo:font-variant="normal" fo:text-transform="none" fo:color="#000000" fo:letter-spacing="normal" fo:font-style="normal" fo:font-weight="normal" officeooo:rsid="0169d1ed"/>
    </style:style>
    <style:style style:name="T473" style:family="text">
      <style:text-properties fo:font-variant="normal" fo:text-transform="none" fo:color="#000000" fo:letter-spacing="normal" fo:font-style="normal" fo:font-weight="normal" officeooo:rsid="016a4534"/>
    </style:style>
    <style:style style:name="T474" style:family="text">
      <style:text-properties fo:font-variant="normal" fo:text-transform="none" fo:color="#000000" fo:letter-spacing="normal" fo:font-style="normal" fo:font-weight="normal" officeooo:rsid="035468d2"/>
    </style:style>
    <style:style style:name="T475" style:family="text">
      <style:text-properties fo:font-variant="normal" fo:text-transform="none" fo:color="#000000" style:font-name="Liberation Serif" fo:font-size="10.5pt" fo:letter-spacing="normal" fo:font-style="normal" fo:font-weight="normal" style:font-size-asian="10.5pt" style:font-size-complex="10.5pt"/>
    </style:style>
    <style:style style:name="T476"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77"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78"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79" style:family="text">
      <style:text-properties fo:font-variant="normal" fo:text-transform="none" fo:color="#000000" style:font-name="Liberation Serif" fo:letter-spacing="normal"/>
    </style:style>
    <style:style style:name="T480" style:family="text">
      <style:text-properties fo:font-variant="normal" fo:text-transform="none" fo:color="#000000" style:font-name="Liberation Serif" fo:letter-spacing="normal" fo:font-style="normal" fo:font-weight="normal"/>
    </style:style>
    <style:style style:name="T481" style:family="text">
      <style:text-properties fo:font-variant="normal" fo:text-transform="none" fo:color="#000000" style:font-name="Liberation Serif" fo:font-size="9pt" fo:letter-spacing="normal" fo:font-style="normal" fo:font-weight="normal" style:font-size-asian="9pt" style:font-size-complex="9pt"/>
    </style:style>
    <style:style style:name="T482" style:family="text">
      <style:text-properties fo:font-variant="normal" fo:text-transform="none" fo:color="#000000" style:font-name="Liberation Mono" fo:font-size="10.5pt" fo:letter-spacing="normal" fo:font-style="normal" fo:font-weight="normal" style:font-size-asian="10.5pt" style:font-size-complex="10.5pt"/>
    </style:style>
    <style:style style:name="T483" style:family="text">
      <style:text-properties fo:font-variant="normal" fo:text-transform="none" fo:color="#000000" style:font-name="Times New Roman" fo:font-size="10.5pt" fo:letter-spacing="normal" fo:font-style="normal" fo:font-weight="normal" style:font-size-asian="10.5pt" style:font-size-complex="10.5pt"/>
    </style:style>
    <style:style style:name="T484" style:family="text">
      <style:text-properties fo:font-variant="normal" fo:text-transform="none" style:font-name="Times New Roman" fo:font-size="10.5pt" fo:letter-spacing="normal" fo:font-style="normal" fo:font-weight="normal" style:font-size-asian="10.5pt" style:font-size-complex="10.5pt"/>
    </style:style>
    <style:style style:name="T485" style:family="text">
      <style:text-properties officeooo:rsid="01312be0"/>
    </style:style>
    <style:style style:name="T486" style:family="text">
      <style:text-properties officeooo:rsid="013185c1"/>
    </style:style>
    <style:style style:name="T487" style:family="text">
      <style:text-properties officeooo:rsid="0131dde4"/>
    </style:style>
    <style:style style:name="T488" style:family="text">
      <style:text-properties officeooo:rsid="0134ad13"/>
    </style:style>
    <style:style style:name="T489" style:family="text">
      <style:text-properties officeooo:rsid="013c5732"/>
    </style:style>
    <style:style style:name="T490" style:family="text">
      <style:text-properties officeooo:rsid="0142954f"/>
    </style:style>
    <style:style style:name="T491" style:family="text">
      <style:text-properties officeooo:rsid="014607d4"/>
    </style:style>
    <style:style style:name="T492" style:family="text">
      <style:text-properties officeooo:rsid="0148fe2c"/>
    </style:style>
    <style:style style:name="T493" style:family="text">
      <style:text-properties officeooo:rsid="01507d59"/>
    </style:style>
    <style:style style:name="T494" style:family="text">
      <style:text-properties officeooo:rsid="01513eea"/>
    </style:style>
    <style:style style:name="T495" style:family="text">
      <style:text-properties officeooo:rsid="015862b9"/>
    </style:style>
    <style:style style:name="T496" style:family="text">
      <style:text-properties officeooo:rsid="0160f237"/>
    </style:style>
    <style:style style:name="T497" style:family="text">
      <style:text-properties officeooo:rsid="016401ad"/>
    </style:style>
    <style:style style:name="T498" style:family="text">
      <style:text-properties officeooo:rsid="016b750a"/>
    </style:style>
    <style:style style:name="T499" style:family="text">
      <style:text-properties officeooo:rsid="016efb99"/>
    </style:style>
    <style:style style:name="T500" style:family="text">
      <style:text-properties officeooo:rsid="016f8df0"/>
    </style:style>
    <style:style style:name="T501" style:family="text">
      <style:text-properties officeooo:rsid="016fddc2"/>
    </style:style>
    <style:style style:name="T502" style:family="text">
      <style:text-properties officeooo:rsid="01760f82"/>
    </style:style>
    <style:style style:name="T503" style:family="text">
      <style:text-properties officeooo:rsid="017a78a8"/>
    </style:style>
    <style:style style:name="T504" style:family="text">
      <style:text-properties officeooo:rsid="017de0ff"/>
    </style:style>
    <style:style style:name="T505" style:family="text">
      <style:text-properties officeooo:rsid="0180b268"/>
    </style:style>
    <style:style style:name="T506" style:family="text">
      <style:text-properties officeooo:rsid="01819e21"/>
    </style:style>
    <style:style style:name="T507" style:family="text">
      <style:text-properties officeooo:rsid="0183539c"/>
    </style:style>
    <style:style style:name="T508" style:family="text">
      <style:text-properties officeooo:rsid="0187fcaf"/>
    </style:style>
    <style:style style:name="T509" style:family="text">
      <style:text-properties officeooo:rsid="01a8c03e"/>
    </style:style>
    <style:style style:name="T510" style:family="text">
      <style:text-properties officeooo:rsid="01a95f4e"/>
    </style:style>
    <style:style style:name="T511" style:family="text">
      <style:text-properties officeooo:rsid="01a99e92"/>
    </style:style>
    <style:style style:name="T512" style:family="text">
      <style:text-properties style:font-name="MathJax Math" fo:font-style="italic"/>
    </style:style>
    <style:style style:name="T513" style:family="text">
      <style:text-properties style:font-name="MathJax Math" fo:font-style="italic" officeooo:rsid="01afa032"/>
    </style:style>
    <style:style style:name="T514" style:family="text">
      <style:text-properties style:font-name="MathJax Math" fo:font-style="normal" officeooo:rsid="01afa032" style:font-style-asian="normal" style:font-style-complex="normal"/>
    </style:style>
    <style:style style:name="T515" style:family="text">
      <style:text-properties style:font-name="MathJax Math" fo:font-style="normal" officeooo:rsid="01b1d693" style:font-style-asian="normal" style:font-style-complex="normal"/>
    </style:style>
    <style:style style:name="T516" style:family="text">
      <style:text-properties officeooo:rsid="01b14a54"/>
    </style:style>
    <style:style style:name="T517" style:family="text">
      <style:text-properties officeooo:rsid="01b1d693"/>
    </style:style>
    <style:style style:name="T518" style:family="text">
      <style:text-properties officeooo:rsid="01b4d2ee"/>
    </style:style>
    <style:style style:name="T519" style:family="text">
      <style:text-properties officeooo:rsid="01b67635"/>
    </style:style>
    <style:style style:name="T520" style:family="text">
      <style:text-properties officeooo:rsid="01b97aa5"/>
    </style:style>
    <style:style style:name="T521" style:family="text">
      <style:text-properties officeooo:rsid="01bc34c2"/>
    </style:style>
    <style:style style:name="T522" style:family="text">
      <style:text-properties officeooo:rsid="01be3432"/>
    </style:style>
    <style:style style:name="T523" style:family="text">
      <style:text-properties officeooo:rsid="01c1fef9"/>
    </style:style>
    <style:style style:name="T524" style:family="text">
      <style:text-properties officeooo:rsid="01c3a2c8"/>
    </style:style>
    <style:style style:name="T525" style:family="text">
      <style:text-properties officeooo:rsid="01c43f8a"/>
    </style:style>
    <style:style style:name="T526" style:family="text">
      <style:text-properties officeooo:rsid="01c61631"/>
    </style:style>
    <style:style style:name="T527" style:family="text">
      <style:text-properties officeooo:rsid="01cce47e"/>
    </style:style>
    <style:style style:name="T528" style:family="text">
      <style:text-properties officeooo:rsid="01ce4f80"/>
    </style:style>
    <style:style style:name="T529" style:family="text">
      <style:text-properties officeooo:rsid="01d2a718"/>
    </style:style>
    <style:style style:name="T530" style:family="text">
      <style:text-properties officeooo:rsid="01d3bda6"/>
    </style:style>
    <style:style style:name="T531" style:family="text">
      <style:text-properties officeooo:rsid="01d62a67"/>
    </style:style>
    <style:style style:name="T532" style:family="text">
      <style:text-properties officeooo:rsid="01d7eff5"/>
    </style:style>
    <style:style style:name="T533" style:family="text">
      <style:text-properties officeooo:rsid="01dbdff1"/>
    </style:style>
    <style:style style:name="T534" style:family="text">
      <style:text-properties officeooo:rsid="01dc3eff"/>
    </style:style>
    <style:style style:name="T535" style:family="text">
      <style:text-properties style:text-line-through-style="solid" style:text-line-through-type="single" fo:font-size="9pt" style:font-size-asian="9pt" style:font-size-complex="9pt"/>
    </style:style>
    <style:style style:name="T536" style:family="text">
      <style:text-properties fo:color="#df3820" fo:font-size="9pt" style:font-size-asian="9pt" style:font-size-complex="9pt"/>
    </style:style>
    <style:style style:name="T537" style:family="text">
      <style:text-properties officeooo:rsid="01dedd81"/>
    </style:style>
    <style:style style:name="T538" style:family="text">
      <style:text-properties officeooo:rsid="01e16024"/>
    </style:style>
    <style:style style:name="T539" style:family="text">
      <style:text-properties style:text-position="-33% 80%"/>
    </style:style>
    <style:style style:name="T540" style:family="text">
      <style:text-properties officeooo:rsid="01e3d85c"/>
    </style:style>
    <style:style style:name="T541" style:family="text">
      <style:text-properties officeooo:rsid="01e53200"/>
    </style:style>
    <style:style style:name="T542" style:family="text">
      <style:text-properties fo:color="#ff0000" fo:font-size="10.5pt" style:font-size-asian="10.5pt" style:font-size-complex="10.5pt"/>
    </style:style>
    <style:style style:name="T543" style:family="text">
      <style:text-properties officeooo:rsid="01e9af06"/>
    </style:style>
    <style:style style:name="T544" style:family="text">
      <style:text-properties officeooo:rsid="01ecfc22"/>
    </style:style>
    <style:style style:name="T545" style:family="text">
      <style:text-properties officeooo:rsid="01ee167a"/>
    </style:style>
    <style:style style:name="T546" style:family="text">
      <style:text-properties officeooo:rsid="01f2e22f"/>
    </style:style>
    <style:style style:name="T547" style:family="text">
      <style:text-properties officeooo:rsid="01f358d6"/>
    </style:style>
    <style:style style:name="T548" style:family="text">
      <style:text-properties officeooo:rsid="01f41e62"/>
    </style:style>
    <style:style style:name="T549" style:family="text">
      <style:text-properties officeooo:rsid="01f4bc55"/>
    </style:style>
    <style:style style:name="T550" style:family="text">
      <style:text-properties officeooo:rsid="01f85ce3"/>
    </style:style>
    <style:style style:name="T551" style:family="text">
      <style:text-properties officeooo:rsid="01f999dc"/>
    </style:style>
    <style:style style:name="T552" style:family="text">
      <style:text-properties officeooo:rsid="01fa8bc7"/>
    </style:style>
    <style:style style:name="T553" style:family="text">
      <style:text-properties officeooo:rsid="01fe5dbf"/>
    </style:style>
    <style:style style:name="T554" style:family="text">
      <style:text-properties officeooo:rsid="01ff39eb"/>
    </style:style>
    <style:style style:name="T555" style:family="text">
      <style:text-properties officeooo:rsid="02000c43"/>
    </style:style>
    <style:style style:name="T556" style:family="text">
      <style:text-properties officeooo:rsid="0201fd24"/>
    </style:style>
    <style:style style:name="T557" style:family="text">
      <style:text-properties officeooo:rsid="02025a50"/>
    </style:style>
    <style:style style:name="T558" style:family="text">
      <style:text-properties officeooo:rsid="020379fa"/>
    </style:style>
    <style:style style:name="T559" style:family="text">
      <style:text-properties officeooo:rsid="0204e336"/>
    </style:style>
    <style:style style:name="T560" style:family="text">
      <style:text-properties officeooo:rsid="02092e4c"/>
    </style:style>
    <style:style style:name="T561" style:family="text">
      <style:text-properties officeooo:rsid="02140279"/>
    </style:style>
    <style:style style:name="T562" style:family="text">
      <style:text-properties officeooo:rsid="021fc0c8"/>
    </style:style>
    <style:style style:name="T563" style:family="text">
      <style:text-properties officeooo:rsid="0220993a"/>
    </style:style>
    <style:style style:name="T564" style:family="text">
      <style:text-properties officeooo:rsid="02263cd7"/>
    </style:style>
    <style:style style:name="T565" style:family="text">
      <style:text-properties officeooo:rsid="0226e2ac"/>
    </style:style>
    <style:style style:name="T566" style:family="text">
      <style:text-properties officeooo:rsid="0228353a"/>
    </style:style>
    <style:style style:name="T567" style:family="text">
      <style:text-properties officeooo:rsid="022fec71"/>
    </style:style>
    <style:style style:name="T568" style:family="text">
      <style:text-properties officeooo:rsid="0239a420"/>
    </style:style>
    <style:style style:name="T569" style:family="text">
      <style:text-properties officeooo:rsid="023dfb25"/>
    </style:style>
    <style:style style:name="T570" style:family="text">
      <style:text-properties officeooo:rsid="024826e2"/>
    </style:style>
    <style:style style:name="T571" style:family="text">
      <style:text-properties officeooo:rsid="024aa5b2"/>
    </style:style>
    <style:style style:name="T572" style:family="text">
      <style:text-properties officeooo:rsid="024ad0af"/>
    </style:style>
    <style:style style:name="T573" style:family="text">
      <style:text-properties officeooo:rsid="024b310a"/>
    </style:style>
    <style:style style:name="T574" style:family="text">
      <style:text-properties officeooo:rsid="0255bc09"/>
    </style:style>
    <style:style style:name="T575" style:family="text">
      <style:text-properties officeooo:rsid="0255bd1d"/>
    </style:style>
    <style:style style:name="T576" style:family="text">
      <style:text-properties officeooo:rsid="02570be9"/>
    </style:style>
    <style:style style:name="T577" style:family="text">
      <style:text-properties officeooo:rsid="02623df2"/>
    </style:style>
    <style:style style:name="T578" style:family="text">
      <style:text-properties officeooo:rsid="026542c4"/>
    </style:style>
    <style:style style:name="T579" style:family="text">
      <style:text-properties officeooo:rsid="0273473b"/>
    </style:style>
    <style:style style:name="T580" style:family="text">
      <style:text-properties officeooo:rsid="0275fc94"/>
    </style:style>
    <style:style style:name="T581" style:family="text">
      <style:text-properties officeooo:rsid="0276237d"/>
    </style:style>
    <style:style style:name="T582" style:family="text">
      <style:text-properties officeooo:rsid="0278f384"/>
    </style:style>
    <style:style style:name="T583" style:family="text">
      <style:text-properties officeooo:rsid="027ca85a"/>
    </style:style>
    <style:style style:name="T584" style:family="text">
      <style:text-properties officeooo:rsid="027da0fb"/>
    </style:style>
    <style:style style:name="T585" style:family="text">
      <style:text-properties style:text-position="sub 58%" officeooo:rsid="027da0fb"/>
    </style:style>
    <style:style style:name="T586" style:family="text">
      <style:text-properties style:text-position="sub 58%" style:font-name="Liberation Serif" fo:font-size="13pt" style:font-size-asian="13pt" style:font-size-complex="13pt"/>
    </style:style>
    <style:style style:name="T587" style:family="text">
      <style:text-properties style:text-position="sub 58%" style:font-name="Liberation Serif" fo:font-size="13pt" officeooo:rsid="027df749" style:font-size-asian="13pt" style:font-size-complex="13pt"/>
    </style:style>
    <style:style style:name="T588" style:family="text">
      <style:text-properties officeooo:rsid="027fd0f8"/>
    </style:style>
    <style:style style:name="T589" style:family="text">
      <style:text-properties officeooo:rsid="0294611d"/>
    </style:style>
    <style:style style:name="T590" style:family="text">
      <style:text-properties officeooo:rsid="0295522a"/>
    </style:style>
    <style:style style:name="T591" style:family="text">
      <style:text-properties officeooo:rsid="02971b99"/>
    </style:style>
    <style:style style:name="T592" style:family="text">
      <style:text-properties officeooo:rsid="0298589f"/>
    </style:style>
    <style:style style:name="T593" style:family="text">
      <style:text-properties officeooo:rsid="029a84f8"/>
    </style:style>
    <style:style style:name="T594" style:family="text">
      <style:text-properties officeooo:rsid="02a06248"/>
    </style:style>
    <style:style style:name="T595" style:family="text">
      <style:text-properties officeooo:rsid="02a146e3"/>
    </style:style>
    <style:style style:name="T596" style:family="text">
      <style:text-properties officeooo:rsid="02a265a1"/>
    </style:style>
    <style:style style:name="T597" style:family="text">
      <style:text-properties officeooo:rsid="02a5ed1b"/>
    </style:style>
    <style:style style:name="T598" style:family="text">
      <style:text-properties officeooo:rsid="02a7cc42"/>
    </style:style>
    <style:style style:name="T599" style:family="text">
      <style:text-properties officeooo:rsid="02a82d87"/>
    </style:style>
    <style:style style:name="T600" style:family="text">
      <style:text-properties officeooo:rsid="02aa008c"/>
    </style:style>
    <style:style style:name="T601" style:family="text">
      <style:text-properties officeooo:rsid="02aa807a"/>
    </style:style>
    <style:style style:name="T602" style:family="text">
      <style:text-properties officeooo:rsid="02be5cd4"/>
    </style:style>
    <style:style style:name="T603" style:family="text">
      <style:text-properties officeooo:rsid="02beb06e"/>
    </style:style>
    <style:style style:name="T604" style:family="text">
      <style:text-properties officeooo:rsid="02d1f4ff"/>
    </style:style>
    <style:style style:name="T605" style:family="text">
      <style:text-properties officeooo:rsid="02db243f"/>
    </style:style>
    <style:style style:name="T606" style:family="text">
      <style:text-properties officeooo:rsid="02e327d8"/>
    </style:style>
    <style:style style:name="T607" style:family="text">
      <style:text-properties officeooo:rsid="02e43d98"/>
    </style:style>
    <style:style style:name="T608" style:family="text">
      <style:text-properties officeooo:rsid="02e94452"/>
    </style:style>
    <style:style style:name="T609" style:family="text">
      <style:text-properties officeooo:rsid="02ea917f"/>
    </style:style>
    <style:style style:name="T610" style:family="text">
      <style:text-properties officeooo:rsid="02ebcaf0"/>
    </style:style>
    <style:style style:name="T611" style:family="text">
      <style:text-properties officeooo:rsid="02ec8b76"/>
    </style:style>
    <style:style style:name="T612" style:family="text">
      <style:text-properties officeooo:rsid="02ee9868"/>
    </style:style>
    <style:style style:name="T613" style:family="text">
      <style:text-properties officeooo:rsid="02eee802"/>
    </style:style>
    <style:style style:name="T614" style:family="text">
      <style:text-properties officeooo:rsid="02f01fe9"/>
    </style:style>
    <style:style style:name="T615" style:family="text">
      <style:text-properties officeooo:rsid="02f18c28"/>
    </style:style>
    <style:style style:name="T616" style:family="text">
      <style:text-properties officeooo:rsid="02f66d48"/>
    </style:style>
    <style:style style:name="T617" style:family="text">
      <style:text-properties officeooo:rsid="02f8020f"/>
    </style:style>
    <style:style style:name="T618" style:family="text">
      <style:text-properties officeooo:rsid="02fc6d01"/>
    </style:style>
    <style:style style:name="T619" style:family="text">
      <style:text-properties officeooo:rsid="02fe48a7"/>
    </style:style>
    <style:style style:name="T620" style:family="text">
      <style:text-properties officeooo:rsid="02fe7a9a"/>
    </style:style>
    <style:style style:name="T621" style:family="text">
      <style:text-properties officeooo:rsid="0302ae37"/>
    </style:style>
    <style:style style:name="T622" style:family="text">
      <style:text-properties officeooo:rsid="030541c6"/>
    </style:style>
    <style:style style:name="T623" style:family="text">
      <style:text-properties officeooo:rsid="0306c5c3"/>
    </style:style>
    <style:style style:name="T624" style:family="text">
      <style:text-properties officeooo:rsid="03098661"/>
    </style:style>
    <style:style style:name="T625" style:family="text">
      <style:text-properties officeooo:rsid="030cba46"/>
    </style:style>
    <style:style style:name="T626" style:family="text">
      <style:text-properties officeooo:rsid="01e532c0"/>
    </style:style>
    <style:style style:name="T627" style:family="text">
      <style:text-properties officeooo:rsid="031960be"/>
    </style:style>
    <style:style style:name="T628" style:family="text">
      <style:text-properties officeooo:rsid="03238b39"/>
    </style:style>
    <style:style style:name="T629" style:family="text">
      <style:text-properties officeooo:rsid="0323a08b"/>
    </style:style>
    <style:style style:name="T630" style:family="text">
      <style:text-properties officeooo:rsid="0326e122"/>
    </style:style>
    <style:style style:name="T631" style:family="text">
      <style:text-properties officeooo:rsid="0334f56b"/>
    </style:style>
    <style:style style:name="T632" style:family="text">
      <style:text-properties officeooo:rsid="03363918"/>
    </style:style>
    <style:style style:name="T633" style:family="text">
      <style:text-properties officeooo:rsid="0337442a"/>
    </style:style>
    <style:style style:name="T634" style:family="text">
      <style:text-properties officeooo:rsid="03399503"/>
    </style:style>
    <style:style style:name="T635" style:family="text">
      <style:text-properties officeooo:rsid="033acc4d"/>
    </style:style>
    <style:style style:name="T636" style:family="text">
      <style:text-properties officeooo:rsid="03459091"/>
    </style:style>
    <style:style style:name="T637" style:family="text">
      <style:text-properties style:font-name="Liberation Serif"/>
    </style:style>
    <style:style style:name="T638" style:family="text">
      <style:text-properties style:font-name="Liberation Serif" officeooo:rsid="034c60e1"/>
    </style:style>
    <style:style style:name="T639" style:family="text">
      <style:text-properties style:font-name="Liberation Serif" officeooo:rsid="034e4c07"/>
    </style:style>
    <style:style style:name="T640" style:family="text">
      <style:text-properties style:font-name="Liberation Serif" officeooo:rsid="034d0306"/>
    </style:style>
    <style:style style:name="T641" style:family="text">
      <style:text-properties style:font-name="Liberation Serif" officeooo:rsid="034fbfb9"/>
    </style:style>
    <style:style style:name="T642" style:family="text">
      <style:text-properties style:font-name="Liberation Serif" fo:font-size="10.5pt" officeooo:rsid="034fbfb9" style:font-size-asian="10.5pt" style:font-size-complex="10.5pt"/>
    </style:style>
    <style:style style:name="T643" style:family="text">
      <style:text-properties style:font-name="Liberation Serif" officeooo:rsid="0350e1e1"/>
    </style:style>
    <style:style style:name="T644" style:family="text">
      <style:text-properties style:font-name="Liberation Serif" officeooo:rsid="0351e9cb"/>
    </style:style>
    <style:style style:name="T645" style:family="text">
      <style:text-properties style:font-name="Liberation Serif" officeooo:rsid="03578988"/>
    </style:style>
    <style:style style:name="T646" style:family="text">
      <style:text-properties officeooo:rsid="034d0306"/>
    </style:style>
    <style:style style:name="T647" style:family="text">
      <style:text-properties style:font-name="Liberation Mono" fo:font-size="9pt" style:font-size-asian="9pt" style:font-size-complex="9pt"/>
    </style:style>
    <style:style style:name="T648" style:family="text">
      <style:text-properties officeooo:rsid="0359a9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418"/>
      <text:p text:style-name="P419"><text:span text:style-name="T433">Copyright and License</text:span><text:span text:style-name="T420">: This handbook is (c) Copyright 2021, Edward C. Zimmermann for Project re-Isearch. </text:span></text:p>
      <text:p text:style-name="P419"><text:span text:style-name="T420">It is provided under the <text:s/>“Attribution 4.0 International (CC BY 4.0) </text:span><text:a xlink:type="simple" xlink:href="https://creativecommons.org/licenses/by/4.0/legalcode" text:style-name="Internet_20_link" text:visited-style-name="Visited_20_Internet_20_Link"><text:span text:style-name="T420">License</text:span></text:a><text:span text:style-name="T420">”.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24"/>
      <text:p text:style-name="P424">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24"><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424"/>
      <text:p text:style-name="P424"/>
      <text:p text:style-name="P424"/>
      <text:p text:style-name="P424"/>
      <text:p text:style-name="P434"><text:span text:style-name="T434">The latest version should be available via </text:span><text:a xlink:type="simple" xlink:href="http://www.nonmonotonic.net/re-isearch" text:style-name="Internet_20_link" text:visited-style-name="Visited_20_Internet_20_Link"><text:span text:style-name="T434">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0"><text:a xlink:type="simple" xlink:href="#__RefHeading___Toc20649_3285073552" text:style-name="Index_20_Link" text:visited-style-name="Index_20_Link">I. Background / History<text:tab/>5</text:a></text:p>
          <text:p text:style-name="P670"><text:a xlink:type="simple" xlink:href="#__RefHeading___Toc20651_3285073552" text:style-name="Index_20_Link" text:visited-style-name="Index_20_Link">II. Motivation. What does re-Isearch offer?<text:tab/>6</text:a></text:p>
          <text:p text:style-name="P671"><text:a xlink:type="simple" xlink:href="#__RefHeading___Toc20653_3285073552" text:style-name="Index_20_Link" text:visited-style-name="Index_20_Link">Key Features and Benefits:<text:tab/>6</text:a></text:p>
          <text:p text:style-name="P671"><text:a xlink:type="simple" xlink:href="#__RefHeading___Toc20655_3285073552" text:style-name="Index_20_Link" text:visited-style-name="Index_20_Link">Semantic Revelation<text:tab/>8</text:a></text:p>
          <text:p text:style-name="P671"><text:a xlink:type="simple" xlink:href="#__RefHeading___Toc20657_3285073552" text:style-name="Index_20_Link" text:visited-style-name="Index_20_Link">Unit of Retrieval<text:tab/>8</text:a></text:p>
          <text:p text:style-name="P670"><text:a xlink:type="simple" xlink:href="#__RefHeading___Toc22445_3944928437" text:style-name="Index_20_Link" text:visited-style-name="Index_20_Link">III. Hardware &amp; OS Prerequisites<text:tab/>9</text:a></text:p>
          <text:p text:style-name="P670"><text:a xlink:type="simple" xlink:href="#__RefHeading___Toc20661_3285073552" text:style-name="Index_20_Link" text:visited-style-name="Index_20_Link">IV. Design<text:tab/>11</text:a></text:p>
          <text:p text:style-name="P671"><text:a xlink:type="simple" xlink:href="#__RefHeading___Toc20663_3285073552" text:style-name="Index_20_Link" text:visited-style-name="Index_20_Link">Datatypes (object data types handled polymorphic to text)<text:tab/>11</text:a></text:p>
          <text:p text:style-name="P672"><text:a xlink:type="simple" xlink:href="#__RefHeading___Toc20665_3285073552" text:style-name="Index_20_Link" text:visited-style-name="Index_20_Link">Relative dates controlled vocabulary<text:tab/>13</text:a></text:p>
          <text:p text:style-name="P672"><text:a xlink:type="simple" xlink:href="#__RefHeading___Toc20667_3285073552" text:style-name="Index_20_Link" text:visited-style-name="Index_20_Link">Local Extensions to handle "ambiguous" national formats<text:tab/>14</text:a></text:p>
          <text:p text:style-name="P671"><text:a xlink:type="simple" xlink:href="#__RefHeading___Toc20669_3285073552" text:style-name="Index_20_Link" text:visited-style-name="Index_20_Link">Object Indexes (data type handlers)<text:tab/>14</text:a></text:p>
          <text:p text:style-name="P671"><text:a xlink:type="simple" xlink:href="#__RefHeading___Toc20671_3285073552" text:style-name="Index_20_Link" text:visited-style-name="Index_20_Link">Doctypes (Document handlers)<text:tab/>15</text:a></text:p>
          <text:p text:style-name="P671"><text:a xlink:type="simple" xlink:href="#__RefHeading___Toc20673_3285073552" text:style-name="Index_20_Link" text:visited-style-name="Index_20_Link">Field Unification (indexing/search)<text:tab/>15</text:a></text:p>
          <text:p text:style-name="P671"><text:a xlink:type="simple" xlink:href="#__RefHeading___Toc20675_3285073552" text:style-name="Index_20_Link" text:visited-style-name="Index_20_Link">Ranking (search results)<text:tab/>15</text:a></text:p>
          <text:p text:style-name="P671"><text:a xlink:type="simple" xlink:href="#__RefHeading___Toc20677_3285073552" text:style-name="Index_20_Link" text:visited-style-name="Index_20_Link">Presentation (retrieval)<text:tab/>16</text:a></text:p>
          <text:p text:style-name="P670"><text:a xlink:type="simple" xlink:href="#__RefHeading___Toc20679_3285073552" text:style-name="Index_20_Link" text:visited-style-name="Index_20_Link">V. Indexing<text:tab/>16</text:a></text:p>
          <text:p text:style-name="P672"><text:a xlink:type="simple" xlink:href="#__RefHeading___Toc20681_3285073552" text:style-name="Index_20_Link" text:visited-style-name="Index_20_Link">Import<text:tab/>17</text:a></text:p>
          <text:p text:style-name="P672"><text:a xlink:type="simple" xlink:href="#__RefHeading___Toc20683_3285073552" text:style-name="Index_20_Link" text:visited-style-name="Index_20_Link">Virtualization<text:tab/>17</text:a></text:p>
          <text:p text:style-name="P670"><text:a xlink:type="simple" xlink:href="#__RefHeading___Toc20685_3285073552" text:style-name="Index_20_Link" text:visited-style-name="Index_20_Link">VI. Idelete Command Line Utility<text:tab/>29</text:a></text:p>
          <text:p text:style-name="P670"><text:a xlink:type="simple" xlink:href="#__RefHeading___Toc20687_3285073552" text:style-name="Index_20_Link" text:visited-style-name="Index_20_Link">VII. Iwatch Command Line Tool<text:tab/>29</text:a></text:p>
          <text:p text:style-name="P670"><text:a xlink:type="simple" xlink:href="#__RefHeading___Toc21806_2146006214" text:style-name="Index_20_Link" text:visited-style-name="Index_20_Link">VIII. Record Organization<text:tab/>30</text:a></text:p>
          <text:p text:style-name="P672"><text:a xlink:type="simple" xlink:href="#__RefHeading___Toc21808_2146006214" text:style-name="Index_20_Link" text:visited-style-name="Index_20_Link">Date<text:tab/>30</text:a></text:p>
          <text:p text:style-name="P672"><text:a xlink:type="simple" xlink:href="#__RefHeading___Toc21810_2146006214" text:style-name="Index_20_Link" text:visited-style-name="Index_20_Link">Language<text:tab/>30</text:a></text:p>
          <text:p text:style-name="P672"><text:a xlink:type="simple" xlink:href="#__RefHeading___Toc21812_2146006214" text:style-name="Index_20_Link" text:visited-style-name="Index_20_Link">Key<text:tab/>31</text:a></text:p>
          <text:p text:style-name="P672"><text:a xlink:type="simple" xlink:href="#__RefHeading___Toc21814_2146006214" text:style-name="Index_20_Link" text:visited-style-name="Index_20_Link">Category<text:tab/>31</text:a></text:p>
          <text:p text:style-name="P672"><text:a xlink:type="simple" xlink:href="#__RefHeading___Toc21816_2146006214" text:style-name="Index_20_Link" text:visited-style-name="Index_20_Link">Priority<text:tab/>31</text:a></text:p>
          <text:p text:style-name="P670"><text:a xlink:type="simple" xlink:href="#__RefHeading___Toc20689_3285073552" text:style-name="Index_20_Link" text:visited-style-name="Index_20_Link">IX. Searching<text:tab/>31</text:a></text:p>
          <text:p text:style-name="P671"><text:a xlink:type="simple" xlink:href="#__RefHeading___Toc20691_3285073552" text:style-name="Index_20_Link" text:visited-style-name="Index_20_Link">Targets<text:tab/>31</text:a></text:p>
          <text:p text:style-name="P670"><text:a xlink:type="simple" xlink:href="#__RefHeading___Toc20693_3285073552" text:style-name="Index_20_Link" text:visited-style-name="Index_20_Link">X. re-Isearch Query Language<text:tab/>32</text:a></text:p>
          <text:p text:style-name="P672"><text:a xlink:type="simple" xlink:href="#__RefHeading___Toc20695_3285073552" text:style-name="Index_20_Link" text:visited-style-name="Index_20_Link">Infix Notation<text:tab/>32</text:a></text:p>
          <text:p text:style-name="P672"><text:soft-page-break/><text:a xlink:type="simple" xlink:href="#__RefHeading___Toc20697_3285073552" text:style-name="Index_20_Link" text:visited-style-name="Index_20_Link">RPN Notation<text:tab/>32</text:a></text:p>
          <text:p text:style-name="P672"><text:a xlink:type="simple" xlink:href="#__RefHeading___Toc20699_3285073552" text:style-name="Index_20_Link" text:visited-style-name="Index_20_Link">Smart Queries<text:tab/>33</text:a></text:p>
          <text:p text:style-name="P672"><text:a xlink:type="simple" xlink:href="#__RefHeading___Toc20701_3285073552" text:style-name="Index_20_Link" text:visited-style-name="Index_20_Link">Expressions<text:tab/>34</text:a></text:p>
          <text:p text:style-name="P671"><text:a xlink:type="simple" xlink:href="#__RefHeading___Toc20703_3285073552" text:style-name="Index_20_Link" text:visited-style-name="Index_20_Link">Term and field paths support “Glob” matching<text:tab/>35</text:a></text:p>
          <text:p text:style-name="P670"><text:a xlink:type="simple" xlink:href="#__RefHeading___Toc20705_3285073552" text:style-name="Index_20_Link" text:visited-style-name="Index_20_Link">XI. Query Operators (re-Isearch Language)<text:tab/>36</text:a></text:p>
          <text:p text:style-name="P671"><text:a xlink:type="simple" xlink:href="#__RefHeading___Toc20707_3285073552" text:style-name="Index_20_Link" text:visited-style-name="Index_20_Link">Binary Operators<text:tab/>36</text:a></text:p>
          <text:p text:style-name="P671"><text:a xlink:type="simple" xlink:href="#__RefHeading___Toc20709_3285073552" text:style-name="Index_20_Link" text:visited-style-name="Index_20_Link">Unary Operators<text:tab/>37</text:a></text:p>
          <text:p text:style-name="P671"><text:a xlink:type="simple" xlink:href="#__RefHeading___Toc20713_3285073552" text:style-name="Index_20_Link" text:visited-style-name="Index_20_Link">RPN vs Infix<text:tab/>38</text:a></text:p>
          <text:p text:style-name="P671"><text:a xlink:type="simple" xlink:href="#__RefHeading___Toc20715_3285073552" text:style-name="Index_20_Link" text:visited-style-name="Index_20_Link">Personalized Thesauri<text:tab/>39</text:a></text:p>
          <text:p text:style-name="P672"><text:a xlink:type="simple" xlink:href="#__RefHeading___Toc20717_3285073552" text:style-name="Index_20_Link" text:visited-style-name="Index_20_Link">Format:<text:tab/>39</text:a></text:p>
          <text:p text:style-name="P672"><text:a xlink:type="simple" xlink:href="#__RefHeading___Toc20719_3285073552" text:style-name="Index_20_Link" text:visited-style-name="Index_20_Link">Examples<text:tab/>39</text:a></text:p>
          <text:p text:style-name="P671"><text:a xlink:type="simple" xlink:href="#__RefHeading___Toc20721_3285073552" text:style-name="Index_20_Link" text:visited-style-name="Index_20_Link">Geospatial Search<text:tab/>40</text:a></text:p>
          <text:p text:style-name="P672"><text:a xlink:type="simple" xlink:href="#__RefHeading___Toc20723_3285073552" text:style-name="Index_20_Link" text:visited-style-name="Index_20_Link">Geospatial Proximity search<text:tab/>40</text:a></text:p>
          <text:p text:style-name="P672"><text:a xlink:type="simple" xlink:href="#__RefHeading___Toc20725_3285073552" text:style-name="Index_20_Link" text:visited-style-name="Index_20_Link">Geospatial Bounding box search<text:tab/>40</text:a></text:p>
          <text:p text:style-name="P671"><text:a xlink:type="simple" xlink:href="#__RefHeading___Toc20727_3285073552" text:style-name="Index_20_Link" text:visited-style-name="Index_20_Link">Hierarchical Search<text:tab/>40</text:a></text:p>
          <text:p text:style-name="P672"><text:a xlink:type="simple" xlink:href="#__RefHeading___Toc22000_1695099701" text:style-name="Index_20_Link" text:visited-style-name="Index_20_Link">Example<text:tab/>42</text:a></text:p>
          <text:p text:style-name="P672"><text:a xlink:type="simple" xlink:href="#__RefHeading___Toc20729_3285073552" text:style-name="Index_20_Link" text:visited-style-name="Index_20_Link">Order<text:tab/>43</text:a></text:p>
          <text:p text:style-name="P672"><text:a xlink:type="simple" xlink:href="#__RefHeading___Toc20731_3285073552" text:style-name="Index_20_Link" text:visited-style-name="Index_20_Link">Counting containers<text:tab/>44</text:a></text:p>
          <text:p text:style-name="P671"><text:a xlink:type="simple" xlink:href="#__RefHeading___Toc20733_3285073552" text:style-name="Index_20_Link" text:visited-style-name="Index_20_Link">Comparison of the re-Isearch language to CQL<text:tab/>44</text:a></text:p>
          <text:p text:style-name="P671"><text:a xlink:type="simple" xlink:href="#__RefHeading___Toc20735_3285073552" text:style-name="Index_20_Link" text:visited-style-name="Index_20_Link">Ranking and Normalization<text:tab/>44</text:a></text:p>
          <text:p text:style-name="P672"><text:a xlink:type="simple" xlink:href="#__RefHeading___Toc20737_3285073552" text:style-name="Index_20_Link" text:visited-style-name="Index_20_Link">Ranking<text:tab/>44</text:a></text:p>
          <text:p text:style-name="P672"><text:a xlink:type="simple" xlink:href="#__RefHeading___Toc20739_3285073552" text:style-name="Index_20_Link" text:visited-style-name="Index_20_Link">Score<text:tab/>45</text:a></text:p>
          <text:p text:style-name="P672"><text:a xlink:type="simple" xlink:href="#__RefHeading___Toc20741_3285073552" text:style-name="Index_20_Link" text:visited-style-name="Index_20_Link">Spatial Ranking<text:tab/>45</text:a></text:p>
          <text:p text:style-name="P672"><text:a xlink:type="simple" xlink:href="#__RefHeading___Toc20743_3285073552" text:style-name="Index_20_Link" text:visited-style-name="Index_20_Link">Normalization<text:tab/>45</text:a></text:p>
          <text:p text:style-name="P672"><text:a xlink:type="simple" xlink:href="#__RefHeading___Toc20745_3285073552" text:style-name="Index_20_Link" text:visited-style-name="Index_20_Link">Score Bias<text:tab/>46</text:a></text:p>
          <text:p text:style-name="P672"><text:a xlink:type="simple" xlink:href="#__RefHeading___Toc20747_3285073552" text:style-name="Index_20_Link" text:visited-style-name="Index_20_Link">Magnetism<text:tab/>46</text:a></text:p>
          <text:p text:style-name="P670"><text:a xlink:type="simple" xlink:href="#__RefHeading___Toc20749_3285073552" text:style-name="Index_20_Link" text:visited-style-name="Index_20_Link">XII. Isearch Command Line Tool<text:tab/>46</text:a></text:p>
          <text:p text:style-name="P672"><text:a xlink:type="simple" xlink:href="#__RefHeading___Toc20751_3285073552" text:style-name="Index_20_Link" text:visited-style-name="Index_20_Link">Options<text:tab/>47</text:a></text:p>
          <text:p text:style-name="P672"><text:a xlink:type="simple" xlink:href="#__RefHeading___Toc20753_3285073552" text:style-name="Index_20_Link" text:visited-style-name="Index_20_Link">Interactive Shell Mode<text:tab/>49</text:a></text:p>
          <text:p text:style-name="P672"><text:a xlink:type="simple" xlink:href="#__RefHeading___Toc21965_1695099701" text:style-name="Index_20_Link" text:visited-style-name="Index_20_Link">Shell on Inetd (Internet Service Daemon)<text:tab/>50</text:a></text:p>
          <text:p text:style-name="P670"><text:a xlink:type="simple" xlink:href="#__RefHeading___Toc20755_3285073552" text:style-name="Index_20_Link" text:visited-style-name="Index_20_Link">Presentation Elements and Methods<text:tab/>51</text:a></text:p>
          <text:p text:style-name="P671"><text:a xlink:type="simple" xlink:href="#__RefHeading___Toc20757_3285073552" text:style-name="Index_20_Link" text:visited-style-name="Index_20_Link">Presentation Elements (Metadata)<text:tab/>51</text:a></text:p>
          <text:p text:style-name="P671"><text:a xlink:type="simple" xlink:href="#__RefHeading___Toc20759_3285073552" text:style-name="Index_20_Link" text:visited-style-name="Index_20_Link">Ancestors and Descendants<text:tab/>52</text:a></text:p>
          <text:p text:style-name="P670"><text:a xlink:type="simple" xlink:href="#__RefHeading___Toc20761_3285073552" text:style-name="Index_20_Link" text:visited-style-name="Index_20_Link">XIII. Presentation Syntax<text:tab/>53</text:a></text:p>
          <text:p text:style-name="P672"><text:a xlink:type="simple" xlink:href="#__RefHeading___Toc20763_3285073552" text:style-name="Index_20_Link" text:visited-style-name="Index_20_Link">Record Syntax OIDs<text:tab/>53</text:a></text:p>
          <text:p text:style-name="P671"><text:a xlink:type="simple" xlink:href="#__RefHeading___Toc20765_3285073552" text:style-name="Index_20_Link" text:visited-style-name="Index_20_Link">Highlighting and hit context<text:tab/>54</text:a></text:p>
          <text:p text:style-name="P670"><text:a xlink:type="simple" xlink:href="#__RefHeading___Toc20767_3285073552" text:style-name="Index_20_Link" text:visited-style-name="Index_20_Link">XIV. Centroids (Meshes and P2P)<text:tab/>54</text:a></text:p>
          <text:p text:style-name="P670"><text:a xlink:type="simple" xlink:href="#__RefHeading___Toc20769_3285073552" text:style-name="Index_20_Link" text:visited-style-name="Index_20_Link">XV. Scan Service<text:tab/>56</text:a></text:p>
          <text:p text:style-name="P670"><text:a xlink:type="simple" xlink:href="#__RefHeading___Toc20771_3285073552" text:style-name="Index_20_Link" text:visited-style-name="Index_20_Link">XVI. Facets<text:tab/>56</text:a></text:p>
          <text:p text:style-name="P670"><text:a xlink:type="simple" xlink:href="#__RefHeading___Toc20773_3285073552" text:style-name="Index_20_Link" text:visited-style-name="Index_20_Link">XVII. Programming Languages<text:tab/>58</text:a></text:p>
          <text:p text:style-name="P671"><text:a xlink:type="simple" xlink:href="#__RefHeading___Toc20775_3285073552" text:style-name="Index_20_Link" text:visited-style-name="Index_20_Link">Python<text:tab/>58</text:a></text:p>
          <text:p text:style-name="P670"><text:a xlink:type="simple" xlink:href="#__RefHeading___Toc20777_3285073552" text:style-name="Index_20_Link" text:visited-style-name="Index_20_Link">XVIII. Doctypes<text:tab/>59</text:a></text:p>
          <text:p text:style-name="P671"><text:a xlink:type="simple" xlink:href="#__RefHeading___Toc20779_3285073552" text:style-name="Index_20_Link" text:visited-style-name="Index_20_Link">AUTODETECT<text:tab/>62</text:a></text:p>
          <text:p text:style-name="P671"><text:a xlink:type="simple" xlink:href="#__RefHeading___Toc20781_3285073552" text:style-name="Index_20_Link" text:visited-style-name="Index_20_Link">ATOM<text:tab/>63</text:a></text:p>
          <text:p text:style-name="P671"><text:a xlink:type="simple" xlink:href="#__RefHeading___Toc20787_3285073552" text:style-name="Index_20_Link" text:visited-style-name="Index_20_Link">RSS2<text:tab/>64</text:a></text:p>
          <text:p text:style-name="P671"><text:a xlink:type="simple" xlink:href="#__RefHeading___Toc20789_3285073552" text:style-name="Index_20_Link" text:visited-style-name="Index_20_Link">CAP<text:tab/>65</text:a></text:p>
          <text:p text:style-name="P671"><text:a xlink:type="simple" xlink:href="#__RefHeading___Toc20791_3285073552" text:style-name="Index_20_Link" text:visited-style-name="Index_20_Link">BIBCOLON<text:tab/>66</text:a></text:p>
          <text:p text:style-name="P671"><text:soft-page-break/><text:a xlink:type="simple" xlink:href="#__RefHeading___Toc20793_3285073552" text:style-name="Index_20_Link" text:visited-style-name="Index_20_Link">BIBTEX<text:tab/>66</text:a></text:p>
          <text:p text:style-name="P671"><text:a xlink:type="simple" xlink:href="#__RefHeading___Toc22549_709195143" text:style-name="Index_20_Link" text:visited-style-name="Index_20_Link">REFERBIB<text:tab/>69</text:a></text:p>
          <text:p text:style-name="P671"><text:a xlink:type="simple" xlink:href="#__RefHeading___Toc22551_709195143" text:style-name="Index_20_Link" text:visited-style-name="Index_20_Link">PAPYRUS<text:tab/>70</text:a></text:p>
          <text:p text:style-name="P671"><text:a xlink:type="simple" xlink:href="#__RefHeading___Toc22553_709195143" text:style-name="Index_20_Link" text:visited-style-name="Index_20_Link">ENDNOTE<text:tab/>70</text:a></text:p>
          <text:p text:style-name="P671"><text:a xlink:type="simple" xlink:href="#__RefHeading___Toc20795_3285073552" text:style-name="Index_20_Link" text:visited-style-name="Index_20_Link">BINARY<text:tab/>70</text:a></text:p>
          <text:p text:style-name="P671"><text:a xlink:type="simple" xlink:href="#__RefHeading___Toc20797_3285073552" text:style-name="Index_20_Link" text:visited-style-name="Index_20_Link">XBINARY<text:tab/>72</text:a></text:p>
          <text:p text:style-name="P671"><text:a xlink:type="simple" xlink:href="#__RefHeading___Toc20799_3285073552" text:style-name="Index_20_Link" text:visited-style-name="Index_20_Link">COLONDOC<text:tab/>73</text:a></text:p>
          <text:p text:style-name="P671"><text:a xlink:type="simple" xlink:href="#__RefHeading___Toc20801_3285073552" text:style-name="Index_20_Link" text:visited-style-name="Index_20_Link">COLONGRP<text:tab/>74</text:a></text:p>
          <text:p text:style-name="P671"><text:a xlink:type="simple" xlink:href="#__RefHeading___Toc20803_3285073552" text:style-name="Index_20_Link" text:visited-style-name="Index_20_Link">CSVDOC<text:tab/>75</text:a></text:p>
          <text:p text:style-name="P671"><text:a xlink:type="simple" xlink:href="#__RefHeading___Toc20805_3285073552" text:style-name="Index_20_Link" text:visited-style-name="Index_20_Link">TSLDOC<text:tab/>77</text:a></text:p>
          <text:p text:style-name="P671"><text:a xlink:type="simple" xlink:href="#__RefHeading___Toc20807_3285073552" text:style-name="Index_20_Link" text:visited-style-name="Index_20_Link">DIF<text:tab/>78</text:a></text:p>
          <text:p text:style-name="P671"><text:a xlink:type="simple" xlink:href="#__RefHeading___Toc20809_3285073552" text:style-name="Index_20_Link" text:visited-style-name="Index_20_Link">DVBLINE<text:tab/>79</text:a></text:p>
          <text:p text:style-name="P671"><text:a xlink:type="simple" xlink:href="#__RefHeading___Toc20811_3285073552" text:style-name="Index_20_Link" text:visited-style-name="Index_20_Link">EUROMEDIA<text:tab/>82</text:a></text:p>
          <text:p text:style-name="P671"><text:a xlink:type="simple" xlink:href="#__RefHeading___Toc20813_3285073552" text:style-name="Index_20_Link" text:visited-style-name="Index_20_Link">MISMEDIA<text:tab/>83</text:a></text:p>
          <text:p text:style-name="P671"><text:a xlink:type="simple" xlink:href="#__RefHeading___Toc20815_3285073552" text:style-name="Index_20_Link" text:visited-style-name="Index_20_Link">FILMLINE<text:tab/>83</text:a></text:p>
          <text:p text:style-name="P671"><text:a xlink:type="simple" xlink:href="#__RefHeading___Toc23471_1429968669" text:style-name="Index_20_Link" text:visited-style-name="Index_20_Link">MEDLINE<text:tab/>85</text:a></text:p>
          <text:p text:style-name="P671"><text:a xlink:type="simple" xlink:href="#__RefHeading___Toc23473_1429968669" text:style-name="Index_20_Link" text:visited-style-name="Index_20_Link">RIS<text:tab/>87</text:a></text:p>
          <text:p text:style-name="P671"><text:a xlink:type="simple" xlink:href="#__RefHeading___Toc20819_3285073552" text:style-name="Index_20_Link" text:visited-style-name="Index_20_Link">FIRSTLINE<text:tab/>87</text:a></text:p>
          <text:p text:style-name="P671"><text:a xlink:type="simple" xlink:href="#__RefHeading___Toc20821_3285073552" text:style-name="Index_20_Link" text:visited-style-name="Index_20_Link">XFILTER<text:tab/>88</text:a></text:p>
          <text:p text:style-name="P671"><text:a xlink:type="simple" xlink:href="#__RefHeading___Toc20823_3285073552" text:style-name="Index_20_Link" text:visited-style-name="Index_20_Link">FILTER2HTML<text:tab/>88</text:a></text:p>
          <text:p text:style-name="P671"><text:a xlink:type="simple" xlink:href="#__RefHeading___Toc20825_3285073552" text:style-name="Index_20_Link" text:visited-style-name="Index_20_Link">FILTER2MEMO<text:tab/>89</text:a></text:p>
          <text:p text:style-name="P671"><text:a xlink:type="simple" xlink:href="#__RefHeading___Toc20827_3285073552" text:style-name="Index_20_Link" text:visited-style-name="Index_20_Link">FILTER2TEXT<text:tab/>89</text:a></text:p>
          <text:p text:style-name="P671"><text:a xlink:type="simple" xlink:href="#__RefHeading___Toc20829_3285073552" text:style-name="Index_20_Link" text:visited-style-name="Index_20_Link">FILTER2XML<text:tab/>90</text:a></text:p>
          <text:p text:style-name="P671"><text:a xlink:type="simple" xlink:href="#__RefHeading___Toc20831_3285073552" text:style-name="Index_20_Link" text:visited-style-name="Index_20_Link">FTP<text:tab/>90</text:a></text:p>
          <text:p text:style-name="P671"><text:a xlink:type="simple" xlink:href="#__RefHeading___Toc20833_3285073552" text:style-name="Index_20_Link" text:visited-style-name="Index_20_Link">HARVEST / SOIF<text:tab/>91</text:a></text:p>
          <text:p text:style-name="P671"><text:a xlink:type="simple" xlink:href="#__RefHeading___Toc20835_3285073552" text:style-name="Index_20_Link" text:visited-style-name="Index_20_Link">HARVEST was an integrated set of tools to gather, extract, organize, and search information across the Internet.<text:tab/>91</text:a></text:p>
          <text:p text:style-name="P671"><text:a xlink:type="simple" xlink:href="#__RefHeading___Toc20837_3285073552" text:style-name="Index_20_Link" text:visited-style-name="Index_20_Link">SOIF<text:tab/>91</text:a></text:p>
          <text:p text:style-name="P671"><text:a xlink:type="simple" xlink:href="#__RefHeading___Toc20839_3285073552" text:style-name="Index_20_Link" text:visited-style-name="Index_20_Link">HTML<text:tab/>92</text:a></text:p>
          <text:p text:style-name="P672"><text:a xlink:type="simple" xlink:href="#__RefHeading___Toc20841_3285073552" text:style-name="Index_20_Link" text:visited-style-name="Index_20_Link">Parser Levels<text:tab/>93</text:a></text:p>
          <text:p text:style-name="P672"><text:a xlink:type="simple" xlink:href="#__RefHeading___Toc20843_3285073552" text:style-name="Index_20_Link" text:visited-style-name="Index_20_Link">META<text:tab/>93</text:a></text:p>
          <text:p text:style-name="P672"><text:a xlink:type="simple" xlink:href="#__RefHeading___Toc20845_3285073552" text:style-name="Index_20_Link" text:visited-style-name="Index_20_Link">BASE<text:tab/>94</text:a></text:p>
          <text:p text:style-name="P672"><text:a xlink:type="simple" xlink:href="#__RefHeading___Toc20847_3285073552" text:style-name="Index_20_Link" text:visited-style-name="Index_20_Link">LINK<text:tab/>95</text:a></text:p>
          <text:p text:style-name="P672"><text:a xlink:type="simple" xlink:href="#__RefHeading___Toc20849_3285073552" text:style-name="Index_20_Link" text:visited-style-name="Index_20_Link">I18N<text:tab/>95</text:a></text:p>
          <text:p text:style-name="P671"><text:a xlink:type="simple" xlink:href="#__RefHeading___Toc20853_3285073552" text:style-name="Index_20_Link" text:visited-style-name="Index_20_Link">HTML-- / ANTIHTML:<text:tab/>95</text:a></text:p>
          <text:p text:style-name="P671"><text:a xlink:type="simple" xlink:href="#__RefHeading___Toc20855_3285073552" text:style-name="Index_20_Link" text:visited-style-name="Index_20_Link">HTMLMETA<text:tab/>96</text:a></text:p>
          <text:p text:style-name="P671"><text:a xlink:type="simple" xlink:href="#__RefHeading___Toc20857_3285073552" text:style-name="Index_20_Link" text:visited-style-name="Index_20_Link">Mark-up Conventions<text:tab/>97</text:a></text:p>
          <text:p text:style-name="P672"><text:a xlink:type="simple" xlink:href="#__RefHeading___Toc20859_3285073552" text:style-name="Index_20_Link" text:visited-style-name="Index_20_Link">Specifying Complex Attributes<text:tab/>98</text:a></text:p>
          <text:p text:style-name="P672"><text:a xlink:type="simple" xlink:href="#__RefHeading___Toc20861_3285073552" text:style-name="Index_20_Link" text:visited-style-name="Index_20_Link">Marking Up heirarchical Data<text:tab/>98</text:a></text:p>
          <text:p text:style-name="P671"><text:a xlink:type="simple" xlink:href="#__RefHeading___Toc20863_3285073552" text:style-name="Index_20_Link" text:visited-style-name="Index_20_Link">Real world example<text:tab/>100</text:a></text:p>
          <text:p text:style-name="P671"><text:a xlink:type="simple" xlink:href="#__RefHeading___Toc20865_3285073552" text:style-name="Index_20_Link" text:visited-style-name="Index_20_Link">Meta Level Grain<text:tab/>101</text:a></text:p>
          <text:p text:style-name="P672"><text:a xlink:type="simple" xlink:href="#__RefHeading___Toc20867_3285073552" text:style-name="Index_20_Link" text:visited-style-name="Index_20_Link">XSpace Meta Content Framework (MCF)<text:tab/>102</text:a></text:p>
          <text:p text:style-name="P671"><text:a xlink:type="simple" xlink:href="#__RefHeading___Toc20869_3285073552" text:style-name="Index_20_Link" text:visited-style-name="Index_20_Link">HTMLHEAD<text:tab/>103</text:a></text:p>
          <text:p text:style-name="P671"><text:a xlink:type="simple" xlink:href="#__RefHeading___Toc20871_3285073552" text:style-name="Index_20_Link" text:visited-style-name="Index_20_Link">HTMLZERO<text:tab/>103</text:a></text:p>
          <text:p text:style-name="P671"><text:a xlink:type="simple" xlink:href="#__RefHeading___Toc20873_3285073552" text:style-name="Index_20_Link" text:visited-style-name="Index_20_Link">FILTER2HTML<text:tab/>103</text:a></text:p>
          <text:p text:style-name="P671"><text:a xlink:type="simple" xlink:href="#__RefHeading___Toc20875_3285073552" text:style-name="Index_20_Link" text:visited-style-name="Index_20_Link">HTMLREMOTE<text:tab/>104</text:a></text:p>
          <text:p text:style-name="P671"><text:a xlink:type="simple" xlink:href="#__RefHeading___Toc20877_3285073552" text:style-name="Index_20_Link" text:visited-style-name="Index_20_Link">MAIL DOCTYPES<text:tab/>104</text:a></text:p>
          <text:p text:style-name="P672"><text:soft-page-break/><text:a xlink:type="simple" xlink:href="#__RefHeading___Toc20879_3285073552" text:style-name="Index_20_Link" text:visited-style-name="Index_20_Link">MAILFOLDER Message Parsing<text:tab/>105</text:a></text:p>
          <text:p text:style-name="P672"><text:a xlink:type="simple" xlink:href="#__RefHeading___Toc20881_3285073552" text:style-name="Index_20_Link" text:visited-style-name="Index_20_Link">DIGESTTOC<text:tab/>106</text:a></text:p>
          <text:p text:style-name="P672"><text:a xlink:type="simple" xlink:href="#__RefHeading___Toc20883_3285073552" text:style-name="Index_20_Link" text:visited-style-name="Index_20_Link">NEWSFOLDER<text:tab/>106</text:a></text:p>
          <text:p text:style-name="P672"><text:a xlink:type="simple" xlink:href="#__RefHeading___Toc20885_3285073552" text:style-name="Index_20_Link" text:visited-style-name="Index_20_Link">MAILDIGEST<text:tab/>106</text:a></text:p>
          <text:p text:style-name="P672"><text:a xlink:type="simple" xlink:href="#__RefHeading___Toc20887_3285073552" text:style-name="Index_20_Link" text:visited-style-name="Index_20_Link">LISTDIGEST<text:tab/>106</text:a></text:p>
          <text:p text:style-name="P672"><text:a xlink:type="simple" xlink:href="#__RefHeading___Toc20889_3285073552" text:style-name="Index_20_Link" text:visited-style-name="Index_20_Link">IRLIST<text:tab/>107</text:a></text:p>
          <text:p text:style-name="P671"><text:a xlink:type="simple" xlink:href="#__RefHeading___Toc20891_3285073552" text:style-name="Index_20_Link" text:visited-style-name="Index_20_Link">MEMODOC<text:tab/>107</text:a></text:p>
          <text:p text:style-name="P671"><text:a xlink:type="simple" xlink:href="#__RefHeading___Toc20893_3285073552" text:style-name="Index_20_Link" text:visited-style-name="Index_20_Link">METADOC<text:tab/>108</text:a></text:p>
          <text:p text:style-name="P671"><text:a xlink:type="simple" xlink:href="#__RefHeading___Toc20895_3285073552" text:style-name="Index_20_Link" text:visited-style-name="Index_20_Link">SGML DOCTYPES<text:tab/>108</text:a></text:p>
          <text:p text:style-name="P672"><text:a xlink:type="simple" xlink:href="#__RefHeading___Toc22337_2140539709" text:style-name="Index_20_Link" text:visited-style-name="Index_20_Link">SGMLNORM<text:tab/>109</text:a></text:p>
          <text:p text:style-name="P672"><text:a xlink:type="simple" xlink:href="#__RefHeading___Toc22339_2140539709" text:style-name="Index_20_Link" text:visited-style-name="Index_20_Link">SGML<text:tab/>109</text:a></text:p>
          <text:p text:style-name="P672"><text:a xlink:type="simple" xlink:href="#__RefHeading___Toc22341_2140539709" text:style-name="Index_20_Link" text:visited-style-name="Index_20_Link">XML<text:tab/>111</text:a></text:p>
          <text:p text:style-name="P672"><text:a xlink:type="simple" xlink:href="#__RefHeading___Toc20905_3285073552" text:style-name="Index_20_Link" text:visited-style-name="Index_20_Link">SGMLTAG<text:tab/>112</text:a></text:p>
          <text:p text:style-name="P672"><text:a xlink:type="simple" xlink:href="#__RefHeading___Toc20907_3285073552" text:style-name="Index_20_Link" text:visited-style-name="Index_20_Link">GILS<text:tab/>112</text:a></text:p>
          <text:p text:style-name="P671"><text:a xlink:type="simple" xlink:href="#__RefHeading___Toc20909_3285073552" text:style-name="Index_20_Link" text:visited-style-name="Index_20_Link">NEWSML<text:tab/>112</text:a></text:p>
          <text:p text:style-name="P671"><text:a xlink:type="simple" xlink:href="#__RefHeading___Toc23477_1429968669" text:style-name="Index_20_Link" text:visited-style-name="Index_20_Link">ONELINE<text:tab/>113</text:a></text:p>
          <text:p text:style-name="P671"><text:a xlink:type="simple" xlink:href="#__RefHeading___Toc23479_1429968669" text:style-name="Index_20_Link" text:visited-style-name="Index_20_Link">PLAINTEXT<text:tab/>113</text:a></text:p>
          <text:p text:style-name="P671"><text:a xlink:type="simple" xlink:href="#__RefHeading___Toc22555_709195143" text:style-name="Index_20_Link" text:visited-style-name="Index_20_Link">PS (PostScript)<text:tab/>114</text:a></text:p>
          <text:p text:style-name="P671"><text:a xlink:type="simple" xlink:href="#__RefHeading___Toc20911_3285073552" text:style-name="Index_20_Link" text:visited-style-name="Index_20_Link">PTEXT<text:tab/>114</text:a></text:p>
          <text:p text:style-name="P671"><text:a xlink:type="simple" xlink:href="#__RefHeading___Toc20913_3285073552" text:style-name="Index_20_Link" text:visited-style-name="Index_20_Link">RECXML<text:tab/>115</text:a></text:p>
          <text:p text:style-name="P670"><text:a xlink:type="simple" xlink:href="#__RefHeading___Toc20915_3285073552" text:style-name="Index_20_Link" text:visited-style-name="Index_20_Link">XIX. <text:s/>DOCTYPE Plugins<text:tab/>116</text:a></text:p>
          <text:p text:style-name="P671"><text:a xlink:type="simple" xlink:href="#__RefHeading___Toc22491_709195143" text:style-name="Index_20_Link" text:visited-style-name="Index_20_Link">MSEXCEL:<text:tab/>118</text:a></text:p>
          <text:p text:style-name="P671"><text:a xlink:type="simple" xlink:href="#__RefHeading___Toc22493_709195143" text:style-name="Index_20_Link" text:visited-style-name="Index_20_Link">MSRTF:<text:tab/>119</text:a></text:p>
          <text:p text:style-name="P671"><text:a xlink:type="simple" xlink:href="#__RefHeading___Toc22495_709195143" text:style-name="Index_20_Link" text:visited-style-name="Index_20_Link">MSWORD:<text:tab/>119</text:a></text:p>
          <text:p text:style-name="P671"><text:a xlink:type="simple" xlink:href="#__RefHeading___Toc22497_709195143" text:style-name="Index_20_Link" text:visited-style-name="Index_20_Link">USPAT:<text:tab/>120</text:a></text:p>
          <text:p text:style-name="P670"><text:a xlink:type="simple" xlink:href="#__RefHeading___Toc20917_3285073552" text:style-name="Index_20_Link" text:visited-style-name="Index_20_Link">XX. <text:s/>SRU/W<text:tab/>120</text:a></text:p>
          <text:p text:style-name="P671"><text:a xlink:type="simple" xlink:href="#__RefHeading___Toc20919_3285073552" text:style-name="Index_20_Link" text:visited-style-name="Index_20_Link">SRU/CQL<text:tab/>120</text:a></text:p>
          <text:p text:style-name="P671"><text:a xlink:type="simple" xlink:href="#__RefHeading___Toc20921_3285073552" text:style-name="Index_20_Link" text:visited-style-name="Index_20_Link">SRW<text:tab/>120</text:a></text:p>
          <text:p text:style-name="P670"><text:a xlink:type="simple" xlink:href="#__RefHeading___Toc20923_3285073552" text:style-name="Index_20_Link" text:visited-style-name="Index_20_Link">XXI. Engine Tuning<text:tab/>121</text:a></text:p>
          <text:p text:style-name="P670"><text:a xlink:type="simple" xlink:href="#__RefHeading___Toc20925_3285073552" text:style-name="Index_20_Link" text:visited-style-name="Index_20_Link">XXII. C++ API<text:tab/>121</text:a></text:p>
          <text:p text:style-name="P671"><text:a xlink:type="simple" xlink:href="#__RefHeading___Toc20927_3285073552" text:style-name="Index_20_Link" text:visited-style-name="Index_20_Link">Compatibility with the XML:DB API paradigm<text:tab/>122</text:a></text:p>
          <text:p text:style-name="P670"><text:a xlink:type="simple" xlink:href="#__RefHeading___Toc21645_1153173224" text:style-name="Index_20_Link" text:visited-style-name="Index_20_Link">XXIII. Appendium<text:tab/>122</text:a></text:p>
          <text:p text:style-name="P671"><text:a xlink:type="simple" xlink:href="#__RefHeading___Toc23515_1429968669" text:style-name="Index_20_Link" text:visited-style-name="Index_20_Link">Comparison Medline (txt), Medline (XML) and RIS<text:tab/>122</text:a></text:p>
          <text:p text:style-name="P671"><text:a xlink:type="simple" xlink:href="#__RefHeading___Toc20929_3285073552" text:style-name="Index_20_Link" text:visited-style-name="Index_20_Link">Comparison of re-Isearch to Other Engines<text:tab/>127</text:a></text:p>
          <text:p text:style-name="P672"><text:a xlink:type="simple" xlink:href="#__RefHeading___Toc20931_3285073552" text:style-name="Index_20_Link" text:visited-style-name="Index_20_Link">Lucene<text:tab/>127</text:a></text:p>
          <text:p text:style-name="P671"><text:a xlink:type="simple" xlink:href="#__RefHeading___Toc20933_3285073552" text:style-name="Index_20_Link" text:visited-style-name="Index_20_Link">BM25 Normalization<text:tab/>133</text:a></text:p>
        </text:index-body>
      </text:table-of-content>
      <text:p text:style-name="P73"/>
      <text:h text:style-name="P647" text:outline-level="1"/>
      <text:p text:style-name="P502"/>
      <text:h text:style-name="P648" text:outline-level="1"><text:bookmark-start text:name="__RefHeading___Toc20649_3285073552"/><text:span text:style-name="T365">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63">(</text:span>Wide Area Information Server<text:span text:style-name="T363">) </text:span><text:s/>and develop prototype systems for distributed information networks encompassing Internet applications, library catalogs and other information resources. <text:span text:style-name="T564">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64">Research Triangle, </text:span>North Carolina and BSn in <text:span text:style-name="T564">Munich</text:span>. By 1998 much of the open-source core developers re-focused development into several spin-offs. In 1998 it became part of the Advanced Search Facility reference software platform funded by the U.S. Department of Commerce. </text:p>
      <text:p text:style-name="P68"/>
      <text:p text:style-name="P6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67">A number of sites worldwide continue (despite development long ago suspended) continue to use Isearch in their production systems.</text:span></text:p>
      <text:p text:style-name="P68"/>
      <text:p text:style-name="P71">One of the <text:span text:style-name="T367">main</text:span> split-off<text:span text:style-name="T367">s</text:span> was <text:span text:style-name="T363">the (closed source and proprietary)</text:span> <text:span text:style-name="T564">IB</text:span> engine developed by B<text:span text:style-name="T579">S</text:span>n. <text:span text:style-name="T366">With some new </text:span>algorithms <text:span text:style-name="T366">it</text:span> was <text:span text:style-name="T566">bespoke </text:span>deployed in a large number of <text:span text:style-name="T366">high profile </text:span>projects ranging from <text:span text:style-name="T364">news search for Wirtualna Polska (one of the largest and most known Web portals in Poland); <text:s/></text:span>genomic search for the Australian National <text:s/>Genomic Information Service’s human genome project (and its eBiotechnology workbench split-off); <text:span text:style-name="T366">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66">);</text:span> <text:s/>the e-government search (Yeehaw) of the U.S. State of Utah <text:span text:style-name="T366">to agronomic cooperation across the Mediterranean region</text:span>.</text:p>
      <text:p text:style-name="P70"/>
      <text:p text:style-name="P70"><text:span text:style-name="T365">Its radical approach and re-think of search was even on display at the <text:s/></text:span><text:span text:style-name="T292">ISEA2008: 14th International Symposium on Electronic Art </text:span><text:span text:style-name="T365">in a collaboration with the Dutch design cooperative Metahaven: <text:s/></text:span><text:a xlink:type="simple" xlink:href="https://isea-archives.siggraph.org/art-events/metahaven-exodus-cross-search/" text:style-name="Internet_20_link" text:visited-style-name="Visited_20_Internet_20_Link"><text:span text:style-name="T365">https://isea-archives.siggraph.org/art-events/metahaven-exodus-cross-search/</text:span></text:a><text:span text:style-name="T365">. In the words of the project “</text:span><text:span text:style-name="Citation"><text:span text:style-name="T365">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65">”</text:span></text:p>
      <text:p text:style-name="P69"/>
      <text:p text:style-name="P69">Development of <text:span text:style-name="T565">IB</text:span> halted in 2011 as its main developers moved on to other projects. <text:span text:style-name="T363">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69"><text:soft-page-break/></text:p>
      <text:p text:style-name="P69"><text:span text:style-name="T363">N</text:span>ow <text:span text:style-name="T363">through the generous support of the Nlnet Foundation and the European Union’s Next Generation Internet (NGI) initiative its </text:span>b<text:span text:style-name="T363">eing </text:span>reborn,open-sourced <text:span text:style-name="T363">and renamed as</text:span> the re-Isearch engine <text:span text:style-name="T363">(as a tribute to its roots)</text:span>.</text:p>
      <text:h text:style-name="P650" text:outline-level="1"><text:bookmark-start text:name="__RefHeading___Toc20651_3285073552"/>Motivation. What does re-Isearch offer? <text:bookmark-end text:name="__RefHeading___Toc20651_3285073552"/></text:h>
      <text:p text:style-name="P288"><text:span text:style-name="T299">Mainstream search engines are about finding any information: "a list of all documents containing a specific word or phrase”. Because of this, search engines paradoxically return both too much information (</text:span><text:span text:style-name="T300">i.e. </text:span><text:span text:style-name="T299">long lists of links) and too little information (</text:span><text:span text:style-name="T300">i.e. </text:span><text:span text:style-name="T299">links to content, not content itself). </text:span><text:span text:style-name="T300">The re-Isearch engine is</text:span><text:span text:style-name="T299">, by contrast, about exploiting document structure, both implicit (XML and other markup) and explicit (visual groupings such as paragraph), to zero in on relevant sections of documents, not just links to documents. </text:span></text:p>
      <text:p text:style-name="P136"/>
      <text:p text:style-name="P157"><text:span text:style-name="T299">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00">catalogs. </text:span><text:span text:style-name="T301">These Balkanized data stores tend to demand large efforts to extract, transform, load </text:span><text:span text:style-name="T303">(or ingest)</text:span><text:span text:style-name="T301">. </text:span></text:p>
      <text:p text:style-name="Text_20_body"/>
      <text:p text:style-name="Text_20_body"><text:span text:style-name="T300">Our goal is, </text:span><text:span text:style-name="T302">by contrast,</text:span><text:span text:style-name="T300"> to</text:span><text:span text:style-name="T299"> provide </text:span><text:span text:style-name="T301">enabling technology to develop and provide distributed federated</text:span><text:span text:style-name="T299"> information search and retrieval services to </text:span><text:span text:style-name="T301">a heterogeneous mix of </text:span><text:span text:style-name="T299"><text:s/>text, data (a large number of standard types such as numerical, ranges, dates etc), images/video/audio, geographic information, network objects and databases. </text:span></text:p>
      <text:p text:style-name="P136"/>
      <text:list xml:id="list3087103903" text:style-name="L1">
        <text:list-item>
          <text:p text:style-name="P513"><text:span text:style-name="T299">Low-code ET</text:span><text:span text:style-name="T305">L</text:span><text:span text:style-name="T299"> / "Any-to-Any" architecture</text:span></text:p>
        </text:list-item>
        <text:list-item>
          <text:p text:style-name="P515"><text:span text:style-name="T304">H</text:span><text:span text:style-name="T299">andles a wide range of document formats including “live” data.</text:span></text:p>
        </text:list-item>
        <text:list-item>
          <text:p text:style-name="P516">Powerful Search (Structure, Objects, Spatial) / Relevancy Engine</text:p>
        </text:list-item>
        <text:list-item>
          <text:p text:style-name="P516">NoSQL Datastore</text:p>
        </text:list-item>
        <text:list-item>
          <text:p text:style-name="P516">Useful for Analytics</text:p>
        </text:list-item>
        <text:list-item>
          <text:p text:style-name="P516">Useful for Recommendation / Autosuggestion </text:p>
        </text:list-item>
        <text:list-item>
          <text:p text:style-name="P516">Embeddable in products (comparatively low resource <text:s/>demands)</text:p>
        </text:list-item>
        <text:list-item>
          <text:p text:style-name="P517">Customization. </text:p>
        </text:list-item>
        <text:list-item>
          <text:p text:style-name="P518">Support Peer-to-Peer and Federated architectures.</text:p>
        </text:list-item>
        <text:list-item>
          <text:p text:style-name="P514"><text:span text:style-name="T305">Freely available under a</text:span><text:span text:style-name="T299"> </text:span><text:span text:style-name="T305">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2297213392" text:style-name="L2">
        <text:list-item>
          <text:p text:style-name="P585">Cost effective access to a heterogeneous mix of XML and other data of any shape and size. Allows for the rapid creation of scalable (XML) warehouses.</text:p>
        </text:list-item>
        <text:list-item>
          <text:p text:style-name="P585">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585">Relevant ranking by a number of models including spatial score for geospatial queries, date, term frequency, match distribution etc.</text:p>
        </text:list-item>
        <text:list-item>
          <text:p text:style-name="P585">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585"><text:soft-page-break/>Automatic structure recognition and identification for "unstructured" textual formats (e.g., such as, alongside metadata, lines, sentences, paragraphs and pages in PDF documents).</text:p>
        </text:list-item>
        <text:list-item>
          <text:p text:style-name="P585">Sophisticated extendable type system allowing for numerical, date, geospatial and other search strategies, including external datastores and brokers parallel to textual methods: "Universal Indexing".</text:p>
        </text:list-item>
        <text:list-item>
          <text:p text:style-name="P585">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585">True search term highlighting (exactly what the query found, structure etc.) including Adobe Acrobat PDF Highlighting.</text:p>
        </text:list-item>
        <text:list-item>
          <text:p text:style-name="P585">Extendable/Embeddable/Programmable: Java, Python, Tcl, C++ and other other language APIs.</text:p>
        </text:list-item>
        <text:list-item>
          <text:p text:style-name="P585">Support for a number of information retrieval protocols including ISO 23950 / ANSI NISO Z39.50, SRW/U and OpenSearch.</text:p>
        </text:list-item>
        <text:list-item>
          <text:p text:style-name="P585">Runs on a wide range of hardware and operating systems.</text:p>
        </text:list-item>
        <text:list-item>
          <text:p text:style-name="P585">Easy to maintain, tiny, scalable and fast. Energy efficient: One can <text:span text:style-name="T378">even </text:span>start off with inexpensive low-power hardware <text:span text:style-name="T378">(even embedded boards like NVIDIA’s Jetsons). On small machines we’ve supported</text:span> several concurrent user sessions searching GB of data and still deliver<text:span text:style-name="T378">ed</text:span> search performance measured in fractions of a second.</text:p>
        </text:list-item>
        <text:list-item>
          <text:p text:style-name="P585">Does not demand advance setup or pre-processing.</text:p>
        </text:list-item>
        <text:list-item>
          <text:p text:style-name="P585">Unlike most search engines <text:span text:style-name="T362">it</text:span> is not based on "Inverted file indexes". Because of the limitation of "inverted indexes" most search engines typically index text (excluding common words and long terms as "stop words") and only a fixed and limited number of <text:span text:style-name="T362">(defined at indexing time)</text:span>, additional fields (since they are expensive). <text:span text:style-name="T362">Our aim is to</text:span> provide unlimited query flexibility without having to know in advance what questions users are going to ask.</text:p>
        </text:list-item>
        <text:list-item>
          <text:p text:style-name="P585">Unlike databases <text:span text:style-name="T362">we don’t</text:span> require conversion into a "common format" <text:span text:style-name="T362">with a schema set in concrete</text:span>.</text:p>
        </text:list-item>
        <text:list-item>
          <text:p text:style-name="P585">Unlike XML databases <text:span text:style-name="T362">we</text:span> support also non-hierarchical structures and overlap.</text:p>
        </text:list-item>
        <text:list-item>
          <text:p text:style-name="P585">Unlike search engines <text:span text:style-name="T362">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585">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585">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585">Full ability to search specific structure/context in information without even knowing their details (such as tag or field names).</text:p>
        </text:list-item>
        <text:list-item>
          <text:p text:style-name="P585">User defined "search time" unit of retrieval: the structure of documents <text:span text:style-name="T362">can be</text:span> exploited to identify which document elements (such as the appropriate chapter or page) to retrieve. No need for intermediate documents or re-indexing.</text:p>
        </text:list-item>
        <text:list-item>
          <text:p text:style-name="P585">No need for a “middle layer” of content manipulation code. Instead of getting URLs from a search engine, fetching documents, parsing them, and navigating the DOMs to find required elements, <text:span text:style-name="T362">it</text:span> lets you simply request the elements you need and they are returned directly.</text:p>
        </text:list-item>
        <text:list-item>
          <text:p text:style-name="P519">"Any-to-Any" architecture: On-the-fly XML and other formats.</text:p>
        </text:list-item>
      </text:list>
      <text:p text:style-name="P418"/>
      <text:p text:style-name="Text_20_body"><text:soft-page-break/>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617" text:outline-level="2"><text:bookmark-start text:name="__RefHeading___Toc20655_3285073552"/>Semantic Revelation<text:bookmark-end text:name="__RefHeading___Toc20655_3285073552"/></text:h>
      <text:p text:style-name="P243"><text:span text:style-name="T529">The engine has been designed to allow for the implementation of a novel </text:span>remarkably powerful yet simple <text:span text:style-name="T528">paradigm of retrieval that</text:span> <text:span text:style-name="T529">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43"/>
      <text:p text:style-name="P243">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43"/>
      <text:p text:style-name="P243">The point is: We don't care what a word or sentence means. We just "assume" that when people talk they understand, more or less, each other but neither is everyone talking with each another nor do they even want to..</text:p>
      <text:p text:style-name="P243"><text:line-break/>When there is no dialogue between listeners, the same words and phrases as spoken by a speaker can mean different things. Search is also searching for dialogue. Its all, of course, not de-coupled from ranking..</text:p>
      <text:p text:style-name="P243"><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43"/>
      <text:p text:style-name="P244">See also: the collaborative works on Multipolar Search: <text:a xlink:type="simple" xlink:href="https://isea-archives.siggraph.org/art-events/metahaven-exodus-cross-search/" text:style-name="Internet_20_link" text:visited-style-name="Visited_20_Internet_20_Link"><text:span text:style-name="T530">EXODVS Cross Search</text:span></text:a> Presentation @ ISEA 2008. National Museum of Singapore.</text:p>
      <text:h text:style-name="P618" text:outline-level="2"><text:bookmark-start text:name="__RefHeading___Toc20657_3285073552"/>Unit of Retrieval<text:bookmark-end text:name="__RefHeading___Toc20657_3285073552"/></text:h>
      <text:p text:style-name="P243"><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43"/>
      <text:p text:style-name="P243">The domain of search is information and this may be a relevant part of a document or a collection of relevant documents (such as a Journal, Newspaper, Encyclopedia, Social Network etc.).</text:p>
      <text:h text:style-name="P651" text:outline-level="1"><text:bookmark-start text:name="__RefHeading___Toc22445_3944928437"/><text:soft-page-break/><text:span text:style-name="T630">Hardware &amp; OS </text:span>Prerequisites<text:bookmark-end text:name="__RefHeading___Toc22445_3944928437"/></text:h>
      <text:p text:style-name="P139">The re-Isearch engine is developed in a simplified version of C++. <text:s/>It is intended to be compile-able on the widest possible range of hardware, <text:span text:style-name="T399">operating systems and compilers</text:span>. It is also designed to run, if needed, in <text:span text:style-name="T387">a comparatively</text:span> small memory footprint <text:span text:style-name="T393">(previous version have run on 32-bit machines with as little as 8 MB physical RAM</text:span><text:span text:style-name="T393"><text:note text:id="ftn1" text:note-class="footnote"><text:note-citation>1</text:note-citation><text:note-body><text:p text:style-name="P435">By comparison alone a Java runtime requires 128 MB physical RAM to run.</text:p></text:note-body></text:note></text:span><text:span text:style-name="T393">)</text:span> <text:span text:style-name="T388">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39"/>
      <text:p text:style-name="P193">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93"/>
      <text:p text:style-name="P194">While a board such as the Raspberry Pi <text:span text:style-name="T486">Zero or</text:span> B might be ill-suited due to <text:span text:style-name="T486">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86">get beyond 200 MB/s. </text:span></text:p>
      <text:p text:style-name="P138"/>
      <text:p text:style-name="P197">Running <text:span text:style-name="T400">on a reference</text:span> <text:span text:style-name="T399"><text:s/>Intel® Core™ i7-6920HQ <text:s/>(2.90 GHz) notebook using a low cost Samsung T5 USB 3.2 drive (500 MB/sec read/write) and using for indexing</text:span> <text:s/><text:span text:style-name="T396">512MB </text:span><text:s/>Memory, <text:s/><text:span text:style-name="T400">we get around </text:span>56<text:span text:style-name="T400">00</text:span>k words/min <text:span text:style-name="T399">(roughly ½ million emails in under 20 minutes). Indexing full text (without deep parsing) we see speeds 17-20x as fast. On the i7 notebook that results in better than </text:span>7<text:span text:style-name="T621">0 million </text:span>words/min. <text:span text:style-name="T622">Despite the process being I/O bound <text:s/>and designed for minimal system impact, we see on generic desktops and servers performance as fast as 99000k words/min . </text:span></text:p>
      <text:p text:style-name="P196"/>
      <text:p text:style-name="P199">This all without a noticeable workload. Thunderbolt 4 (already provided on a 2021 Apple hardware) provides up to 40 Gbit/s and some newer drives are already appearing that have read/write rates over 2.5 GB/s.</text:p>
      <text:p text:style-name="P195"/>
      <text:p text:style-name="P198">A typical data center server can easily handle many parallel indexing jobs while concurrently providing search without a hitch and substantially higher I/O throughputs. </text:p>
      <text:p text:style-name="P140"/>
      <text:p text:style-name="P141">While the primary development platform for the re-Isearch engine was Solaris SPARC it was used extensively on x86, MIPS, PowerPC, Alpha, PA-Risc and a number of Unix operating systems <text:span text:style-name="T394">(Solaris, Scientific Linux, IRIX, AIX, Tru64, HP-UX)</text:span> and Microsoft’s Windows (pre-Windows 10). Re-Isearch, by contrast, has as primary development platform x86 Ubuntu <text:s/>with ARM based Ubuntu <text:span text:style-name="T487">(currently <text:s/>NVIDIA)</text:span> as 2<text:span text:style-name="T389">nd</text:span> platform. It should compile and run without issues on other x86 and ARM based Unix and Linux operating systems. </text:p>
      <text:p text:style-name="P141"/>
      <text:p text:style-name="P141"><text:span text:style-name="T401">Compatibility s</text:span>upport code for Win32/64 API is included but <text:span text:style-name="T401">is</text:span>, at this time, not supported. Official support for Windows (ARM and x86), <text:span text:style-name="T395">Android (ARM)</text:span> , Apple IOS <text:span text:style-name="T395">(ARM)</text:span> <text:span text:style-name="T395">and iPadOS are</text:span> on the <text:span text:style-name="T394">road-map.</text:span> <text:span text:style-name="T395">An experimental fork for HPC clusters too are in planning.</text:span></text:p>
      <text:list xml:id="list1671949355" text:style-name="List_20_5">
        <text:list-item>
          <text:p text:style-name="P611"><text:soft-page-break/>File Systems</text:p>
        </text:list-item>
      </text:list>
      <text:p text:style-name="P420">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423"/>
      <text:p text:style-name="P421">The use of file systems such as XFS is strongly advised against. Good choices range for use on external SSDs range from F2FS (Flash-Friendly File System) to exFAT <text:span text:style-name="T404">(its main disadvantage is that it is </text:span><text:span text:style-name="T410">proprietary</text:span><text:span text:style-name="T404"> and even the reverse engineered versions have run afoul of </text:span><text:span text:style-name="T410">Microsoft patents</text:span><text:span text:style-name="T404">)</text:span>. </text:p>
      <text:p text:style-name="P421"/>
      <table:table table:name="Table10" table:style-name="Table10">
        <table:table-column table:style-name="Table10.A"/>
        <table:table-column table:style-name="Table10.B"/>
        <table:table-row>
          <table:table-cell table:style-name="Table10.A1" office:value-type="string">
            <text:p text:style-name="P351">File System</text:p>
          </table:table-cell>
          <table:table-cell table:style-name="Table10.B1" office:value-type="string">
            <text:p text:style-name="P347">Max. number of files</text:p>
          </table:table-cell>
        </table:table-row>
        <table:table-row>
          <table:table-cell table:style-name="Table10.A2" office:value-type="string">
            <text:p text:style-name="P390">F2FS</text:p>
          </table:table-cell>
          <table:table-cell table:style-name="Table10.B2" office:value-type="string">
            <text:p text:style-name="P390">Depends on volume size</text:p>
          </table:table-cell>
        </table:table-row>
        <table:table-row>
          <table:table-cell table:style-name="Table10.A2" office:value-type="string">
            <text:p text:style-name="P391">exFAT</text:p>
          </table:table-cell>
          <table:table-cell table:style-name="Table10.B2" office:value-type="string">
            <text:p text:style-name="P369">2,796,202 per directory</text:p>
          </table:table-cell>
        </table:table-row>
        <table:table-row>
          <table:table-cell table:style-name="Table10.A2" office:value-type="string">
            <text:p text:style-name="P391">ext2, ext3</text:p>
          </table:table-cell>
          <table:table-cell table:style-name="Table10.B2" office:value-type="string">
            <text:p text:style-name="P391">32K per directory </text:p>
          </table:table-cell>
        </table:table-row>
        <table:table-row>
          <table:table-cell table:style-name="Table10.A2" office:value-type="string">
            <text:p text:style-name="P391">ext4</text:p>
          </table:table-cell>
          <table:table-cell table:style-name="Table10.B2" office:value-type="string">
            <text:p text:style-name="P391">64K per directory (by default)</text:p>
          </table:table-cell>
        </table:table-row>
        <table:table-row>
          <table:table-cell table:style-name="Table10.A2" office:value-type="string">
            <text:p text:style-name="P391">Reiser4</text:p>
          </table:table-cell>
          <table:table-cell table:style-name="Table10.B2" office:value-type="string">
            <text:p text:style-name="P391">Unlimited</text:p>
          </table:table-cell>
        </table:table-row>
        <table:table-row>
          <table:table-cell table:style-name="Table10.A2" office:value-type="string">
            <text:p text:style-name="P391">NTFS</text:p>
          </table:table-cell>
          <table:table-cell table:style-name="Table10.B2" office:value-type="string">
            <text:p text:style-name="P369">4,294,967,295 <text:span text:style-name="T407">(Total folder = Total disk)</text:span></text:p>
          </table:table-cell>
        </table:table-row>
      </table:table>
      <text:p text:style-name="P421"/>
      <text:p text:style-name="P421">Ext4 is not a bad file system <text:span text:style-name="T408">(and the 64K limit can be lifted)</text:span> but journal<text:span text:style-name="T413">s are</text:span> counter-productive for indexes.</text:p>
      <text:p text:style-name="P420"/>
      <text:p text:style-name="P420"><text:span text:style-name="T406">While journals offer</text:span> data consistency for unexpected system crashes or power losses <text:span text:style-name="T406">they also suffer from performance decrease due to the extra journal writes. Generally indexes are easily reconstructed so have little need for the level of data consistency afforded. </text:span></text:p>
      <text:p text:style-name="P420"/>
      <text:p text:style-name="P422"><text:span text:style-name="T403">If one want to use</text:span> ext4 on an external SSD for indexing it is <text:span text:style-name="T404">advised</text:span> <text:s/><text:span text:style-name="T402">that one disable journaling. Assuming that the SSD is /</text:span><text:span text:style-name="T285">dev</text:span><text:span text:style-name="T295">/sda2</text:span><text:span text:style-name="T402"> mounted on /</text:span><text:span text:style-name="T285">media</text:span><text:span text:style-name="T295">/ssd:</text:span></text:p>
      <text:list xml:id="list1703075048" text:style-name="L3">
        <text:list-item>
          <text:p text:style-name="P503">unmount /<text:span text:style-name="T281">media</text:span><text:span text:style-name="T292">/ssd</text:span></text:p>
          <text:p text:style-name="P504">Unmount the disk. Note that in general it is not safe to run e2fsck on mounted filesystems.</text:p>
        </text:list-item>
        <text:list-item>
          <text:p text:style-name="P505">tune4fs -O ^has_journal /dev/sda2</text:p>
          <text:p text:style-name="P504">Turn off the journal feature</text:p>
        </text:list-item>
        <text:list-item>
          <text:p text:style-name="P505">e4fsck –f /dev/sda2</text:p>
          <text:p text:style-name="P504"><text:span text:style-name="T414">Optionally c</text:span>heck the filesystem to confirm its integrity</text:p>
        </text:list-item>
        <text:list-item>
          <text:p text:style-name="P505">reboot</text:p>
        </text:list-item>
        <text:list-item>
          <text:p text:style-name="P505">dmesg | grep EXT4</text:p>
          <text:p text:style-name="P504">Check the messages to confirm that its without journaling</text:p>
        </text:list-item>
      </text:list>
      <text:p text:style-name="Text_20_body"/>
      <text:p text:style-name="Text_20_body"><text:span text:style-name="T488">On Apple platforms (IpadOS, MacOS, IOS) <text:s/>we have alongside </text:span>Ex-FAT, <text:s/>FAT-32, HSF+, and APFS <text:span text:style-name="T488">for external drives—2021 models with Thunderbolt 4.</text:span></text:p>
      <text:list xml:id="list113449376921814" text:continue-list="list1671949355" text:style-name="List_20_5">
        <text:list-item>
          <text:p text:style-name="P611">Hardware and OS Checklist:</text:p>
        </text:list-item>
      </text:list>
      <text:list xml:id="list2718779166" text:style-name="L4">
        <text:list-item>
          <text:p text:style-name="P520">32 or 64-bit POSIX Unix/Linux. </text:p>
        </text:list-item>
        <text:list-item>
          <text:p text:style-name="P522">Min. 8 MB Physical RAM.</text:p>
        </text:list-item>
        <text:list-item>
          <text:p text:style-name="P521"><text:soft-page-break/>Virtual Memory System activated.</text:p>
        </text:list-item>
        <text:list-item>
          <text:p text:style-name="P521"><text:span text:style-name="T405">Choose a faster file system configured for the use case</text:span> </text:p>
        </text:list-item>
        <text:list-item>
          <text:p text:style-name="P520">If possible choose faster memory, fast disks, preferably SSDs</text:p>
        </text:list-item>
      </text:list>
      <text:h text:style-name="P652" text:outline-level="1"><text:bookmark-start text:name="__RefHeading___Toc20661_3285073552"/>Design<text:bookmark-end text:name="__RefHeading___Toc20661_3285073552"/></text:h>
      <text:p text:style-name="P41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99">The</text:span><text:span text:style-name="T306"> </text:span><text:span text:style-name="T6">Core</text:span><text:span text:style-name="T306"> </text:span><text:span text:style-name="T299">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3">Datatypes</text:span> (object data types handled polymorphic to text)<text:bookmark-end text:name="__RefHeading___Toc20663_3285073552"/></text:h>
      <text:p text:style-name="P402">Data types are handled by the core and extendable within code. Many of these are well known from standard schemas such as string, boolean, numerical, computed, date and many more motivated by user needs such as phonetic types. Milestone 1 <text:span text:style-name="T59">(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402"/>
      <text:p text:style-name="P402"/>
      <text:p text:style-name="P402"/>
      <text:p text:style-name="P402"/>
      <table:table table:name="Table12" table:style-name="Table12">
        <table:table-column table:style-name="Table12.A"/>
        <table:table-column table:style-name="Table12.B"/>
        <table:table-row>
          <table:table-cell table:style-name="Table12.A1" office:value-type="string">
            <text:p text:style-name="P352">Data-type name</text:p>
          </table:table-cell>
          <table:table-cell table:style-name="Table12.B1" office:value-type="string">
            <text:p text:style-name="P352">Description</text:p>
          </table:table-cell>
        </table:table-row>
        <table:table-row>
          <table:table-cell table:style-name="Table12.A2" office:value-type="string">
            <text:p text:style-name="P370">string </text:p>
          </table:table-cell>
          <table:table-cell table:style-name="Table12.B2" office:value-type="string">
            <text:p text:style-name="P370">String (full text)</text:p>
          </table:table-cell>
        </table:table-row>
        <table:table-row>
          <table:table-cell table:style-name="Table12.A2" office:value-type="string">
            <text:p text:style-name="P370">numerical</text:p>
          </table:table-cell>
          <table:table-cell table:style-name="Table12.B2" office:value-type="string">
            <text:p text:style-name="P370">Numerical IEEE floating</text:p>
          </table:table-cell>
        </table:table-row>
        <table:table-row>
          <table:table-cell table:style-name="Table12.A2" office:value-type="string">
            <text:p text:style-name="P370">computed</text:p>
          </table:table-cell>
          <table:table-cell table:style-name="Table12.B2" office:value-type="string">
            <text:p text:style-name="P370">Computed Numerical</text:p>
          </table:table-cell>
        </table:table-row>
        <table:table-row>
          <table:table-cell table:style-name="Table12.A2" office:value-type="string">
            <text:p text:style-name="P370">range <text:s/><text:tab/></text:p>
          </table:table-cell>
          <table:table-cell table:style-name="Table12.B2" office:value-type="string">
            <text:p text:style-name="P370">Range of Numbers</text:p>
          </table:table-cell>
        </table:table-row>
        <table:table-row>
          <table:table-cell table:style-name="Table12.A2" office:value-type="string">
            <text:p text:style-name="P370">date</text:p>
          </table:table-cell>
          <table:table-cell table:style-name="Table12.B2" office:value-type="string">
            <text:p text:style-name="P370">Date/Time in any of a large number of well defined formats <text:span text:style-name="T419">including common ISO, W3 and IETF formats.</text:span></text:p>
          </table:table-cell>
        </table:table-row>
        <table:table-row>
          <table:table-cell table:style-name="Table12.A2" office:value-type="string">
            <text:p text:style-name="P370">date-range <text:s/></text:p>
          </table:table-cell>
          <table:table-cell table:style-name="Table12.B2" office:value-type="string">
            <text:p text:style-name="P370">Range of Date as Start/End but also +N Seconds (to Years)</text:p>
          </table:table-cell>
        </table:table-row>
        <table:table-row>
          <table:table-cell table:style-name="Table12.A2" office:value-type="string">
            <text:p text:style-name="P370">box <text:s/><text:tab/></text:p>
          </table:table-cell>
          <table:table-cell table:style-name="Table12.B2" office:value-type="string">
            <text:p text:style-name="P371">Geospatial bounding box <text:span text:style-name="T435">coordinates </text:span>(N,W,S,E): <text:span text:style-name="T436">R</text:span>ECT{c0 c1 c2 c3<text:span text:style-name="T435">}</text:span></text:p>
          </table:table-cell>
        </table:table-row>
        <table:table-row>
          <table:table-cell table:style-name="Table12.A2" office:value-type="string">
            <text:p text:style-name="P370">gpoly <text:s/><text:tab/></text:p>
          </table:table-cell>
          <table:table-cell table:style-name="Table12.B2" office:value-type="string">
            <text:p text:style-name="P371">Geospatial n-ary coordinate<text:span text:style-name="T438">s as list of vertices.</text:span></text:p>
          </table:table-cell>
        </table:table-row>
        <table:table-row>
          <table:table-cell table:style-name="Table12.A2" office:value-type="string">
            <text:p text:style-name="P370">time</text:p>
          </table:table-cell>
          <table:table-cell table:style-name="Table12.B2" office:value-type="string">
            <text:p text:style-name="P370">Numeric computed value for seconds since 1970, used as date.</text:p>
          </table:table-cell>
        </table:table-row>
        <table:table-row>
          <table:table-cell table:style-name="Table12.A2" office:value-type="string">
            <text:p text:style-name="P370">ttl</text:p>
          </table:table-cell>
          <table:table-cell table:style-name="Table12.B2" office:value-type="string">
            <text:p text:style-name="P370">Numeric computed value for time-to-live in seconds.</text:p>
          </table:table-cell>
        </table:table-row>
        <table:table-row>
          <table:table-cell table:style-name="Table12.A2" office:value-type="string">
            <text:p text:style-name="P370">expires</text:p>
          </table:table-cell>
          <table:table-cell table:style-name="Table12.B2" office:value-type="string">
            <text:p text:style-name="P370">Numeric computed ttl value as date of expiration</text:p>
          </table:table-cell>
        </table:table-row>
        <table:table-row>
          <table:table-cell table:style-name="Table12.A2" office:value-type="string">
            <text:p text:style-name="P370">boolean</text:p>
          </table:table-cell>
          <table:table-cell table:style-name="Table12.B2" office:value-type="string">
            <text:p text:style-name="P370">Boolean type. <text:span text:style-name="T419">1, 0, True, False, Yes, No, Ja, Nein, Ein, Aus, On, Off, Oui, No, Tack ...</text:span></text:p>
          </table:table-cell>
        </table:table-row>
        <table:table-row>
          <table:table-cell table:style-name="Table12.A2" office:value-type="string">
            <text:p text:style-name="P370">currency</text:p>
          </table:table-cell>
          <table:table-cell table:style-name="Table12.B2" office:value-type="string">
            <text:p text:style-name="P370">Monetary currency</text:p>
          </table:table-cell>
        </table:table-row>
        <table:table-row>
          <table:table-cell table:style-name="Table12.A2" office:value-type="string">
            <text:p text:style-name="P370">dotnumber</text:p>
          </table:table-cell>
          <table:table-cell table:style-name="Table12.B2" office:value-type="string">
            <text:p text:style-name="P370">Dot number (Internet v4/v6 Addresses, UIDs etc)</text:p>
          </table:table-cell>
        </table:table-row>
        <table:table-row>
          <table:table-cell table:style-name="Table12.A2" office:value-type="string">
            <text:p text:style-name="P370">phonetic</text:p>
          </table:table-cell>
          <table:table-cell table:style-name="Table12.B2" office:value-type="string">
            <text:p text:style-name="P370">Computed phonetic hash applied to each word (for names)</text:p>
          </table:table-cell>
        </table:table-row>
        <table:table-row>
          <table:table-cell table:style-name="Table12.A2" office:value-type="string">
            <text:p text:style-name="P370">phone2 <text:s/><text:tab/></text:p>
          </table:table-cell>
          <table:table-cell table:style-name="Table12.B2" office:value-type="string">
            <text:p text:style-name="P370">Phonetic hash applied to the whole field</text:p>
          </table:table-cell>
        </table:table-row>
        <table:table-row>
          <table:table-cell table:style-name="Table12.A2" office:value-type="string">
            <text:p text:style-name="P370">metaphone</text:p>
          </table:table-cell>
          <table:table-cell table:style-name="Table12.B2" office:value-type="string">
            <text:p text:style-name="P370">Metaphone hash applied to each word (for names)</text:p>
          </table:table-cell>
        </table:table-row>
        <table:table-row>
          <table:table-cell table:style-name="Table12.A2" office:value-type="string">
            <text:p text:style-name="P370">metaphone2</text:p>
          </table:table-cell>
          <table:table-cell table:style-name="Table12.B2" office:value-type="string">
            <text:p text:style-name="P370">Metaphone hash (whole field)</text:p>
          </table:table-cell>
        </table:table-row>
        <text:soft-page-break/>
        <table:table-row>
          <table:table-cell table:style-name="Table12.A2" office:value-type="string">
            <text:p text:style-name="P405">hash</text:p>
          </table:table-cell>
          <table:table-cell table:style-name="Table12.B2" office:value-type="string">
            <text:p text:style-name="P406">Computed 64-bit hash of field contents</text:p>
          </table:table-cell>
        </table:table-row>
        <table:table-row>
          <table:table-cell table:style-name="Table12.A2" office:value-type="string">
            <text:p text:style-name="P406">casehash</text:p>
          </table:table-cell>
          <table:table-cell table:style-name="Table12.B2" office:value-type="string">
            <text:p text:style-name="P406">Computed case-independent hash of text field contents</text:p>
          </table:table-cell>
        </table:table-row>
        <table:table-row>
          <table:table-cell table:style-name="Table12.A2" office:value-type="string">
            <text:p text:style-name="P406"><text:span text:style-name="T417">l</text:span>exi</text:p>
          </table:table-cell>
          <table:table-cell table:style-name="Table12.B2" office:value-type="string">
            <text:p text:style-name="P406">Computed case-independent lexical hash (first 8 characters)</text:p>
          </table:table-cell>
        </table:table-row>
        <table:table-row>
          <table:table-cell table:style-name="Table12.A2" office:value-type="string">
            <text:p text:style-name="P406">privhash</text:p>
          </table:table-cell>
          <table:table-cell table:style-name="Table12.B2" office:value-type="string">
            <text:p text:style-name="P406">Undefined Private Hash (callback)</text:p>
          </table:table-cell>
        </table:table-row>
        <table:table-row>
          <table:table-cell table:style-name="Table12.A2" office:value-type="string">
            <text:p text:style-name="P406">isbn</text:p>
          </table:table-cell>
          <table:table-cell table:style-name="Table12.B2" office:value-type="string">
            <text:p text:style-name="P406">ISBN: International Standard Book Number</text:p>
          </table:table-cell>
        </table:table-row>
        <table:table-row>
          <table:table-cell table:style-name="Table12.A2" office:value-type="string">
            <text:p text:style-name="P406">telnumber</text:p>
          </table:table-cell>
          <table:table-cell table:style-name="Table12.B2" office:value-type="string">
            <text:p text:style-name="P406">ISO/CCITT/UIT Telephone Number</text:p>
          </table:table-cell>
        </table:table-row>
        <table:table-row>
          <table:table-cell table:style-name="Table12.A2" office:value-type="string">
            <text:p text:style-name="P406">creditcard</text:p>
          </table:table-cell>
          <table:table-cell table:style-name="Table12.B2" office:value-type="string">
            <text:p text:style-name="P406">Credit Card Number</text:p>
          </table:table-cell>
        </table:table-row>
        <table:table-row>
          <table:table-cell table:style-name="Table12.A2" office:value-type="string">
            <text:p text:style-name="P406">iban</text:p>
          </table:table-cell>
          <table:table-cell table:style-name="Table12.B2" office:value-type="string">
            <text:p text:style-name="P406"><text:span text:style-name="T618">IB</text:span>AN: International Bank Account Number</text:p>
          </table:table-cell>
        </table:table-row>
        <table:table-row>
          <table:table-cell table:style-name="Table12.A2" office:value-type="string">
            <text:p text:style-name="P406">bic</text:p>
          </table:table-cell>
          <table:table-cell table:style-name="Table12.B2" office:value-type="string">
            <text:p text:style-name="P406">BIC : International Identifier Code (SWIFT)</text:p>
          </table:table-cell>
        </table:table-row>
        <table:table-row>
          <table:table-cell table:style-name="Table12.A2" office:value-type="string">
            <text:p text:style-name="P406">db_string <text:s/><text:tab/></text:p>
          </table:table-cell>
          <table:table-cell table:style-name="Table12.B2" office:value-type="string">
            <text:p text:style-name="P406">External DB String (callback)</text:p>
          </table:table-cell>
        </table:table-row>
        <table:table-row>
          <table:table-cell table:style-name="Table12.A2" office:value-type="string">
            <text:p text:style-name="P406">callback</text:p>
          </table:table-cell>
          <table:table-cell table:style-name="Table12.B2" office:value-type="string">
            <text:p text:style-name="P406">Local callback 0 (External)</text:p>
          </table:table-cell>
        </table:table-row>
        <table:table-row>
          <table:table-cell table:style-name="Table12.A2" office:value-type="string">
            <text:p text:style-name="P407">Local1 – local7</text:p>
          </table:table-cell>
          <table:table-cell table:style-name="Table12.B2" office:value-type="string">
            <text:p text:style-name="P406">Local callback 1 - <text:span text:style-name="T418">7</text:span> (External)</text:p>
          </table:table-cell>
        </table:table-row>
        <table:table-row>
          <table:table-cell table:style-name="Table12.A2" office:value-type="string">
            <text:p text:style-name="P406">special</text:p>
          </table:table-cell>
          <table:table-cell table:style-name="Table12.B2" office:value-type="string">
            <text:p text:style-name="P406">Special text (reserved)</text:p>
          </table:table-cell>
        </table:table-row>
      </table:table>
      <text:p text:style-name="P402"><text:s text:c="3"/></text:p>
      <text:p text:style-name="P403">Dat<text:span text:style-name="T437">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403"/>
      <table:table table:name="Table13" table:style-name="Table13">
        <table:table-column table:style-name="Table13.A"/>
        <table:table-column table:style-name="Table13.B"/>
        <table:table-row>
          <table:table-cell table:style-name="Table13.A1" office:value-type="string">
            <text:p text:style-name="P362">xs:string</text:p>
          </table:table-cell>
          <table:table-cell table:style-name="Table13.B1" office:value-type="string">
            <text:p text:style-name="P362">Alias of string</text:p>
          </table:table-cell>
        </table:table-row>
        <table:table-row>
          <table:table-cell table:style-name="Table13.A2" office:value-type="string">
            <text:p text:style-name="P362">xs:normalizedString </text:p>
          </table:table-cell>
          <table:table-cell table:style-name="Table13.B2" office:value-type="string">
            <text:p text:style-name="P362">Alias of string</text:p>
          </table:table-cell>
        </table:table-row>
        <table:table-row>
          <table:table-cell table:style-name="Table13.A2" office:value-type="string">
            <text:p text:style-name="P362">xs:boolean <text:s text:c="4"/><text:tab/>// </text:p>
          </table:table-cell>
          <table:table-cell table:style-name="Table13.B2" office:value-type="string">
            <text:p text:style-name="P362">Alias of boolean</text:p>
          </table:table-cell>
        </table:table-row>
        <table:table-row>
          <table:table-cell table:style-name="Table13.A2" office:value-type="string">
            <text:p text:style-name="P362">xs:decimal <text:s text:c="2"/></text:p>
          </table:table-cell>
          <table:table-cell table:style-name="Table13.B2" office:value-type="string">
            <text:p text:style-name="P362">Alias of numerical</text:p>
          </table:table-cell>
        </table:table-row>
        <table:table-row>
          <table:table-cell table:style-name="Table13.A2" office:value-type="string">
            <text:p text:style-name="P362">xs:integer</text:p>
          </table:table-cell>
          <table:table-cell table:style-name="Table13.B2" office:value-type="string">
            <text:p text:style-name="P362">Alias of numerical</text:p>
          </table:table-cell>
        </table:table-row>
        <table:table-row>
          <table:table-cell table:style-name="Table13.A2" office:value-type="string">
            <text:p text:style-name="P362">xs:long <text:s text:c="2"/></text:p>
          </table:table-cell>
          <table:table-cell table:style-name="Table13.B2" office:value-type="string">
            <text:p text:style-name="P362">Alias of numerical</text:p>
          </table:table-cell>
        </table:table-row>
        <table:table-row>
          <table:table-cell table:style-name="Table13.A2" office:value-type="string">
            <text:p text:style-name="P362">xs:int <text:s text:c="4"/></text:p>
          </table:table-cell>
          <table:table-cell table:style-name="Table13.B2" office:value-type="string">
            <text:p text:style-name="P362">Alias of numerical</text:p>
          </table:table-cell>
        </table:table-row>
        <table:table-row>
          <table:table-cell table:style-name="Table13.A2" office:value-type="string">
            <text:p text:style-name="P362">xs:short <text:s text:c="3"/></text:p>
          </table:table-cell>
          <table:table-cell table:style-name="Table13.B2" office:value-type="string">
            <text:p text:style-name="P362">Alias of numerical</text:p>
          </table:table-cell>
        </table:table-row>
        <table:table-row>
          <table:table-cell table:style-name="Table13.A2" office:value-type="string">
            <text:p text:style-name="P362">xs:unsignedLong <text:s text:c="4"/><text:tab/></text:p>
          </table:table-cell>
          <table:table-cell table:style-name="Table13.B2" office:value-type="string">
            <text:p text:style-name="P362">Alias of numerical</text:p>
          </table:table-cell>
        </table:table-row>
        <table:table-row>
          <table:table-cell table:style-name="Table13.A2" office:value-type="string">
            <text:p text:style-name="P362">xs:unsignedInt</text:p>
          </table:table-cell>
          <table:table-cell table:style-name="Table13.B2" office:value-type="string">
            <text:p text:style-name="P362">Alias of numerical</text:p>
          </table:table-cell>
        </table:table-row>
        <table:table-row>
          <table:table-cell table:style-name="Table13.A2" office:value-type="string">
            <text:p text:style-name="P362">xs:unsignedShort </text:p>
          </table:table-cell>
          <table:table-cell table:style-name="Table13.B2" office:value-type="string">
            <text:p text:style-name="P363">Alias of numerical</text:p>
          </table:table-cell>
        </table:table-row>
        <table:table-row>
          <table:table-cell table:style-name="Table13.A2" office:value-type="string">
            <text:p text:style-name="P362">xs:positiveInteger</text:p>
          </table:table-cell>
          <table:table-cell table:style-name="Table13.B2" office:value-type="string">
            <text:p text:style-name="P363">Alias of numerical</text:p>
          </table:table-cell>
        </table:table-row>
        <table:table-row>
          <table:table-cell table:style-name="Table13.A2" office:value-type="string">
            <text:p text:style-name="P362">xs:nonNegativeInteger </text:p>
          </table:table-cell>
          <table:table-cell table:style-name="Table13.B2" office:value-type="string">
            <text:p text:style-name="P363">Alias of numerical</text:p>
          </table:table-cell>
        </table:table-row>
        <table:table-row>
          <table:table-cell table:style-name="Table13.A2" office:value-type="string">
            <text:p text:style-name="P362">xs:negativeInteger</text:p>
          </table:table-cell>
          <table:table-cell table:style-name="Table13.B2" office:value-type="string">
            <text:p text:style-name="P363">Alias of numerical</text:p>
          </table:table-cell>
        </table:table-row>
        <table:table-row>
          <table:table-cell table:style-name="Table13.A2" office:value-type="string">
            <text:p text:style-name="P362">xs:positiveInteger</text:p>
          </table:table-cell>
          <table:table-cell table:style-name="Table13.B2" office:value-type="string">
            <text:p text:style-name="P362">Alias of numerical</text:p>
          </table:table-cell>
        </table:table-row>
        <table:table-row>
          <table:table-cell table:style-name="Table13.A2" office:value-type="string">
            <text:p text:style-name="P362">xs:dateTime <text:s text:c="4"/><text:tab/></text:p>
          </table:table-cell>
          <table:table-cell table:style-name="Table13.B2" office:value-type="string">
            <text:p text:style-name="P362">Alias of date</text:p>
          </table:table-cell>
        </table:table-row>
        <table:table-row>
          <table:table-cell table:style-name="Table13.A2" office:value-type="string">
            <text:p text:style-name="P362">xs:time <text:s text:c="4"/><text:tab/></text:p>
          </table:table-cell>
          <table:table-cell table:style-name="Table13.B2" office:value-type="string">
            <text:p text:style-name="P362">Alias of time</text:p>
          </table:table-cell>
        </table:table-row>
      </table:table>
      <text:p text:style-name="P24"/>
      <text:p text:style-name="P54">Once an element is associated with a datatype it is assumed all instances of that element contain the same datatype. Should the indexer encounter a mismatch it will generally issue a warning message.</text:p>
      <text:list xml:id="list113448904918891" text:continue-list="list113449376921814" text:style-name="List_20_5">
        <text:list-item>
          <text:p text:style-name="P613"><text:span text:style-name="T117">N</text:span><text:span text:style-name="T116">otes on </text:span><text:span text:style-name="T118">the DATE datatype:</text:span></text:p>
        </text:list-item>
      </text:list>
      <text:p text:style-name="P413"/>
      <text:p text:style-name="P412"><text:soft-page-break/>The date datatype parser and search algorithms are probably the least straightfoward types in the engine. This is to a great extent due to the large range of date formats and semantics in widespread use.</text:p>
      <text:list xml:id="list666334442" text:style-name="L5">
        <text:list-item>
          <text:p text:style-name="P614"><text:span text:style-name="T106">The date parser for long date names understand only the following languages: English, French, German (and Austrian variants), Spanish, Italian and Polish. <text:s/></text:span><text:span text:style-name="T105">Adding additional languages is straightfoward: see date.cxx</text:span></text:p>
        </text:list-item>
      </text:list>
      <text:list xml:id="list2342580377" text:style-name="L6">
        <text:list-item>
          <text:p text:style-name="P506"><text:span text:style-name="T100">Valid dates included are also the national </text:span><text:span text:style-name="T103">numerical only (non-ISO) </text:span><text:span text:style-name="T10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4">Sometimes the the use of a dash, slash or period has a semantic difference but sometimes they are used interchangeably. </text:span><text:span text:style-name="T100"><text:s/>In Sweden for instance the ‘-’ notation is generally used as Year Month Day </text:span><text:span text:style-name="T104">(e.g. 99-12-31)</text:span><text:span text:style-name="T100"> while in </text:span><text:span text:style-name="T103">the US it is written as Month Day Year and in much of the European continent its Day Month Year. In Britain both Month Day Year and from the end of the 19</text:span><text:span text:style-name="T392">th</text:span><text:span text:style-name="T103"> Century Day Month Year are, aligning with the Continent, commonly encountered. <text:s/>In the UK, in fact, all of the following forms 31/12/99, 31.12.99, 31.xii.99 and 1999-12-31 are encountered. </text:span><text:span text:style-name="T104">With years in YYYY notation or with NN &gt; 31 its clear that it can’t be day of the month just as NN &gt; 12 can’t be the number of the month.</text:span></text:p>
          <text:list>
            <text:list-header>
              <text:p text:style-name="P507"/>
            </text:list-header>
          </text:list>
        </text:list-item>
        <text:list-item>
          <text:p text:style-name="P510"><text:span text:style-name="T104">I</text:span><text:span text:style-name="T100">n two digit YY specified years the year is resolved as following:</text:span></text:p>
          <text:list>
            <text:list-header>
              <text:p text:style-name="P509"><text:s text:c="4"/>Current Year <text:s text:c="7"/>Two Digit Year <text:s text:c="4"/>Year RR Format</text:p>
              <text:p text:style-name="P509"><text:s text:c="4"/>Last Two Digits <text:s text:c="6"/>Specified <text:s text:c="11"/>Returns</text:p>
              <text:p text:style-name="P509"><text:s text:c="4"/>--------------- <text:s text:c="8"/>-------------- <text:s text:c="9"/>----------------</text:p>
              <text:p text:style-name="P509"><text:s text:c="9"/>0-49 <text:s text:c="20"/>0-49 <text:s text:c="15"/>Current Century</text:p>
              <text:p text:style-name="P509"><text:s text:c="8"/>50-99 <text:s text:c="19"/>0-49 <text:s text:c="14"/>One Century after current</text:p>
              <text:p text:style-name="P509"><text:s text:c="9"/>0-49 <text:s text:c="18"/>50-99 <text:s text:c="14"/>One Century before current</text:p>
              <text:p text:style-name="P509"><text:s text:c="8"/>50-99 <text:s text:c="17"/>50-99 <text:s text:c="14"/>Current Century</text:p>
              <text:p text:style-name="P509"/>
              <text:p text:style-name="P509"><text:s text:c="3"/>Unix Model: Year starts at 70 for 1970</text:p>
              <text:p text:style-name="P509"><text:s text:c="7"/>00-68 <text:s text:c="15"/>2000-2068</text:p>
              <text:p text:style-name="P509"><text:s text:c="7"/>69-99 <text:s text:c="15"/>1969-1999</text:p>
              <text:p text:style-name="P509"/>
            </text:list-header>
          </text:list>
        </text:list-item>
        <text:list-item>
          <text:p text:style-name="P508">The parser understands precision of day, month, year</text:p>
          <text:p text:style-name="P508"/>
        </text:list-item>
        <text:list-item>
          <text:p text:style-name="P511"><text:span text:style-name="T100">The parser understands BC and BCE dates, e.g. “12</text:span><text:span text:style-name="T391">th</text:span><text:span text:style-name="T100"> century b.c.”</text:span></text:p>
        </text:list-item>
      </text:list>
      <text:p text:style-name="P57"/>
      <text:p text:style-name="P411">The <text:span text:style-name="T544">parser supports</text:span> number of special reserved terms for dates such as "Today", "Now", "Yesterday", "Last Week", "Past Month", "14 days ago" etc. Inputs such as 2/10/2010 are ambiguous and should they be desired added as local formats (See next <text:span text:style-name="T545">section</text:span>). </text:p>
      <text:h text:style-name="Heading_20_4" text:outline-level="4"><text:bookmark-start text:name="__RefHeading___Toc20665_3285073552"/>Relative dates controlled vocabulary<text:bookmark-end text:name="__RefHeading___Toc20665_3285073552"/></text:h>
      <text:p text:style-name="P246"><text:span text:style-name="T93">“Today” :</text:span><text:span text:style-name="T230">=</text:span><text:span text:style-name="T93"> the LOCAL date (of the server) without time (day precision).<text:line-break/>“Yester[day|week|month|year]” :</text:span><text:span text:style-name="T230">= t</text:span><text:span text:style-name="T93">he past X (X precision) from the point of view of the local date/time where X is one of day, week, month or year (e.g. Yesterday is the day before today in day precision)</text:span><text:line-break/><text:line-break/>“Tomorrow” :<text:span text:style-name="T544">=</text:span> the day after today (day precision) <text:line-break/>"This day" := Today<text:line-break/>"This Month" :<text:span text:style-name="T544">=</text:span> the current month (LOCAL) in month precision<text:line-break/>"This year" :? the current year (LOCAL) in year precision.<text:line-break/>Now or Present -- the date/time at the moment the word is parsed.<text:line-break/>[Last|Past] [NNN] Sec[onds]|Min[utes]|H[ours]|Day[s]|Week[s]|Month[s]|Year[s]|Decade[s]|Millennium [Ago|<text:soft-page-break/>Past]<text:line-break/>Last|Past&amp;nsp;Sun[day]|Mon[day]|Tue[sday]|Wed[nesday]|Thu[rsday]|Fri[day]|Sat[urday]<text:line-break/></text:p>
      <text:p text:style-name="P246">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46"><text:span text:style-name="T53">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46">The prefix "<text:span text:style-name="Citation">End of</text:span>" is interpreted as the end of the period. </text:p>
      <text:p text:style-name="Text_20_body"/>
      <text:p text:style-name="P246">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46">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46"><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619" text:outline-level="2"><text:bookmark-start text:name="__RefHeading___Toc20669_3285073552"/><text:span text:style-name="T5">Object</text:span><text:span text:style-name="T60"> Indexes </text:span><text:span text:style-name="T53"><text:s/></text:span><text:span text:style-name="T61">(</text:span><text:span text:style-name="T62">data type</text:span><text:span text:style-name="T61"> handlers)</text:span><text:bookmark-end text:name="__RefHeading___Toc20669_3285073552"/></text:h>
      <text:p text:style-name="Text_20_body"><text:span text:style-name="T62">The indexer supports a number of datatypes. <text:s/>Th</text:span><text:span text:style-name="T66">ese</text:span><text:span text:style-name="T62"> </text:span><text:span text:style-name="T66">are</text:span><text:span text:style-name="T62"> handled by a data type registry. All data is stored as string (the octets defining the words/terms, </text:span><text:span text:style-name="T63">e.g. xs:string or xs:normalizedString in XML schema jargon</text:span><text:span text:style-name="T62">) and, if specified or determined, the specific object type. These different data types have their own for-purpose indexing structures—</text:span><text:span text:style-name="T67">and search algorithms and and semantics for matching as well as relations.</text:span><text:span text:style-name="T62"> </text:span><text:span text:style-name="T6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4">such as sound or phonetic hashes which have proven useful in name searches</text:span><text:span text:style-name="T63">. </text:span><text:span text:style-name="T64">All datatypes carry their own most basic documentation into the registry. </text:span></text:p>
      <text:p text:style-name="Text_20_body"/>
      <text:p text:style-name="P404"><text:span text:style-name="T64">P</text:span><text:span text:style-name="T61">aths to index items of a specific datatype have the optional :type qualified, e.g. </text:span><text:span text:style-name="T329">DATE</text:span><text:span text:style-name="T61"> is as datatype specifically as date </text:span><text:span text:style-name="T329">DATE:date.</text:span></text:p>
      <text:h text:style-name="P619"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53"> </text:span><text:span text:style-name="T61">(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6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58">some</text:span> 60 formats including several <text:span text:style-name="T377">multi functional</text:span> <text:span text:style-name="T70">that transparently </text:span>us<text:span text:style-name="T70">e confiigurable </text:span>external conversion tools—<text:span text:style-name="T70">for example OCR to process scanned documents or an image captioning tool to process photographs alongside the embedded metadata is readily implemented</text:span>. All parsers have some self documentation available at runtime of their options and class tree.</text:p>
      <text:h text:style-name="P61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77">field names</text:span> (and paths) can to be mapped during indexing to alternative names. This is intended to handle the issue of semantically equivalent field (or path) contents having <text:span text:style-name="T377">syntactically</text:span> different names (or paths). It also allows one to skip fields (for example P=&lt;Ignore&gt;). These settings may be defined unique to doctype, to doctype instance or to database (e.g. the search indexing target). <text:span text:style-name="T439">Field unification can also be used to map elements that the same name and similar semantics but different different datatypes (such as computed versus numerical).</text:span></text:p>
      <text:h text:style-name="P619" text:outline-level="2"><text:bookmark-start text:name="__RefHeading___Toc20675_3285073552"/><text:span text:style-name="T53">Ranking</text:span> (search results)<text:bookmark-end text:name="__RefHeading___Toc20675_3285073552"/></text:h>
      <text:p text:style-name="Text_20_body">The set of elements (records) on a search response tends to be sorted <text:span text:style-name="T74">by scores—but there are a number of other sorting methods available</text:span>. <text:span text:style-name="T376">Scores are normalized by a number of methods (that impact the sort)</text:span>. The standard methods in the core engine are <text:span text:style-name="T74">No</text:span>Normalization, CosineNormalization (Salton Tf-idf<text:span text:style-name="T75">)</text:span>, MaxNormalization <text:span text:style-name="T75">(weighted Cosine)</text:span>, LogNormalization <text:span text:style-name="T75">(log cosine score)</text:span>, BytesNormalization <text:span text:style-name="T7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76">Both sorting and normalization </text:span>algorithms are user extendable <text:span text:style-name="T376">and</text:span> designed for customizations.</text:p>
      <text:p text:style-name="Text_20_body"/>
      <text:p text:style-name="Text_20_body">Queries can also weight various matches or field results to give them more importance (or less). <text:span text:style-name="T74">There are also methods to cluster or shift position in results ranking with hits (matches) that are closer to one another („magnitism“).</text:span></text:p>
      <text:h text:style-name="P619" text:outline-level="2"><text:bookmark-start text:name="__RefHeading___Toc20677_3285073552"/><text:soft-page-break/><text:span text:style-name="T4">Presentation</text:span><text:span text:style-name="T53"> </text:span><text:span text:style-name="T76">(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425"/>
      <text:h text:style-name="Heading_20_1" text:outline-level="1"><text:bookmark-start text:name="__RefHeading___Toc20679_3285073552"/>Indexing<text:bookmark-end text:name="__RefHeading___Toc20679_3285073552"/></text:h>
      <text:p text:style-name="P234"><text:span text:style-name="T510">There are many options and <text:s/>hyperparameters available to indexing. One can create applications using either the native C++ interface, one of the language bindings (such as Python) or via the Iindex command line utility. </text:span>The <text:span text:style-name="T509">simplist way to index files is with the Iindex command line tool. It offers a host of options.</text:span></text:p>
      <text:p text:style-name="P234"/>
      <text:p text:style-name="P233">The most minimal run is something like:</text:p>
      <text:p text:style-name="P41">Iindex -d MYDB file1 file2 file3</text:p>
      <text:p text:style-name="P232">Here the indexer will create a MYDB index (should an index already exist it will be erased) and add file1 file2 file3 to it. Since the default document handler is AUTODETECT it tends to be able to guess a suitable handler.</text:p>
      <text:p text:style-name="P232"/>
      <text:p text:style-name="P236">The -d option sets the database path/name. <text:s/>In the above example it will create a number of files MYDB.xxx in the current working directory. <text:s/>If one wanted the index to do into /var/opt/index/MYDB one would use just that:</text:p>
      <text:p text:style-name="P42">I<text:span text:style-name="T600">i</text:span>ndex -d <text:s/>/var/opt/index/MYDB <text:s/>….</text:p>
      <text:p text:style-name="P232"/>
      <text:p text:style-name="P235">Say <text:span text:style-name="T511">you</text:span> want to index all the HTML files in /var/opt/web, including sub-directories, using the HTMLHEAD document handler:</text:p>
      <text:p text:style-name="P444"><text:span text:style-name="T311">Iindex -d MYDB -t HTMLHEAD -name “*.htm*” <text:s/>/</text:span><text:span text:style-name="T328">var</text:span><text:span text:style-name="T344">/opt/web</text:span></text:p>
      <text:p text:style-name="P235"/>
      <text:p text:style-name="P235">To control the files to be indexed there are a wealth of options:</text:p>
      <text:p text:style-name="Text_20_body"><text:span text:style-name="T53"><text:s/></text:span><text:span text:style-name="T61"><text:s/></text:span><text:span text:style-name="T339">-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13448183577720" text:continue-list="list113448904918891" text:style-name="List_20_5">
        <text:list-item>
          <text:p text:style-name="Heading_20_3"><text:soft-page-break/>Index Combination</text:p>
        </text:list-item>
      </text:list>
      <text:p text:style-name="P486">Indexes can be combined by two means:</text:p>
      <text:list xml:id="list279960187" text:style-name="L7">
        <text:list-item>
          <text:p text:style-name="P610">Import: the import of one db into another <text:s/></text:p>
        </text:list-item>
        <text:list-item>
          <text:p text:style-name="P610">Virtualization: a map that defines what dbs to use for search</text:p>
        </text:list-item>
      </text:list>
      <text:p text:style-name="P486"/>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488"><text:s/>-import (X) <text:s text:c="3"/>// Import database: (X) as the root name for imported db files.</text:p>
      <text:p text:style-name="P489">In the above example:</text:p>
      <text:p text:style-name="P492">Iutil -d db1 -import db2</text:p>
      <text:p text:style-name="Text_20_body"/>
      <text:p text:style-name="Text_20_body">Performance searching the combined database is no different than if a single database was initially created rather than two. <text:span text:style-name="T517">If db1 has n unique words and db2 has m unique words the big O performance is typically O(ln (n+m)),</text:span></text:p>
      <text:p text:style-name="P487"/>
      <text:h text:style-name="Heading_20_4" text:outline-level="4"><text:bookmark-start text:name="__RefHeading___Toc20683_3285073552"/>Virtualization<text:bookmark-end text:name="__RefHeading___Toc20683_3285073552"/></text:h>
      <text:p text:style-name="P493">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512"> </text:span><text:span text:style-name="T513">Oi </text:span><text:span text:style-name="T514">where Oi is the performance of the ith database—</text:span><text:span text:style-name="T286">typically </text:span><text:span text:style-name="T514"><text:s/>Oi </text:span><text:span text:style-name="T515">is </text:span><text:span text:style-name="T286">O(ln n) where n is the number of unique words in the index. </text:span><text:span text:style-name="T296">As one can see import (physically importing and merging one database into another) provides faster search than virtualization. With two databases db1 and db2 with respectively n and m unique words the typical big O performance is O(ln(n) + ln(m)).</text:span></text:p>
      <text:p text:style-name="P490"/>
      <text:p text:style-name="Text_20_body">The overwhelming advantage of virtualization is the speed and ease of their creation as they are defined by a single <text:span text:style-name="T516">plain text configuration</text:span> file. They can be created on the fly and disposed of at will.</text:p>
      <text:p text:style-name="P490"/>
      <text:p text:style-name="Text_20_body">There are two ways: either setting the correct values in a db.ini file or by providing a db.vdb file</text:p>
      <text:p text:style-name="P491">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491">A db.vdb file is just a line (one per line) of paths to db.ini files.</text:p>
      <text:p text:style-name="P490"/>
      <text:list xml:id="list113449694826495" text:continue-list="list113448183577720" text:style-name="List_20_5">
        <text:list-item>
          <text:p text:style-name="P612">Index organization</text:p>
        </text:list-item>
      </text:list>
      <text:p text:style-name="P125"/>
      <text:p text:style-name="Text_20_body">An index is organized in a number of files </text:p>
      <text:p text:style-name="P126"/>
      <table:table table:name="Table8" table:style-name="Table8">
        <table:table-column table:style-name="Table8.A"/>
        <table:table-column table:style-name="Table8.B"/>
        <table:table-row>
          <table:table-cell table:style-name="Table8.A1" office:value-type="string">
            <text:p text:style-name="P354">Extension</text:p>
          </table:table-cell>
          <table:table-cell table:style-name="Table8.B1" office:value-type="string">
            <text:p text:style-name="P354">Contents</text:p>
          </table:table-cell>
        </table:table-row>
        <text:soft-page-break/>
        <table:table-row>
          <table:table-cell table:style-name="Table8.A2" office:value-type="string">
            <text:p text:style-name="P369">.<text:span text:style-name="T379">ini</text:span></text:p>
          </table:table-cell>
          <table:table-cell table:style-name="Table8.B2" office:value-type="string">
            <text:p text:style-name="P372">The database configuration. <text:s/>MS style profile.</text:p>
          </table:table-cell>
        </table:table-row>
        <table:table-row>
          <table:table-cell table:style-name="Table8.A2" office:value-type="string">
            <text:p text:style-name="P369">.<text:span text:style-name="T382">vdb</text:span></text:p>
          </table:table-cell>
          <table:table-cell table:style-name="Table8.B2" office:value-type="string">
            <text:p text:style-name="P373">Definition of a virtual DB (out of multiple DBs)</text:p>
          </table:table-cell>
        </table:table-row>
        <table:table-row>
          <table:table-cell table:style-name="Table8.A2" office:value-type="string">
            <text:p text:style-name="P369">.<text:span text:style-name="T397">cwi</text:span></text:p>
          </table:table-cell>
          <table:table-cell table:style-name="Table8.B2" office:value-type="string">
            <text:p text:style-name="P374">Common words (this is <text:span text:style-name="T398">an information </text:span>created during the indexing process)</text:p>
          </table:table-cell>
        </table:table-row>
        <table:table-row>
          <table:table-cell table:style-name="Table8.A2" office:value-type="string">
            <text:p text:style-name="P369">.<text:span text:style-name="T383">cat</text:span></text:p>
          </table:table-cell>
          <table:table-cell table:style-name="Table8.B2" office:value-type="string">
            <text:p text:style-name="P376">Metadata Record file catalog (key, value) </text:p>
          </table:table-cell>
        </table:table-row>
        <table:table-row>
          <table:table-cell table:style-name="Table8.A2" office:value-type="string">
            <text:p text:style-name="P369">.<text:span text:style-name="T379">dfd</text:span></text:p>
          </table:table-cell>
          <table:table-cell table:style-name="Table8.B2" office:value-type="string">
            <text:p text:style-name="P372">Database field data. <text:s/>This contains a table of fields and their associated datatypes</text:p>
          </table:table-cell>
        </table:table-row>
        <table:table-row>
          <table:table-cell table:style-name="Table8.A2" office:value-type="string">
            <text:p text:style-name="P369">.<text:span text:style-name="T379">inx</text:span></text:p>
          </table:table-cell>
          <table:table-cell table:style-name="Table8.B2" office:value-type="string">
            <text:p text:style-name="P372">The index. This contains addresses</text:p>
          </table:table-cell>
        </table:table-row>
        <table:table-row>
          <table:table-cell table:style-name="Table8.A2" office:value-type="string">
            <text:p text:style-name="P369">.<text:span text:style-name="T379">mdt</text:span></text:p>
          </table:table-cell>
          <table:table-cell table:style-name="Table8.B2" office:value-type="string">
            <text:p text:style-name="P377">The table associating record to key, address (in .mds) etc. </text:p>
          </table:table-cell>
        </table:table-row>
        <table:table-row>
          <table:table-cell table:style-name="Table8.A2" office:value-type="string">
            <text:p text:style-name="P369">.<text:span text:style-name="T379">mds</text:span></text:p>
          </table:table-cell>
          <table:table-cell table:style-name="Table8.B2" office:value-type="string">
            <text:p text:style-name="P372">The mapping between address and files on the data system.</text:p>
          </table:table-cell>
        </table:table-row>
        <table:table-row>
          <table:table-cell table:style-name="Table8.A2" office:value-type="string">
            <text:p text:style-name="P369">.<text:span text:style-name="T379">sis</text:span></text:p>
          </table:table-cell>
          <table:table-cell table:style-name="Table8.B2" office:value-type="string">
            <text:p text:style-name="P372">SIS cache. A file that contains a cache of prefixed terms (n octects)</text:p>
          </table:table-cell>
        </table:table-row>
        <table:table-row>
          <table:table-cell table:style-name="Table8.A2" office:value-type="string">
            <text:p text:style-name="P369">.<text:span text:style-name="T382">inf</text:span></text:p>
          </table:table-cell>
          <table:table-cell table:style-name="Table8.B2" office:value-type="string">
            <text:p text:style-name="P373">Generated Metadata file (describes a resource)</text:p>
          </table:table-cell>
        </table:table-row>
        <table:table-row>
          <table:table-cell table:style-name="Table8.A2" office:value-type="string">
            <text:p text:style-name="P369">.<text:span text:style-name="T383">path</text:span></text:p>
          </table:table-cell>
          <table:table-cell table:style-name="Table8.B2" office:value-type="string">
            <text:p text:style-name="P376">Meta file with linkage to source (used by externally processed documents/records)</text:p>
          </table:table-cell>
        </table:table-row>
        <table:table-row>
          <table:table-cell table:style-name="Table8.A2" office:value-type="string">
            <text:p text:style-name="P369">.<text:span text:style-name="T383">syn</text:span></text:p>
          </table:table-cell>
          <table:table-cell table:style-name="Table8.B2" office:value-type="string">
            <text:p text:style-name="P376">External Synonyms</text:p>
          </table:table-cell>
        </table:table-row>
        <table:table-row>
          <table:table-cell table:style-name="Table8.A2" office:value-type="string">
            <text:p text:style-name="P369">.<text:span text:style-name="T383">spx</text:span></text:p>
          </table:table-cell>
          <table:table-cell table:style-name="Table8.B2" office:value-type="string">
            <text:p text:style-name="P376">External Synonyms Parents</text:p>
          </table:table-cell>
        </table:table-row>
        <table:table-row>
          <table:table-cell table:style-name="Table8.A2" office:value-type="string">
            <text:p text:style-name="P369">.<text:span text:style-name="T383">scx</text:span></text:p>
          </table:table-cell>
          <table:table-cell table:style-name="Table8.B2" office:value-type="string">
            <text:p text:style-name="P376">External Synonyms Children</text:p>
          </table:table-cell>
        </table:table-row>
        <table:table-row table:style-name="Table8.16">
          <table:table-cell table:style-name="Table8.A2" office:value-type="string">
            <text:p text:style-name="P369">.<text:span text:style-name="T380">001 - .9zz</text:span></text:p>
          </table:table-cell>
          <table:table-cell table:style-name="Table8.B2" office:value-type="string">
            <text:p text:style-name="P377">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86">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69">n</text:p>
                </table:table-cell>
                <table:table-cell table:style-name="Table14.B1" office:value-type="string">
                  <text:p text:style-name="P369">Numeric</text:p>
                </table:table-cell>
              </table:table-row>
              <table:table-row>
                <table:table-cell table:style-name="Table14.A2" office:value-type="string">
                  <text:p text:style-name="P386">r</text:p>
                </table:table-cell>
                <table:table-cell table:style-name="Table14.B2" office:value-type="string">
                  <text:p text:style-name="P369">Num Range</text:p>
                </table:table-cell>
              </table:table-row>
              <table:table-row>
                <table:table-cell table:style-name="Table14.A2" office:value-type="string">
                  <text:p text:style-name="P386">d</text:p>
                </table:table-cell>
                <table:table-cell table:style-name="Table14.B2" office:value-type="string">
                  <text:p text:style-name="P369"><text:s/>Date</text:p>
                </table:table-cell>
              </table:table-row>
              <table:table-row>
                <table:table-cell table:style-name="Table14.A2" office:value-type="string">
                  <text:p text:style-name="P386">e</text:p>
                </table:table-cell>
                <table:table-cell table:style-name="Table14.B2" office:value-type="string">
                  <text:p text:style-name="P386">Date Range</text:p>
                </table:table-cell>
              </table:table-row>
              <table:table-row>
                <table:table-cell table:style-name="Table14.A2" office:value-type="string">
                  <text:p text:style-name="P386">p</text:p>
                </table:table-cell>
                <table:table-cell table:style-name="Table14.B2" office:value-type="string">
                  <text:p text:style-name="P386">Poly</text:p>
                </table:table-cell>
              </table:table-row>
              <table:table-row>
                <table:table-cell table:style-name="Table14.A2" office:value-type="string">
                  <text:p text:style-name="P386">b</text:p>
                </table:table-cell>
                <table:table-cell table:style-name="Table14.B2" office:value-type="string">
                  <text:p text:style-name="P386">Box</text:p>
                </table:table-cell>
              </table:table-row>
              <table:table-row>
                <table:table-cell table:style-name="Table14.A2" office:value-type="string">
                  <text:p text:style-name="P386">h</text:p>
                </table:table-cell>
                <table:table-cell table:style-name="Table14.B2" office:value-type="string">
                  <text:p text:style-name="P386">Phonetic hash</text:p>
                </table:table-cell>
              </table:table-row>
              <table:table-row>
                <table:table-cell table:style-name="Table14.A2" office:value-type="string">
                  <text:p text:style-name="P386">c</text:p>
                </table:table-cell>
                <table:table-cell table:style-name="Table14.B2" office:value-type="string">
                  <text:p text:style-name="P369">64-bit/Numeric hash</text:p>
                </table:table-cell>
              </table:table-row>
              <table:table-row>
                <table:table-cell table:style-name="Table14.A2" office:value-type="string">
                  <text:p text:style-name="P386">t</text:p>
                </table:table-cell>
                <table:table-cell table:style-name="Table14.B2" office:value-type="string">
                  <text:p text:style-name="P369">Telephone num</text:p>
                </table:table-cell>
              </table:table-row>
              <table:table-row>
                <table:table-cell table:style-name="Table14.A2" office:value-type="string">
                  <text:p text:style-name="P386">v</text:p>
                </table:table-cell>
                <table:table-cell table:style-name="Table14.B2" office:value-type="string">
                  <text:p text:style-name="P387">Credit Card Number (Visa etc.)</text:p>
                </table:table-cell>
              </table:table-row>
              <table:table-row>
                <table:table-cell table:style-name="Table14.A2" office:value-type="string">
                  <text:p text:style-name="P386">i</text:p>
                </table:table-cell>
                <table:table-cell table:style-name="Table14.B2" office:value-type="string">
                  <text:p text:style-name="P369"><text:span text:style-name="T619">IB</text:span>AN (includes Checksum)</text:p>
                </table:table-cell>
              </table:table-row>
            </table:table>
            <text:p text:style-name="P377"/>
          </table:table-cell>
        </table:table-row>
      </table:table>
      <text:p text:style-name="P123"/>
      <text:p text:style-name="P142"><text:span text:style-name="T54">NOTE</text:span><text:span text:style-name="T381">: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27"/>
      <text:p text:style-name="P128">Other files:</text:p>
      <table:table table:name="Table9" table:style-name="Table9">
        <table:table-column table:style-name="Table9.A"/>
        <table:table-column table:style-name="Table9.B"/>
        <table:table-row>
          <table:table-cell table:style-name="Table9.A1" office:value-type="string">
            <text:p text:style-name="P355">Extension</text:p>
          </table:table-cell>
          <table:table-cell table:style-name="Table9.B1" office:value-type="string">
            <text:p text:style-name="P355">Contents</text:p>
          </table:table-cell>
        </table:table-row>
        <table:table-row>
          <table:table-cell table:style-name="Table9.A2" office:value-type="string">
            <text:p text:style-name="P369">.<text:span text:style-name="T383">iq1</text:span></text:p>
          </table:table-cell>
          <table:table-cell table:style-name="Table9.B2" office:value-type="string">
            <text:p text:style-name="P376">Pass 1 queue (file queue)</text:p>
          </table:table-cell>
        </table:table-row>
        <table:table-row>
          <table:table-cell table:style-name="Table9.A2" office:value-type="string">
            <text:p text:style-name="P375">.iq2</text:p>
          </table:table-cell>
          <table:table-cell table:style-name="Table9.B2" office:value-type="string">
            <text:p text:style-name="P376">Pass 2 queue (record queue)</text:p>
          </table:table-cell>
        </table:table-row>
        <table:table-row>
          <table:table-cell table:style-name="Table9.A2" office:value-type="string">
            <text:p text:style-name="P369">.<text:span text:style-name="T382">mdk </text:span></text:p>
          </table:table-cell>
          <table:table-cell table:style-name="Table9.B2" office:value-type="string">
            <text:p text:style-name="P373">MDT Key Index</text:p>
          </table:table-cell>
        </table:table-row>
        <table:table-row>
          <table:table-cell table:style-name="Table9.A2" office:value-type="string">
            <text:p text:style-name="P369">.<text:span text:style-name="T382">dbi</text:span></text:p>
          </table:table-cell>
          <table:table-cell table:style-name="Table9.B2" office:value-type="string">
            <text:p text:style-name="P373">Database info</text:p>
          </table:table-cell>
        </table:table-row>
        <table:table-row>
          <table:table-cell table:style-name="Table9.A2" office:value-type="string">
            <text:p text:style-name="P369">.<text:span text:style-name="T382">sta</text:span></text:p>
          </table:table-cell>
          <table:table-cell table:style-name="Table9.B2" office:value-type="string">
            <text:p text:style-name="P373">DB status</text:p>
          </table:table-cell>
        </table:table-row>
        <text:soft-page-break/>
        <table:table-row>
          <table:table-cell table:style-name="Table9.A2" office:value-type="string">
            <text:p text:style-name="P369">.<text:span text:style-name="T382">gils</text:span></text:p>
          </table:table-cell>
          <table:table-cell table:style-name="Table9.B2" office:value-type="string">
            <text:p text:style-name="P373">Centroid file (optionally generated)</text:p>
          </table:table-cell>
        </table:table-row>
        <table:table-row>
          <table:table-cell table:style-name="Table9.A2" office:value-type="string">
            <text:p text:style-name="P369">.<text:span text:style-name="T382">glz</text:span></text:p>
          </table:table-cell>
          <table:table-cell table:style-name="Table9.B2" office:value-type="string">
            <text:p text:style-name="P373">Compressed Centroid file</text:p>
          </table:table-cell>
        </table:table-row>
        <table:table-row>
          <table:table-cell table:style-name="Table9.A2" office:value-type="string">
            <text:p text:style-name="P369">.<text:span text:style-name="T382">rca</text:span></text:p>
          </table:table-cell>
          <table:table-cell table:style-name="Table9.B2" office:value-type="string">
            <text:p text:style-name="P373">Results Cache</text:p>
          </table:table-cell>
        </table:table-row>
      </table:table>
      <text:p text:style-name="P127"/>
      <text:p text:style-name="Text_20_body">Whe<text:span text:style-name="T416">n files are added to the indexer they get added to index queue#1 (.iq1). These files are read and the doctype parser segments it into records. This list of records is written to the index queue#2 (.iq2). The 2</text:span><text:span text:style-name="T390">nd</text:span><text:span text:style-name="T416">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13449525539673" text:continue-numbering="true" text:style-name="List_20_5">
        <text:list-item>
          <text:p text:style-name="P611"><text:span text:style-name="T601">Iindex Command Line tool</text:span>:</text:p>
        </text:list-item>
      </text:list>
      <text:p text:style-name="P124">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oft-page-break/><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oft-page-break/><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397">existing index can be appended to (and optimized) without interrupting search. While during the index phase many of the new records are not yet available the existing records (and whose addition has been completed) are available.</text:span></text:p>
      <text:list xml:id="list113449176369226" text:continue-numbering="true" text:style-name="List_20_5">
        <text:list-item>
          <text:p text:style-name="Heading_20_3"><text:span text:style-name="T53">Help Subsystem</text:span>:</text:p>
        </text:list-item>
      </text:list>
      <text:p text:style-name="Text_20_body">The system <text:span text:style-name="T50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429"/>
      <text:p text:style-name="P415">Iindex -help</text:p>
      <text:p text:style-name="P428"/>
      <text:p text:style-name="P430">provides the usage including a list of help options:</text:p>
      <text:p text:style-name="P428"><text:s text:c="2"/><text:span text:style-name="T333">-help <text:s text:c="13"/>// Print options (this list).</text:span></text:p>
      <text:p text:style-name="P415"><text:s/>-help d[octypes] <text:s text:c="2"/>// Print the doctype classes list (same as -thelp)</text:p>
      <text:p text:style-name="P415"><text:s/>-help l[ang] <text:s text:c="6"/>// Print the language help (same as -lang help)</text:p>
      <text:p text:style-name="P415"><text:s/>-help l[ocale] <text:s text:c="4"/>// Print the locale list (same as -locale help)</text:p>
      <text:p text:style-name="P415"><text:s/>-help o[ptions] <text:s text:c="3"/>// Print the options (db.ini) help.</text:p>
      <text:p text:style-name="P415"><text:s/>-help t[types] <text:s text:c="4"/>// Print the currently supported data types.</text:p>
      <text:p text:style-name="P415"><text:s/>-thelp <text:s text:c="12"/>// Show available doctype base classes.</text:p>
      <text:p text:style-name="P415"><text:s/>-thelp XX <text:s text:c="9"/>// Show Help for doctype class XX.</text:p>
      <text:p text:style-name="P415"><text:s/>-xhelp <text:s text:c="12"/>// Show the information Web.</text:p>
      <text:p text:style-name="Standard"/>
      <text:p text:style-name="P429">As well as a number of information options</text:p>
      <text:p text:style-name="P415"><text:s/>-copyright <text:s text:c="8"/>// Print the copyright statement.</text:p>
      <text:p text:style-name="P415"><text:s/>-version <text:s text:c="10"/>// Print Indexer version.</text:p>
      <text:p text:style-name="P415"><text:s/>-api <text:s text:c="14"/>// Print API Shared libs version.</text:p>
      <text:p text:style-name="P415"><text:s/>-capacities <text:s text:c="7"/>// Print capacities.</text:p>
      <text:p text:style-name="P415"><text:s/>-kernel <text:s text:c="11"/>// Print O/S kernel capacities.</text:p>
      <text:p text:style-name="P414"/>
      <text:p text:style-name="P414">Iindex -copyright</text:p>
      <text:p text:style-name="P414">Portions Copyright (c) 1995 MCNC/CNDIR; 1995-2011 BSn/Munich and its NONMONOTONIC Lab;</text:p>
      <text:p text:style-name="P414"><text:soft-page-break/>1995-2000 Archie Warnock; and a host of other contributors;</text:p>
      <text:p text:style-name="P414">Copyright (c) 2021 NONMONOTONIC Networks for the re.Isearch Project.</text:p>
      <text:p text:style-name="P466"/>
      <text:p text:style-name="P414">This software has been made available through a grant 2020/21 from NLnet Foundation and EU NGI0.</text:p>
      <text:p text:style-name="P414"/>
      <text:p text:style-name="P414">Iindex -<text:span text:style-name="T504">api</text:span></text:p>
      <text:p text:style-name="P414">API 4.0a/6 <text:s/>built with: g++-10 (Ubuntu 10.1.0-2ubuntu1~18.04) 10.1.0 (x86_64 GNU/Linux)</text:p>
      <text:p text:style-name="P414"/>
      <text:p text:style-name="P414">Iindex -capacities</text:p>
      <text:p text:style-name="P414">Physical Index Capacities for this 64-bit edition:</text:p>
      <text:p text:style-name="P414"><text:s text:c="2"/>Max Input: <text:s text:c="2"/>16384 Tbytes (Total of all files)</text:p>
      <text:p text:style-name="P414"><text:s text:c="2"/>Max Words: <text:s text:c="2"/>1099511 trillion (optimized), &gt;8796093 trillion (non-optimized)</text:p>
      <text:p text:style-name="P414"><text:s text:c="2"/>Max Unique: <text:s/>120494 trillion words (optimized), &gt;8796093 trillion (non-optimized)</text:p>
      <text:p text:style-name="P414"><text:s text:c="2"/>Word Freq: <text:s text:c="2"/>Maximum same as "Max Words"</text:p>
      <text:p text:style-name="P414"><text:s text:c="2"/>Max Records: 12 million.</text:p>
      <text:p text:style-name="P414"><text:s text:c="2"/>Min. disk requirements: some fixed and variable amounts plus each</text:p>
      <text:p text:style-name="P414"><text:s text:c="4"/>record (160); word (8); unique word (~45); field (16).</text:p>
      <text:p text:style-name="P414">Virtual Database Search Capacities:</text:p>
      <text:p text:style-name="P414"><text:s text:c="2"/>Max Input: <text:s text:c="2"/>aprox. 4.1943e+06 Terabyte(s) </text:p>
      <text:p text:style-name="P414"><text:s text:c="2"/>Max Words: <text:s text:c="2"/>unlimited (limit only imposed by physical index)</text:p>
      <text:p text:style-name="P414"><text:s text:c="2"/>Max Unique: <text:s/>unlimited (limit only imposed by physical index)</text:p>
      <text:p text:style-name="P414"><text:s text:c="2"/>Max Indexes: 255</text:p>
      <text:p text:style-name="P414"><text:s text:c="2"/>Max Records: 31 million (Total all indexes)</text:p>
      <text:p text:style-name="P414">Preset Per-Record Limits:</text:p>
      <text:p text:style-name="P414"><text:s text:c="2"/>Max Key: <text:s text:c="4"/>36 characters</text:p>
      <text:p text:style-name="P414"><text:s text:c="2"/>Max Doctype Child Names: 15 characters</text:p>
      <text:p text:style-name="P414"/>
      <text:p text:style-name="Text_20_body">The above capacities are just theoretical <text:span text:style-name="T508">and for the largest 64-bit configuration</text:span>. Most of our 64-bit kernels can’t address the entire 64-bit space. Preset per-record limits, on the other hand, are arbitrary and set hardwired and should the need arise may be extended—or even shrunk. <text:span text:style-name="T506">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06">as Big O</text:span> search performance is:</text:p>
      <text:p text:style-name="Text_20_body"><text:tab/>O(<text:span text:style-name="T505">m*</text:span>log n) <text:s/>=&gt; <text:s/>worse and average case</text:p>
      <text:p text:style-name="Text_20_body"><text:tab/>O(<text:span text:style-name="T505">m</text:span>) <text:s text:c="7"/>=&gt; <text:s/>Best case</text:p>
      <text:p text:style-name="Text_20_body">where m is the number of sub-indexes and n is the number of unique words. <text:span text:style-name="T50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414">Iindex -kernel</text:p>
      <text:p text:style-name="P414">Max file handles: 1024</text:p>
      <text:p text:style-name="P414">Max file streams: 1020</text:p>
      <text:p text:style-name="Standard"/>
      <text:p text:style-name="Text_20_body">To get the list of available document handlers one uses the option -thelp:</text:p>
      <text:p text:style-name="P414">Iindex -thelp</text:p>
      <text:p text:style-name="P414"><text:soft-page-break/>Available Built-in Document Base Classes (v28.5):</text:p>
      <text:p text:style-name="P414"><text:s text:c="8"/>AOLLIST <text:s text:c="10"/>ATOM <text:s text:c="4"/>AUTODETECT <text:s text:c="6"/>BIBCOLON</text:p>
      <text:p text:style-name="P414"><text:s text:c="9"/>BIBTEX <text:s text:c="8"/>BINARY <text:s text:c="11"/>CAP <text:s text:c="6"/>COLONDOC</text:p>
      <text:p text:style-name="P414"><text:s text:c="7"/>COLONGRP <text:s text:c="6"/>DIALOG-B <text:s text:c="11"/>DIF <text:s text:c="7"/>DVBLINE</text:p>
      <text:p text:style-name="P414"><text:s text:c="8"/>ENDNOTE <text:s text:c="5"/>EUROMEDIA <text:s text:c="6"/>FILMLINE <text:s text:c="3"/>FILTER2HTML</text:p>
      <text:p text:style-name="P414"><text:s text:c="4"/>FILTER2MEMO <text:s text:c="3"/>FILTER2TEXT <text:s text:c="4"/>FILTER2XML <text:s text:c="5"/>FIRSTLINE</text:p>
      <text:p text:style-name="P414"><text:s text:c="12"/>FTP <text:s text:c="10"/>GILS <text:s text:c="7"/>GILSXML <text:s text:c="7"/>HARVEST</text:p>
      <text:p text:style-name="P414"><text:s text:c="11"/>HTML <text:s text:c="8"/>HTML-- <text:s text:c="5"/>HTMLCACHE <text:s text:c="6"/>HTMLHEAD</text:p>
      <text:p text:style-name="P414"><text:s text:c="7"/>HTMLMETA <text:s text:c="4"/>HTMLREMOTE <text:s text:c="6"/>HTMLZERO <text:s text:c="7"/>IAFADOC</text:p>
      <text:p text:style-name="P414"><text:s text:c="7"/>IKNOWDOC <text:s text:c="8"/>IRLIST <text:s text:c="7"/>ISOTEIA <text:s text:c="4"/>LISTDIGEST</text:p>
      <text:p text:style-name="P414"><text:s text:c="5"/>MAILDIGEST <text:s text:c="4"/>MAILFOLDER <text:s text:c="7"/>MEDLINE <text:s text:c="10"/>MEMO</text:p>
      <text:p text:style-name="P414"><text:s text:c="8"/>METADOC <text:s text:c="6"/>MISMEDIA <text:s text:c="4"/>NEWSFOLDER <text:s text:c="8"/>NEWSML</text:p>
      <text:p text:style-name="P414"><text:s text:c="12"/>OCR <text:s text:c="11"/>ODT <text:s text:c="7"/>ONELINE <text:s text:c="6"/>OZSEARCH</text:p>
      <text:p text:style-name="P414"><text:s text:c="8"/>PAPYRUS <text:s text:c="10"/>PARA <text:s text:c="11"/>PDF <text:s text:c="5"/>PLAINTEXT</text:p>
      <text:p text:style-name="P414"><text:s text:c="13"/>PS <text:s text:c="9"/>PTEXT <text:s text:c="11"/>RDF <text:s text:c="6"/>REFERBIB</text:p>
      <text:p text:style-name="P414"><text:s text:c="12"/>RIS <text:s text:c="7"/>ROADS++ <text:s text:c="8"/>RSS.9x <text:s text:c="10"/>RSS1</text:p>
      <text:p text:style-name="P414"><text:s text:c="11"/>RSS2 <text:s text:c="4"/>RSSARCHIVE <text:s text:c="7"/>RSSCORE <text:s text:c="10"/>SGML</text:p>
      <text:p text:style-name="P414"><text:s text:c="7"/>SGMLNORM <text:s text:c="7"/>SGMLTAG <text:s text:c="8"/>SIMPLE <text:s text:c="10"/>SOIF</text:p>
      <text:p text:style-name="P414"><text:s text:c="9"/>TSLDOC <text:s text:c="11"/>TSV <text:s text:c="7"/>XBINARY <text:s text:c="7"/>XFILTER</text:p>
      <text:p text:style-name="P414"><text:s text:c="12"/>XML <text:s text:c="7"/>XMLBASE <text:s text:c="7"/>XPANDOC <text:s text:c="5"/>YAHOOLIST</text:p>
      <text:p text:style-name="P414">External Base Classes ("Plugin Doctypes"):</text:p>
      <text:p text:style-name="P414"><text:s text:c="2"/>RTF: <text:s text:c="14"/>// "Rich Text Format" (RTF) Plugin</text:p>
      <text:p text:style-name="P414"><text:s text:c="2"/>ODT: <text:s text:c="14"/>// "OASIS Open Document Format Text" (ODT) Plugin</text:p>
      <text:p text:style-name="P414"><text:s text:c="2"/>ESTAT: <text:s text:c="12"/>// EUROSTAT CSL Plugin</text:p>
      <text:p text:style-name="P414"><text:s text:c="2"/>MSOFFICE: <text:s text:c="9"/>// M$ Office OOXML Plugin</text:p>
      <text:p text:style-name="P414"><text:s text:c="2"/>USPAT: <text:s text:c="12"/>// US Patents (Green Book)</text:p>
      <text:p text:style-name="P414"><text:s text:c="2"/>ADOBE_PDF: <text:s text:c="8"/>// Adobe PDF Plugin</text:p>
      <text:p text:style-name="P414"><text:s text:c="2"/>MSOLE: <text:s text:c="12"/>// M$ OLE type detector Plugin</text:p>
      <text:p text:style-name="P414"><text:s text:c="2"/>MSEXCEL: <text:s text:c="10"/>// M$ Excel (XLS) Plugin</text:p>
      <text:p text:style-name="P414"><text:s text:c="2"/>MSRTF: <text:s text:c="12"/>// M$ RTF (Rich Text Format) Plugin [XML]</text:p>
      <text:p text:style-name="P414"><text:s text:c="2"/>NULL: <text:s text:c="13"/>// Empty plugin</text:p>
      <text:p text:style-name="P414"><text:s text:c="2"/>MSWORD: <text:s text:c="11"/>// M$ Word Plugin</text:p>
      <text:p text:style-name="P414"><text:s text:c="2"/>PDFDOC: <text:s text:c="11"/>// OLD Adobe PDF Plugin</text:p>
      <text:p text:style-name="P414"><text:s text:c="2"/>TEXT: <text:s text:c="13"/>// Plain Text Plugin</text:p>
      <text:p text:style-name="P414"><text:s text:c="2"/>ISOTEIA: <text:s text:c="10"/>// ISOTEIA project (GILS Metadata) XML format locator records</text:p>
      <text:p text:style-name="P414"/>
      <text:p text:style-name="P414"/>
      <text:p text:style-name="P414"/>
      <text:p text:style-name="P414">Format Documentation: http://www.nonmonotonic.net/re:search/[DOCTYPE].html</text:p>
      <text:p text:style-name="P414"><text:s text:c="2"/>Example: http://www.nonmonotonic.net/re:search/MAILFOLDER.html</text:p>
      <text:p text:style-name="P414"/>
      <text:p text:style-name="P414">Usage Examples:</text:p>
      <text:p text:style-name="P414"><text:s text:c="2"/>Iindex -d POETRY *.doc *.txt</text:p>
      <text:p text:style-name="P414"><text:s text:c="2"/>Iindex -d SITE -t MYHTML:HTMLHEAD -r /var/html-data</text:p>
      <text:p text:style-name="P414"><text:s text:c="2"/>find /public/htdocs -name "*.html" -print | Iindex-d WEB -t HTMLHEAD -f -</text:p>
      <text:p text:style-name="P414"><text:s text:c="2"/>Iindex -d DVB -include "*.dvb" -locale de_DE -recursive /var/spool/DVB</text:p>
      <text:p text:style-name="P414"><text:s text:c="2"/>Iindex -d WEB -name "*.[hH][tT][mM]*" -excldir SCCS /var/spool/mirror</text:p>
      <text:p text:style-name="P414"/>
      <text:p text:style-name="P53">Each doctype has its own documentation. It is available via -thelp DOCTYPE </text:p>
      <text:p text:style-name="P53"/>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text:soft-page-break/>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3">Every document type has its own information.</text:p>
      <text:p text:style-name="P51"/>
      <text:p text:style-name="P51">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17">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oft-page-break/><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4">Options</text:p>
      <text:p text:style-name="P134"/>
      <text:p text:style-name="P137">The .ini files have a large number of options. The general ones are available via the -help o command</text:p>
      <text:p text:style-name="P137"/>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text:soft-page-break/></text:p>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oft-page-break/><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text:soft-page-break/>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35"/>
      <text:p text:style-name="Text_20_body"><text:span text:style-name="T294">Some</text:span><text:span text:style-name="T292"> of the options </text:span><text:span text:style-name="T294">like title and copyright notice </text:span><text:span text:style-name="T292">set in the .ini configuration files can be conveniently set using the Iutil command line utility.</text:span></text:p>
      <text:p text:style-name="P416"/>
      <text:p text:style-name="P416">Iutil, Version 3.8a Jun <text:s/>8 2021 (x86_64 GNU/Linux)</text:p>
      <text:p text:style-name="P416">(C)opyright 1995-2011 BSn/Munich; 2011-2020 NONMONOTONIC Networks; 2020,2021 re.Isearch Project.</text:p>
      <text:p text:style-name="P416">This software has been made available through a grant 2020/21 from NLnet Foundation and EU NGI0.</text:p>
      <text:p text:style-name="P416"/>
      <text:p text:style-name="P416">Usage is: Iutil [-d db] [options]</text:p>
      <text:p text:style-name="P416">Options:</text:p>
      <text:p text:style-name="P416"><text:s/>-d (X) <text:s text:c="8"/>// Use (X) as the root name for database files.</text:p>
      <text:p text:style-name="P416"><text:s/>-id (X) <text:s text:c="7"/>// Select document with docid (X).</text:p>
      <text:p text:style-name="P416"><text:s/>-thes (X) <text:s text:c="5"/>// File (X) contains Thesaurus.</text:p>
      <text:p text:style-name="P416"><text:s/>-import (X) <text:s text:c="3"/>// Import database: (X) as the root name for imported db files.</text:p>
      <text:p text:style-name="P416"><text:s/>-centroid <text:s text:c="5"/>// Create centroid.</text:p>
      <text:p text:style-name="P416"><text:s/>-vi <text:s text:c="11"/>// View summary information about the database/record.</text:p>
      <text:p text:style-name="P416"><text:s/>-vf <text:s text:c="11"/>// View list of fields defined in the database.</text:p>
      <text:p text:style-name="P416"><text:s/>-v <text:s text:c="12"/>// View list of documents in the database.</text:p>
      <text:p text:style-name="P416"><text:s/>-mdt <text:s text:c="10"/>// Dump MDT (debug option).</text:p>
      <text:p text:style-name="P416"><text:s/>-inx <text:s text:c="10"/>// Dump INX (debug option).</text:p>
      <text:p text:style-name="P416"><text:s/>-check <text:s text:c="8"/>// Check INX for consistency (WARNING: Slow and I/O expensive!).</text:p>
      <text:p text:style-name="P416"><text:s/>-skip [offset] // Skip offset in above test</text:p>
      <text:p text:style-name="P416"><text:s/>-level NN <text:s text:c="5"/>// Set message level to NN (0-255).</text:p>
      <text:p text:style-name="P416"><text:s/>-newpaths <text:s text:c="5"/>// Prompt for new pathnames for files.</text:p>
      <text:p text:style-name="P416"><text:s/>-relative (Dir)// Relativize all paths with respect to (Dir).</text:p>
      <text:p text:style-name="P416"><text:s text:c="16"/>// "." is current directory, "" is db path.</text:p>
      <text:p text:style-name="P416"><text:s/>-mvdir old=new // Change all paths old to new.</text:p>
      <text:p text:style-name="P416"><text:s text:c="16"/>// Example: /opt=/var will change /opt/main.html to /var/main.html but</text:p>
      <text:p text:style-name="P416"><text:s text:c="16"/>// not change /opt/html/main.html (see -dirmv below to change base of tree)</text:p>
      <text:p text:style-name="P416"><text:s/>-dirmv old=new // Move the base of tree from old to new.</text:p>
      <text:p text:style-name="P416"><text:s text:c="16"/>// Example: /opt=/var will change /opt/html/main.html to /var/html/main.html </text:p>
      <text:p text:style-name="P416"><text:s/>-del key <text:s text:c="6"/>// Mark individual documents (by key) to be deleted from database.</text:p>
      <text:p text:style-name="P416"><text:s text:c="16"/>// Note: to remove records by file use the Idelete command instead.</text:p>
      <text:p text:style-name="P416"><text:s/>-del_expired <text:s text:c="2"/>// Mark expired documents as deleted.</text:p>
      <text:p text:style-name="P416"><text:s/>-autodelete <text:s text:c="3"/>// Set the autodelete expired flag to true.</text:p>
      <text:p text:style-name="P416"><text:s/>-deferdelete <text:s text:c="2"/>// Set the autodelete expired flag to false.</text:p>
      <text:p text:style-name="P416"><text:s/>-undel key <text:s text:c="4"/>// Unmark documents (by key) that were marked for deletion.</text:p>
      <text:p text:style-name="P416"><text:s/>-c <text:s text:c="12"/>// Cleanup database by removing unused data (useful after -del).</text:p>
      <text:p text:style-name="P416"><text:s/>-erase <text:s text:c="8"/>// Erase the entire database.</text:p>
      <text:p text:style-name="P416"><text:s/>-g (X) <text:s text:c="8"/>// Use (X) as Stopwords list (language).</text:p>
      <text:p text:style-name="P416"><text:s/>-gl0] <text:s text:c="9"/>// Clear external stopwords list and use default.</text:p>
      <text:p text:style-name="P416"><text:s/>-gt (X) <text:s text:c="7"/>// Set (X) as the global document type for the database.</text:p>
      <text:p text:style-name="P416"><text:s text:c="16"/>// Specify X as * to get a list of available doctypes.</text:p>
      <text:p text:style-name="P416"><text:s/>-gt0 <text:s text:c="10"/>// Clear the global document type for the database.</text:p>
      <text:p text:style-name="P416"><text:s/>-server host <text:s text:c="2"/>// Set the server hostname or IP address.</text:p>
      <text:p text:style-name="P416"><text:s/>-web URL=base <text:s/>// map base/XXX -&gt; URL/XXX (e.g. http://www.nonmonotonic.com/=/var/data/).</text:p>
      <text:p text:style-name="P416"><text:s/>-mirror ROOT <text:s text:c="2"/>// Set Mirror root.</text:p>
      <text:p text:style-name="P416"><text:s/>-collapse <text:s text:c="5"/>// Collapse last two database indexes.</text:p>
      <text:p text:style-name="P416"><text:s/>-optimize <text:s text:c="5"/>// Optimize database indexes.</text:p>
      <text:p text:style-name="P416"><text:s/>-pcache (X) <text:s text:c="3"/>// Set presentation cache base directory to (X).</text:p>
      <text:p text:style-name="P416"><text:soft-page-break/><text:s text:c="16"/>// Uses X/&lt;DATABASE&gt; for files. (X) must exist and be writable.</text:p>
      <text:p text:style-name="P416"><text:s/>-fill (X)[,..] // Fill the headline cache (not CacheDir must be set beforehand!) for the</text:p>
      <text:p text:style-name="P416"><text:s text:c="16"/>// different record syntaxes (,-list), where (X) is the Record Syntax OID</text:p>
      <text:p text:style-name="P416"><text:s text:c="16"/>// or any of the "shorthand names" HTML, SUTRS, USMARC, XML.</text:p>
      <text:p text:style-name="P416"><text:s/>-clip (NN) <text:s text:c="4"/>// Set Db Search cut-off default.</text:p>
      <text:p text:style-name="P416"><text:s/>-priority (N.N)// Set priority factor.</text:p>
      <text:p text:style-name="P416"><text:s/>-title (X) <text:s text:c="4"/>// Set database title to (X).</text:p>
      <text:p text:style-name="P416"><text:s/>-copyright (X) // Set database copyright statement.</text:p>
      <text:p text:style-name="P416"><text:s/>-comments (X) <text:s/>// Set database comments statement.</text:p>
      <text:p text:style-name="P416"><text:s/>-o (X) <text:s text:c="8"/>// Document type specific option.</text:p>
      <text:p text:style-name="P416"/>
      <text:p text:style-name="P416">Example: <text:s/>Iutil -d POETRY -del key1 key2 key3</text:p>
      <text:p text:style-name="P416"><text:s text:c="10"/>Iutil -d LITERATURE -import POETRY</text:p>
      <text:p text:style-name="P416"/>
      <text:h text:style-name="P653" text:outline-level="1"><text:bookmark-start text:name="__RefHeading___Toc20685_3285073552"/>Idelete Command Line Utility<text:bookmark-end text:name="__RefHeading___Toc20685_3285073552"/></text:h>
      <text:p text:style-name="P300"><text:span text:style-name="T595">The </text:span>Idelete <text:span text:style-name="T595">command line utility is used to </text:span>delete files from <text:span text:style-name="T595">an</text:span> index <text:span text:style-name="T595">(database)</text:span>. <text:span text:style-name="T597">To remove individual records by key one uses the Iutil tool. Here one removes entire documents (files)--including all the records they may contain—from an index.</text:span></text:p>
      <text:p text:style-name="P300"/>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0"/>
      <text:p text:style-name="P300"><text:span text:style-name="T443">WARNING</text:span>: -<text:span text:style-name="T595">shredder is a </text:span><text:span text:style-name="T412">very d</text:span><text:span text:style-name="T411">angerous </text:span>option!! <text:span text:style-name="T595">It </text:span><text:span text:style-name="T412">does not</text:span><text:span text:style-name="T595"> </text:span>move things to wastebasket but <text:span text:style-name="T596">removes it and </text:span><text:span text:style-name="T51">destroys</text:span><text:span text:style-name="T596">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0"/>
      <text:p text:style-name="P300">Example: <text:span text:style-name="T311">Idelete -d DATABASE foo</text:span></text:p>
      <text:p text:style-name="P65"><text:span text:style-name="T594">T</text:span>his marks <text:span text:style-name="T648">all</text:span> the records in foo as deleted and moves path/foo to path/.wastebasket/foo.</text:p>
      <text:p text:style-name="P300"/>
      <text:p text:style-name="P300">Note: <text:span text:style-name="T595">The values in </text:span>the <text:span text:style-name="T311">datebase.ini </text:span><text:span text:style-name="T259">override</text:span><text:span text:style-name="T258"> the command line arguments</text:span></text:p>
      <text:p text:style-name="P300"><text:s/><text:span text:style-name="T311">[Idelete]</text:span> </text:p>
      <text:p text:style-name="P45">.wasterbasket= </text:p>
      <text:p text:style-name="P45">.prepend= </text:p>
      <text:h text:style-name="P654" text:outline-level="1"><text:bookmark-start text:name="__RefHeading___Toc20687_3285073552"/>Iwatch <text:span text:style-name="T599">Command Line Tool</text:span><text:bookmark-end text:name="__RefHeading___Toc20687_3285073552"/></text:h>
      <text:p text:style-name="P301"><text:span text:style-name="T598">Iwatch is a very simple but useful command line utility. It watches a directory on the file system and then executes</text:span> a program when a file is added or deleted from <text:span text:style-name="T598">it</text:span>.</text:p>
      <text:p text:style-name="P301"><text:soft-page-break/></text:p>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599">Incoming document deposited in a directory can be moved to a processing directory and then added to an index.</text:span></text:p>
      <text:h text:style-name="P655" text:outline-level="1"><text:bookmark-start text:name="__RefHeading___Toc21806_2146006214"/>Record Organization<text:bookmark-end text:name="__RefHeading___Toc21806_2146006214"/></text:h>
      <text:p text:style-name="P313">During indexing each document is broken down into a number of records. Each of these records has a number of metadata elements associated with it:</text:p>
      <text:p text:style-name="P313"/>
      <text:list xml:id="list3093668292" text:style-name="L8">
        <text:list-item>
          <text:p text:style-name="P523">Date <text:span text:style-name="T608">of the record (without precise specification of its semantics). Additionally</text:span></text:p>
          <text:list>
            <text:list-item>
              <text:p text:style-name="P524">Date of document modification</text:p>
            </text:list-item>
            <text:list-item>
              <text:p text:style-name="P524">Date of <text:s/>document creation</text:p>
            </text:list-item>
            <text:list-item>
              <text:p text:style-name="P524">Expiration date of the document</text:p>
            </text:list-item>
          </text:list>
        </text:list-item>
        <text:list-item>
          <text:p text:style-name="P524">Key (unique)</text:p>
        </text:list-item>
        <text:list-item>
          <text:p text:style-name="P524">Document type (associated doctype class)</text:p>
        </text:list-item>
        <text:list-item>
          <text:p text:style-name="P524">Paths and addresses to source and indexed documents</text:p>
        </text:list-item>
        <text:list-item>
          <text:p text:style-name="P524">Locale <text:span text:style-name="T609">(language and character set encoding)</text:span></text:p>
        </text:list-item>
        <text:list-item>
          <text:p text:style-name="P524">Category</text:p>
        </text:list-item>
        <text:list-item>
          <text:p text:style-name="P524">Priority</text:p>
        </text:list-item>
      </text:list>
      <text:h text:style-name="P662" text:outline-level="4"><text:bookmark-start text:name="__RefHeading___Toc21808_2146006214"/>Date<text:bookmark-end text:name="__RefHeading___Toc21808_2146006214"/></text:h>
      <text:p text:style-name="P317"><text:span text:style-name="T613">The Date of the record is defined by </text:span><text:span text:style-name="T350">DateField</text:span><text:span text:style-name="T613">. The contents of the field are parsed as a date fieldtype.</text:span></text:p>
      <text:h text:style-name="P663" text:outline-level="4"><text:bookmark-start text:name="__RefHeading___Toc21810_2146006214"/>Language<text:bookmark-end text:name="__RefHeading___Toc21810_2146006214"/></text:h>
      <text:p text:style-name="P319"><text:span text:style-name="T613">The language of the record is defined by </text:span><text:span text:style-name="T351">Language</text:span><text:span text:style-name="T350">Field</text:span><text:span text:style-name="T613">. The contents of the field are parsed to identify a language according to </text:span>language code<text:span text:style-name="T614">s</text:span> from Z39.53-1994. <text:span text:style-name="T614">We support both 2 and 3 character codes as well as common extensions for dialects.</text:span></text:p>
      <text:p text:style-name="P319"/>
      <text:p text:style-name="P318">Example <text:span text:style-name="T615">(</text:span>French<text:span text:style-name="T615">)</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start text:name="__RefHeading___Toc21812_2146006214"/><text:soft-page-break/>Key<text:bookmark-end text:name="__RefHeading___Toc21812_2146006214"/></text:h>
      <text:p text:style-name="P316">The Key of the record is defined by <text:span text:style-name="T311">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14">The category is <text:span text:style-name="T610">a natural whole number (</text:span>internally a 4-byte integer<text:span text:style-name="T610">)</text:span> used to identify the record’s belonging to a specific set, for example a subject category. By default it is 0 <text:span text:style-name="T611">which denotes “uncategorized”</text:span>.</text:p>
      <text:p text:style-name="P314"/>
      <text:p text:style-name="P314">During indexing, if so defined, the parser uses the “Category Field” (by default “<text:span text:style-name="T311">CategoryField</text:span>") to set the category.</text:p>
      <text:p text:style-name="P314"/>
      <text:h text:style-name="Heading_20_4" text:outline-level="4"><text:bookmark-start text:name="__RefHeading___Toc21816_2146006214"/>Priority<text:bookmark-end text:name="__RefHeading___Toc21816_2146006214"/></text:h>
      <text:p text:style-name="P315">The <text:span text:style-name="T612">priority</text:span> is <text:span text:style-name="T610">a natural whole number (</text:span>internally a <text:span text:style-name="T613">2</text:span>-byte integer<text:span text:style-name="T610">)</text:span> used to <text:span text:style-name="T612">specify the record’s priority in a sort.</text:span></text:p>
      <text:p text:style-name="P315"/>
      <text:p text:style-name="P315">During indexing, if so defined, the parser uses the “<text:span text:style-name="T612">Priority</text:span> Field” (by default “<text:span text:style-name="T349">PriorityField</text:span>") to set the <text:span text:style-name="T612">priority.</text:span>.</text:p>
      <text:p text:style-name="P313"/>
      <text:h text:style-name="P649" text:outline-level="1"><text:bookmark-start text:name="__RefHeading___Toc20689_3285073552"/>Searching <text:bookmark-end text:name="__RefHeading___Toc20689_3285073552"/></text:h>
      <text:p text:style-name="Text_20_body"><text:span text:style-name="T521">The re-Isearch </text:span>work<text:span text:style-name="T521">s</text:span> with sets. The result of a query is a set <text:span text:style-name="T521">called a “result set”</text:span>. <text:span text:style-name="T521">Result s</text:span>ets may be combined and operations performed upon them. <text:s/><text:span text:style-name="T521">The engine</text:span> supports <text:span text:style-name="T521">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521">When we search, we search a database (index) also known outside of the context of the engine itself as a “target”. </text:span>Targets (search databases) are either individual indexes, defined by a &lt;DB&gt;.ini where &lt;DB&gt; is the name of the <text:span text:style-name="T385">index</text:span> or a virtual<text:span text:style-name="T385">ly defined ensemble</text:span> <text:span text:style-name="T385">of indexes</text:span>.</text:p>
      <text:p text:style-name="Text_20_body"/>
      <text:p text:style-name="Text_20_body"><text:span text:style-name="T384">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29"/>
      <text:p text:style-name="P131">The important group of configuration settings are defined in the “DbInfo” section</text:p>
      <text:p text:style-name="P131"><text:span text:style-name="Source_20_Text">[DbInfo]</text:span></text:p>
      <text:p text:style-name="P131"><text:span text:style-name="Source_20_Text">Collections=</text:span></text:p>
      <text:p text:style-name="P131"><text:span text:style-name="Source_20_Text">Databases=</text:span></text:p>
      <text:p text:style-name="P131"><text:span text:style-name="Source_20_Text">vdb-fle=</text:span></text:p>
      <text:p text:style-name="P131"><text:soft-page-break/><text:span text:style-name="Source_20_Text"/></text:p>
      <text:p text:style-name="P132"><text:span text:style-name="Source_20_Text"><text:span text:style-name="T138">Collections and Databases contain a list that is ‘,’ (comma) seperated (e.g. a,b,c).</text:span></text:span><text:span text:style-name="Source_20_Text"><text:span text:style-name="T386"> </text:span></text:span><text:span text:style-name="Source_20_Text"><text:span text:style-name="T138">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38">https://en.wikipedia.org/wiki/Filename#Comparison_of_filename_limitations</text:span></text:span></text:a></text:p>
      <text:p text:style-name="P132"><text:span text:style-name="Source_20_Text"><text:span text:style-name="T138"/></text:span></text:p>
      <text:p text:style-name="P133"><text:span text:style-name="Source_20_Text"><text:span text:style-name="T139">When it is not a virtual:</text:span></text:span></text:p>
      <text:p text:style-name="P36"><text:span text:style-name="Source_20_Text"><text:span text:style-name="T314">Databases=&lt;Path to db stem (Physical Index)&gt;</text:span></text:span></text:p>
      <text:p text:style-name="P36"><text:span text:style-name="Source_20_Text"><text:span text:style-name="T314"/></text:span></text:p>
      <text:p text:style-name="P131"><text:span text:style-name="Source_20_Text"><text:span text:style-name="T93">The </text:span></text:span><text:span text:style-name="Source_20_Text"><text:span text:style-name="T137">subtle </text:span></text:span><text:span text:style-name="Source_20_Text"><text:span text:style-name="T93">difference between Collections and Databases is that a “collection” can itself be a virtual database with a collection of databases while we normally assume a “database” to be an index. </text:span></text:span><text:span text:style-name="Source_20_Text"><text:span text:style-name="T137">The heuristic for collections tries to detect if there is a circular definition (a collection that includes something that includes something that includes itself). </text:span></text:span><text:span text:style-name="Source_20_Text"><text:span text:style-name="T139">We need to resolve everything into a unique list of physical indexes to search.</text:span></text:span></text:p>
      <text:p text:style-name="P130"/>
      <text:p text:style-name="P131">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37"><text:span text:style-name="T522">The result of a query is a result set. </text:span>The most primitive set is the set of records that contain a single term (word or phrase). <text:span text:style-name="T522">The engine</text:span> supports also fielded data with extremely powerful and flexible methods. In its most basic form (when performing a search) you may specify a field, or a field path--- If no field is specified it means ANYWHERE in the record.</text:p>
      <text:p text:style-name="P237"/>
      <text:p text:style-name="P238">At the core is RPN and Infix notations:</text:p>
      <text:h text:style-name="P664" text:outline-level="4"><text:bookmark-start text:name="__RefHeading___Toc20695_3285073552"/>Infix Notation<text:bookmark-end text:name="__RefHeading___Toc20695_3285073552"/></text:h>
      <text:p text:style-name="P239"><text:line-break/>Infix notation is the common arithmetic and logical formula notation, in which operators are written infix-style between the operands they act on (e.g. 2 + 2). </text:p>
      <text:h text:style-name="P664" text:outline-level="4"><text:bookmark-start text:name="__RefHeading___Toc20697_3285073552"/>RPN Notation<text:bookmark-end text:name="__RefHeading___Toc20697_3285073552"/></text:h>
      <text:p text:style-name="P239"><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38"><text:line-break/>In RPN the operands precede the operator, removing the need for parentheses. For example, the expression 3 * ( 4 + 7) would be written as <text:span text:style-name="Teletype">3 4 7 + *</text:span>.</text:p>
      <text:p text:style-name="P237"/>
      <text:p text:style-name="P431"/>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65"><text:span text:style-name="Strong_20_Emphasis"><text:span text:style-name="T570">I</text:span></text:span><text:span text:style-name="Strong_20_Emphasis">nfix Expression</text:span></text:p>
            </table:table-cell>
            <table:table-cell table:style-name="Table32.A1" office:value-type="string">
              <text:p text:style-name="P465"><text:span text:style-name="Strong_20_Emphasis">Prefix Expression</text:span></text:p>
            </table:table-cell>
            <table:table-cell table:style-name="Table32.A1" office:value-type="string">
              <text:p text:style-name="P465"><text:span text:style-name="Strong_20_Emphasis"><text:span text:style-name="T571">RPN (</text:span></text:span><text:span text:style-name="Strong_20_Emphasis">Postfix</text:span><text:span text:style-name="Strong_20_Emphasis"><text:span text:style-name="T571">)</text:span></text:span><text:span text:style-name="Strong_20_Emphasis"> Expression</text:span></text:p>
            </table:table-cell>
          </table:table-row>
        </table:table-header-rows>
        <table:table-row table:style-name="Table32.2">
          <table:table-cell table:style-name="Table32.A1" office:value-type="string">
            <text:p text:style-name="P463">A + B</text:p>
          </table:table-cell>
          <table:table-cell table:style-name="Table32.A1" office:value-type="string">
            <text:p text:style-name="P463">+ A B</text:p>
          </table:table-cell>
          <table:table-cell table:style-name="Table32.A1" office:value-type="string">
            <text:p text:style-name="P463">A B +</text:p>
          </table:table-cell>
        </table:table-row>
        <table:table-row>
          <table:table-cell table:style-name="Table32.A1" office:value-type="string">
            <text:p text:style-name="P463">A + B * C</text:p>
          </table:table-cell>
          <table:table-cell table:style-name="Table32.A1" office:value-type="string">
            <text:p text:style-name="P463">+ A * B C</text:p>
          </table:table-cell>
          <table:table-cell table:style-name="Table32.A1" office:value-type="string">
            <text:p text:style-name="P463">A B C * +<text:soft-page-break/></text:p>
          </table:table-cell>
        </table:table-row>
        <table:table-row>
          <table:table-cell table:style-name="Table32.A1" office:value-type="string">
            <text:p text:style-name="P463">A + B * C + D</text:p>
          </table:table-cell>
          <table:table-cell table:style-name="Table32.A1" office:value-type="string">
            <text:p text:style-name="P463">+ + A * B C D</text:p>
          </table:table-cell>
          <table:table-cell table:style-name="Table32.A1" office:value-type="string">
            <text:p text:style-name="P463">A B C * + D +</text:p>
          </table:table-cell>
        </table:table-row>
        <table:table-row>
          <table:table-cell table:style-name="Table32.A1" office:value-type="string">
            <text:p text:style-name="P463">(A + B) * (C + D)</text:p>
          </table:table-cell>
          <table:table-cell table:style-name="Table32.A1" office:value-type="string">
            <text:p text:style-name="P463">* + A B + C D</text:p>
          </table:table-cell>
          <table:table-cell table:style-name="Table32.A1" office:value-type="string">
            <text:p text:style-name="P463">A B + C D + *</text:p>
          </table:table-cell>
        </table:table-row>
        <table:table-row>
          <table:table-cell table:style-name="Table32.A1" office:value-type="string">
            <text:p text:style-name="P463">A * B + C * D</text:p>
          </table:table-cell>
          <table:table-cell table:style-name="Table32.A1" office:value-type="string">
            <text:p text:style-name="P463">+ * A B * C D</text:p>
          </table:table-cell>
          <table:table-cell table:style-name="Table32.A1" office:value-type="string">
            <text:p text:style-name="P463">A B * C D * +</text:p>
          </table:table-cell>
        </table:table-row>
        <table:table-row>
          <table:table-cell table:style-name="Table32.A1" office:value-type="string">
            <text:p text:style-name="P463">A + B + C + D</text:p>
          </table:table-cell>
          <table:table-cell table:style-name="Table32.A1" office:value-type="string">
            <text:p text:style-name="P463">+ + + A B C D</text:p>
          </table:table-cell>
          <table:table-cell table:style-name="Table32.A1" office:value-type="string">
            <text:p text:style-name="P463">A B + C + D +</text:p>
          </table:table-cell>
        </table:table-row>
      </table:table>
      <text:p text:style-name="P270"/>
      <text:p text:style-name="P271"><text:span text:style-name="T57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97">50 + 50 – 25 * 0 + 2 + 2</text:span><text:span text:style-name="T573">” or <text:s text:c="3"/>“6 <text:s/>÷ 2 * (1 +2)”. <text:s/></text:span></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8"/>
      <text:p text:style-name="P274"/>
      <text:p text:style-name="P13"><text:span text:style-name="T53">All parts of </text:span><text:span text:style-name="T56">the query language</text:span><text:span text:style-name="T53"> are case insensitive apart </text:span><text:span text:style-name="T56">from terms</text:span><text:span text:style-name="T310">. Fields (paths) are case insensitive. While XML, for example, is case-sensitive, we are</text:span><text:span text:style-name="T288"> </text:span><text:span text:style-name="T290">case insensitive</text:span><text:span text:style-name="T310">.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81">1)</text:span> RPN expressions <text:span text:style-name="T281">2)</text:span> Infix (algebraic) <text:span text:style-name="T281">3)</text:span> Relevant feedback (a reference to a fragment) <text:span text:style-name="T281">4)</text:span> so called <text:span text:style-name="T53">smart</text:span> plain language queries<text:span text:style-name="T281"> </text:span><text:span text:style-name="T282">5)</text:span><text:span text:style-name="T279"> C++ </text:span><text:span text:style-name="T282">6)</text:span><text:span text:style-name="T279"> Via a bound language interface in Python or one of the other SWIG supported languages (</text:span>Go, Guile, Java, <text:span text:style-name="T279">Lua, <text:s/></text:span>MzScheme, Ocaml, Octave, Perl, PHP, R. Ruby. Scilab. Tcl/Tk<text:span text:style-name="T279">).</text:span></text:p>
      <text:p text:style-name="P13"/>
      <text:h text:style-name="Heading_20_4" text:outline-level="4"><text:bookmark-start text:name="__RefHeading___Toc20699_3285073552"/>Smart Queries<text:bookmark-end text:name="__RefHeading___Toc20699_3285073552"/></text:h>
      <text:p text:style-name="P310">One <text:span text:style-name="T607">of the overriding motivations for “smart queries” is to counter the typical problem with full-text information search and retrieval systems: they either return too little or too many results. <text:s/>Looking at the intersection of all </text:span><text:soft-page-break/><text:span text:style-name="T607">terms (AND’d) can miss some important and highly relevant records, while looking at the union (OR’d) can sometimes overwhelm, depending all too heavily on some score normalization algorithm to relay relevance. Smart ties to guess intention.</text:span></text:p>
      <text:p text:style-name="P309"/>
      <text:p text:style-name="P309">Smart queries try to interpret the query <text:span text:style-name="T71">if its RPN or Infix or maybe just some terms. The logic for handling just terms is as-if it first searched for </text:span>a literal expression, if not then tying to find the terms in a common leaf node—<text:span text:style-name="T606">either anonymous <text:s/>or path specified—in <text:s/>a record’s object model</text:span>, if not then AND‘d (Intersection of sets), if not then OR‘d (Union) <text:span text:style-name="T358">but reduced to the number of words in the query.</text:span></text:p>
      <text:p text:style-name="P13"/>
      <text:p text:style-name="P17">Example: Searching in the collected works of Shakespeare:</text:p>
      <text:list xml:id="list3126956399" text:style-name="L9">
        <text:list-item>
          <text:p text:style-name="P526">rich water</text:p>
          <text:p text:style-name="P528">It find that there are no phases like “rich water” but in the `The Life of Timon of Athens' it finds that both the words “rich” and “water” are in the same line: “.. And rich: here is a water, look ye..”. The query is confirmed as <text:span text:style-name="T311">"rich" "water" PEER </text:span><text:span text:style-name="T93">(see binary operators below)</text:span></text:p>
        </text:list-item>
        <text:list-item>
          <text:p text:style-name="P527">hate jews</text:p>
          <text:p text:style-name="P525"><text:span text:style-name="T130">It find</text:span><text:span text:style-name="T129">s</text:span><text:span text:style-name="T130"> that there are no phrases like “hate jews” but in the `The Merchant of Venice' we have in act lines that both talk about “hate” and “jews”. The smart query gets confirmed as <text:s/></text:span><text:span text:style-name="T312">"hate" "jews" || REDUCE:2 <text:s text:c="2"/></text:span><text:span text:style-name="T358">(see unary operators below)</text:span></text:p>
          <text:p text:style-name="P529">with the result “.. <text:s/>I hate him for he is a Christian ..” <text:s/>found in PLAY\ACT\SCENE\SPEECH\LINE</text:p>
        </text:list-item>
        <text:list-item>
          <text:p text:style-name="P526">out out</text:p>
          <text:p text:style-name="P525"><text:span text:style-name="T129">It finds a number of lines where “out out” is said such as “Out, out, Lucetta! that would be ill-favour'd” in `The Two Gentlemen of Verona'. The confirmed query is: </text:span><text:span text:style-name="T345">“out out”</text:span><text:span text:style-name="T129">.</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59">fantastic </text:span>for many <text:span text:style-name="T359">typical use cases (and why we developed it)</text:span>, power users tend to want to perform more precise queries. <text:span text:style-name="T72">The implemented</text:span> <text:span text:style-name="T86">infix and RPN language</text:span>s<text:span text:style-name="T72"> support </text:span>fields and paths (like Xquery) as well as<text:span text:style-name="T72"> a very rich set of unary and binary operators and an assortment of modifiers </text:span>(prefix and suffix)<text:span text:style-name="T7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3">[[path][relation]]searchterm[:n]</text:span></text:span></text:p>
      <text:p text:style-name="Text_20_body"><text:span text:style-name="Source_20_Text"/></text:p>
      <text:p text:style-name="P75"><text:span text:style-name="Source_20_Text"><text:span text:style-name="T134">Example</text:span></text:span><text:span text:style-name="Source_20_Text"><text:span text:style-name="T93">:</text:span></text:span><text:span text:style-name="Source_20_Text"> design</text:span></text:p>
      <text:p text:style-name="P14"/>
      <text:p text:style-name="P16">This is the most basic search. Example <text:span text:style-name="T311">“design” </text:span>to find “design” anywhere. Or <text:span text:style-name="T311">title/design</text:span> to find “design” just in <text:span text:style-name="T311">title</text:span> elements. Since paths are case-insensitive there is no difference between <text:span text:style-name="T311">Title/design</text:span>, <text:span text:style-name="T311">tITle/design</text:span> and <text:span text:style-name="T311">title/design</text:span>.</text:p>
      <text:p text:style-name="P74"/>
      <text:p text:style-name="P75"><text:span text:style-name="Source_20_Text"><text:span text:style-name="T279">Example:</text:span></text:span><text:span text:style-name="Source_20_Text"> </text:span><text:span text:style-name="Source_20_Text"><text:span text:style-name="T279">title/design</text:span></text:span></text:p>
      <text:p text:style-name="P75"/>
      <text:p text:style-name="P74"><text:span text:style-name="T291">Paths can be from the root ‘\’ (e.g. \</text:span><text:span text:style-name="T283">record</text:span><text:span text:style-name="T284">\</text:span><text:span text:style-name="T283">metadata</text:span><text:span text:style-name="T284">\</text:span><text:span text:style-name="T293">title)</text:span><text:span text:style-name="T291"> or from any location (e.g. title or metadata\title)). <text:s/>Paths can be specified with, depending upon indexing, ‘|’ <text:s text:c="2"/>or <text:s/>‘/’ (or ‘\\’) <text:s/>but one needs in the </text:span><text:span text:style-name="Source_20_Text"><text:span text:style-name="T291">field/term</text:span></text:span><text:span text:style-name="T291"> <text:s/>format to be quite careful (with quotes) to delineate the field from the term. <text:s/></text:span></text:p>
      <text:p text:style-name="P74"/>
      <text:p text:style-name="P74">Another way to approach the problem of searching an element (RPN):</text:p>
      <text:p text:style-name="P74"/>
      <text:p text:style-name="P120"><text:soft-page-break/><text:span text:style-name="Source_20_Text"><text:span text:style-name="T136">Is to use special unary operator called WITHIN:path.</text:span></text:span><text:span text:style-name="Source_20_Text"><text:span text:style-name="T371"> Searching </text:span></text:span></text:p>
      <text:p text:style-name="P79"><text:span text:style-name="Source_20_Text"><text:span text:style-name="T371">Design WITHIN:title</text:span></text:span><text:span text:style-name="T368"> </text:span></text:p>
      <text:p text:style-name="P120"><text:span text:style-name="T368">is equivalent to title/Design but often more convenient, especially where for the element we have a path. Instead of \</text:span><text:span text:style-name="Source_20_Text"><text:span text:style-name="T368">\A\\B\\C\\D\\E/”word”</text:span></text:span><text:span text:style-name="T368"> (since we need to escape the \) we can use the expression: “</text:span><text:span text:style-name="Source_20_Text"><text:span text:style-name="T368">word” WITHIN:/A/B/C/D/E</text:span></text:span></text:p>
      <text:p text:style-name="P75"><text:span text:style-name="Source_20_Text"><text:span text:style-name="T361"/></text:span></text:p>
      <text:p text:style-name="P76"><text:span text:style-name="Source_20_Text"><text:span text:style-name="T96">Note: <text:s/>the expressions:</text:span></text:span></text:p>
      <text:p text:style-name="P78"><text:span text:style-name="Source_20_Text"><text:span text:style-name="T361">term1 term2 &amp;&amp; WITHIN:title</text:span></text:span></text:p>
      <text:p text:style-name="Text_20_body"><text:span text:style-name="Source_20_Text">and</text:span></text:p>
      <text:p text:style-name="P408"><text:span text:style-name="Source_20_Text"><text:span text:style-name="T369">term1 WITHIN:title term2 WITHIN:title &amp;&amp;</text:span></text:span></text:p>
      <text:p text:style-name="Text_20_body"><text:span text:style-name="Source_20_Text"/></text:p>
      <text:p text:style-name="Text_20_body"><text:span text:style-name="Source_20_Text"><text:span text:style-name="T93">yield the same results </text:span></text:span><text:span text:style-name="Source_20_Text"><text:span text:style-name="T135">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69"> </text:span></text:span></text:p>
      <text:list xml:id="list113449190425193" text:continue-list="list113449176369226" text:style-name="List_20_5">
        <text:list-item>
          <text:p text:style-name="Heading_20_3"><text:span text:style-name="Source_20_Text"><text:span text:style-name="T143">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620" text:outline-level="2"><text:bookmark-start text:name="__RefHeading___Toc20703_3285073552"/>Term and field paths support “Glob” matching<text:bookmark-end text:name="__RefHeading___Toc20703_3285073552"/></text:h>
      <text:p text:style-name="P14"><text:span text:style-name="T291">We </text:span>support left <text:span text:style-name="T308">(with some limitations in terms) and right (without limitations) </text:span>truncated search as well as a combination of * and ? <text:span text:style-name="T308">f</text:span>or glob matching. This can be <text:span text:style-name="T308">universally </text:span>applied to path (fieldname) and <text:span text:style-name="T308">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57">Wildcard</text:p>
          </table:table-cell>
          <table:table-cell table:style-name="Table6.A1" office:value-type="string">
            <text:p text:style-name="P357">Description</text:p>
          </table:table-cell>
          <table:table-cell table:style-name="Table6.A1" office:value-type="string">
            <text:p text:style-name="P357">Example</text:p>
          </table:table-cell>
          <table:table-cell table:style-name="Table6.D1" office:value-type="string">
            <text:p text:style-name="P357">Matches</text:p>
          </table:table-cell>
        </table:table-row>
        <table:table-row>
          <table:table-cell table:style-name="Table6.A2" office:value-type="string">
            <text:p text:style-name="P365">*</text:p>
          </table:table-cell>
          <table:table-cell table:style-name="Table6.A2" office:value-type="string">
            <text:p text:style-name="P364">matches any number of any characters</text:p>
          </table:table-cell>
          <table:table-cell table:style-name="Table6.A2" office:value-type="string">
            <text:p text:style-name="P399"><text:span text:style-name="Source_20_Text"><text:span text:style-name="T126">Law*</text:span></text:span></text:p>
          </table:table-cell>
          <table:table-cell table:style-name="Table6.D2" office:value-type="string">
            <text:p text:style-name="P398"><text:span text:style-name="Source_20_Text"><text:span text:style-name="T126">Law</text:span></text:span><text:span text:style-name="T126">, </text:span><text:span text:style-name="Source_20_Text"><text:span text:style-name="T126">Laws</text:span></text:span><text:span text:style-name="T126">, or </text:span><text:span text:style-name="Source_20_Text"><text:span text:style-name="T126">Lawyer</text:span></text:span></text:p>
          </table:table-cell>
        </table:table-row>
        <table:table-row>
          <table:table-cell table:style-name="Table6.A2" office:value-type="string">
            <text:p text:style-name="P365">?</text:p>
          </table:table-cell>
          <table:table-cell table:style-name="Table6.A2" office:value-type="string">
            <text:p text:style-name="P364">matches any single character </text:p>
          </table:table-cell>
          <table:table-cell table:style-name="Table6.A2" office:value-type="string">
            <text:p text:style-name="P399"><text:span text:style-name="Source_20_Text"><text:span text:style-name="T126">?at</text:span></text:span></text:p>
          </table:table-cell>
          <table:table-cell table:style-name="Table6.D2" office:value-type="string">
            <text:p text:style-name="P398"><text:span text:style-name="Source_20_Text"><text:span text:style-name="T126">Cat</text:span></text:span><text:span text:style-name="T126">, </text:span><text:span text:style-name="Source_20_Text"><text:span text:style-name="T126">cat</text:span></text:span><text:span text:style-name="T126">, </text:span><text:span text:style-name="Source_20_Text"><text:span text:style-name="T126">Bat</text:span></text:span><text:span text:style-name="T126"> or </text:span><text:span text:style-name="Source_20_Text"><text:span text:style-name="T126">bat</text:span></text:span></text:p>
          </table:table-cell>
        </table:table-row>
        <table:table-row>
          <table:table-cell table:style-name="Table6.A2" office:value-type="string">
            <text:p text:style-name="P366">[abc]</text:p>
          </table:table-cell>
          <table:table-cell table:style-name="Table6.A2" office:value-type="string">
            <text:p text:style-name="P364">matches one character given in the bracket </text:p>
          </table:table-cell>
          <table:table-cell table:style-name="Table6.A2" office:value-type="string">
            <text:p text:style-name="P399"><text:span text:style-name="Source_20_Text"><text:span text:style-name="T126">[CB]at</text:span></text:span></text:p>
          </table:table-cell>
          <table:table-cell table:style-name="Table6.D2" office:value-type="string">
            <text:p text:style-name="P398"><text:span text:style-name="Source_20_Text"><text:span text:style-name="T126">Cat</text:span></text:span><text:span text:style-name="T126"> or </text:span><text:span text:style-name="Source_20_Text"><text:span text:style-name="T126">Bat</text:span></text:span></text:p>
          </table:table-cell>
        </table:table-row>
        <table:table-row>
          <table:table-cell table:style-name="Table6.A2" office:value-type="string">
            <text:p text:style-name="P366">[a-z]</text:p>
          </table:table-cell>
          <table:table-cell table:style-name="Table6.A2" office:value-type="string">
            <text:p text:style-name="P364">matches one character from the (locale-dependent) range given in the bracket </text:p>
          </table:table-cell>
          <table:table-cell table:style-name="Table6.A2" office:value-type="string">
            <text:p text:style-name="P399"><text:span text:style-name="Source_20_Text"><text:span text:style-name="T126">Letter[0-9]</text:span></text:span></text:p>
          </table:table-cell>
          <table:table-cell table:style-name="Table6.D2" office:value-type="string">
            <text:p text:style-name="P398"><text:span text:style-name="Source_20_Text"><text:span text:style-name="T126">Letter0</text:span></text:span><text:span text:style-name="T126">, </text:span><text:span text:style-name="Source_20_Text"><text:span text:style-name="T126">Letter1</text:span></text:span><text:span text:style-name="T126">, </text:span><text:span text:style-name="Source_20_Text"><text:span text:style-name="T126">Letter2</text:span></text:span><text:span text:style-name="T126"> up to </text:span><text:span text:style-name="Source_20_Text"><text:span text:style-name="T126">Letter9</text:span></text:span></text:p>
          </table:table-cell>
        </table:table-row>
        <table:table-row>
          <table:table-cell table:style-name="Table6.A2" office:value-type="string">
            <text:p text:style-name="P366">{xx,yy,zz}</text:p>
          </table:table-cell>
          <table:table-cell table:style-name="Table6.A2" office:value-type="string">
            <text:p text:style-name="P364">match any of "xx", "yy", or "zz"</text:p>
          </table:table-cell>
          <table:table-cell table:style-name="Table6.A2" office:value-type="string">
            <text:p text:style-name="P400">{<text:span text:style-name="T307">C</text:span>,<text:span text:style-name="T307">B</text:span>}<text:span text:style-name="T307">at</text:span></text:p>
          </table:table-cell>
          <table:table-cell table:style-name="Table6.D2" office:value-type="string">
            <text:p text:style-name="P401">Cat or Bat</text:p>
          </table:table-cell>
        </table:table-row>
      </table:table>
      <text:p text:style-name="P13"/>
      <text:p text:style-name="P16">Example: <text:span text:style-name="T311">t*/design would if there was only one field starting with the letter t and it was title search for title/design.</text:span></text:p>
      <text:p text:style-name="P19"><text:soft-page-break/></text:p>
      <text:p text:style-name="P52">Glob in path names is quite powerful as it allows one to narrow down search into specific elements.</text:p>
      <text:p text:style-name="P18"/>
      <text:p text:style-name="P52">For every hit we can also examine where it occurred. Example: Searching for </text:p>
      <text:p text:style-name="P118"><text:span text:style-name="T312"><text:s/></text:span><text:span text:style-name="T130">Example:</text:span><text:span text:style-name="T312"> PLAY\ACT\SCENE\SPEECH\LINE</text:span></text:p>
      <text:h text:style-name="Heading_20_1" text:outline-level="1"><text:bookmark-start text:name="__RefHeading___Toc20705_3285073552"/>Q<text:span text:style-name="T84">uery Operators (re-Isearch Language)</text:span><text:bookmark-end text:name="__RefHeading___Toc20705_3285073552"/></text:h>
      <text:p text:style-name="P5">The re-Isearch engine has been design<text:span text:style-name="T8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62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49">Polymorphic Binary Operators</text:p>
          </table:table-cell>
          <table:covered-table-cell/>
        </table:table-row>
        <table:table-row>
          <table:table-cell table:style-name="Table2.A2" office:value-type="string">
            <text:p text:style-name="P395">Operator</text:p>
          </table:table-cell>
          <table:table-cell table:style-name="Table2.B2" office:value-type="string">
            <text:p text:style-name="P382"/>
          </table:table-cell>
        </table:table-row>
        <table:table-row>
          <table:table-cell table:style-name="Table2.A2" office:value-type="string">
            <text:p text:style-name="P382">&gt;</text:p>
          </table:table-cell>
          <table:table-cell table:style-name="Table2.B2" office:value-type="string">
            <text:p text:style-name="P382">Greater than</text:p>
          </table:table-cell>
        </table:table-row>
        <table:table-row>
          <table:table-cell table:style-name="Table2.A2" office:value-type="string">
            <text:p text:style-name="P382">&lt;</text:p>
          </table:table-cell>
          <table:table-cell table:style-name="Table2.B2" office:value-type="string">
            <text:p text:style-name="P382">Less than</text:p>
          </table:table-cell>
        </table:table-row>
        <table:table-row>
          <table:table-cell table:style-name="Table2.A2" office:value-type="string">
            <text:p text:style-name="P382">&lt;=</text:p>
          </table:table-cell>
          <table:table-cell table:style-name="Table2.B2" office:value-type="string">
            <text:p text:style-name="P382">Less than or equal to</text:p>
          </table:table-cell>
        </table:table-row>
        <table:table-row table:style-name="Table2.6">
          <table:table-cell table:style-name="Table2.A2" office:value-type="string">
            <text:p text:style-name="P382">&gt;=</text:p>
          </table:table-cell>
          <table:table-cell table:style-name="Table2.B2" office:value-type="string">
            <text:p text:style-name="P382">Greater then or equal to</text:p>
          </table:table-cell>
        </table:table-row>
      </table:table>
      <text:p text:style-name="P4"/>
      <text:p text:style-name="P242">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94">Operator</text:p>
          </table:table-cell>
          <table:table-cell table:style-name="Table22.A1" office:value-type="string">
            <text:p text:style-name="P494">Semantics</text:p>
          </table:table-cell>
        </table:table-row>
        <table:table-row>
          <table:table-cell table:style-name="Table22.A1" office:value-type="string">
            <text:p text:style-name="P369">&lt; &lt;=</text:p>
          </table:table-cell>
          <table:table-cell table:style-name="Table22.A1" office:value-type="string">
            <text:p text:style-name="P369">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69">=</text:p>
          </table:table-cell>
          <table:table-cell table:style-name="Table22.A1" office:value-type="string">
            <text:p text:style-name="P369">For general "string" fields its interpreted just as "/", viz. a member of the field.</text:p>
          </table:table-cell>
        </table:table-row>
        <table:table-row>
          <table:table-cell table:style-name="Table22.A1" office:value-type="string">
            <text:p text:style-name="P369">&gt; &gt;=</text:p>
          </table:table-cell>
          <table:table-cell table:style-name="Table22.A1" office:value-type="string">
            <text:p text:style-name="P369">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8">Long Operator Name</text:p>
          </table:table-cell>
          <table:table-cell table:style-name="Table1.B1" office:value-type="string">
            <text:p text:style-name="P348">Sym</text:p>
          </table:table-cell>
          <table:table-cell table:style-name="Table1.C1" table:number-columns-spanned="2" office:value-type="string">
            <text:p text:style-name="P348">Description</text:p>
          </table:table-cell>
          <table:covered-table-cell/>
        </table:table-row>
        <table:table-row>
          <table:table-cell table:style-name="Table1.A2" office:value-type="string">
            <text:p text:style-name="P369">OR <text:s text:c="2"/></text:p>
          </table:table-cell>
          <table:table-cell table:style-name="Table1.B2" office:value-type="string">
            <text:p text:style-name="P369">||</text:p>
          </table:table-cell>
          <table:table-cell table:style-name="Table1.C2" table:number-columns-spanned="2" office:value-type="string">
            <text:p text:style-name="P369">Union, the set of all elements in either of two sets</text:p>
          </table:table-cell>
          <table:covered-table-cell/>
        </table:table-row>
        <table:table-row>
          <table:table-cell table:style-name="Table1.A2" office:value-type="string">
            <text:p text:style-name="P369">AND </text:p>
          </table:table-cell>
          <table:table-cell table:style-name="Table1.B2" office:value-type="string">
            <text:p text:style-name="P369">&amp;&amp;</text:p>
          </table:table-cell>
          <table:table-cell table:style-name="Table1.C2" table:number-columns-spanned="2" office:value-type="string">
            <text:p text:style-name="P369"><text:span text:style-name="T77">I</text:span>ntersection, the set of all elements in both sets</text:p>
          </table:table-cell>
          <table:covered-table-cell/>
        </table:table-row>
        <table:table-row>
          <table:table-cell table:style-name="Table1.A2" office:value-type="string">
            <text:p text:style-name="P369">ANDNOT</text:p>
          </table:table-cell>
          <table:table-cell table:style-name="Table1.B2" office:value-type="string">
            <text:p text:style-name="P369">&amp;!</text:p>
          </table:table-cell>
          <table:table-cell table:style-name="Table1.C2" table:number-columns-spanned="2" office:value-type="string">
            <text:p text:style-name="P369">Elements in the one set but NOT in the other</text:p>
          </table:table-cell>
          <table:covered-table-cell/>
        </table:table-row>
        <table:table-row>
          <table:table-cell table:style-name="Table1.A2" office:value-type="string">
            <text:p text:style-name="P369">NOTAND</text:p>
          </table:table-cell>
          <table:table-cell table:style-name="Table1.B2" office:value-type="string">
            <text:p text:style-name="P369">!<text:span text:style-name="T79">&amp;</text:span></text:p>
          </table:table-cell>
          <table:table-cell table:style-name="Table1.C2" table:number-columns-spanned="2" office:value-type="string">
            <text:p text:style-name="P369">As above but operand order reversed</text:p>
          </table:table-cell>
          <table:covered-table-cell/>
        </table:table-row>
        <table:table-row>
          <table:table-cell table:style-name="Table1.A2" office:value-type="string">
            <text:p text:style-name="P378">NAND</text:p>
          </table:table-cell>
          <table:table-cell table:style-name="Table1.B2" office:value-type="string">
            <text:p text:style-name="P379">&amp;!</text:p>
          </table:table-cell>
          <table:table-cell table:style-name="Table1.C2" table:number-columns-spanned="2" office:value-type="string">
            <text:p text:style-name="P378">Complement of AND, elements in neither</text:p>
          </table:table-cell>
          <table:covered-table-cell/>
        </table:table-row>
        <table:table-row>
          <table:table-cell table:style-name="Table1.A2" office:value-type="string">
            <text:p text:style-name="P369">XOR</text:p>
          </table:table-cell>
          <table:table-cell table:style-name="Table1.B2" office:value-type="string">
            <text:p text:style-name="P369">^^</text:p>
          </table:table-cell>
          <table:table-cell table:style-name="Table1.C2" table:number-columns-spanned="2" office:value-type="string">
            <text:p text:style-name="P369">Exclusive Union, elements in either but not both</text:p>
          </table:table-cell>
          <table:covered-table-cell/>
        </table:table-row>
        <table:table-row>
          <table:table-cell table:style-name="Table1.A2" office:value-type="string">
            <text:p text:style-name="P369">XNOR</text:p>
          </table:table-cell>
          <table:table-cell table:style-name="Table1.B2" office:value-type="string">
            <text:p text:style-name="P369">^!</text:p>
          </table:table-cell>
          <table:table-cell table:style-name="Table1.C2" table:number-columns-spanned="2" office:value-type="string">
            <text:p text:style-name="P369">Exclusive not <text:span text:style-name="T82">OR</text:span>, <text:span text:style-name="T82">complement set of XOR</text:span></text:p>
          </table:table-cell>
          <table:covered-table-cell/>
        </table:table-row>
        <table:table-row>
          <table:table-cell table:style-name="Table1.A2" office:value-type="string">
            <text:p text:style-name="P369"/>
          </table:table-cell>
          <table:table-cell table:style-name="Table1.B2" office:value-type="string">
            <text:p text:style-name="P369"/>
          </table:table-cell>
          <table:table-cell table:style-name="Table1.C2" table:number-columns-spanned="2" office:value-type="string">
            <text:p text:style-name="P369"/>
          </table:table-cell>
          <table:covered-table-cell/>
        </table:table-row>
        <table:table-row>
          <table:table-cell table:style-name="Table1.A2" office:value-type="string">
            <text:p text:style-name="P369">PROX:<text:span text:style-name="T80">num</text:span></text:p>
          </table:table-cell>
          <table:table-cell table:style-name="Table1.B2" office:value-type="string">
            <text:p text:style-name="P369"/>
          </table:table-cell>
          <table:table-cell table:style-name="Table1.C2" table:number-columns-spanned="2" office:value-type="string">
            <text:p text:style-name="P369">PROX:0 := ADJ. <text:span text:style-name="T81">PROX:n := NEAR:n </text:span></text:p>
          </table:table-cell>
          <table:covered-table-cell/>
        </table:table-row>
        <table:table-row>
          <table:table-cell table:style-name="Table1.A2" office:value-type="string">
            <text:p text:style-name="P369">NEAR[:num]</text:p>
          </table:table-cell>
          <table:table-cell table:style-name="Table1.B2" office:value-type="string">
            <text:p text:style-name="P369"/>
          </table:table-cell>
          <table:table-cell table:style-name="Table1.C2" table:number-columns-spanned="2" office:value-type="string">
            <text:p text:style-name="P369">matching terms in the sets are within <text:span text:style-name="T77">num</text:span> <text:span text:style-name="T309">bytes in the source</text:span></text:p>
          </table:table-cell>
          <table:covered-table-cell/>
        </table:table-row>
        <table:table-row>
          <table:table-cell table:style-name="Table1.A2" office:value-type="string">
            <text:p text:style-name="P369">BEFORE[:num]</text:p>
          </table:table-cell>
          <table:table-cell table:style-name="Table1.B2" office:value-type="string">
            <text:p text:style-name="P369"/>
          </table:table-cell>
          <table:table-cell table:style-name="Table1.C2" table:number-columns-spanned="2" office:value-type="string">
            <text:p text:style-name="P369"><text:s/><text:span text:style-name="T77">As above but in order before</text:span></text:p>
          </table:table-cell>
          <table:covered-table-cell/>
        </table:table-row>
        <table:table-row>
          <table:table-cell table:style-name="Table1.A2" office:value-type="string">
            <text:p text:style-name="P369">AFTER[:num]</text:p>
          </table:table-cell>
          <table:table-cell table:style-name="Table1.B2" office:value-type="string">
            <text:p text:style-name="P369"/>
          </table:table-cell>
          <table:table-cell table:style-name="Table1.C2" table:number-columns-spanned="2" office:value-type="string">
            <text:p text:style-name="P369">As above but in order after</text:p>
          </table:table-cell>
          <table:covered-table-cell/>
        </table:table-row>
        <text:soft-page-break/>
        <table:table-row>
          <table:table-cell table:style-name="Table1.A2" office:value-type="string">
            <text:p text:style-name="P369">DIST[&gt;,&gt;=,&lt;,&lt;=]num</text:p>
          </table:table-cell>
          <table:table-cell table:style-name="Table1.B2" office:value-type="string">
            <text:p text:style-name="P369"/>
          </table:table-cell>
          <table:table-cell table:style-name="Table1.C2" table:number-columns-spanned="2" office:value-type="string">
            <text:p text:style-name="P369"><text:s/><text:span text:style-name="T78">D</text:span>istance between words in source measured in bytes. <text:span text:style-name="T78">(and order)</text:span></text:p>
          </table:table-cell>
          <table:covered-table-cell/>
        </table:table-row>
        <table:table-row>
          <table:table-cell table:style-name="Table1.A2" table:number-columns-spanned="3" office:value-type="string">
            <text:p text:style-name="P381"><text:span text:style-name="T309">n</text:span>um <text:span text:style-name="T309">&gt; 1: </text:span><text:s/>integer <text:span text:style-name="T309">for bytes</text:span>. <text:span text:style-name="T309"><text:s/></text:span>As fraction of 1: <text:s/>% of doc <text:span text:style-name="T309">length (in bytes)</text:span>.</text:p>
          </table:table-cell>
          <table:covered-table-cell/>
          <table:covered-table-cell/>
          <table:table-cell table:style-name="Table1.C2" office:value-type="string">
            <text:p text:style-name="P381"/>
          </table:table-cell>
        </table:table-row>
        <table:table-row>
          <table:table-cell table:style-name="Table1.A2" office:value-type="string">
            <text:p text:style-name="P369">NEIGHBOR</text:p>
          </table:table-cell>
          <table:table-cell table:style-name="Table1.B2" office:value-type="string">
            <text:p text:style-name="P369">.~.</text:p>
          </table:table-cell>
          <table:table-cell table:style-name="Table1.C2" table:number-columns-spanned="2" office:value-type="string">
            <text:p text:style-name="P369"/>
          </table:table-cell>
          <table:covered-table-cell/>
        </table:table-row>
        <table:table-row>
          <table:table-cell table:style-name="Table1.A2" office:value-type="string">
            <text:p text:style-name="P369">PEER</text:p>
          </table:table-cell>
          <table:table-cell table:style-name="Table1.B2" office:value-type="string">
            <text:p text:style-name="P382">.=.</text:p>
          </table:table-cell>
          <table:table-cell table:style-name="Table1.C2" table:number-columns-spanned="2" office:value-type="string">
            <text:p text:style-name="P369">Elements in the same (unnamed) final tree leaf node</text:p>
          </table:table-cell>
          <table:covered-table-cell/>
        </table:table-row>
        <table:table-row>
          <table:table-cell table:style-name="Table1.A2" office:value-type="string">
            <text:p text:style-name="P369">PEERa</text:p>
          </table:table-cell>
          <table:table-cell table:style-name="Table1.B2" office:value-type="string">
            <text:p text:style-name="P369"/>
          </table:table-cell>
          <table:table-cell table:style-name="Table1.C2" table:number-columns-spanned="2" office:value-type="string">
            <text:p text:style-name="P369">like PEER but after</text:p>
          </table:table-cell>
          <table:covered-table-cell/>
        </table:table-row>
        <table:table-row>
          <table:table-cell table:style-name="Table1.A2" office:value-type="string">
            <text:p text:style-name="P369">PEERb</text:p>
          </table:table-cell>
          <table:table-cell table:style-name="Table1.B2" office:value-type="string">
            <text:p text:style-name="P369"/>
          </table:table-cell>
          <table:table-cell table:style-name="Table1.C2" table:number-columns-spanned="2" office:value-type="string">
            <text:p text:style-name="P369">like PEER but ordered after</text:p>
          </table:table-cell>
          <table:covered-table-cell/>
        </table:table-row>
        <table:table-row>
          <table:table-cell table:style-name="Table1.A2" office:value-type="string">
            <text:p text:style-name="P369">XPEER</text:p>
          </table:table-cell>
          <table:table-cell table:style-name="Table1.B2" office:value-type="string">
            <text:p text:style-name="P369"/>
          </table:table-cell>
          <table:table-cell table:style-name="Table1.C2" table:number-columns-spanned="2" office:value-type="string">
            <text:p text:style-name="P369">Not in the same container</text:p>
          </table:table-cell>
          <table:covered-table-cell/>
        </table:table-row>
        <table:table-row>
          <table:table-cell table:style-name="Table1.A2" office:value-type="string">
            <text:p text:style-name="P369">AND:field</text:p>
          </table:table-cell>
          <table:table-cell table:style-name="Table1.B2" office:value-type="string">
            <text:p text:style-name="P369"/>
          </table:table-cell>
          <table:table-cell table:style-name="Table1.C2" table:number-columns-spanned="2" office:value-type="string">
            <text:p text:style-name="P369">Elements in the same node instance of field</text:p>
          </table:table-cell>
          <table:covered-table-cell/>
        </table:table-row>
        <table:table-row>
          <table:table-cell table:style-name="Table1.A2" office:value-type="string">
            <text:p text:style-name="P369">BEFORE:field</text:p>
          </table:table-cell>
          <table:table-cell table:style-name="Table1.B2" office:value-type="string">
            <text:p text:style-name="P369"/>
          </table:table-cell>
          <table:table-cell table:style-name="Table1.C2" table:number-columns-spanned="2" office:value-type="string">
            <text:p text:style-name="P369">like AND:field but before</text:p>
          </table:table-cell>
          <table:covered-table-cell/>
        </table:table-row>
        <table:table-row>
          <table:table-cell table:style-name="Table1.A2" office:value-type="string">
            <text:p text:style-name="P369">AFTER:field</text:p>
          </table:table-cell>
          <table:table-cell table:style-name="Table1.B2" office:value-type="string">
            <text:p text:style-name="P369"/>
          </table:table-cell>
          <table:table-cell table:style-name="Table1.C2" table:number-columns-spanned="2" office:value-type="string">
            <text:p text:style-name="P369"><text:span text:style-name="T78">l</text:span>ike AND:field but after</text:p>
          </table:table-cell>
          <table:covered-table-cell/>
        </table:table-row>
        <table:table-row>
          <table:table-cell table:style-name="Table1.A2" office:value-type="string">
            <text:p text:style-name="P369">ADJ</text:p>
          </table:table-cell>
          <table:table-cell table:style-name="Table1.B2" office:value-type="string">
            <text:p text:style-name="P369">##</text:p>
          </table:table-cell>
          <table:table-cell table:style-name="Table1.C2" table:number-columns-spanned="2" office:value-type="string">
            <text:p text:style-name="P369">Matching terms are adjacent to one another</text:p>
          </table:table-cell>
          <table:covered-table-cell/>
        </table:table-row>
        <table:table-row>
          <table:table-cell table:style-name="Table1.A2" office:value-type="string">
            <text:p text:style-name="P369">FOLLOWS</text:p>
          </table:table-cell>
          <table:table-cell table:style-name="Table1.B2" office:value-type="string">
            <text:p text:style-name="P369">#&gt;</text:p>
          </table:table-cell>
          <table:table-cell table:style-name="Table1.C2" table:number-columns-spanned="2" office:value-type="string">
            <text:p text:style-name="P369">Within some ordered elements of one another</text:p>
          </table:table-cell>
          <table:covered-table-cell/>
        </table:table-row>
        <table:table-row>
          <table:table-cell table:style-name="Table1.A2" office:value-type="string">
            <text:p text:style-name="P369">PRECEDES</text:p>
          </table:table-cell>
          <table:table-cell table:style-name="Table1.B2" office:value-type="string">
            <text:p text:style-name="P369">#&lt;</text:p>
          </table:table-cell>
          <table:table-cell table:style-name="Table1.C2" table:number-columns-spanned="2" office:value-type="string">
            <text:p text:style-name="P369">Within some ordered elements of one another</text:p>
          </table:table-cell>
          <table:covered-table-cell/>
        </table:table-row>
        <table:table-row>
          <table:table-cell table:style-name="Table1.A2" office:value-type="string">
            <text:p text:style-name="P369">PROX</text:p>
          </table:table-cell>
          <table:table-cell table:style-name="Table1.B2" office:value-type="string">
            <text:p text:style-name="P369"/>
          </table:table-cell>
          <table:table-cell table:style-name="Table1.C2" table:number-columns-spanned="2" office:value-type="string">
            <text:p text:style-name="P369">Proximity</text:p>
          </table:table-cell>
          <table:covered-table-cell/>
        </table:table-row>
        <table:table-row>
          <table:table-cell table:style-name="Table1.A2" office:value-type="string">
            <text:p text:style-name="P369">FAR</text:p>
          </table:table-cell>
          <table:table-cell table:style-name="Table1.B2" office:value-type="string">
            <text:p text:style-name="P369"/>
          </table:table-cell>
          <table:table-cell table:style-name="Table1.C2" table:number-columns-spanned="2" office:value-type="string">
            <text:p text:style-name="P369">Elements a "good distance" away from each other</text:p>
          </table:table-cell>
          <table:covered-table-cell/>
        </table:table-row>
        <table:table-row>
          <table:table-cell table:style-name="Table1.A2" office:value-type="string">
            <text:p text:style-name="P369">NEAR</text:p>
          </table:table-cell>
          <table:table-cell table:style-name="Table1.B2" office:value-type="string">
            <text:p text:style-name="P369">.&lt;.</text:p>
          </table:table-cell>
          <table:table-cell table:style-name="Table1.C2" table:number-columns-spanned="2" office:value-type="string">
            <text:p text:style-name="P369">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58">Operators that can act on result sets from searching different databases (using common keys)</text:p>
          </table:table-cell>
          <table:covered-table-cell/>
        </table:table-row>
        <table:table-row>
          <table:table-cell table:style-name="Table3.A2" office:value-type="string">
            <text:p text:style-name="P369">JOIN</text:p>
          </table:table-cell>
          <table:table-cell table:style-name="Table3.B2" office:value-type="string">
            <text:p text:style-name="P369"><text:span text:style-name="T83">J</text:span>oin, <text:span text:style-name="T83">a set containing elements shared (common record keys) between both sets.</text:span></text:p>
          </table:table-cell>
        </table:table-row>
        <table:table-row>
          <table:table-cell table:style-name="Table3.A2" office:value-type="string">
            <text:p text:style-name="P369">JOINL</text:p>
          </table:table-cell>
          <table:table-cell table:style-name="Table3.B2" office:value-type="string">
            <text:p text:style-name="P369">Join left, <text:span text:style-name="T83">a set containing those on the right PLUS those on the left with common keys</text:span></text:p>
          </table:table-cell>
        </table:table-row>
        <table:table-row>
          <table:table-cell table:style-name="Table3.A2" office:value-type="string">
            <text:p text:style-name="P369">JOINR</text:p>
          </table:table-cell>
          <table:table-cell table:style-name="Table3.B2" office:value-type="string">
            <text:p text:style-name="P369">Join right, <text:span text:style-name="T83">a set containing those of the left PLUS those on the right with common keys</text:span></text:p>
          </table:table-cell>
        </table:table-row>
      </table:table>
      <text:p text:style-name="P4"/>
      <text:h text:style-name="P62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59">Operator</text:p>
          </table:table-cell>
          <table:table-cell table:style-name="Table4.A1" office:value-type="string">
            <text:p text:style-name="P359">Sym</text:p>
          </table:table-cell>
          <table:table-cell table:style-name="Table4.C1" office:value-type="string">
            <text:p text:style-name="P359">Description</text:p>
          </table:table-cell>
        </table:table-row>
        <table:table-row>
          <table:table-cell table:style-name="Table4.A2" office:value-type="string">
            <text:p text:style-name="P369">NOT </text:p>
          </table:table-cell>
          <table:table-cell table:style-name="Table4.A2" office:value-type="string">
            <text:p text:style-name="P369">!</text:p>
          </table:table-cell>
          <table:table-cell table:style-name="Table4.C2" office:value-type="string">
            <text:p text:style-name="P369">Set compliment</text:p>
          </table:table-cell>
        </table:table-row>
        <table:table-row>
          <table:table-cell table:style-name="Table4.A2" office:value-type="string">
            <text:p text:style-name="P369">WITHIN[:field] </text:p>
          </table:table-cell>
          <table:table-cell table:style-name="Table4.A2" office:value-type="string">
            <text:p text:style-name="P369"/>
          </table:table-cell>
          <table:table-cell table:style-name="Table4.C2" office:value-type="string">
            <text:p text:style-name="P383">Records with elements within the specified field. <text:s/>RPN queries "term WITHIN:field" and "field/term" are equivalent. </text:p>
            <text:p text:style-name="P383">(for performance the query "field/term" is <text:span text:style-name="T84">preferred</text:span> to "term WITHIN:field")</text:p>
          </table:table-cell>
        </table:table-row>
        <table:table-row>
          <table:table-cell table:style-name="Table4.A2" office:value-type="string">
            <text:p text:style-name="P369">WITHIN[:daterange]</text:p>
          </table:table-cell>
          <table:table-cell table:style-name="Table4.A2" office:value-type="string">
            <text:p text:style-name="P369"/>
          </table:table-cell>
          <table:table-cell table:style-name="Table4.C2" office:value-type="string">
            <text:p text:style-name="P369"><text:span text:style-name="T84">O</text:span>nly records with record dates within the range</text:p>
          </table:table-cell>
        </table:table-row>
        <table:table-row table:style-name="Table4.5">
          <table:table-cell table:style-name="Table4.A2" office:value-type="string">
            <text:p text:style-name="P369">WITHKEY:pattern</text:p>
          </table:table-cell>
          <table:table-cell table:style-name="Table4.A2" office:value-type="string">
            <text:p text:style-name="P369"/>
          </table:table-cell>
          <table:table-cell table:style-name="Table4.C2" office:value-type="string">
            <text:p text:style-name="P369">Only records whose key match pattern</text:p>
          </table:table-cell>
        </table:table-row>
        <table:table-row>
          <table:table-cell table:style-name="Table4.A2" office:value-type="string">
            <text:p text:style-name="P369">S<text:span text:style-name="T616">IB</text:span>LING</text:p>
          </table:table-cell>
          <table:table-cell table:style-name="Table4.A2" office:value-type="string">
            <text:p text:style-name="P369"/>
          </table:table-cell>
          <table:table-cell table:style-name="Table4.C2" office:value-type="string">
            <text:p text:style-name="P369"><text:span text:style-name="T84">O</text:span>nly hits in the same container <text:span text:style-name="T85">(see PEER)</text:span></text:p>
          </table:table-cell>
        </table:table-row>
        <table:table-row>
          <table:table-cell table:style-name="Table4.A2" office:value-type="string">
            <text:p text:style-name="P369">INSIDE[:field]</text:p>
          </table:table-cell>
          <table:table-cell table:style-name="Table4.A2" office:value-type="string">
            <text:p text:style-name="P369"/>
          </table:table-cell>
          <table:table-cell table:style-name="Table4.C2" office:value-type="string">
            <text:p text:style-name="P369">Hits are limited to those in the specified field</text:p>
          </table:table-cell>
        </table:table-row>
        <table:table-row>
          <table:table-cell table:style-name="Table4.A2" office:value-type="string">
            <text:p text:style-name="P369">XWITHIN[:field]</text:p>
          </table:table-cell>
          <table:table-cell table:style-name="Table4.A2" office:value-type="string">
            <text:p text:style-name="P369"/>
          </table:table-cell>
          <table:table-cell table:style-name="Table4.C2" office:value-type="string">
            <text:p text:style-name="P369">Absolutely NOT in the specified field</text:p>
          </table:table-cell>
        </table:table-row>
        <table:table-row>
          <table:table-cell table:style-name="Table4.A2" office:value-type="string">
            <text:p text:style-name="P369">FILE:pattern</text:p>
          </table:table-cell>
          <table:table-cell table:style-name="Table4.A2" office:value-type="string">
            <text:p text:style-name="P369"/>
          </table:table-cell>
          <table:table-cell table:style-name="Table4.C2" office:value-type="string">
            <text:p text:style-name="P369">Records whose local file path match pattern</text:p>
          </table:table-cell>
        </table:table-row>
        <table:table-row>
          <table:table-cell table:style-name="Table4.A2" office:value-type="string">
            <text:p text:style-name="P369">REDUCE[:nnn]</text:p>
          </table:table-cell>
          <table:table-cell table:style-name="Table4.A2" office:value-type="string">
            <text:p text:style-name="P369"/>
          </table:table-cell>
          <table:table-cell table:style-name="Table4.C2" office:value-type="string">
            <text:p text:style-name="P369">Reduce set to those records with nnn matching terms</text:p>
            <text:p text:style-name="P369"><text:span text:style-name="T85">This</text:span> is a special kind of unary operator that trims the result to metric cutoff regarding the number of different terms. Reduce MUST be specified with a positive metric and 0 <text:soft-page-break/>(Zero) is a special case designating the max. number of different terms found in the set.</text:p>
          </table:table-cell>
        </table:table-row>
        <table:table-row>
          <table:table-cell table:style-name="Table4.A2" office:value-type="string">
            <text:p text:style-name="P369">HITCOUNT:nnn </text:p>
          </table:table-cell>
          <table:table-cell table:style-name="Table4.A2" office:value-type="string">
            <text:p text:style-name="P369"/>
          </table:table-cell>
          <table:table-cell table:style-name="Table4.C2" office:value-type="string">
            <text:p text:style-name="P369"><text:span text:style-name="T85">T</text:span>rim set to contain only records with min. nnn hits.</text:p>
          </table:table-cell>
        </table:table-row>
        <table:table-row>
          <table:table-cell table:style-name="Table4.A2" office:value-type="string">
            <text:p text:style-name="P369">HITCOUNT[&gt;,&gt;=,&lt;,&lt;=]num</text:p>
          </table:table-cell>
          <table:table-cell table:style-name="Table4.A2" office:value-type="string">
            <text:p text:style-name="P369"/>
          </table:table-cell>
          <table:table-cell table:style-name="Table4.C2" office:value-type="string">
            <text:p text:style-name="P369"><text:span text:style-name="T85">A</text:span>s above. Example: HITCOUNT&gt;10 means to include only those records with MORE than 10 hits.</text:p>
          </table:table-cell>
        </table:table-row>
        <table:table-row>
          <table:table-cell table:style-name="Table4.A2" office:value-type="string">
            <text:p text:style-name="P369">TRIM:nnn </text:p>
          </table:table-cell>
          <table:table-cell table:style-name="Table4.A2" office:value-type="string">
            <text:p text:style-name="P369"/>
          </table:table-cell>
          <table:table-cell table:style-name="Table4.C2" office:value-type="string">
            <text:p text:style-name="P369">Truncate set to max. nnn elements</text:p>
          </table:table-cell>
        </table:table-row>
        <table:table-row>
          <table:table-cell table:style-name="Table4.A2" office:value-type="string">
            <text:p text:style-name="P369">BOOST:nnn</text:p>
          </table:table-cell>
          <table:table-cell table:style-name="Table4.A2" office:value-type="string">
            <text:p text:style-name="P369"/>
          </table:table-cell>
          <table:table-cell table:style-name="Table4.C2" office:value-type="string">
            <text:p text:style-name="P369">Boost score by nnn (as weight)</text:p>
          </table:table-cell>
        </table:table-row>
        <table:table-row>
          <table:table-cell table:style-name="Table4.A2" office:value-type="string">
            <text:p text:style-name="P369">SORTBY:&lt;ByWhat&gt;</text:p>
          </table:table-cell>
          <table:table-cell table:style-name="Table4.A2" office:value-type="string">
            <text:p text:style-name="P369"/>
          </table:table-cell>
          <table:table-cell table:style-name="Table4.C2" office:value-type="string">
            <text:p text:style-name="P384"><text:span text:style-name="T85">S</text:span>ort the set "ByWhat" (reserved <text:span text:style-name="T375">case-insensitive</text:span> names: "Key", "Hits", "Date", "Index", "Score", "AuxCount", "Newsrank", "Function", "Category", "ReverseHits", "ReverseDate", etc. )</text:p>
          </table:table-cell>
        </table:table-row>
      </table:table>
      <text:p text:style-name="P12"/>
      <text:p text:style-name="P273"><text:bookmark-start text:name="__RefHeading___Toc20711_3285073552"/>SortBy:&lt;ByWhat&gt;<text:bookmark-end text:name="__RefHeading___Toc20711_3285073552"/></text:p>
      <text:p text:style-name="P121"/>
      <text:p text:style-name="P121">The <text:span text:style-name="T373">SORTBY</text:span> unary operator is used to specify a specific desired sort of the result set upon which it applies. It is used to sort <text:span text:style-name="T375">(ByWhat keywords are case insensitive) </text:span>by</text:p>
      <text:list xml:id="list586822280" text:style-name="L10">
        <text:list-item>
          <text:p text:style-name="P530">“<text:span text:style-name="T373">Score” → Score (the default). The score, in turn, depends upon the selected normalization algorithm.</text:span></text:p>
        </text:list-item>
        <text:list-item>
          <text:p text:style-name="P530">“<text:span text:style-name="T372">Key” → Alphanumeric sort of the record key.</text:span></text:p>
        </text:list-item>
        <text:list-item>
          <text:p text:style-name="P530"><text:span text:style-name="T372">“Hits” → N</text:span>umber of hits (descending) </text:p>
        </text:list-item>
        <text:list-item>
          <text:p text:style-name="P530"><text:span text:style-name="T372">“ReverseHits” → N</text:span>umber of hits (ascending)</text:p>
        </text:list-item>
        <text:list-item>
          <text:p text:style-name="P530"><text:span text:style-name="T372">“Date” → Da</text:span>te (descending)</text:p>
        </text:list-item>
        <text:list-item>
          <text:p text:style-name="P530"><text:span text:style-name="T372">“ReverseDate” → D</text:span>ate (ascending)</text:p>
        </text:list-item>
        <text:list-item>
          <text:p text:style-name="P530"><text:span text:style-name="T372">“Index” → P</text:span>osition in the index</text:p>
        </text:list-item>
        <text:list-item>
          <text:p text:style-name="P530"><text:span text:style-name="T372">“Newsrank” → Newsrank: <text:s/></text:span>a special mix of score and date</text:p>
        </text:list-item>
        <text:list-item>
          <text:p text:style-name="P530"><text:span text:style-name="T372">“Category” → C</text:span>ategory</text:p>
        </text:list-item>
        <text:list-item>
          <text:p text:style-name="P530"><text:span text:style-name="T372">“Function” → F</text:span>unction</text:p>
        </text:list-item>
        <text:list-item>
          <text:p text:style-name="P531">“Private1” , “Private2” .. → A number of private sorting algorithms (installable) <text:span text:style-name="T374">that use private data (defined by the algorithm) to perform its sort. This is quite site specific and “out-of-the-box” is not defined.</text:span></text:p>
          <text:list>
            <text:list-item>
              <text:p text:style-name="P532">If the private <text:span text:style-name="T375">sort handler</text:span> is not installed <text:span text:style-name="T375">(defined)</text:span> it defaults to sorting by score (ascending).</text:p>
            </text:list-item>
          </text:list>
        </text:list-item>
      </text:list>
      <text:p text:style-name="P122"/>
      <text:p text:style-name="P122">Queries can also weight various matches or field results to give them more importance (or less). There are also methods to cluster or shift position in results ranking with hits (matches) that are closer to one another („magnitism“).</text:p>
      <text:h text:style-name="P623" text:outline-level="2"><text:bookmark-start text:name="__RefHeading___Toc20713_3285073552"/>RPN vs Infix<text:bookmark-end text:name="__RefHeading___Toc20713_3285073552"/></text:h>
      <text:p text:style-name="P120">Internally all expressions are converted into a RPN <text:span text:style-name="T73">(Reverse Polish Notation)</text:span> and place<text:span text:style-name="T71">d</text:span> on stacks.</text:p>
      <text:p text:style-name="P120">In reverse Polish notation, the operators follow their operands; for instance, to add 3 and 4 together, one would write 3 4 + rather than 3 + 4. <text:span text:style-name="T307">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0"/>
      <text:p text:style-name="P119">While Infix is generally more familiar (except perhaps users of HP Scientific calculators) with a bit of practice the RPN language is generally preferred for it clarity and performance. </text:p>
      <text:p text:style-name="P120"><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120"/>
      <text:p text:style-name="P120">Since it is a true query language it is possible to write extremely ineffective and costly queries. <text:span text:style-name="T71">There is a facility to give search expressions only a limited amount of „fuel“ to run. One can also explicitly select to use these partial results.</text:span></text:p>
      <text:p text:style-name="P120"/>
      <text:p text:style-name="P120"/>
      <table:table table:name="Table5" table:style-name="Table5">
        <table:table-column table:style-name="Table5.A"/>
        <table:table-column table:style-name="Table5.B"/>
        <table:table-row>
          <table:table-cell table:style-name="Table5.A1" office:value-type="string">
            <text:p text:style-name="P360">Example RPN</text:p>
          </table:table-cell>
          <table:table-cell table:style-name="Table5.B1" office:value-type="string">
            <text:p text:style-name="P360">Example Infix</text:p>
          </table:table-cell>
        </table:table-row>
        <table:table-row>
          <table:table-cell table:style-name="Table5.A2" table:number-rows-spanned="2" office:value-type="string">
            <text:p text:style-name="P392">title/cat title/dog <text:span text:style-name="T370">||</text:span> title/mouse <text:span text:style-name="T370">||</text:span> </text:p>
          </table:table-cell>
          <table:table-cell table:style-name="Table5.B2" office:value-type="string">
            <text:p text:style-name="P392">title/cat <text:span text:style-name="T370">||</text:span> title/dog <text:span text:style-name="T370">||</text:span> title/mouse</text:p>
          </table:table-cell>
        </table:table-row>
        <table:table-row>
          <table:covered-table-cell/>
          <table:table-cell table:style-name="Table5.B2" office:value-type="string">
            <text:p text:style-name="P393">title/(“cat” <text:span text:style-name="T370">||</text:span> “dog” <text:span text:style-name="T370">||</text:span> “mouse”)</text:p>
          </table:table-cell>
        </table:table-row>
        <table:table-row>
          <table:table-cell table:style-name="Table5.A2" office:value-type="string">
            <text:p text:style-name="P393">speaker/hamlet line/love AND:scene</text:p>
          </table:table-cell>
          <table:table-cell table:style-name="Table5.B2" office:value-type="string">
            <text:p text:style-name="P393">(speaker/hamlet and:scene line/love)</text:p>
          </table:table-cell>
        </table:table-row>
        <table:table-row>
          <table:table-cell table:style-name="Table5.A2" office:value-type="string">
            <text:p text:style-name="P393">out spot PEER</text:p>
          </table:table-cell>
          <table:table-cell table:style-name="Table5.B2" office:value-type="string">
            <text:p text:style-name="P393">out <text:span text:style-name="T87">PEER </text:span>spot</text:p>
          </table:table-cell>
        </table:table-row>
        <table:table-row>
          <table:table-cell table:style-name="Table5.A2" office:value-type="string">
            <text:p text:style-name="P393">from/edz 'subject/"<text:span text:style-name="T87">EU NGI0</text:span>"' <text:span text:style-name="T370">&amp;&amp;</text:span></text:p>
          </table:table-cell>
          <table:table-cell table:style-name="Table5.B2" office:value-type="string">
            <text:p text:style-name="P393">from/edz <text:span text:style-name="T370">&amp;&amp;</text:span> <text:s/>'subject/"<text:span text:style-name="T87">EU NGI0</text:span>"'</text:p>
          </table:table-cell>
        </table:table-row>
      </table:table>
      <text:h text:style-name="Heading_20_4" text:outline-level="4" text:is-list-header="true"/>
      <text:h text:style-name="Heading_20_2" text:outline-level="2"><text:bookmark-start text:name="__RefHeading___Toc20715_3285073552"/>Personalized <text:span text:style-name="T623">T</text:span>hesauri<text:bookmark-end text:name="__RefHeading___Toc20715_3285073552"/></text:h>
      <text:p text:style-name="Text_20_body"><text:span text:style-name="T538">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450">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665"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450">peace=pax</text:p>
      <text:p text:style-name="Text_20_body"><text:soft-page-break/>The Infix query: (<text:span text:style-name="T311">"War" and "Peace"</text:span>) is expanded as-if (<text:span text:style-name="T311">("war" or "krieg":2 or "combat" or "battle")</text:span> and (<text:span text:style-name="T311">"peace" or "pax")</text:span>) was entered into the system. The RPN query: <text:span text:style-name="T311">"War":2 "Peace" &amp;&amp;</text:span> (really the same as the above Infix query save the use of the weight "2" on the "war" term) is expanded as-if "war" <text:span text:style-name="T311">"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478"/>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78">Proximity searches don't try to be <text:span text:style-name="T540">precise </text:span>since they ignore terrain and other factors. This makes them computationally simple as long as the distance is relatively small.</text:p>
      <text:p text:style-name="P478"><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94">Haversine formula:</text:p>
          </table:table-cell>
          <table:table-cell table:style-name="Table27.B1" office:value-type="string">
            <text:p text:style-name="P461">R = earth’s radius (mean radius = 6,371km) Δlat = lat<text:span text:style-name="T539">2</text:span>− lat<text:span text:style-name="T539">1</text:span> Δlong = long<text:span text:style-name="T539">2</text:span>− long<text:span text:style-name="T539">1</text:span> a = sin²(Δlat/2) + cos(lat<text:span text:style-name="T539">1</text:span>).cos(lat<text:span text:style-name="T539">2</text:span>).sin²(Δlong/2) c = 2.atan2(√a, √(1−a)) d = R.c</text:p>
          </table:table-cell>
        </table:table-row>
      </table:table>
      <text:p text:style-name="P245"/>
      <text:p text:style-name="P245">Since we are only interested in relatively small distances and rough accuracy we can use the simpler law of cosines:</text:p>
      <text:p text:style-name="P43"/>
      <text:p text:style-name="P245"><text:span text:style-name="T311">dist = acos ( sin(deg2rad(lat1)) * sin(deg2rad(lat2)) + cos(deg2rad(lat1)) * cos(deg2rad(lat2)) * cos(deg2rad( lon1 - lon2 )) ) * </text:span><text:span text:style-name="T346">factor</text:span></text:p>
      <text:p text:style-name="P245"/>
      <text:p text:style-name="P245"><text:span text:style-name="T540">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41">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41">Geospatial </text:span>Bounding box search<text:bookmark-end text:name="__RefHeading___Toc20725_3285073552"/></text:h>
      <text:p text:style-name="P478">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47">Since <text:span text:style-name="T518">many formats</text:span> (<text:span text:style-name="T518">like XML, </text:span>the underlying model for RSS, Atom and CAPS) ha<text:span text:style-name="T518">ve</text:span> an explicit ancestry of nodes and paths we exploit them for contextual search. This allows for some interesting and powerful searches:</text:p>
      <text:list xml:id="list2863888608" text:style-name="L11">
        <text:list-item>
          <text:p text:style-name="P533">Find stories with words in the same unnamed node (for instance in the same Title or same Description). </text:p>
        </text:list-item>
        <text:list-item>
          <text:p text:style-name="P533">Find stories with words in the same named node (for instance in the same explicit Title or same Description).</text:p>
        </text:list-item>
        <text:list-item>
          <text:p text:style-name="P533"><text:soft-page-break/>Find stories with words in the same named explicit node path (for instance in the same explicit Title of an image of a ...).</text:p>
        </text:list-item>
        <text:list-item>
          <text:p text:style-name="P533">Select content of named nodes, named paths or object attributes.</text:p>
        </text:list-item>
        <text:list-item>
          <text:p text:style-name="P533">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47"/>
      <text:p text:style-name="P147">In RSS, <text:span text:style-name="T518">for example, </text:span>this means that one can search for items in the same, for example, item description and request the title and URL of the items that match. Just what one needs given the multiple items per feed!</text:p>
      <text:p text:style-name="P147"><text:line-break/>Lets look a bit closer by example of XML fragments (from SGML/XML markup of Shakespeare's works by Jon Bosak):</text:p>
      <text:p text:style-name="P466">&lt;SPEECH&gt;</text:p>
      <text:p text:style-name="P466"><text:s/>&lt;SPEAKER&gt;LADY MACBETH&lt;/SPEAKER&gt;</text:p>
      <text:p text:style-name="P466"><text:s/>&lt;LINE&gt;Out, damned spot! out, I say!--One: two: why,&lt;/LINE&gt;</text:p>
      <text:p text:style-name="P466"><text:s/>&lt;LINE&gt;then, 'tis time to do't.--Hell is murky!--Fie, my&lt;/LINE&gt;</text:p>
      <text:p text:style-name="P466"><text:s/>&lt;LINE&gt;lord, fie! a soldier, and afeard? What need we&lt;/LINE&gt;</text:p>
      <text:p text:style-name="P466"><text:s/>&lt;LINE&gt;fear who knows it, when none can call our power to&lt;/LINE&gt;</text:p>
      <text:p text:style-name="P466"><text:s/>&lt;LINE&gt;account?--Yet who would have thought the old man&lt;/LINE&gt;</text:p>
      <text:p text:style-name="P466"><text:s/>&lt;LINE&gt;to have had so much blood in him.&lt;/LINE&gt;</text:p>
      <text:p text:style-name="P454">&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66">&lt;Videos&gt;</text:p>
      <text:p text:style-name="P466"><text:s text:c="2"/>&lt;Video ASIN="B0000DJ7G9"&gt;</text:p>
      <text:p text:style-name="P466"><text:s/>&lt;Title Screenplay="William Shakespeare" Alt="Othello"&gt;The Tragedy of Othello: The Moor of Venice&lt;/Title&gt;</text:p>
      <text:p text:style-name="P466"><text:s text:c="4"/>&lt;Director&gt;Orson Welles</text:p>
      <text:p text:style-name="P466"><text:s text:c="4"/>&lt;Length&gt;90 minutes&lt;/Length&gt;</text:p>
      <text:p text:style-name="P466"><text:s text:c="4"/>&lt;Format&gt;DVD&lt;/Format&gt;</text:p>
      <text:p text:style-name="P466"><text:s text:c="4"/>&lt;Certificationg&gt;U&lt;/Certification&gt;</text:p>
      <text:p text:style-name="P466"><text:s text:c="2"/>&lt;/Video&gt;</text:p>
      <text:p text:style-name="P454">&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text:soft-page-break/>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666" text:outline-level="4"><text:bookmark-start text:name="__RefHeading___Toc22000_1695099701"/>Example<text:bookmark-end text:name="__RefHeading___Toc22000_1695099701"/></text:h>
      <text:p text:style-name="P325">Searching the collected works of Shakespeare (using the Isearch command line tool) we’d like to know who says “to be or not to be”?</text:p>
      <text:p text:style-name="P325"/>
      <text:p text:style-name="P327">In the XML we have:</text:p>
      <text:p text:style-name="P327">…</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27">...</text:p>
      <text:p text:style-name="P326"/>
      <text:p text:style-name="P327">The match is a LINE and that is an element of SPEECH and we’d like to know the SPEAKER.</text:p>
      <text:p text:style-name="P326"/>
      <text:p text:style-name="P328"><text:span text:style-name="T114">edz@icebear$</text:span> I<text:span text:style-name="T333">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text:soft-page-break/></text:p>
      <text:h text:style-name="P667" text:outline-level="4"><text:bookmark-start text:name="__RefHeading___Toc20729_3285073552"/>Order<text:bookmark-end text:name="__RefHeading___Toc20729_3285073552"/></text:h>
      <text:p text:style-name="P272"><text:line-break/>Lady Macheth says "<text:span text:style-name="Citation">spot</text:span>" in another speech too..</text:p>
      <text:p text:style-name="P466">&lt;SPEECH&gt;</text:p>
      <text:p text:style-name="P466"><text:s text:c="2"/>&lt;SPEAKER&gt;LADY MACBETH&lt;&lt;SPEAKER;&gt;</text:p>
      <text:p text:style-name="P466"><text:s text:c="2"/>&lt;LINE&gt;Yet here's a spot.&lt;/LINE&gt;</text:p>
      <text:p text:style-name="P454">&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519">from HTML</text:span> of Überzeugung and &amp;Uuml;berzeugung are equivalent but their lengths are different. </text:p>
      <text:p text:style-name="P450">zum Thema Präsentieren und Überzeugen</text:p>
      <text:p text:style-name="Text_20_body">The file system offsets between the word "Thema" and "und" depends upon how "Präsentieren" was encoded. As UTF-7, <text:span text:style-name="T574">UTF-8, </text:span>U<text:span text:style-name="T57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456">&lt;name&gt;Edward C. Zimmermann&lt;/name&gt;&lt;company&gt;NONMONOTOMIC Lab&lt;/company&gt;</text:p>
      <text:p text:style-name="Text_20_body">What is the word distance between "Lab" and "Edward" keeping in mind that XML markup is equivalent if NAME is specified before or after COMPANY? </text:p>
      <text:p text:style-name="P450">&lt;company&gt;NONMONOTOMIC Lab&lt;/company&gt;&lt;name&gt;Edward C. Zimmermann&lt;/name&gt;</text:p>
      <text:p text:style-name="P272">These are equivalent content and the word distance? That's right.. its not well defined <text:span text:style-name="T575">(that is why the XML people came out withe xs:sequence for Schemas to denote in applications when order matters)</text:span>! <text:span text:style-name="T576">Leaving order aside, do we count “name” and “company” as words?</text:span></text:p>
      <text:p text:style-name="Text_20_body">Order and inclusion do make sense, even some rough guide to distance but words? We are, of course, open to convincing examples!</text:p>
      <text:p text:style-name="P276"><text:soft-page-break/>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519">We</text:span> can also count containers <text:span text:style-name="T519">using C++ (or one of the language bindings)</text:span>.</text:p>
      <text:p text:style-name="P450">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420">&lt;ingredients&gt;</text:span></text:p>
      <text:p text:style-name="P466"><text:s text:c="4"/>&lt;item&gt;Chocolate&lt;/item&gt;</text:p>
      <text:p text:style-name="P466"><text:s text:c="4"/>&lt;item&gt;Flour&lt;/item&gt;</text:p>
      <text:p text:style-name="P466"><text:s text:c="4"/>&lt;item&gt;Butter&lt;/item&gt;</text:p>
      <text:p text:style-name="P466"><text:s text:c="4"/>&lt;item&gt;eggs&lt;/item&gt;</text:p>
      <text:p text:style-name="P454"><text:s text:c="2"/>&lt;/ingredients&gt;</text:p>
      <text:p text:style-name="Text_20_body">The <text:span text:style-name="T287">o</text:span><text:span text:style-name="T289">r</text:span><text:span text:style-name="T287">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520">of the re-Isearch language </text:span>to CQL<text:bookmark-end text:name="__RefHeading___Toc20733_3285073552"/></text:h>
      <text:p text:style-name="Text_20_body">CQL query consist, <text:span text:style-name="T310">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53"><text:span text:style-name="T620">IB</text:span> Expression <text:span text:style-name="T520">(re-Isearch language)</text:span></text:p>
          </table:table-cell>
          <table:table-cell table:style-name="Table7.B1" office:value-type="string">
            <text:p text:style-name="P353">CQL Expression</text:p>
          </table:table-cell>
        </table:table-row>
        <table:table-row>
          <table:table-cell table:style-name="Table7.A2" office:value-type="string">
            <text:p text:style-name="P385">dc.title/fish</text:p>
          </table:table-cell>
          <table:table-cell table:style-name="Table7.B2" office:value-type="string">
            <text:p text:style-name="P369">dc.title any fish </text:p>
          </table:table-cell>
        </table:table-row>
        <table:table-row>
          <table:table-cell table:style-name="Table7.A2" office:value-type="string">
            <text:p text:style-name="P385">dc.title/fish dc.creator/sanderson OR</text:p>
          </table:table-cell>
          <table:table-cell table:style-name="Table7.B2" office:value-type="string">
            <text:p text:style-name="P369">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523">We</text:span> support many models of sorting result sets:</text:p>
      <text:list xml:id="list1971943390" text:style-name="L12">
        <text:list-item>
          <text:p text:style-name="P586">By Record Key</text:p>
        </text:list-item>
        <text:list-item>
          <text:p text:style-name="P586">By order as indexed</text:p>
        </text:list-item>
        <text:list-item>
          <text:p text:style-name="P586">By an external sort</text:p>
        </text:list-item>
        <text:list-item>
          <text:p text:style-name="P586">By Score</text:p>
        </text:list-item>
        <text:list-item>
          <text:p text:style-name="P586">By Adjuncted Score</text:p>
        </text:list-item>
        <text:list-item>
          <text:p text:style-name="P586"><text:soft-page-break/>By number of different term matches</text:p>
        </text:list-item>
        <text:list-item>
          <text:p text:style-name="P586">By Date (either forward or reverse)</text:p>
        </text:list-item>
        <text:list-item>
          <text:p text:style-name="P586">By Category</text:p>
        </text:list-item>
        <text:list-item>
          <text:p text:style-name="P538">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445"/></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523">re-Isearch</text:span> engine supports many models of normalization. These may be chosen at search time:</text:p>
      <text:list xml:id="list3145543256" text:style-name="L13">
        <text:list-item>
          <text:p text:style-name="P587">No normalization.</text:p>
        </text:list-item>
        <text:list-item>
          <text:p text:style-name="P589">Cosine normalization <text:span text:style-name="T580">(TD-IDF)</text:span>: Despite being many decades old, still seems to be among the best. <text:span text:style-name="T582">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82">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88">Log Normalization: <text:span text:style-name="T581">A cosine variant n</text:span>ormalized <text:span text:style-name="T581">(dampened)</text:span> according to the log of document length.</text:p>
        </text:list-item>
        <text:list-item>
          <text:p text:style-name="P588">Max Normalization: Normalized to favor those with more different hits.</text:p>
        </text:list-item>
        <text:list-item>
          <text:p text:style-name="P588">Bytes Normalization: Various document length normalization models have been proposed to address the bias of Cosine Normalization towards shorter records. They, however, nearly always tend to overly penalize long records—<text:span text:style-name="T588">including BM25</text:span>. With Byte Normalization a middle ground approach is taken: the cosine model is slightly modified to also take document length distribution into consideration.</text:p>
        </text:list-item>
        <text:list-item>
          <text:p text:style-name="P539"><text:s/>Euclidean Normalization: Yet another variant of Cosine Normalization. The byte metric distance between "hits" (multiple term searches) is used to favor records where these are closer. Since hits are <text:span text:style-name="T589">typically</text:span> closer in shorter records <text:span text:style-name="T589">given their lesser maximum distance, </text:span>we limit ourselves to the minimum of all the distances rather than an average and adjust.</text:p>
        </text:list-item>
        <text:list-item>
          <text:p text:style-name="P540">One m<text:span text:style-name="T590">a</text:span>y extend the engine with custom normalization<text:span text:style-name="T588">s</text:span>.</text:p>
        </text:list-item>
      </text:list>
      <text:p text:style-name="P295"/>
      <text:p text:style-name="P298"><text:span text:style-name="T53">Notice that as of August 2021 we don’t support Okapi </text:span><text:span text:style-name="T57">(</text:span><text:span text:style-name="T53">BM25</text:span><text:span text:style-name="T57">)</text:span><text:span text:style-name="T53"> normalization.</text:span> This was a decision—that may be revised—based upon the belief that it is not wholly suitable to the underlying search paradigm. BM25 adjusts the cosine metric with a guesstimate parameters <text:span text:style-name="T326">K</text:span> and a weight <text:span text:style-name="T326">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591">Following a query we have a set that includes the hits and their </text:span><text:soft-page-break/><text:span text:style-name="T591">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297"/>
      <text:p text:style-name="P297">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297"/>
      <text:p text:style-name="P302">Part of our work was inspired by AF1. <text:span text:style-name="T100">See the paper “Toward Better Weighting of Anchors”, David Hawking et. al.</text:span><text:span text:style-name="T100"><text:note text:id="ftn4" text:note-class="footnote"><text:note-citation>4</text:note-citation><text:note-body><text:p text:style-name="P299"><text:a xlink:type="simple" xlink:href="https://david-hawking.net/pubs/hawking_sigirposter04.pdf" text:style-name="Internet_20_link" text:visited-style-name="Visited_20_Internet_20_Link">https://david-hawking.net/pubs/hawking_sigirposter04.pdf</text:a></text:p></text:note-body></text:note></text:span></text:p>
      <text:p text:style-name="P500">“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500">…</text:p>
      <text:p text:style-name="P499">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620">IB</text:span>U News <text:span text:style-name="T620">(a news analysis site that was operated by BSn until 2011) </text:span>priority <text:span text:style-name="T620">was</text:span> ca<text:span text:style-name="T620">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1"><text:span text:style-name="T525">The re-Isearch engine </text:span>also features a unique feature called magnetism. It allows (set via per-index parameters) to allow items in a result list to "attract" to one another (or repel) allowing them to fall into segmented clusters.</text:p>
      <text:p text:style-name="P311"/>
      <text:p text:style-name="P312">Central to the “magnetism” algorithm is the “category” of records. By boosting scores (either positively or negatively) on the basis of their category results within the same category can be more readily clustered. </text:p>
      <text:h text:style-name="P656" text:outline-level="1"><text:bookmark-start text:name="__RefHeading___Toc20749_3285073552"/>Isearch Command Line Tool<text:bookmark-end text:name="__RefHeading___Toc20749_3285073552"/></text:h>
      <text:p text:style-name="P293">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text:soft-page-break/>Options<text:bookmark-end text:name="__RefHeading___Toc20751_3285073552"/></text:h>
      <text:p text:style-name="P293">As one might expect it has a large number of options:</text:p>
      <text:p text:style-name="P293"/>
      <text:p text:style-name="P293"><text:span text:style-name="Source_20_Text"><text:span text:style-name="T420">Isearch -d db [options] term...</text:span></text:span></text:p>
      <text:p text:style-name="P293"><text:span text:style-name="Source_20_Text"><text:span text:style-name="T420">options:</text:span></text:span></text:p>
      <text:p text:style-name="P293"><text:span text:style-name="Source_20_Text"><text:span text:style-name="T420"><text:s text:c="2"/>-d (X) <text:s text:c="10"/>// Search database with root name (X).</text:span></text:span></text:p>
      <text:p text:style-name="P293"><text:span text:style-name="Source_20_Text"><text:span text:style-name="T420"><text:s text:c="2"/>-cd (X) <text:s text:c="9"/>// Change working directory to (X).</text:span></text:span></text:p>
      <text:p text:style-name="P293"><text:span text:style-name="Source_20_Text"><text:span text:style-name="T420"><text:s text:c="2"/>-id (X) <text:s text:c="9"/>// Request document(s) with docid (X).</text:span></text:span></text:p>
      <text:p text:style-name="P293"><text:span text:style-name="Source_20_Text"><text:span text:style-name="T420"><text:s text:c="2"/>-D (X) <text:s text:c="10"/>// Load Result Set from file (X).</text:span></text:span></text:p>
      <text:p text:style-name="P293"><text:span text:style-name="Source_20_Text"><text:span text:style-name="T420"><text:s text:c="2"/>-p (X) <text:s text:c="10"/>// Present element set (X) with results.</text:span></text:span></text:p>
      <text:p text:style-name="P293"><text:span text:style-name="Source_20_Text"><text:span text:style-name="T420"><text:s text:c="2"/>-P (X) <text:s text:c="10"/>// Present Ancestor (X) content for hits.</text:span></text:span></text:p>
      <text:p text:style-name="P293"><text:span text:style-name="Source_20_Text"><text:span text:style-name="T420"><text:s text:c="19"/>// where X may be as (X)/(Y) where (X) is an ancestor</text:span></text:span></text:p>
      <text:p text:style-name="P293"><text:span text:style-name="Source_20_Text"><text:span text:style-name="T420"><text:s text:c="19"/>// and (Y) is a </text:span></text:span><text:span text:style-name="Source_20_Text"><text:span text:style-name="T431">descendant</text:span></text:span><text:span text:style-name="Source_20_Text"><text:span text:style-name="T420"> of that ancestor.</text:span></text:span></text:p>
      <text:p text:style-name="P293"><text:span text:style-name="Source_20_Text"><text:span text:style-name="T420"><text:s text:c="2"/>-c <text:s text:c="14"/>// Sort results Chronologically.</text:span></text:span></text:p>
      <text:p text:style-name="P293"><text:span text:style-name="Source_20_Text"><text:span text:style-name="T420"><text:s text:c="2"/>-cr <text:s text:c="13"/>// Sort result from oldest to newest.</text:span></text:span></text:p>
      <text:p text:style-name="P293"><text:span text:style-name="Source_20_Text"><text:span text:style-name="T420"><text:s text:c="2"/>-s <text:s text:c="14"/>// Sort results by Score (Relevant Ranked).</text:span></text:span></text:p>
      <text:p text:style-name="P293"><text:span text:style-name="Source_20_Text"><text:span text:style-name="T420"><text:s text:c="2"/>-sc <text:s text:c="13"/>// Sort results by Score modified by Category.</text:span></text:span></text:p>
      <text:p text:style-name="P293"><text:span text:style-name="Source_20_Text"><text:span text:style-name="T420"><text:s text:c="2"/>-smag (NN.NN) <text:s text:c="3"/>// Sort results by Score/Category with Magnetism factor NN.NN</text:span></text:span></text:p>
      <text:p text:style-name="P293"><text:span text:style-name="Source_20_Text"><text:span text:style-name="T420"><text:s text:c="2"/>-scat <text:s text:c="11"/>// Sort results by Category.</text:span></text:span></text:p>
      <text:p text:style-name="P293"><text:span text:style-name="Source_20_Text"><text:span text:style-name="T420"><text:s text:c="2"/>-snews <text:s text:c="10"/>// Sort results by News Rank.</text:span></text:span></text:p>
      <text:p text:style-name="P293"><text:span text:style-name="Source_20_Text"><text:span text:style-name="T420"><text:s text:c="2"/>-h <text:s text:c="14"/>// Sort results by different matches (see -joint).</text:span></text:span></text:p>
      <text:p text:style-name="P293"><text:span text:style-name="Source_20_Text"><text:span text:style-name="T420"><text:s text:c="2"/>-k <text:s text:c="14"/>// Sort results by Key.</text:span></text:span></text:p>
      <text:p text:style-name="P293"><text:span text:style-name="Source_20_Text"><text:span text:style-name="T420"><text:s text:c="2"/>-n <text:s text:c="14"/>// Don't sort (By indexing order).</text:span></text:span></text:p>
      <text:p text:style-name="P293"><text:span text:style-name="Source_20_Text"><text:span text:style-name="T420"><text:s text:c="2"/>-cosine_norm <text:s text:c="4"/>// Cosine Normalization (default).</text:span></text:span></text:p>
      <text:p text:style-name="P293"><text:span text:style-name="Source_20_Text"><text:span text:style-name="T420"><text:s text:c="2"/>-euclidean_norn <text:s/>// Euclidean Normalization.</text:span></text:span></text:p>
      <text:p text:style-name="P293"><text:span text:style-name="Source_20_Text"><text:span text:style-name="T420"><text:s text:c="2"/>-max_norm <text:s text:c="7"/>// Max. normalization. </text:span></text:span></text:p>
      <text:p text:style-name="P293"><text:span text:style-name="Source_20_Text"><text:span text:style-name="T420"><text:s text:c="2"/>-log_norm <text:s text:c="7"/>// Log Normalization.</text:span></text:span></text:p>
      <text:p text:style-name="P293"><text:span text:style-name="Source_20_Text"><text:span text:style-name="T420"><text:s text:c="2"/>-bytes_norm <text:s text:c="5"/>// Bytes Normalization.</text:span></text:span></text:p>
      <text:p text:style-name="P293"><text:span text:style-name="Source_20_Text"><text:span text:style-name="T420"><text:s text:c="2"/>-no_norm <text:s text:c="8"/>// Don't ca</text:span></text:span><text:span text:style-name="Source_20_Text"><text:span text:style-name="T430">l</text:span></text:span><text:span text:style-name="Source_20_Text"><text:span text:style-name="T420">culate scores or normalize</text:span></text:span></text:p>
      <text:p text:style-name="P293"><text:span text:style-name="Source_20_Text"><text:span text:style-name="T420"><text:s text:c="2"/>-sort B[entley]|S[edgewick]|D[ualPivot] // Which variation of QuickSort to use</text:span></text:span></text:p>
      <text:p text:style-name="P293"><text:span text:style-name="Source_20_Text"><text:span text:style-name="T420"><text:s text:c="2"/>-show <text:s text:c="11"/>// Show first hit neighborhood.</text:span></text:span></text:p>
      <text:p text:style-name="P293"><text:span text:style-name="Source_20_Text"><text:span text:style-name="T420"><text:s text:c="2"/>-summary <text:s text:c="8"/>// Show summary/description.</text:span></text:span></text:p>
      <text:p text:style-name="P293"><text:span text:style-name="Source_20_Text"><text:span text:style-name="T420"><text:s text:c="2"/>-XML <text:s text:c="12"/>// Present Results in XML-like structure.</text:span></text:span></text:p>
      <text:p text:style-name="P293"><text:span text:style-name="Source_20_Text"><text:span text:style-name="T420"><text:s text:c="2"/>-H[TML] <text:s text:c="9"/>// Use HTML Record Presentation.</text:span></text:span></text:p>
      <text:p text:style-name="P293"><text:span text:style-name="Source_20_Text"><text:span text:style-name="T420"><text:s text:c="2"/>-q[uiet] <text:s text:c="8"/>// Print results and exit immediately.</text:span></text:span></text:p>
      <text:p text:style-name="P293"><text:span text:style-name="Source_20_Text"><text:span text:style-name="T420"><text:s text:c="2"/>-t[erse] <text:s text:c="8"/>// Print terse results.</text:span></text:span></text:p>
      <text:p text:style-name="P293"><text:span text:style-name="Source_20_Text"><text:span text:style-name="T420"><text:s text:c="2"/>-tab <text:s text:c="12"/>// Use Terse tab format.</text:span></text:span></text:p>
      <text:p text:style-name="P293"><text:span text:style-name="Source_20_Text"><text:span text:style-name="T420"><text:s text:c="2"/>-scan field <text:s text:c="5"/>// scan service.</text:span></text:span></text:p>
      <text:p text:style-name="P293"><text:span text:style-name="Source_20_Text"><text:span text:style-name="T420"><text:s text:c="2"/>-shell <text:s text:c="10"/>// Interactive mode.</text:span></text:span></text:p>
      <text:p text:style-name="P293"><text:span text:style-name="Source_20_Text"><text:span text:style-name="T420"><text:s text:c="2"/>-rpn <text:s text:c="12"/>// Interpret as an RPN query.</text:span></text:span></text:p>
      <text:p text:style-name="P293"><text:span text:style-name="Source_20_Text"><text:span text:style-name="T420"><text:s text:c="2"/>-infix <text:s text:c="10"/>// Interpret as an InFix-Notation query.</text:span></text:span></text:p>
      <text:p text:style-name="P293"><text:span text:style-name="Source_20_Text"><text:span text:style-name="T420"><text:s text:c="19"/>// <text:s text:c="2"/>Additional Unary Ops: <text:s/>! for NOT, field/ <text:s/>for WITHIN:field</text:span></text:span></text:p>
      <text:p text:style-name="P293"><text:span text:style-name="Source_20_Text"><text:span text:style-name="T420"><text:s text:c="2"/>-words <text:s text:c="10"/>// Interpret as words.</text:span></text:span></text:p>
      <text:p text:style-name="P293"><text:span text:style-name="Source_20_Text"><text:span text:style-name="T420"><text:s text:c="2"/>-smart field <text:s text:c="4"/>// </text:span></text:span><text:span text:style-name="Source_20_Text"><text:span text:style-name="T429">Fielded </text:span></text:span><text:span text:style-name="Source_20_Text"><text:span text:style-name="T420">Smart search.</text:span></text:span></text:p>
      <text:p text:style-name="P293"><text:span text:style-name="Source_20_Text"><text:span text:style-name="T420"><text:s text:c="2"/>-regular <text:s text:c="8"/>// Regular Query (fields, weights etc. but no operators).</text:span></text:span></text:p>
      <text:p text:style-name="P293"><text:span text:style-name="Source_20_Text"><text:span text:style-name="T420"><text:s text:c="2"/>-syn <text:s text:c="12"/>// Do synonym expansion.</text:span></text:span></text:p>
      <text:p text:style-name="P293"><text:span text:style-name="Source_20_Text"><text:span text:style-name="T420"><text:s text:c="2"/>-priority (NN.NN)// Over-ride priority factor with NN.NN</text:span></text:span></text:p>
      <text:p text:style-name="P293"><text:span text:style-name="Source_20_Text"><text:span text:style-name="T420"><text:s text:c="2"/>-scale (NN) <text:s text:c="5"/>// Normalize score to 0-(NN) (scale).</text:span></text:span></text:p>
      <text:p text:style-name="P293"><text:span text:style-name="Source_20_Text"><text:span text:style-name="T420"><text:s text:c="2"/>-max (NN) <text:s text:c="7"/>// Max. NN hits</text:span></text:span></text:p>
      <text:p text:style-name="P293"><text:span text:style-name="Source_20_Text"><text:span text:style-name="T420"><text:s text:c="2"/>-clip (NN) <text:s text:c="6"/>// Clip at NN.</text:span></text:span></text:p>
      <text:p text:style-name="P293"><text:span text:style-name="Source_20_Text"><text:span text:style-name="T420"><text:s text:c="2"/>-common (NN) <text:s text:c="4"/>// Set common words threshold at NN.</text:span></text:span></text:p>
      <text:p text:style-name="P293"><text:span text:style-name="Source_20_Text"><text:span text:style-name="T420"><text:s text:c="2"/>-reduce <text:s text:c="9"/>// Reduce result set (MiniMax of different matches).</text:span></text:span></text:p>
      <text:p text:style-name="P293"><text:span text:style-name="Source_20_Text"><text:span text:style-name="T420"><text:s text:c="2"/>-reduce0 <text:s text:c="8"/>// Same as -h -reduce</text:span></text:span></text:p>
      <text:p text:style-name="P293"><text:span text:style-name="Source_20_Text"><text:span text:style-name="T420"><text:s text:c="2"/>-drop_h (NN) <text:s text:c="4"/>// Drop all results with less than NN different matches.</text:span></text:span></text:p>
      <text:p text:style-name="P293"><text:soft-page-break/><text:span text:style-name="Source_20_Text"><text:span text:style-name="T420"><text:s text:c="2"/>-drop_a (NN) <text:s text:c="4"/>// Drop all results with absolute score less than NN.</text:span></text:span></text:p>
      <text:p text:style-name="P293"><text:span text:style-name="Source_20_Text"><text:span text:style-name="T420"><text:s text:c="2"/>-drop_s (NN) <text:s text:c="4"/>// Drop all results with scaled score less than NN.</text:span></text:span></text:p>
      <text:p text:style-name="P293"><text:span text:style-name="Source_20_Text"><text:span text:style-name="T420"><text:s text:c="2"/>-prefix (X) <text:s text:c="5"/>// Add prefix (X) to matched terms in document.</text:span></text:span></text:p>
      <text:p text:style-name="P293"><text:span text:style-name="Source_20_Text"><text:span text:style-name="T420"><text:s text:c="2"/>-suffix (X) <text:s text:c="5"/>// Add suffix (X) to matched terms in document.</text:span></text:span></text:p>
      <text:p text:style-name="P293"><text:span text:style-name="Source_20_Text"><text:span text:style-name="T420"><text:s text:c="2"/>-headline (X) <text:s text:c="3"/>// Use alternative headline display using element (X).</text:span></text:span></text:p>
      <text:p text:style-name="P293"><text:span text:style-name="Source_20_Text"><text:span text:style-name="T420"><text:s text:c="2"/>-filename <text:s text:c="7"/>// Filenames ONLY.</text:span></text:span></text:p>
      <text:p text:style-name="P293"><text:span text:style-name="Source_20_Text"><text:span text:style-name="T420"><text:s text:c="2"/>-filesystem <text:s text:c="5"/>// Same as -q -filename -byterange</text:span></text:span></text:p>
      <text:p text:style-name="P293"><text:span text:style-name="Source_20_Text"><text:span text:style-name="T420"><text:s text:c="2"/>-hits <text:s text:c="11"/>// Show total matches per record.</text:span></text:span></text:p>
      <text:p text:style-name="P293"><text:span text:style-name="Source_20_Text"><text:span text:style-name="T420"><text:s text:c="2"/>-joint <text:s text:c="10"/>// Show joint total (different matches) per record.</text:span></text:span></text:p>
      <text:p text:style-name="P293"><text:span text:style-name="Source_20_Text"><text:span text:style-name="T420"><text:s text:c="2"/>-score <text:s text:c="10"/>// Show unnormalized scores.</text:span></text:span></text:p>
      <text:p text:style-name="P293"><text:span text:style-name="Source_20_Text"><text:span text:style-name="T420"><text:s text:c="2"/>-date <text:s text:c="11"/>// Print date.</text:span></text:span></text:p>
      <text:p text:style-name="P293"><text:span text:style-name="Source_20_Text"><text:span text:style-name="T420"><text:s text:c="2"/>-datemodified <text:s text:c="3"/>// Print date modified.</text:span></text:span></text:p>
      <text:p text:style-name="P293"><text:span text:style-name="Source_20_Text"><text:span text:style-name="T420"><text:s text:c="2"/>-key <text:s text:c="12"/>// Print Record Key.</text:span></text:span></text:p>
      <text:p text:style-name="P293"><text:span text:style-name="Source_20_Text"><text:span text:style-name="T420"><text:s text:c="2"/>-doctype <text:s text:c="8"/>// Print Record doctype.</text:span></text:span></text:p>
      <text:p text:style-name="P293"><text:span text:style-name="Source_20_Text"><text:span text:style-name="T420"><text:s text:c="2"/>-byterange <text:s text:c="6"/>// Print the byte range of each document within</text:span></text:span></text:p>
      <text:p text:style-name="P293"><text:span text:style-name="Source_20_Text"><text:span text:style-name="T420"><text:s text:c="19"/>// the file that contains it.</text:span></text:span></text:p>
      <text:p text:style-name="P293"><text:span text:style-name="Source_20_Text"><text:span text:style-name="T420"><text:s text:c="2"/>-range (X)[-(Y)] // Show the (X)th to (Y)th result in set</text:span></text:span></text:p>
      <text:p text:style-name="P293"><text:span text:style-name="Source_20_Text"><text:span text:style-name="T420"><text:s text:c="2"/>-daterange (X) <text:s text:c="2"/>// Limit search to records in the range (X)</text:span></text:span></text:p>
      <text:p text:style-name="P293"><text:span text:style-name="Source_20_Text"><text:span text:style-name="T420"><text:s text:c="19"/>// Specified as YYYY[MM[DD]][-YYYY[MM[DD]]] or</text:span></text:span></text:p>
      <text:p text:style-name="P293"><text:span text:style-name="Source_20_Text"><text:span text:style-name="T420"><text:s text:c="19"/>// YYYY[MM[DD]]/[[YYYY]MM]DD</text:span></text:span></text:p>
      <text:p text:style-name="P293"><text:span text:style-name="Source_20_Text"><text:span text:style-name="T420"><text:s text:c="19"/>// Example: 2005 would return all records of the year 2005</text:span></text:span></text:p>
      <text:p text:style-name="P293"><text:span text:style-name="Source_20_Text"><text:span text:style-name="T420"><text:s text:c="19"/>// Note: The date here is the 'date of the record'</text:span></text:span></text:p>
      <text:p text:style-name="P293"><text:span text:style-name="Source_20_Text"><text:span text:style-name="T420"><text:s text:c="19"/>// in contrast to ordinary date fields.</text:span></text:span></text:p>
      <text:p text:style-name="P293"><text:span text:style-name="Source_20_Text"><text:span text:style-name="T420"><text:s text:c="19"/>// Note2: -daterange limits ALL searches to the range. The unary</text:span></text:span></text:p>
      <text:p text:style-name="P293"><text:span text:style-name="Source_20_Text"><text:span text:style-name="T420"><text:s text:c="19"/>// operator WITHIN:&lt;daterange&gt; applies to a search set.</text:span></text:span></text:p>
      <text:p text:style-name="P293"><text:span text:style-name="Source_20_Text"><text:span text:style-name="T420"><text:s text:c="2"/>-startdoc (NN) <text:s text:c="2"/>// Display result set starting with the (NN)th</text:span></text:span></text:p>
      <text:p text:style-name="P293"><text:span text:style-name="Source_20_Text"><text:span text:style-name="T420"><text:s text:c="19"/>// document in the list.</text:span></text:span></text:p>
      <text:p text:style-name="P293"><text:span text:style-name="Source_20_Text"><text:span text:style-name="T420"><text:s text:c="2"/>-enddoc (NN) <text:s text:c="4"/>// Display result set ending with the (NN)th document</text:span></text:span></text:p>
      <text:p text:style-name="P293"><text:span text:style-name="Source_20_Text"><text:span text:style-name="T420"><text:s text:c="19"/>// in the list.</text:span></text:span></text:p>
      <text:p text:style-name="P293"><text:span text:style-name="Source_20_Text"><text:span text:style-name="T420"><text:s text:c="2"/>-o (X)] <text:s text:c="9"/>// Document type specific option.</text:span></text:span></text:p>
      <text:p text:style-name="P293"><text:span text:style-name="Source_20_Text"><text:span text:style-name="T420"><text:s text:c="2"/>-table (X) <text:s text:c="6"/>// Save Result Set into file (X)</text:span></text:span></text:p>
      <text:p text:style-name="P293"><text:span text:style-name="Source_20_Text"><text:span text:style-name="T420"><text:s text:c="2"/>-level (NN) <text:s text:c="5"/>// Set message level to NN (0-255).</text:span></text:span></text:p>
      <text:p text:style-name="P293"><text:span text:style-name="Source_20_Text"><text:span text:style-name="T420"><text:s text:c="2"/>-debug <text:s text:c="10"/>// Load of debug messages.</text:span></text:span></text:p>
      <text:p text:style-name="P293"><text:span text:style-name="Source_20_Text"><text:span text:style-name="T420"><text:s text:c="2"/>-bench <text:s text:c="10"/>// Show rusage</text:span></text:span></text:p>
      <text:p text:style-name="P293"><text:span text:style-name="Source_20_Text"><text:span text:style-name="T420"><text:s text:c="2"/>-pager (EXE) <text:s text:c="4"/>// Use program EXE to page results (e.g. more).</text:span></text:span></text:p>
      <text:p text:style-name="P293"><text:span text:style-name="Source_20_Text"><text:span text:style-name="T420"><text:s text:c="2"/>-more <text:s text:c="11"/>// Same as -pager /bin/more</text:span></text:span></text:p>
      <text:p text:style-name="P293"><text:span text:style-name="Source_20_Text"><text:span text:style-name="T420"><text:s text:c="2"/>(...) <text:s text:c="11"/>// Terms (X), (Y), .. or a query sentence.</text:span></text:span></text:p>
      <text:p text:style-name="P293"><text:span text:style-name="Source_20_Text"><text:span text:style-name="T420"><text:s text:c="19"/>// If -rpn was specified then the sentence is expected to be in RPN.</text:span></text:span></text:p>
      <text:p text:style-name="P293"><text:span text:style-name="Source_20_Text"><text:span text:style-name="T420"><text:s text:c="19"/>// If -infix then the conventional in-fix notation is expected.</text:span></text:span></text:p>
      <text:p text:style-name="P293"><text:span text:style-name="Source_20_Text"><text:span text:style-name="T420"><text:s text:c="19"/>// If -words or -regular then OR'd. <text:s/>Default is Smart search.</text:span></text:span></text:p>
      <text:list xml:id="list113449482873178" text:continue-list="list113449190425193" text:style-name="List_20_5">
        <text:list-item>
          <text:p text:style-name="Heading_20_3"><text:span text:style-name="Source_20_Text">Examples:</text:span></text:p>
        </text:list-item>
      </text:list>
      <text:p text:style-name="P440"><text:span text:style-name="Source_20_Text"><text:span text:style-name="T420"><text:s/>Isearch -</text:span></text:span><text:span text:style-name="Source_20_Text"><text:span text:style-name="T432">d MAIL NGI projects</text:span></text:span></text:p>
      <text:p text:style-name="P440"><text:span text:style-name="Source_20_Text"><text:span text:style-name="T420"><text:s/>Isearch -d SHAKESPEARE </text:span></text:span><text:span text:style-name="Source_20_Text"><text:span text:style-name="T432">to be or not to be</text:span></text:span></text:p>
      <text:p text:style-name="P440"><text:span text:style-name="Source_20_Text"><text:span text:style-name="T420"><text:s/>Isearch -d POETRY truth 'beaut*' urn:2</text:span></text:span></text:p>
      <text:p text:style-name="P439"><text:span text:style-name="Source_20_Text"><text:span text:style-name="T420"><text:s/>Isearch -d FTP -headline L C++</text:span></text:span></text:p>
      <text:p text:style-name="P439"><text:span text:style-name="Source_20_Text"><text:span text:style-name="T420"><text:s/>Isearch -d WEBPAGES title/library</text:span></text:span></text:p>
      <text:p text:style-name="P439"><text:span text:style-name="Source_20_Text"><text:span text:style-name="T420"><text:s/>Isearch -d WEBPAGE <text:s/>-rpn library WITHIN:title</text:span></text:span></text:p>
      <text:p text:style-name="P439"><text:span text:style-name="Source_20_Text"><text:span text:style-name="T420"><text:s/>Isearch -d WEBPAGES library WITHIN:title</text:span></text:span></text:p>
      <text:p text:style-name="P439"><text:span text:style-name="Source_20_Text"><text:span text:style-name="T420"><text:s/>Isearch -d STORIES -rpn title/cat title/dog OR title/mouse OR</text:span></text:span></text:p>
      <text:p text:style-name="P439"><text:span text:style-name="Source_20_Text"><text:span text:style-name="T420"><text:s/>Isearch -d STORIES -infix title/(cat or dog or mouse)</text:span></text:span></text:p>
      <text:p text:style-name="P439"><text:span text:style-name="Source_20_Text"><text:span text:style-name="T420"><text:s/>Isearch -d POETRY -rpn speaker/hamlet line/love AND:scene</text:span></text:span></text:p>
      <text:p text:style-name="P439"><text:span text:style-name="Source_20_Text"><text:span text:style-name="T420"><text:s/>Isearch -d POETRY -infix (speaker/hamlet and:scene line/love)</text:span></text:span></text:p>
      <text:p text:style-name="P439"><text:span text:style-name="Source_20_Text"><text:span text:style-name="T420"><text:s/>Isearch -d POETRY -infix act/(speaker/hamlet and:scene line/love)</text:span></text:span></text:p>
      <text:p text:style-name="P439"><text:soft-page-break/><text:span text:style-name="Source_20_Text"><text:span text:style-name="T420"><text:s/>Isearch -d MAIL -H -infix from/edz AND 'subject/"Isearch Doctypes"'</text:span></text:span></text:p>
      <text:p text:style-name="P439"><text:span text:style-name="Source_20_Text"><text:span text:style-name="T420"><text:s/>Isearch -d KFILM -XML -show -rpn microsoft NT AND windows NOT</text:span></text:span></text:p>
      <text:p text:style-name="P439"><text:span text:style-name="Source_20_Text"><text:span text:style-name="T420"><text:s/>Isearch -d BILLS -rpn vendor/BSn price&lt;100 AND</text:span></text:span></text:p>
      <text:p text:style-name="P439"><text:span text:style-name="Source_20_Text"><text:span text:style-name="T420"><text:s/>Isearch -d NEWS <text:s/>-rpn unix WITHIN:2006</text:span></text:span></text:p>
      <text:p text:style-name="P439"><text:span text:style-name="Source_20_Text"><text:span text:style-name="T420"><text:s/>Isearch -d SHAKESPEARE -P SPEECH/SPEAKER -rpn out spot PEER</text:span></text:span></text:p>
      <text:p text:style-name="P439"><text:span text:style-name="Source_20_Text"><text:span text:style-name="T420"/></text:span></text:p>
      <text:p text:style-name="P439"><text:span text:style-name="Source_20_Text"><text:span text:style-name="T420"/></text:span></text:p>
      <text:p text:style-name="P293"><text:span text:style-name="Source_20_Text"><text:span text:style-name="T420">Note: "Built-in" Elements for -p and -headline: F for Full, B for Brief and S for Short.</text:span></text:span></text:p>
      <text:p text:style-name="P293"><text:span text:style-name="Source_20_Text"><text:span text:style-name="T420">Additional Special elements: R for Raw, H for Highlight, L for location/redirect and M for metadata.</text:span></text:span></text:p>
      <text:h text:style-name="Heading_20_4" text:outline-level="4"><text:bookmark-start text:name="__RefHeading___Toc20753_3285073552"/><text:span text:style-name="T624">Interactive </text:span>Shell <text:span text:style-name="T624">Mode</text:span><text:bookmark-end text:name="__RefHeading___Toc20753_3285073552"/></text:h>
      <text:p text:style-name="P296">The -shell flag puts the tool into “shell modus”. This provides a kind of minimalist interactive search shell.</text:p>
      <text:p text:style-name="P296"/>
      <text:p text:style-name="P296">In the most simplistic form:</text:p>
      <text:p text:style-name="P296"/>
      <text:p text:style-name="P44">Isearch -d BART -shell</text:p>
      <text:p text:style-name="P296"/>
      <text:p text:style-name="P296">The response from the shell is the prompt:</text:p>
      <text:p text:style-name="P44"/>
      <text:p text:style-name="P296"><text:span text:style-name="T311">Enter Query (=), [un]set option, range first-last or Select file #:</text:span> </text:p>
      <text:p text:style-name="P296"/>
      <text:p text:style-name="P296">By using set or unset one can set command line flag options. The <text:span text:style-name="T311">set</text:span> command without an option shows the query mode set. Using = one can submit a query to be processed.</text:p>
      <text:p text:style-name="P296"/>
      <text:p text:style-name="P296">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3">The command to exit the shell is:</text:span> quit.</text:p>
      <text:p text:style-name="P296"/>
      <text:p text:style-name="P293">Using -shell and either -XML or -tab one can easily construct a search daemon it sit on a port.</text:p>
      <text:p text:style-name="P293"/>
      <text:p text:style-name="P321"><text:span text:style-name="T53">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94"/>
      <text:p text:style-name="P320"><text:span text:style-name="T53">Example: -</text:span><text:span text:style-name="T61">XML <text:s/>-shell -show</text:span></text:p>
      <text:p text:style-name="P37">edz@icebear$ ../bin/Isearch -d /BART -XML <text:s/>-shell -show</text:p>
      <text:p text:style-name="P37">&lt;?xml version='1.0' encoding='iso-8859-1' standalone='yes'?&gt;</text:p>
      <text:p text:style-name="P37">&lt;!-- Process time: 2 ms. (2) Search: 0 ms.--&gt;</text:p>
      <text:p text:style-name="P37"><text:soft-page-break/>&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75"/>
      <text:p text:style-name="P320"><text:span text:style-name="T53">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625">Shell on </text:span>Inet<text:span text:style-name="T625">d (Internet Service</text:span> Daemon<text:span text:style-name="T625">)</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625">I</text:span>t is generally located at /usr/sbin/inetd.</text:p>
      <text:p text:style-name="Text_20_body"/>
      <text:p text:style-name="P322"><text:soft-page-break/>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625">Isearch</text:span> can be configured as follows:</text:p>
      <text:p text:style-name="Text_20_body"/>
      <text:p text:style-name="P46"><text:span text:style-name="T625">isearch-web </text:span>stream tcp6 nowait <text:span text:style-name="T625">ibadmin</text:span> /<text:span text:style-name="T625">opt/nonmonotonic/bin/Isearch</text:span> <text:span text:style-name="T625">Isearch <text:s/>-d /var/index/WEB -shell -tab </text:span></text:p>
      <text:p text:style-name="P33"/>
      <text:p text:style-name="P323">The first word, <text:span text:style-name="T625">isearch-web</text:span>, is the official name of the service. It is resolved using the system database to map port numbers and protocols to service names. In this case, /etc/services <text:span text:style-name="T625">could (using port 1234)</text:span> contain:</text:p>
      <text:p text:style-name="P323"/>
      <text:p text:style-name="P323"><text:span text:style-name="T625">isearch-web</text:span> <text:s text:c="9"/><text:span text:style-name="T625">1</text:span>23<text:span text:style-name="T625">4</text:span>/tcp</text:p>
      <text:p text:style-name="P323"/>
      <text:p text:style-name="P323">The second and third words describe the type of socket and underlying protocol respectively. The /etc/protocols database is consulted.</text:p>
      <text:p text:style-name="P323"/>
      <text:p text:style-name="P323">The fourth word is the wait/nowait switch. A single-threaded server expects inetd to wait until it finishes reading all the data. Otherwise inetd lets the server run and spawns new, concurrent processes for new requests.</text:p>
      <text:p text:style-name="P323"/>
      <text:p text:style-name="P323">The fifth word is the user name, from the /etc/passwd database, that the service program should run as. <text:span text:style-name="T625">Here we are using the “ibadmin” account.</text:span></text:p>
      <text:p text:style-name="P323"/>
      <text:p text:style-name="P324">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24"/>
      <text:p text:style-name="P323">Generally TCP sockets are handled by spawning a separate server to handle each connection concurrently. UDP sockets are generally handled by a single server instance that handles all packets on that port. </text:p>
      <text:h text:style-name="P657" text:outline-level="1" text:is-list-header="true"><text:bookmark-start text:name="__RefHeading___Toc20755_3285073552"/>Presentation Elements and Methods<text:bookmark-end text:name="__RefHeading___Toc20755_3285073552"/></text:h>
      <text:p text:style-name="Text_20_body">One of the design goals of <text:span text:style-name="T52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102702784" text:style-name="L14">
        <text:list-item>
          <text:p text:style-name="P590">The element names specifies whether the client wants full records ("f"), brief records ("b") one of of the available fields (or a combination thereof).</text:p>
        </text:list-item>
        <text:list-item>
          <text:p text:style-name="P541">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494">Element Name</text:p>
          </table:table-cell>
          <table:table-cell table:style-name="Table23.A1" office:value-type="string">
            <text:p text:style-name="P494">Element</text:p>
          </table:table-cell>
          <table:table-cell table:style-name="Table23.A1" office:value-type="string">
            <text:p text:style-name="P494">Description</text:p>
          </table:table-cell>
        </table:table-row>
        <table:table-row>
          <table:table-cell table:style-name="Table23.A1" office:value-type="string">
            <text:p text:style-name="P369">Brief</text:p>
          </table:table-cell>
          <table:table-cell table:style-name="Table23.A1" office:value-type="string">
            <text:p text:style-name="P380">B</text:p>
          </table:table-cell>
          <table:table-cell table:style-name="Table23.A1" office:value-type="string">
            <text:p text:style-name="P369">Brief description of records (typ. Title or Headline)</text:p>
          </table:table-cell>
        </table:table-row>
        <table:table-row>
          <table:table-cell table:style-name="Table23.A1" office:value-type="string">
            <text:p text:style-name="P369">Full</text:p>
          </table:table-cell>
          <table:table-cell table:style-name="Table23.A1" office:value-type="string">
            <text:p text:style-name="P380">F</text:p>
          </table:table-cell>
          <table:table-cell table:style-name="Table23.A1" office:value-type="string">
            <text:p text:style-name="P369">A "Non-brief" description, typically the full viewable record (not always the complete stored record). Views may depend upon user privileges and rights which different users getting different "full record" <text:span text:style-name="T526">presentations.</text:span></text:p>
          </table:table-cell>
        </table:table-row>
        <table:table-row>
          <table:table-cell table:style-name="Table23.A1" office:value-type="string">
            <text:p text:style-name="P369">Metadata</text:p>
          </table:table-cell>
          <table:table-cell table:style-name="Table23.A1" office:value-type="string">
            <text:p text:style-name="P380">M</text:p>
          </table:table-cell>
          <table:table-cell table:style-name="Table23.A1" office:value-type="string">
            <text:p text:style-name="P369">A metadata record describing the record</text:p>
          </table:table-cell>
        </table:table-row>
        <table:table-row>
          <table:table-cell table:style-name="Table23.A1" office:value-type="string">
            <text:p text:style-name="P369">Location</text:p>
          </table:table-cell>
          <table:table-cell table:style-name="Table23.A1" office:value-type="string">
            <text:p text:style-name="P380">L</text:p>
          </table:table-cell>
          <table:table-cell table:style-name="Table23.A1" office:value-type="string">
            <text:p text:style-name="P369">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66">&lt;SPEECH&gt;</text:p>
      <text:p text:style-name="P466"><text:s/>&lt;SPEAKER&gt;LADY MACBETH&lt;/SPEAKER&gt;</text:p>
      <text:p text:style-name="P466"><text:s/>&lt;LINE&gt;Out, damned spot! out, I say!--One: two: why,&lt;/LINE&gt;</text:p>
      <text:p text:style-name="P466"><text:s/>&lt;LINE&gt;then, 'tis time to do't.--Hell is murky!--Fie, my&lt;/LINE&gt;</text:p>
      <text:p text:style-name="P466"><text:s/>&lt;LINE&gt;lord, fie! a soldier, and afeard? What need we&lt;/LINE&gt;</text:p>
      <text:p text:style-name="P466"><text:s/>&lt;LINE&gt;fear who knows it, when none can call our power to&lt;/LINE&gt;</text:p>
      <text:p text:style-name="P466"><text:s/>&lt;LINE&gt;account?--Yet who would have thought the old man&lt;/LINE&gt;</text:p>
      <text:p text:style-name="P466"><text:s/>&lt;LINE&gt;to have had so much blood in him.&lt;/LINE&gt;</text:p>
      <text:p text:style-name="P454">&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450">AncestorPath[/DescendantPath]</text:p>
      <text:p text:style-name="Text_20_body">Examples:</text:p>
      <text:list xml:id="list573610600" text:style-name="L15">
        <text:list-item>
          <text:p text:style-name="P591"><text:span text:style-name="Citation">SPEECH</text:span> (or <text:span text:style-name="Citation">PLAY\ACT\SCENE\SPEECH</text:span>) would return the content (markup) of (all) the speeches that contain the hits</text:p>
        </text:list-item>
        <text:list-item>
          <text:p text:style-name="P542"><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oft-page-break/><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480">Record Syntaxes</text:p>
      <table:table table:name="Table24" table:style-name="Table24">
        <table:table-column table:style-name="Table24.A"/>
        <table:table-column table:style-name="Table24.B"/>
        <table:table-row>
          <table:table-cell table:style-name="Table24.A1" office:value-type="string">
            <text:p text:style-name="P494">Record Syntax</text:p>
          </table:table-cell>
          <table:table-cell table:style-name="Table24.A1" office:value-type="string">
            <text:p text:style-name="P494">Description</text:p>
          </table:table-cell>
        </table:table-row>
        <table:table-row>
          <table:table-cell table:style-name="Table24.A1" office:value-type="string">
            <text:p text:style-name="P369">RAW</text:p>
          </table:table-cell>
          <table:table-cell table:style-name="Table24.A1" office:value-type="string">
            <text:p text:style-name="P369">Raw. As stored on the file system. The whole record is just read into the system as stored.</text:p>
          </table:table-cell>
        </table:table-row>
        <table:table-row>
          <table:table-cell table:style-name="Table24.A1" office:value-type="string">
            <text:p text:style-name="P369">SUTRS</text:p>
          </table:table-cell>
          <table:table-cell table:style-name="Table24.A1" office:value-type="string">
            <text:p text:style-name="P369">Simple unstructured text plain text. This might be--- but must not be--- the same as RAW but may be rendered.</text:p>
          </table:table-cell>
        </table:table-row>
        <table:table-row>
          <table:table-cell table:style-name="Table24.A1" office:value-type="string">
            <text:p text:style-name="P369">HTML</text:p>
          </table:table-cell>
          <table:table-cell table:style-name="Table24.A1" office:value-type="string">
            <text:p text:style-name="P369">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69">SGML</text:p>
          </table:table-cell>
          <table:table-cell table:style-name="Table24.A1" office:value-type="string">
            <text:p text:style-name="P369">Provide a SGML version of a metadata record for the resource.</text:p>
          </table:table-cell>
        </table:table-row>
        <table:table-row>
          <table:table-cell table:style-name="Table24.A1" office:value-type="string">
            <text:p text:style-name="P369">XML</text:p>
          </table:table-cell>
          <table:table-cell table:style-name="Table24.A1" office:value-type="string">
            <text:p text:style-name="P369">An XML version of metadata.</text:p>
          </table:table-cell>
        </table:table-row>
      </table:table>
      <text:p text:style-name="Text_20_body"/>
      <text:h text:style-name="Heading_20_4" text:outline-level="4"><text:bookmark-start text:name="__RefHeading___Toc20763_3285073552"/>Record Syntax <text:span text:style-name="T537">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94">Object Identifier</text:p>
          </table:table-cell>
          <table:table-cell table:style-name="Table26.A1" office:value-type="string">
            <text:p text:style-name="P494">Name </text:p>
          </table:table-cell>
          <table:table-cell table:style-name="Table26.A1" office:value-type="string">
            <text:p text:style-name="P494">Usage </text:p>
          </table:table-cell>
          <table:table-cell table:style-name="Table26.A1" office:value-type="string">
            <text:p text:style-name="P494">Reference </text:p>
          </table:table-cell>
        </table:table-row>
        <table:table-row>
          <table:table-cell table:style-name="Table26.A1" office:value-type="string">
            <text:p text:style-name="P369">1.2.840.10003.5.<text:span text:style-name="T52">100</text:span></text:p>
          </table:table-cell>
          <table:table-cell table:style-name="Table26.A1" office:value-type="string">
            <text:p text:style-name="P369">Explain</text:p>
          </table:table-cell>
          <table:table-cell table:style-name="Table26.A1" office:value-type="string">
            <text:p text:style-name="P369">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420">REC.1</text:span></text:a></text:p>
          </table:table-cell>
        </table:table-row>
        <table:table-row>
          <table:table-cell table:style-name="Table26.A1" office:value-type="string">
            <text:p text:style-name="P369">1.2.840.10003.5.<text:span text:style-name="T52">100.1</text:span></text:p>
          </table:table-cell>
          <table:table-cell table:style-name="Table26.A1" office:value-type="string">
            <text:p text:style-name="P369">Revised Explain Syntax definition to support ZSQL query</text:p>
          </table:table-cell>
          <table:table-cell table:style-name="Table26.A1" office:value-type="string">
            <text:p text:style-name="P369">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420">ZSQL additions to Explain</text:span></text:a></text:p>
          </table:table-cell>
        </table:table-row>
        <table:table-row>
          <table:table-cell table:style-name="Table26.A1" office:value-type="string">
            <text:p text:style-name="P369">1.2.840.10003.5.<text:span text:style-name="T52">101</text:span></text:p>
          </table:table-cell>
          <table:table-cell table:style-name="Table26.A1" office:value-type="string">
            <text:p text:style-name="P369">SUTRS</text:p>
          </table:table-cell>
          <table:table-cell table:style-name="Table26.A1" office:value-type="string">
            <text:p text:style-name="P369">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420">REC.2</text:span></text:a></text:p>
          </table:table-cell>
        </table:table-row>
        <table:table-row>
          <table:table-cell table:style-name="Table26.A1" office:value-type="string">
            <text:p text:style-name="P369">1.2.840.10003.5.<text:span text:style-name="T52">102</text:span></text:p>
          </table:table-cell>
          <table:table-cell table:style-name="Table26.A1" office:value-type="string">
            <text:p text:style-name="P369">OPAC</text:p>
          </table:table-cell>
          <table:table-cell table:style-name="Table26.A1" office:value-type="string">
            <text:p text:style-name="P369">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420">REC.3</text:span></text:a></text:p>
          </table:table-cell>
        </table:table-row>
        <table:table-row>
          <table:table-cell table:style-name="Table26.A1" office:value-type="string">
            <text:p text:style-name="P369">1.2.840.10003.5.<text:span text:style-name="T52">103</text:span></text:p>
          </table:table-cell>
          <table:table-cell table:style-name="Table26.A1" office:value-type="string">
            <text:p text:style-name="P369">Summary</text:p>
          </table:table-cell>
          <table:table-cell table:style-name="Table26.A1" office:value-type="string">
            <text:p text:style-name="P369">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420">REC.4</text:span></text:a></text:p>
          </table:table-cell>
        </table:table-row>
        <table:table-row>
          <table:table-cell table:style-name="Table26.A1" office:value-type="string">
            <text:p text:style-name="P369">1.2.840.10003.5.<text:span text:style-name="T52">104</text:span></text:p>
          </table:table-cell>
          <table:table-cell table:style-name="Table26.A1" office:value-type="string">
            <text:p text:style-name="P369">GRS-0</text:p>
          </table:table-cell>
          <table:table-cell table:style-name="Table26.A1" office:value-type="string">
            <text:p text:style-name="P369">(superceded by GRS-1)</text:p>
          </table:table-cell>
          <table:table-cell table:style-name="Table26.A1" office:value-type="string">
            <text:p text:style-name="P369"> </text:p>
          </table:table-cell>
        </table:table-row>
        <table:table-row>
          <table:table-cell table:style-name="Table26.A1" office:value-type="string">
            <text:p text:style-name="P369">1.2.840.10003.5.<text:span text:style-name="T52">105</text:span></text:p>
          </table:table-cell>
          <table:table-cell table:style-name="Table26.A1" office:value-type="string">
            <text:p text:style-name="P369">GRS-1</text:p>
          </table:table-cell>
          <table:table-cell table:style-name="Table26.A1" office:value-type="string">
            <text:p text:style-name="P369">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420">REC.5</text:span></text:a></text:p>
          </table:table-cell>
        </table:table-row>
        <table:table-row>
          <table:table-cell table:style-name="Table26.A1" office:value-type="string">
            <text:p text:style-name="P369">1.2.840.10003.5.<text:span text:style-name="T52">106</text:span></text:p>
          </table:table-cell>
          <table:table-cell table:style-name="Table26.A1" office:value-type="string">
            <text:p text:style-name="P369">ESTaskPackage</text:p>
          </table:table-cell>
          <table:table-cell table:style-name="Table26.A1" office:value-type="string">
            <text:p text:style-name="P369">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420">REC.6</text:span></text:a></text:p>
          </table:table-cell>
        </table:table-row>
        <table:table-row>
          <table:table-cell table:style-name="Table26.A1" office:value-type="string">
            <text:p text:style-name="P369">1.2.840.10003.5.<text:span text:style-name="T52">107</text:span></text:p>
          </table:table-cell>
          <table:table-cell table:style-name="Table26.A1" office:value-type="string">
            <text:p text:style-name="P369">fragment</text:p>
          </table:table-cell>
          <table:table-cell table:style-name="Table26.A1" office:value-type="string">
            <text:p text:style-name="P369">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420">FragmentSyntax</text:span></text:a><text:span text:style-name="T420"> </text:span></text:p>
          </table:table-cell>
        </table:table-row>
        <table:table-row>
          <table:table-cell table:style-name="Table26.A1" office:value-type="string">
            <text:p text:style-name="P369">1.2.840.10003.5.<text:span text:style-name="T52">108</text:span></text:p>
          </table:table-cell>
          <table:table-cell table:style-name="Table26.A1" office:value-type="string">
            <text:p text:style-name="P369">(not used)</text:p>
          </table:table-cell>
          <table:table-cell table:style-name="Table26.A1" office:value-type="string">
            <text:p text:style-name="P369">(previously assigned to HTML; superceded by 1.2.840.10003.5.109.3)</text:p>
          </table:table-cell>
          <table:table-cell table:style-name="Table26.A1" office:value-type="string">
            <text:p text:style-name="P369"> </text:p>
          </table:table-cell>
        </table:table-row>
        <table:table-row>
          <table:table-cell table:style-name="Table26.A1" office:value-type="string">
            <text:p text:style-name="P369">1.2.840.10003.5.<text:span text:style-name="T52">109</text:span></text:p>
          </table:table-cell>
          <table:table-cell table:style-name="Table26.A1" office:value-type="string">
            <text:list xml:id="list113448742775097" text:continue-list="list113449482873178" text:style-name="List_20_5">
              <text:list-item>
                <text:p text:style-name="P615">IANA mime types </text:p>
              </text:list-item>
            </text:list>
          </table:table-cell>
          <table:table-cell table:style-name="Table26.A1" office:value-type="string">
            <text:p text:style-name="P369">(see note following this table)</text:p>
          </table:table-cell>
          <table:table-cell table:style-name="Table26.A1" office:value-type="string">
            <text:p text:style-name="P369"/>
          </table:table-cell>
        </table:table-row>
        <table:table-row>
          <table:table-cell table:style-name="Table26.A1" office:value-type="string">
            <text:p text:style-name="P369">1.2.840.10003.5.<text:span text:style-name="T52">109.1</text:span></text:p>
          </table:table-cell>
          <table:table-cell table:style-name="Table26.A1" office:value-type="string">
            <text:p text:style-name="P369">pdf</text:p>
          </table:table-cell>
          <table:table-cell table:style-name="Table26.A1" office:value-type="string">
            <text:p text:style-name="P369">mime type application/pdf </text:p>
          </table:table-cell>
          <table:table-cell table:style-name="Table26.A1" office:value-type="string">
            <text:p text:style-name="P369">Portable Document Format Reference; Manual, Adobe Systems, Inc, Addison-Wesley Publishing Co. ISBN 0-201-62628-4, 1993.</text:p>
          </table:table-cell>
        </table:table-row>
        <table:table-row>
          <table:table-cell table:style-name="Table26.A1" office:value-type="string">
            <text:p text:style-name="P369">1.2.840.10003.5.<text:span text:style-name="T52">109.2</text:span></text:p>
          </table:table-cell>
          <table:table-cell table:style-name="Table26.A1" office:value-type="string">
            <text:p text:style-name="P369">postscript</text:p>
          </table:table-cell>
          <table:table-cell table:style-name="Table26.A1" office:value-type="string">
            <text:p text:style-name="P369">mime type application/postscript</text:p>
          </table:table-cell>
          <table:table-cell table:style-name="Table26.A1" office:value-type="string">
            <text:p text:style-name="P369">rfc 1341</text:p>
          </table:table-cell>
        </table:table-row>
        <table:table-row>
          <table:table-cell table:style-name="Table26.A1" office:value-type="string">
            <text:p text:style-name="P369">1.2.840.10003.5.<text:span text:style-name="T52">109.3</text:span></text:p>
          </table:table-cell>
          <table:table-cell table:style-name="Table26.A1" office:value-type="string">
            <text:p text:style-name="P369">html</text:p>
          </table:table-cell>
          <table:table-cell table:style-name="Table26.A1" office:value-type="string">
            <text:p text:style-name="P369">mime type text/html</text:p>
          </table:table-cell>
          <table:table-cell table:style-name="Table26.A1" office:value-type="string">
            <text:p text:style-name="P369">rfc 1866</text:p>
          </table:table-cell>
        </table:table-row>
        <table:table-row>
          <table:table-cell table:style-name="Table26.A1" office:value-type="string">
            <text:p text:style-name="P369">1.2.840.10003.5.<text:span text:style-name="T52">109.4</text:span></text:p>
          </table:table-cell>
          <table:table-cell table:style-name="Table26.A1" office:value-type="string">
            <text:p text:style-name="P369">tiff</text:p>
          </table:table-cell>
          <table:table-cell table:style-name="Table26.A1" office:value-type="string">
            <text:p text:style-name="P369">mime type image/tiff</text:p>
          </table:table-cell>
          <table:table-cell table:style-name="Table26.A1" office:value-type="string">
            <text:p text:style-name="P369">Tag Image File Format (TIFF) class F, revision 6.0 </text:p>
          </table:table-cell>
        </table:table-row>
        <table:table-row>
          <table:table-cell table:style-name="Table26.A1" office:value-type="string">
            <text:p text:style-name="P369">1.2.840.10003.5.<text:span text:style-name="T52">109.5</text:span></text:p>
          </table:table-cell>
          <table:table-cell table:style-name="Table26.A1" office:value-type="string">
            <text:p text:style-name="Table_20_Contents"><text:span text:style-name="T535">pdf </text:span><text:span text:style-name="T420">   </text:span><text:span text:style-name="Strong_20_Emphasis"><text:span text:style-name="T536">error, should be gif</text:span></text:span></text:p>
          </table:table-cell>
          <table:table-cell table:style-name="Table26.A1" office:value-type="string">
            <text:p text:style-name="P369">mime type image/gif</text:p>
          </table:table-cell>
          <table:table-cell table:style-name="Table26.A1" office:value-type="string">
            <text:p text:style-name="P369">rfc 1341</text:p>
          </table:table-cell>
        </table:table-row>
        <table:table-row>
          <table:table-cell table:style-name="Table26.A1" office:value-type="string">
            <text:p text:style-name="P369">1.2.840.10003.5.<text:span text:style-name="T52">109.6</text:span></text:p>
          </table:table-cell>
          <table:table-cell table:style-name="Table26.A1" office:value-type="string">
            <text:p text:style-name="P369">jpeg</text:p>
          </table:table-cell>
          <table:table-cell table:style-name="Table26.A1" office:value-type="string">
            <text:p text:style-name="P369">mime type image/jpeg</text:p>
          </table:table-cell>
          <table:table-cell table:style-name="Table26.A1" office:value-type="string">
            <text:p text:style-name="P369">rfc 1341</text:p>
          </table:table-cell>
        </table:table-row>
        <table:table-row>
          <table:table-cell table:style-name="Table26.A1" office:value-type="string">
            <text:p text:style-name="P369">1.2.840.10003.5.<text:span text:style-name="T52">109.7</text:span></text:p>
          </table:table-cell>
          <table:table-cell table:style-name="Table26.A1" office:value-type="string">
            <text:p text:style-name="P369">png</text:p>
          </table:table-cell>
          <table:table-cell table:style-name="Table26.A1" office:value-type="string">
            <text:p text:style-name="P369">mime type image/png</text:p>
          </table:table-cell>
          <table:table-cell table:style-name="Table26.A1" office:value-type="string">
            <text:p text:style-name="P369">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69">1.2.840.10003.5.<text:span text:style-name="T52">109.8</text:span></text:p>
          </table:table-cell>
          <table:table-cell table:style-name="Table26.A1" office:value-type="string">
            <text:p text:style-name="P369">mpeg</text:p>
          </table:table-cell>
          <table:table-cell table:style-name="Table26.A1" office:value-type="string">
            <text:p text:style-name="P369">mime type video/mpeg</text:p>
          </table:table-cell>
          <table:table-cell table:style-name="Table26.A1" office:value-type="string">
            <text:p text:style-name="P369">rfc 1341 </text:p>
          </table:table-cell>
        </table:table-row>
        <text:soft-page-break/>
        <table:table-row>
          <table:table-cell table:style-name="Table26.A1" office:value-type="string">
            <text:p text:style-name="P369">1.2.840.10003.5.<text:span text:style-name="T52">109.9</text:span></text:p>
          </table:table-cell>
          <table:table-cell table:style-name="Table26.A1" office:value-type="string">
            <text:p text:style-name="P369">sgml</text:p>
          </table:table-cell>
          <table:table-cell table:style-name="Table26.A1" office:value-type="string">
            <text:p text:style-name="P369">mime type text/sgml</text:p>
          </table:table-cell>
          <table:table-cell table:style-name="Table26.A1" office:value-type="string">
            <text:p text:style-name="P369">rfc 1874</text:p>
          </table:table-cell>
        </table:table-row>
        <table:table-row>
          <table:table-cell table:style-name="Table26.A1" office:value-type="string">
            <text:p text:style-name="P369">1.2.840.10003.5.<text:span text:style-name="T52">109.10</text:span></text:p>
          </table:table-cell>
          <table:table-cell table:style-name="Table26.A1" office:value-type="string">
            <text:p text:style-name="P369">xml (no specific version)</text:p>
          </table:table-cell>
          <table:table-cell table:style-name="Table26.A1" office:value-type="string">
            <text:p text:style-name="P369">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420">RFC 2376</text:span></text:a><text:span text:style-name="T420"> </text:span></text:p>
          </table:table-cell>
        </table:table-row>
        <table:table-row>
          <table:table-cell table:style-name="Table26.A1" office:value-type="string">
            <text:p text:style-name="Table_20_Contents"><text:span text:style-name="T420">1.2.840.10003.5.</text:span><text:span text:style-name="Strong_20_Emphasis"><text:span text:style-name="T420">109.10.1.0</text:span></text:span></text:p>
          </table:table-cell>
          <table:table-cell table:style-name="Table26.A1" office:value-type="string">
            <text:p text:style-name="P369">xml version 1.0</text:p>
          </table:table-cell>
          <table:table-cell table:style-name="Table26.A1" office:value-type="string">
            <text:p text:style-name="P369"> </text:p>
          </table:table-cell>
          <table:table-cell table:style-name="Table26.A1" office:value-type="string">
            <text:p text:style-name="P369"> </text:p>
          </table:table-cell>
        </table:table-row>
        <table:table-row>
          <table:table-cell table:style-name="Table26.A1" office:value-type="string">
            <text:p text:style-name="Table_20_Contents"><text:span text:style-name="T420">1.2.840.10003.5.</text:span><text:span text:style-name="Strong_20_Emphasis"><text:span text:style-name="T420">109.10.1.1</text:span></text:span></text:p>
          </table:table-cell>
          <table:table-cell table:style-name="Table26.A1" office:value-type="string">
            <text:p text:style-name="P369">xml version 1.1</text:p>
          </table:table-cell>
          <table:table-cell table:style-name="Table26.A1" office:value-type="string">
            <text:p text:style-name="P369"> </text:p>
          </table:table-cell>
          <table:table-cell table:style-name="Table26.A1" office:value-type="string">
            <text:p text:style-name="P369"> </text:p>
          </table:table-cell>
        </table:table-row>
        <table:table-row>
          <table:table-cell table:style-name="Table26.A1" office:value-type="string">
            <text:p text:style-name="P369">1.2.840.10003.5.<text:span text:style-name="T52">109.11</text:span></text:p>
          </table:table-cell>
          <table:table-cell table:style-name="Table26.A1" office:value-type="string">
            <text:p text:style-name="P369">(<text:span text:style-name="T280">not used</text:span>)</text:p>
          </table:table-cell>
          <table:table-cell table:style-name="Table26.A1" office:value-type="string">
            <text:p text:style-name="P369">  </text:p>
          </table:table-cell>
          <table:table-cell table:style-name="Table26.A1" office:value-type="string">
            <text:p text:style-name="P369">  </text:p>
          </table:table-cell>
        </table:table-row>
        <table:table-row>
          <table:table-cell table:style-name="Table26.A1" office:value-type="string">
            <text:p text:style-name="P369">1.2.840.10003.5.<text:span text:style-name="T52">110</text:span></text:p>
          </table:table-cell>
          <table:table-cell table:style-name="Table26.A1" office:value-type="string">
            <text:list xml:id="list113448377433871" text:continue-numbering="true" text:style-name="List_20_5">
              <text:list-item>
                <text:p text:style-name="P615">Z39.50 mime types </text:p>
              </text:list-item>
            </text:list>
          </table:table-cell>
          <table:table-cell table:style-name="Table26.A1" office:value-type="string">
            <text:p text:style-name="P369">(see note following this table)</text:p>
          </table:table-cell>
          <table:table-cell table:style-name="Table26.A1" office:value-type="string">
            <text:p text:style-name="P369"/>
          </table:table-cell>
        </table:table-row>
        <table:table-row>
          <table:table-cell table:style-name="Table26.A1" office:value-type="string">
            <text:p text:style-name="P369">1.2.840.10003.5.<text:span text:style-name="T52">110.1</text:span></text:p>
          </table:table-cell>
          <table:table-cell table:style-name="Table26.A1" office:value-type="string">
            <text:p text:style-name="P369">tiff-b</text:p>
          </table:table-cell>
          <table:table-cell table:style-name="Table26.A1" office:value-type="string">
            <text:p text:style-name="P369">  </text:p>
          </table:table-cell>
          <table:table-cell table:style-name="Table26.A1" office:value-type="string">
            <text:p text:style-name="P369">  </text:p>
          </table:table-cell>
        </table:table-row>
        <table:table-row>
          <table:table-cell table:style-name="Table26.A1" office:value-type="string">
            <text:p text:style-name="P369">1.2.840.10003.5.<text:span text:style-name="T52">110.2</text:span></text:p>
          </table:table-cell>
          <table:table-cell table:style-name="Table26.A1" office:value-type="string">
            <text:p text:style-name="P369">wav</text:p>
          </table:table-cell>
          <table:table-cell table:style-name="Table26.A1" office:value-type="string">
            <text:p text:style-name="P369">  </text:p>
          </table:table-cell>
          <table:table-cell table:style-name="Table26.A1" office:value-type="string">
            <text:p text:style-name="P369">  </text:p>
          </table:table-cell>
        </table:table-row>
        <table:table-row>
          <table:table-cell table:style-name="Table26.A1" office:value-type="string">
            <text:p text:style-name="P369">1.2.840.10003.5.<text:span text:style-name="T52">111</text:span></text:p>
          </table:table-cell>
          <table:table-cell table:style-name="Table26.A1" office:value-type="string">
            <text:p text:style-name="P369">SQL-RS</text:p>
          </table:table-cell>
          <table:table-cell table:style-name="Table26.A1" office:value-type="string">
            <text:p text:style-name="P369">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420">Z+SQL Profile</text:span></text:a></text:p>
          </table:table-cell>
        </table:table-row>
        <table:table-row>
          <table:table-cell table:style-name="Table26.A1" office:value-type="string">
            <text:p text:style-name="P369">1.2.840.10003.5.<text:span text:style-name="T52">112</text:span></text:p>
          </table:table-cell>
          <table:table-cell table:style-name="Table26.A1" office:value-type="string">
            <text:p text:style-name="P369">xml-b </text:p>
          </table:table-cell>
          <table:table-cell table:style-name="Table26.A1" office:value-type="string">
            <text:p text:style-name="P369">XML record according to the schema or definition identified by the element set name.</text:p>
          </table:table-cell>
          <table:table-cell table:style-name="Table26.A1" office:value-type="string">
            <text:p text:style-name="Table_20_Contents"><text:span text:style-name="T420">Implementor agreement: </text:span><text:a xlink:type="simple" xlink:href="https://web.archive.org/web/20120807140126/http://www.loc.gov/z3950/agency/agree/request-xml.html" text:style-name="Internet_20_link" text:visited-style-name="Visited_20_Internet_20_Link"><text:span text:style-name="T420">Requesting XML Records</text:span></text:a></text:p>
          </table:table-cell>
        </table:table-row>
        <table:table-row>
          <table:table-cell table:style-name="Table26.A1" office:value-type="string">
            <text:p text:style-name="P369">1.2.840.10003.5.<text:span text:style-name="T52">1000</text:span></text:p>
          </table:table-cell>
          <table:table-cell table:style-name="Table26.A1" office:value-type="string">
            <text:list xml:id="list113448719444974" text:continue-numbering="true" text:style-name="List_20_5">
              <text:list-item>
                <text:p text:style-name="P615">locally registered syntaxes</text:p>
              </text:list-item>
            </text:list>
          </table:table-cell>
          <table:table-cell table:style-name="Table26.A1" office:value-type="string">
            <text:p text:style-name="P369"> </text:p>
          </table:table-cell>
          <table:table-cell table:style-name="Table26.A1" office:value-type="string">
            <text:p text:style-name="P369"> </text:p>
          </table:table-cell>
        </table:table-row>
        <table:table-row>
          <table:table-cell table:style-name="Table26.A1" office:value-type="string">
            <text:p text:style-name="P369">1.2.840.10003.5.<text:span text:style-name="T52">1000.3.1</text:span></text:p>
          </table:table-cell>
          <table:table-cell table:style-name="Table26.A1" office:value-type="string">
            <text:p text:style-name="P369">Latin-1</text:p>
          </table:table-cell>
          <table:table-cell table:style-name="Table26.A1" office:value-type="string">
            <text:p text:style-name="P369">locally registered by Lucent Technologies</text:p>
          </table:table-cell>
          <table:table-cell table:style-name="Table26.A1" office:value-type="string">
            <text:p text:style-name="P369"> </text:p>
          </table:table-cell>
        </table:table-row>
        <table:table-row>
          <table:table-cell table:style-name="Table26.A1" office:value-type="string">
            <text:p text:style-name="P369">1.2.840.10003.5.<text:span text:style-name="T52">1000.3.2</text:span></text:p>
          </table:table-cell>
          <table:table-cell table:style-name="Table26.A1" office:value-type="string">
            <text:p text:style-name="P369">TIFF </text:p>
          </table:table-cell>
          <table:table-cell table:style-name="Table26.A1" office:value-type="string">
            <text:p text:style-name="P369">locally registered by Lucent Technologies</text:p>
          </table:table-cell>
          <table:table-cell table:style-name="Table26.A1" office:value-type="string">
            <text:p text:style-name="P369"> </text:p>
          </table:table-cell>
        </table:table-row>
        <table:table-row>
          <table:table-cell table:style-name="Table26.A1" office:value-type="string">
            <text:p text:style-name="P369">1.2.840.10003.5.<text:span text:style-name="T52">1000.3.3</text:span></text:p>
          </table:table-cell>
          <table:table-cell table:style-name="Table26.A1" office:value-type="string">
            <text:p text:style-name="P369">Postscript </text:p>
          </table:table-cell>
          <table:table-cell table:style-name="Table26.A1" office:value-type="string">
            <text:p text:style-name="P369">locally registered by Lucent Technologies</text:p>
          </table:table-cell>
          <table:table-cell table:style-name="Table26.A1" office:value-type="string">
            <text:p text:style-name="P369"> </text:p>
          </table:table-cell>
        </table:table-row>
        <table:table-row>
          <table:table-cell table:style-name="Table26.A1" office:value-type="string">
            <text:p text:style-name="P369">1.2.840.10003.5.<text:span text:style-name="T52">1000.6.1</text:span></text:p>
          </table:table-cell>
          <table:table-cell table:style-name="Table26.A1" office:value-type="string">
            <text:p text:style-name="P369">GRS-0 </text:p>
          </table:table-cell>
          <table:table-cell table:style-name="Table26.A1" office:value-type="string">
            <text:p text:style-name="P369">locally registered by CAS</text:p>
          </table:table-cell>
          <table:table-cell table:style-name="Table26.A1" office:value-type="string">
            <text:p text:style-name="P369">also registered as 1.2.840.10003.5.104</text:p>
          </table:table-cell>
        </table:table-row>
        <table:table-row>
          <table:table-cell table:style-name="Table26.A1" office:value-type="string">
            <text:p text:style-name="P369">1.2.840.10003.5.<text:span text:style-name="T52">1000.6.2</text:span></text:p>
          </table:table-cell>
          <table:table-cell table:style-name="Table26.A1" office:value-type="string">
            <text:p text:style-name="P369">CXF </text:p>
          </table:table-cell>
          <table:table-cell table:style-name="Table26.A1" office:value-type="string">
            <text:p text:style-name="P369">locally registered by CAS</text:p>
          </table:table-cell>
          <table:table-cell table:style-name="Table26.A1" office:value-type="string">
            <text:p text:style-name="P369"> </text:p>
          </table:table-cell>
        </table:table-row>
        <table:table-row>
          <table:table-cell table:style-name="Table26.A1" office:value-type="string">
            <text:p text:style-name="P369">1.2.840.10003.5.<text:span text:style-name="T52">1000.147.1</text:span></text:p>
          </table:table-cell>
          <table:table-cell table:style-name="Table26.A1" office:value-type="string">
            <text:p text:style-name="P369">ADF </text:p>
          </table:table-cell>
          <table:table-cell table:style-name="Table26.A1" office:value-type="string">
            <text:p text:style-name="P369">locally registered by Astrophysics Data System (Smithsonian Astrophysical Observatory)</text:p>
          </table:table-cell>
          <table:table-cell table:style-name="Table26.A1" office:value-type="string">
            <text:p text:style-name="P369">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524">NONMONOTONIC</text:span></text:span><text:span text:style-name="Citation"><text:span text:style-name="Source_20_Text">...</text:span></text:span><text:span text:style-name="Citation"> contains, for example, the name Edward Zimmermann but not </text:span><text:span text:style-name="Citation"><text:span text:style-name="T524">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466">(Meshes and P2P)</text:span><text:bookmark-end text:name="__RefHeading___Toc20767_3285073552"/></text:h>
      <text:p text:style-name="P189">The re-Isearch engine is not just about search but about what we have called “re-search”, a recursive model of search where one searches first for where to search rather than just demanding a list of records.</text:p>
      <text:p text:style-name="P189">One of the approaches developedto enable <text:s/>this within a distributed network is a so-called “<text:span text:style-name="T485">bag of words”</text:span> centroid. <text:span text:style-name="T462"><text:s/>Each target (index) can be viewed as a potential node withing a search mesh or peer-to-peer network. </text:span><text:soft-page-break/><text:span text:style-name="T462">Here one searches not for specific records but for databases that might have the data one is looking for: targets with content (terms) in specific fields that meets a query rather than for document or records. </text:span></text:p>
      <text:p text:style-name="P186">To make this possible one can generate a so-called “Centroid” file for <text:span text:style-name="T465">a</text:span> target. It is a file (using a kind-of XMLish format) that lists each field (path) and its included terms (and their frequency).</text:p>
      <text:p text:style-name="P185"/>
      <text:p text:style-name="P188">Here is a fragment of the file generated for an index of the complex works of Shakespeare:</text:p>
      <text:p text:style-name="P188"/>
      <text:p text:style-name="P185">&lt;?xml version="1.0" encoding="utf-8" standalone="yes"?&gt;</text:p>
      <text:p text:style-name="P185"><text:s text:c="10"/>&lt;!-- generator="re-Isearch 4.0a x86_64 GNU/Linux" --&gt;</text:p>
      <text:p text:style-name="P185"><text:s text:c="10"/>&lt;!DOCTYPE Locator SYSTEM "centroid.dtd"&gt;</text:p>
      <text:p text:style-name="P185">&lt;centroid src="/<text:span text:style-name="T463">var/opt/nonmonotonic/indexes/bart/</text:span>BART" version="0.1"&gt;</text:p>
      <text:p text:style-name="P185"><text:s/>&lt;words slots="22945" slot_length="28" source_charset="iso-8859-1"&gt;</text:p>
      <text:p text:style-name="P185"><text:s text:c="2"/>&lt;word freq="37"&gt;0&lt;/word&gt;</text:p>
      <text:p text:style-name="P185"><text:s text:c="2"/>&lt;word freq="40"&gt;1&lt;/word&gt;</text:p>
      <text:p text:style-name="P185"><text:s text:c="2"/>&lt;word freq="1"&gt;10&lt;/word&gt;</text:p>
      <text:p text:style-name="P185">….</text:p>
      <text:p text:style-name="P185">&lt;/words&gt;</text:p>
      <text:p text:style-name="P185"><text:s/>&lt;fields count="77"&gt;</text:p>
      <text:p text:style-name="P185"><text:s text:c="2"/>&lt;ACT type="string" elements="22819"&gt;</text:p>
      <text:p text:style-name="P185"><text:s text:c="4"/>&lt;word freq="1"&gt;10&lt;/word&gt;</text:p>
      <text:p text:style-name="P185"><text:s text:c="4"/>&lt;word freq="1"&gt;2d&lt;/word&gt;</text:p>
      <text:p text:style-name="P185"><text:s text:c="4"/>&lt;word freq="2"&gt;2s&lt;/word&gt;</text:p>
      <text:p text:style-name="P185">….</text:p>
      <text:p text:style-name="P185"><text:s text:c="4"/>&lt;word freq="1"&gt;zone&lt;/word&gt;</text:p>
      <text:p text:style-name="P185"><text:s text:c="4"/>&lt;word freq="21"&gt;zounds&lt;/word&gt;</text:p>
      <text:p text:style-name="P185"><text:s text:c="4"/>&lt;word freq="1"&gt;zwaggered&lt;/word&gt;</text:p>
      <text:p text:style-name="P185"><text:s text:c="2"/>&lt;/ACT&gt;</text:p>
      <text:p text:style-name="P185">….</text:p>
      <text:p text:style-name="P185">&lt;PLAY type="string" elements="22911"&gt;</text:p>
      <text:p text:style-name="P185"><text:s text:c="4"/>&lt;word freq="1"&gt;10&lt;/word&gt;</text:p>
      <text:p text:style-name="P185"><text:s text:c="4"/>&lt;word freq="74"&gt;1992&lt;/word&gt;</text:p>
      <text:p text:style-name="P185"><text:s text:c="4"/>&lt;word freq="37"&gt;1994&lt;/word&gt;</text:p>
      <text:p text:style-name="P185"><text:s text:c="4"/>&lt;word freq="37"&gt;1996&lt;/word&gt;</text:p>
      <text:p text:style-name="P185"><text:s text:c="4"/>&lt;word freq="74"&gt;1999&lt;/word&gt;</text:p>
      <text:p text:style-name="P185">…</text:p>
      <text:p text:style-name="P185"><text:s/>&lt;/fields&gt;</text:p>
      <text:p text:style-name="P185">&lt;/centroid&gt;</text:p>
      <text:p text:style-name="P185"><text:s text:c="15"/></text:p>
      <text:p text:style-name="P187">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64">(occurring 10 times) but also occurring only once in both the `The Tragedy of Titus Andronicus' ( 'Zounds, ye whore! is black so base a hue?) <text:s/>and `The Life and Death of King John' <text:s/>(Zounds! I was never so bethump'd with words) .</text:span></text:p>
      <text:p text:style-name="P192"/>
      <text:h text:style-name="Heading_20_1" text:outline-level="1"><text:bookmark-start text:name="__RefHeading___Toc20769_3285073552"/><text:soft-page-break/>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467">(in the collected works of Shakespeare)</text:span> once could see that we had also the term cheapside alongisde cheapen, cheapest and cheapy.<text:span text:style-name="T467"> Cheapside is a street in the City of London, the historic and modern financial centre of London. </text:span><text:span text:style-name="T46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1"/>
      <text:p text:style-name="P190">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90"/>
      <text:p text:style-name="P240">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2">Faceted search</text:span> is a popular strategy for <text:span text:style-name="Citation">information exploration</text:span> to assist the searcher</text:p>
      <text:list xml:id="list404414133" text:style-name="L16">
        <text:list-item>
          <text:p text:style-name="P592">Discover relationships or trends between contents.</text:p>
        </text:list-item>
        <text:list-item>
          <text:p text:style-name="P592">To enable dynamic classified browsing.</text:p>
        </text:list-item>
        <text:list-item>
          <text:p text:style-name="P543">Help users who don't know precisely what they can find or what to search for (exploration and discovery).</text:p>
        </text:list-item>
      </text:list>
      <text:p text:style-name="Text_20_body"/>
      <text:p text:style-name="Text_20_body">From the perspective of the information provider they</text:p>
      <text:list xml:id="list1936838913" text:style-name="L17">
        <text:list-item>
          <text:p text:style-name="P593">Allow one to push searches (navigate them) into specific areas (define top-down narratives).</text:p>
        </text:list-item>
        <text:list-item>
          <text:p text:style-name="P544">Create an aura of relevance.</text:p>
        </text:list-item>
      </text:list>
      <text:p text:style-name="P241"/>
      <text:p text:style-name="P241">The primary design goal is to allow users to move through large information spaces in a flexible manner both refining and expanding the queries, while maintaining a consistent representation of the collection's structure and "not getting lost".</text:p>
      <text:p text:style-name="P241"><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41"/>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text:soft-page-break/>re-Isearch handles things differently. Information is de-coupled from the RDMS and off-loaded. Faceted search is implemented in re-Isearch via cacheable search calls including:</text:p>
      <text:list xml:id="list3322297405" text:style-name="L18">
        <text:list-item>
          <text:p text:style-name="P594">Field/Path faceting: the counts for all terms, or just the top terms in any given field or path.</text:p>
        </text:list-item>
        <text:list-item>
          <text:p text:style-name="P594">Path Fragement Faceting: Like field/path faceting but is a relative path (in the document tree) via the field/path instance where a given query found a match.</text:p>
        </text:list-item>
        <text:list-item>
          <text:p text:style-name="P594">Query faceting: the number of documents in the current search results that also match the given query.</text:p>
        </text:list-item>
        <text:list-item>
          <text:p text:style-name="P594">Date faceting: the number of documents that fall within certain date ranges.</text:p>
        </text:list-item>
        <text:list-item>
          <text:p text:style-name="P545">Data faceting: the number of documents that fall with a numerical range in a <text:span text:style-name="Citation">specific numerical field</text:span>, geospatial bounding box etc. </text:p>
        </text:list-item>
      </text:list>
      <text:p text:style-name="P241">Like Search and Scan, <text:span text:style-name="T52">Faceted Search</text:span> its offloaded from the application front end (CMS etc.) and provided as services via the server.</text:p>
      <text:p text:style-name="P241"/>
      <text:p text:style-name="P241"/>
      <text:h text:style-name="P661"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8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1">db_path</text:span></text:span><text:span text:style-name="Source_20_Text"><text:span text:style-name="T89">="/</text:span></text:span><text:span text:style-name="Source_20_Text"><text:span text:style-name="T91">var/opt/nonmonotonic</text:span></text:span><text:span text:style-name="Source_20_Text"><text:span text:style-name="T89">/</text:span></text:span><text:span text:style-name="Source_20_Text"><text:span text:style-name="T91">NEWS</text:span></text:span><text:span text:style-name="Source_20_Text"><text:span text:style-name="T89">";</text:span></text:span></text:p>
      <text:p text:style-name="P8"><text:span text:style-name="Source_20_Text"><text:span text:style-name="T89">pdb = IDB(</text:span></text:span><text:span text:style-name="Source_20_Text"><text:span text:style-name="T91">db_path</text:span></text:span><text:span text:style-name="Source_20_Text"><text:span text:style-name="T89">); </text:span></text:span><text:span text:style-name="Source_20_Text"><text:span text:style-name="T91">## Open the index</text:span></text:span></text:p>
      <text:p text:style-name="P8"><text:span text:style-name="Source_20_Text"><text:span text:style-name="T89">squery = SQUERY(query); </text:span></text:span><text:span text:style-name="Source_20_Text"><text:span text:style-name="T91"># Build the query</text:span></text:span></text:p>
      <text:p text:style-name="P8"><text:span text:style-name="Source_20_Text"><text:span text:style-name="T89">irset = pdb.Search(squery, ByScore); </text:span></text:span><text:span text:style-name="Source_20_Text"><text:span text:style-name="T91"># Run the query</text:span></text:span></text:p>
      <text:p text:style-name="P15"><text:span text:style-name="Source_20_Text"><text:span text:style-name="T95">## </text:span></text:span><text:span text:style-name="Source_20_Text"><text:span text:style-name="T94">The resulting irset is a set which we can perform operations upon or combine with another irset</text:span></text:span></text:p>
      <text:p text:style-name="P15"><text:span text:style-name="Source_20_Text"><text:span text:style-name="T95">## </text:span></text:span><text:span text:style-name="Source_20_Text"><text:span text:style-name="T94">from another search using the operators in the tables above—for <text:s/>example Or, Nor, And, ….</text:span></text:span></text:p>
      <text:p text:style-name="P10"><text:span text:style-name="Source_20_Text"><text:span text:style-name="T90">irset = irset1.And(irset2); </text:span></text:span><text:span text:style-name="Source_20_Text"><text:span text:style-name="T91">## This is like irset = irset1 AND irset2</text:span></text:span></text:p>
      <text:p text:style-name="P11"><text:span text:style-name="Source_20_Text"><text:span text:style-name="T99"/></text:span></text:p>
      <text:p text:style-name="P11"><text:span text:style-name="Source_20_Text"><text:span text:style-name="T98">As one can see it is relatively straightforward to build alternative query languages to run.</text:span></text:span></text:p>
      <text:h text:style-name="P661" text:outline-level="1"><text:bookmark-start text:name="__RefHeading___Toc20777_3285073552"/><text:span text:style-name="Source_20_Text">Doctypes</text:span><text:bookmark-end text:name="__RefHeading___Toc20777_3285073552"/></text:h>
      <text:p text:style-name="P48"><text:span text:style-name="Source_20_Text"><text:span text:style-name="T360">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77"><text:span text:style-name="Source_20_Text"><text:span text:style-name="T427">Some, like script, have been abandoned and instead supplemented by using the engine within a script language—instead of embedding Python into the engine, the engine is embedded into Python as a module.</text:span></text:span><text:span text:style-name="Source_20_Text"><text:span text:style-name="T428"> Many others are similar just in name only.</text:span></text:span></text:p>
      <text:p text:style-name="P501"><text:span text:style-name="Source_20_Text"><text:span text:style-name="T428">What has not changed is that t</text:span></text:span><text:span text:style-name="Source_20_Text"><text:span text:style-name="T423">he root class of all document handlers is the “DOCTYPE” class—</text:span></text:span><text:span text:style-name="Source_20_Text"><text:span text:style-name="T428">vastly expanded since that map</text:span></text:span><text:span text:style-name="Source_20_Text"><text:span text:style-name="T423">. Every other class is a descendant. </text:span></text:span><text:span text:style-name="Source_20_Text"><text:span text:style-name="T424">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425">are not purely hierarchical but as a family pass work to their children (rather than the always the other way around)</text:span></text:span><text:span text:style-name="Source_20_Text"><text:span text:style-name="T424">.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9"><text:span text:style-name="Source_20_Text"><text:span text:style-name="T421"/></text:span></text:p>
      <text:p text:style-name="P49"><text:span text:style-name="Source_20_Text"><text:span text:style-name="T421">The current collection (</text:span></text:span><text:span text:style-name="Source_20_Text"><text:span text:style-name="T422">July</text:span></text:span><text:span text:style-name="Source_20_Text"><text:span text:style-name="T421"> 2021):</text:span></text:span></text:p>
      <text:p text:style-name="P49"><text:span text:style-name="Source_20_Text"><text:span text:style-name="T421">Available Built-in Document Base Classes (v28.6):</text:span></text:span></text:p>
      <text:p text:style-name="P49"><text:span text:style-name="Source_20_Text"><text:span text:style-name="T421"><text:s text:c="8"/>AOLLIST <text:s text:c="10"/>ATOM <text:s text:c="4"/>AUTODETECT <text:s text:c="6"/>BIBCOLON</text:span></text:span></text:p>
      <text:p text:style-name="P49"><text:span text:style-name="Source_20_Text"><text:span text:style-name="T421"><text:s text:c="9"/>BIBTEX <text:s text:c="8"/>BINARY <text:s text:c="11"/>CAP <text:s text:c="6"/>COLONDOC</text:span></text:span></text:p>
      <text:p text:style-name="P49"><text:span text:style-name="Source_20_Text"><text:span text:style-name="T421"><text:s text:c="7"/>COLONGRP <text:s text:c="6"/>DIALOG-B <text:s text:c="11"/>DIF <text:s text:c="7"/>DVBLINE</text:span></text:span></text:p>
      <text:p text:style-name="P49"><text:span text:style-name="Source_20_Text"><text:span text:style-name="T421"><text:s text:c="8"/>ENDNOTE <text:s text:c="5"/>EUROMEDIA <text:s text:c="6"/>FILMLINE <text:s text:c="3"/>FILTER2HTML</text:span></text:span></text:p>
      <text:p text:style-name="P49"><text:span text:style-name="Source_20_Text"><text:span text:style-name="T421"><text:s text:c="4"/>FILTER2MEMO <text:s text:c="3"/>FILTER2TEXT <text:s text:c="4"/>FILTER2XML <text:s text:c="5"/>FIRSTLINE</text:span></text:span></text:p>
      <text:p text:style-name="P49"><text:span text:style-name="Source_20_Text"><text:span text:style-name="T421"><text:s text:c="12"/>FTP <text:s text:c="10"/>GILS <text:s text:c="7"/>GILSXML <text:s text:c="7"/>HARVEST</text:span></text:span></text:p>
      <text:p text:style-name="P49"><text:span text:style-name="Source_20_Text"><text:span text:style-name="T421"><text:s text:c="11"/>HTML <text:s text:c="8"/>HTML-- <text:s text:c="5"/>HTMLCACHE <text:s text:c="6"/>HTMLHEAD</text:span></text:span></text:p>
      <text:p text:style-name="P49"><text:span text:style-name="Source_20_Text"><text:span text:style-name="T421"><text:s text:c="7"/>HTMLMETA <text:s text:c="4"/>HTMLREMOTE <text:s text:c="6"/>HTMLZERO <text:s text:c="7"/>IAFADOC</text:span></text:span></text:p>
      <text:p text:style-name="P49"><text:span text:style-name="Source_20_Text"><text:span text:style-name="T421"><text:s text:c="7"/>IKNOWDOC <text:s text:c="8"/>IRLIST <text:s text:c="7"/>ISOTEIA <text:s text:c="4"/>LISTDIGEST</text:span></text:span></text:p>
      <text:p text:style-name="P49"><text:span text:style-name="Source_20_Text"><text:span text:style-name="T421"><text:s text:c="5"/>MAILDIGEST <text:s text:c="4"/>MAILFOLDER <text:s text:c="7"/>MEDLINE <text:s text:c="10"/>MEMO</text:span></text:span></text:p>
      <text:p text:style-name="P49"><text:span text:style-name="Source_20_Text"><text:span text:style-name="T421"><text:s text:c="8"/>METADOC <text:s text:c="6"/>MISMEDIA <text:s text:c="4"/>NEWSFOLDER <text:s text:c="8"/>NEWSML</text:span></text:span></text:p>
      <text:p text:style-name="P49"><text:span text:style-name="Source_20_Text"><text:span text:style-name="T421"><text:s text:c="12"/>OCR <text:s text:c="11"/>ODT <text:s text:c="7"/>ONELINE <text:s text:c="6"/>OZSEARCH</text:span></text:span></text:p>
      <text:p text:style-name="P49"><text:span text:style-name="Source_20_Text"><text:span text:style-name="T421"><text:s text:c="8"/>PAPYRUS <text:s text:c="10"/>PARA <text:s text:c="11"/>PDF <text:s text:c="5"/>PLAINTEXT</text:span></text:span></text:p>
      <text:p text:style-name="P49"><text:span text:style-name="Source_20_Text"><text:span text:style-name="T421"><text:s text:c="13"/>PS <text:s text:c="9"/>PTEXT <text:s text:c="11"/>RDF <text:s text:c="6"/>REFERB</text:span></text:span><text:span text:style-name="Source_20_Text"><text:span text:style-name="T426">IB</text:span></text:span></text:p>
      <text:p text:style-name="P49"><text:span text:style-name="Source_20_Text"><text:span text:style-name="T421"><text:s text:c="12"/>RIS <text:s text:c="7"/>ROADS++ <text:s text:c="8"/>RSS.9x <text:s text:c="10"/>RSS1</text:span></text:span></text:p>
      <text:p text:style-name="P49"><text:span text:style-name="Source_20_Text"><text:span text:style-name="T421"><text:s text:c="11"/>RSS2 <text:s text:c="4"/>RSSARCHIVE <text:s text:c="7"/>RSSCORE <text:s text:c="10"/>SGML</text:span></text:span></text:p>
      <text:p text:style-name="P49"><text:span text:style-name="Source_20_Text"><text:span text:style-name="T421"><text:s text:c="7"/>SGMLNORM <text:s text:c="7"/>SGMLTAG <text:s text:c="8"/>SIMPLE <text:s text:c="10"/>SOIF</text:span></text:span></text:p>
      <text:p text:style-name="P49"><text:span text:style-name="Source_20_Text"><text:span text:style-name="T421"><text:s text:c="9"/>TSLDOC <text:s text:c="11"/>TSV <text:s text:c="7"/>XBINARY <text:s text:c="7"/>XFILTER</text:span></text:span></text:p>
      <text:p text:style-name="P49"><text:span text:style-name="Source_20_Text"><text:span text:style-name="T421"><text:s text:c="12"/>XML <text:s text:c="7"/>XMLBASE <text:s text:c="8"/>XMLREC <text:s text:c="7"/>XPANDOC</text:span></text:span></text:p>
      <text:p text:style-name="P49"><text:span text:style-name="Source_20_Text"><text:span text:style-name="T421"><text:s text:c="6"/>YAHOOLIST</text:span></text:span></text:p>
      <text:p text:style-name="P49"><text:span text:style-name="Source_20_Text"><text:span text:style-name="T420"/></text:span></text:p>
      <text:p text:style-name="P49"><text:span text:style-name="Source_20_Text"><text:span text:style-name="T420">External Base Classes ("Plugin Doctypes"):</text:span></text:span></text:p>
      <text:p text:style-name="P49"><text:span text:style-name="Source_20_Text"><text:span text:style-name="T420"><text:s text:c="2"/>RTF: <text:s text:c="14"/>// "Rich Text Format" (RTF) Plugin</text:span></text:span></text:p>
      <text:p text:style-name="P49"><text:span text:style-name="Source_20_Text"><text:span text:style-name="T420"><text:s text:c="2"/>ODT: <text:s text:c="14"/>// "OASIS Open Document Format Text" (ODT) Plugin</text:span></text:span></text:p>
      <text:p text:style-name="P49"><text:span text:style-name="Source_20_Text"><text:span text:style-name="T420"><text:s text:c="2"/>ESTAT: <text:s text:c="12"/>// EUROSTAT CSL Plugin</text:span></text:span></text:p>
      <text:p text:style-name="P49"><text:span text:style-name="Source_20_Text"><text:span text:style-name="T420"><text:s text:c="2"/>MSOFFICE: <text:s text:c="9"/>// M$ Office OOXML Plugin</text:span></text:span></text:p>
      <text:p text:style-name="P49"><text:span text:style-name="Source_20_Text"><text:span text:style-name="T420"><text:s text:c="2"/>USPAT: <text:s text:c="12"/>// US Patents (Green Book)</text:span></text:span></text:p>
      <text:p text:style-name="P49"><text:span text:style-name="Source_20_Text"><text:span text:style-name="T420"><text:s text:c="2"/>ADOBE_PDF: <text:s text:c="8"/>// Adobe PDF Plugin</text:span></text:span></text:p>
      <text:p text:style-name="P49"><text:span text:style-name="Source_20_Text"><text:span text:style-name="T420"><text:s text:c="2"/>MSOLE: <text:s text:c="12"/>// M$ OLE type detector Plugin</text:span></text:span></text:p>
      <text:p text:style-name="P49"><text:span text:style-name="Source_20_Text"><text:span text:style-name="T420"><text:s text:c="2"/>MSEXCEL: <text:s text:c="10"/>// M$ Excel (XLS) Plugin</text:span></text:span></text:p>
      <text:p text:style-name="P49"><text:span text:style-name="Source_20_Text"><text:span text:style-name="T420"><text:s text:c="2"/>MSRTF: <text:s text:c="12"/>// M$ RTF (Rich Text Format) Plugin [XML]</text:span></text:span></text:p>
      <text:p text:style-name="P49"><text:span text:style-name="Source_20_Text"><text:span text:style-name="T420"><text:s text:c="2"/>NULL: <text:s text:c="13"/>// Empty plugin</text:span></text:span></text:p>
      <text:p text:style-name="P49"><text:span text:style-name="Source_20_Text"><text:span text:style-name="T420"><text:s text:c="2"/>MSWORD: <text:s text:c="11"/>// M$ Word Plugin</text:span></text:span></text:p>
      <text:p text:style-name="P49"><text:span text:style-name="Source_20_Text"><text:span text:style-name="T420"><text:s text:c="2"/>PDFDOC: <text:s text:c="11"/>// OLD Adobe PDF Plugin</text:span></text:span></text:p>
      <text:p text:style-name="P49"><text:span text:style-name="Source_20_Text"><text:span text:style-name="T420"><text:s text:c="2"/>TEXT: <text:s text:c="13"/>// Plain Text Plugin</text:span></text:span></text:p>
      <text:p text:style-name="P49"><text:span text:style-name="Source_20_Text"><text:span text:style-name="T420"><text:s text:c="2"/>ISOTEIA: <text:s text:c="10"/>// ISOTEIA project (GILS Metadata)</text:span></text:span></text:p>
      <text:p text:style-name="P49"><text:span text:style-name="Source_20_Text"/></text:p>
      <text:p text:style-name="P154"><text:soft-page-break/><text:span text:style-name="Source_20_Text"><text:span text:style-name="T444">NOTE</text:span></text:span><text:span text:style-name="Source_20_Text"><text:span text:style-name="T440">: </text:span></text:span><text:span text:style-name="Source_20_Text"><text:span text:style-name="T441">The version built and/or distributed may have a list that differs from the one above as the “real” documentation is always the built-in list and NOT this handbook.</text:span></text:span></text:p>
      <text:p text:style-name="Text_20_body"><text:span text:style-name="Source_20_Text"><text:span text:style-name="T93"/></text:span></text:p>
      <text:p text:style-name="P174"><text:span text:style-name="Source_20_Text"><text:span text:style-name="T173">NOTE: Every built-in doctype can be extended to have its own options by using the </text:span></text:span><text:span text:style-name="Source_20_Text"><text:span text:style-name="T174">CHILD</text:span></text:span><text:span text:style-name="Source_20_Text"><text:span text:style-name="T173">:</text:span></text:span><text:span text:style-name="Source_20_Text"><text:span text:style-name="T174">PARENT</text:span></text:span><text:span text:style-name="Source_20_Text"><text:span text:style-name="T173"> convention, e.g. </text:span></text:span><text:span text:style-name="Source_20_Text"><text:span text:style-name="T174">IDISS:XMLREC to define a document format IDISS that will use the XMLREC handler. The specific behavior is set by the options.</text:span></text:span></text:p>
      <text:list xml:id="list113448706695478" text:continue-list="list113448719444974" text:style-name="List_20_5">
        <text:list-item>
          <text:p text:style-name="P616"><text:span text:style-name="Source_20_Text"><text:span text:style-name="T145">General Options:</text:span></text:span></text:p>
        </text:list-item>
      </text:list>
      <text:p text:style-name="P174"><text:span text:style-name="Source_20_Text"><text:span text:style-name="T123">The various doctypes has a number of options allowing them to be used generically in a wider range of applications and for a larger class of document.</text:span></text:span><text:span text:style-name="Source_20_Text"><text:span text:style-name="T119"> </text:span></text:span><text:span text:style-name="Source_20_Text"><text:span text:style-name="T120">All the options set-able in a parent doctype can be set by its children.</text:span></text:span></text:p>
      <text:p text:style-name="P174"><text:span text:style-name="Source_20_Text"><text:span text:style-name="T123"/></text:span></text:p>
      <text:p text:style-name="P171"><text:span text:style-name="Source_20_Text"><text:span text:style-name="T122">In the</text:span></text:span><text:span text:style-name="Source_20_Text"><text:span text:style-name="T145"> </text:span></text:span><text:span text:style-name="Source_20_Text"><text:span text:style-name="T323">[doctype]</text:span></text:span><text:span text:style-name="Source_20_Text"><text:span text:style-name="T145"> </text:span></text:span><text:span text:style-name="Source_20_Text"><text:span text:style-name="T159">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23">[general]</text:span></text:span><text:span text:style-name="Source_20_Text"><text:span text:style-name="T159"> section-- </text:span></text:span><text:span text:style-name="Source_20_Text"><text:span text:style-name="T160">as</text:span></text:span><text:span text:style-name="Source_20_Text"><text:span text:style-name="T330"> </text:span></text:span><text:span text:style-name="Source_20_Text"><text:span text:style-name="T324">Key=Value</text:span></text:span></text:p>
      <table:table table:name="Table15" table:style-name="Table15">
        <table:table-column table:style-name="Table15.A"/>
        <table:table-column table:style-name="Table15.B"/>
        <table:table-row>
          <table:table-cell table:style-name="Table15.A1" office:value-type="string">
            <text:p text:style-name="P350">Key</text:p>
          </table:table-cell>
          <table:table-cell table:style-name="Table15.B1" office:value-type="string">
            <text:p text:style-name="P350">Value</text:p>
          </table:table-cell>
        </table:table-row>
        <table:table-row>
          <table:table-cell table:style-name="Table15.A2" office:value-type="string">
            <text:p text:style-name="P426"><text:span text:style-name="Source_20_Text"><text:span text:style-name="T127">Headline</text:span></text:span></text:p>
          </table:table-cell>
          <table:table-cell table:style-name="Table15.B2" office:value-type="string">
            <text:p text:style-name="P369">&lt;Headline format to over-ride default Brief record&gt;</text:p>
            <text:p text:style-name="P369">The format is %(FIELD1)...text...%(FIELD2) ... where the %(X) declarations get replaced by the content of field (X). </text:p>
            <text:p text:style-name="P388">The declaration %(X?:Y) may be used to use the content of field (Y) should field (X) be empty or undefined for the record.</text:p>
          </table:table-cell>
        </table:table-row>
        <table:table-row>
          <table:table-cell table:style-name="Table15.A2" office:value-type="string">
            <text:p text:style-name="P173"><text:span text:style-name="Source_20_Text"><text:span text:style-name="T159">Headline/&lt;RecordSyntax OID&gt;</text:span></text:span></text:p>
          </table:table-cell>
          <table:table-cell table:style-name="Table15.B2" office:value-type="string">
            <text:p text:style-name="P173"><text:span text:style-name="Source_20_Text"><text:span text:style-name="T159">&lt;Headline format for Record Syntax&gt;</text:span></text:span></text:p>
          </table:table-cell>
        </table:table-row>
        <table:table-row>
          <table:table-cell table:style-name="Table15.A2" office:value-type="string">
            <text:p text:style-name="P173"><text:span text:style-name="Source_20_Text"><text:span text:style-name="T159">Summary</text:span></text:span></text:p>
          </table:table-cell>
          <table:table-cell table:style-name="Table15.B2" office:value-type="string">
            <text:p text:style-name="P173"><text:span text:style-name="Source_20_Text"><text:span text:style-name="T159">&lt;Format to define a Summary&gt; # See Headline</text:span></text:span></text:p>
          </table:table-cell>
        </table:table-row>
        <table:table-row>
          <table:table-cell table:style-name="Table15.A2" office:value-type="string">
            <text:p text:style-name="P173"><text:span text:style-name="Source_20_Text"><text:span text:style-name="T159">Summary/&lt;RecordSyntax OID&gt;</text:span></text:span></text:p>
          </table:table-cell>
          <table:table-cell table:style-name="Table15.B2" office:value-type="string">
            <text:p text:style-name="P173"><text:span text:style-name="Source_20_Text"><text:span text:style-name="T159">&lt;Format to define a Summary&gt; # See Headline</text:span></text:span></text:p>
          </table:table-cell>
        </table:table-row>
        <table:table-row>
          <table:table-cell table:style-name="Table15.A2" office:value-type="string">
            <text:p text:style-name="P173"><text:span text:style-name="Source_20_Text"><text:span text:style-name="T159">Content-Type</text:span></text:span></text:p>
          </table:table-cell>
          <table:table-cell table:style-name="Table15.B2" office:value-type="string">
            <text:p text:style-name="P173"><text:span text:style-name="Source_20_Text"><text:span text:style-name="T159">&lt;MIME Content type for the doctype&gt;</text:span></text:span></text:p>
          </table:table-cell>
        </table:table-row>
        <table:table-row>
          <table:table-cell table:style-name="Table15.A2" office:value-type="string">
            <text:p text:style-name="P369">FieldType</text:p>
          </table:table-cell>
          <table:table-cell table:style-name="Table15.B2" office:value-type="string">
            <text:p text:style-name="P369">&lt;file to load for field definitions&gt; <text:s/># default &lt;doctype&gt;.fields</text:p>
          </table:table-cell>
        </table:table-row>
        <table:table-row>
          <table:table-cell table:style-name="Table15.A2" office:value-type="string">
            <text:p text:style-name="P369">DateField</text:p>
          </table:table-cell>
          <table:table-cell table:style-name="Table15.B2" office:value-type="string">
            <text:p text:style-name="P369">&lt;Field name to use for date of record&gt;</text:p>
          </table:table-cell>
        </table:table-row>
        <table:table-row>
          <table:table-cell table:style-name="Table15.A2" office:value-type="string">
            <text:p text:style-name="P369">DateModifiedField</text:p>
          </table:table-cell>
          <table:table-cell table:style-name="Table15.B2" office:value-type="string">
            <text:p text:style-name="P369">&lt;Date Modified field for record&gt;</text:p>
          </table:table-cell>
        </table:table-row>
        <table:table-row>
          <table:table-cell table:style-name="Table15.A2" office:value-type="string">
            <text:p text:style-name="P369">DateCreatedField</text:p>
          </table:table-cell>
          <table:table-cell table:style-name="Table15.B2" office:value-type="string">
            <text:p text:style-name="P369">&lt;Date of record creation field&gt;</text:p>
          </table:table-cell>
        </table:table-row>
        <table:table-row>
          <table:table-cell table:style-name="Table15.A2" office:value-type="string">
            <text:p text:style-name="P369">DateExpiresField</text:p>
          </table:table-cell>
          <table:table-cell table:style-name="Table15.B2" office:value-type="string">
            <text:p text:style-name="P369">&lt;Date of record expiration&gt;</text:p>
          </table:table-cell>
        </table:table-row>
        <table:table-row>
          <table:table-cell table:style-name="Table15.A2" office:value-type="string">
            <text:p text:style-name="P172"><text:span text:style-name="Source_20_Text"><text:span text:style-name="T159">TTLField</text:span></text:span></text:p>
          </table:table-cell>
          <table:table-cell table:style-name="Table15.B2" office:value-type="string">
            <text:p text:style-name="P172"><text:span text:style-name="Source_20_Text"><text:span text:style-name="T159">&lt;Time to live in minutes: <text:s/>Now+TTL = DateExpires&gt;</text:span></text:span></text:p>
          </table:table-cell>
        </table:table-row>
        <table:table-row>
          <table:table-cell table:style-name="Table15.A2" office:value-type="string">
            <text:p text:style-name="P172"><text:span text:style-name="Source_20_Text"><text:span text:style-name="T159">LanguageField</text:span></text:span></text:p>
          </table:table-cell>
          <table:table-cell table:style-name="Table15.B2" office:value-type="string">
            <text:p text:style-name="P172"><text:span text:style-name="Source_20_Text"><text:span text:style-name="T159">&lt;Field name that contains the language code&gt;</text:span></text:span></text:p>
          </table:table-cell>
        </table:table-row>
        <table:table-row>
          <table:table-cell table:style-name="Table15.A2" office:value-type="string">
            <text:p text:style-name="P172"><text:span text:style-name="Source_20_Text"><text:span text:style-name="T159">KeyField</text:span></text:span></text:p>
          </table:table-cell>
          <table:table-cell table:style-name="Table15.B2" office:value-type="string">
            <text:p text:style-name="P172"><text:span text:style-name="Source_20_Text"><text:span text:style-name="T159">&lt;Field name that contains the record key&gt;</text:span></text:span></text:p>
          </table:table-cell>
        </table:table-row>
        <table:table-row>
          <table:table-cell table:style-name="Table15.A2" office:value-type="string">
            <text:p text:style-name="P172"><text:span text:style-name="Source_20_Text"><text:span text:style-name="T159">MaxWordLength</text:span></text:span></text:p>
          </table:table-cell>
          <table:table-cell table:style-name="Table15.B2" office:value-type="string">
            <text:p text:style-name="P172"><text:span text:style-name="Source_20_Text"><text:span text:style-name="T159">&lt;Number, words longer than this won't get indexed&gt;</text:span></text:span></text:p>
          </table:table-cell>
        </table:table-row>
        <table:table-row>
          <table:table-cell table:style-name="Table15.A2" office:value-type="string">
            <text:p text:style-name="P172"><text:span text:style-name="Source_20_Text"><text:span text:style-name="T159">Help</text:span></text:span></text:p>
          </table:table-cell>
          <table:table-cell table:style-name="Table15.B2" office:value-type="string">
            <text:p text:style-name="P172"><text:span text:style-name="Source_20_Text"><text:span text:style-name="T161">&lt;</text:span></text:span><text:span text:style-name="Source_20_Text"><text:span text:style-name="T159">Help text&gt;</text:span></text:span></text:p>
          </table:table-cell>
        </table:table-row>
      </table:table>
      <text:p text:style-name="P171"><text:span text:style-name="Source_20_Text"><text:span text:style-name="T53"/></text:span></text:p>
      <text:p text:style-name="P175"><text:span text:style-name="Source_20_Text"><text:span text:style-name="T174">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69">[Fields]</text:p>
          </table:table-cell>
          <table:table-cell table:style-name="Table16.B1" office:value-type="string">
            <text:p text:style-name="P369">Field=Field1 <text:s/># Map fields into others</text:p>
          </table:table-cell>
        </table:table-row>
        <text:soft-page-break/>
        <table:table-row>
          <table:table-cell table:style-name="Table16.A2" office:value-type="string">
            <text:p text:style-name="P369">[FieldTypes]</text:p>
          </table:table-cell>
          <table:table-cell table:style-name="Table16.B2" office:value-type="string">
            <text:p text:style-name="P369">Field=&lt;FieldType&gt;</text:p>
          </table:table-cell>
        </table:table-row>
        <table:table-row>
          <table:table-cell table:style-name="Table16.A2" office:value-type="string">
            <text:p text:style-name="P369">[External/&lt;RecordSyntax OID&gt;]</text:p>
          </table:table-cell>
          <table:table-cell table:style-name="Table16.B2" office:value-type="string">
            <text:p text:style-name="P369">Field=&lt;program&gt; # e.g. F=cat would pipe the record for full element presentation to cat</text:p>
          </table:table-cell>
        </table:table-row>
        <table:table-row>
          <table:table-cell table:style-name="Table16.A2" office:value-type="string">
            <text:p text:style-name="P369">[Present &lt;Language-Code&gt;]</text:p>
          </table:table-cell>
          <table:table-cell table:style-name="Table16.B2" office:value-type="string">
            <text:p text:style-name="P369"><text:s/>Field=&lt;Display format name for Field when the record has language&gt;</text:p>
          </table:table-cell>
        </table:table-row>
        <table:table-row>
          <table:table-cell table:style-name="Table16.A2" office:value-type="string">
            <text:p text:style-name="P369">[Defaults]</text:p>
          </table:table-cell>
          <table:table-cell table:style-name="Table16.B2" office:value-type="string">
            <text:p text:style-name="P369"><text:s/>Field=&lt;Default Value&gt; <text:s/>Default value for Field if not in record.</text:p>
          </table:table-cell>
        </table:table-row>
      </table:table>
      <text:p text:style-name="P175"><text:span text:style-name="Source_20_Text"><text:span text:style-name="T174"/></text:span></text:p>
      <text:p text:style-name="P176"><text:span text:style-name="Source_20_Text"><text:span text:style-name="T175">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69"><text:s/>[Defaults <text:span text:style-name="T447">&lt;</text:span>Doctype <text:span text:style-name="T447">name&gt;</text:span>] </text:p>
          </table:table-cell>
          <table:table-cell table:style-name="Table17.B1" office:value-type="string">
            <text:p text:style-name="P369"><text:s/>Field=&lt;Default Value&gt; <text:s/>Default value for Field if not in record.</text:p>
          </table:table-cell>
        </table:table-row>
        <table:table-row>
          <table:table-cell table:style-name="Table17.A2" office:value-type="string">
            <text:p text:style-name="P369"><text:s text:c="2"/>[&lt;Uppercase Doctype Name&gt;]</text:p>
          </table:table-cell>
          <table:table-cell table:style-name="Table17.B2" office:value-type="string">
            <text:p text:style-name="P389">The general options in the table abve</text:p>
          </table:table-cell>
        </table:table-row>
      </table:table>
      <text:p text:style-name="P176"><text:span text:style-name="Source_20_Text"><text:span text:style-name="T175"/></text:span></text:p>
      <text:h text:style-name="Heading_20_2" text:outline-level="2"><text:bookmark-start text:name="__RefHeading___Toc20779_3285073552"/><text:span text:style-name="Source_20_Text"><text:span text:style-name="T143">AUTODETECT</text:span></text:span><text:bookmark-end text:name="__RefHeading___Toc20779_3285073552"/></text:h>
      <text:p text:style-name="P67"><text:span text:style-name="Source_20_Text"><text:span text:style-name="T131">Lets start off the with AUTODETECT type as it’s often the go-to default. <text:s/>Class Tree:</text:span></text:span></text:p>
      <text:p text:style-name="P436"><text:span text:style-name="Source_20_Text"><text:span text:style-name="T327">DOCTYPE (Generic Document Type)</text:span></text:span></text:p>
      <text:p text:style-name="P436"><text:span text:style-name="Source_20_Text"><text:span text:style-name="T327">v</text:span></text:span></text:p>
      <text:p text:style-name="P436"><text:span text:style-name="Source_20_Text"><text:span text:style-name="T327">AUTODETECT</text:span></text:span></text:p>
      <text:p text:style-name="P67"><text:span text:style-name="Source_20_Text"><text:span text:style-name="T131">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9"><text:span text:style-name="Source_20_Text"><text:span text:style-name="T131"/></text:span></text:p>
      <text:p text:style-name="P49"><text:span text:style-name="Source_20_Text"><text:span text:style-name="T131">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2">being logical does not mean it can read minds. </text:span></text:span><text:span text:style-name="Source_20_Text"><text:span text:style-name="T131"><text:s/></text:span></text:span><text:span text:style-name="Source_20_Text"><text:span text:style-name="T132">For these </text:span></text:span><text:span text:style-name="Source_20_Text"><text:span text:style-name="T131">one must specify the document parser or the most general default parser would be chosen (eg. HTML for the entire class of HTML files). </text:span></text:span></text:p>
      <text:p text:style-name="P49"><text:span text:style-name="Source_20_Text"><text:span text:style-name="T131"/></text:span></text:p>
      <text:p text:style-name="P49"><text:span text:style-name="Source_20_Text"><text:span text:style-name="T131">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9"><text:span text:style-name="Source_20_Text"><text:span text:style-name="T131"/></text:span></text:p>
      <text:p text:style-name="P49"><text:span text:style-name="Source_20_Text"><text:span text:style-name="T131">Since it has proved accurate, robust and comfortable it is the default doctype. </text:span></text:span></text:p>
      <text:p text:style-name="P49"><text:span text:style-name="Source_20_Text"><text:span text:style-name="T131"/></text:span></text:p>
      <text:list xml:id="list113448748451036" text:continue-numbering="true" text:style-name="List_20_5">
        <text:list-item>
          <text:p text:style-name="Heading_20_3"><text:span text:style-name="Source_20_Text"><text:span text:style-name="T97">Options in .ini:</text:span></text:span></text:p>
        </text:list-item>
      </text:list>
      <text:p text:style-name="P49"><text:span text:style-name="Source_20_Text"><text:span text:style-name="T131"/></text:span></text:p>
      <text:p text:style-name="P49"><text:soft-page-break/><text:span text:style-name="Source_20_Text"><text:span text:style-name="T313">[General]</text:span></text:span></text:p>
      <text:p text:style-name="P49"><text:span text:style-name="Source_20_Text"><text:span text:style-name="T313">Magic=&lt;path&gt; <text:s text:c="4"/># Path of optional magic file</text:span></text:span></text:p>
      <text:p text:style-name="P49"><text:span text:style-name="Source_20_Text"><text:span text:style-name="T313">ParseInfo=[Y|N] <text:s/># Parse Info for binary files (like images)</text:span></text:span></text:p>
      <text:p text:style-name="P49"><text:span text:style-name="Source_20_Text"><text:span text:style-name="T311"/></text:span></text:p>
      <text:p text:style-name="P49"><text:span text:style-name="Source_20_Text"><text:span text:style-name="T313">[Use]</text:span></text:span></text:p>
      <text:p text:style-name="P49"><text:span text:style-name="Source_20_Text"><text:span text:style-name="T313">&lt;DoctypeClass&gt;=&lt;DoctypeClassToUse&gt; # example HTML=HTMLHEAD</text:span></text:span></text:p>
      <text:p text:style-name="P49"><text:span text:style-name="Source_20_Text"><text:span text:style-name="T313">&lt;DoctypeClass&gt;=NULL <text:s/># means don't index &lt;DoctypeClass&gt; files</text:span></text:span></text:p>
      <text:p text:style-name="P49"><text:span text:style-name="Source_20_Text"><text:span text:style-name="T131"/></text:span></text:p>
      <text:h text:style-name="Heading_20_2" text:outline-level="2"><text:bookmark-start text:name="__RefHeading___Toc20781_3285073552"/><text:span text:style-name="Source_20_Text">ATOM</text:span><text:bookmark-end text:name="__RefHeading___Toc20781_3285073552"/></text:h>
      <text:p text:style-name="P49"><text:span text:style-name="Source_20_Text"><text:span text:style-name="T131">Supports various </text:span></text:span><text:span text:style-name="Source_20_Text"><text:span text:style-name="T172">flavors</text:span></text:span><text:span text:style-name="Source_20_Text"><text:span text:style-name="T131"> of the </text:span></text:span><text:span text:style-name="Source_20_Text"><text:span text:style-name="T262">IETF </text:span></text:span><text:span text:style-name="Source_20_Text"><text:span text:style-name="T131">Atom 1.0 Syndication Forma </text:span></text:span><text:span text:style-name="Source_20_Text"><text:span text:style-name="T262">(AtomPub)</text:span></text:span><text:span text:style-name="Source_20_Text"><text:span text:style-name="T131">t. <text:s/></text:span></text:span><text:span text:style-name="Source_20_Text"><text:span text:style-name="T172">The</text:span></text:span><text:span text:style-name="Source_20_Text"><text:span text:style-name="T131"> </text:span></text:span><text:span text:style-name="Source_20_Text"><text:span text:style-name="T172">f</text:span></text:span><text:span text:style-name="Source_20_Text"><text:span text:style-name="T131">ormat is an XML language used for web feed</text:span></text:span><text:span text:style-name="Source_20_Text"><text:span text:style-name="T172">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9"><text:span text:style-name="Source_20_Text"><text:span text:style-name="T131"/></text:span></text:p>
      <text:p text:style-name="P83"><text:span text:style-name="Source_20_Text"><text:span text:style-name="T131"><text:s text:c="7"/>DOCTYPE</text:span></text:span></text:p>
      <text:p text:style-name="P83"><text:span text:style-name="Source_20_Text"><text:span text:style-name="T131"><text:s text:c="10"/>|</text:span></text:span></text:p>
      <text:p text:style-name="P83"><text:span text:style-name="Source_20_Text"><text:span text:style-name="T131"><text:s text:c="6"/>SGMLNORM</text:span></text:span></text:p>
      <text:p text:style-name="P83"><text:span text:style-name="Source_20_Text"><text:span text:style-name="T131"><text:s text:c="10"/>|</text:span></text:span></text:p>
      <text:p text:style-name="P83"><text:span text:style-name="Source_20_Text"><text:span text:style-name="T131"><text:s text:c="9"/>XML</text:span></text:span></text:p>
      <text:p text:style-name="P83"><text:span text:style-name="Source_20_Text"><text:span text:style-name="T131"><text:s text:c="10"/>|</text:span></text:span></text:p>
      <text:p text:style-name="P83"><text:span text:style-name="Source_20_Text"><text:span text:style-name="T131"><text:s text:c="7"/>XMLBASE</text:span></text:span></text:p>
      <text:p text:style-name="P83"><text:span text:style-name="Source_20_Text"><text:span text:style-name="T131"><text:s text:c="10"/>v</text:span></text:span></text:p>
      <text:p text:style-name="P83"><text:span text:style-name="Source_20_Text"><text:span text:style-name="T131"><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420">&lt;?xml version="1.0" encoding="utf-8"?&gt;</text:span></text:span><text:bookmark-end text:name="__RefHeading___Toc20785_3285073552"/></text:p>
      <text:p text:style-name="Text_20_body"><text:span text:style-name="Source_20_Text"><text:span text:style-name="T420">&lt;feed xmlns="http://www.w3.org/2005/Atom"&gt;</text:span></text:span></text:p>
      <text:p text:style-name="Text_20_body"><text:span text:style-name="Source_20_Text"><text:span text:style-name="T420"><text:tab/>&lt;title&gt;Example Feed&lt;/title&gt;</text:span></text:span></text:p>
      <text:p text:style-name="Text_20_body"><text:span text:style-name="Source_20_Text"><text:span text:style-name="T420"><text:tab/>&lt;subtitle&gt;A subtitle.&lt;/subtitle&gt;</text:span></text:span></text:p>
      <text:p text:style-name="Text_20_body"><text:span text:style-name="Source_20_Text"><text:span text:style-name="T420"><text:tab/>&lt;link href="http://example.org/feed/" rel="self" /&gt;</text:span></text:span></text:p>
      <text:p text:style-name="Text_20_body"><text:span text:style-name="Source_20_Text"><text:span text:style-name="T420"><text:tab/>&lt;link href="http://example.org/" /&gt;</text:span></text:span></text:p>
      <text:p text:style-name="Text_20_body"><text:span text:style-name="Source_20_Text"><text:span text:style-name="T420"><text:tab/>&lt;id&gt;urn:uuid:60a76c80-d399-11d9-b91C-0003939e0af6&lt;/id&gt;</text:span></text:span></text:p>
      <text:p text:style-name="Text_20_body"><text:span text:style-name="Source_20_Text"><text:span text:style-name="T420"><text:tab/>&lt;updated&gt;2003-12-13T18:30:02Z&lt;/updated&gt;</text:span></text:span></text:p>
      <text:p text:style-name="Text_20_body"><text:span text:style-name="Source_20_Text"><text:span text:style-name="T420"><text:tab/>&lt;entry&gt;</text:span></text:span></text:p>
      <text:p text:style-name="Text_20_body"><text:span text:style-name="Source_20_Text"><text:span text:style-name="T420"><text:tab/><text:tab/>&lt;title&gt;Atom-Powered Robots Run Amok&lt;/title&gt;</text:span></text:span></text:p>
      <text:p text:style-name="Text_20_body"><text:span text:style-name="Source_20_Text"><text:span text:style-name="T420"><text:tab/><text:tab/>&lt;link href="http://example.org/2003/12/13/atom03" /&gt;</text:span></text:span></text:p>
      <text:p text:style-name="Text_20_body"><text:span text:style-name="Source_20_Text"><text:span text:style-name="T420"><text:tab/><text:tab/>&lt;link rel="alternate" type="text/html" href="http://example.org/2003/12/13/atom03.html"/&gt;</text:span></text:span></text:p>
      <text:p text:style-name="Text_20_body"><text:span text:style-name="Source_20_Text"><text:span text:style-name="T420"><text:tab/><text:tab/>&lt;link rel="edit" href="http://example.org/2003/12/13/atom03/edit"/&gt;</text:span></text:span></text:p>
      <text:p text:style-name="Text_20_body"><text:span text:style-name="Source_20_Text"><text:span text:style-name="T420"><text:tab/><text:tab/>&lt;id&gt;urn:uuid:1225c695-cfb8-4ebb-aaaa-80da344efa6a&lt;/id&gt;</text:span></text:span></text:p>
      <text:p text:style-name="Text_20_body"><text:span text:style-name="Source_20_Text"><text:span text:style-name="T420"><text:tab/><text:tab/>&lt;updated&gt;2003-12-13T18:30:02Z&lt;/updated&gt;</text:span></text:span></text:p>
      <text:p text:style-name="Text_20_body"><text:span text:style-name="Source_20_Text"><text:span text:style-name="T420"><text:tab/><text:tab/>&lt;summary&gt;Some text.&lt;/summary&gt;</text:span></text:span></text:p>
      <text:p text:style-name="Text_20_body"><text:span text:style-name="Source_20_Text"><text:span text:style-name="T420"><text:tab/><text:tab/>&lt;content type="xhtml"&gt;</text:span></text:span></text:p>
      <text:p text:style-name="Text_20_body"><text:span text:style-name="Source_20_Text"><text:span text:style-name="T420"><text:tab/><text:tab/><text:tab/>&lt;div xmlns="http://www.w3.org/1999/xhtml"&gt;</text:span></text:span></text:p>
      <text:p text:style-name="Text_20_body"><text:span text:style-name="Source_20_Text"><text:span text:style-name="T420"><text:tab/><text:tab/><text:tab/><text:tab/>&lt;p&gt;This is the entry content.&lt;/p&gt;</text:span></text:span></text:p>
      <text:p text:style-name="Text_20_body"><text:span text:style-name="Source_20_Text"><text:span text:style-name="T420"><text:tab/><text:tab/><text:tab/>&lt;/div&gt;</text:span></text:span></text:p>
      <text:p text:style-name="Text_20_body"><text:span text:style-name="Source_20_Text"><text:span text:style-name="T420"><text:tab/><text:tab/>&lt;/content&gt;</text:span></text:span></text:p>
      <text:p text:style-name="Text_20_body"><text:span text:style-name="Source_20_Text"><text:span text:style-name="T420"><text:tab/><text:tab/>&lt;author&gt;</text:span></text:span></text:p>
      <text:p text:style-name="Text_20_body"><text:soft-page-break/><text:span text:style-name="Source_20_Text"><text:span text:style-name="T420"><text:tab/><text:tab/><text:tab/>&lt;name&gt;John Doe&lt;/name&gt;</text:span></text:span></text:p>
      <text:p text:style-name="Text_20_body"><text:span text:style-name="Source_20_Text"><text:span text:style-name="T420"><text:tab/><text:tab/><text:tab/>&lt;email&gt;johndoe@example.com&lt;/email&gt;</text:span></text:span></text:p>
      <text:p text:style-name="Text_20_body"><text:span text:style-name="Source_20_Text"><text:span text:style-name="T420"><text:tab/><text:tab/>&lt;/author&gt;</text:span></text:span></text:p>
      <text:p text:style-name="Text_20_body"><text:span text:style-name="Source_20_Text"><text:span text:style-name="T420"><text:tab/>&lt;/entry&gt;</text:span></text:span></text:p>
      <text:p text:style-name="Text_20_body"><text:span text:style-name="Source_20_Text"><text:span text:style-name="T420">&lt;/feed&gt;</text:span></text:span></text:p>
      <text:p text:style-name="Text_20_body"><text:span text:style-name="Source_20_Text"><text:span text:style-name="T420"/></text:span></text:p>
      <text:p text:style-name="P177"><text:span text:style-name="Source_20_Text"><text:span text:style-name="T162">The Atom format is, like RSS, still deployed by many sites but its use </text:span></text:span><text:span text:style-name="Source_20_Text"><text:span text:style-name="T163">in the mainstream </text:span></text:span><text:span text:style-name="Source_20_Text"><text:span text:style-name="T164">storefront</text:span></text:span><text:span text:style-name="Source_20_Text"><text:span text:style-name="T162"> has been widely upstaged by JSON. <text:s/></text:span></text:span><text:span text:style-name="Source_20_Text"><text:span text:style-name="T164">In the backend, AtomPub continues to have a strong presence <text:s/>via the OASIS OData protocol. </text:span></text:span></text:p>
      <text:p text:style-name="P177"><text:span text:style-name="Source_20_Text"><text:span text:style-name="T164"/></text:span></text:p>
      <text:p text:style-name="P448"><text:span text:style-name="Citation"><text:span text:style-name="T128">"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448"><text:span text:style-name="Citation"><text:span text:style-name="T128">"OASIS Open Data Protocol (OData) TC | OASIS". </text:span></text:span></text:p>
      <text:h text:style-name="P624" text:outline-level="2"><text:bookmark-start text:name="__RefHeading___Toc20787_3285073552"/><text:span text:style-name="Source_20_Text"><text:span text:style-name="T569">RSS2</text:span></text:span><text:bookmark-end text:name="__RefHeading___Toc20787_3285073552"/></text:h>
      <text:p text:style-name="P106"><text:span text:style-name="Source_20_Text"><text:span text:style-name="T93"><text:s text:c="7"/>DOCTYPE</text:span></text:span></text:p>
      <text:p text:style-name="P106"><text:span text:style-name="Source_20_Text"><text:span text:style-name="T93"><text:s text:c="10"/>|</text:span></text:span></text:p>
      <text:p text:style-name="P106"><text:span text:style-name="Source_20_Text"><text:span text:style-name="T93"><text:s text:c="6"/>SGMLNORM</text:span></text:span></text:p>
      <text:p text:style-name="P106"><text:span text:style-name="Source_20_Text"><text:span text:style-name="T93"><text:s text:c="10"/>|</text:span></text:span></text:p>
      <text:p text:style-name="P106"><text:span text:style-name="Source_20_Text"><text:span text:style-name="T93"><text:s text:c="9"/>XML</text:span></text:span></text:p>
      <text:p text:style-name="P106"><text:span text:style-name="Source_20_Text"><text:span text:style-name="T93"><text:s text:c="10"/>|</text:span></text:span></text:p>
      <text:p text:style-name="P106"><text:span text:style-name="Source_20_Text"><text:span text:style-name="T93"><text:s text:c="7"/>XMLBASE</text:span></text:span></text:p>
      <text:p text:style-name="P106"><text:span text:style-name="Source_20_Text"><text:span text:style-name="T93"><text:s text:c="10"/>|</text:span></text:span></text:p>
      <text:p text:style-name="P106"><text:span text:style-name="Source_20_Text"><text:span text:style-name="T93"><text:s text:c="10"/>v</text:span></text:span></text:p>
      <text:p text:style-name="P106"><text:span text:style-name="Source_20_Text"><text:span text:style-name="T93"><text:s text:c="9"/>RSS</text:span></text:span><text:span text:style-name="Source_20_Text"><text:span text:style-name="T242">2</text:span></text:span></text:p>
      <text:p text:style-name="P265"><text:span text:style-name="Source_20_Text"><text:span text:style-name="T93"/></text:span></text:p>
      <text:p text:style-name="P266"><text:span text:style-name="Source_20_Text"><text:span text:style-name="T93">RSS</text:span></text:span><text:span text:style-name="Source_20_Text"><text:span text:style-name="T242">2</text:span></text:span><text:span text:style-name="Source_20_Text"><text:span text:style-name="T93"> </text:span></text:span><text:span text:style-name="Source_20_Text"><text:span text:style-name="T250">is the </text:span></text:span><text:span text:style-name="Source_20_Text"><text:span text:style-name="T9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65"><text:span text:style-name="Source_20_Text"><text:span text:style-name="T93"/></text:span></text:p>
      <text:p text:style-name="P266"><text:span text:style-name="Source_20_Text"><text:span text:style-name="T242">RSS verus ATOM:</text:span></text:span></text:p>
      <table:table table:name="Table31" table:style-name="Table31">
        <table:table-column table:style-name="Table31.A"/>
        <table:table-column table:style-name="Table31.B"/>
        <table:table-row>
          <table:table-cell table:style-name="Table31.A1" office:value-type="string">
            <text:p text:style-name="P496">RSS 2.0 </text:p>
          </table:table-cell>
          <table:table-cell table:style-name="Table31.A1" office:value-type="string">
            <text:p text:style-name="P496">Atom 1.0 </text:p>
          </table:table-cell>
        </table:table-row>
        <table:table-row>
          <table:table-cell table:style-name="Table31.A1" office:value-type="string">
            <text:p text:style-name="P397"><text:span text:style-name="Source_20_Text"><text:span text:style-name="T126">author</text:span></text:span><text:span text:style-name="T126"> </text:span></text:p>
          </table:table-cell>
          <table:table-cell table:style-name="Table31.A1" office:value-type="string">
            <text:p text:style-name="P397"><text:span text:style-name="Source_20_Text"><text:span text:style-name="T126">author</text:span></text:span><text:span text:style-name="T126">* </text:span></text:p>
          </table:table-cell>
        </table:table-row>
        <table:table-row>
          <table:table-cell table:style-name="Table31.A1" office:value-type="string">
            <text:p text:style-name="P397"><text:span text:style-name="Source_20_Text"><text:span text:style-name="T126">category</text:span></text:span><text:span text:style-name="T126"> </text:span></text:p>
          </table:table-cell>
          <table:table-cell table:style-name="Table31.A1" office:value-type="string">
            <text:p text:style-name="P397"><text:span text:style-name="Source_20_Text"><text:span text:style-name="T126">category</text:span></text:span><text:span text:style-name="T126"> </text:span></text:p>
          </table:table-cell>
        </table:table-row>
        <table:table-row>
          <table:table-cell table:style-name="Table31.A1" office:value-type="string">
            <text:p text:style-name="P397"><text:span text:style-name="Source_20_Text"><text:span text:style-name="T126">channel</text:span></text:span><text:span text:style-name="T126"> </text:span></text:p>
          </table:table-cell>
          <table:table-cell table:style-name="Table31.A1" office:value-type="string">
            <text:p text:style-name="P397"><text:span text:style-name="Source_20_Text"><text:span text:style-name="T126">feed</text:span></text:span><text:span text:style-name="T126"> </text:span></text:p>
          </table:table-cell>
        </table:table-row>
        <table:table-row>
          <table:table-cell table:style-name="Table31.A1" office:value-type="string">
            <text:p text:style-name="P397"><text:span text:style-name="Source_20_Text"><text:span text:style-name="T126">copyright</text:span></text:span><text:span text:style-name="T126"> </text:span></text:p>
          </table:table-cell>
          <table:table-cell table:style-name="Table31.A1" office:value-type="string">
            <text:p text:style-name="P397"><text:span text:style-name="Source_20_Text"><text:span text:style-name="T126">rights</text:span></text:span><text:span text:style-name="T126"> </text:span></text:p>
          </table:table-cell>
        </table:table-row>
        <table:table-row>
          <table:table-cell table:style-name="Table31.A1" office:value-type="string">
            <text:p text:style-name="P367">— </text:p>
          </table:table-cell>
          <table:table-cell table:style-name="Table31.A1" office:value-type="string">
            <text:p text:style-name="P397"><text:span text:style-name="Source_20_Text"><text:span text:style-name="T126">subtitle</text:span></text:span><text:span text:style-name="T126"> </text:span></text:p>
          </table:table-cell>
        </table:table-row>
        <table:table-row>
          <table:table-cell table:style-name="Table31.A1" office:value-type="string">
            <text:p text:style-name="P397"><text:span text:style-name="Source_20_Text"><text:span text:style-name="T126">description</text:span></text:span><text:span text:style-name="T126">* </text:span></text:p>
          </table:table-cell>
          <table:table-cell table:style-name="Table31.A1" office:value-type="string">
            <text:p text:style-name="P397"><text:span text:style-name="Source_20_Text"><text:span text:style-name="T126">summary</text:span></text:span><text:span text:style-name="T126"> and/or </text:span><text:span text:style-name="Source_20_Text"><text:span text:style-name="T126">content</text:span></text:span><text:span text:style-name="T126"> </text:span></text:p>
          </table:table-cell>
        </table:table-row>
        <table:table-row>
          <table:table-cell table:style-name="Table31.A1" office:value-type="string">
            <text:p text:style-name="P397"><text:span text:style-name="Source_20_Text"><text:span text:style-name="T126">generator</text:span></text:span><text:span text:style-name="T126"> </text:span></text:p>
          </table:table-cell>
          <table:table-cell table:style-name="Table31.A1" office:value-type="string">
            <text:p text:style-name="P397"><text:span text:style-name="Source_20_Text"><text:span text:style-name="T126">generator</text:span></text:span><text:span text:style-name="T126"> </text:span></text:p>
          </table:table-cell>
        </table:table-row>
        <table:table-row>
          <table:table-cell table:style-name="Table31.A1" office:value-type="string">
            <text:p text:style-name="P397"><text:span text:style-name="Source_20_Text"><text:span text:style-name="T126">guid</text:span></text:span><text:span text:style-name="T126"> </text:span></text:p>
          </table:table-cell>
          <table:table-cell table:style-name="Table31.A1" office:value-type="string">
            <text:p text:style-name="P397"><text:span text:style-name="Source_20_Text"><text:span text:style-name="T126">id</text:span></text:span><text:span text:style-name="T126">* </text:span></text:p>
          </table:table-cell>
        </table:table-row>
        <table:table-row>
          <table:table-cell table:style-name="Table31.A1" office:value-type="string">
            <text:p text:style-name="P397"><text:span text:style-name="Source_20_Text"><text:span text:style-name="T126">image</text:span></text:span><text:span text:style-name="T126"> </text:span></text:p>
          </table:table-cell>
          <table:table-cell table:style-name="Table31.A1" office:value-type="string">
            <text:p text:style-name="P397"><text:span text:style-name="Source_20_Text"><text:span text:style-name="T126">logo</text:span></text:span><text:span text:style-name="T126"> </text:span></text:p>
          </table:table-cell>
        </table:table-row>
        <table:table-row>
          <table:table-cell table:style-name="Table31.A1" office:value-type="string">
            <text:p text:style-name="P397"><text:span text:style-name="Source_20_Text"><text:span text:style-name="T126">item</text:span></text:span><text:span text:style-name="T126"> </text:span></text:p>
          </table:table-cell>
          <table:table-cell table:style-name="Table31.A1" office:value-type="string">
            <text:p text:style-name="P397"><text:span text:style-name="Source_20_Text"><text:span text:style-name="T126">entry</text:span></text:span><text:span text:style-name="T126"> </text:span></text:p>
          </table:table-cell>
        </table:table-row>
        <text:soft-page-break/>
        <table:table-row>
          <table:table-cell table:style-name="Table31.A1" office:value-type="string">
            <text:p text:style-name="P397"><text:span text:style-name="Source_20_Text"><text:span text:style-name="T126">lastBuildDate</text:span></text:span><text:span text:style-name="T126"> (in </text:span><text:span text:style-name="Source_20_Text"><text:span text:style-name="T126">channel</text:span></text:span><text:span text:style-name="T126">) </text:span></text:p>
          </table:table-cell>
          <table:table-cell table:style-name="Table31.A1" office:value-type="string">
            <text:p text:style-name="P397"><text:span text:style-name="Source_20_Text"><text:span text:style-name="T126">updated</text:span></text:span><text:span text:style-name="T126">* </text:span></text:p>
          </table:table-cell>
        </table:table-row>
        <table:table-row>
          <table:table-cell table:style-name="Table31.A1" office:value-type="string">
            <text:p text:style-name="P397"><text:span text:style-name="Source_20_Text"><text:span text:style-name="T126">link</text:span></text:span><text:span text:style-name="T126">* </text:span></text:p>
          </table:table-cell>
          <table:table-cell table:style-name="Table31.A1" office:value-type="string">
            <text:p text:style-name="P397"><text:span text:style-name="Source_20_Text"><text:span text:style-name="T126">link</text:span></text:span><text:span text:style-name="T126">* </text:span></text:p>
          </table:table-cell>
        </table:table-row>
        <table:table-row>
          <table:table-cell table:style-name="Table31.A1" office:value-type="string">
            <text:p text:style-name="P397"><text:span text:style-name="Source_20_Text"><text:span text:style-name="T126">managingEditor</text:span></text:span><text:span text:style-name="T126"> </text:span></text:p>
          </table:table-cell>
          <table:table-cell table:style-name="Table31.A1" office:value-type="string">
            <text:p text:style-name="P397"><text:span text:style-name="Source_20_Text"><text:span text:style-name="T126">author</text:span></text:span><text:span text:style-name="T126"> or </text:span><text:span text:style-name="Source_20_Text"><text:span text:style-name="T126">contributor</text:span></text:span><text:span text:style-name="T126"> </text:span></text:p>
          </table:table-cell>
        </table:table-row>
        <table:table-row>
          <table:table-cell table:style-name="Table31.A1" office:value-type="string">
            <text:p text:style-name="P397"><text:span text:style-name="Source_20_Text"><text:span text:style-name="T126">pubDate</text:span></text:span><text:span text:style-name="T126"> </text:span></text:p>
          </table:table-cell>
          <table:table-cell table:style-name="Table31.A1" office:value-type="string">
            <text:p text:style-name="P397"><text:span text:style-name="Source_20_Text"><text:span text:style-name="T126">published</text:span></text:span><text:span text:style-name="T126"> (subelement of </text:span><text:span text:style-name="Source_20_Text"><text:span text:style-name="T126">entry</text:span></text:span><text:span text:style-name="T126">) </text:span></text:p>
          </table:table-cell>
        </table:table-row>
        <table:table-row>
          <table:table-cell table:style-name="Table31.A1" office:value-type="string">
            <text:p text:style-name="P397"><text:span text:style-name="Source_20_Text"><text:span text:style-name="T126">title</text:span></text:span><text:span text:style-name="T126">* </text:span></text:p>
          </table:table-cell>
          <table:table-cell table:style-name="Table31.A1" office:value-type="string">
            <text:p text:style-name="P397"><text:span text:style-name="Source_20_Text"><text:span text:style-name="T126">title</text:span></text:span><text:span text:style-name="T126">* </text:span></text:p>
          </table:table-cell>
        </table:table-row>
        <table:table-row>
          <table:table-cell table:style-name="Table31.A1" office:value-type="string">
            <text:p text:style-name="P368">TTL</text:p>
          </table:table-cell>
          <table:table-cell table:style-name="Table31.A1" office:value-type="string">
            <text:p text:style-name="P367">— </text:p>
          </table:table-cell>
        </table:table-row>
      </table:table>
      <text:p text:style-name="P265"><text:span text:style-name="Source_20_Text"><text:span text:style-name="T93"/></text:span></text:p>
      <text:p text:style-name="P265"><text:span text:style-name="Source_20_Text"><text:span text:style-name="T93">Note: default special extension is "etag" field for key.</text:span></text:span></text:p>
      <text:h text:style-name="P625" text:outline-level="2"><text:bookmark-start text:name="__RefHeading___Toc20789_3285073552"/><text:span text:style-name="Source_20_Text"><text:span text:style-name="T151">CAP</text:span></text:span><text:bookmark-end text:name="__RefHeading___Toc20789_3285073552"/></text:h>
      <text:p text:style-name="P267"><text:span text:style-name="Source_20_Text"><text:span text:style-name="T165">Supports a variant of the OASIS Standard CAP-V1.1, October 2005 </text:span></text:span><text:span text:style-name="Source_20_Text"><text:span text:style-name="T166">and CAP-V1.2, July 2010 </text:span></text:span><text:span text:style-name="Source_20_Text"><text:span text:style-name="T167">in an RSS2 news feed.</text:span></text:span></text:p>
      <text:p text:style-name="P267"><text:span text:style-name="Source_20_Text"><text:span text:style-name="T165">Class Tree:</text:span></text:span></text:p>
      <text:p text:style-name="P107"><text:span text:style-name="Source_20_Text"><text:span text:style-name="T165"><text:s text:c="7"/>DOCTYPE</text:span></text:span></text:p>
      <text:p text:style-name="P107"><text:span text:style-name="Source_20_Text"><text:span text:style-name="T165"><text:s text:c="10"/>|</text:span></text:span></text:p>
      <text:p text:style-name="P107"><text:span text:style-name="Source_20_Text"><text:span text:style-name="T165"><text:s text:c="6"/>SGMLNORM</text:span></text:span></text:p>
      <text:p text:style-name="P107"><text:span text:style-name="Source_20_Text"><text:span text:style-name="T165"><text:s text:c="10"/>|</text:span></text:span></text:p>
      <text:p text:style-name="P107"><text:span text:style-name="Source_20_Text"><text:span text:style-name="T165"><text:s text:c="9"/>XML</text:span></text:span></text:p>
      <text:p text:style-name="P107"><text:span text:style-name="Source_20_Text"><text:span text:style-name="T165"><text:s text:c="10"/>|</text:span></text:span></text:p>
      <text:p text:style-name="P107"><text:span text:style-name="Source_20_Text"><text:span text:style-name="T165"><text:s text:c="7"/>XMLBASE</text:span></text:span></text:p>
      <text:p text:style-name="P107"><text:span text:style-name="Source_20_Text"><text:span text:style-name="T165"><text:s text:c="10"/>|</text:span></text:span></text:p>
      <text:p text:style-name="P107"><text:span text:style-name="Source_20_Text"><text:span text:style-name="T165"><text:s text:c="8"/>RSS2</text:span></text:span></text:p>
      <text:p text:style-name="P107"><text:span text:style-name="Source_20_Text"><text:span text:style-name="T165"><text:s text:c="10"/>v</text:span></text:span></text:p>
      <text:p text:style-name="P107"><text:span text:style-name="Source_20_Text"><text:span text:style-name="T165"><text:s text:c="9"/>CAP</text:span></text:span></text:p>
      <text:p text:style-name="P266"><text:span text:style-name="Source_20_Text"><text:span text:style-name="T165"/></text:span></text:p>
      <text:p text:style-name="P266"><text:span text:style-name="Source_20_Text"><text:span text:style-name="T166">T</text:span></text:span><text:span text:style-name="Source_20_Text"><text:span text:style-name="T165">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66"><text:span text:style-name="Source_20_Text"><text:span text:style-name="T165"/></text:span></text:p>
      <text:p text:style-name="P266"><text:span text:style-name="Source_20_Text"><text:span text:style-name="T165">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66"><text:span text:style-name="Source_20_Text"><text:span text:style-name="T165"/></text:span></text:p>
      <text:p text:style-name="P266"><text:span text:style-name="Source_20_Text"><text:span text:style-name="T165">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66"/>
      <text:p text:style-name="P268">Example:</text:p>
      <text:p text:style-name="P268"/>
      <text:p text:style-name="P268"><text:span text:style-name="Source_20_Text"><text:span text:style-name="T420">&lt;?xml version="1.0" <text:s/>encoding="UTF-8"?&gt;</text:span></text:span></text:p>
      <text:p text:style-name="P268"><text:span text:style-name="Source_20_Text"><text:span text:style-name="T420">&lt;rss version="2.0"&gt;</text:span></text:span></text:p>
      <text:p text:style-name="P268"><text:span text:style-name="Source_20_Text"><text:span text:style-name="T420">&lt;channel&gt;</text:span></text:span></text:p>
      <text:p text:style-name="P268"><text:soft-page-break/><text:span text:style-name="Source_20_Text"><text:span text:style-name="T420">&lt;title&gt;Alerts Posted by ACMAD&lt;/title&gt;</text:span></text:span></text:p>
      <text:p text:style-name="P268"><text:span text:style-name="Source_20_Text"><text:span text:style-name="T420">&lt;link&gt;http://www.acmad.org/alerts/rss.xml&lt;/link&gt;</text:span></text:span></text:p>
      <text:p text:style-name="P268"><text:span text:style-name="Source_20_Text"><text:span text:style-name="T420">&lt;description&gt;Alerts posted by ACMAD (African Centre of Meteorological Applications for Development)&lt;/description&gt;</text:span></text:span></text:p>
      <text:p text:style-name="P268"><text:span text:style-name="Source_20_Text"><text:span text:style-name="T420">&lt;language&gt;en-us&lt;/language&gt;</text:span></text:span></text:p>
      <text:p text:style-name="P268"><text:span text:style-name="Source_20_Text"><text:span text:style-name="T420">&lt;copyright&gt;public domain&lt;/copyright&gt;</text:span></text:span></text:p>
      <text:p text:style-name="P268"><text:span text:style-name="Source_20_Text"><text:span text:style-name="T420">&lt;pubDate&gt;Fri, 14 Oct 2011 15:13:22 +0000&lt;/pubDate&gt;</text:span></text:span></text:p>
      <text:p text:style-name="P268"><text:span text:style-name="Source_20_Text"><text:span text:style-name="T420">&lt;docs&gt;http://blogs.law.harvard.edu/tech/rss&lt;/docs&gt;</text:span></text:span></text:p>
      <text:p text:style-name="P268"><text:span text:style-name="Source_20_Text"><text:span text:style-name="T420">&lt;item&gt;</text:span></text:span></text:p>
      <text:p text:style-name="P268"><text:span text:style-name="Source_20_Text"><text:span text:style-name="T420">&lt;title&gt;Geomagnetic Storm Alert&lt;/title&gt;</text:span></text:span></text:p>
      <text:p text:style-name="P268"><text:span text:style-name="Source_20_Text"><text:span text:style-name="T420">&lt;link&gt;http://www.acmad.org/alerts/20111014150503.xml&lt;/link&gt;</text:span></text:span></text:p>
      <text:p text:style-name="P268"><text:span text:style-name="Source_20_Text"><text:span text:style-name="T420">&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68"><text:span text:style-name="Source_20_Text"><text:span text:style-name="T420">&lt;author&gt;echristian@usgs.gov&lt;/author&gt;</text:span></text:span></text:p>
      <text:p text:style-name="P268"><text:span text:style-name="Source_20_Text"><text:span text:style-name="T420">&lt;category&gt;Met&lt;/category&gt;</text:span></text:span></text:p>
      <text:p text:style-name="P268"><text:span text:style-name="Source_20_Text"><text:span text:style-name="T420">&lt;guid&gt;http://www.acmad.org/alerts/20111014150503.xml&lt;/guid&gt;</text:span></text:span></text:p>
      <text:p text:style-name="P268"><text:span text:style-name="Source_20_Text"><text:span text:style-name="T420">&lt;pubDate&gt;2011-10-14T15:05:03-00:00&lt;/pubDate&gt;</text:span></text:span></text:p>
      <text:p text:style-name="P268"><text:span text:style-name="Source_20_Text"><text:span text:style-name="T420">&lt;/item&gt;</text:span></text:span></text:p>
      <text:p text:style-name="P268"><text:span text:style-name="Source_20_Text"><text:span text:style-name="T420">&lt;/channel&gt;</text:span></text:span></text:p>
      <text:p text:style-name="P268"><text:span text:style-name="Source_20_Text"><text:span text:style-name="T420">&lt;/rss&gt;</text:span></text:span></text:p>
      <text:p text:style-name="P266"/>
      <text:p text:style-name="P269">CAP feeds are typically available via RSS, Atom and ASN.1</text:p>
      <text:p text:style-name="P266"/>
      <text:p text:style-name="P267"><text:span text:style-name="Source_20_Text"><text:span text:style-name="T166">See: </text:span></text:span><text:a xlink:type="simple" xlink:href="http://docs.oasis-open.org/emergency/cap/v1.2/CAP-v1.2.html" text:style-name="Internet_20_link" text:visited-style-name="Visited_20_Internet_20_Link"><text:span text:style-name="Source_20_Text"><text:span text:style-name="T166">http://docs.oasis-open.org/emergency/cap/v1.2/CAP-v1.2.html</text:span></text:span></text:a></text:p>
      <text:h text:style-name="P626" text:outline-level="2"><text:bookmark-start text:name="__RefHeading___Toc20791_3285073552"/><text:span text:style-name="Source_20_Text"><text:span text:style-name="T147">BI</text:span></text:span><text:span text:style-name="Source_20_Text"><text:span text:style-name="T150">B</text:span></text:span><text:span text:style-name="Source_20_Text"><text:span text:style-name="T147">COLON</text:span></text:span><text:bookmark-end text:name="__RefHeading___Toc20791_3285073552"/></text:h>
      <text:p text:style-name="P178"><text:span text:style-name="Source_20_Text"><text:span text:style-name="T168">COLONDOC for bibliographies</text:span></text:span></text:p>
      <text:p text:style-name="P84"><text:span text:style-name="Source_20_Text"><text:span text:style-name="T448">DOCTYPE</text:span></text:span></text:p>
      <text:p text:style-name="P84"><text:span text:style-name="Source_20_Text"><text:span text:style-name="T448">|</text:span></text:span></text:p>
      <text:p text:style-name="P84"><text:span text:style-name="Source_20_Text"><text:span text:style-name="T448">METADOC</text:span></text:span></text:p>
      <text:p text:style-name="P84"><text:span text:style-name="Source_20_Text"><text:span text:style-name="T448">|</text:span></text:span></text:p>
      <text:p text:style-name="P84"><text:span text:style-name="Source_20_Text"><text:span text:style-name="T448">COLONDOC</text:span></text:span></text:p>
      <text:p text:style-name="P84"><text:span text:style-name="Source_20_Text"><text:span text:style-name="T448">v</text:span></text:span></text:p>
      <text:p text:style-name="P84"><text:span text:style-name="Source_20_Text"><text:span text:style-name="T448">B</text:span></text:span><text:span text:style-name="Source_20_Text"><text:span text:style-name="T449">IB</text:span></text:span><text:span text:style-name="Source_20_Text"><text:span text:style-name="T448">COLON</text:span></text:span></text:p>
      <text:p text:style-name="P178"><text:span text:style-name="Source_20_Text"><text:span text:style-name="T168"/></text:span></text:p>
      <text:p text:style-name="P178"><text:span text:style-name="Source_20_Text"><text:span text:style-name="T168">Special fields are:</text:span></text:span></text:p>
      <text:p text:style-name="P178"><text:span text:style-name="Source_20_Text"><text:span text:style-name="T68"><text:s text:c="2"/>Template: Class <text:s text:c="2"/>// First field (mandatory)</text:span></text:span></text:p>
      <text:p text:style-name="P178"><text:span text:style-name="Source_20_Text"><text:span text:style-name="T68"><text:s text:c="2"/>Handle: UniqueID <text:s/>// 2nd field (mandatory)</text:span></text:span></text:p>
      <text:p text:style-name="P178"><text:span text:style-name="Source_20_Text"><text:span text:style-name="T68"><text:s text:c="2"/>Name: <text:s text:c="12"/>// Name associated with record</text:span></text:span></text:p>
      <text:p text:style-name="P178"><text:span text:style-name="Source_20_Text"><text:span text:style-name="T68"><text:s text:c="2"/>Organization: <text:s text:c="4"/>// Associated organization for name above</text:span></text:span></text:p>
      <text:p text:style-name="P178"><text:span text:style-name="Source_20_Text"><text:span text:style-name="T68"><text:s text:c="2"/>Email: <text:s text:c="11"/>// Internet email for name above</text:span></text:span></text:p>
      <text:p text:style-name="P84"><text:span text:style-name="Source_20_Text"><text:span text:style-name="T448"/></text:span></text:p>
      <text:p text:style-name="P160"><text:span text:style-name="Source_20_Text"><text:span text:style-name="T124">The UniqueID passed in Handle is <text:s/>used for the record key.</text:span></text:span></text:p>
      <text:h text:style-name="Heading_20_2" text:outline-level="2"><text:bookmark-start text:name="__RefHeading___Toc20793_3285073552"/><text:span text:style-name="Source_20_Text"><text:span text:style-name="T143">B</text:span></text:span><text:span text:style-name="Source_20_Text"><text:span text:style-name="T150">IB</text:span></text:span><text:span text:style-name="Source_20_Text"><text:span text:style-name="T146">TEX</text:span></text:span><text:bookmark-end text:name="__RefHeading___Toc20793_3285073552"/></text:h>
      <text:p text:style-name="P80"><text:span text:style-name="Source_20_Text"><text:span text:style-name="T321">D</text:span></text:span><text:span text:style-name="Source_20_Text"><text:span text:style-name="T322">OCTYPE</text:span></text:span></text:p>
      <text:p text:style-name="P80"><text:soft-page-break/><text:span text:style-name="Source_20_Text"><text:span text:style-name="T321">^</text:span></text:span></text:p>
      <text:p text:style-name="P108"><text:span text:style-name="Source_20_Text"><text:span text:style-name="T325">BIBTEX</text:span></text:span></text:p>
      <text:p text:style-name="P153"><text:span text:style-name="Source_20_Text"><text:span text:style-name="T140"/></text:span></text:p>
      <text:p text:style-name="P153"><text:span text:style-name="Source_20_Text"><text:span text:style-name="T140">The native B</text:span></text:span><text:span text:style-name="Source_20_Text"><text:span text:style-name="T231">IB</text:span></text:span><text:span text:style-name="Source_20_Text"><text:span text:style-name="T140">TEX doctype class is for BibTeX bibliographic databases as used by the LaTeX package for the TeX-typesetting program.</text:span></text:span></text:p>
      <text:p text:style-name="P153"><text:span text:style-name="Source_20_Text"><text:span text:style-name="T140"/></text:span></text:p>
      <text:p text:style-name="P153"><text:span text:style-name="Source_20_Text"><text:span text:style-name="T140">The BIBTEX doctype supports TeX macro encodings of European characters, string substitution and hypertext links to "crossref" entries.</text:span></text:span></text:p>
      <text:p text:style-name="P143"><text:span text:style-name="Source_20_Text"><text:span text:style-name="T140"/></text:span></text:p>
      <text:p text:style-name="P143"><text:span text:style-name="Source_20_Text"><text:span text:style-name="T140">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3">IB</text:span></text:span><text:span text:style-name="Source_20_Text"><text:span text:style-name="T140">}}\!T\!_{\displaystyle E}\!X} }} {\mathrm {B{\scriptstyle {</text:span></text:span><text:span text:style-name="Source_20_Text"><text:span text:style-name="T263">IB</text:span></text:span><text:span text:style-name="Source_20_Text"><text:span text:style-name="T140">}}\!T\!_{\displaystyle E}\!X} }. The name is a portmanteau of the word bibliography and the name of the TeX typesetting software. </text:span></text:span></text:p>
      <text:p text:style-name="P143"><text:span text:style-name="Source_20_Text"><text:span text:style-name="T140">BibTeX has become one of the standard formats to store and share bibliographic data. Each BibTeX reference consist of three parts: the entry type, citekey, key-value pairs storing the bibliographic data.</text:span></text:span></text:p>
      <text:p text:style-name="P143"><text:span text:style-name="Source_20_Text"><text:span text:style-name="T140"/></text:span></text:p>
      <text:p text:style-name="P156"><text:span text:style-name="Source_20_Text"><text:span text:style-name="T153">NOTE: The engine does not support the @STRING construction. </text:span></text:span></text:p>
      <text:p text:style-name="P156"><text:span text:style-name="Source_20_Text"><text:span text:style-name="T332">@String{inst-LASL <text:s text:c="14"/>= "Los Alamos Scientific Laboratory"}</text:span></text:span></text:p>
      <text:p text:style-name="P156"><text:span text:style-name="Source_20_Text"><text:span text:style-name="T154">during fielded search but gets resolved in presentation, e.g. an element using </text:span></text:span><text:span text:style-name="Source_20_Text"><text:span text:style-name="T153"><text:s/>inst-LASL </text:span></text:span><text:span text:style-name="Source_20_Text"><text:span text:style-name="T154">as value needs to be search</text:span></text:span><text:span text:style-name="Source_20_Text"><text:span text:style-name="T155">ed</text:span></text:span><text:span text:style-name="Source_20_Text"><text:span text:style-name="T154">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5">A script to process @STRING abbreviations into </text:span></text:span><text:span text:style-name="Source_20_Text"><text:span text:style-name="T140">thesaurus </text:span></text:span><text:span text:style-name="Source_20_Text"><text:span text:style-name="T155">entries should be quite trivial to implement.</text:span></text:span></text:p>
      <text:list xml:id="list113448545507235" text:continue-numbering="true" text:style-name="List_20_5">
        <text:list-item>
          <text:p text:style-name="Heading_20_3"><text:span text:style-name="Source_20_Text"><text:span text:style-name="T93">Example of a book:</text:span></text:span></text:p>
        </text:list-item>
      </text:list>
      <text:p text:style-name="P144"><text:span text:style-name="Source_20_Text"><text:span text:style-name="T141"/></text:span></text:p>
      <text:p text:style-name="P447"><text:span text:style-name="Source_20_Text"><text:span text:style-name="T331">@book{</text:span></text:span><text:span text:style-name="Source_20_Text"><text:span text:style-name="T332">Robinson:1966</text:span></text:span><text:span text:style-name="Source_20_Text"><text:span text:style-name="T331">,</text:span></text:span></text:p>
      <text:p text:style-name="P447"><text:span text:style-name="Source_20_Text"><text:span text:style-name="T331"><text:s text:c="6"/>author <text:s text:c="3"/>= "Robinson, Abraham, 1918-1974",</text:span></text:span></text:p>
      <text:p text:style-name="P447"><text:span text:style-name="Source_20_Text"><text:span text:style-name="T331"><text:s text:c="6"/>title <text:s text:c="4"/>= "Non-standard analysis",</text:span></text:span></text:p>
      <text:p text:style-name="P447"><text:span text:style-name="Source_20_Text"><text:span text:style-name="T331"><text:s text:c="6"/>series <text:s text:c="3"/>= “Studies in logic and the foundations of mathematics”,</text:span></text:span></text:p>
      <text:p text:style-name="P447"><text:span text:style-name="Source_20_Text"><text:span text:style-name="T331"><text:s text:c="6"/>publisher = "North-Holland Pub. Co.",</text:span></text:span></text:p>
      <text:p text:style-name="P447"><text:span text:style-name="Source_20_Text"><text:span text:style-name="T331"><text:s text:c="6"/>address <text:s text:c="2"/>= "Amsterdam, NL",</text:span></text:span></text:p>
      <text:p text:style-name="P447"><text:span text:style-name="Source_20_Text"><text:span text:style-name="T331"><text:s text:c="6"/>year <text:s text:c="5"/>= 1966</text:span></text:span></text:p>
      <text:p text:style-name="P447"><text:span text:style-name="Source_20_Text"><text:span text:style-name="T331"><text:s text:c="4"/>}</text:span></text:span></text:p>
      <text:p text:style-name="P144"><text:span text:style-name="Source_20_Text"><text:span text:style-name="T415"><text:s text:c="2"/></text:span></text:span></text:p>
      <text:list xml:id="list113449468401402" text:continue-numbering="true" text:style-name="List_20_5">
        <text:list-item>
          <text:p text:style-name="Heading_20_3"><text:span text:style-name="Source_20_Text"><text:span text:style-name="T93">Example of an article:</text:span></text:span></text:p>
        </text:list-item>
      </text:list>
      <text:p text:style-name="P155"><text:span text:style-name="Source_20_Text"/></text:p>
      <text:p text:style-name="P447"><text:span text:style-name="Source_20_Text"><text:span text:style-name="T445">@</text:span></text:span><text:span text:style-name="Source_20_Text">Article{Finerman:1979:F,</text:span></text:p>
      <text:p text:style-name="P447"><text:span text:style-name="Source_20_Text"><text:s text:c="2"/>author = <text:s text:c="6"/>"Aaron Finerman",</text:span></text:p>
      <text:p text:style-name="P447"><text:span text:style-name="Source_20_Text"><text:s text:c="2"/>title = <text:s text:c="7"/>"Foreword",</text:span></text:p>
      <text:p text:style-name="P447"><text:span text:style-name="Source_20_Text"><text:s text:c="2"/>journal = <text:s text:c="5"/>j-ANN-HIST-COMPUT,</text:span></text:p>
      <text:p text:style-name="P447"><text:span text:style-name="Source_20_Text"><text:s text:c="2"/>volume = <text:s text:c="6"/>"1",</text:span></text:p>
      <text:p text:style-name="P447"><text:soft-page-break/><text:span text:style-name="Source_20_Text"><text:s text:c="2"/>number = <text:s text:c="6"/>"1",</text:span></text:p>
      <text:p text:style-name="P447"><text:span text:style-name="Source_20_Text"><text:s text:c="2"/>pages = <text:s text:c="7"/>"3--3",</text:span></text:p>
      <text:p text:style-name="P447"><text:span text:style-name="Source_20_Text"><text:s text:c="2"/>month = <text:s text:c="7"/>jul # "\slash " # sep,</text:span></text:p>
      <text:p text:style-name="P447"><text:span text:style-name="Source_20_Text"><text:s text:c="2"/>year = <text:s text:c="8"/>"1979",</text:span></text:p>
      <text:p text:style-name="P447"><text:span text:style-name="Source_20_Text"><text:s text:c="2"/>CODEN = <text:s text:c="7"/>"AHCOE5",</text:span></text:p>
      <text:p text:style-name="P447"><text:span text:style-name="Source_20_Text"><text:s text:c="2"/>ISSN = <text:s text:c="8"/>"0164-1239",</text:span></text:p>
      <text:p text:style-name="P447"><text:span text:style-name="Source_20_Text"><text:s text:c="2"/>ISSN-L = <text:s text:c="6"/>"0164-1239",</text:span></text:p>
      <text:p text:style-name="P447"><text:span text:style-name="Source_20_Text"><text:s text:c="2"/>bibdate = <text:s text:c="5"/>"Fri Nov 1 15:29:16 MST 2002",</text:span></text:p>
      <text:p text:style-name="P447"><text:span text:style-name="Source_20_Text"><text:s text:c="2"/>bibsource = <text:s text:c="3"/>"http://www.math.utah.edu/pub/tex/bib/annhistcomput.bib",</text:span></text:p>
      <text:p text:style-name="P447"><text:span text:style-name="Source_20_Text"><text:s text:c="2"/>URL = <text:s text:c="9"/>"http://dlib.computer.org/an/books/an1979/pdf/a1003.pdf;</text:span></text:p>
      <text:p text:style-name="P447"><text:span text:style-name="Source_20_Text"><text:s text:c="17"/>http://www.computer.org/annals/an1979/a1003abs.htm",</text:span></text:p>
      <text:p text:style-name="P447"><text:span text:style-name="Source_20_Text"><text:s text:c="2"/>acknowledgement = ack-nhfb,</text:span></text:p>
      <text:p text:style-name="P447"><text:span text:style-name="Source_20_Text"><text:s text:c="2"/>fjournal = <text:s text:c="4"/>"Annals of the History of Computing",</text:span></text:p>
      <text:p text:style-name="P447"><text:span text:style-name="Source_20_Text"><text:s text:c="2"/>journal-URL = <text:s/>"http://ieeexplore.ieee.org/xpl/RecentIssue.jsp?punumber=5488650",</text:span></text:p>
      <text:p text:style-name="P447"><text:span text:style-name="Source_20_Text">}</text:span></text:p>
      <text:p text:style-name="P144"><text:span text:style-name="Source_20_Text"><text:span text:style-name="T141"/></text:span></text:p>
      <text:list xml:id="list113449758203040" text:continue-numbering="true" text:style-name="List_20_5">
        <text:list-item>
          <text:p text:style-name="Heading_20_3"><text:span text:style-name="Source_20_Text"><text:span text:style-name="T9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45">Entry Type</text:p>
          </table:table-cell>
          <table:table-cell table:style-name="Table11.B1" office:value-type="string">
            <text:p text:style-name="P146">Description</text:p>
          </table:table-cell>
        </table:table-row>
        <table:table-row>
          <table:table-cell table:style-name="Table11.A2" office:value-type="string">
            <text:p text:style-name="Table_20_Contents"><text:span text:style-name="Source_20_Text"><text:span text:style-name="T100">article: </text:span></text:span></text:p>
          </table:table-cell>
          <table:table-cell table:style-name="Table11.B2" office:value-type="string">
            <text:p text:style-name="Table_20_Contents"><text:span text:style-name="Source_20_Text"><text:span text:style-name="T101">A</text:span></text:span><text:span text:style-name="Source_20_Text"><text:span text:style-name="T10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0">book: </text:span></text:span></text:p>
          </table:table-cell>
          <table:table-cell table:style-name="Table11.B2" office:value-type="string">
            <text:p text:style-name="Table_20_Contents"><text:span text:style-name="Source_20_Text"><text:span text:style-name="T101">B</text:span></text:span><text:span text:style-name="Source_20_Text"><text:span text:style-name="T102">ook </text:span></text:span><text:span text:style-name="Source_20_Text"><text:span text:style-name="T101">with designated published</text:span></text:span></text:p>
          </table:table-cell>
        </table:table-row>
        <table:table-row>
          <table:table-cell table:style-name="Table11.A2" office:value-type="string">
            <text:p text:style-name="Table_20_Contents"><text:span text:style-name="Source_20_Text"><text:span text:style-name="T100">booklet:</text:span></text:span></text:p>
          </table:table-cell>
          <table:table-cell table:style-name="Table11.B2" office:value-type="string">
            <text:p text:style-name="Table_20_Contents"><text:span text:style-name="Source_20_Text"><text:span text:style-name="T100"><text:s/>like a book but without a designated publisher</text:span></text:span></text:p>
          </table:table-cell>
        </table:table-row>
        <table:table-row>
          <table:table-cell table:style-name="Table11.A2" office:value-type="string">
            <text:p text:style-name="Table_20_Contents"><text:span text:style-name="Source_20_Text"><text:span text:style-name="T100">conference: </text:span></text:span></text:p>
          </table:table-cell>
          <table:table-cell table:style-name="Table11.B2" office:value-type="string">
            <text:p text:style-name="Table_20_Contents"><text:span text:style-name="Source_20_Text"><text:span text:style-name="T100">a conference paper</text:span></text:span></text:p>
          </table:table-cell>
        </table:table-row>
        <table:table-row>
          <table:table-cell table:style-name="Table11.A2" office:value-type="string">
            <text:p text:style-name="Table_20_Contents"><text:span text:style-name="Source_20_Text"><text:span text:style-name="T100">inbook: </text:span></text:span></text:p>
          </table:table-cell>
          <table:table-cell table:style-name="Table11.B2" office:value-type="string">
            <text:p text:style-name="Table_20_Contents"><text:span text:style-name="Source_20_Text"><text:span text:style-name="T101">S</text:span></text:span><text:span text:style-name="Source_20_Text"><text:span text:style-name="T102">ection or chapter in a book</text:span></text:span></text:p>
          </table:table-cell>
        </table:table-row>
        <table:table-row>
          <table:table-cell table:style-name="Table11.A2" office:value-type="string">
            <text:p text:style-name="Table_20_Contents"><text:span text:style-name="Source_20_Text"><text:span text:style-name="T100">incollection: </text:span></text:span></text:p>
          </table:table-cell>
          <table:table-cell table:style-name="Table11.B2" office:value-type="string">
            <text:p text:style-name="Table_20_Contents"><text:span text:style-name="Source_20_Text"><text:span text:style-name="T101">A</text:span></text:span><text:span text:style-name="Source_20_Text"><text:span text:style-name="T102">rticle in a collection</text:span></text:span></text:p>
          </table:table-cell>
        </table:table-row>
        <table:table-row>
          <table:table-cell table:style-name="Table11.A2" office:value-type="string">
            <text:p text:style-name="Table_20_Contents"><text:span text:style-name="Source_20_Text"><text:span text:style-name="T100">inproceedings: </text:span></text:span></text:p>
          </table:table-cell>
          <table:table-cell table:style-name="Table11.B2" office:value-type="string">
            <text:p text:style-name="Table_20_Contents"><text:span text:style-name="Source_20_Text"><text:span text:style-name="T101">C</text:span></text:span><text:span text:style-name="Source_20_Text"><text:span text:style-name="T102">onference paper (same as the conference entry type)</text:span></text:span></text:p>
          </table:table-cell>
        </table:table-row>
        <table:table-row>
          <table:table-cell table:style-name="Table11.A2" office:value-type="string">
            <text:p text:style-name="Table_20_Contents"><text:span text:style-name="Source_20_Text"><text:span text:style-name="T100">manual: </text:span></text:span></text:p>
          </table:table-cell>
          <table:table-cell table:style-name="Table11.B2" office:value-type="string">
            <text:p text:style-name="Table_20_Contents"><text:span text:style-name="Source_20_Text"><text:span text:style-name="T101">T</text:span></text:span><text:span text:style-name="Source_20_Text"><text:span text:style-name="T102">echnical manual</text:span></text:span></text:p>
          </table:table-cell>
        </table:table-row>
        <table:table-row>
          <table:table-cell table:style-name="Table11.A2" office:value-type="string">
            <text:p text:style-name="Table_20_Contents"><text:span text:style-name="Source_20_Text"><text:span text:style-name="T100">masterthesis: </text:span></text:span></text:p>
          </table:table-cell>
          <table:table-cell table:style-name="Table11.B2" office:value-type="string">
            <text:p text:style-name="Table_20_Contents"><text:span text:style-name="Source_20_Text"><text:span text:style-name="T100">Masters thesis</text:span></text:span></text:p>
          </table:table-cell>
        </table:table-row>
        <table:table-row>
          <table:table-cell table:style-name="Table11.A2" office:value-type="string">
            <text:p text:style-name="Table_20_Contents"><text:span text:style-name="Source_20_Text"><text:span text:style-name="T100">misc: </text:span></text:span></text:p>
          </table:table-cell>
          <table:table-cell table:style-name="Table11.B2" office:value-type="string">
            <text:p text:style-name="Table_20_Contents"><text:span text:style-name="Source_20_Text"><text:span text:style-name="T100">used if nothing else fits</text:span></text:span></text:p>
          </table:table-cell>
        </table:table-row>
        <table:table-row>
          <table:table-cell table:style-name="Table11.A2" office:value-type="string">
            <text:p text:style-name="Table_20_Contents"><text:span text:style-name="Source_20_Text"><text:span text:style-name="T100">phdthesis:</text:span></text:span></text:p>
          </table:table-cell>
          <table:table-cell table:style-name="Table11.B2" office:value-type="string">
            <text:p text:style-name="Table_20_Contents"><text:span text:style-name="Source_20_Text"><text:span text:style-name="T100">PhD thesis</text:span></text:span></text:p>
          </table:table-cell>
        </table:table-row>
        <table:table-row>
          <table:table-cell table:style-name="Table11.A2" office:value-type="string">
            <text:p text:style-name="Table_20_Contents"><text:span text:style-name="Source_20_Text"><text:span text:style-name="T100">proceedings:</text:span></text:span></text:p>
          </table:table-cell>
          <table:table-cell table:style-name="Table11.B2" office:value-type="string">
            <text:p text:style-name="Table_20_Contents"><text:span text:style-name="Source_20_Text"><text:span text:style-name="T100">whole conference proceedings</text:span></text:span></text:p>
          </table:table-cell>
        </table:table-row>
        <table:table-row>
          <table:table-cell table:style-name="Table11.A2" office:value-type="string">
            <text:p text:style-name="P361">techreport: </text:p>
          </table:table-cell>
          <table:table-cell table:style-name="Table11.B2" office:value-type="string">
            <text:p text:style-name="P361">technical report, government report or white paper</text:p>
          </table:table-cell>
        </table:table-row>
        <table:table-row>
          <table:table-cell table:style-name="Table11.A2" office:value-type="string">
            <text:p text:style-name="Table_20_Contents"><text:span text:style-name="Source_20_Text"><text:span text:style-name="T100">unpublished: </text:span></text:span></text:p>
          </table:table-cell>
          <table:table-cell table:style-name="Table11.B2" office:value-type="string">
            <text:p text:style-name="Table_20_Contents"><text:span text:style-name="Source_20_Text"><text:span text:style-name="T100">work that has not yet been officially published</text:span></text:span></text:p>
          </table:table-cell>
        </table:table-row>
      </table:table>
      <text:p text:style-name="P144"><text:span text:style-name="Source_20_Text"><text:span text:style-name="T141"><text:s text:c="3"/></text:span></text:span></text:p>
      <text:p text:style-name="P144"><text:span text:style-name="Source_20_Text"><text:span text:style-name="T141"><text:s/></text:span></text:span><text:span text:style-name="Source_20_Text"><text:span text:style-name="Strong_20_Emphasis"><text:span text:style-name="T141">Standard field types</text:span></text:span></text:span></text:p>
      <text:list xml:id="list2486187637" text:style-name="L19">
        <text:list-item>
          <text:p text:style-name="P595"><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95"><text:a xlink:type="simple" xlink:href="https://www.bibtex.com/f/annote-field/" text:style-name="Internet_20_link" text:visited-style-name="Visited_20_Internet_20_Link"><text:span text:style-name="Strong_20_Emphasis">annote</text:span></text:a>: an annotation</text:p>
        </text:list-item>
        <text:list-item>
          <text:p text:style-name="P595"><text:a xlink:type="simple" xlink:href="https://www.bibtex.com/f/author-field/" text:style-name="Internet_20_link" text:visited-style-name="Visited_20_Internet_20_Link"><text:span text:style-name="Strong_20_Emphasis">author</text:span></text:a>: list of authors of the work</text:p>
        </text:list-item>
        <text:list-item>
          <text:p text:style-name="P595"><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595"><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95"><text:a xlink:type="simple" xlink:href="https://www.bibtex.com/f/edition-field/" text:style-name="Internet_20_link" text:visited-style-name="Visited_20_Internet_20_Link"><text:span text:style-name="Strong_20_Emphasis">edition</text:span></text:a>: edition number of a book</text:p>
        </text:list-item>
        <text:list-item>
          <text:p text:style-name="P595"><text:a xlink:type="simple" xlink:href="https://www.bibtex.com/f/editor-field/" text:style-name="Internet_20_link" text:visited-style-name="Visited_20_Internet_20_Link"><text:span text:style-name="Strong_20_Emphasis">editor</text:span></text:a>: list of editors of a book</text:p>
        </text:list-item>
        <text:list-item>
          <text:p text:style-name="P595"><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95"><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95"><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95"><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95"><text:a xlink:type="simple" xlink:href="https://www.bibtex.com/f/note-field/" text:style-name="Internet_20_link" text:visited-style-name="Visited_20_Internet_20_Link"><text:span text:style-name="Strong_20_Emphasis">note</text:span></text:a>: notes about the reference</text:p>
        </text:list-item>
        <text:list-item>
          <text:p text:style-name="P595"><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95"><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95"><text:a xlink:type="simple" xlink:href="https://www.bibtex.com/f/pages-field/" text:style-name="Internet_20_link" text:visited-style-name="Visited_20_Internet_20_Link"><text:span text:style-name="Strong_20_Emphasis">pages</text:span></text:a>: page numbers or a page range</text:p>
        </text:list-item>
        <text:list-item>
          <text:p text:style-name="P595"><text:a xlink:type="simple" xlink:href="https://www.bibtex.com/f/publisher-field/" text:style-name="Internet_20_link" text:visited-style-name="Visited_20_Internet_20_Link"><text:span text:style-name="Strong_20_Emphasis">publisher</text:span></text:a>: name of the publisher</text:p>
        </text:list-item>
        <text:list-item>
          <text:p text:style-name="P595"><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95"><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95"><text:a xlink:type="simple" xlink:href="https://www.bibtex.com/f/title-field/" text:style-name="Internet_20_link" text:visited-style-name="Visited_20_Internet_20_Link"><text:span text:style-name="Strong_20_Emphasis">title</text:span></text:a>: title of the work</text:p>
        </text:list-item>
        <text:list-item>
          <text:p text:style-name="P595"><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95"><text:a xlink:type="simple" xlink:href="https://www.bibtex.com/f/volume-field/" text:style-name="Internet_20_link" text:visited-style-name="Visited_20_Internet_20_Link"><text:span text:style-name="Strong_20_Emphasis">volume</text:span></text:a>: volume number</text:p>
        </text:list-item>
        <text:list-item>
          <text:p text:style-name="P546"><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3"><text:span text:style-name="Strong_20_Emphasis"><text:span text:style-name="T65">The BibTeX parser supports a number of additional keywords.</text:span></text:span></text:p>
      <text:p text:style-name="P143"><text:span text:style-name="Source_20_Text"><text:span text:style-name="T140"><text:s text:c="7"/></text:span></text:span></text:p>
      <text:p text:style-name="P153"><text:span text:style-name="Source_20_Text"><text:span text:style-name="T140">Currently recognizes the following keywords: </text:span></text:span><text:span text:style-name="Source_20_Text"><text:span text:style-name="T320">"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0"/></text:span></text:p>
      <text:p text:style-name="P153"><text:span text:style-name="Source_20_Text"><text:span text:style-name="T144">NOTE</text:span></text:span><text:span text:style-name="Source_20_Text"><text:span text:style-name="T142">: The keyword “</text:span></text:span><text:span text:style-name="Source_20_Text"><text:span text:style-name="T319">key</text:span></text:span><text:span text:style-name="Source_20_Text"><text:span text:style-name="T142">” is quite special and unique to the engine in that it sets the record key.</text:span></text:span></text:p>
      <text:p text:style-name="P143"><text:span text:style-name="Source_20_Text"><text:span text:style-name="T140"/></text:span></text:p>
      <text:p text:style-name="P143"><text:span text:style-name="Source_20_Text"><text:span text:style-name="T140">This doctype can be used like the IKNOWDOC and ROADS++ doctypes for Whois++ services.</text:span></text:span></text:p>
      <text:p text:style-name="P143"><text:span text:style-name="Source_20_Text"><text:span text:style-name="T140">The MIME type for "Raw" records is "Application/X-BibTeX".</text:span></text:span></text:p>
      <text:p text:style-name="P143"><text:span text:style-name="Source_20_Text"><text:span text:style-name="T133"/></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3">"REFERBIB": Refer bibliographic record format (used by several systems).</text:span></text:span></text:p>
      <text:p text:style-name="P409"><text:span text:style-name="Source_20_Text">DOCTYPE</text:span></text:p>
      <text:p text:style-name="P409"><text:span text:style-name="Source_20_Text">v</text:span></text:p>
      <text:p text:style-name="P409"><text:span text:style-name="Source_20_Text">REFERBIB</text:span></text:p>
      <text:p text:style-name="P339"><text:span text:style-name="Source_20_Text"/></text:p>
      <text:p text:style-name="Text_20_body"><text:span text:style-name="Source_20_Text"/></text:p>
      <text:p text:style-name="Text_20_body"><text:soft-page-break/><text:span text:style-name="Source_20_Text"><text:span text:style-name="T93">The default field parser recognizes the extended names used by many systems</text:span></text:span></text:p>
      <text:p text:style-name="Text_20_body"><text:span text:style-name="Source_20_Text"><text:span text:style-name="T93">including EndNote, Papyrus and the HCI extensions.</text:span></text:span></text:p>
      <text:p text:style-name="Text_20_body"><text:span text:style-name="Source_20_Text"><text:span text:style-name="T93"/></text:span></text:p>
      <text:h text:style-name="Heading_20_2" text:outline-level="2"><text:bookmark-start text:name="__RefHeading___Toc22551_709195143"/><text:span text:style-name="Source_20_Text">PAPYRUS</text:span><text:bookmark-end text:name="__RefHeading___Toc22551_709195143"/></text:h>
      <text:p text:style-name="P339"><text:span text:style-name="Source_20_Text"><text:span text:style-name="T93">Class Tree:</text:span></text:span></text:p>
      <text:p text:style-name="P114"><text:span text:style-name="Source_20_Text">DOCTYPE</text:span></text:p>
      <text:p text:style-name="P114"><text:span text:style-name="Source_20_Text"><text:span text:style-name="T634">|</text:span></text:span></text:p>
      <text:p text:style-name="P114"><text:span text:style-name="Source_20_Text"><text:span text:style-name="T634">REFERBIB</text:span></text:span></text:p>
      <text:p text:style-name="P114"><text:span text:style-name="Source_20_Text"><text:span text:style-name="T634">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39"><text:span text:style-name="Source_20_Text"><text:span text:style-name="T93">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634">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64"/></text:span></text:p>
      <text:h text:style-name="Heading_20_2" text:outline-level="2"><text:bookmark-start text:name="__RefHeading___Toc20795_3285073552"/><text:span text:style-name="Source_20_Text"><text:span text:style-name="T93">B</text:span></text:span><text:span text:style-name="Source_20_Text"><text:span text:style-name="T180">INARY</text:span></text:span><text:bookmark-end text:name="__RefHeading___Toc20795_3285073552"/></text:h>
      <text:p text:style-name="P179"><text:span text:style-name="Source_20_Text"><text:span text:style-name="T176">The <text:s/>BINARY doctype has been designed for the management of multimedia files (audio/graphics), CAD drawings and non-textual databases </text:span></text:span><text:span text:style-name="Source_20_Text"><text:span text:style-name="T252">whose content we don’t want to try to directly index</text:span></text:span><text:span text:style-name="Source_20_Text"><text:span text:style-name="T176">.</text:span></text:span></text:p>
      <text:p text:style-name="P278"><text:span text:style-name="Source_20_Text"><text:span text:style-name="T251"/></text:span></text:p>
      <text:p text:style-name="P85"><text:span text:style-name="Source_20_Text"><text:span text:style-name="T335">DOCTYPE</text:span></text:span></text:p>
      <text:p text:style-name="P85"><text:span text:style-name="Source_20_Text"><text:span text:style-name="T335">v</text:span></text:span></text:p>
      <text:p text:style-name="P85"><text:span text:style-name="Source_20_Text"><text:span text:style-name="T335">BINARY</text:span></text:span></text:p>
      <text:p text:style-name="P179"><text:span text:style-name="Source_20_Text"><text:span text:style-name="T176"/></text:span></text:p>
      <text:p text:style-name="P179"><text:span text:style-name="Source_20_Text"><text:span text:style-name="T176">A "binary" file consists of 2 (two) components, a plain text description and the binary file itself. Looks for a file ,info that contains the text information (eg. for "x.tar" looks for "x.tar,info").</text:span></text:span></text:p>
      <text:p text:style-name="P179"><text:span text:style-name="Source_20_Text"><text:span text:style-name="T176"/></text:span></text:p>
      <text:p text:style-name="P179"><text:span text:style-name="Source_20_Text"><text:span text:style-name="T176">The first sentence in the ,info file is used to construct the "Title" field—as <text:s/>in FIRSTLINE. The Rest of the document is stored under the "Description" field.</text:span></text:span></text:p>
      <text:p text:style-name="P179"><text:span text:style-name="Source_20_Text"><text:span text:style-name="T176"/></text:span></text:p>
      <text:p text:style-name="P179"><text:span text:style-name="Source_20_Text"><text:span text:style-name="T176">The fields Title, Description and the whole document (Any Field) are searchable.</text:span></text:span></text:p>
      <text:p text:style-name="P179"><text:span text:style-name="Source_20_Text"><text:span text:style-name="T176"/></text:span></text:p>
      <text:p text:style-name="P179"><text:span text:style-name="Source_20_Text"><text:span text:style-name="T176">In the Presentation:</text:span></text:span></text:p>
      <text:p text:style-name="P179"><text:span text:style-name="Source_20_Text"><text:span text:style-name="T176"/></text:span></text:p>
      <text:p text:style-name="P179"><text:span text:style-name="Source_20_Text"><text:span text:style-name="T176"><text:s text:c="4"/>Title returns the first line.</text:span></text:span></text:p>
      <text:p text:style-name="P179"><text:span text:style-name="Source_20_Text"><text:span text:style-name="T176"><text:s text:c="4"/>The FULLTEXT ("F") attribute returns the binary file.</text:span></text:span></text:p>
      <text:p text:style-name="P179"><text:span text:style-name="Source_20_Text"><text:span text:style-name="T176"><text:s text:c="4"/>The field FULLPATH returns the complete path to the file.</text:span></text:span></text:p>
      <text:p text:style-name="P179"><text:span text:style-name="Source_20_Text"><text:span text:style-name="T176"><text:s text:c="4"/>The field BASENAME returns the basename of the binary file.</text:span></text:span></text:p>
      <text:p text:style-name="P179"><text:soft-page-break/><text:span text:style-name="Source_20_Text"><text:span text:style-name="T176"><text:s text:c="4"/>The Key is a unique name based on the basename of the binary file. </text:span></text:span></text:p>
      <text:p text:style-name="P179"><text:span text:style-name="Source_20_Text"><text:span text:style-name="T176"/></text:span></text:p>
      <text:p text:style-name="P179"><text:span text:style-name="Source_20_Text"><text:span text:style-name="T176">The default headline consists of the title and the type of the file in ().</text:span></text:span></text:p>
      <text:p text:style-name="P179"><text:span text:style-name="Source_20_Text"><text:span text:style-name="T176">The MIME type for depends upon the type of the binary file.</text:span></text:span></text:p>
      <text:p text:style-name="P179"><text:span text:style-name="Source_20_Text"><text:span text:style-name="T176"><text:s text:c="2"/></text:span></text:span></text:p>
      <text:p text:style-name="P179"><text:span text:style-name="Source_20_Text"><text:span text:style-name="T176">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69">NoExtension</text:p>
          </table:table-cell>
          <table:table-cell table:style-name="Table18.B2" office:value-type="string">
            <text:p text:style-name="P369">*/* </text:p>
          </table:table-cell>
          <table:table-cell table:style-name="Table18.B2" office:value-type="string">
            <text:p text:style-name="P369">.mpe</text:p>
          </table:table-cell>
          <table:table-cell table:style-name="Table18.B2" office:value-type="string">
            <text:p text:style-name="P369">video/mpeg</text:p>
          </table:table-cell>
        </table:table-row>
        <table:table-row>
          <table:table-cell table:style-name="Table18.A2" office:value-type="string">
            <text:p text:style-name="P369">Default </text:p>
          </table:table-cell>
          <table:table-cell table:style-name="Table18.B2" office:value-type="string">
            <text:p text:style-name="P369">Application/Octet-Stream </text:p>
          </table:table-cell>
          <table:table-cell table:style-name="Table18.B2" office:value-type="string">
            <text:p text:style-name="P369">.mpeg </text:p>
          </table:table-cell>
          <table:table-cell table:style-name="Table18.B2" office:value-type="string">
            <text:p text:style-name="P369">video/mpeg </text:p>
          </table:table-cell>
        </table:table-row>
        <table:table-row>
          <table:table-cell table:style-name="Table18.A2" office:value-type="string">
            <text:p text:style-name="P369">.ai </text:p>
          </table:table-cell>
          <table:table-cell table:style-name="Table18.B2" office:value-type="string">
            <text:p text:style-name="P369">application/postscript </text:p>
          </table:table-cell>
          <table:table-cell table:style-name="Table18.B2" office:value-type="string">
            <text:p text:style-name="P369">.mpg </text:p>
          </table:table-cell>
          <table:table-cell table:style-name="Table18.B2" office:value-type="string">
            <text:p text:style-name="P369">video/mpeg </text:p>
          </table:table-cell>
        </table:table-row>
        <table:table-row>
          <table:table-cell table:style-name="Table18.A2" office:value-type="string">
            <text:p text:style-name="P369">.aif </text:p>
          </table:table-cell>
          <table:table-cell table:style-name="Table18.B2" office:value-type="string">
            <text:p text:style-name="P369">audio/aiff </text:p>
          </table:table-cell>
          <table:table-cell table:style-name="Table18.B2" office:value-type="string">
            <text:p text:style-name="P369">.nvd </text:p>
          </table:table-cell>
          <table:table-cell table:style-name="Table18.B2" office:value-type="string">
            <text:p text:style-name="P369">application/x-navidoc </text:p>
          </table:table-cell>
        </table:table-row>
        <table:table-row>
          <table:table-cell table:style-name="Table18.A2" office:value-type="string">
            <text:p text:style-name="P369">.aifc </text:p>
          </table:table-cell>
          <table:table-cell table:style-name="Table18.B2" office:value-type="string">
            <text:p text:style-name="P369">audio/aiff </text:p>
          </table:table-cell>
          <table:table-cell table:style-name="Table18.B2" office:value-type="string">
            <text:p text:style-name="P369">.nvm </text:p>
          </table:table-cell>
          <table:table-cell table:style-name="Table18.B2" office:value-type="string">
            <text:p text:style-name="P369">application/x-navimap </text:p>
          </table:table-cell>
        </table:table-row>
        <table:table-row>
          <table:table-cell table:style-name="Table18.A2" office:value-type="string">
            <text:p text:style-name="P369">.aiff </text:p>
          </table:table-cell>
          <table:table-cell table:style-name="Table18.B2" office:value-type="string">
            <text:p text:style-name="P369">audio/aiff </text:p>
          </table:table-cell>
          <table:table-cell table:style-name="Table18.B2" office:value-type="string">
            <text:p text:style-name="P369">.pbm </text:p>
          </table:table-cell>
          <table:table-cell table:style-name="Table18.B2" office:value-type="string">
            <text:p text:style-name="P369">image/x-portable-bitmap </text:p>
          </table:table-cell>
        </table:table-row>
        <table:table-row>
          <table:table-cell table:style-name="Table18.A2" office:value-type="string">
            <text:p text:style-name="P369">.ani </text:p>
          </table:table-cell>
          <table:table-cell table:style-name="Table18.B2" office:value-type="string">
            <text:p text:style-name="P369">application/x-navi-animation </text:p>
          </table:table-cell>
          <table:table-cell table:style-name="Table18.B2" office:value-type="string">
            <text:p text:style-name="P369">.pdf </text:p>
          </table:table-cell>
          <table:table-cell table:style-name="Table18.B2" office:value-type="string">
            <text:p text:style-name="P369">application/pdf </text:p>
          </table:table-cell>
        </table:table-row>
        <table:table-row>
          <table:table-cell table:style-name="Table18.A2" office:value-type="string">
            <text:p text:style-name="P369">.arc </text:p>
          </table:table-cell>
          <table:table-cell table:style-name="Table18.B2" office:value-type="string">
            <text:p text:style-name="P369">application/x-arc </text:p>
          </table:table-cell>
          <table:table-cell table:style-name="Table18.B2" office:value-type="string">
            <text:p text:style-name="P369">.pgm </text:p>
          </table:table-cell>
          <table:table-cell table:style-name="Table18.B2" office:value-type="string">
            <text:p text:style-name="P369">image/x-portable-graymap </text:p>
          </table:table-cell>
        </table:table-row>
        <table:table-row>
          <table:table-cell table:style-name="Table18.A2" office:value-type="string">
            <text:p text:style-name="P369">.art </text:p>
          </table:table-cell>
          <table:table-cell table:style-name="Table18.B2" office:value-type="string">
            <text:p text:style-name="P369">image/x-art </text:p>
          </table:table-cell>
          <table:table-cell table:style-name="Table18.B2" office:value-type="string">
            <text:p text:style-name="P369">.pic </text:p>
          </table:table-cell>
          <table:table-cell table:style-name="Table18.B2" office:value-type="string">
            <text:p text:style-name="P369">image/pict </text:p>
          </table:table-cell>
        </table:table-row>
        <table:table-row>
          <table:table-cell table:style-name="Table18.A2" office:value-type="string">
            <text:p text:style-name="P369">.au </text:p>
          </table:table-cell>
          <table:table-cell table:style-name="Table18.B2" office:value-type="string">
            <text:p text:style-name="P369">audio/basic </text:p>
          </table:table-cell>
          <table:table-cell table:style-name="Table18.B2" office:value-type="string">
            <text:p text:style-name="P369">.pict </text:p>
          </table:table-cell>
          <table:table-cell table:style-name="Table18.B2" office:value-type="string">
            <text:p text:style-name="P369">image/pict </text:p>
          </table:table-cell>
        </table:table-row>
        <table:table-row>
          <table:table-cell table:style-name="Table18.A2" office:value-type="string">
            <text:p text:style-name="P369">.avi </text:p>
          </table:table-cell>
          <table:table-cell table:style-name="Table18.B2" office:value-type="string">
            <text:p text:style-name="P369">video/x-msvideo </text:p>
          </table:table-cell>
          <table:table-cell table:style-name="Table18.B2" office:value-type="string">
            <text:p text:style-name="P369">.pnm </text:p>
          </table:table-cell>
          <table:table-cell table:style-name="Table18.B2" office:value-type="string">
            <text:p text:style-name="P369">image/x-portable-anymap </text:p>
          </table:table-cell>
        </table:table-row>
        <table:table-row>
          <table:table-cell table:style-name="Table18.A2" office:value-type="string">
            <text:p text:style-name="P369">.bibtex </text:p>
          </table:table-cell>
          <table:table-cell table:style-name="Table18.B2" office:value-type="string">
            <text:p text:style-name="P369">application/x-bibtex </text:p>
          </table:table-cell>
          <table:table-cell table:style-name="Table18.B2" office:value-type="string">
            <text:p text:style-name="P369">.ps </text:p>
          </table:table-cell>
          <table:table-cell table:style-name="Table18.B2" office:value-type="string">
            <text:p text:style-name="P369">application/postscript </text:p>
          </table:table-cell>
        </table:table-row>
        <table:table-row>
          <table:table-cell table:style-name="Table18.A2" office:value-type="string">
            <text:p text:style-name="P369">.bin </text:p>
          </table:table-cell>
          <table:table-cell table:style-name="Table18.B2" office:value-type="string">
            <text:p text:style-name="P369">application/x-macbinary </text:p>
          </table:table-cell>
          <table:table-cell table:style-name="Table18.B2" office:value-type="string">
            <text:p text:style-name="P369">.qt </text:p>
          </table:table-cell>
          <table:table-cell table:style-name="Table18.B2" office:value-type="string">
            <text:p text:style-name="P369">video/quicktime </text:p>
          </table:table-cell>
        </table:table-row>
        <table:table-row>
          <table:table-cell table:style-name="Table18.A2" office:value-type="string">
            <text:p text:style-name="P369">.bmp </text:p>
          </table:table-cell>
          <table:table-cell table:style-name="Table18.B2" office:value-type="string">
            <text:p text:style-name="P369">image/bmp </text:p>
          </table:table-cell>
          <table:table-cell table:style-name="Table18.B2" office:value-type="string">
            <text:p text:style-name="P369">.ra </text:p>
          </table:table-cell>
          <table:table-cell table:style-name="Table18.B2" office:value-type="string">
            <text:p text:style-name="P369">audio/x-pn-realaudio </text:p>
          </table:table-cell>
        </table:table-row>
        <table:table-row>
          <table:table-cell table:style-name="Table18.A2" office:value-type="string">
            <text:p text:style-name="P369">.btx </text:p>
          </table:table-cell>
          <table:table-cell table:style-name="Table18.B2" office:value-type="string">
            <text:p text:style-name="P369">application/x-bibtex </text:p>
          </table:table-cell>
          <table:table-cell table:style-name="Table18.B2" office:value-type="string">
            <text:p text:style-name="P369">.ram </text:p>
          </table:table-cell>
          <table:table-cell table:style-name="Table18.B2" office:value-type="string">
            <text:p text:style-name="P369">audio/x-pn-realaudio </text:p>
          </table:table-cell>
        </table:table-row>
        <table:table-row>
          <table:table-cell table:style-name="Table18.A2" office:value-type="string">
            <text:p text:style-name="P369">.cpio </text:p>
          </table:table-cell>
          <table:table-cell table:style-name="Table18.B2" office:value-type="string">
            <text:p text:style-name="P369">application/x-cpio </text:p>
          </table:table-cell>
          <table:table-cell table:style-name="Table18.B2" office:value-type="string">
            <text:p text:style-name="P369">.ras </text:p>
          </table:table-cell>
          <table:table-cell table:style-name="Table18.B2" office:value-type="string">
            <text:p text:style-name="P369">image/x-cmu-raster </text:p>
          </table:table-cell>
        </table:table-row>
        <table:table-row>
          <table:table-cell table:style-name="Table18.A2" office:value-type="string">
            <text:p text:style-name="P369">.csv </text:p>
          </table:table-cell>
          <table:table-cell table:style-name="Table18.B2" office:value-type="string">
            <text:p text:style-name="P369">application/csv </text:p>
          </table:table-cell>
          <table:table-cell table:style-name="Table18.B2" office:value-type="string">
            <text:p text:style-name="P369">.refer </text:p>
          </table:table-cell>
          <table:table-cell table:style-name="Table18.B2" office:value-type="string">
            <text:p text:style-name="P369">application/x-refer </text:p>
          </table:table-cell>
        </table:table-row>
        <table:table-row>
          <table:table-cell table:style-name="Table18.A2" office:value-type="string">
            <text:p text:style-name="P369">.dcr </text:p>
          </table:table-cell>
          <table:table-cell table:style-name="Table18.B2" office:value-type="string">
            <text:p text:style-name="P369">application/x-director </text:p>
          </table:table-cell>
          <table:table-cell table:style-name="Table18.B2" office:value-type="string">
            <text:p text:style-name="P369">.rgb </text:p>
          </table:table-cell>
          <table:table-cell table:style-name="Table18.B2" office:value-type="string">
            <text:p text:style-name="P369">image/x-rgb </text:p>
          </table:table-cell>
        </table:table-row>
        <table:table-row>
          <table:table-cell table:style-name="Table18.A2" office:value-type="string">
            <text:p text:style-name="P369">.doc </text:p>
          </table:table-cell>
          <table:table-cell table:style-name="Table18.B2" office:value-type="string">
            <text:p text:style-name="P369">application/x-msword </text:p>
          </table:table-cell>
          <table:table-cell table:style-name="Table18.B2" office:value-type="string">
            <text:p text:style-name="P369">.rtf </text:p>
          </table:table-cell>
          <table:table-cell table:style-name="Table18.B2" office:value-type="string">
            <text:p text:style-name="P369">application/rtf </text:p>
          </table:table-cell>
        </table:table-row>
        <table:table-row>
          <table:table-cell table:style-name="Table18.A2" office:value-type="string">
            <text:p text:style-name="P369">.dir </text:p>
          </table:table-cell>
          <table:table-cell table:style-name="Table18.B2" office:value-type="string">
            <text:p text:style-name="P369">application/x-director </text:p>
          </table:table-cell>
          <table:table-cell table:style-name="Table18.B2" office:value-type="string">
            <text:p text:style-name="P369">.sgm </text:p>
          </table:table-cell>
          <table:table-cell table:style-name="Table18.B2" office:value-type="string">
            <text:p text:style-name="P369">text/sgml </text:p>
          </table:table-cell>
        </table:table-row>
        <table:table-row>
          <table:table-cell table:style-name="Table18.A2" office:value-type="string">
            <text:p text:style-name="P369">.dll </text:p>
          </table:table-cell>
          <table:table-cell table:style-name="Table18.B2" office:value-type="string">
            <text:p text:style-name="P369">application/octet-stream </text:p>
          </table:table-cell>
          <table:table-cell table:style-name="Table18.B2" office:value-type="string">
            <text:p text:style-name="P369">.sgml </text:p>
          </table:table-cell>
          <table:table-cell table:style-name="Table18.B2" office:value-type="string">
            <text:p text:style-name="P369">text/sgml </text:p>
          </table:table-cell>
        </table:table-row>
        <table:table-row>
          <table:table-cell table:style-name="Table18.A2" office:value-type="string">
            <text:p text:style-name="P369">.dp </text:p>
          </table:table-cell>
          <table:table-cell table:style-name="Table18.B2" office:value-type="string">
            <text:p text:style-name="P369">application/commonground </text:p>
          </table:table-cell>
          <table:table-cell table:style-name="Table18.B2" office:value-type="string">
            <text:p text:style-name="P369">.sit </text:p>
          </table:table-cell>
          <table:table-cell table:style-name="Table18.B2" office:value-type="string">
            <text:p text:style-name="P369">application/x-stuffit </text:p>
          </table:table-cell>
        </table:table-row>
        <table:table-row>
          <table:table-cell table:style-name="Table18.A2" office:value-type="string">
            <text:p text:style-name="P369">.dtd </text:p>
          </table:table-cell>
          <table:table-cell table:style-name="Table18.B2" office:value-type="string">
            <text:p text:style-name="P369">text/sgml </text:p>
          </table:table-cell>
          <table:table-cell table:style-name="Table18.B2" office:value-type="string">
            <text:p text:style-name="P369">.snd </text:p>
          </table:table-cell>
          <table:table-cell table:style-name="Table18.B2" office:value-type="string">
            <text:p text:style-name="P369">audio/basic </text:p>
          </table:table-cell>
        </table:table-row>
        <table:table-row>
          <table:table-cell table:style-name="Table18.A2" office:value-type="string">
            <text:p text:style-name="P369">.dvb </text:p>
          </table:table-cell>
          <table:table-cell table:style-name="Table18.B2" office:value-type="string">
            <text:p text:style-name="P369">application/x-dvbline </text:p>
          </table:table-cell>
          <table:table-cell table:style-name="Table18.B2" office:value-type="string">
            <text:p text:style-name="P369">.so </text:p>
          </table:table-cell>
          <table:table-cell table:style-name="Table18.B2" office:value-type="string">
            <text:p text:style-name="P369">application/octet-stream </text:p>
          </table:table-cell>
        </table:table-row>
        <table:table-row>
          <table:table-cell table:style-name="Table18.A2" office:value-type="string">
            <text:p text:style-name="P369">.dvi </text:p>
          </table:table-cell>
          <table:table-cell table:style-name="Table18.B2" office:value-type="string">
            <text:p text:style-name="P369">application/x-dvi </text:p>
          </table:table-cell>
          <table:table-cell table:style-name="Table18.B2" office:value-type="string">
            <text:p text:style-name="P369">.sql </text:p>
          </table:table-cell>
          <table:table-cell table:style-name="Table18.B2" office:value-type="string">
            <text:p text:style-name="P369">application/x-sql </text:p>
          </table:table-cell>
        </table:table-row>
        <table:table-row>
          <table:table-cell table:style-name="Table18.A2" office:value-type="string">
            <text:p text:style-name="P369">.dxr </text:p>
          </table:table-cell>
          <table:table-cell table:style-name="Table18.B2" office:value-type="string">
            <text:p text:style-name="P369">application/x-director </text:p>
          </table:table-cell>
          <table:table-cell table:style-name="Table18.B2" office:value-type="string">
            <text:p text:style-name="P369">.stl </text:p>
          </table:table-cell>
          <table:table-cell table:style-name="Table18.B2" office:value-type="string">
            <text:p text:style-name="P369">application/x-navistyle </text:p>
          </table:table-cell>
        </table:table-row>
        <table:table-row>
          <table:table-cell table:style-name="Table18.A2" office:value-type="string">
            <text:p text:style-name="P369">.eml </text:p>
          </table:table-cell>
          <table:table-cell table:style-name="Table18.B2" office:value-type="string">
            <text:p text:style-name="P369">text/plain </text:p>
          </table:table-cell>
          <table:table-cell table:style-name="Table18.B2" office:value-type="string">
            <text:p text:style-name="P369">.tar </text:p>
          </table:table-cell>
          <table:table-cell table:style-name="Table18.B2" office:value-type="string">
            <text:p text:style-name="P369">application/x-tar </text:p>
          </table:table-cell>
        </table:table-row>
        <table:table-row>
          <table:table-cell table:style-name="Table18.A2" office:value-type="string">
            <text:p text:style-name="P369">.eps </text:p>
          </table:table-cell>
          <table:table-cell table:style-name="Table18.B2" office:value-type="string">
            <text:p text:style-name="P369">application/postscript </text:p>
          </table:table-cell>
          <table:table-cell table:style-name="Table18.B2" office:value-type="string">
            <text:p text:style-name="P369">.tcl </text:p>
          </table:table-cell>
          <table:table-cell table:style-name="Table18.B2" office:value-type="string">
            <text:p text:style-name="P369">text/plain </text:p>
          </table:table-cell>
        </table:table-row>
        <table:table-row>
          <table:table-cell table:style-name="Table18.A2" office:value-type="string">
            <text:p text:style-name="P369">.exe </text:p>
          </table:table-cell>
          <table:table-cell table:style-name="Table18.B2" office:value-type="string">
            <text:p text:style-name="P369">application/octet-stream </text:p>
          </table:table-cell>
          <table:table-cell table:style-name="Table18.B2" office:value-type="string">
            <text:p text:style-name="P369">.tex </text:p>
          </table:table-cell>
          <table:table-cell table:style-name="Table18.B2" office:value-type="string">
            <text:p text:style-name="P369">application/x-tex </text:p>
          </table:table-cell>
        </table:table-row>
        <table:table-row>
          <table:table-cell table:style-name="Table18.A2" office:value-type="string">
            <text:p text:style-name="P369">.gif </text:p>
          </table:table-cell>
          <table:table-cell table:style-name="Table18.B2" office:value-type="string">
            <text:p text:style-name="P369">image/gif </text:p>
          </table:table-cell>
          <table:table-cell table:style-name="Table18.B2" office:value-type="string">
            <text:p text:style-name="P369">.text </text:p>
          </table:table-cell>
          <table:table-cell table:style-name="Table18.B2" office:value-type="string">
            <text:p text:style-name="P369">text/plain </text:p>
          </table:table-cell>
        </table:table-row>
        <table:table-row>
          <table:table-cell table:style-name="Table18.A2" office:value-type="string">
            <text:p text:style-name="P369">.gz </text:p>
          </table:table-cell>
          <table:table-cell table:style-name="Table18.B2" office:value-type="string">
            <text:p text:style-name="P369">application/x-compressed </text:p>
          </table:table-cell>
          <table:table-cell table:style-name="Table18.B2" office:value-type="string">
            <text:p text:style-name="P369">.tgz </text:p>
          </table:table-cell>
          <table:table-cell table:style-name="Table18.B2" office:value-type="string">
            <text:p text:style-name="P369">application/x-compressed </text:p>
          </table:table-cell>
        </table:table-row>
        <table:table-row>
          <table:table-cell table:style-name="Table18.A2" office:value-type="string">
            <text:p text:style-name="P369">.hqx </text:p>
          </table:table-cell>
          <table:table-cell table:style-name="Table18.B2" office:value-type="string">
            <text:p text:style-name="P369">application/mac-binhex40 </text:p>
          </table:table-cell>
          <table:table-cell table:style-name="Table18.B2" office:value-type="string">
            <text:p text:style-name="P369">.tif </text:p>
          </table:table-cell>
          <table:table-cell table:style-name="Table18.B2" office:value-type="string">
            <text:p text:style-name="P369">image/tiff </text:p>
          </table:table-cell>
        </table:table-row>
        <table:table-row>
          <table:table-cell table:style-name="Table18.A2" office:value-type="string">
            <text:p text:style-name="P369">.htm </text:p>
          </table:table-cell>
          <table:table-cell table:style-name="Table18.B2" office:value-type="string">
            <text:p text:style-name="P369">text/html </text:p>
          </table:table-cell>
          <table:table-cell table:style-name="Table18.B2" office:value-type="string">
            <text:p text:style-name="P369">.tiff </text:p>
          </table:table-cell>
          <table:table-cell table:style-name="Table18.B2" office:value-type="string">
            <text:p text:style-name="P369">image/tiff </text:p>
          </table:table-cell>
        </table:table-row>
        <table:table-row>
          <table:table-cell table:style-name="Table18.A2" office:value-type="string">
            <text:p text:style-name="P369">.html </text:p>
          </table:table-cell>
          <table:table-cell table:style-name="Table18.B2" office:value-type="string">
            <text:p text:style-name="P369">text/html </text:p>
          </table:table-cell>
          <table:table-cell table:style-name="Table18.B2" office:value-type="string">
            <text:p text:style-name="P369">.txt </text:p>
          </table:table-cell>
          <table:table-cell table:style-name="Table18.B2" office:value-type="string">
            <text:p text:style-name="P369">text/plain </text:p>
          </table:table-cell>
        </table:table-row>
        <table:table-row>
          <table:table-cell table:style-name="Table18.A2" office:value-type="string">
            <text:p text:style-name="P369">.latex </text:p>
          </table:table-cell>
          <table:table-cell table:style-name="Table18.B2" office:value-type="string">
            <text:p text:style-name="P369">application/x-latex </text:p>
          </table:table-cell>
          <table:table-cell table:style-name="Table18.B2" office:value-type="string">
            <text:p text:style-name="P369">.voc </text:p>
          </table:table-cell>
          <table:table-cell table:style-name="Table18.B2" office:value-type="string">
            <text:p text:style-name="P369">audio/basic </text:p>
          </table:table-cell>
        </table:table-row>
        <table:table-row>
          <table:table-cell table:style-name="Table18.A2" office:value-type="string">
            <text:p text:style-name="P369">.lha </text:p>
          </table:table-cell>
          <table:table-cell table:style-name="Table18.B2" office:value-type="string">
            <text:p text:style-name="P369">application/x-lharc </text:p>
          </table:table-cell>
          <table:table-cell table:style-name="Table18.B2" office:value-type="string">
            <text:p text:style-name="P369">.xbm </text:p>
          </table:table-cell>
          <table:table-cell table:style-name="Table18.B2" office:value-type="string">
            <text:p text:style-name="P369">image/x-xbitmap </text:p>
          </table:table-cell>
        </table:table-row>
        <table:table-row>
          <table:table-cell table:style-name="Table18.A2" office:value-type="string">
            <text:p text:style-name="P369">.ltx </text:p>
          </table:table-cell>
          <table:table-cell table:style-name="Table18.B2" office:value-type="string">
            <text:p text:style-name="P369">application/x-latex </text:p>
          </table:table-cell>
          <table:table-cell table:style-name="Table18.B2" office:value-type="string">
            <text:p text:style-name="P369">.xpm </text:p>
          </table:table-cell>
          <table:table-cell table:style-name="Table18.B2" office:value-type="string">
            <text:p text:style-name="P369">image/x-xpixmap </text:p>
          </table:table-cell>
        </table:table-row>
        <table:table-row>
          <table:table-cell table:style-name="Table18.A2" office:value-type="string">
            <text:p text:style-name="P369">.java </text:p>
          </table:table-cell>
          <table:table-cell table:style-name="Table18.B2" office:value-type="string">
            <text:p text:style-name="P369">application/x-java </text:p>
          </table:table-cell>
          <table:table-cell table:style-name="Table18.B2" office:value-type="string">
            <text:p text:style-name="P369">.vrml </text:p>
          </table:table-cell>
          <table:table-cell table:style-name="Table18.B2" office:value-type="string">
            <text:p text:style-name="P369">x-world/x-vrml </text:p>
          </table:table-cell>
        </table:table-row>
        <table:table-row>
          <table:table-cell table:style-name="Table18.A2" office:value-type="string">
            <text:p text:style-name="P369">.jfif </text:p>
          </table:table-cell>
          <table:table-cell table:style-name="Table18.B2" office:value-type="string">
            <text:p text:style-name="P369">image/jpeg </text:p>
          </table:table-cell>
          <table:table-cell table:style-name="Table18.B2" office:value-type="string">
            <text:p text:style-name="P369">.wav </text:p>
          </table:table-cell>
          <table:table-cell table:style-name="Table18.B2" office:value-type="string">
            <text:p text:style-name="P369">audio/x-wav </text:p>
          </table:table-cell>
        </table:table-row>
        <table:table-row>
          <table:table-cell table:style-name="Table18.A2" office:value-type="string">
            <text:p text:style-name="P369">.jpe </text:p>
          </table:table-cell>
          <table:table-cell table:style-name="Table18.B2" office:value-type="string">
            <text:p text:style-name="P369">image/jpeg </text:p>
          </table:table-cell>
          <table:table-cell table:style-name="Table18.B2" office:value-type="string">
            <text:p text:style-name="P369">.wp4 </text:p>
          </table:table-cell>
          <table:table-cell table:style-name="Table18.B2" office:value-type="string">
            <text:p text:style-name="P369">application/x-wp4 </text:p>
          </table:table-cell>
        </table:table-row>
        <table:table-row>
          <table:table-cell table:style-name="Table18.A2" office:value-type="string">
            <text:p text:style-name="P369">.jpg </text:p>
          </table:table-cell>
          <table:table-cell table:style-name="Table18.B2" office:value-type="string">
            <text:p text:style-name="P369">image/jpeg </text:p>
          </table:table-cell>
          <table:table-cell table:style-name="Table18.B2" office:value-type="string">
            <text:p text:style-name="P369">.wp5 </text:p>
          </table:table-cell>
          <table:table-cell table:style-name="Table18.B2" office:value-type="string">
            <text:p text:style-name="P369">application/x-wp5 </text:p>
          </table:table-cell>
        </table:table-row>
        <text:soft-page-break/>
        <table:table-row>
          <table:table-cell table:style-name="Table18.A2" office:value-type="string">
            <text:p text:style-name="P369">.jpeg </text:p>
          </table:table-cell>
          <table:table-cell table:style-name="Table18.B2" office:value-type="string">
            <text:p text:style-name="P369">image/jpeg </text:p>
          </table:table-cell>
          <table:table-cell table:style-name="Table18.B2" office:value-type="string">
            <text:p text:style-name="P369">.wks </text:p>
          </table:table-cell>
          <table:table-cell table:style-name="Table18.B2" office:value-type="string">
            <text:p text:style-name="P369">application/x-lotus123 </text:p>
          </table:table-cell>
        </table:table-row>
        <table:table-row>
          <table:table-cell table:style-name="Table18.A2" office:value-type="string">
            <text:p text:style-name="P369">.js </text:p>
          </table:table-cell>
          <table:table-cell table:style-name="Table18.B2" office:value-type="string">
            <text:p text:style-name="P369">application/x-javascript </text:p>
          </table:table-cell>
          <table:table-cell table:style-name="Table18.B2" office:value-type="string">
            <text:p text:style-name="P369">.wrl </text:p>
          </table:table-cell>
          <table:table-cell table:style-name="Table18.B2" office:value-type="string">
            <text:p text:style-name="P369">x-world/x-vrml </text:p>
          </table:table-cell>
        </table:table-row>
        <table:table-row>
          <table:table-cell table:style-name="Table18.A2" office:value-type="string">
            <text:p text:style-name="P369">.ls </text:p>
          </table:table-cell>
          <table:table-cell table:style-name="Table18.B2" office:value-type="string">
            <text:p text:style-name="P369">application/x-javascript </text:p>
          </table:table-cell>
          <table:table-cell table:style-name="Table18.B2" office:value-type="string">
            <text:p text:style-name="P369">.xls </text:p>
          </table:table-cell>
          <table:table-cell table:style-name="Table18.B2" office:value-type="string">
            <text:p text:style-name="P369">application/x-excel </text:p>
          </table:table-cell>
        </table:table-row>
        <table:table-row>
          <table:table-cell table:style-name="Table18.A2" office:value-type="string">
            <text:p text:style-name="P369">.map </text:p>
          </table:table-cell>
          <table:table-cell table:style-name="Table18.B2" office:value-type="string">
            <text:p text:style-name="P369">application/x-navimap </text:p>
          </table:table-cell>
          <table:table-cell table:style-name="Table18.B2" office:value-type="string">
            <text:p text:style-name="P369">.Z </text:p>
          </table:table-cell>
          <table:table-cell table:style-name="Table18.B2" office:value-type="string">
            <text:p text:style-name="P369">application/x-compressed </text:p>
          </table:table-cell>
        </table:table-row>
        <table:table-row>
          <table:table-cell table:style-name="Table18.A2" office:value-type="string">
            <text:p text:style-name="P369">.mif </text:p>
          </table:table-cell>
          <table:table-cell table:style-name="Table18.B2" office:value-type="string">
            <text:p text:style-name="P369">application/x-mif </text:p>
          </table:table-cell>
          <table:table-cell table:style-name="Table18.B2" office:value-type="string">
            <text:p text:style-name="P369">.zip </text:p>
          </table:table-cell>
          <table:table-cell table:style-name="Table18.B2" office:value-type="string">
            <text:p text:style-name="P369">application/x-zip-compressed </text:p>
          </table:table-cell>
        </table:table-row>
        <table:table-row>
          <table:table-cell table:style-name="Table18.A2" office:value-type="string">
            <text:p text:style-name="P369">.mocha </text:p>
          </table:table-cell>
          <table:table-cell table:style-name="Table18.B2" office:value-type="string">
            <text:p text:style-name="P369">application/x-javascript </text:p>
          </table:table-cell>
          <table:table-cell table:style-name="Table18.B2" office:value-type="string">
            <text:p text:style-name="P369">.zoo </text:p>
          </table:table-cell>
          <table:table-cell table:style-name="Table18.B2" office:value-type="string">
            <text:p text:style-name="P369">application/x-zoo </text:p>
          </table:table-cell>
        </table:table-row>
        <table:table-row>
          <table:table-cell table:style-name="Table18.A49" office:value-type="string">
            <text:p text:style-name="P369">.mov </text:p>
          </table:table-cell>
          <table:table-cell table:style-name="Table18.B49" office:value-type="string">
            <text:p text:style-name="P369">video/quicktime </text:p>
          </table:table-cell>
          <table:table-cell table:style-name="Table18.B49" office:value-type="string">
            <text:p text:style-name="P369"/>
          </table:table-cell>
          <table:table-cell table:style-name="Table18.B49" office:value-type="string">
            <text:p text:style-name="P369"/>
          </table:table-cell>
        </table:table-row>
      </table:table>
      <text:p text:style-name="P179"><text:span text:style-name="Source_20_Text"><text:span text:style-name="T176"/></text:span></text:p>
      <text:p text:style-name="P180"><text:span text:style-name="Source_20_Text"><text:span text:style-name="T177">If compiled with the optional libmagic library it will, should it not have resolved the MIME type use it to try to determine an appropriate MIME type.</text:span></text:span></text:p>
      <text:p text:style-name="P179"><text:span text:style-name="Source_20_Text"><text:span text:style-name="T176"/></text:span></text:p>
      <text:p text:style-name="P179"><text:span text:style-name="Source_20_Text"><text:span text:style-name="T178">N</text:span></text:span><text:span text:style-name="Source_20_Text"><text:span text:style-name="T176">OTE: The reason we look at the extension first is to allow for type spoofing as is commonly practiced by formats that use archivers such as ZIP </text:span></text:span><text:span text:style-name="Source_20_Text"><text:span text:style-name="T178">(e.g. .jar files)</text:span></text:span><text:span text:style-name="Source_20_Text"><text:span text:style-name="T176">.</text:span></text:span></text:p>
      <text:p text:style-name="P179"><text:span text:style-name="Source_20_Text"><text:span text:style-name="T176"/></text:span></text:p>
      <text:h text:style-name="Heading_20_2" text:outline-level="2"><text:bookmark-start text:name="__RefHeading___Toc20797_3285073552"/><text:span text:style-name="Source_20_Text">XBINARY</text:span><text:bookmark-end text:name="__RefHeading___Toc20797_3285073552"/></text:h>
      <text:p text:style-name="P278"><text:span text:style-name="Source_20_Text"><text:span text:style-name="T241">The X</text:span></text:span><text:span text:style-name="Source_20_Text"><text:span text:style-name="T240">BINARY </text:span></text:span><text:span text:style-name="Source_20_Text"><text:span text:style-name="T241">doctype is intended for indexing b</text:span></text:span><text:span text:style-name="Source_20_Text"><text:span text:style-name="T240">inary files.</text:span></text:span></text:p>
      <text:p text:style-name="P278"><text:span text:style-name="Source_20_Text"><text:span text:style-name="T240"/></text:span></text:p>
      <text:p text:style-name="P99"><text:span text:style-name="Source_20_Text"><text:span text:style-name="T240"><text:s text:c="7"/>DOCTYPE</text:span></text:span></text:p>
      <text:p text:style-name="P99"><text:span text:style-name="Source_20_Text"><text:span text:style-name="T240"><text:s text:c="10"/>|</text:span></text:span></text:p>
      <text:p text:style-name="P99"><text:span text:style-name="Source_20_Text"><text:span text:style-name="T240"><text:s text:c="7"/>BINARY</text:span></text:span></text:p>
      <text:p text:style-name="P99"><text:span text:style-name="Source_20_Text"><text:span text:style-name="T240"><text:s text:c="10"/>v</text:span></text:span></text:p>
      <text:p text:style-name="P99"><text:span text:style-name="Source_20_Text"><text:span text:style-name="T240"><text:s text:c="7"/>XBINARY</text:span></text:span></text:p>
      <text:p text:style-name="P257"><text:span text:style-name="Source_20_Text"><text:span text:style-name="T240"/></text:span></text:p>
      <text:p text:style-name="P257"><text:span text:style-name="Source_20_Text"><text:span text:style-name="T240"/></text:span></text:p>
      <text:p text:style-name="P279"><text:span text:style-name="Source_20_Text"><text:span text:style-name="T251">While the BINARY doctype uses plain text “,info” files to describe a resource (considered a “binary” file to indicate that its content is not being parsed for data), it instead</text:span></text:span><text:span text:style-name="Source_20_Text"><text:span text:style-name="T240">, </text:span></text:span><text:span text:style-name="Source_20_Text"><text:span text:style-name="T241">expects </text:span></text:span><text:span text:style-name="Source_20_Text"><text:span text:style-name="T251">an</text:span></text:span><text:span text:style-name="Source_20_Text"><text:span text:style-name="T241"> “,</text:span></text:span><text:span text:style-name="Source_20_Text"><text:span text:style-name="T251">info.xml” <text:s/>file. These files, encoded in XML, contain </text:span></text:span><text:span text:style-name="Source_20_Text"><text:span text:style-name="T241"><text:s/>a description (metadata)</text:span></text:span><text:span text:style-name="Source_20_Text"><text:span text:style-name="T240"> </text:span></text:span><text:span text:style-name="Source_20_Text"><text:span text:style-name="T251">of the file resource</text:span></text:span><text:span text:style-name="Source_20_Text"><text:span text:style-name="T240">. </text:span></text:span><text:span text:style-name="Source_20_Text"><text:span text:style-name="T251">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2">The class allows a free choice of what XMLish doctype to use for parsing the </text:span></text:span><text:span text:style-name="Source_20_Text"><text:span text:style-name="T241">,</text:span></text:span><text:span text:style-name="Source_20_Text"><text:span text:style-name="T251">info.xml” </text:span></text:span><text:span text:style-name="Source_20_Text"><text:span text:style-name="T252">file—one can even use the FILTER2XML doctype to have a script (“filter”) create or modify the data passed to the parser.</text:span></text:span></text:p>
      <text:p text:style-name="P257"><text:span text:style-name="Source_20_Text"><text:span text:style-name="T240"/></text:span></text:p>
      <text:p text:style-name="P257"><text:span text:style-name="Source_20_Text"><text:span text:style-name="T240">- Uses the field TITLE for the default headline</text:span></text:span></text:p>
      <text:p text:style-name="P257"><text:span text:style-name="Source_20_Text"><text:span text:style-name="T240">- Uses the extension </text:span></text:span><text:span text:style-name="Source_20_Text"><text:span text:style-name="T252">(as does BINARY)</text:span></text:span><text:span text:style-name="Source_20_Text"><text:span text:style-name="T240"> to determine the MIME type</text:span></text:span></text:p>
      <text:p text:style-name="P257"><text:span text:style-name="Source_20_Text"><text:span text:style-name="T240"/></text:span></text:p>
      <text:p text:style-name="P257"><text:span text:style-name="Source_20_Text"><text:span text:style-name="T240">Options:</text:span></text:span></text:p>
      <text:p text:style-name="P257"><text:span text:style-name="Source_20_Text"><text:span text:style-name="T348"><text:s text:c="3"/>XMLPATHS specifies if these should be stored (Default ON)</text:span></text:span></text:p>
      <text:p text:style-name="P257"><text:span text:style-name="Source_20_Text"><text:span text:style-name="T348"><text:s text:c="3"/>USECLASS specifies an alternative BASE class (default XML)</text:span></text:span></text:p>
      <text:p text:style-name="P257"><text:span text:style-name="Source_20_Text"><text:span text:style-name="T311"/></text:span></text:p>
      <text:p text:style-name="P257"><text:span text:style-name="Source_20_Text"><text:span text:style-name="T240">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3">COLONDOC</text:span></text:span><text:bookmark-end text:name="__RefHeading___Toc20799_3285073552"/></text:h>
      <text:p text:style-name="P181"><text:span text:style-name="Source_20_Text"><text:span text:style-name="T179">Colon tagged documents are among the most commonly used form of ASCII markup. Field names are defined by, you guessed it, ':'. </text:span></text:span></text:p>
      <text:p text:style-name="P181"><text:span text:style-name="Source_20_Text"><text:span text:style-name="T179"/></text:span></text:p>
      <text:p text:style-name="P181"><text:span text:style-name="Source_20_Text"><text:span text:style-name="T179"/></text:span></text:p>
      <text:p text:style-name="P181"><text:span text:style-name="Source_20_Text"><text:span text:style-name="T179"/></text:span></text:p>
      <text:p text:style-name="P181"><text:span text:style-name="Source_20_Text"><text:span text:style-name="T107">COLONDOC Class Tree:</text:span></text:span></text:p>
      <text:p text:style-name="P89"><text:span text:style-name="Source_20_Text"><text:span text:style-name="T107"><text:s text:c="7"/>DOCTYPE</text:span></text:span></text:p>
      <text:p text:style-name="P89"><text:span text:style-name="Source_20_Text"><text:span text:style-name="T107"><text:s text:c="10"/>|</text:span></text:span></text:p>
      <text:p text:style-name="P89"><text:span text:style-name="Source_20_Text"><text:span text:style-name="T107"><text:s text:c="7"/>METADOC</text:span></text:span></text:p>
      <text:p text:style-name="P89"><text:span text:style-name="Source_20_Text"><text:span text:style-name="T107"><text:s text:c="10"/>v</text:span></text:span></text:p>
      <text:p text:style-name="P89"><text:span text:style-name="Source_20_Text"><text:span text:style-name="T107"><text:s text:c="6"/>COLONDOC</text:span></text:span></text:p>
      <text:p text:style-name="P89"><text:span text:style-name="Source_20_Text"><text:span text:style-name="T107"/></text:span></text:p>
      <text:p text:style-name="P203"><text:span text:style-name="Source_20_Text"><text:span text:style-name="T107">"COLONDOC": Colon document format files. Like "METADOC" but the default sep is ':'.</text:span></text:span></text:p>
      <text:p text:style-name="P181"><text:span text:style-name="Source_20_Text"><text:span text:style-name="T179"/></text:span></text:p>
      <text:p text:style-name="P181"><text:bookmark text:name="COLONDOC"/><text:span text:style-name="Source_20_Text"><text:span text:style-name="T179">COLONDOC is not really (intended to be) a document type but a parent for this "major" class of document formats. The </text:span></text:span><text:span text:style-name="Source_20_Text"><text:span text:style-name="User_20_Entry"><text:span text:style-name="T179">COLONDOC</text:span></text:span></text:span><text:span text:style-name="Source_20_Text"><text:span text:style-name="T179"> class has been designed to provide a convenient base class for the development of user document types. </text:span></text:span></text:p>
      <text:p text:style-name="P181"><text:span text:style-name="Source_20_Text"><text:span text:style-name="T179"/></text:span></text:p>
      <text:p text:style-name="P181"><text:span text:style-name="T93">Examples of children are: </text:span><text:span text:style-name="T179">BIBCOLON, IADADOC, IKNOWDOC </text:span><text:span text:style-name="T187">and through its child COLONGRP a number of other types such as DIF.</text:span></text:p>
      <text:p text:style-name="P62"><text:s/></text:p>
      <text:p text:style-name="P5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450"><text:s text:c="8"/>....</text:p>
      <text:list xml:id="list1405826312" text:style-name="L20">
        <text:list-item>
          <text:p text:style-name="P596">Fields are continued when the line has no tag </text:p>
        </text:list-item>
        <text:list-item>
          <text:p text:style-name="P596">Field names <text:span text:style-name="Strong_20_Emphasis">may NOT contain white space</text:span>. Although not explicitly required it is <text:span text:style-name="T280">recomended</text:span> that all field names use characters restricted to the the set of 7-bit ASCII characters excluding <text:span text:style-name="User_20_Entry">%</text:span>(<text:span text:style-name="T280">per-cent</text:span>), <text:span text:style-name="User_20_Entry">$</text:span>(<text:span text:style-name="T280">dollar</text:span>) and <text:span text:style-name="User_20_Entry">+</text:span>(<text:span text:style-name="T280">plus</text:span>). </text:p>
        </text:list-item>
        <text:list-item>
          <text:p text:style-name="P596"><text:span text:style-name="T280">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96">The space BEFORE field names MAY contain white space </text:p>
        </text:list-item>
        <text:list-item>
          <text:p text:style-name="P596">Between the field name and the ':' NO white space is allowed. </text:p>
        </text:list-item>
        <text:list-item>
          <text:p text:style-name="P59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96">There is no specific limitation on the length of a line. The maximal line and field length is given by the maximal size of a memory block defined by the O/S on the host platform. On most 32-bit Unix platforms this is around 2 GB. </text:p>
        </text:list-item>
        <text:list-item>
          <text:p text:style-name="P547">Should the document contain several records the user must specify the record <text:span text:style-name="T460">separator</text:span> via a option to the Indexer (eg. -s " *****" for <text:span text:style-name="Citation">Ziff CD</text:span> records) </text:p>
        </text:list-item>
      </text:list>
      <text:p text:style-name="P181"><text:soft-page-break/><text:span text:style-name="Source_20_Text"><text:span text:style-name="T179"/></text:span></text:p>
      <text:p text:style-name="P181"><text:span text:style-name="Source_20_Text"><text:span text:style-name="T179">Although the </text:span></text:span><text:span text:style-name="Source_20_Text"><text:span text:style-name="T152">COLONDOC</text:span></text:span><text:span text:style-name="Source_20_Text"><text:span text:style-name="T179"> format is ill-suited to hierarchical data its COLONGRP <text:s/>child is. </text:span></text:span></text:p>
      <text:h text:style-name="Heading_20_2" text:outline-level="2"><text:bookmark-start text:name="__RefHeading___Toc20801_3285073552"/><text:span text:style-name="Source_20_Text"><text:span text:style-name="T93">COLONGRP</text:span></text:span><text:bookmark-end text:name="__RefHeading___Toc20801_3285073552"/></text:h>
      <text:p text:style-name="Text_20_body"><text:span text:style-name="Source_20_Text"><text:span text:style-name="T93">COLONGRP is a master colondoc doctype that supports some structure (sub-tags). If it inspired by, as well as parent of, DIF. </text:span></text:span></text:p>
      <text:p text:style-name="P163"><text:span text:style-name="Source_20_Text"><text:span text:style-name="T333">COLONGRP Class Tree:</text:span></text:span></text:p>
      <text:p text:style-name="P86"><text:span text:style-name="Source_20_Text"><text:span text:style-name="T333">DOCTYPE</text:span></text:span></text:p>
      <text:p text:style-name="P86"><text:span text:style-name="Source_20_Text"><text:span text:style-name="T333">|</text:span></text:span></text:p>
      <text:p text:style-name="P86"><text:span text:style-name="Source_20_Text"><text:span text:style-name="T333">METADOC</text:span></text:span></text:p>
      <text:p text:style-name="P86"><text:span text:style-name="Source_20_Text"><text:span text:style-name="T333">|</text:span></text:span></text:p>
      <text:p text:style-name="P86"><text:span text:style-name="Source_20_Text"><text:span text:style-name="T333">COLONDOC</text:span></text:span></text:p>
      <text:p text:style-name="P86"><text:span text:style-name="Source_20_Text"><text:span text:style-name="T333">v</text:span></text:span></text:p>
      <text:p text:style-name="P86"><text:span text:style-name="Source_20_Text"><text:span text:style-name="T333">COLONGRP</text:span></text:span></text:p>
      <text:p text:style-name="Text_20_body"><text:span text:style-name="Source_20_Text"><text:span text:style-name="T93"/></text:span></text:p>
      <text:p text:style-name="P182"><text:span text:style-name="Source_20_Text"><text:span text:style-name="T180"/></text:span></text:p>
      <text:p text:style-name="Text_20_body"/>
      <text:p text:style-name="P184"><text:span text:style-name="User_20_Entry"><text:span text:style-name="T100">The contents of the </text:span></text:span><text:span text:style-name="Citation"><text:span text:style-name="T100">first field</text:span></text:span><text:span text:style-name="User_20_Entry"><text:span text:style-name="T100"> should be </text:span></text:span><text:span text:style-name="Citation"><text:span text:style-name="T100">unique</text:span></text:span><text:span text:style-name="User_20_Entry"><text:span text:style-name="T100">. It is used as a </text:span></text:span><text:span text:style-name="Citation"><text:span text:style-name="T100">unique</text:span></text:span><text:span text:style-name="User_20_Entry"><text:span text:style-name="T100"> identification string for the record</text:span></text:span></text:p>
      <text:p text:style-name="P5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420">Group</text:span></text:span><text:span text:style-name="T420">: </text:span><text:span text:style-name="Citation"><text:span text:style-name="T420">GroupName</text:span></text:span></text:p>
      <text:p text:style-name="Preformatted_20_Text"><text:span text:style-name="T420"><text:s text:c="8"/></text:span><text:span text:style-name="Citation"><text:span text:style-name="T420">Field</text:span></text:span><text:span text:style-name="T420">: <text:s/></text:span><text:span text:style-name="Citation"><text:span text:style-name="T420">Value</text:span></text:span></text:p>
      <text:p text:style-name="Preformatted_20_Text"><text:span text:style-name="T420"><text:s text:c="8"/></text:span><text:span text:style-name="Citation"><text:span text:style-name="T420">Field</text:span></text:span><text:span text:style-name="T420">: <text:s/></text:span><text:span text:style-name="Citation"><text:span text:style-name="T420">Value</text:span></text:span></text:p>
      <text:p text:style-name="Preformatted_20_Text"><text:span text:style-name="T420"><text:s text:c="8"/></text:span><text:span text:style-name="Citation"><text:span text:style-name="T420">Field</text:span></text:span><text:span text:style-name="T420">: <text:s/></text:span><text:span text:style-name="Citation"><text:span text:style-name="T420">Value</text:span></text:span></text:p>
      <text:p text:style-name="P450"><text:span text:style-name="User_20_Entry"><text:span text:style-name="T420">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33">Group</text:span></text:span><text:span text:style-name="T333">: </text:span><text:span text:style-name="Citation"><text:span text:style-name="T333">GroupName</text:span></text:span></text:p>
      <text:p text:style-name="Text_20_body"><text:span text:style-name="T333"><text:s text:c="7"/></text:span><text:span text:style-name="Citation"><text:span text:style-name="T333">Field</text:span></text:span><text:span text:style-name="T333">: <text:s/></text:span><text:span text:style-name="Citation"><text:span text:style-name="T333">Value</text:span></text:span></text:p>
      <text:p text:style-name="Text_20_body"><text:span text:style-name="T333"><text:s text:c="7"/></text:span><text:span text:style-name="Citation"><text:span text:style-name="T333">Field</text:span></text:span><text:span text:style-name="T333">: <text:s/></text:span><text:span text:style-name="Citation"><text:span text:style-name="T333">Value</text:span></text:span><text:span text:style-name="T333"> <text:s text:c="6"/></text:span></text:p>
      <text:p text:style-name="P446"><text:span text:style-name="User_20_Entry"><text:span text:style-name="T333">Group</text:span></text:span><text:span text:style-name="T333">: </text:span><text:span text:style-name="Citation"><text:span text:style-name="T333">GroupName</text:span></text:span></text:p>
      <text:p text:style-name="P446"><text:span text:style-name="T333"><text:s text:c="8"/></text:span><text:span text:style-name="Citation"><text:span text:style-name="T333">Field</text:span></text:span><text:span text:style-name="T333">: <text:s/></text:span><text:span text:style-name="Citation"><text:span text:style-name="T333">Value</text:span></text:span></text:p>
      <text:p text:style-name="P446"><text:span text:style-name="T333"><text:s text:c="8"/></text:span><text:span text:style-name="Citation"><text:span text:style-name="T333">Field</text:span></text:span><text:span text:style-name="T333">: <text:s/></text:span><text:span text:style-name="Citation"><text:span text:style-name="T333">Value</text:span></text:span></text:p>
      <text:p text:style-name="P446"><text:span text:style-name="T333"><text:s text:c="8"/></text:span><text:span text:style-name="Citation"><text:span text:style-name="T333">Field</text:span></text:span><text:span text:style-name="T333">: <text:s/></text:span><text:span text:style-name="Citation"><text:span text:style-name="T333">Value</text:span></text:span></text:p>
      <text:p text:style-name="P446"><text:span text:style-name="User_20_Entry"><text:span text:style-name="T333">End_Group</text:span></text:span></text:p>
      <text:p text:style-name="Text_20_body"><text:span text:style-name="User_20_Entry"><text:span text:style-name="T333">End_Group</text:span></text:span></text:p>
      <text:p text:style-name="Text_20_body"/>
      <text:p text:style-name="Text_20_body"/>
      <text:p text:style-name="Text_20_body">Its probably best understood by looking at the example <text:span text:style-name="T461">fragment</text:span> below. </text:p>
      <text:p text:style-name="P466">Entry_ID: 1013DS-A.cdf</text:p>
      <text:p text:style-name="P466">Group: <text:s/>Technical_Contact</text:p>
      <text:p text:style-name="P466"><text:s text:c="8"/>First_name: <text:s/>Frances</text:p>
      <text:p text:style-name="P466"><text:s text:c="8"/>Middle_name: <text:s/>S.</text:p>
      <text:p text:style-name="P466"><text:s text:c="8"/>Last_name: <text:s/>Hotchkiss</text:p>
      <text:p text:style-name="P466"><text:s text:c="8"/>Phone: <text:s/>508-457-2242</text:p>
      <text:p text:style-name="P466"><text:s text:c="8"/>Phone: <text:s/>FAX 508-457-2310</text:p>
      <text:p text:style-name="P466"><text:s text:c="8"/>Group: <text:s/>Address</text:p>
      <text:p text:style-name="P466"><text:soft-page-break/><text:s text:c="16"/>384 Woods Hole Road</text:p>
      <text:p text:style-name="P466"><text:s text:c="16"/>Quissett Campus</text:p>
      <text:p text:style-name="P466"><text:s text:c="16"/>Woods Hole, MA <text:s/>02543-1598</text:p>
      <text:p text:style-name="P466"><text:s text:c="16"/>USA</text:p>
      <text:p text:style-name="P466"><text:s text:c="8"/>End_Group</text:p>
      <text:p text:style-name="P451"><text:span text:style-name="T420">End_Group</text:span><text:span text:style-name="T450"> </text:span></text:p>
      <text:p text:style-name="List_20_Heading"><text:span text:style-name="User_20_Entry"><text:span text:style-name="T315"><text:line-break/></text:span></text:span><text:span text:style-name="User_20_Entry"><text:span text:style-name="T450">Entry_ID</text:span></text:span></text:p>
      <text:p text:style-name="List_20_Contents"><text:span text:style-name="User_20_Entry"><text:span text:style-name="T100">1013DS-A.cdf would specify </text:span></text:span><text:span text:style-name="User_20_Entry"><text:span text:style-name="T315">1013DS-A.cdf</text:span></text:span><text:span text:style-name="User_20_Entry"><text:span text:style-name="T100"> as the </text:span></text:span><text:span text:style-name="Citation"><text:span text:style-name="T100">unique key</text:span></text:span><text:span text:style-name="User_20_Entry"><text:span text:style-name="T100"> for the record.</text:span></text:span><text:span text:style-name="User_20_Entry"><text:span text:style-name="T315"> </text:span></text:span></text:p>
      <text:p text:style-name="List_20_Heading"><text:span text:style-name="User_20_Entry"><text:span text:style-name="T315">Technical_Contact</text:span></text:span><text:span text:style-name="T315"> </text:span></text:p>
      <text:p text:style-name="List_20_Contents"><text:span text:style-name="T450">contains everything from </text:span><text:span text:style-name="User_20_Entry"><text:span text:style-name="T450">First_name</text:span></text:span><text:span text:style-name="T450"> to the </text:span><text:span text:style-name="User_20_Entry"><text:span text:style-name="T450">End_Group</text:span></text:span><text:span text:style-name="T450"> in Address. </text:span></text:p>
      <text:p text:style-name="List_20_Heading"><text:span text:style-name="User_20_Entry"><text:span text:style-name="T315">First_name</text:span></text:span><text:span text:style-name="T450"> </text:span></text:p>
      <text:p text:style-name="List_20_Contents"><text:span text:style-name="T450">contains </text:span><text:span text:style-name="User_20_Entry"><text:span text:style-name="T450">Frances</text:span></text:span><text:span text:style-name="T450"> </text:span></text:p>
      <text:p text:style-name="List_20_Heading"><text:span text:style-name="User_20_Entry"><text:span text:style-name="T450">Middle_name</text:span></text:span><text:span text:style-name="T450"> </text:span></text:p>
      <text:p text:style-name="List_20_Contents"><text:span text:style-name="T450">contains </text:span><text:span text:style-name="User_20_Entry"><text:span text:style-name="T450">S.</text:span></text:span><text:span text:style-name="T450"> </text:span></text:p>
      <text:p text:style-name="List_20_Heading"><text:span text:style-name="User_20_Entry"><text:span text:style-name="T450">Last_name</text:span></text:span><text:span text:style-name="T450"> </text:span></text:p>
      <text:p text:style-name="List_20_Contents"><text:span text:style-name="T450">contains </text:span><text:span text:style-name="User_20_Entry"><text:span text:style-name="T450">Hotchkiss</text:span></text:span><text:span text:style-name="T450"> </text:span></text:p>
      <text:p text:style-name="List_20_Heading"><text:span text:style-name="User_20_Entry"><text:span text:style-name="T450">Phone</text:span></text:span><text:span text:style-name="T450"> </text:span></text:p>
      <text:p text:style-name="List_20_Contents"><text:span text:style-name="T450">contains </text:span><text:span text:style-name="User_20_Entry"><text:span text:style-name="T450">508-457-2242</text:span></text:span><text:span text:style-name="T450"> and </text:span><text:span text:style-name="User_20_Entry"><text:span text:style-name="T450">FAX 508-457-2310</text:span></text:span><text:span text:style-name="T450"> </text:span></text:p>
      <text:p text:style-name="List_20_Heading"><text:span text:style-name="User_20_Entry"><text:span text:style-name="T450">Address</text:span></text:span><text:span text:style-name="T450"> </text:span></text:p>
      <text:p text:style-name="P458"><text:span text:style-name="T450">contains everything from </text:span><text:span text:style-name="User_20_Entry"><text:span text:style-name="T450">384 Woods Hole Road</text:span></text:span><text:span text:style-name="T450"> to </text:span><text:span text:style-name="User_20_Entry"><text:span text:style-name="T450">USA</text:span></text:span><text:span text:style-name="T450"> </text:span></text:p>
      <text:p text:style-name="P183"><text:span text:style-name="T450">Compared to </text:span><text:span text:style-name="T451">SGML/</text:span><text:span text:style-name="T450">XML:</text:span></text:p>
      <table:table table:name="Table19" table:style-name="Table19">
        <table:table-column table:style-name="Table19.A"/>
        <table:table-column table:style-name="Table19.B"/>
        <table:table-row>
          <table:table-cell table:style-name="Table19.A1" office:value-type="string">
            <text:p text:style-name="P356">Group: Level1</text:p>
            <text:p text:style-name="P356"><text:s text:c="3"/>Group: Level2</text:p>
            <text:p text:style-name="P356"><text:s text:c="7"/>tag1: tag1_value</text:p>
            <text:p text:style-name="P356"><text:s text:c="6"/>End_Group</text:p>
            <text:p text:style-name="P356">End_Group</text:p>
          </table:table-cell>
          <table:table-cell table:style-name="Table19.B1" office:value-type="string">
            <text:p text:style-name="P356">&lt;Level1&gt;</text:p>
            <text:p text:style-name="P356"><text:s text:c="2"/>&lt;Level2&gt;</text:p>
            <text:p text:style-name="P356"><text:s text:c="5"/>&lt;tag1&gt;tag1_value&lt;/tag1&gt;</text:p>
            <text:p text:style-name="P356"><text:s text:c="2"/>&lt;/Level2&gt;</text:p>
            <text:p text:style-name="P356">&lt;/Level1&gt;</text:p>
          </table:table-cell>
        </table:table-row>
      </table:table>
      <text:p text:style-name="P148"/>
      <text:p text:style-name="P147"/>
      <text:p text:style-name="Text_20_body"><text:span text:style-name="T450">The MIME type for </text:span><text:span text:style-name="Citation"><text:span text:style-name="T450">Raw Records</text:span></text:span><text:span text:style-name="T450"> is </text:span><text:span text:style-name="User_20_Entry"><text:span text:style-name="T450">Application/X-COLONGRP</text:span></text:span><text:span text:style-name="T450">. </text:span></text:p>
      <text:p text:style-name="Text_20_body"><text:span text:style-name="Source_20_Text"><text:span text:style-name="T180"/></text:span></text:p>
      <text:h text:style-name="Heading_20_2" text:outline-level="2"><text:bookmark-start text:name="__RefHeading___Toc20803_3285073552"/><text:span text:style-name="Source_20_Text">CS</text:span><text:span text:style-name="Source_20_Text"><text:span text:style-name="T489">V</text:span></text:span><text:span text:style-name="Source_20_Text">DOC</text:span><text:bookmark-end text:name="__RefHeading___Toc20803_3285073552"/></text:h>
      <text:p text:style-name="P201"><text:span text:style-name="Source_20_Text"><text:span text:style-name="T181">The native CS</text:span></text:span><text:span text:style-name="Source_20_Text"><text:span text:style-name="T183">V</text:span></text:span><text:span text:style-name="Source_20_Text"><text:span text:style-name="T181">DOC doctype class is for "Comma </text:span></text:span><text:span text:style-name="Source_20_Text"><text:span text:style-name="T186">Separated</text:span></text:span><text:span text:style-name="Source_20_Text"><text:span text:style-name="T181"> </text:span></text:span><text:span text:style-name="Source_20_Text"><text:span text:style-name="T183">Values</text:span></text:span><text:span text:style-name="Source_20_Text"><text:span text:style-name="T181">" such as those exported from Claris FileMaker Pro (Merge), MS Access, Excel and other popular PC programs. <text:s/></text:span></text:span><text:span text:style-name="Source_20_Text"><text:span text:style-name="T191">Like its </text:span></text:span><text:span text:style-name="Source_20_Text"><text:span text:style-name="T192">ancestors COLONDOC and METADOC it is a key-value type but, in contrast to them, defined along the colon rather than row. </text:span></text:span></text:p>
      <text:p text:style-name="P201"><text:span text:style-name="Source_20_Text"><text:span text:style-name="T181"/></text:span></text:p>
      <text:p text:style-name="P162"><text:span text:style-name="Source_20_Text"><text:span text:style-name="T336">CS</text:span></text:span><text:span text:style-name="Source_20_Text"><text:span text:style-name="T338">V</text:span></text:span><text:span text:style-name="Source_20_Text"><text:span text:style-name="T336">DOC Class Tree:</text:span></text:span></text:p>
      <text:p text:style-name="P87"><text:span text:style-name="Source_20_Text"><text:span text:style-name="T336">DOCTYPE</text:span></text:span></text:p>
      <text:p text:style-name="P87"><text:span text:style-name="Source_20_Text"><text:span text:style-name="T336">|</text:span></text:span></text:p>
      <text:p text:style-name="P87"><text:span text:style-name="Source_20_Text"><text:span text:style-name="T336">METADOC</text:span></text:span></text:p>
      <text:p text:style-name="P87"><text:span text:style-name="Source_20_Text"><text:span text:style-name="T336">|</text:span></text:span></text:p>
      <text:p text:style-name="P87"><text:span text:style-name="Source_20_Text"><text:span text:style-name="T336">COLONDOC</text:span></text:span></text:p>
      <text:p text:style-name="P87"><text:span text:style-name="Source_20_Text"><text:span text:style-name="T336">v</text:span></text:span></text:p>
      <text:p text:style-name="P87"><text:span text:style-name="Source_20_Text"><text:span text:style-name="T336">CS</text:span></text:span><text:span text:style-name="Source_20_Text"><text:span text:style-name="T337">V</text:span></text:span><text:span text:style-name="Source_20_Text"><text:span text:style-name="T336">DOC</text:span></text:span></text:p>
      <text:p text:style-name="P87"><text:span text:style-name="Source_20_Text"><text:span text:style-name="T181"/></text:span></text:p>
      <text:p text:style-name="P201"><text:soft-page-break/><text:span text:style-name="Source_20_Text"><text:span text:style-name="T181">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2">V</text:span></text:span><text:span text:style-name="Source_20_Text"><text:span text:style-name="T181">DOC doctype allows for the continued use of familiar PC tools but with more robust, secure and powerfull Z39.50 and WWW services.</text:span></text:span></text:p>
      <text:p text:style-name="P200"><text:span text:style-name="Source_20_Text"><text:span text:style-name="T181"/></text:span></text:p>
      <text:p text:style-name="P200"><text:span text:style-name="Source_20_Text"><text:span text:style-name="T181">A CSLDOC looks like</text:span></text:span></text:p>
      <text:p text:style-name="P200"><text:span text:style-name="Source_20_Text"><text:span text:style-name="T181"/></text:span></text:p>
      <text:p text:style-name="P200"><text:span text:style-name="Source_20_Text"><text:span text:style-name="T340">Field0;Field1;Field2</text:span></text:span></text:p>
      <text:p text:style-name="P200"><text:span text:style-name="Source_20_Text"><text:span text:style-name="T340">"Field0";"Field1";"Field2"</text:span></text:span></text:p>
      <text:list xml:id="list1500584628" text:style-name="L21">
        <text:list-item>
          <text:p text:style-name="P548"><text:span text:style-name="Source_20_Text"><text:span text:style-name="T181">The first line contains the field names.</text:span></text:span></text:p>
        </text:list-item>
        <text:list-item>
          <text:p text:style-name="P548"><text:span text:style-name="Source_20_Text"><text:span text:style-name="T181">The following lines contain the contents of each field.</text:span></text:span></text:p>
        </text:list-item>
        <text:list-item>
          <text:p text:style-name="P548"><text:span text:style-name="Source_20_Text"><text:span text:style-name="T181">The content lines may or may not have '"'</text:span></text:span></text:p>
        </text:list-item>
        <text:list-item>
          <text:p text:style-name="P548"><text:span text:style-name="Source_20_Text"><text:span text:style-name="T181">The field seperator may be some other character or even sequences of characters. Whatever they are they are consistent. </text:span></text:span></text:p>
        </text:list-item>
      </text:list>
      <text:p text:style-name="P200"><text:span text:style-name="Source_20_Text"><text:span text:style-name="T181"/></text:span></text:p>
      <text:p text:style-name="P200"><text:span text:style-name="Source_20_Text"><text:span text:style-name="T181">Example (From Claris FileMaker Pro):</text:span></text:span></text:p>
      <text:p text:style-name="P200"><text:span text:style-name="Source_20_Text"><text:span text:style-name="T181">I</text:span></text:span><text:span text:style-name="Source_20_Text"><text:span text:style-name="T336">D;Artistpage;Sortiername;Artist;Artistphoto;Kuenstlername;LebenD;LebenE;AtelierD;AtelierE;EinzelaustellungD;EinzelaustellungE;OefentlicheArbeitenD;OefentlicheArbeitenE</text:span></text:span></text:p>
      <text:p text:style-name="P200"><text:span text:style-name="Source_20_Text"><text:span text:style-name="T336">"A139";"K";"Aenderungsatelier Schweitzer &amp; Stemmer";"Žnderungsatelier Schweitzer &amp; Stemmer";"";"Žnderungsatelier Schweitzer &amp; Stemmer";"";"";"";"";"";"";"";""</text:span></text:span></text:p>
      <text:p text:style-name="P200"><text:span text:style-name="Source_20_Text"><text:span text:style-name="T336">"A104";"K";"Amey, Paul";"Amey, Paul";"";"Paul Amey";"";"";"";"";"";"";"";""</text:span></text:span></text:p>
      <text:p text:style-name="P200"><text:span text:style-name="Source_20_Text"><text:span text:style-name="T336">"A115";"K";"Doubrawa, Reinhard";"Doubrawa, Reinhard";"";"Reinhard Doubrawa";"";"";"";"";"";"";"";""</text:span></text:span></text:p>
      <text:p text:style-name="P200"><text:span text:style-name="Source_20_Text"><text:span text:style-name="T336">"A124";"K";"Droese, Felix";"Droese, Felix";"";"Felix <text:s/>Droese";"";"";"";"";"";"";"";""</text:span></text:span></text:p>
      <text:p text:style-name="P200"><text:span text:style-name="Source_20_Text"><text:span text:style-name="T336">"A183";"K";"Dumas, Marlene";"Dumas, Marlene";"";"Marlene Dumas";"";"";"";"";"";"";"";""</text:span></text:span></text:p>
      <text:p text:style-name="P200"><text:span text:style-name="Source_20_Text"><text:span text:style-name="T336">"A184";"K";"Emin, Tracey";"Emin, Tracey";"";"Tracey Emin";"";"";"";"";"";"";"";""</text:span></text:span></text:p>
      <text:p text:style-name="P200"><text:span text:style-name="Source_20_Text"><text:span text:style-name="T336">"A185";"K";"Esser, Uwe";"Esser, Uwe";"";"Uwe Esser";"";"";"";"";"";"";"";""</text:span></text:span></text:p>
      <text:p text:style-name="P200"><text:span text:style-name="Source_20_Text"><text:span text:style-name="T336">"A186";"K";"Eubel, Edgar A.";"Eubel, Edgar A.";"";"Edgar A. Eubel";"";"";"";"";"";"";"";""</text:span></text:span></text:p>
      <text:p text:style-name="P200"><text:span text:style-name="Source_20_Text"><text:span text:style-name="T336">"A187";"K";"Fabro, Luciano ";"Fabro, Luciano ";"";"Luciano Fabro";"";"";"";"";"";"";"";""</text:span></text:span></text:p>
      <text:p text:style-name="P200"><text:span text:style-name="Source_20_Text"><text:span text:style-name="T336">"A188";"K";"Fairhurst, Angus";"Fairhurst, Angus";"";"Angus Fairhurst";"";"";"";"";"";"";"";""</text:span></text:span></text:p>
      <text:p text:style-name="P200"><text:span text:style-name="Source_20_Text"><text:span text:style-name="T336">"A108";"K";"Fischer, Urs";"Fischer, Urs";"";"Urs Fischer";"";"";"";"";"";"";"";""</text:span></text:span></text:p>
      <text:p text:style-name="P200"><text:span text:style-name="Source_20_Text"><text:span text:style-name="T336">"A189";"K";"Fischli, Peter/ Weiss David";"Fischli, Peter/ Weiss David";"";"Peter Fischli/ David Weiss";"";"";"";"";"";"";"";""</text:span></text:span></text:p>
      <text:p text:style-name="P200"><text:span text:style-name="Source_20_Text"><text:span text:style-name="T336">"A129";"K";"Flinzer, Jochen";"Flinzer, Jochen";"";"Jochen Flinzer";"";"";"";"";"";"";"";""</text:span></text:span></text:p>
      <text:p text:style-name="P200"><text:span text:style-name="Source_20_Text"><text:span text:style-name="T336">"A191";"K";"Frank, Dinah";"Frank, Dinah";"";"Dinah Frank";"";"";"";"";"";"";"";""</text:span></text:span></text:p>
      <text:p text:style-name="P200"><text:span text:style-name="Source_20_Text"><text:span text:style-name="T336">"A192";"K";"Friedmann Gloria";"Friedmann Gloria";"";"Gloria Friedmann";"";"";"";"";"";"";"";""</text:span></text:span></text:p>
      <text:p text:style-name="P200"><text:span text:style-name="Source_20_Text"><text:span text:style-name="T336">"A193";"K";"Fritsch, Katharina";"Fritsch, Katharina";"";"Katharina Fritsch";"";"";"";"";"";"";"";""</text:span></text:span></text:p>
      <text:p text:style-name="P200"><text:span text:style-name="Source_20_Text"><text:span text:style-name="T336">"A194";"K";"Gabriel, Twin";"Gabriel, Twin";"";"Twin Gabriel";"";"";"";"";"";"";"";""</text:span></text:span></text:p>
      <text:p text:style-name="P200"><text:span text:style-name="Source_20_Text"><text:span text:style-name="T336">"A195";"K";"Geldmacher, Klaus";"Geldmacher, Klaus";"";"Klaus Geldmacher";"";"";"";"";"";"";"";""</text:span></text:span></text:p>
      <text:p text:style-name="P200"><text:span text:style-name="Source_20_Text"><text:span text:style-name="T336">"A196";"K";"Gilbert &amp; George";"Gilbert &amp; George";"";"Gilbert &amp; George";"";"";"";"";"";"";"";""</text:span></text:span></text:p>
      <text:p text:style-name="P200"><text:span text:style-name="Source_20_Text"><text:span text:style-name="T336">"A197";"K";"Gillick, Liam";"Gillick, Liam";"";"Liam Gilick";"";"";"";"";"";"";"";""</text:span></text:span></text:p>
      <text:p text:style-name="P200"><text:span text:style-name="Source_20_Text"><text:span text:style-name="T336">"A198";"K";"Gober, Robert";"Gober, Robert";"";"Robert Gober";"";"";"";"";"";"";"";""</text:span></text:span></text:p>
      <text:p text:style-name="P200"><text:soft-page-break/><text:span text:style-name="Source_20_Text"><text:span text:style-name="T336">"A199";"K";"Gonschior, Kuno";"Gonschior, Kuno";"";"Kuno Gonschior";"";"";"";"";"";"";"";""</text:span></text:span></text:p>
      <text:p text:style-name="P200"><text:span text:style-name="Source_20_Text"><text:span text:style-name="T336">"A201";"K";"Gormly, Antony";"Gormly, Antony";"";"Antony Gormly";"";"";"";"";"";"";"";""</text:span></text:span></text:p>
      <text:p text:style-name="P200"><text:span text:style-name="Source_20_Text"><text:span text:style-name="T336">"A200";"K";"Gostner, Martin";"Gostner, Martin";"";"Martin Gostner";"";"";"";"";"";"";"";""</text:span></text:span></text:p>
      <text:p text:style-name="P200"><text:span text:style-name="Source_20_Text"><text:span text:style-name="T336">"A202";"K";"Granda, Alonso /M. Elena";"Granda, Alonso /M. Elena";"";"Alonso Granda /Elena M.";"";"";"";"";"";"";"";""</text:span></text:span></text:p>
      <text:p text:style-name="P200"><text:span text:style-name="Source_20_Text"><text:span text:style-name="T336">"A203";"K";"Groá, Sabine";"Groá, Sabine";"";"Sabine Groá";"";"";"";"";"";"";"";""</text:span></text:span></text:p>
      <text:p text:style-name="P200"><text:span text:style-name="Source_20_Text"><text:span text:style-name="T336">"A204";"K";"Grubinger, Eva";"Grubinger, Eva";"";"Eva Grubinger";"";"";"";"";"";"";"";""</text:span></text:span></text:p>
      <text:p text:style-name="P200"><text:span text:style-name="Source_20_Text"><text:span text:style-name="T336">"A215";"K";"Hurst, Annette";"Hurst, Annette";"";"Annette Hurst";"";"";"";"";"";"";"";""</text:span></text:span></text:p>
      <text:p text:style-name="P200"><text:span text:style-name="Source_20_Text"><text:span text:style-name="T336">"A131";"K";"Ingold Airlines ";"Ingold Airlines";"";"Ingold Airlines";"";"";"";"";"";"";"";""</text:span></text:span></text:p>
      <text:p text:style-name="P200"><text:span text:style-name="Source_20_Text"><text:span text:style-name="T336">"A126";"K";"Innocente";"Innocente";"";"Innocente";"";"";"";"";"";"";"";""</text:span></text:span></text:p>
      <text:p text:style-name="P200"><text:span text:style-name="Source_20_Text"><text:span text:style-name="T336">"A216";"K";"Irwin";"Irwin";"";"Irwin";"";"";"";"";"";"";"";""</text:span></text:span></text:p>
      <text:p text:style-name="P200"><text:span text:style-name="Source_20_Text"><text:span text:style-name="T336">"A217";"K";"Jaxi, Constantin";"Jaxi, Constantin";"";"Constantin Jaxi";"";"";"";"";"";"";"";""</text:span></text:span></text:p>
      <text:p text:style-name="P200"><text:span text:style-name="Source_20_Text"><text:span text:style-name="T336">"A218";"K";"Kabakov, Ilya";"Kabakov, Ilya";"";"Ilya Kabakov";"";"";"";"";"";"";"";""</text:span></text:span></text:p>
      <text:p text:style-name="P200"><text:span text:style-name="Source_20_Text"><text:span text:style-name="T336">"A219";"K";"Kane, Alan";"Kane, Alan";"";"Alan Kane";"";"";"";"";"";"";"";""</text:span></text:span></text:p>
      <text:p text:style-name="P200"><text:span text:style-name="Source_20_Text"><text:span text:style-name="T336">"A220";"K";"Katase, Kazuo";"Katase, Kazuo";"";"Kazuo Katase";"";"";"";"";"";"";"";""</text:span></text:span></text:p>
      <text:p text:style-name="P200"><text:span text:style-name="Source_20_Text"><text:span text:style-name="T336">"A222";"K";"Keikeik";"Keikeik";"";"Keikeik";"";"";"";"";"";"";"";""</text:span></text:span></text:p>
      <text:p text:style-name="P200"><text:span text:style-name="Source_20_Text"><text:span text:style-name="T336">"A272";"K";"Schmidt, Enno";"Schmidt, Enno";"";"Ennno Schmidt";"";"";"";"";"";"";"";""</text:span></text:span></text:p>
      <text:p text:style-name="P200"><text:span text:style-name="Source_20_Text"><text:span text:style-name="T336">"A273";"K";"Schmidt, Pavel";"Schmidt, Pavel";"";"Pavel Schmidt";"";"";"";"";"";"";"";""</text:span></text:span></text:p>
      <text:p text:style-name="P200"><text:span text:style-name="Source_20_Text"><text:span text:style-name="T336">"A274";"K";"Schneider, Rolf";"Schneider, Rolf";"";"Rolf Schneider";"";"";"";"";"";"";"";""</text:span></text:span></text:p>
      <text:p text:style-name="P200"><text:span text:style-name="Source_20_Text"><text:span text:style-name="T336">"A275";"K";"Schnyder, Achim";"Schnyder, Achim";"";"Achim Schnyder";"";"";"";"";"";"";"";""</text:span></text:span></text:p>
      <text:p text:style-name="P200"><text:span text:style-name="Source_20_Text"><text:span text:style-name="T336">"A276";"K";"Scholz, Norbert";"Scholz, Norbert";"";"Norbert Scholz";"";"";"";"";"";"";"";""</text:span></text:span></text:p>
      <text:p text:style-name="P200"><text:span text:style-name="Source_20_Text"><text:span text:style-name="T336">"A305";"K";"West, Franz";"West, Franz";"";"Franz West";"";"";"";"";"";"";"";""</text:span></text:span></text:p>
      <text:p text:style-name="P200"><text:span text:style-name="Source_20_Text"><text:span text:style-name="T336">"A306";"K";"Whiteread, Rachel";"Whiteread, Rachel";"";"Rachel Whiteread";"";"";"";"";"";"";"";""</text:span></text:span></text:p>
      <text:p text:style-name="P200"><text:span text:style-name="Source_20_Text"><text:span text:style-name="T336">"A307";"K";"Wiegand, Suse";"Wiegand, Suse";"";"Suse Wiegand";"";"";"";"";"";"";"";""</text:span></text:span></text:p>
      <text:p text:style-name="P200"><text:span text:style-name="Source_20_Text"><text:span text:style-name="T336">"A313";"K";"Zangs, Herbert";"Zangs, Herbert";"";"Herbert Zangs";"";"";"";"";"";"";"";""</text:span></text:span></text:p>
      <text:p text:style-name="P200"><text:span text:style-name="Source_20_Text"><text:span text:style-name="T181"/></text:span></text:p>
      <text:p text:style-name="P200"><text:span text:style-name="Source_20_Text"><text:span text:style-name="T184">Since t</text:span></text:span><text:span text:style-name="Source_20_Text"><text:span text:style-name="T181">he CSV file format is not fully standardized </text:span></text:span><text:span text:style-name="Source_20_Text"><text:span text:style-name="T184">the</text:span></text:span><text:span text:style-name="Source_20_Text"><text:span text:style-name="T181"> <text:s/>CS</text:span></text:span><text:span text:style-name="Source_20_Text"><text:span text:style-name="T182">V</text:span></text:span><text:span text:style-name="Source_20_Text"><text:span text:style-name="T181">DOC tries to be clever and determine the CS</text:span></text:span><text:span text:style-name="Source_20_Text"><text:span text:style-name="T182">V</text:span></text:span><text:span text:style-name="Source_20_Text"><text:span text:style-name="T181"> format. </text:span></text:span><text:span text:style-name="Source_20_Text"><text:span text:style-name="T185">The format is </text:span></text:span><text:span text:style-name="Source_20_Text"><text:span text:style-name="T181">closely related </text:span></text:span><text:span text:style-name="Source_20_Text"><text:span text:style-name="T185">to a number of other</text:span></text:span><text:span text:style-name="Source_20_Text"><text:span text:style-name="T181"> delimiter-separated formats that use other field delimiters </text:span></text:span><text:span text:style-name="Source_20_Text"><text:span text:style-name="T185">such as tab characters and semicolons.</text:span></text:span><text:span text:style-name="Source_20_Text"><text:span text:style-name="T181"> A delimiter such as tab that is not present in the field data allows simpler format parsing. </text:span></text:span><text:span text:style-name="Source_20_Text"><text:span text:style-name="T185">See the TSLDOC format.</text:span></text:span></text:p>
      <text:h text:style-name="P627" text:outline-level="2"><text:bookmark-start text:name="__RefHeading___Toc20805_3285073552"/><text:span text:style-name="Source_20_Text"><text:span text:style-name="T577">TSLDOC</text:span></text:span><text:bookmark-end text:name="__RefHeading___Toc20805_3285073552"/></text:h>
      <text:p text:style-name="P280"><text:span text:style-name="Source_20_Text"><text:span text:style-name="T93">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pan text:style-name="Source_20_Text"/></text:p>
      <text:p text:style-name="P280"><text:span text:style-name="Source_20_Text"><text:span text:style-name="T93">TSLDOC is a base class for Tab Separated List (Tab delimited) files:</text:span></text:span></text:p>
      <text:list xml:id="list3467882374" text:style-name="L22">
        <text:list-item>
          <text:p text:style-name="P549"><text:span text:style-name="Source_20_Text"><text:span text:style-name="T93">Each line is a record</text:span></text:span></text:p>
        </text:list-item>
        <text:list-item>
          <text:p text:style-name="P549"><text:soft-page-break/><text:span text:style-name="Source_20_Text"><text:span text:style-name="T93">Each line contain fields separated from each other by TAB characters (horizontal tab, HT, Ascii </text:span></text:span><text:span text:style-name="Source_20_Text"><text:span text:style-name="T254">cc </text:span></text:span><text:span text:style-name="Source_20_Text"><text:span text:style-name="T93">9).</text:span></text:span></text:p>
        </text:list-item>
        <text:list-item>
          <text:p text:style-name="P549"><text:span text:style-name="Source_20_Text"><text:span text:style-name="T93">"Field" means here just any string of characters, excluding TABs.</text:span></text:span></text:p>
        </text:list-item>
        <text:list-item>
          <text:p text:style-name="P549"><text:span text:style-name="Source_20_Text"><text:span text:style-name="T93">Each line must contain the same number of fields.</text:span></text:span></text:p>
        </text:list-item>
        <text:list-item>
          <text:p text:style-name="P549"><text:span text:style-name="Source_20_Text"><text:span text:style-name="T93">The first line may contain the names for the fields (on all lines), i.e. column headers.</text:span></text:span></text:p>
        </text:list-item>
      </text:list>
      <text:p text:style-name="P280"><text:span text:style-name="Source_20_Text"><text:span text:style-name="T253"/></text:span></text:p>
      <text:p text:style-name="P280"><text:span text:style-name="Source_20_Text"><text:span text:style-name="T253">It supports the following options:</text:span></text:span></text:p>
      <text:p text:style-name="P280"><text:span text:style-name="Source_20_Text">[General]</text:span></text:p>
      <text:p text:style-name="P280"><text:span text:style-name="Source_20_Text"><text:s/>TabFields=Comma separated list of field names (e.g. field1,field2,field3)</text:span></text:p>
      <text:p text:style-name="P280"><text:span text:style-name="Source_20_Text"><text:s text:c="3"/>alternatively in the doctype.ini to define the "column" field names.</text:span></text:p>
      <text:p text:style-name="P280"><text:span text:style-name="Source_20_Text"><text:s text:c="3"/>If the option "UseFirstRecord" is specified (True) it is used</text:span></text:p>
      <text:p text:style-name="P280"><text:span text:style-name="Source_20_Text"><text:s text:c="3"/>as the fieldnames.</text:span></text:p>
      <text:p text:style-name="P280"><text:span text:style-name="Source_20_Text"><text:s text:c="3"/>If no TabFields are specified and UseFirstRecord was not specified</text:span></text:p>
      <text:p text:style-name="P280"><text:span text:style-name="Source_20_Text"><text:s text:c="3"/>True of False then UseFirstRecord will be assumed as True.</text:span></text:p>
      <text:p text:style-name="P280"><text:span text:style-name="Source_20_Text"><text:s/>CategoryField=&lt;Field contains an integer for record category&gt;</text:span></text:p>
      <text:p text:style-name="P280"><text:span text:style-name="Source_20_Text"><text:s/>PriorityField=&lt;Field contains an integer to skew scores for record&gt;</text:span></text:p>
      <text:p text:style-name="P280"><text:span text:style-name="Source_20_Text"><text:s text:c="3"/>For priority to have an effect one must define in "Db.ini"'s</text:span></text:p>
      <text:p text:style-name="P280"><text:span text:style-name="Source_20_Text"><text:s text:c="3"/>[DbInfo] PriorityFactor=NN.NN (a floating point number)</text:span></text:p>
      <text:p text:style-name="P280"><text:span text:style-name="Source_20_Text">Alternatively in the "Db.ini" file [Doctype] section</text:span></text:p>
      <text:h text:style-name="P628" text:outline-level="2"><text:bookmark-start text:name="__RefHeading___Toc20807_3285073552"/><text:span text:style-name="Source_20_Text"><text:span text:style-name="T490">DIF</text:span></text:span><text:bookmark-end text:name="__RefHeading___Toc20807_3285073552"/></text:h>
      <text:p text:style-name="P161"><text:span text:style-name="Source_20_Text"><text:span text:style-name="T255">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476">T</text:span></text:span><text:span text:style-name="Source_20_Text"><text:span text:style-name="T475">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2"><text:span text:style-name="T100">From the point of view of syntactical structure it is a heirarchical </text:span><text:span text:style-name="T108">COLONDOC</text:span><text:span text:style-name="T100">-based document format. The DIF class has been implemented as a child of <text:s/></text:span><text:span text:style-name="T108">COLONGRP.</text:span></text:p>
      <text:p text:style-name="P55"/>
      <text:p text:style-name="Text_20_body"><text:span text:style-name="T475">A DIF record starts with a </text:span><text:span text:style-name="Citation"><text:span text:style-name="T482">Entry_ID:</text:span></text:span><text:span text:style-name="Citation"><text:span text:style-name="T475"> </text:span></text:span><text:span text:style-name="Citation"><text:span text:style-name="T476">f</text:span></text:span><text:span text:style-name="T475">ollowed by a </text:span><text:span text:style-name="Citation"><text:span text:style-name="T478">unique</text:span></text:span><text:span text:style-name="Citation"><text:span text:style-name="T475"> </text:span></text:span><text:span text:style-name="T475">identification string for the record (</text:span><text:span text:style-name="Emphasis"><text:span text:style-name="T475">Handle</text:span></text:span><text:span text:style-name="T475">), eg:<text:line-break/></text:span><text:span text:style-name="User_20_Entry"><text:span text:style-name="T475">Entry_ID: 1013DS-A.cdf</text:span></text:span><text:span text:style-name="T475"><text:line-break/>The Field Name </text:span><text:span text:style-name="User_20_Entry"><text:span text:style-name="T482">Group</text:span></text:span><text:span text:style-name="User_20_Entry"><text:span text:style-name="T475"> </text:span></text:span><text:span text:style-name="T475">is a </text:span><text:span text:style-name="Citation"><text:span text:style-name="T475">reserved name</text:span></text:span><text:span text:style-name="T475">. It supports some structure via </text:span><text:span text:style-name="Citation"><text:span text:style-name="T475">Groupings</text:span></text:span><text:span text:style-name="T475">.</text:span></text:p>
      <text:p text:style-name="P441"><text:span text:style-name="User_20_Entry"><text:span text:style-name="T470">Group</text:span></text:span><text:span text:style-name="T470">: </text:span><text:span text:style-name="Citation"><text:span text:style-name="T470">GroupName</text:span></text:span></text:p>
      <text:p text:style-name="P467"><text:span text:style-name="T469"><text:s text:c="8"/></text:span><text:span text:style-name="Citation"><text:span text:style-name="T470">Field</text:span></text:span><text:span text:style-name="T470">: <text:s/></text:span><text:span text:style-name="Citation"><text:span text:style-name="T470">Value</text:span></text:span></text:p>
      <text:p text:style-name="P467"><text:span text:style-name="T469"><text:s text:c="8"/></text:span><text:span text:style-name="Citation"><text:span text:style-name="T470">Field</text:span></text:span><text:span text:style-name="T470">: <text:s/></text:span><text:span text:style-name="Citation"><text:span text:style-name="T470">Value</text:span></text:span></text:p>
      <text:p text:style-name="P467"><text:span text:style-name="T469"><text:s text:c="8"/></text:span><text:span text:style-name="Citation"><text:span text:style-name="T470">Field</text:span></text:span><text:span text:style-name="T470">: <text:s/></text:span><text:span text:style-name="Citation"><text:span text:style-name="T470">Value</text:span></text:span></text:p>
      <text:p text:style-name="P452"><text:span text:style-name="User_20_Entry"><text:span text:style-name="T470">End_Group</text:span></text:span></text:p>
      <text:p text:style-name="P437"><text:soft-page-break/><text:span text:style-name="T475">Groups may contains groups. For each </text:span><text:span text:style-name="User_20_Entry"><text:span text:style-name="T482">Group</text:span></text:span><text:span text:style-name="User_20_Entry"><text:span text:style-name="T475"> </text:span></text:span><text:span text:style-name="T475">one must specify </text:span><text:span text:style-name="User_20_Entry"><text:span text:style-name="T482">End_Group</text:span></text:span><text:span text:style-name="User_20_Entry"><text:span text:style-name="T475"> </text:span></text:span><text:span text:style-name="T475">to inform the parser where the end of the group is.</text:span></text:p>
      <text:p text:style-name="P438"/>
      <text:p text:style-name="P438">Its probably best understood by looking at the example record below.</text:p>
      <text:p text:style-name="P442">Group: <text:s/>Technical_Contact</text:p>
      <text:p text:style-name="P468"><text:s text:c="8"/><text:span text:style-name="T298">First_name: <text:s/>Frances</text:span></text:p>
      <text:p text:style-name="P468"><text:s text:c="8"/><text:span text:style-name="T298">Middle_name: <text:s/>S.</text:span></text:p>
      <text:p text:style-name="P468"><text:s text:c="8"/><text:span text:style-name="T298">Last_name: <text:s/>Hotchkiss</text:span></text:p>
      <text:p text:style-name="P468"><text:s text:c="8"/><text:span text:style-name="T298">Phone: <text:s/>508-457-2242</text:span></text:p>
      <text:p text:style-name="P468"><text:s text:c="8"/><text:span text:style-name="T298">Phone: <text:s/>FAX 508-457-2310</text:span></text:p>
      <text:p text:style-name="P468"><text:s text:c="8"/><text:span text:style-name="T298">Group: <text:s/>Address</text:span></text:p>
      <text:p text:style-name="P468"><text:s text:c="16"/><text:span text:style-name="T298">384 Woods Hole Road</text:span></text:p>
      <text:p text:style-name="P468"><text:s text:c="16"/><text:span text:style-name="T298">Quissett Campus</text:span></text:p>
      <text:p text:style-name="P468"><text:s text:c="16"/><text:span text:style-name="T298">Woods Hole, MA <text:s/>02543-1598</text:span></text:p>
      <text:p text:style-name="P468"><text:s text:c="16"/><text:span text:style-name="T298">USA</text:span></text:p>
      <text:p text:style-name="P468"><text:s text:c="8"/><text:span text:style-name="T298">End_Group</text:span></text:p>
      <text:p text:style-name="P453">End_Group</text:p>
      <text:list xml:id="list113448975354604" text:continue-list="list113449758203040" text:style-name="List_20_5">
        <text:list-item>
          <text:p text:style-name="Heading_20_3">The fields</text:p>
        </text:list-item>
      </text:list>
      <text:p text:style-name="P443"><text:span text:style-name="User_20_Entry"><text:span text:style-name="T482">Technical_Contact</text:span></text:span></text:p>
      <text:p text:style-name="P476"><text:span text:style-name="T475">contains: everything from </text:span><text:span text:style-name="User_20_Entry"><text:span text:style-name="T475">First_name </text:span></text:span><text:span text:style-name="T475">to the </text:span><text:span text:style-name="User_20_Entry"><text:span text:style-name="T475">End_Group </text:span></text:span><text:span text:style-name="T475">in Address.</text:span></text:p>
      <text:p text:style-name="P474"><text:span text:style-name="User_20_Entry"><text:span text:style-name="T482">First_name</text:span></text:span></text:p>
      <text:p text:style-name="P476"><text:span text:style-name="T475">contains: </text:span><text:span text:style-name="User_20_Entry"><text:span text:style-name="T475">Frances</text:span></text:span></text:p>
      <text:p text:style-name="P474"><text:span text:style-name="User_20_Entry"><text:span text:style-name="T482">Middle_name</text:span></text:span></text:p>
      <text:p text:style-name="P476"><text:span text:style-name="T475">contains: </text:span><text:span text:style-name="User_20_Entry"><text:span text:style-name="T475">S.</text:span></text:span></text:p>
      <text:p text:style-name="P474"><text:span text:style-name="User_20_Entry"><text:span text:style-name="T482">Last_name</text:span></text:span></text:p>
      <text:p text:style-name="P476"><text:span text:style-name="T475">contains: </text:span><text:span text:style-name="User_20_Entry"><text:span text:style-name="T475">Hotchkiss</text:span></text:span></text:p>
      <text:p text:style-name="P474"><text:span text:style-name="User_20_Entry"><text:span text:style-name="T482">Phone</text:span></text:span></text:p>
      <text:p text:style-name="P476"><text:span text:style-name="T475">contains: </text:span><text:span text:style-name="User_20_Entry"><text:span text:style-name="T475">508-457-2242 </text:span></text:span><text:span text:style-name="T475">and </text:span><text:span text:style-name="User_20_Entry"><text:span text:style-name="T475">FAX 508-457-2310</text:span></text:span></text:p>
      <text:p text:style-name="P474"><text:span text:style-name="User_20_Entry"><text:span text:style-name="T482">Address</text:span></text:span></text:p>
      <text:p text:style-name="P459"><text:span text:style-name="T475">contains: <text:s/>everything from </text:span><text:span text:style-name="User_20_Entry"><text:span text:style-name="T475">384 Woods Hole Road .. </text:span></text:span><text:span text:style-name="T475">to .. <text:s/></text:span><text:span text:style-name="User_20_Entry"><text:span text:style-name="T475">USA</text:span></text:span></text:p>
      <text:p text:style-name="P437"><text:span text:style-name="T475">The </text:span><text:span text:style-name="T477">Brief_Record (</text:span><text:span text:style-name="Citation"><text:span text:style-name="T475">Headline</text:span></text:span><text:span text:style-name="Citation"><text:span text:style-name="T477">)</text:span></text:span><text:span text:style-name="Citation"><text:span text:style-name="T475"> </text:span></text:span><text:span text:style-name="T475">is the contents of the </text:span><text:span text:style-name="User_20_Entry"><text:span text:style-name="T475">Entry_Title </text:span></text:span><text:span text:style-name="T475">field.</text:span></text:p>
      <text:p text:style-name="Text_20_body"/>
      <text:p text:style-name="P207">The MIME type is: <text:span text:style-name="T311">Application/X-DIF</text:span></text:p>
      <text:h text:style-name="Heading_20_2" text:outline-level="2"><text:span text:style-name="Source_20_Text"/></text:h>
      <text:h text:style-name="P629" text:outline-level="2"><text:bookmark-start text:name="__RefHeading___Toc20809_3285073552"/><text:span text:style-name="Source_20_Text"><text:span text:style-name="T495">DVBLINE</text:span></text:span><text:bookmark-end text:name="__RefHeading___Toc20809_3285073552"/></text:h>
      <text:p text:style-name="P212"><text:span text:style-name="Source_20_Text">DVBLINE Class Tree:</text:span></text:p>
      <text:p text:style-name="P485"><text:span text:style-name="Source_20_Text"><text:s text:c="7"/>DOCTYPE</text:span></text:p>
      <text:p text:style-name="P485"><text:span text:style-name="Source_20_Text"><text:s text:c="10"/>|</text:span></text:p>
      <text:p text:style-name="P485"><text:span text:style-name="Source_20_Text"><text:s text:c="7"/>MEDLINE</text:span></text:p>
      <text:p text:style-name="P485"><text:span text:style-name="Source_20_Text"><text:s text:c="10"/>v</text:span></text:p>
      <text:p text:style-name="P485"><text:span text:style-name="Source_20_Text"><text:s text:c="7"/>DVBLINE</text:span></text:p>
      <text:p text:style-name="P212"><text:span text:style-name="Source_20_Text"/></text:p>
      <text:p text:style-name="P212"><text:span text:style-name="Source_20_Text"/></text:p>
      <text:p text:style-name="P212"><text:soft-page-break/><text:span text:style-name="Source_20_Text"><text:span text:style-name="T93">DVBLINE is a Medline family document format based upon a molestation of </text:span></text:span><text:span text:style-name="Source_20_Text"><text:span text:style-name="T311">Filmline</text:span></text:span><text:span text:style-name="Source_20_Text"><text:span text:style-name="T93"> 1.x.</text:span></text:span></text:p>
      <text:p text:style-name="P212"><text:span text:style-name="Source_20_Text"><text:span text:style-name="T93"/></text:span></text:p>
      <text:p text:style-name="P212"><text:span text:style-name="Source_20_Text"><text:span text:style-name="T93">It provides the basic interchange format for the DVB pilot, a project to develop a cooperative model for database </text:span></text:span><text:span text:style-name="Source_20_Text"><text:span text:style-name="T204">record-ship</text:span></text:span><text:span text:style-name="Source_20_Text"><text:span text:style-name="T93"> amongst the independent state German language media clearing houses.</text:span></text:span></text:p>
      <text:p text:style-name="P212"><text:span text:style-name="Source_20_Text"><text:span text:style-name="T93"/></text:span></text:p>
      <text:p text:style-name="P212"><text:span text:style-name="Source_20_Text"><text:span text:style-name="T93">The DVB software was developed for the Landesmedienzentrale (State Media Central Authority) Koblenz under contract of the State of Rheinland-Pfalz </text:span></text:span><text:span text:style-name="Source_20_Text"><text:span text:style-name="T203">back in the mid 1990s</text:span></text:span><text:span text:style-name="Source_20_Text"><text:span text:style-name="T93">.</text:span></text:span></text:p>
      <text:p text:style-name="P212"><text:span text:style-name="Source_20_Text"><text:span text:style-name="T93"/></text:span></text:p>
      <text:p text:style-name="P212"><text:span text:style-name="Source_20_Text"><text:span text:style-name="T93">In addition to the features of the </text:span></text:span><text:span text:style-name="Source_20_Text"><text:span text:style-name="T311">FILMLINE</text:span></text:span><text:span text:style-name="Source_20_Text"><text:span text:style-name="T93"> Document handler it also supports sub-tags and "automatic" generation of a hypertext Web around the embeded background documents.</text:span></text:span></text:p>
      <text:p text:style-name="P212"><text:span text:style-name="Source_20_Text"><text:span text:style-name="T93"/></text:span></text:p>
      <text:p text:style-name="P212"><text:span text:style-name="Source_20_Text"><text:span text:style-name="T93">Sub-tags are specified with colon notation such as that provided by </text:span></text:span><text:span text:style-name="Source_20_Text"><text:span text:style-name="T311">COLONDOC</text:span></text:span><text:span text:style-name="Source_20_Text"><text:span text:style-name="T93">.</text:span></text:span></text:p>
      <text:p text:style-name="P212"><text:span text:style-name="Source_20_Text"><text:span text:style-name="T93"/></text:span></text:p>
      <text:p text:style-name="P212"><text:span text:style-name="Source_20_Text"><text:span text:style-name="T93">The Key for the record is derived from the DVB-Id number of the record.</text:span></text:span></text:p>
      <text:p text:style-name="P212"><text:span text:style-name="Source_20_Text"><text:span text:style-name="T93"/></text:span></text:p>
      <text:p text:style-name="P212"><text:span text:style-name="Source_20_Text"><text:span text:style-name="T9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2"><text:span text:style-name="Source_20_Text"><text:span text:style-name="T93"/></text:span></text:p>
      <text:p text:style-name="P212">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69">AB</text:p>
          </table:table-cell>
          <table:table-cell table:style-name="Table20.B2" office:value-type="string">
            <text:p text:style-name="P369">abstract</text:p>
          </table:table-cell>
          <table:table-cell table:style-name="Table20.B2" office:value-type="string">
            <text:p text:style-name="P369">Abstract</text:p>
          </table:table-cell>
        </table:table-row>
        <table:table-row>
          <table:table-cell table:style-name="Table20.A2" office:value-type="string">
            <text:p text:style-name="P369">AD</text:p>
          </table:table-cell>
          <table:table-cell table:style-name="Table20.B2" office:value-type="string">
            <text:p text:style-name="P369">audience</text:p>
          </table:table-cell>
          <table:table-cell table:style-name="Table20.B2" office:value-type="string">
            <text:p text:style-name="P369">Adressat</text:p>
          </table:table-cell>
        </table:table-row>
        <table:table-row>
          <table:table-cell table:style-name="Table20.A2" office:value-type="string">
            <text:p text:style-name="P369">AU</text:p>
          </table:table-cell>
          <table:table-cell table:style-name="Table20.B2" office:value-type="string">
            <text:p text:style-name="P369">author</text:p>
          </table:table-cell>
          <table:table-cell table:style-name="Table20.B2" office:value-type="string">
            <text:p text:style-name="P369">Buch</text:p>
          </table:table-cell>
        </table:table-row>
        <table:table-row>
          <table:table-cell table:style-name="Table20.A2" office:value-type="string">
            <text:p text:style-name="P369">AW</text:p>
          </table:table-cell>
          <table:table-cell table:style-name="Table20.B2" office:value-type="string">
            <text:p text:style-name="P369">awards</text:p>
          </table:table-cell>
          <table:table-cell table:style-name="Table20.B2" office:value-type="string">
            <text:p text:style-name="P369">Awards</text:p>
          </table:table-cell>
        </table:table-row>
        <table:table-row>
          <table:table-cell table:style-name="Table20.A2" office:value-type="string">
            <text:p text:style-name="P369">CG</text:p>
          </table:table-cell>
          <table:table-cell table:style-name="Table20.B2" office:value-type="string">
            <text:p text:style-name="P369">camera</text:p>
          </table:table-cell>
          <table:table-cell table:style-name="Table20.B2" office:value-type="string">
            <text:p text:style-name="P369">Kamera</text:p>
          </table:table-cell>
        </table:table-row>
        <table:table-row>
          <table:table-cell table:style-name="Table20.A2" office:value-type="string">
            <text:p text:style-name="P369">CL</text:p>
          </table:table-cell>
          <table:table-cell table:style-name="Table20.B2" office:value-type="string">
            <text:p text:style-name="P369">clue</text:p>
          </table:table-cell>
          <table:table-cell table:style-name="Table20.B2" office:value-type="string">
            <text:p text:style-name="P369">Verl.Schluessel</text:p>
          </table:table-cell>
        </table:table-row>
        <table:table-row>
          <table:table-cell table:style-name="Table20.A2" office:value-type="string">
            <text:p text:style-name="P369">CO</text:p>
          </table:table-cell>
          <table:table-cell table:style-name="Table20.B2" office:value-type="string">
            <text:p text:style-name="P369">country</text:p>
          </table:table-cell>
          <table:table-cell table:style-name="Table20.B2" office:value-type="string">
            <text:p text:style-name="P369">Produktionsland</text:p>
          </table:table-cell>
        </table:table-row>
        <table:table-row>
          <table:table-cell table:style-name="Table20.A2" office:value-type="string">
            <text:p text:style-name="P369">CR</text:p>
          </table:table-cell>
          <table:table-cell table:style-name="Table20.B2" office:value-type="string">
            <text:p text:style-name="P369">critics</text:p>
          </table:table-cell>
          <table:table-cell table:style-name="Table20.B2" office:value-type="string">
            <text:p text:style-name="P369">Critics</text:p>
          </table:table-cell>
        </table:table-row>
        <table:table-row>
          <table:table-cell table:style-name="Table20.A2" office:value-type="string">
            <text:p text:style-name="P369">CS</text:p>
          </table:table-cell>
          <table:table-cell table:style-name="Table20.B2" office:value-type="string">
            <text:p text:style-name="P369">Character Set</text:p>
          </table:table-cell>
          <table:table-cell table:style-name="Table20.B2" office:value-type="string">
            <text:p text:style-name="P369">CharacterSet</text:p>
          </table:table-cell>
        </table:table-row>
        <table:table-row>
          <table:table-cell table:style-name="Table20.A2" office:value-type="string">
            <text:p text:style-name="P369">DA</text:p>
          </table:table-cell>
          <table:table-cell table:style-name="Table20.B2" office:value-type="string">
            <text:p text:style-name="P369">date collected</text:p>
          </table:table-cell>
          <table:table-cell table:style-name="Table20.B2" office:value-type="string">
            <text:p text:style-name="P369">+Datum-Erfassung</text:p>
          </table:table-cell>
        </table:table-row>
        <table:table-row>
          <table:table-cell table:style-name="Table20.A2" office:value-type="string">
            <text:p text:style-name="P369">DE</text:p>
          </table:table-cell>
          <table:table-cell table:style-name="Table20.B2" office:value-type="string">
            <text:p text:style-name="P369">description</text:p>
          </table:table-cell>
          <table:table-cell table:style-name="Table20.B2" office:value-type="string">
            <text:p text:style-name="P369">Beschreibung</text:p>
          </table:table-cell>
        </table:table-row>
        <table:table-row>
          <table:table-cell table:style-name="Table20.A2" office:value-type="string">
            <text:p text:style-name="P369">DI</text:p>
          </table:table-cell>
          <table:table-cell table:style-name="Table20.B2" office:value-type="string">
            <text:p text:style-name="P369">director</text:p>
          </table:table-cell>
          <table:table-cell table:style-name="Table20.B2" office:value-type="string">
            <text:p text:style-name="P369">Regie</text:p>
          </table:table-cell>
        </table:table-row>
        <table:table-row>
          <table:table-cell table:style-name="Table20.A2" office:value-type="string">
            <text:p text:style-name="P369">DK</text:p>
          </table:table-cell>
          <table:table-cell table:style-name="Table20.B2" office:value-type="string">
            <text:p text:style-name="P369">documentation</text:p>
          </table:table-cell>
          <table:table-cell table:style-name="Table20.B2" office:value-type="string">
            <text:p text:style-name="P369">Dokumentation</text:p>
          </table:table-cell>
        </table:table-row>
        <table:table-row>
          <table:table-cell table:style-name="Table20.A2" office:value-type="string">
            <text:p text:style-name="P369">DT</text:p>
          </table:table-cell>
          <table:table-cell table:style-name="Table20.B2" office:value-type="string">
            <text:p text:style-name="P369">distribution</text:p>
          </table:table-cell>
          <table:table-cell table:style-name="Table20.B2" office:value-type="string">
            <text:p text:style-name="P369">Vertrieb</text:p>
          </table:table-cell>
        </table:table-row>
        <table:table-row>
          <table:table-cell table:style-name="Table20.A2" office:value-type="string">
            <text:p text:style-name="P369">ED</text:p>
          </table:table-cell>
          <table:table-cell table:style-name="Table20.B2" office:value-type="string">
            <text:p text:style-name="P369">editor</text:p>
          </table:table-cell>
          <table:table-cell table:style-name="Table20.B2" office:value-type="string">
            <text:p text:style-name="P369">Editor</text:p>
          </table:table-cell>
        </table:table-row>
        <table:table-row>
          <table:table-cell table:style-name="Table20.A2" office:value-type="string">
            <text:p text:style-name="P369">FP</text:p>
          </table:table-cell>
          <table:table-cell table:style-name="Table20.B2" office:value-type="string">
            <text:p text:style-name="P369">fee purchase</text:p>
          </table:table-cell>
          <table:table-cell table:style-name="Table20.B2" office:value-type="string">
            <text:p text:style-name="P369">Kaufpreis</text:p>
          </table:table-cell>
        </table:table-row>
        <table:table-row>
          <table:table-cell table:style-name="Table20.A2" office:value-type="string">
            <text:p text:style-name="P369">FR</text:p>
          </table:table-cell>
          <table:table-cell table:style-name="Table20.B2" office:value-type="string">
            <text:p text:style-name="P369">fee rent</text:p>
          </table:table-cell>
          <table:table-cell table:style-name="Table20.B2" office:value-type="string">
            <text:p text:style-name="P369">Mietpreis</text:p>
          </table:table-cell>
        </table:table-row>
        <table:table-row>
          <table:table-cell table:style-name="Table20.A2" office:value-type="string">
            <text:p text:style-name="P369">GE</text:p>
          </table:table-cell>
          <table:table-cell table:style-name="Table20.B2" office:value-type="string">
            <text:p text:style-name="P369">genre</text:p>
          </table:table-cell>
          <table:table-cell table:style-name="Table20.B2" office:value-type="string">
            <text:p text:style-name="P369">Genre</text:p>
          </table:table-cell>
        </table:table-row>
        <table:table-row>
          <table:table-cell table:style-name="Table20.A2" office:value-type="string">
            <text:p text:style-name="P369">GM</text:p>
          </table:table-cell>
          <table:table-cell table:style-name="Table20.B2" office:value-type="string">
            <text:p text:style-name="P369">fee GEMA</text:p>
          </table:table-cell>
          <table:table-cell table:style-name="Table20.B2" office:value-type="string">
            <text:p text:style-name="P369">GEMA</text:p>
          </table:table-cell>
        </table:table-row>
        <table:table-row>
          <table:table-cell table:style-name="Table20.A2" office:value-type="string">
            <text:p text:style-name="P369">I0</text:p>
          </table:table-cell>
          <table:table-cell table:style-name="Table20.B2" office:value-type="string">
            <text:p text:style-name="P369">DVB Record Status (Internal)</text:p>
          </table:table-cell>
          <table:table-cell table:style-name="Table20.B2" office:value-type="string">
            <text:p text:style-name="P369">Status</text:p>
          </table:table-cell>
        </table:table-row>
        <table:table-row>
          <table:table-cell table:style-name="Table20.A2" office:value-type="string">
            <text:p text:style-name="P369">I1</text:p>
          </table:table-cell>
          <table:table-cell table:style-name="Table20.B2" office:value-type="string">
            <text:p text:style-name="P369">record author (Internal)</text:p>
          </table:table-cell>
          <table:table-cell table:style-name="Table20.B2" office:value-type="string">
            <text:p text:style-name="P369">+Erschliesser</text:p>
          </table:table-cell>
        </table:table-row>
        <table:table-row>
          <table:table-cell table:style-name="Table20.A2" office:value-type="string">
            <text:p text:style-name="P369">I2</text:p>
          </table:table-cell>
          <table:table-cell table:style-name="Table20.B2" office:value-type="string">
            <text:p text:style-name="P369">Expert (Internal)</text:p>
          </table:table-cell>
          <table:table-cell table:style-name="Table20.B2" office:value-type="string">
            <text:p text:style-name="P369">+Potentieller.Erschliesser</text:p>
          </table:table-cell>
        </table:table-row>
        <table:table-row>
          <table:table-cell table:style-name="Table20.A2" office:value-type="string">
            <text:p text:style-name="P369">I3</text:p>
          </table:table-cell>
          <table:table-cell table:style-name="Table20.B2" office:value-type="string">
            <text:p text:style-name="P369">external_links_exist (Internal Boolean)</text:p>
          </table:table-cell>
          <table:table-cell table:style-name="Table20.B2" office:value-type="string">
            <text:p text:style-name="P369">+B.Hintergrunddok</text:p>
          </table:table-cell>
        </table:table-row>
        <table:table-row>
          <table:table-cell table:style-name="Table20.A2" office:value-type="string">
            <text:p text:style-name="P369">I4</text:p>
          </table:table-cell>
          <table:table-cell table:style-name="Table20.B2" office:value-type="string">
            <text:p text:style-name="P369">record_technical_author (Internal)</text:p>
          </table:table-cell>
          <table:table-cell table:style-name="Table20.B2" office:value-type="string">
            <text:p text:style-name="P369">+Zustaendiger.Facherschliesser</text:p>
          </table:table-cell>
        </table:table-row>
        <text:soft-page-break/>
        <table:table-row>
          <table:table-cell table:style-name="Table20.A2" office:value-type="string">
            <text:p text:style-name="P369">I5</text:p>
          </table:table-cell>
          <table:table-cell table:style-name="Table20.B2" office:value-type="string">
            <text:p text:style-name="P369">parallel_title</text:p>
          </table:table-cell>
          <table:table-cell table:style-name="Table20.B2" office:value-type="string">
            <text:p text:style-name="P369">Paralleltitel</text:p>
          </table:table-cell>
        </table:table-row>
        <table:table-row>
          <table:table-cell table:style-name="Table20.A2" office:value-type="string">
            <text:p text:style-name="P369">I6</text:p>
          </table:table-cell>
          <table:table-cell table:style-name="Table20.B2" office:value-type="string">
            <text:p text:style-name="P369">agency</text:p>
          </table:table-cell>
          <table:table-cell table:style-name="Table20.B2" office:value-type="string">
            <text:p text:style-name="P369">Auftraggeber</text:p>
          </table:table-cell>
        </table:table-row>
        <table:table-row>
          <table:table-cell table:style-name="Table20.A2" office:value-type="string">
            <text:p text:style-name="P369">I7</text:p>
          </table:table-cell>
          <table:table-cell table:style-name="Table20.B2" office:value-type="string">
            <text:p text:style-name="P369">local-collection</text:p>
          </table:table-cell>
          <table:table-cell table:style-name="Table20.B2" office:value-type="string">
            <text:p text:style-name="P369">+Kaeufer</text:p>
          </table:table-cell>
        </table:table-row>
        <table:table-row>
          <table:table-cell table:style-name="Table20.A2" office:value-type="string">
            <text:p text:style-name="P369">I8</text:p>
          </table:table-cell>
          <table:table-cell table:style-name="Table20.B2" office:value-type="string">
            <text:p text:style-name="P369">FWU-call-id</text:p>
          </table:table-cell>
          <table:table-cell table:style-name="Table20.B2" office:value-type="string">
            <text:p text:style-name="P369">FWU-Signatur</text:p>
          </table:table-cell>
        </table:table-row>
        <table:table-row>
          <table:table-cell table:style-name="Table20.A2" office:value-type="string">
            <text:p text:style-name="P369">I9</text:p>
          </table:table-cell>
          <table:table-cell table:style-name="Table20.B2" office:value-type="string">
            <text:p text:style-name="P369">FRG-Unified-call-id</text:p>
          </table:table-cell>
          <table:table-cell table:style-name="Table20.B2" office:value-type="string">
            <text:p text:style-name="P369">BundesSig</text:p>
          </table:table-cell>
        </table:table-row>
        <table:table-row>
          <table:table-cell table:style-name="Table20.A2" office:value-type="string">
            <text:p text:style-name="P394">IB</text:p>
          </table:table-cell>
          <table:table-cell table:style-name="Table20.B2" office:value-type="string">
            <text:p text:style-name="P369">remarks</text:p>
          </table:table-cell>
          <table:table-cell table:style-name="Table20.B2" office:value-type="string">
            <text:p text:style-name="P369">Bemerkung</text:p>
          </table:table-cell>
        </table:table-row>
        <table:table-row>
          <table:table-cell table:style-name="Table20.A2" office:value-type="string">
            <text:p text:style-name="P369">IC</text:p>
          </table:table-cell>
          <table:table-cell table:style-name="Table20.B2" office:value-type="string">
            <text:p text:style-name="P369">size</text:p>
          </table:table-cell>
          <table:table-cell table:style-name="Table20.B2" office:value-type="string">
            <text:p text:style-name="P369">Anzahl</text:p>
          </table:table-cell>
        </table:table-row>
        <table:table-row>
          <table:table-cell table:style-name="Table20.A2" office:value-type="string">
            <text:p text:style-name="P369">IE</text:p>
          </table:table-cell>
          <table:table-cell table:style-name="Table20.B2" office:value-type="string">
            <text:p text:style-name="P369">external_links_public (Supplementary Material)</text:p>
          </table:table-cell>
          <table:table-cell table:style-name="Table20.B2" office:value-type="string">
            <text:p text:style-name="P369">Hintergrunddok</text:p>
          </table:table-cell>
        </table:table-row>
        <table:table-row>
          <table:table-cell table:style-name="Table20.A2" office:value-type="string">
            <text:p text:style-name="P369">IF</text:p>
          </table:table-cell>
          <table:table-cell table:style-name="Table20.B2" office:value-type="string">
            <text:p text:style-name="P369">external_links (Secret)</text:p>
          </table:table-cell>
          <table:table-cell table:style-name="Table20.B2" office:value-type="string">
            <text:p text:style-name="P369">+Hintergrunddok.geheim</text:p>
          </table:table-cell>
        </table:table-row>
        <table:table-row>
          <table:table-cell table:style-name="Table20.A2" office:value-type="string">
            <text:p text:style-name="P369">IG</text:p>
          </table:table-cell>
          <table:table-cell table:style-name="Table20.B2" office:value-type="string">
            <text:p text:style-name="P369">writers</text:p>
          </table:table-cell>
          <table:table-cell table:style-name="Table20.B2" office:value-type="string">
            <text:p text:style-name="P369">Weitere-Urheber</text:p>
          </table:table-cell>
        </table:table-row>
        <table:table-row>
          <table:table-cell table:style-name="Table20.A2" office:value-type="string">
            <text:p text:style-name="P369">KW</text:p>
          </table:table-cell>
          <table:table-cell table:style-name="Table20.B2" office:value-type="string">
            <text:p text:style-name="P369">keywords</text:p>
          </table:table-cell>
          <table:table-cell table:style-name="Table20.B2" office:value-type="string">
            <text:p text:style-name="P369">Schlagwoerter</text:p>
          </table:table-cell>
        </table:table-row>
        <table:table-row>
          <table:table-cell table:style-name="Table20.A2" office:value-type="string">
            <text:p text:style-name="P369">LA</text:p>
          </table:table-cell>
          <table:table-cell table:style-name="Table20.B2" office:value-type="string">
            <text:p text:style-name="P369">code-language</text:p>
          </table:table-cell>
          <table:table-cell table:style-name="Table20.B2" office:value-type="string">
            <text:p text:style-name="P369">Sprache</text:p>
          </table:table-cell>
        </table:table-row>
        <table:table-row>
          <table:table-cell table:style-name="Table20.A2" office:value-type="string">
            <text:p text:style-name="P369">LN</text:p>
          </table:table-cell>
          <table:table-cell table:style-name="Table20.B2" office:value-type="string">
            <text:p text:style-name="P369">length</text:p>
          </table:table-cell>
          <table:table-cell table:style-name="Table20.B2" office:value-type="string">
            <text:p text:style-name="P369">Laufzeit</text:p>
          </table:table-cell>
        </table:table-row>
        <table:table-row>
          <table:table-cell table:style-name="Table20.A2" office:value-type="string">
            <text:p text:style-name="P369">LO</text:p>
          </table:table-cell>
          <table:table-cell table:style-name="Table20.B2" office:value-type="string">
            <text:p text:style-name="P369">location</text:p>
          </table:table-cell>
          <table:table-cell table:style-name="Table20.B2" office:value-type="string">
            <text:p text:style-name="P369">Standort</text:p>
          </table:table-cell>
        </table:table-row>
        <table:table-row>
          <table:table-cell table:style-name="Table20.A2" office:value-type="string">
            <text:p text:style-name="P369">LT</text:p>
          </table:table-cell>
          <table:table-cell table:style-name="Table20.B2" office:value-type="string">
            <text:p text:style-name="P369">lit_author</text:p>
          </table:table-cell>
          <table:table-cell table:style-name="Table20.B2" office:value-type="string">
            <text:p text:style-name="P369">Vorlage</text:p>
          </table:table-cell>
        </table:table-row>
        <table:table-row>
          <table:table-cell table:style-name="Table20.A2" office:value-type="string">
            <text:p text:style-name="P369">MD</text:p>
          </table:table-cell>
          <table:table-cell table:style-name="Table20.B2" office:value-type="string">
            <text:p text:style-name="P369">color</text:p>
          </table:table-cell>
          <table:table-cell table:style-name="Table20.B2" office:value-type="string">
            <text:p text:style-name="P369">Farbe</text:p>
          </table:table-cell>
        </table:table-row>
        <table:table-row>
          <table:table-cell table:style-name="Table20.A2" office:value-type="string">
            <text:p text:style-name="P369">MM</text:p>
          </table:table-cell>
          <table:table-cell table:style-name="Table20.B2" office:value-type="string">
            <text:p text:style-name="P369">media</text:p>
          </table:table-cell>
          <table:table-cell table:style-name="Table20.B2" office:value-type="string">
            <text:p text:style-name="P369">Media</text:p>
          </table:table-cell>
        </table:table-row>
        <table:table-row>
          <table:table-cell table:style-name="Table20.A2" office:value-type="string">
            <text:p text:style-name="P369">MU</text:p>
          </table:table-cell>
          <table:table-cell table:style-name="Table20.B2" office:value-type="string">
            <text:p text:style-name="P369">music</text:p>
          </table:table-cell>
          <table:table-cell table:style-name="Table20.B2" office:value-type="string">
            <text:p text:style-name="P369">Musik</text:p>
          </table:table-cell>
        </table:table-row>
        <table:table-row>
          <table:table-cell table:style-name="Table20.A2" office:value-type="string">
            <text:p text:style-name="P369">NA</text:p>
          </table:table-cell>
          <table:table-cell table:style-name="Table20.B2" office:value-type="string">
            <text:p text:style-name="P369">thesaurus-motbis</text:p>
          </table:table-cell>
          <table:table-cell table:style-name="Table20.B2" office:value-type="string">
            <text:p text:style-name="P369">MOTBIS</text:p>
          </table:table-cell>
        </table:table-row>
        <table:table-row>
          <table:table-cell table:style-name="Table20.A2" office:value-type="string">
            <text:p text:style-name="P369">NB</text:p>
          </table:table-cell>
          <table:table-cell table:style-name="Table20.B2" office:value-type="string">
            <text:p text:style-name="P369">thesaurus-tee</text:p>
          </table:table-cell>
          <table:table-cell table:style-name="Table20.B2" office:value-type="string">
            <text:p text:style-name="P369">TEE</text:p>
          </table:table-cell>
        </table:table-row>
        <table:table-row>
          <table:table-cell table:style-name="Table20.A2" office:value-type="string">
            <text:p text:style-name="P369">PO</text:p>
          </table:table-cell>
          <table:table-cell table:style-name="Table20.B2" office:value-type="string">
            <text:p text:style-name="P369">parent</text:p>
          </table:table-cell>
          <table:table-cell table:style-name="Table20.B2" office:value-type="string">
            <text:p text:style-name="P369">Sammelmedien</text:p>
          </table:table-cell>
        </table:table-row>
        <table:table-row>
          <table:table-cell table:style-name="Table20.A2" office:value-type="string">
            <text:p text:style-name="P369">PR</text:p>
          </table:table-cell>
          <table:table-cell table:style-name="Table20.B2" office:value-type="string">
            <text:p text:style-name="P369">producer</text:p>
          </table:table-cell>
          <table:table-cell table:style-name="Table20.B2" office:value-type="string">
            <text:p text:style-name="P369">Realisator</text:p>
          </table:table-cell>
        </table:table-row>
        <table:table-row>
          <table:table-cell table:style-name="Table20.A2" office:value-type="string">
            <text:p text:style-name="P369">PS</text:p>
          </table:table-cell>
          <table:table-cell table:style-name="Table20.B2" office:value-type="string">
            <text:p text:style-name="P369">commentary</text:p>
          </table:table-cell>
          <table:table-cell table:style-name="Table20.B2" office:value-type="string">
            <text:p text:style-name="P369">Beurteilung</text:p>
          </table:table-cell>
        </table:table-row>
        <table:table-row>
          <table:table-cell table:style-name="Table20.A2" office:value-type="string">
            <text:p text:style-name="P369">PU</text:p>
          </table:table-cell>
          <table:table-cell table:style-name="Table20.B2" office:value-type="string">
            <text:p text:style-name="P369">publisher</text:p>
          </table:table-cell>
          <table:table-cell table:style-name="Table20.B2" office:value-type="string">
            <text:p text:style-name="P369">Herausgeber</text:p>
          </table:table-cell>
        </table:table-row>
        <table:table-row>
          <table:table-cell table:style-name="Table20.A2" office:value-type="string">
            <text:p text:style-name="P369">RA</text:p>
          </table:table-cell>
          <table:table-cell table:style-name="Table20.B2" office:value-type="string">
            <text:p text:style-name="P369">ratings (FSK)</text:p>
          </table:table-cell>
          <table:table-cell table:style-name="Table20.B2" office:value-type="string">
            <text:p text:style-name="P369">FSK</text:p>
          </table:table-cell>
        </table:table-row>
        <table:table-row>
          <table:table-cell table:style-name="Table20.A2" office:value-type="string">
            <text:p text:style-name="P369">SA</text:p>
          </table:table-cell>
          <table:table-cell table:style-name="Table20.B2" office:value-type="string">
            <text:p text:style-name="P369">collections</text:p>
          </table:table-cell>
          <table:table-cell table:style-name="Table20.B2" office:value-type="string">
            <text:p text:style-name="P369">Sammlung</text:p>
          </table:table-cell>
        </table:table-row>
        <table:table-row>
          <table:table-cell table:style-name="Table20.A2" office:value-type="string">
            <text:p text:style-name="P369">SD</text:p>
          </table:table-cell>
          <table:table-cell table:style-name="Table20.B2" office:value-type="string">
            <text:p text:style-name="P369">sound</text:p>
          </table:table-cell>
          <table:table-cell table:style-name="Table20.B2" office:value-type="string">
            <text:p text:style-name="P369">Ton</text:p>
          </table:table-cell>
        </table:table-row>
        <table:table-row>
          <table:table-cell table:style-name="Table20.A2" office:value-type="string">
            <text:p text:style-name="P369">SE</text:p>
          </table:table-cell>
          <table:table-cell table:style-name="Table20.B2" office:value-type="string">
            <text:p text:style-name="P369">series titel</text:p>
          </table:table-cell>
          <table:table-cell table:style-name="Table20.B2" office:value-type="string">
            <text:p text:style-name="P369">Serientitel</text:p>
          </table:table-cell>
        </table:table-row>
        <table:table-row>
          <table:table-cell table:style-name="Table20.A2" office:value-type="string">
            <text:p text:style-name="P369">SH</text:p>
          </table:table-cell>
          <table:table-cell table:style-name="Table20.B2" office:value-type="string">
            <text:p text:style-name="P369">sort_title</text:p>
          </table:table-cell>
          <table:table-cell table:style-name="Table20.B2" office:value-type="string">
            <text:p text:style-name="P369">Sortierhaupttitel</text:p>
          </table:table-cell>
        </table:table-row>
        <table:table-row>
          <table:table-cell table:style-name="Table20.A2" office:value-type="string">
            <text:p text:style-name="P369">SI</text:p>
          </table:table-cell>
          <table:table-cell table:style-name="Table20.B2" office:value-type="string">
            <text:p text:style-name="P369">local-call-id</text:p>
          </table:table-cell>
          <table:table-cell table:style-name="Table20.B2" office:value-type="string">
            <text:p text:style-name="P369">ID-Nummer</text:p>
          </table:table-cell>
        </table:table-row>
        <table:table-row>
          <table:table-cell table:style-name="Table20.A2" office:value-type="string">
            <text:p text:style-name="P369">SL</text:p>
          </table:table-cell>
          <table:table-cell table:style-name="Table20.B2" office:value-type="string">
            <text:p text:style-name="P369">see also languages</text:p>
          </table:table-cell>
          <table:table-cell table:style-name="Table20.B2" office:value-type="string">
            <text:p text:style-name="P369">Sprachfassungen</text:p>
          </table:table-cell>
        </table:table-row>
        <table:table-row>
          <table:table-cell table:style-name="Table20.A2" office:value-type="string">
            <text:p text:style-name="P369">SM</text:p>
          </table:table-cell>
          <table:table-cell table:style-name="Table20.B2" office:value-type="string">
            <text:p text:style-name="P369">see also media</text:p>
          </table:table-cell>
          <table:table-cell table:style-name="Table20.B2" office:value-type="string">
            <text:p text:style-name="P369">Einzelmedien</text:p>
          </table:table-cell>
        </table:table-row>
        <table:table-row>
          <table:table-cell table:style-name="Table20.A2" office:value-type="string">
            <text:p text:style-name="P369">SO</text:p>
          </table:table-cell>
          <table:table-cell table:style-name="Table20.B2" office:value-type="string">
            <text:p text:style-name="P369">See Also</text:p>
          </table:table-cell>
          <table:table-cell table:style-name="Table20.B2" office:value-type="string">
            <text:p text:style-name="P369">Kontextmedien</text:p>
          </table:table-cell>
        </table:table-row>
        <table:table-row>
          <table:table-cell table:style-name="Table20.A2" office:value-type="string">
            <text:p text:style-name="P369">SS</text:p>
          </table:table-cell>
          <table:table-cell table:style-name="Table20.B2" office:value-type="string">
            <text:p text:style-name="P369">series_sort_title</text:p>
          </table:table-cell>
          <table:table-cell table:style-name="Table20.B2" office:value-type="string">
            <text:p text:style-name="P369">Sortierserientitel</text:p>
          </table:table-cell>
        </table:table-row>
        <table:table-row>
          <table:table-cell table:style-name="Table20.A2" office:value-type="string">
            <text:p text:style-name="P369">ST</text:p>
          </table:table-cell>
          <table:table-cell table:style-name="Table20.B2" office:value-type="string">
            <text:p text:style-name="P369">other-credits</text:p>
          </table:table-cell>
          <table:table-cell table:style-name="Table20.B2" office:value-type="string">
            <text:p text:style-name="P369">Mitwirkende</text:p>
          </table:table-cell>
        </table:table-row>
        <table:table-row>
          <table:table-cell table:style-name="Table20.A2" office:value-type="string">
            <text:p text:style-name="P369">SU</text:p>
          </table:table-cell>
          <table:table-cell table:style-name="Table20.B2" office:value-type="string">
            <text:p text:style-name="P369">sort_subtitel</text:p>
          </table:table-cell>
          <table:table-cell table:style-name="Table20.B2" office:value-type="string">
            <text:p text:style-name="P369">Sortieruntertitel</text:p>
          </table:table-cell>
        </table:table-row>
        <table:table-row>
          <table:table-cell table:style-name="Table20.A2" office:value-type="string">
            <text:p text:style-name="P369">SY</text:p>
          </table:table-cell>
          <table:table-cell table:style-name="Table20.B2" office:value-type="string">
            <text:p text:style-name="P369">systematic</text:p>
          </table:table-cell>
          <table:table-cell table:style-name="Table20.B2" office:value-type="string">
            <text:p text:style-name="P369">Sachgebiete</text:p>
          </table:table-cell>
        </table:table-row>
        <table:table-row>
          <table:table-cell table:style-name="Table20.A2" office:value-type="string">
            <text:p text:style-name="P369">TD</text:p>
          </table:table-cell>
          <table:table-cell table:style-name="Table20.B2" office:value-type="string">
            <text:p text:style-name="P369">technical_data</text:p>
          </table:table-cell>
          <table:table-cell table:style-name="Table20.B2" office:value-type="string">
            <text:p text:style-name="P369">Technische-Angaben</text:p>
          </table:table-cell>
        </table:table-row>
        <table:table-row>
          <table:table-cell table:style-name="Table20.A2" office:value-type="string">
            <text:p text:style-name="P369">TE</text:p>
          </table:table-cell>
          <table:table-cell table:style-name="Table20.B2" office:value-type="string">
            <text:p text:style-name="P369">title-uniform</text:p>
          </table:table-cell>
          <table:table-cell table:style-name="Table20.B2" office:value-type="string">
            <text:p text:style-name="P369">Haupttitel</text:p>
          </table:table-cell>
        </table:table-row>
        <table:table-row>
          <table:table-cell table:style-name="Table20.A2" office:value-type="string">
            <text:p text:style-name="P369">TI</text:p>
          </table:table-cell>
          <table:table-cell table:style-name="Table20.B2" office:value-type="string">
            <text:p text:style-name="P369">title-cover</text:p>
          </table:table-cell>
          <table:table-cell table:style-name="Table20.B2" office:value-type="string">
            <text:p text:style-name="P369">Wahrer-Titel</text:p>
          </table:table-cell>
        </table:table-row>
        <table:table-row>
          <table:table-cell table:style-name="Table20.A2" office:value-type="string">
            <text:p text:style-name="P369">TO</text:p>
          </table:table-cell>
          <table:table-cell table:style-name="Table20.B2" office:value-type="string">
            <text:p text:style-name="P369">original language title</text:p>
          </table:table-cell>
          <table:table-cell table:style-name="Table20.B2" office:value-type="string">
            <text:p text:style-name="P369">Originaltitel</text:p>
          </table:table-cell>
        </table:table-row>
        <table:table-row>
          <table:table-cell table:style-name="Table20.A2" office:value-type="string">
            <text:p text:style-name="P369">TU</text:p>
          </table:table-cell>
          <table:table-cell table:style-name="Table20.B2" office:value-type="string">
            <text:p text:style-name="P369">title-caption</text:p>
          </table:table-cell>
          <table:table-cell table:style-name="Table20.B2" office:value-type="string">
            <text:p text:style-name="P369">Untertitel</text:p>
          </table:table-cell>
        </table:table-row>
        <table:table-row>
          <table:table-cell table:style-name="Table20.A2" office:value-type="string">
            <text:p text:style-name="P369">UA</text:p>
          </table:table-cell>
          <table:table-cell table:style-name="Table20.B2" office:value-type="string">
            <text:p text:style-name="P369">UDC</text:p>
          </table:table-cell>
          <table:table-cell table:style-name="Table20.B2" office:value-type="string">
            <text:p text:style-name="P369">Klassifikation-UDC</text:p>
          </table:table-cell>
        </table:table-row>
        <table:table-row>
          <table:table-cell table:style-name="Table20.A2" office:value-type="string">
            <text:p text:style-name="P369">UB</text:p>
          </table:table-cell>
          <table:table-cell table:style-name="Table20.B2" office:value-type="string">
            <text:p text:style-name="P369">Dewey</text:p>
          </table:table-cell>
          <table:table-cell table:style-name="Table20.B2" office:value-type="string">
            <text:p text:style-name="P369">Klassifik-Dewey</text:p>
          </table:table-cell>
        </table:table-row>
        <table:table-row>
          <table:table-cell table:style-name="Table20.A2" office:value-type="string">
            <text:p text:style-name="P369">VL</text:p>
          </table:table-cell>
          <table:table-cell table:style-name="Table20.B2" office:value-type="string">
            <text:p text:style-name="P369">volume</text:p>
          </table:table-cell>
          <table:table-cell table:style-name="Table20.B2" office:value-type="string">
            <text:p text:style-name="P369">Volume</text:p>
          </table:table-cell>
        </table:table-row>
        <table:table-row>
          <table:table-cell table:style-name="Table20.A2" office:value-type="string">
            <text:p text:style-name="P369">VT</text:p>
          </table:table-cell>
          <table:table-cell table:style-name="Table20.B2" office:value-type="string">
            <text:p text:style-name="P369">Synchronisation (Dub)</text:p>
          </table:table-cell>
          <table:table-cell table:style-name="Table20.B2" office:value-type="string">
            <text:p text:style-name="P369">Synchronisation</text:p>
          </table:table-cell>
        </table:table-row>
        <table:table-row>
          <table:table-cell table:style-name="Table20.A2" office:value-type="string">
            <text:p text:style-name="P369">YR</text:p>
          </table:table-cell>
          <table:table-cell table:style-name="Table20.B2" office:value-type="string">
            <text:p text:style-name="P369">date-of-publication</text:p>
          </table:table-cell>
          <table:table-cell table:style-name="Table20.B2" office:value-type="string">
            <text:p text:style-name="P369">Produktionsjahr</text:p>
          </table:table-cell>
        </table:table-row>
        <table:table-row>
          <table:table-cell table:style-name="Table20.A2" office:value-type="string">
            <text:p text:style-name="P369">ZC</text:p>
          </table:table-cell>
          <table:table-cell table:style-name="Table20.B2" office:value-type="string">
            <text:p text:style-name="P369">ILL-Code</text:p>
          </table:table-cell>
          <table:table-cell table:style-name="Table20.B2" office:value-type="string">
            <text:p text:style-name="P369">ILL-Code</text:p>
          </table:table-cell>
        </table:table-row>
        <text:soft-page-break/>
        <table:table-row>
          <table:table-cell table:style-name="Table20.A2" office:value-type="string">
            <text:p text:style-name="P369">ZL</text:p>
          </table:table-cell>
          <table:table-cell table:style-name="Table20.B2" office:value-type="string">
            <text:p text:style-name="P369">Language.Code</text:p>
          </table:table-cell>
          <table:table-cell table:style-name="Table20.B2" office:value-type="string">
            <text:p text:style-name="P369">Language.Code</text:p>
          </table:table-cell>
        </table:table-row>
        <table:table-row>
          <table:table-cell table:style-name="Table20.A2" office:value-type="string">
            <text:p text:style-name="P369">ZR</text:p>
          </table:table-cell>
          <table:table-cell table:style-name="Table20.B2" office:value-type="string">
            <text:p text:style-name="P369">date-last-modified</text:p>
          </table:table-cell>
          <table:table-cell table:style-name="Table20.B2" office:value-type="string">
            <text:p text:style-name="P369">CDAT</text:p>
          </table:table-cell>
        </table:table-row>
        <table:table-row>
          <table:table-cell table:style-name="Table20.A2" office:value-type="string">
            <text:p text:style-name="P369">ZU</text:p>
          </table:table-cell>
          <table:table-cell table:style-name="Table20.B2" office:value-type="string">
            <text:p text:style-name="P369">URL</text:p>
          </table:table-cell>
          <table:table-cell table:style-name="Table20.B2" office:value-type="string">
            <text:p text:style-name="P369">URL</text:p>
          </table:table-cell>
        </table:table-row>
        <table:table-row>
          <table:table-cell table:style-name="Table20.A77" office:value-type="string">
            <text:p text:style-name="P369">ZZ</text:p>
          </table:table-cell>
          <table:table-cell table:style-name="Table20.B77" office:value-type="string">
            <text:p text:style-name="P369">misc</text:p>
          </table:table-cell>
          <table:table-cell table:style-name="Table20.B77" office:value-type="string">
            <text:p text:style-name="P369">Verschiedenes</text:p>
          </table:table-cell>
        </table:table-row>
      </table:table>
      <text:p text:style-name="P437"><text:span text:style-name="Source_20_Text"><text:span text:style-name="T93"/></text:span></text:p>
      <text:p text:style-name="P212"><text:span text:style-name="Source_20_Text"><text:span text:style-name="T93"/></text:span></text:p>
      <text:p text:style-name="P212"><text:span text:style-name="Source_20_Text"><text:span text:style-name="T93">The MIME type for Raw is "</text:span></text:span><text:span text:style-name="Source_20_Text"><text:span text:style-name="T311">Application/X-DVBLine</text:span></text:span><text:span text:style-name="Source_20_Text"><text:span text:style-name="T93">"</text:span></text:span></text:p>
      <text:p text:style-name="P212"><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14"><text:span text:style-name="Source_20_Text"><text:span text:style-name="T93">EUROMEDIA </text:span></text:span><text:span text:style-name="Source_20_Text"><text:span text:style-name="T207">is </text:span></text:span><text:span text:style-name="Source_20_Text"><text:span text:style-name="T93">multinational mediagraphic format </text:span></text:span><text:span text:style-name="Source_20_Text"><text:span text:style-name="T207">based upon COLONGRP originally used </text:span></text:span><text:span text:style-name="Source_20_Text"><text:span text:style-name="T93">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05">Since the</text:span></text:span><text:span text:style-name="Source_20_Text"><text:span text:style-name="T93"> project ha</text:span></text:span><text:span text:style-name="Source_20_Text"><text:span text:style-name="T205">d</text:span></text:span><text:span text:style-name="Source_20_Text"><text:span text:style-name="T93"> participating partners in Germany, France, Italy and Spain with record languages of, resp., German, French, Italian and Spanish </text:span></text:span><text:span text:style-name="Source_20_Text"><text:span text:style-name="T205">it was designed to be both multi-lingual (supporting a national language) and fully human readable</text:span></text:span><text:span text:style-name="Source_20_Text"><text:span text:style-name="T93">. </text:span></text:span><text:span text:style-name="Source_20_Text"><text:span text:style-name="T206">The conversions from/to national language is handled via the “Unified Field” architecture which allows field names (and paths) can to be mapped during indexing to alternative names. </text:span></text:span><text:span text:style-name="Source_20_Text"><text:span text:style-name="T208">During presentation using the requested language code these records <text:s/>(created on-the-fly) can have their keys remapped to names in a local vocabulary. </text:span></text:span></text:p>
      <text:p text:style-name="Text_20_body"><text:span text:style-name="Source_20_Text"><text:span text:style-name="T93"/></text:span></text:p>
      <text:p text:style-name="Text_20_body"><text:span text:style-name="Source_20_Text"><text:span text:style-name="T93">From the point of view of syntactical structure it is a heirarchical colondoc-based document format. The </text:span></text:span><text:span text:style-name="Source_20_Text"><text:span text:style-name="T311">EUROMEDIA</text:span></text:span><text:span text:style-name="Source_20_Text"><text:span text:style-name="T93"> class has been implemented as a child of COLONGRP.</text:span></text:span></text:p>
      <text:p text:style-name="Text_20_body"><text:span text:style-name="Source_20_Text"><text:span text:style-name="T93"/></text:span></text:p>
      <text:p text:style-name="Text_20_body"><text:span text:style-name="Source_20_Text"><text:span text:style-name="T93">A </text:span></text:span><text:span text:style-name="Source_20_Text"><text:span text:style-name="T311">EUROMEDIA</text:span></text:span><text:span text:style-name="Source_20_Text"><text:span text:style-name="T93">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3"/></text:span></text:p>
      <text:p text:style-name="Text_20_body"><text:span text:style-name="Source_20_Text"><text:span text:style-name="T93">Although the doctype supports any other unique key, the workflow solution and charter specify an 8-digit number.</text:span></text:span></text:p>
      <text:p text:style-name="Text_20_body"><text:span text:style-name="Source_20_Text"><text:span text:style-name="T9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13"><text:span text:style-name="Source_20_Text"><text:span text:style-name="T100"/></text:span></text:p>
      <text:p text:style-name="P213"><text:soft-page-break/><text:span text:style-name="Source_20_Text"><text:span text:style-name="T100">Groups may contains groups. For each Group one must specify End_Group to inform the parser where the end of the group is. </text:span></text:span></text:p>
      <text:p text:style-name="P213"><text:span text:style-name="Source_20_Text"><text:span text:style-name="T100"/></text:span></text:p>
      <text:p text:style-name="P427"><text:span text:style-name="Source_20_Text"><text:span text:style-name="T100">Default Language Field is </text:span></text:span><text:span text:style-name="Source_20_Text"><text:span text:style-name="T315">'Code_language'</text:span></text:span></text:p>
      <text:p text:style-name="P213"><text:span text:style-name="Source_20_Text"><text:span text:style-name="T100">Default Date Field is</text:span></text:span><text:span text:style-name="Source_20_Text"><text:span text:style-name="T315"> 'Date_last_modified'</text:span></text:span></text:p>
      <text:p text:style-name="Text_20_body"><text:span text:style-name="Source_20_Text"><text:span text:style-name="T100"/></text:span></text:p>
      <text:p text:style-name="P214"><text:span text:style-name="Source_20_Text"><text:span text:style-name="T109">The Brief Record (Headline) is defined, by default, by ‘Title’ (if not then ‘Title_Series’ then ‘Title_other_variant’).</text:span></text:span></text:p>
      <text:p text:style-name="P56"/>
      <text:p text:style-name="P216"><text:span text:style-name="Source_20_Text"><text:span text:style-name="T110">Since it is multinational it supports alongside the </text:span></text:span><text:span text:style-name="Source_20_Text"><text:span text:style-name="T317">Dewey_classification number</text:span></text:span><text:span text:style-name="Source_20_Text"><text:span text:style-name="T110">, </text:span></text:span><text:span text:style-name="Source_20_Text"><text:span text:style-name="T317">Subject_TEE</text:span></text:span><text:span text:style-name="Source_20_Text"><text:span text:style-name="T110">, </text:span></text:span><text:span text:style-name="Source_20_Text"><text:span text:style-name="T315">Subject_MOTBIS</text:span></text:span><text:span text:style-name="Source_20_Text"><text:span text:style-name="T100"> </text:span></text:span><text:span text:style-name="Source_20_Text"><text:span text:style-name="T110">(as is widely used in French Education </text:span></text:span><text:span text:style-name="Source_20_Text"><text:span text:style-name="T111">currently </text:span></text:span><text:span text:style-name="Source_20_Text"><text:span text:style-name="T100">enriched and updated by Réseau Canopé</text:span></text:span><text:span text:style-name="Source_20_Text"><text:span text:style-name="T110">) and </text:span></text:span><text:span text:style-name="Source_20_Text"><text:span text:style-name="T317">Local_subject_index</text:span></text:span><text:span text:style-name="Source_20_Text"><text:span text:style-name="T110">.</text:span></text:span></text:p>
      <text:p text:style-name="P215"><text:span text:style-name="Source_20_Text"><text:span text:style-name="T100"/></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3"><text:s text:c="7"/>DOCTYPE</text:span></text:span></text:p>
      <text:p text:style-name="P98"><text:span text:style-name="Source_20_Text"><text:span text:style-name="T113"><text:s text:c="10"/>|</text:span></text:span></text:p>
      <text:p text:style-name="P98"><text:span text:style-name="Source_20_Text"><text:span text:style-name="T113"><text:s text:c="7"/>METADOC</text:span></text:span></text:p>
      <text:p text:style-name="P98"><text:span text:style-name="Source_20_Text"><text:span text:style-name="T113"><text:s text:c="10"/>|</text:span></text:span></text:p>
      <text:p text:style-name="P98"><text:span text:style-name="Source_20_Text"><text:span text:style-name="T113"><text:s text:c="6"/>COLONDOC</text:span></text:span></text:p>
      <text:p text:style-name="P98"><text:span text:style-name="Source_20_Text"><text:span text:style-name="T113"><text:s text:c="10"/>|</text:span></text:span></text:p>
      <text:p text:style-name="P98"><text:span text:style-name="Source_20_Text"><text:span text:style-name="T113"><text:s text:c="6"/>COLONGRP</text:span></text:span></text:p>
      <text:p text:style-name="P98"><text:span text:style-name="Source_20_Text"><text:span text:style-name="T113"><text:s text:c="10"/>v</text:span></text:span></text:p>
      <text:p text:style-name="P98"><text:span text:style-name="Source_20_Text"><text:span text:style-name="T113"><text:s text:c="6"/>MISMEDIA</text:span></text:span></text:p>
      <text:p text:style-name="P166"><text:span text:style-name="Source_20_Text"><text:span text:style-name="T113"/></text:span></text:p>
      <text:p text:style-name="P166"><text:span text:style-name="Source_20_Text"><text:span text:style-name="T11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474"/></text:span></text:p>
      <text:p text:style-name="P608"><text:span text:style-name="T470">The FILMLINE doctype is for filmline v 1.x records ( version 2.x is based upon a XML/</text:span><text:span text:style-name="T471">SGM</text:span><text:span text:style-name="T470">L DTD). <text:s/>It was developed by BSn and JFF (</text:span><text:span text:style-name="T472">JFF - </text:span><text:span text:style-name="T470">Institut für Medienpädagogik in Forschung und Praxis / <text:s/>JFF – Institute for Media Research and Media Education</text:span><text:span text:style-name="T472">) </text:span><text:span text:style-name="T470">for interchange of mediagraphic records and as a basis for database publishing for their printed film catalogue. </text:span><text:span text:style-name="T473">It was based </text:span><text:span text:style-name="T470"><text:s/>heavily upon the Medline format.</text:span></text:p>
      <text:p text:style-name="P438"/>
      <text:p text:style-name="P607"><text:span text:style-name="T470">FILMLINE 1.x is currently being used in several European mediagraphic projects. In a modified form it also provides the interchange format for the German National DVB project as DVBLINE.</text:span></text:p>
      <text:p text:style-name="P479"/>
      <text:p text:style-name="P479">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69">AB</text:p>
          </table:table-cell>
          <table:table-cell table:style-name="Table21.B2" office:value-type="string">
            <text:p text:style-name="P369">abstract</text:p>
          </table:table-cell>
        </table:table-row>
        <table:table-row>
          <table:table-cell table:style-name="Table21.A2" office:value-type="string">
            <text:p text:style-name="P369">AD</text:p>
          </table:table-cell>
          <table:table-cell table:style-name="Table21.B2" office:value-type="string">
            <text:p text:style-name="P369">address</text:p>
          </table:table-cell>
        </table:table-row>
        <table:table-row>
          <table:table-cell table:style-name="Table21.A2" office:value-type="string">
            <text:p text:style-name="P369">AU</text:p>
          </table:table-cell>
          <table:table-cell table:style-name="Table21.B2" office:value-type="string">
            <text:p text:style-name="P369">author</text:p>
          </table:table-cell>
        </table:table-row>
        <table:table-row>
          <table:table-cell table:style-name="Table21.A2" office:value-type="string">
            <text:p text:style-name="P369">AW</text:p>
          </table:table-cell>
          <table:table-cell table:style-name="Table21.B2" office:value-type="string">
            <text:p text:style-name="P369">awards</text:p>
          </table:table-cell>
        </table:table-row>
        <table:table-row>
          <table:table-cell table:style-name="Table21.A2" office:value-type="string">
            <text:p text:style-name="P369">CG</text:p>
          </table:table-cell>
          <table:table-cell table:style-name="Table21.B2" office:value-type="string">
            <text:p text:style-name="P369">camera</text:p>
          </table:table-cell>
        </table:table-row>
        <table:table-row>
          <table:table-cell table:style-name="Table21.A2" office:value-type="string">
            <text:p text:style-name="P369">CL</text:p>
          </table:table-cell>
          <table:table-cell table:style-name="Table21.B2" office:value-type="string">
            <text:p text:style-name="P369">clue</text:p>
          </table:table-cell>
        </table:table-row>
        <table:table-row>
          <table:table-cell table:style-name="Table21.A2" office:value-type="string">
            <text:p text:style-name="P369">CO</text:p>
          </table:table-cell>
          <table:table-cell table:style-name="Table21.B2" office:value-type="string">
            <text:p text:style-name="P369">country</text:p>
          </table:table-cell>
        </table:table-row>
        <table:table-row>
          <table:table-cell table:style-name="Table21.A2" office:value-type="string">
            <text:p text:style-name="P369">CR</text:p>
          </table:table-cell>
          <table:table-cell table:style-name="Table21.B2" office:value-type="string">
            <text:p text:style-name="P369">critics</text:p>
          </table:table-cell>
        </table:table-row>
        <table:table-row>
          <table:table-cell table:style-name="Table21.A2" office:value-type="string">
            <text:p text:style-name="P369">CS</text:p>
          </table:table-cell>
          <table:table-cell table:style-name="Table21.B2" office:value-type="string">
            <text:p text:style-name="P369">charset</text:p>
          </table:table-cell>
        </table:table-row>
        <table:table-row>
          <table:table-cell table:style-name="Table21.A2" office:value-type="string">
            <text:p text:style-name="P369">DA</text:p>
          </table:table-cell>
          <table:table-cell table:style-name="Table21.B2" office:value-type="string">
            <text:p text:style-name="P369">date_collected</text:p>
          </table:table-cell>
        </table:table-row>
        <table:table-row>
          <table:table-cell table:style-name="Table21.A2" office:value-type="string">
            <text:p text:style-name="P369">DE</text:p>
          </table:table-cell>
          <table:table-cell table:style-name="Table21.B2" office:value-type="string">
            <text:p text:style-name="P369">description</text:p>
          </table:table-cell>
        </table:table-row>
        <table:table-row>
          <table:table-cell table:style-name="Table21.A2" office:value-type="string">
            <text:p text:style-name="P369">DI</text:p>
          </table:table-cell>
          <table:table-cell table:style-name="Table21.B2" office:value-type="string">
            <text:p text:style-name="P369">director</text:p>
          </table:table-cell>
        </table:table-row>
        <table:table-row>
          <table:table-cell table:style-name="Table21.A2" office:value-type="string">
            <text:p text:style-name="P369">DK</text:p>
          </table:table-cell>
          <table:table-cell table:style-name="Table21.B2" office:value-type="string">
            <text:p text:style-name="P369">documentation</text:p>
          </table:table-cell>
        </table:table-row>
        <table:table-row>
          <table:table-cell table:style-name="Table21.A2" office:value-type="string">
            <text:p text:style-name="P369">DT</text:p>
          </table:table-cell>
          <table:table-cell table:style-name="Table21.B2" office:value-type="string">
            <text:p text:style-name="P369">distribution</text:p>
          </table:table-cell>
        </table:table-row>
        <table:table-row>
          <table:table-cell table:style-name="Table21.A2" office:value-type="string">
            <text:p text:style-name="P369">ED</text:p>
          </table:table-cell>
          <table:table-cell table:style-name="Table21.B2" office:value-type="string">
            <text:p text:style-name="P369">editor</text:p>
          </table:table-cell>
        </table:table-row>
        <table:table-row>
          <table:table-cell table:style-name="Table21.A2" office:value-type="string">
            <text:p text:style-name="P369">FD</text:p>
          </table:table-cell>
          <table:table-cell table:style-name="Table21.B2" office:value-type="string">
            <text:p text:style-name="P369">distribution</text:p>
          </table:table-cell>
        </table:table-row>
        <table:table-row>
          <table:table-cell table:style-name="Table21.A2" office:value-type="string">
            <text:p text:style-name="P369">FP</text:p>
          </table:table-cell>
          <table:table-cell table:style-name="Table21.B2" office:value-type="string">
            <text:p text:style-name="P369">fee-purchase</text:p>
          </table:table-cell>
        </table:table-row>
        <table:table-row>
          <table:table-cell table:style-name="Table21.A2" office:value-type="string">
            <text:p text:style-name="P369">FR</text:p>
          </table:table-cell>
          <table:table-cell table:style-name="Table21.B2" office:value-type="string">
            <text:p text:style-name="P369">fee-rent</text:p>
          </table:table-cell>
        </table:table-row>
        <table:table-row>
          <table:table-cell table:style-name="Table21.A2" office:value-type="string">
            <text:p text:style-name="P369">GE</text:p>
          </table:table-cell>
          <table:table-cell table:style-name="Table21.B2" office:value-type="string">
            <text:p text:style-name="P369">genre</text:p>
          </table:table-cell>
        </table:table-row>
        <table:table-row>
          <table:table-cell table:style-name="Table21.A2" office:value-type="string">
            <text:p text:style-name="P369">GM</text:p>
          </table:table-cell>
          <table:table-cell table:style-name="Table21.B2" office:value-type="string">
            <text:p text:style-name="P369">GEMA</text:p>
          </table:table-cell>
        </table:table-row>
        <table:table-row>
          <table:table-cell table:style-name="Table21.A2" office:value-type="string">
            <text:p text:style-name="P369">LA</text:p>
          </table:table-cell>
          <table:table-cell table:style-name="Table21.B2" office:value-type="string">
            <text:p text:style-name="P369">language</text:p>
          </table:table-cell>
        </table:table-row>
        <table:table-row>
          <table:table-cell table:style-name="Table21.A2" office:value-type="string">
            <text:p text:style-name="P369">KW</text:p>
          </table:table-cell>
          <table:table-cell table:style-name="Table21.B2" office:value-type="string">
            <text:p text:style-name="P369">keywords</text:p>
          </table:table-cell>
        </table:table-row>
        <table:table-row>
          <table:table-cell table:style-name="Table21.A2" office:value-type="string">
            <text:p text:style-name="P369">LN</text:p>
          </table:table-cell>
          <table:table-cell table:style-name="Table21.B2" office:value-type="string">
            <text:p text:style-name="P369">length</text:p>
          </table:table-cell>
        </table:table-row>
        <table:table-row>
          <table:table-cell table:style-name="Table21.A2" office:value-type="string">
            <text:p text:style-name="P369">LT</text:p>
          </table:table-cell>
          <table:table-cell table:style-name="Table21.B2" office:value-type="string">
            <text:p text:style-name="P369">lit_author</text:p>
          </table:table-cell>
        </table:table-row>
        <table:table-row>
          <table:table-cell table:style-name="Table21.A2" office:value-type="string">
            <text:p text:style-name="P369">MD</text:p>
          </table:table-cell>
          <table:table-cell table:style-name="Table21.B2" office:value-type="string">
            <text:p text:style-name="P369">media-type</text:p>
          </table:table-cell>
        </table:table-row>
        <table:table-row>
          <table:table-cell table:style-name="Table21.A2" office:value-type="string">
            <text:p text:style-name="P369">MM</text:p>
          </table:table-cell>
          <table:table-cell table:style-name="Table21.B2" office:value-type="string">
            <text:p text:style-name="P369">Content-type</text:p>
          </table:table-cell>
        </table:table-row>
        <table:table-row>
          <table:table-cell table:style-name="Table21.A2" office:value-type="string">
            <text:p text:style-name="P369">MU</text:p>
          </table:table-cell>
          <table:table-cell table:style-name="Table21.B2" office:value-type="string">
            <text:p text:style-name="P369">music</text:p>
          </table:table-cell>
        </table:table-row>
        <table:table-row>
          <table:table-cell table:style-name="Table21.A2" office:value-type="string">
            <text:p text:style-name="P369">PO</text:p>
          </table:table-cell>
          <table:table-cell table:style-name="Table21.B2" office:value-type="string">
            <text:p text:style-name="P369">parent</text:p>
          </table:table-cell>
        </table:table-row>
        <table:table-row>
          <table:table-cell table:style-name="Table21.A2" office:value-type="string">
            <text:p text:style-name="P369">PR</text:p>
          </table:table-cell>
          <table:table-cell table:style-name="Table21.B2" office:value-type="string">
            <text:p text:style-name="P369">producer</text:p>
          </table:table-cell>
        </table:table-row>
        <table:table-row>
          <table:table-cell table:style-name="Table21.A2" office:value-type="string">
            <text:p text:style-name="P369">PS</text:p>
          </table:table-cell>
          <table:table-cell table:style-name="Table21.B2" office:value-type="string">
            <text:p text:style-name="P369">ps</text:p>
          </table:table-cell>
        </table:table-row>
        <table:table-row>
          <table:table-cell table:style-name="Table21.A2" office:value-type="string">
            <text:p text:style-name="P369">PU</text:p>
          </table:table-cell>
          <table:table-cell table:style-name="Table21.B2" office:value-type="string">
            <text:p text:style-name="P369">publisher</text:p>
          </table:table-cell>
        </table:table-row>
        <table:table-row>
          <table:table-cell table:style-name="Table21.A2" office:value-type="string">
            <text:p text:style-name="P369">RA</text:p>
          </table:table-cell>
          <table:table-cell table:style-name="Table21.B2" office:value-type="string">
            <text:p text:style-name="P369">ratings</text:p>
          </table:table-cell>
        </table:table-row>
        <table:table-row>
          <table:table-cell table:style-name="Table21.A2" office:value-type="string">
            <text:p text:style-name="P369">SA</text:p>
          </table:table-cell>
          <table:table-cell table:style-name="Table21.B2" office:value-type="string">
            <text:p text:style-name="P369">collections</text:p>
          </table:table-cell>
        </table:table-row>
        <table:table-row>
          <table:table-cell table:style-name="Table21.A2" office:value-type="string">
            <text:p text:style-name="P369">SE</text:p>
          </table:table-cell>
          <table:table-cell table:style-name="Table21.B2" office:value-type="string">
            <text:p text:style-name="P369">series</text:p>
          </table:table-cell>
        </table:table-row>
        <table:table-row>
          <table:table-cell table:style-name="Table21.A2" office:value-type="string">
            <text:p text:style-name="P369">SH</text:p>
          </table:table-cell>
          <table:table-cell table:style-name="Table21.B2" office:value-type="string">
            <text:p text:style-name="P369">sort-title</text:p>
          </table:table-cell>
        </table:table-row>
        <table:table-row>
          <table:table-cell table:style-name="Table21.A2" office:value-type="string">
            <text:p text:style-name="P369">SS</text:p>
          </table:table-cell>
          <table:table-cell table:style-name="Table21.B2" office:value-type="string">
            <text:p text:style-name="P369">series-title</text:p>
          </table:table-cell>
        </table:table-row>
        <table:table-row>
          <table:table-cell table:style-name="Table21.A2" office:value-type="string">
            <text:p text:style-name="P369">SI</text:p>
          </table:table-cell>
          <table:table-cell table:style-name="Table21.B2" office:value-type="string">
            <text:p text:style-name="P369">signature</text:p>
          </table:table-cell>
        </table:table-row>
        <table:table-row>
          <table:table-cell table:style-name="Table21.A2" office:value-type="string">
            <text:p text:style-name="P369">SL</text:p>
          </table:table-cell>
          <table:table-cell table:style-name="Table21.B2" office:value-type="string">
            <text:p text:style-name="P369">alt_lang</text:p>
          </table:table-cell>
        </table:table-row>
        <table:table-row>
          <table:table-cell table:style-name="Table21.A2" office:value-type="string">
            <text:p text:style-name="P369">SM</text:p>
          </table:table-cell>
          <table:table-cell table:style-name="Table21.B2" office:value-type="string">
            <text:p text:style-name="P369">children</text:p>
          </table:table-cell>
        </table:table-row>
        <table:table-row>
          <table:table-cell table:style-name="Table21.A2" office:value-type="string">
            <text:p text:style-name="P369">SO</text:p>
          </table:table-cell>
          <table:table-cell table:style-name="Table21.B2" office:value-type="string">
            <text:p text:style-name="P369">other-source</text:p>
          </table:table-cell>
        </table:table-row>
        <table:table-row>
          <table:table-cell table:style-name="Table21.A2" office:value-type="string">
            <text:p text:style-name="P369">ST</text:p>
          </table:table-cell>
          <table:table-cell table:style-name="Table21.B2" office:value-type="string">
            <text:p text:style-name="P369">other-credits</text:p>
          </table:table-cell>
        </table:table-row>
        <table:table-row>
          <table:table-cell table:style-name="Table21.A2" office:value-type="string">
            <text:p text:style-name="P369">SU</text:p>
          </table:table-cell>
          <table:table-cell table:style-name="Table21.B2" office:value-type="string">
            <text:p text:style-name="P369">subtitle</text:p>
          </table:table-cell>
        </table:table-row>
        <table:table-row>
          <table:table-cell table:style-name="Table21.A2" office:value-type="string">
            <text:p text:style-name="P369">SY</text:p>
          </table:table-cell>
          <table:table-cell table:style-name="Table21.B2" office:value-type="string">
            <text:p text:style-name="P369">systematic</text:p>
          </table:table-cell>
        </table:table-row>
        <table:table-row>
          <table:table-cell table:style-name="Table21.A2" office:value-type="string">
            <text:p text:style-name="P369">TD</text:p>
          </table:table-cell>
          <table:table-cell table:style-name="Table21.B2" office:value-type="string">
            <text:p text:style-name="P369">technical-data</text:p>
          </table:table-cell>
        </table:table-row>
        <table:table-row>
          <table:table-cell table:style-name="Table21.A2" office:value-type="string">
            <text:p text:style-name="P369">TE</text:p>
          </table:table-cell>
          <table:table-cell table:style-name="Table21.B2" office:value-type="string">
            <text:p text:style-name="P369">title-uniform</text:p>
          </table:table-cell>
        </table:table-row>
        <table:table-row>
          <table:table-cell table:style-name="Table21.A2" office:value-type="string">
            <text:p text:style-name="P369">TI</text:p>
          </table:table-cell>
          <table:table-cell table:style-name="Table21.B2" office:value-type="string">
            <text:p text:style-name="P369">title-cover</text:p>
          </table:table-cell>
        </table:table-row>
        <text:soft-page-break/>
        <table:table-row>
          <table:table-cell table:style-name="Table21.A2" office:value-type="string">
            <text:p text:style-name="P369">TU</text:p>
          </table:table-cell>
          <table:table-cell table:style-name="Table21.B2" office:value-type="string">
            <text:p text:style-name="P369">title-caption</text:p>
          </table:table-cell>
        </table:table-row>
        <table:table-row>
          <table:table-cell table:style-name="Table21.A2" office:value-type="string">
            <text:p text:style-name="P369">VL</text:p>
          </table:table-cell>
          <table:table-cell table:style-name="Table21.B2" office:value-type="string">
            <text:p text:style-name="P369">volume</text:p>
          </table:table-cell>
        </table:table-row>
        <table:table-row>
          <table:table-cell table:style-name="Table21.A2" office:value-type="string">
            <text:p text:style-name="P369">VT</text:p>
          </table:table-cell>
          <table:table-cell table:style-name="Table21.B2" office:value-type="string">
            <text:p text:style-name="P369">sync</text:p>
          </table:table-cell>
        </table:table-row>
        <table:table-row>
          <table:table-cell table:style-name="Table21.A2" office:value-type="string">
            <text:p text:style-name="P369">YR</text:p>
          </table:table-cell>
          <table:table-cell table:style-name="Table21.B2" office:value-type="string">
            <text:p text:style-name="P369">date</text:p>
          </table:table-cell>
        </table:table-row>
        <table:table-row>
          <table:table-cell table:style-name="Table21.A52" office:value-type="string">
            <text:p text:style-name="P369">ZU</text:p>
          </table:table-cell>
          <table:table-cell table:style-name="Table21.B52" office:value-type="string">
            <text:p text:style-name="P369">URL</text:p>
          </table:table-cell>
        </table:table-row>
      </table:table>
      <text:p text:style-name="P438"/>
      <text:p text:style-name="P437"><text:span text:style-name="T475">The MIME type: </text:span><text:span text:style-name="Citation"><text:span text:style-name="T475">"Application/X-Filmline"</text:span></text:span></text:p>
      <text:p text:style-name="P215"><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578"><text:span text:style-name="Source_20_Text"><text:span text:style-name="T93">Medline </text:span></text:span><text:span text:style-name="Source_20_Text"><text:span text:style-name="T644">(txt)</text:span></text:span><text:span text:style-name="Source_20_Text"><text:span text:style-name="T93"> Document Type</text:span></text:span></text:p>
      <text:p text:style-name="P580"><text:span text:style-name="Source_20_Text"><text:s text:c="7"/>DOCTYPE</text:span></text:p>
      <text:p text:style-name="P580"><text:span text:style-name="Source_20_Text"><text:s text:c="7"/>v</text:span></text:p>
      <text:p text:style-name="P580"><text:span text:style-name="Source_20_Text"><text:s text:c="7"/>MEDLINE</text:span></text:p>
      <text:p text:style-name="Text_20_body"><text:span text:style-name="Source_20_Text"/></text:p>
      <text:p text:style-name="P584"><text:span text:style-name="Source_20_Text"><text:span text:style-name="T646">T</text:span></text:span><text:span text:style-name="Source_20_Text"><text:span text:style-name="T640">he MEDLINE format is a tagged field format </text:span></text:span><text:span text:style-name="Source_20_Text"><text:span text:style-name="T643">originally developed for medical journals </text:span></text:span><text:span text:style-name="Source_20_Text"><text:span text:style-name="T644">by the US National Library of Medicine. These days there are now two MEDLINE formats. In the context of the NIH "Medline" is used as a synonym for "Medline (XML)” while "MedlinePlain" is used as a synonym for "Medline (txt)".</text:span></text:span></text:p>
      <text:p text:style-name="P584"><text:span text:style-name="Source_20_Text"><text:span text:style-name="T644"/></text:span></text:p>
      <text:p text:style-name="P584"><text:span text:style-name="Source_20_Text"><text:span text:style-name="T640">Many reference management tools can accept MEDLINE </text:span></text:span><text:span text:style-name="Source_20_Text"><text:span text:style-name="T644">(txt) </text:span></text:span><text:span text:style-name="Source_20_Text"><text:span text:style-name="T640">format as an input. </text:span></text:span></text:p>
      <text:p text:style-name="Text_20_body"><text:span text:style-name="Source_20_Text"/></text:p>
      <text:p text:style-name="P583"><text:span text:style-name="Source_20_Text"><text:span text:style-name="T642">Example:</text:span></text:span></text:p>
      <text:p text:style-name="Text_20_body"><text:span text:style-name="Source_20_Text"><text:span text:style-name="T420"><text:s/></text:span></text:span></text:p>
      <text:p text:style-name="Text_20_body"><text:span text:style-name="Source_20_Text"><text:span text:style-name="T420"><text:s text:c="4"/>JT - Journal of Personality and Social Psychology</text:span></text:span></text:p>
      <text:p text:style-name="Text_20_body"><text:span text:style-name="Source_20_Text"><text:span text:style-name="T420"><text:s text:c="4"/>TA - J Pers Soc Psychol</text:span></text:span></text:p>
      <text:p text:style-name="Text_20_body"><text:span text:style-name="Source_20_Text"><text:span text:style-name="T420"><text:s text:c="4"/>DP - 1986</text:span></text:span></text:p>
      <text:p text:style-name="Text_20_body"><text:span text:style-name="Source_20_Text"><text:span text:style-name="T420"><text:s text:c="4"/>VI - 51</text:span></text:span></text:p>
      <text:p text:style-name="Text_20_body"><text:span text:style-name="Source_20_Text"><text:span text:style-name="T420"><text:s text:c="4"/>IP - 6</text:span></text:span></text:p>
      <text:p text:style-name="Text_20_body"><text:span text:style-name="Source_20_Text"><text:span text:style-name="T420"><text:s text:c="4"/>IS - 0022-3514</text:span></text:span></text:p>
      <text:p text:style-name="Text_20_body"><text:span text:style-name="Source_20_Text"><text:span text:style-name="T420"><text:s text:c="4"/>TI - The moderator-mediator variable distinction in social psychological research: conceptual, strategic, and statistical considerations.</text:span></text:span></text:p>
      <text:p text:style-name="Text_20_body"><text:span text:style-name="Source_20_Text"><text:span text:style-name="T420"><text:s text:c="4"/>PG - 1173-1182</text:span></text:span></text:p>
      <text:p text:style-name="Text_20_body"><text:span text:style-name="Source_20_Text"><text:span text:style-name="T420"><text:s text:c="4"/>AU - Baron,RM</text:span></text:span></text:p>
      <text:p text:style-name="Text_20_body"><text:span text:style-name="Source_20_Text"><text:span text:style-name="T420"><text:s text:c="4"/>AU - Kenny,DA</text:span></text:span></text:p>
      <text:p text:style-name="Text_20_body"><text:span text:style-name="Source_20_Text"><text:span text:style-name="T420"><text:s text:c="4"/>PT - JOURNAL ARTICLE</text:span></text:span></text:p>
      <text:p text:style-name="Text_20_body"><text:span text:style-name="Source_20_Text"><text:span text:style-name="T420"><text:s text:c="4"/>DO - DOI:10.1037/0022-3514.51.6.1173</text:span></text:span></text:p>
      <text:p text:style-name="Text_20_body"><text:span text:style-name="Source_20_Text"><text:span text:style-name="T420"><text:s text:c="4"/>SO - J Pers Soc Psychol. 1986;51(6):1173-1182.</text:span></text:span></text:p>
      <text:p text:style-name="Text_20_body"><text:span text:style-name="Source_20_Text"/></text:p>
      <text:p text:style-name="P583"><text:span text:style-name="Source_20_Text"><text:span text:style-name="T641">Out of the box the parser understands the following maps (to Unified names)</text:span></text:span></text:p>
      <text:p text:style-name="Text_20_body"><text:span text:style-name="Source_20_Text"><text:span text:style-name="T420"><text:s text:c="2"/>{"AA", <text:s/>"Author-Address"},</text:span></text:span></text:p>
      <text:p text:style-name="Text_20_body"><text:span text:style-name="Source_20_Text"><text:span text:style-name="T420"><text:s text:c="2"/>{"AB", <text:s/>"Abstract"},</text:span></text:span></text:p>
      <text:p text:style-name="Text_20_body"><text:span text:style-name="Source_20_Text"><text:span text:style-name="T420"><text:s text:c="2"/>{"AD", <text:s/>"author-address"},</text:span></text:span></text:p>
      <text:p text:style-name="Text_20_body"><text:span text:style-name="Source_20_Text"><text:span text:style-name="T420"><text:s text:c="2"/>{"AN", <text:s/>"Accession-Number"},</text:span></text:span></text:p>
      <text:p text:style-name="Text_20_body"><text:span text:style-name="Source_20_Text"><text:span text:style-name="T420"><text:s text:c="2"/>{"AR", <text:s/>"Access-Restrictions"},</text:span></text:span></text:p>
      <text:p text:style-name="Text_20_body"><text:span text:style-name="Source_20_Text"><text:span text:style-name="T420"><text:s text:c="2"/>{"AT", <text:s/>"Article-Title"},</text:span></text:span></text:p>
      <text:p text:style-name="Text_20_body"><text:span text:style-name="Source_20_Text"><text:span text:style-name="T420"><text:s text:c="2"/>{"AU" <text:s text:c="2"/>"Author"},</text:span></text:span></text:p>
      <text:p text:style-name="Text_20_body"><text:span text:style-name="Source_20_Text"><text:span text:style-name="T420"><text:s text:c="2"/>{"CA", <text:s/>"Corporate-Author"},</text:span></text:span></text:p>
      <text:p text:style-name="Text_20_body"><text:span text:style-name="Source_20_Text"><text:span text:style-name="T420"><text:s text:c="2"/>{"CD", <text:s/>"Coden"},</text:span></text:span></text:p>
      <text:p text:style-name="Text_20_body"><text:span text:style-name="Source_20_Text"><text:span text:style-name="T420"><text:s text:c="2"/>{"CI", <text:s/>"Column-inches"},</text:span></text:span></text:p>
      <text:p text:style-name="Text_20_body"><text:span text:style-name="Source_20_Text"><text:span text:style-name="T420"><text:s text:c="2"/>{"CL", <text:s/>"Column-number"},</text:span></text:span></text:p>
      <text:p text:style-name="Text_20_body"><text:soft-page-break/><text:span text:style-name="Source_20_Text"><text:span text:style-name="T420"><text:s text:c="2"/>{"CP", <text:s/>"Captions"},</text:span></text:span></text:p>
      <text:p text:style-name="Text_20_body"><text:span text:style-name="Source_20_Text"><text:span text:style-name="T420"><text:s text:c="2"/>{"DP", <text:s/>"Date-of-publication"},</text:span></text:span></text:p>
      <text:p text:style-name="Text_20_body"><text:span text:style-name="Source_20_Text"><text:span text:style-name="T420"><text:s text:c="2"/>{"DT", <text:s/>"Document-Type"},</text:span></text:span></text:p>
      <text:p text:style-name="Text_20_body"><text:span text:style-name="Source_20_Text"><text:span text:style-name="T420"><text:s text:c="2"/>{"DY", <text:s/>"Day-of-the-week"},</text:span></text:span></text:p>
      <text:p text:style-name="Text_20_body"><text:span text:style-name="Source_20_Text"><text:span text:style-name="T420"><text:s text:c="2"/>{"ED", <text:s/>"Edition"},</text:span></text:span></text:p>
      <text:p text:style-name="Text_20_body"><text:span text:style-name="Source_20_Text"><text:span text:style-name="T420"><text:s text:c="2"/>{"FR", <text:s/>"Frequency"},</text:span></text:span></text:p>
      <text:p text:style-name="Text_20_body"><text:span text:style-name="Source_20_Text"><text:span text:style-name="T420"><text:s text:c="2"/>{"GC", <text:s/>"Geographic-Code"},</text:span></text:span></text:p>
      <text:p text:style-name="Text_20_body"><text:span text:style-name="Source_20_Text"><text:span text:style-name="T420"><text:s text:c="2"/>{"GD", <text:s/>"Government-Document-Num"},</text:span></text:span></text:p>
      <text:p text:style-name="Text_20_body"><text:span text:style-name="Source_20_Text"><text:span text:style-name="T420"><text:s text:c="2"/>{"GI", <text:s/>"GPO-Item-Num"},</text:span></text:span></text:p>
      <text:p text:style-name="Text_20_body"><text:span text:style-name="Source_20_Text"><text:span text:style-name="T420"><text:s text:c="2"/>{"IB", <text:s/>"ISBN"},</text:span></text:span></text:p>
      <text:p text:style-name="Text_20_body"><text:span text:style-name="Source_20_Text"><text:span text:style-name="T420"><text:s text:c="2"/>{"IL", <text:s/>"Illustrations"},</text:span></text:span></text:p>
      <text:p text:style-name="Text_20_body"><text:span text:style-name="Source_20_Text"><text:span text:style-name="T420"><text:s text:c="2"/>{"IP", <text:s/>"Issue-part"},</text:span></text:span></text:p>
      <text:p text:style-name="Text_20_body"><text:span text:style-name="Source_20_Text"><text:span text:style-name="T420"><text:s text:c="2"/>{"IS", <text:s/>"Issue"},</text:span></text:span></text:p>
      <text:p text:style-name="Text_20_body"><text:span text:style-name="Source_20_Text"><text:span text:style-name="T420"><text:s text:c="2"/>{"JA", <text:s/>"Jo.Author"},</text:span></text:span></text:p>
      <text:p text:style-name="Text_20_body"><text:span text:style-name="Source_20_Text"><text:span text:style-name="T420"><text:s text:c="2"/>{"JO", <text:s/>"Journal"},</text:span></text:span></text:p>
      <text:p text:style-name="Text_20_body"><text:span text:style-name="Source_20_Text"><text:span text:style-name="T420"><text:s text:c="2"/>{"JT", <text:s/>"Item-Title"},</text:span></text:span></text:p>
      <text:p text:style-name="Text_20_body"><text:span text:style-name="Source_20_Text"><text:span text:style-name="T420"><text:s text:c="2"/>{"LA", <text:s/>"Language"},</text:span></text:span></text:p>
      <text:p text:style-name="Text_20_body"><text:span text:style-name="Source_20_Text"><text:span text:style-name="T420"><text:s text:c="2"/>{"LC", <text:s/>"LCCN"},</text:span></text:span></text:p>
      <text:p text:style-name="Text_20_body"><text:span text:style-name="Source_20_Text"><text:span text:style-name="T420"><text:s text:c="2"/>{"LO", <text:s/>"Location"},</text:span></text:span></text:p>
      <text:p text:style-name="Text_20_body"><text:span text:style-name="Source_20_Text"><text:span text:style-name="T420"><text:s text:c="2"/>{"LT", <text:s/>"Linked-PE"},</text:span></text:span></text:p>
      <text:p text:style-name="Text_20_body"><text:span text:style-name="Source_20_Text"><text:span text:style-name="T420"><text:s text:c="2"/>{"MH", <text:s/>"Keywords"},</text:span></text:span></text:p>
      <text:p text:style-name="Text_20_body"><text:span text:style-name="Source_20_Text"><text:span text:style-name="T420"><text:s text:c="2"/>{"MK", <text:s/>"Musical-Key"},</text:span></text:span></text:p>
      <text:p text:style-name="Text_20_body"><text:span text:style-name="Source_20_Text"><text:span text:style-name="T420"><text:s text:c="2"/>{"MN", <text:s/>"Music-Publisher-Num"},</text:span></text:span></text:p>
      <text:p text:style-name="Text_20_body"><text:span text:style-name="Source_20_Text"><text:span text:style-name="T420"><text:s text:c="2"/>{"MO", <text:s/>"Month"},</text:span></text:span></text:p>
      <text:p text:style-name="Text_20_body"><text:span text:style-name="Source_20_Text"><text:span text:style-name="T420"><text:s text:c="2"/>{"MT", <text:s/>"Title-Main"},</text:span></text:span></text:p>
      <text:p text:style-name="Text_20_body"><text:span text:style-name="Source_20_Text"><text:span text:style-name="T420"><text:s text:c="2"/>{"NR", <text:s/>"issue-num"},</text:span></text:span></text:p>
      <text:p text:style-name="Text_20_body"><text:span text:style-name="Source_20_Text"><text:span text:style-name="T420"><text:s text:c="2"/>{"NT", <text:s/>"Notes"},</text:span></text:span></text:p>
      <text:p text:style-name="Text_20_body"><text:span text:style-name="Source_20_Text"><text:span text:style-name="T420"><text:s text:c="2"/>{"OE", <text:s/>"Other-Entries"},</text:span></text:span></text:p>
      <text:p text:style-name="Text_20_body"><text:span text:style-name="Source_20_Text"><text:span text:style-name="T420"><text:s text:c="2"/>{"OR", <text:s/>"Organization"},</text:span></text:span></text:p>
      <text:p text:style-name="Text_20_body"><text:span text:style-name="Source_20_Text"><text:span text:style-name="T420"><text:s text:c="2"/>{"OT", <text:s/>"Other-Titles"},</text:span></text:span></text:p>
      <text:p text:style-name="Text_20_body"><text:span text:style-name="Source_20_Text"><text:span text:style-name="T420"><text:s text:c="2"/>{"OW", <text:s/>"Ownership"},</text:span></text:span></text:p>
      <text:p text:style-name="Text_20_body"><text:span text:style-name="Source_20_Text"><text:span text:style-name="T420"><text:s text:c="2"/>{"PA", <text:s/>"Personal-author"},</text:span></text:span></text:p>
      <text:p text:style-name="Text_20_body"><text:span text:style-name="Source_20_Text"><text:span text:style-name="T420"><text:s text:c="2"/>{"PG", <text:s/>"Pagination"},</text:span></text:span></text:p>
      <text:p text:style-name="Text_20_body"><text:span text:style-name="Source_20_Text"><text:span text:style-name="T420"><text:s text:c="2"/>{"PH", <text:s/>"History"},</text:span></text:span></text:p>
      <text:p text:style-name="Text_20_body"><text:span text:style-name="Source_20_Text"><text:span text:style-name="T420"><text:s text:c="2"/>{"PL", <text:s/>"Place"},</text:span></text:span></text:p>
      <text:p text:style-name="Text_20_body"><text:span text:style-name="Source_20_Text"><text:span text:style-name="T420"><text:s text:c="2"/>{"PN", <text:s/>"Producer-Num"},</text:span></text:span></text:p>
      <text:p text:style-name="Text_20_body"><text:span text:style-name="Source_20_Text"><text:span text:style-name="T420"><text:s text:c="2"/>{"PU", <text:s/>"Publisher"},</text:span></text:span></text:p>
      <text:p text:style-name="Text_20_body"><text:span text:style-name="Source_20_Text"><text:span text:style-name="T420"><text:s text:c="2"/>{"RE", <text:s/>"Reprint"},</text:span></text:span></text:p>
      <text:p text:style-name="Text_20_body"><text:span text:style-name="Source_20_Text"><text:span text:style-name="T420"><text:s text:c="2"/>{"RF", <text:s/>"Reference"},</text:span></text:span></text:p>
      <text:p text:style-name="Text_20_body"><text:span text:style-name="Source_20_Text"><text:span text:style-name="T420"><text:s text:c="2"/>{"RN", <text:s/>"Report-Numb"},</text:span></text:span></text:p>
      <text:p text:style-name="Text_20_body"><text:span text:style-name="Source_20_Text"><text:span text:style-name="T420"><text:s text:c="2"/>{"RT", <text:s/>"Related-Titles"},</text:span></text:span></text:p>
      <text:p text:style-name="Text_20_body"><text:span text:style-name="Source_20_Text"><text:span text:style-name="T420"><text:s text:c="2"/>{"SB", <text:s/>"Subfile"},</text:span></text:span></text:p>
      <text:p text:style-name="Text_20_body"><text:span text:style-name="Source_20_Text"><text:span text:style-name="T420"><text:s text:c="2"/>{"SD", <text:s/>"Std-Ind-code"},</text:span></text:span></text:p>
      <text:p text:style-name="Text_20_body"><text:span text:style-name="Source_20_Text"><text:span text:style-name="T420"><text:s text:c="2"/>{"SE", <text:s/>"Series"},</text:span></text:span></text:p>
      <text:p text:style-name="Text_20_body"><text:span text:style-name="Source_20_Text"><text:span text:style-name="T420"><text:s text:c="2"/>{"SL", <text:s/>"Scale"},</text:span></text:span></text:p>
      <text:p text:style-name="Text_20_body"><text:span text:style-name="Source_20_Text"><text:span text:style-name="T420"><text:s text:c="2"/>{"SO", <text:s/>"Source"},</text:span></text:span></text:p>
      <text:p text:style-name="Text_20_body"><text:span text:style-name="Source_20_Text"><text:span text:style-name="T420"><text:s text:c="2"/>{"SR", <text:s/>"Series-added"},</text:span></text:span></text:p>
      <text:p text:style-name="Text_20_body"><text:span text:style-name="Source_20_Text"><text:span text:style-name="T420"><text:s text:c="2"/>{"SS", <text:s/>"ISSN"},</text:span></text:span></text:p>
      <text:p text:style-name="Text_20_body"><text:span text:style-name="Source_20_Text"><text:span text:style-name="T420"><text:s text:c="2"/>{"ST", <text:s/>"Stock-Num"},</text:span></text:span></text:p>
      <text:p text:style-name="Text_20_body"><text:span text:style-name="Source_20_Text"><text:span text:style-name="T420"><text:s text:c="2"/>{"SU", <text:s/>"Subject"},</text:span></text:span></text:p>
      <text:p text:style-name="Text_20_body"><text:span text:style-name="Source_20_Text"><text:span text:style-name="T420"><text:s text:c="2"/>{"TA", <text:s/>"Title-Abbrev"},</text:span></text:span></text:p>
      <text:p text:style-name="Text_20_body"><text:span text:style-name="Source_20_Text"><text:span text:style-name="T420"><text:s text:c="2"/>{"TD", <text:s/>"Technical-Details"},</text:span></text:span></text:p>
      <text:p text:style-name="Text_20_body"><text:span text:style-name="Source_20_Text"><text:span text:style-name="T420"><text:s text:c="2"/>{"TH", <text:s/>"Thematic"},</text:span></text:span></text:p>
      <text:p text:style-name="Text_20_body"><text:span text:style-name="Source_20_Text"><text:span text:style-name="T420"><text:s text:c="2"/>{"TI", <text:s/>"Title"},</text:span></text:span></text:p>
      <text:p text:style-name="Text_20_body"><text:span text:style-name="Source_20_Text"><text:span text:style-name="T420"><text:s text:c="2"/>{"UI", <text:s/>"Journal-code"},</text:span></text:span></text:p>
      <text:p text:style-name="Text_20_body"><text:soft-page-break/><text:span text:style-name="Source_20_Text"><text:span text:style-name="T420"><text:s text:c="2"/>{"UT", <text:s/>"Uniform-Title"},</text:span></text:span></text:p>
      <text:p text:style-name="Text_20_body"><text:span text:style-name="Source_20_Text"><text:span text:style-name="T420"><text:s text:c="2"/>{"UR", <text:s/>"URL"},</text:span></text:span></text:p>
      <text:p text:style-name="Text_20_body"><text:span text:style-name="Source_20_Text"><text:span text:style-name="T420"><text:s text:c="2"/>{"VN", <text:s/>"Vendor-Num"},</text:span></text:span></text:p>
      <text:p text:style-name="Text_20_body"><text:span text:style-name="Source_20_Text"><text:span text:style-name="T420"><text:s text:c="2"/>{"VO", <text:s/>"Volume"},</text:span></text:span></text:p>
      <text:p text:style-name="Text_20_body"><text:span text:style-name="Source_20_Text"><text:span text:style-name="T420"><text:s text:c="2"/>{"VO", <text:s/>"issue-vol"},</text:span></text:span></text:p>
      <text:p text:style-name="Text_20_body"><text:span text:style-name="Source_20_Text"><text:span text:style-name="T420"><text:s text:c="2"/>{"YE", <text:s/>"Year"},</text:span></text:span></text:p>
      <text:p text:style-name="Text_20_body"><text:span text:style-name="Source_20_Text"><text:span text:style-name="T420"><text:s text:c="2"/>{"XX", <text:s/>"Message"},</text:span></text:span></text:p>
      <text:p text:style-name="Text_20_body"><text:span text:style-name="Source_20_Text"><text:span text:style-name="T420"><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580"><text:span text:style-name="Source_20_Text"><text:s text:c="7"/>DOCTYPE</text:span></text:p>
      <text:p text:style-name="P580"><text:span text:style-name="Source_20_Text"><text:s text:c="10"/>|</text:span></text:p>
      <text:p text:style-name="P580"><text:span text:style-name="Source_20_Text"><text:s text:c="7"/>MEDLINE</text:span></text:p>
      <text:p text:style-name="P580"><text:span text:style-name="Source_20_Text"><text:s text:c="10"/>v</text:span></text:p>
      <text:p text:style-name="P580"><text:span text:style-name="Source_20_Text"><text:s text:c="9"/>RIS</text:span></text:p>
      <text:p text:style-name="P564"><text:span text:style-name="Source_20_Text"><text:span text:style-name="T93"/></text:span></text:p>
      <text:p text:style-name="P564"><text:span text:style-name="Source_20_Text"><text:span text:style-name="T93">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564"><text:span text:style-name="Source_20_Text"><text:span text:style-name="T93"/></text:span></text:p>
      <text:p text:style-name="P565"><text:span text:style-name="Source_20_Text"><text:span text:style-name="T639">Example:</text:span></text:span></text:p>
      <text:p text:style-name="P564"><text:span text:style-name="Source_20_Text"><text:span text:style-name="T333">TY <text:s/>- JOUR</text:span></text:span></text:p>
      <text:p text:style-name="P564"><text:span text:style-name="Source_20_Text"><text:span text:style-name="T333">AU <text:s/>- Shannon, Claude E.</text:span></text:span></text:p>
      <text:p text:style-name="P564"><text:span text:style-name="Source_20_Text"><text:span text:style-name="T333">PY <text:s/>- 1948</text:span></text:span></text:p>
      <text:p text:style-name="P564"><text:span text:style-name="Source_20_Text"><text:span text:style-name="T333">DA <text:s/>- July</text:span></text:span></text:p>
      <text:p text:style-name="P564"><text:span text:style-name="Source_20_Text"><text:span text:style-name="T333">TI <text:s/>- A Mathematical Theory of Communication</text:span></text:span></text:p>
      <text:p text:style-name="P564"><text:span text:style-name="Source_20_Text"><text:span text:style-name="T333">T2 <text:s/>- Bell System Technical Journal</text:span></text:span></text:p>
      <text:p text:style-name="P564"><text:span text:style-name="Source_20_Text"><text:span text:style-name="T333">SP <text:s/>- 379</text:span></text:span></text:p>
      <text:p text:style-name="P564"><text:span text:style-name="Source_20_Text"><text:span text:style-name="T333">EP <text:s/>- 423</text:span></text:span></text:p>
      <text:p text:style-name="P564"><text:span text:style-name="Source_20_Text"><text:span text:style-name="T333">VL <text:s/>- 27</text:span></text:span></text:p>
      <text:p text:style-name="P564"><text:span text:style-name="Source_20_Text"><text:span text:style-name="T333">ER <text:s/>- </text:span></text:span></text:p>
      <text:p text:style-name="P564"><text:span text:style-name="Source_20_Text"><text:span text:style-name="T333"/></text:span></text:p>
      <text:h text:style-name="Heading_20_2" text:outline-level="2"><text:bookmark-start text:name="__RefHeading___Toc20819_3285073552"/><text:span text:style-name="Source_20_Text">FIRSTLINE</text:span><text:bookmark-end text:name="__RefHeading___Toc20819_3285073552"/></text:h>
      <text:p text:style-name="P221"><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498"><text:s text:c="6"/>FIRSTLINE</text:span></text:span></text:p>
      <text:p text:style-name="P221"><text:span text:style-name="Source_20_Text"><text:span text:style-name="T210"/></text:span></text:p>
      <text:p text:style-name="P221"><text:span text:style-name="Source_20_Text"><text:span text:style-name="T210">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1"><text:span text:style-name="Source_20_Text"/></text:p>
      <text:p text:style-name="P221"><text:span text:style-name="Source_20_Text"><text:span text:style-name="T93">Index-time options:</text:span></text:span></text:p>
      <text:p text:style-name="P221"><text:soft-page-break/><text:span text:style-name="Source_20_Text"><text:s text:c="2"/>Startline N<text:tab/>Specifies which line </text:span><text:span text:style-name="Source_20_Text"><text:span text:style-name="T498">or sentence</text:span></text:span><text:span text:style-name="Source_20_Text"> to use (default is 1)</text:span></text:p>
      <text:h text:style-name="Heading_20_2" text:outline-level="2"><text:bookmark-start text:name="__RefHeading___Toc20821_3285073552"/><text:span text:style-name="Source_20_Text">XFILTER</text:span><text:bookmark-end text:name="__RefHeading___Toc20821_3285073552"/></text:h>
      <text:p text:style-name="P264"><text:span text:style-name="Source_20_Text"><text:span text:style-name="T244">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47">their output </text:span></text:span><text:span text:style-name="Source_20_Text"><text:span text:style-name="T244">in the specific format</text:span></text:span><text:span text:style-name="Source_20_Text"><text:span text:style-name="T247"> to standard output (stdout). </text:span></text:span></text:p>
      <text:p text:style-name="P264"><text:span text:style-name="Source_20_Text"><text:span text:style-name="T247"/></text:span></text:p>
      <text:p text:style-name="P105"><text:span text:style-name="Source_20_Text"><text:span text:style-name="T568">filter_path filename_path</text:span></text:span></text:p>
      <text:p text:style-name="P264"><text:span text:style-name="Source_20_Text"><text:span text:style-name="T249"/></text:span></text:p>
      <text:p text:style-name="P264"><text:span text:style-name="Source_20_Text"><text:span text:style-name="T244">Out-of-the box the engine provides doctypes to handle filtering to HTML, MEMO, TEXT and <text:s/>XML formats. </text:span></text:span><text:span text:style-name="Source_20_Text"><text:span text:style-name="T247">The most generic is the XFILTER doctype.</text:span></text:span></text:p>
      <text:p text:style-name="P263"><text:span text:style-name="Source_20_Text"><text:span text:style-name="T247"/></text:span></text:p>
      <text:p text:style-name="P263"><text:span text:style-name="Source_20_Text"><text:span text:style-name="T247">XFILTER uses an external filter to process input to any DOCTYPE. </text:span></text:span></text:p>
      <text:p text:style-name="P263"><text:span text:style-name="Source_20_Text"><text:span text:style-name="T247"/></text:span></text:p>
      <text:p text:style-name="P263"><text:span text:style-name="Source_20_Text"><text:span text:style-name="T247">Class Tree:</text:span></text:span></text:p>
      <text:p text:style-name="P104"><text:span text:style-name="Source_20_Text"><text:span text:style-name="T247"><text:s text:c="7"/>DOCTYPE</text:span></text:span></text:p>
      <text:p text:style-name="P104"><text:span text:style-name="Source_20_Text"><text:span text:style-name="T247"><text:s text:c="10"/>v</text:span></text:span></text:p>
      <text:p text:style-name="P104"><text:span text:style-name="Source_20_Text"><text:span text:style-name="T247"><text:s text:c="7"/>XFILTER</text:span></text:span></text:p>
      <text:p text:style-name="P263"><text:span text:style-name="Source_20_Text"><text:span text:style-name="T247">Options:</text:span></text:span></text:p>
      <text:p text:style-name="P263"><text:span text:style-name="Source_20_Text"><text:span text:style-name="T247"><text:s text:c="3"/>FILTER <text:s text:c="2"/>Specifies the filter program to use</text:span></text:span></text:p>
      <text:p text:style-name="P263"><text:span text:style-name="Source_20_Text"><text:span text:style-name="T247"><text:s text:c="3"/>CLASS <text:s text:c="3"/>Specifies which doctype class to use to handle the filtered records</text:span></text:span></text:p>
      <text:p text:style-name="P263"><text:span text:style-name="Source_20_Text"><text:span text:style-name="T247">Note:</text:span></text:span></text:p>
      <text:p text:style-name="P263"><text:span text:style-name="Source_20_Text"><text:span text:style-name="T247">Filters must take single arguments of the form: filter filename</text:span></text:span></text:p>
      <text:p text:style-name="P263"><text:span text:style-name="Source_20_Text"><text:span text:style-name="T247">and write to stdout. For output one should also define External/ filters (see DOCTYPE class)</text:span></text:span></text:p>
      <text:h text:style-name="P630" text:outline-level="2"><text:bookmark-start text:name="__RefHeading___Toc20823_3285073552"/><text:span text:style-name="Source_20_Text"><text:span text:style-name="T567">FILTER2HTML</text:span></text:span><text:bookmark-end text:name="__RefHeading___Toc20823_3285073552"/></text:h>
      <text:p text:style-name="P258"><text:span text:style-name="Source_20_Text"><text:span text:style-name="T93">FILTER2HTML </text:span></text:span><text:span text:style-name="Source_20_Text"><text:span text:style-name="T244">u</text:span></text:span><text:span text:style-name="Source_20_Text"><text:span text:style-name="T93">ses an external filter that converts the input file into HTML type files. </text:span></text:span><text:span text:style-name="Source_20_Text"><text:span text:style-name="T247">It </text:span></text:span><text:span text:style-name="Source_20_Text"><text:span text:style-name="T248">has similar goals</text:span></text:span><text:span text:style-name="Source_20_Text"><text:span text:style-name="T247"> to XFILTER where the class </text:span></text:span><text:span text:style-name="Source_20_Text"><text:span text:style-name="T248">was</text:span></text:span><text:span text:style-name="Source_20_Text"><text:span text:style-name="T247"> set to pass processing to HTMLMETA.</text:span></text:span></text:p>
      <text:p text:style-name="P258"><text:span text:style-name="Source_20_Text"><text:span text:style-name="T93"/></text:span></text:p>
      <text:p text:style-name="P258"><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58"><text:span text:style-name="Source_20_Text"><text:span text:style-name="T93">Options</text:span></text:span><text:span text:style-name="Source_20_Text">:</text:span></text:p>
      <text:p text:style-name="P258"><text:span text:style-name="Source_20_Text"><text:span text:style-name="T311"><text:s text:c="3"/>Filter <text:s text:c="7"/>Specifies the program to use.</text:span></text:span></text:p>
      <text:p text:style-name="P258"><text:span text:style-name="Source_20_Text"><text:span text:style-name="T311"><text:s text:c="3"/>Content-type <text:s/>Specifies the MIME content-type of the original.</text:span></text:span></text:p>
      <text:p text:style-name="P261"><text:span text:style-name="Source_20_Text"><text:span text:style-name="T93">These are defined in the "filter2html.ini" [General] or &lt;Db&gt;.ini [FILTER2HTML] sections.</text:span></text:span></text:p>
      <text:p text:style-name="P261"><text:soft-page-break/><text:span text:style-name="Source_20_Text"><text:span text:style-name="T93"/></text:span></text:p>
      <text:p text:style-name="P261"><text:span text:style-name="Source_20_Text"><text:span text:style-name="T9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3"><text:span text:style-name="Source_20_Text"><text:span text:style-name="T93">FILTER2MEMO </text:span></text:span><text:span text:style-name="Source_20_Text"><text:span text:style-name="T243">u</text:span></text:span><text:span text:style-name="Source_20_Text"><text:span text:style-name="T93">ses an external filter that converts the input file into MEMO type files. </text:span></text:span><text:span text:style-name="Source_20_Text"><text:span text:style-name="T247">It </text:span></text:span><text:span text:style-name="Source_20_Text"><text:span text:style-name="T248">has</text:span></text:span><text:span text:style-name="Source_20_Text"><text:span text:style-name="T247"> similar </text:span></text:span><text:span text:style-name="Source_20_Text"><text:span text:style-name="T248">goals</text:span></text:span><text:span text:style-name="Source_20_Text"><text:span text:style-name="T247"> to XFILTER where the class </text:span></text:span><text:span text:style-name="Source_20_Text"><text:span text:style-name="T248">was</text:span></text:span><text:span text:style-name="Source_20_Text"><text:span text:style-name="T247"> set to pass processing to MEMODOC.</text:span></text:span></text:p>
      <text:p text:style-name="P263"><text:span text:style-name="Source_20_Text"><text:span text:style-name="T93"/></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59"><text:span text:style-name="Source_20_Text"><text:span text:style-name="T93"/></text:span></text:p>
      <text:p text:style-name="P258"><text:span text:style-name="Source_20_Text"><text:span text:style-name="T93">Options:</text:span></text:span></text:p>
      <text:p text:style-name="P258"><text:span text:style-name="Source_20_Text"><text:s text:c="3"/>Filter <text:s text:c="7"/>Specifies the program to use.</text:span></text:p>
      <text:p text:style-name="P258"><text:span text:style-name="Source_20_Text"><text:s text:c="3"/>Content-type <text:s/>Specifies the MIME content-type of the original.</text:span></text:p>
      <text:p text:style-name="P258"><text:span text:style-name="Source_20_Text"><text:span text:style-name="T93">These are defined in the "filter2memo.ini" [General] or &lt;Db&gt;.ini [FILTER2MEMO] sections.</text:span></text:span></text:p>
      <text:p text:style-name="P258"><text:span text:style-name="Source_20_Text"><text:span text:style-name="T93"/></text:span></text:p>
      <text:p text:style-name="P258"><text:span text:style-name="Source_20_Text"><text:span text:style-name="T93">Filters should take a single argument as the path to the (binary) input file and should write their output (MEMO) to standard output (stdout)</text:span></text:span></text:p>
      <text:h text:style-name="P631" text:outline-level="2"><text:bookmark-start text:name="__RefHeading___Toc20827_3285073552"/><text:span text:style-name="Source_20_Text">FILTER2TEXT</text:span><text:bookmark-end text:name="__RefHeading___Toc20827_3285073552"/></text:h>
      <text:p text:style-name="P263"><text:span text:style-name="Source_20_Text"><text:span text:style-name="T93">FILTER2TEXT </text:span></text:span><text:span text:style-name="Source_20_Text"><text:span text:style-name="T245">u</text:span></text:span><text:span text:style-name="Source_20_Text"><text:span text:style-name="T93">ses an external filter that converts the input file into TEXT (PTEXT) type files. </text:span></text:span><text:span text:style-name="Source_20_Text"><text:span text:style-name="T247">It </text:span></text:span><text:span text:style-name="Source_20_Text"><text:span text:style-name="T248">has</text:span></text:span><text:span text:style-name="Source_20_Text"><text:span text:style-name="T247"> similar </text:span></text:span><text:span text:style-name="Source_20_Text"><text:span text:style-name="T248">goals</text:span></text:span><text:span text:style-name="Source_20_Text"><text:span text:style-name="T247"> to XFILTER where the class </text:span></text:span><text:span text:style-name="Source_20_Text"><text:span text:style-name="T248">was</text:span></text:span><text:span text:style-name="Source_20_Text"><text:span text:style-name="T247"> set to pass processing to PTEXT.</text:span></text:span></text:p>
      <text:p text:style-name="P260"><text:span text:style-name="Source_20_Text"><text:span text:style-name="T93"/></text:span></text:p>
      <text:p text:style-name="P260"><text:span text:style-name="Source_20_Text"><text:span text:style-name="T93">Class Tree:</text:span></text:span></text:p>
      <text:p text:style-name="P102"><text:span text:style-name="Source_20_Text"><text:span text:style-name="T93"><text:s text:c="7"/>DOCTYPE</text:span></text:span></text:p>
      <text:p text:style-name="P102"><text:span text:style-name="Source_20_Text"><text:span text:style-name="T93"><text:s text:c="10"/>|</text:span></text:span></text:p>
      <text:p text:style-name="P102"><text:span text:style-name="Source_20_Text"><text:span text:style-name="T93"><text:s text:c="8"/>PTEXT</text:span></text:span></text:p>
      <text:p text:style-name="P102"><text:span text:style-name="Source_20_Text"><text:span text:style-name="T93"><text:s text:c="10"/>v</text:span></text:span></text:p>
      <text:p text:style-name="P102"><text:span text:style-name="Source_20_Text"><text:span text:style-name="T93"><text:s text:c="5"/>FILTER2TEXT</text:span></text:span></text:p>
      <text:p text:style-name="P260"><text:span text:style-name="Source_20_Text"><text:span text:style-name="T93">Options:</text:span></text:span></text:p>
      <text:p text:style-name="P260"><text:span text:style-name="Source_20_Text"><text:s text:c="3"/>Filter <text:s text:c="7"/>Specifies the program to use.</text:span></text:p>
      <text:p text:style-name="P260"><text:span text:style-name="Source_20_Text"><text:s text:c="3"/>Content-type <text:s/>Specifies the MIME content-type of the original.</text:span></text:p>
      <text:p text:style-name="P260"><text:span text:style-name="Source_20_Text"><text:span text:style-name="T93">These are defined in the "filter2text.ini" [General] or &lt;Db&gt;.ini [FILTER2TEXT] sections.</text:span></text:span></text:p>
      <text:p text:style-name="P260"><text:span text:style-name="Source_20_Text"><text:span text:style-name="T93"/></text:span></text:p>
      <text:p text:style-name="P260"><text:span text:style-name="Source_20_Text"><text:span text:style-name="T93">Filters should take a single argument as the path to the (binary) input file and should write their output <text:s/>(PTEXT) to standard output (stdout)</text:span></text:span></text:p>
      <text:h text:style-name="P631" text:outline-level="2"><text:bookmark-start text:name="__RefHeading___Toc20829_3285073552"/><text:soft-page-break/><text:span text:style-name="Source_20_Text">FILTER2XML</text:span><text:bookmark-end text:name="__RefHeading___Toc20829_3285073552"/></text:h>
      <text:p text:style-name="P263"><text:span text:style-name="Source_20_Text"><text:span text:style-name="T93">FILTER2XML </text:span></text:span><text:span text:style-name="Source_20_Text"><text:span text:style-name="T246">u</text:span></text:span><text:span text:style-name="Source_20_Text"><text:span text:style-name="T93">ses an external filter that converts the input file into XML type files. </text:span></text:span><text:span text:style-name="Source_20_Text"><text:span text:style-name="T247">It </text:span></text:span><text:span text:style-name="Source_20_Text"><text:span text:style-name="T248">has</text:span></text:span><text:span text:style-name="Source_20_Text"><text:span text:style-name="T247"> similar </text:span></text:span><text:span text:style-name="Source_20_Text"><text:span text:style-name="T248">goals</text:span></text:span><text:span text:style-name="Source_20_Text"><text:span text:style-name="T247"> to XFILTER where the class </text:span></text:span><text:span text:style-name="Source_20_Text"><text:span text:style-name="T248">was</text:span></text:span><text:span text:style-name="Source_20_Text"><text:span text:style-name="T247"> set to pass processing to XML.</text:span></text:span></text:p>
      <text:p text:style-name="P263"><text:span text:style-name="Source_20_Text"><text:span text:style-name="T93"/></text:span></text:p>
      <text:p text:style-name="Text_20_body"><text:span text:style-name="Source_20_Text"><text:span text:style-name="T93"/></text:span></text:p>
      <text:p text:style-name="P262"><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3"/></text:span></text:p>
      <text:p text:style-name="Text_20_body"><text:span text:style-name="Source_20_Text"><text:span text:style-name="T9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3">These are defined in the "filter2xml.ini" [General] or &lt;Db&gt;.ini [FILTER2XML] sections.</text:span></text:span></text:p>
      <text:p text:style-name="Text_20_body"><text:span text:style-name="Source_20_Text"><text:span text:style-name="T93"/></text:span></text:p>
      <text:p text:style-name="Text_20_body"><text:span text:style-name="Source_20_Text"><text:span text:style-name="T93">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5"><text:span text:style-name="Source_20_Text"><text:span text:style-name="T213"><text:s text:c="6"/>DOCTYPE</text:span></text:span></text:p>
      <text:p text:style-name="P95"><text:span text:style-name="Source_20_Text"><text:span text:style-name="T213"><text:s text:c="10"/>|</text:span></text:span></text:p>
      <text:p text:style-name="P95"><text:span text:style-name="Source_20_Text"><text:span text:style-name="T213"><text:s text:c="7"/>METADOC</text:span></text:span></text:p>
      <text:p text:style-name="P95"><text:span text:style-name="Source_20_Text"><text:span text:style-name="T213"><text:s text:c="10"/>|</text:span></text:span></text:p>
      <text:p text:style-name="P95"><text:span text:style-name="Source_20_Text"><text:span text:style-name="T213"><text:s text:c="6"/>COLONDOC</text:span></text:span></text:p>
      <text:p text:style-name="P95"><text:span text:style-name="Source_20_Text"><text:span text:style-name="T213"><text:s text:c="10"/>|</text:span></text:span></text:p>
      <text:p text:style-name="P95"><text:span text:style-name="Source_20_Text"><text:span text:style-name="T213"><text:s text:c="7"/>IAFADOC</text:span></text:span></text:p>
      <text:p text:style-name="P95"><text:span text:style-name="Source_20_Text"><text:span text:style-name="T213"><text:s text:c="10"/>v</text:span></text:span></text:p>
      <text:p text:style-name="P95"><text:span text:style-name="Source_20_Text"><text:span text:style-name="T213"><text:s text:c="9"/>FTP</text:span></text:span></text:p>
      <text:p text:style-name="P222"><text:span text:style-name="Source_20_Text"><text:span text:style-name="T93"/></text:span></text:p>
      <text:p text:style-name="P253"><text:span text:style-name="Source_20_Text"><text:span text:style-name="T213">While FTP archives are no only that widely used their management is still important. That is where the FTP doctype comes in.</text:span></text:span></text:p>
      <text:p text:style-name="P253"><text:span text:style-name="Source_20_Text"><text:span text:style-name="T213"/></text:span></text:p>
      <text:p text:style-name="P222"><text:span text:style-name="Source_20_Text"><text:span text:style-name="T9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2"><text:span text:style-name="Source_20_Text"><text:span text:style-name="T93"/></text:span></text:p>
      <text:p text:style-name="P254"><text:span text:style-name="Source_20_Text"><text:span text:style-name="T93">A "FTP" file consists of 2 (two) components, a IAFA </text:span></text:span><text:span text:style-name="Source_20_Text"><text:span text:style-name="T211"><text:s/>(Internet Anonymous FTP Archives) </text:span></text:span><text:span text:style-name="Source_20_Text"><text:span text:style-name="T212">metadata </text:span></text:span><text:span text:style-name="Source_20_Text"><text:span text:style-name="T93">and the binary file itself. Looks for a file .iafa that contains the text information (eg. for "x.tar" looks for "x.tar.iafa"). All the fields in the IAFA description are searchable.</text:span></text:span></text:p>
      <text:p text:style-name="P253"><text:soft-page-break/><text:span text:style-name="Source_20_Text"/></text:p>
      <text:p text:style-name="P222"><text:span text:style-name="Source_20_Text"><text:span text:style-name="T93">The FULLTEXT ("F") attribute returns the binary file.</text:span></text:span></text:p>
      <text:p text:style-name="P222"><text:span text:style-name="Source_20_Text"><text:span text:style-name="T93">The MIME type for Raw is specified in the IAFA file with the field Content-type. If not defined the default is "</text:span></text:span><text:span text:style-name="Source_20_Text"><text:span text:style-name="T311">Application/Octet-Stream</text:span></text:span><text:span text:style-name="Source_20_Text"><text:span text:style-name="T93">".</text:span></text:span></text:p>
      <text:p text:style-name="P222"><text:span text:style-name="Source_20_Text"/></text:p>
      <text:p text:style-name="P223"><text:span text:style-name="Source_20_Text"><text:span text:style-name="T499">S</text:span></text:span><text:span text:style-name="Source_20_Text"><text:span text:style-name="T452">ee also: </text:span></text:span><text:span text:style-name="Source_20_Text"><text:span text:style-name="T483">P. Deutsch, A. Emtage, M. Koster and M. Stumpf, </text:span></text:span><text:span text:style-name="Source_20_Text"><text:span text:style-name="T43">Publishing Information on the Internet with Anonymous FTP (IAFA Templates)</text:span></text:span><text:span text:style-name="Source_20_Text"><text:span text:style-name="T483">,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84">ftp://nic.merit.edu/documents/internet-drafts/draft-ietf-iiir-publishing-03.txt</text:span></text:span></text:a><text:span text:style-name="Source_20_Text"><text:span text:style-name="T483">&gt;.</text:span></text:span></text:p>
      <text:h text:style-name="P632" text:outline-level="2"><text:bookmark-start text:name="__RefHeading___Toc20833_3285073552"/><text:span text:style-name="Source_20_Text"><text:span text:style-name="T500">HARVEST / SOIF</text:span></text:span><text:bookmark-end text:name="__RefHeading___Toc20833_3285073552"/></text:h>
      <text:p text:style-name="P224"><text:span text:style-name="Source_20_Text"><text:span text:style-name="T93">SOIF format files and points to resource.</text:span></text:span></text:p>
      <text:p text:style-name="P224"><text:span text:style-name="Source_20_Text"><text:span text:style-name="T93"/></text:span></text:p>
      <text:p text:style-name="P224"><text:span text:style-name="Source_20_Text"><text:span text:style-name="T93">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pan text:style-name="Source_20_Text"><text:span text:style-name="T121">HARVEST </text:span></text:span><text:span text:style-name="Source_20_Text"><text:span text:style-name="T125">was </text:span></text:span><text:span text:style-name="Source_20_Text"><text:span text:style-name="T121"><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501">(Summary Object Interchange Format)</text:span></text:span><text:span text:style-name="Source_20_Text"> Grammar is as follows:</text:span></text:p>
      <text:p text:style-name="Text_20_body"><text:span text:style-name="Source_20_Text"><text:s text:c="4"/></text:span><text:span text:style-name="Source_20_Text"><text:span text:style-name="T311">SOIF <text:s text:c="11"/>::= <text:s/>OBJECT SOIF | OBJECT</text:span></text:span></text:p>
      <text:p text:style-name="Text_20_body"><text:span text:style-name="Source_20_Text"><text:span text:style-name="T311"><text:s text:c="4"/>OBJECT <text:s text:c="9"/>::= <text:s/>@ TEMPLATE-TYPE { URL ATTR</text:span></text:span><text:span text:style-name="Source_20_Text"><text:span text:style-name="T352">IB</text:span></text:span><text:span text:style-name="Source_20_Text"><text:span text:style-name="T311">UTE-LIST }</text:span></text:span></text:p>
      <text:p text:style-name="Text_20_body"><text:span text:style-name="Source_20_Text"><text:span text:style-name="T311"><text:s text:c="4"/>ATTR</text:span></text:span><text:span text:style-name="Source_20_Text"><text:span text:style-name="T353">IB</text:span></text:span><text:span text:style-name="Source_20_Text"><text:span text:style-name="T311">UTE-LIST <text:s/>::= <text:s/>ATTR</text:span></text:span><text:span text:style-name="Source_20_Text"><text:span text:style-name="T354">IB</text:span></text:span><text:span text:style-name="Source_20_Text"><text:span text:style-name="T311">UTE ATTR</text:span></text:span><text:span text:style-name="Source_20_Text"><text:span text:style-name="T355">IB</text:span></text:span><text:span text:style-name="Source_20_Text"><text:span text:style-name="T311">UTE-LIST | ATTR</text:span></text:span><text:span text:style-name="Source_20_Text"><text:span text:style-name="T354">IB</text:span></text:span><text:span text:style-name="Source_20_Text"><text:span text:style-name="T311">UTE</text:span></text:span></text:p>
      <text:p text:style-name="Text_20_body"><text:span text:style-name="Source_20_Text"><text:span text:style-name="T311"><text:s text:c="4"/>ATT</text:span></text:span><text:span text:style-name="Source_20_Text"><text:span text:style-name="T354">RIB</text:span></text:span><text:span text:style-name="Source_20_Text"><text:span text:style-name="T311">UTE <text:s text:c="6"/>::= <text:s/>IDENTIFIER {VALUE-SIZE} DELIMITER VALUE</text:span></text:span></text:p>
      <text:p text:style-name="Text_20_body"><text:span text:style-name="Source_20_Text"><text:span text:style-name="T311"><text:s text:c="4"/>TEMPLATE-TYPE <text:s text:c="2"/>::= <text:s/>Alpha-Numeric-String</text:span></text:span></text:p>
      <text:p text:style-name="Text_20_body"><text:span text:style-name="Source_20_Text"><text:span text:style-name="T311"><text:s text:c="4"/>IDENTIFIER <text:s text:c="5"/>::= <text:s/>Alpha-Numeric-String</text:span></text:span></text:p>
      <text:p text:style-name="Text_20_body"><text:span text:style-name="Source_20_Text"><text:span text:style-name="T311"><text:s text:c="4"/>VALUE <text:s text:c="10"/>::= <text:s/>Arbitrary-Data</text:span></text:span></text:p>
      <text:p text:style-name="Text_20_body"><text:span text:style-name="Source_20_Text"><text:span text:style-name="T311"><text:s text:c="4"/>VALUE-SIZE <text:s text:c="5"/>::= <text:s/>Number</text:span></text:span></text:p>
      <text:p text:style-name="Text_20_body"><text:span text:style-name="Source_20_Text"><text:span text:style-name="T311"><text:s text:c="4"/>DELIMITER <text:s text:c="6"/>::= <text:s/>":&lt;tab&gt;"</text:span></text:span></text:p>
      <text:p text:style-name="Text_20_body"><text:span text:style-name="Source_20_Text"><text:span text:style-name="T311"/></text:span></text:p>
      <text:p text:style-name="P225"><text:span text:style-name="Source_20_Text"><text:span text:style-name="T501">Some common fields</text:span></text:span></text:p>
      <text:p text:style-name="Preformatted_20_Text"><text:span text:style-name="Source_20_Text"><text:span text:style-name="T481">Abstract</text:span></text:span></text:p>
      <text:p text:style-name="P469"><text:s text:c="5"/><text:span text:style-name="T298">Brief abstract about the object.</text:span></text:p>
      <text:p text:style-name="P470">Author</text:p>
      <text:p text:style-name="P469"><text:s text:c="5"/><text:span text:style-name="T298">Author(s) of the object.</text:span></text:p>
      <text:p text:style-name="P470">Description</text:p>
      <text:p text:style-name="P469"><text:s text:c="5"/><text:span text:style-name="T298">Brief description about the object.</text:span></text:p>
      <text:p text:style-name="P470">File-Size</text:p>
      <text:p text:style-name="P469"><text:s text:c="5"/><text:span text:style-name="T298">Number of bytes in the object.</text:span></text:p>
      <text:p text:style-name="P470">Full-Text</text:p>
      <text:p text:style-name="P469"><text:s text:c="5"/><text:span text:style-name="T298">Entire contents of the object.</text:span></text:p>
      <text:p text:style-name="P470">Gatherer-Host</text:p>
      <text:p text:style-name="P469"><text:s text:c="5"/><text:span text:style-name="T298">Host on which the Gatherer ran to extract information from the object.</text:span></text:p>
      <text:p text:style-name="P470">Gatherer-Name</text:p>
      <text:p text:style-name="P469"><text:s text:c="5"/><text:span text:style-name="T298">Name of the Gatherer that extracted information from the object. (eg.</text:span></text:p>
      <text:p text:style-name="P469"><text:soft-page-break/><text:s text:c="5"/><text:span text:style-name="T298">Full-Text, Selected-Text, or Terse).</text:span></text:p>
      <text:p text:style-name="P470">Gatherer-Port</text:p>
      <text:p text:style-name="P469"><text:s text:c="5"/><text:span text:style-name="T298">Port number on the Gatherer-Host that serves the Gatherer's information.</text:span></text:p>
      <text:p text:style-name="P470">Gatherer-Version</text:p>
      <text:p text:style-name="P469"><text:s text:c="5"/><text:span text:style-name="T298">Version number of the Gatherer.</text:span></text:p>
      <text:p text:style-name="P470">Update-Time</text:p>
      <text:p text:style-name="P469"><text:s text:c="5"/><text:span text:style-name="T298">The time that Gatherer updated the content summary for the object.</text:span></text:p>
      <text:p text:style-name="P470">Keywords</text:p>
      <text:p text:style-name="P469"><text:s text:c="5"/><text:span text:style-name="T298">Searchable keywords extracted from the object.</text:span></text:p>
      <text:p text:style-name="P470">Last-Modification-Time</text:p>
      <text:p text:style-name="P469"><text:s text:c="5"/><text:span text:style-name="T298">The time that the object was last modified.</text:span></text:p>
      <text:p text:style-name="P470">MD5</text:p>
      <text:p text:style-name="P469"><text:s text:c="5"/><text:span text:style-name="T298">MD5 16-byte checksum of the object.</text:span></text:p>
      <text:p text:style-name="P470">Refresh-Rate</text:p>
      <text:p text:style-name="P469"><text:s text:c="5"/><text:span text:style-name="T298">The number of seconds after Update-Time when the summary object is to</text:span></text:p>
      <text:p text:style-name="P469"><text:s text:c="5"/><text:span text:style-name="T298">be re-generated. <text:s/>Defaults to 1 month.</text:span></text:p>
      <text:p text:style-name="P470">Time-to-Live</text:p>
      <text:p text:style-name="P469"><text:s text:c="5"/><text:span text:style-name="T298">The number of seconds after Update-Time when the summary object is</text:span></text:p>
      <text:p text:style-name="P469"><text:s text:c="5"/><text:span text:style-name="T298">no longer valid. <text:s/>Defaults to 6 months.</text:span></text:p>
      <text:p text:style-name="P470">Title</text:p>
      <text:p text:style-name="P469"><text:s text:c="5"/><text:span text:style-name="T298">Title of the object.</text:span></text:p>
      <text:p text:style-name="P470">Type</text:p>
      <text:p text:style-name="P455"><text:span text:style-name="T479"><text:s text:c="5"/></text:span><text:span text:style-name="T480">The object's type. </text:span></text:p>
      <text:p text:style-name="P225"><text:span text:style-name="Source_20_Text"><text:span text:style-name="T214">SOIF is an alternative to IAFA. It has been widely replaced by RDF but a number of projects still use it.</text:span></text:span></text:p>
      <text:h text:style-name="P633" text:outline-level="2"><text:bookmark-start text:name="__RefHeading___Toc20839_3285073552"/><text:span text:style-name="Source_20_Text"><text:span text:style-name="T546">HTML</text:span></text:span><text:bookmark-end text:name="__RefHeading___Toc20839_3285073552"/></text:h>
      <text:p text:style-name="P252"><text:span text:style-name="Source_20_Text"><text:span text:style-name="T233">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2"><text:span text:style-name="Source_20_Text"><text:span text:style-name="T233"/></text:span></text:p>
      <text:p text:style-name="Text_20_body"><text:span text:style-name="Source_20_Text"><text:span text:style-name="T93">The HTML Doctype is for </text:span></text:span><text:span text:style-name="Source_20_Text"><text:span text:style-name="T232">special</text:span></text:span><text:span text:style-name="Source_20_Text"><text:span text:style-name="T93"> documents marked-up using the Hypertext Markup Language of the World Wide Web (WWW). <text:s/></text:span></text:span><text:span text:style-name="Source_20_Text"><text:span text:style-name="T232">For general indexing of HTML document the HTMLHEAD <text:s/>doctype is strongly advised.</text:span></text:span></text:p>
      <text:p text:style-name="Text_20_body"><text:span text:style-name="Source_20_Text"><text:span text:style-name="T232"/></text:span></text:p>
      <text:p text:style-name="P484"><text:s text:c="5"/><text:span text:style-name="T549">DOCTYPE</text:span></text:p>
      <text:p text:style-name="P484"><text:s text:c="8"/>|</text:p>
      <text:p text:style-name="P484"><text:s text:c="5"/>SGMLNORM</text:p>
      <text:p text:style-name="P484"><text:s text:c="8"/>^</text:p>
      <text:p text:style-name="P484"><text:s text:c="6"/>HTML <text:s/></text:p>
      <text:p text:style-name="P484"/>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46">was designed to support</text:span> HTML 0.9, 2.0, 3.0, <text:s/>HTML 3.2, W3O's Cougar <text:span text:style-name="T547">(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47">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text:soft-page-break/>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458">Use <text:span text:style-name="T546">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450">&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450">&lt;!ELEMENT HEAD O O <text:s/>(%head.content)&gt;</text:p>
      <text:p text:style-name="Text_20_body"><text:span text:style-name="T548">HTML 4.0</text:span> specifie<text:span text:style-name="T548">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450"><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text:soft-page-break/>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450"><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450"><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9649432" text:style-name="L23">
        <text:list-item>
          <text:p text:style-name="P597"><text:span text:style-name="User_20_Entry">&lt;META NAME="AAA" CONTENT="(Schema=BBB)DDD&gt;</text:span> maps to <text:span text:style-name="Variable">META.AAA(BBB)</text:span>. </text:p>
        </text:list-item>
        <text:list-item>
          <text:p text:style-name="P597"><text:span text:style-name="User_20_Entry">&lt;META NAME="AAA" CONTENT="(Type=CCC)DDD&gt;</text:span> maps to <text:span text:style-name="Variable">META.AAA.CCC</text:span>. </text:p>
        </text:list-item>
        <text:list-item>
          <text:p text:style-name="P597"><text:span text:style-name="User_20_Entry">&lt;META NAME="AAA" CONTENT="(Schema=BBB)(Type=CCC)DDD&gt;</text:span> maps to <text:span text:style-name="Variable">META.AAA.CCC(BBB)</text:span>. </text:p>
        </text:list-item>
        <text:list-item>
          <text:p text:style-name="P597"><text:span text:style-name="User_20_Entry">&lt;META NAME="AAA" CONTENT="(Schema=BBB)(Type=CCC)(Schema=DDD)EEE&gt;</text:span> maps to <text:span text:style-name="Variable">META.AAA.CCC(BBB.DDD)</text:span>. </text:p>
        </text:list-item>
        <text:list-item>
          <text:p text:style-name="P550"><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50">H</text:span></text:a><text:span text:style-name="T550">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450"><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893499847" text:style-name="L24">
        <text:list-item>
          <text:p text:style-name="P598"><text:soft-page-break/>The <text:s/>.dbi/.ini file is examined for a <text:span text:style-name="Variable">Pages</text:span> entry in the <text:span text:style-name="Variable">HTTP</text:span> section. </text:p>
        </text:list-item>
        <text:list-item>
          <text:p text:style-name="P598">else if the doctype option <text:span text:style-name="Variable">WWW_ROOT</text:span> is defined it is used </text:p>
        </text:list-item>
        <text:list-item>
          <text:p text:style-name="P598">else if the doctype option <text:span text:style-name="Variable">HTTP_PATH</text:span> is defined it is used </text:p>
        </text:list-item>
        <text:list-item>
          <text:p text:style-name="P598">else if the doctype option <text:span text:style-name="Variable">HTTP_PATH</text:span> it is used </text:p>
        </text:list-item>
        <text:list-item>
          <text:p text:style-name="P598">else if the doctype option <text:span text:style-name="Variable">HTDOCS</text:span> is defined it is used </text:p>
        </text:list-item>
        <text:list-item>
          <text:p text:style-name="P551">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80">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600438425" text:style-name="L25">
        <text:list-item>
          <text:p text:style-name="P599">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99">If the <text:s/>.dbi/.ini <text:s/>file does not contain an entry then a <text:span text:style-name="Variable">HTTP_Server</text:span> doctype option is expected. </text:p>
        </text:list-item>
        <text:list-item>
          <text:p text:style-name="P552">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551">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450"><text:s text:c="2"/>dir <text:s text:c="8"/>(ltr|rtl) <text:s/>#IMPLIED <text:s/>-- default directionality --" &gt;</text:p>
      <text:p text:style-name="Text_20_body">is not yet available. <text:s/><text:span text:style-name="T552">It is currently in development (it may already be available but was not yet ready at the time this handbook section was being authored)</text:span>. </text:p>
      <text:p text:style-name="Text_20_body"/>
      <text:p text:style-name="P273"><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60">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oft-page-break/><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36">Like </text:span></text:span><text:span text:style-name="Source_20_Text"><text:span text:style-name="T93">HTML but not indexing the standard tags but </text:span></text:span><text:span text:style-name="Source_20_Text"><text:span text:style-name="T236">only</text:span></text:span><text:span text:style-name="Source_20_Text"><text:span text:style-name="T93"> meta and title </text:span></text:span><text:span text:style-name="Source_20_Text"><text:span text:style-name="T236">elements</text:span></text:span><text:span text:style-name="Source_20_Text"><text:span text:style-name="T93">. </text:span></text:span><text:span text:style-name="Source_20_Text"><text:span text:style-name="T236">In general the HTMLHEAD or HTMLZERO are the preferred document handlers but there are some use cases where HTML-- is called for.</text:span></text:span></text:p>
      <text:h text:style-name="P634"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49"><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49"/>
      <text:p text:style-name="P249">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49">From the viewpoint of gathering meta-records there is little difference (other than cost and data consistency) between human coded and machine produced copy. </text:p>
      <text:p text:style-name="P249"/>
      <text:p text:style-name="P249">The <text:span text:style-name="T52">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2493406700" text:style-name="L26">
        <text:list-item>
          <text:p text:style-name="P600">Only the fields in <text:span text:style-name="Teletype">&lt;HEAD&gt;</text:span> are processed. </text:p>
        </text:list-item>
        <text:list-item>
          <text:p text:style-name="P600">The field names are processed differently. </text:p>
        </text:list-item>
        <text:list-item>
          <text:p text:style-name="P553">Different Presentation. </text:p>
        </text:list-item>
      </text:list>
      <text:list xml:id="list2809490683" text:style-name="L27">
        <text:list-item>
          <text:p text:style-name="P601">The content in &lt;META NAME="Foo" Content="Bar"&gt; are searchable in HTMLMETA (default behaviour) under FOO. The HTML and -- doctypes, by contrast, map the content to META.FOO. </text:p>
        </text:list-item>
        <text:list-item>
          <text:p text:style-name="P601">The presentation is the extracted record of meta-data and not the document. </text:p>
        </text:list-item>
        <text:list-item>
          <text:p text:style-name="P554">Similiar to the HTML-- doctype nearly all HTML-tags are ignored. The exception are the BASE, META and LINK EMPTY tags. <text:line-break/><text:soft-page-break/>HTMLMETA does not process <text:span text:style-name="Citation">user tags</text:span>. While <text:span text:style-name="T553">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80">automatically</text:span> create GILS-compliant Z39.50 servers to HTML data resources. </text:p>
      <text:p text:style-name="Text_20_body">The default (RAW) data format produced is an <text:span text:style-name="Strong_20_Emphasis">experimental</text:span> <text:span text:style-name="T553">XML</text:span>format suitable for export, remote meta-indexing, whois++ (distributed), X.500/LDAP or import into another <text:span text:style-name="T553">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33">&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95">AUTHOR:</text:p>
          </table:table-cell>
          <table:table-cell table:style-name="Table29.A1" office:value-type="string">
            <text:p text:style-name="Table_20_Contents">Elmer Fudd</text:p>
          </table:table-cell>
        </table:table-row>
        <table:table-row>
          <table:table-cell table:style-name="Table29.A1" office:value-type="string">
            <text:p text:style-name="P495">COMPANY:</text:p>
          </table:table-cell>
          <table:table-cell table:style-name="Table29.A1" office:value-type="string">
            <text:p text:style-name="Table_20_Contents">Acme Inc.</text:p>
          </table:table-cell>
        </table:table-row>
        <table:table-row>
          <table:table-cell table:style-name="Table29.A1" office:value-type="string">
            <text:p text:style-name="P495">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95">VERSION:</text:p>
          </table:table-cell>
          <table:table-cell table:style-name="Table29.A1" office:value-type="string">
            <text:p text:style-name="Table_20_Contents">@(#)HTMLMETA.html 1.11 11/27/<text:span text:style-name="T554">200</text:span>8 23:19:35 BSN <text:span text:style-name="T554">(1)</text:span></text:p>
          </table:table-cell>
        </table:table-row>
        <table:table-row>
          <table:table-cell table:style-name="Table29.A1" office:value-type="string">
            <text:p text:style-name="P495">LOCATION:</text:p>
          </table:table-cell>
          <table:table-cell table:style-name="Table29.A1" office:value-type="string">
            <text:p text:style-name="P396"><text:span text:style-name="Citation"><text:span text:style-name="T554">URL to the original HTML (2)</text:span></text:span></text:p>
          </table:table-cell>
        </table:table-row>
        <table:table-row>
          <table:table-cell table:style-name="Table29.A1" table:number-columns-spanned="2" office:value-type="string">
            <text:p text:style-name="Table_20_Contents"><text:bookmark text:name="foot1"/><text:span text:style-name="T88">1</text:span><text:span text:style-name="T420">) If document was processed by </text:span><text:a xlink:type="simple" xlink:href="https://web.archive.org/web/20061110054418/http://www.bsn.com:8080/cgi-bin/htmlman?sccs-get" text:style-name="Internet_20_link" text:visited-style-name="Visited_20_Internet_20_Link"><text:span text:style-name="T420">sccs-get</text:span></text:a><text:span text:style-name="T420"> to resolve the %</text:span><text:span text:style-name="Variable"><text:span text:style-name="T420">?</text:span></text:span><text:span text:style-name="T420">% symbols.<text:line-break/></text:span><text:bookmark text:name="foot2"/><text:span text:style-name="T420">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80">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64">An entity notation has been chosen instead of:</text:p>
      <text:p text:style-name="P164"><text:line-break/><text:span text:style-name="User_20_Entry">&lt;LOCATION&gt;</text:span><text:span text:style-name="User_20_Entry"><text:span text:style-name="Variable">http://www.your.org/blah</text:span></text:span><text:span text:style-name="User_20_Entry">&lt;/LOCATION&gt;</text:span></text:p>
      <text:p text:style-name="P164"/>
      <text:p text:style-name="P164">or<text:line-break/></text:p>
      <text:p text:style-name="P164"><text:span text:style-name="User_20_Entry">&lt;LOCATION HREF="</text:span><text:span text:style-name="User_20_Entry"><text:span text:style-name="Variable">http://www.your.org/blah</text:span></text:span><text:span text:style-name="User_20_Entry">"/&gt;</text:span><text:line-break/></text:p>
      <text:p text:style-name="P164">so as not to break emerging DTDs. </text:p>
      <text:p text:style-name="P164"/>
      <text:p text:style-name="Text_20_body"><text:soft-page-break/><text:span text:style-name="Strong_20_Emphasis">Note:</text:span> The name for the <text:span text:style-name="Variable">LOCATION</text:span> as well as the XML notation is <text:span text:style-name="T280">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80">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80">keyword</text:span></text:span><text:span text:style-name="User_20_Entry"> is not in this set of </text:span><text:span text:style-name="User_20_Entry"><text:span text:style-name="T280">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80">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451228728" text:style-name="L28">
        <text:list-item>
          <text:p text:style-name="P602"><text:span text:style-name="User_20_Entry">&lt;meta name="date" content="(SCHEMA=ISO)1996-04-19"&gt;</text:span> </text:p>
        </text:list-item>
        <text:list-item>
          <text:p text:style-name="P555"><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55">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450"><text:s text:c="2"/>&lt;</text:p>
      <text:p text:style-name="Text_20_body">HTMLMETA interprets as equivalent: </text:p>
      <text:list xml:id="list896582959" text:style-name="L29">
        <text:list-item>
          <text:p text:style-name="P603"><text:span text:style-name="User_20_Entry">&lt;META NAME="DATE(ISO)" CONTENT="1996-04-19&gt;</text:span> </text:p>
        </text:list-item>
        <text:list-item>
          <text:p text:style-name="P603"><text:span text:style-name="User_20_Entry">&lt;META NAME="DATE" CONTENT="(SCHEMA=ISO)1996-04-19&gt;</text:span> </text:p>
        </text:list-item>
        <text:list-item>
          <text:p text:style-name="P556"><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47"><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47"><text:span text:style-name="User_20_Entry"><text:span text:style-name="T333">&lt;TITLE&gt;A Title<text:line-break/>&lt;NAME&gt;A Name&lt;/NAME&gt;<text:line-break/></text:span></text:span><text:soft-page-break/><text:span text:style-name="User_20_Entry"><text:span text:style-name="T333">&lt;/TITLE&gt;</text:span></text:span><text:line-break/></text:p>
      <text:p text:style-name="P247">One enters:<text:line-break/><text:span text:style-name="User_20_Entry"><text:span text:style-name="T333">&lt;META NAME="TITLE" CONTENT="A Title"&gt;<text:line-break/>&lt;META NAME="TITLE.NAME" CONTENT="A Name"&gt;</text:span></text:span><text:line-break/></text:p>
      <text:p text:style-name="P247">By contrast, the <text:span text:style-name="Variable">META</text:span> markup:</text:p>
      <text:p text:style-name="P247"><text:span text:style-name="User_20_Entry"><text:span text:style-name="T333"><text:s text:c="2"/>&lt;META NAME="TITLE" CONTENT="A Title"&gt;</text:span></text:span></text:p>
      <text:p text:style-name="P247"><text:span text:style-name="User_20_Entry"><text:span text:style-name="T333"><text:s text:c="2"/>&lt;META NAME="NAME" CONTENT="A Name"&gt;<text:line-break/> <text:s/>&lt;META NAME="TITLE.NAME" CONTENT="Another Name"&gt;</text:span></text:span></text:p>
      <text:p text:style-name="P247"><text:line-break/>Would produce:<text:line-break/><text:span text:style-name="User_20_Entry"><text:span text:style-name="T420">  &lt;TITLE&gt;A Title&lt;/TITLE&gt;<text:line-break/>  &lt;NAME&gt;A Name&lt;/NAME&gt;<text:line-break/>  &lt;TITLE&gt;&lt;NAME&gt;Another Name&lt;/NAME&gt;&lt;/TITLE&gt;</text:span></text:span></text:p>
      <text:p text:style-name="P247"><text:span text:style-name="User_20_Entry"><text:span text:style-name="T420"/></text:span></text:p>
      <text:p text:style-name="Text_20_body">The convention is somewhat different from the one <text:span text:style-name="T556">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458">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557191806" text:style-name="L30">
        <text:list-item>
          <text:p text:style-name="P604">Explicit heirarchical meta model </text:p>
        </text:list-item>
        <text:list-item>
          <text:p text:style-name="P55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57">&lt;!ELEMENT Distributor-City <text:s text:c="10"/>- O (#PCDATA)&gt;</text:p>
      <text:p text:style-name="Text_20_body">Using something like this, instead: </text:p>
      <text:p text:style-name="Preformatted_20_Text"><text:soft-page-break/>&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457">&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66">&lt;-- Ripped out from http://info.ox.ac.uk/~lou/wip/metadata.syntax.html --&gt;</text:p>
      <text:p text:style-name="P466">&lt;meta name="title" content="A syntax for Dublin core Metadata:</text:p>
      <text:p text:style-name="P466"><text:s/>Recommendations from the second Metadata Workshop"&gt;</text:p>
      <text:p text:style-name="P466">&lt;meta name="author" content="Lou Burnard"&gt;</text:p>
      <text:p text:style-name="P466">&lt;meta name="author" content="Eric Miller"&gt;</text:p>
      <text:p text:style-name="P466">&lt;meta name="author" content="Liam Quin"&gt;</text:p>
      <text:p text:style-name="P466">&lt;meta name="author" content="C. M. Sperberg-McQueen"&gt;</text:p>
      <text:p text:style-name="P466">&lt;meta name="subject" content="metadata"&gt;</text:p>
      <text:p text:style-name="P466">&lt;meta name="subject" content="Second Metadata Workshop (Warwick, U.K.)"&gt;</text:p>
      <text:p text:style-name="P466">&lt;meta name="date" content="1996"&gt;</text:p>
      <text:p text:style-name="P466">&lt;meta name="date" content="(Schema=ISO)1996-04-19"&gt;</text:p>
      <text:p text:style-name="P466">&lt;meta name="object-type" content="article"&gt;</text:p>
      <text:p text:style-name="P466">&lt;meta name="form" content="HTML 2.0"&gt;</text:p>
      <text:p text:style-name="P466">&lt;meta name="form" content="(Schema=IMT)text/html"&gt;</text:p>
      <text:p text:style-name="P466">&lt;meta name="identifier"</text:p>
      <text:p text:style-name="P466"><text:s text:c="6"/>content="(Schema=URL)http://info.ox.ac.uk/~lou/wip/metadata.syntax.html"&gt;</text:p>
      <text:p text:style-name="P466">&lt;meta name="identifier"</text:p>
      <text:p text:style-name="P466"><text:s text:c="6"/>content="(Schema=URL)http://www.uic.edu/~cmsmcq/tech/metadata.syntax.html"&gt;</text:p>
      <text:p text:style-name="P466">&lt;meta name="source" content="(none)"&gt;</text:p>
      <text:p text:style-name="P454">&lt;meta name="language" content="(Schema=ISO6639)en"&gt;</text:p>
      <text:p text:style-name="Text_20_body">The Meta-record <text:span text:style-name="T557">fragment</text:span> would be: </text:p>
      <text:p text:style-name="P466">&lt;!ENTITY LOCATION <text:s/>CDATA "http://info.ox.ac.uk/~lou/wip/metadata.syntax.html"&gt;</text:p>
      <text:p text:style-name="P466">&lt;author&gt;Lou Burnard&lt;/author&gt;</text:p>
      <text:p text:style-name="P466">&lt;author&gt;Eric Miller&lt;/author&gt;</text:p>
      <text:p text:style-name="P466">&lt;author&gt;Liam Quin&lt;/author&gt;</text:p>
      <text:p text:style-name="P466">&lt;author&gt;C. M. Sperberg-McQueen&lt;/author&gt;</text:p>
      <text:p text:style-name="P466">&lt;subject&gt;metadata&lt;/subject&gt;</text:p>
      <text:p text:style-name="P466">&lt;subject&gt;Second Metadata Workshop (Warwick, U.K.)&lt;/subject&gt;</text:p>
      <text:p text:style-name="P466">&lt;date&gt;1996&lt;/date&gt;</text:p>
      <text:p text:style-name="P466">&lt;date SCHEMA="ISO"&gt;1996-04-19&lt;/date&gt;</text:p>
      <text:p text:style-name="P466">&lt;object-type&gt;article&lt;/object-type&gt;</text:p>
      <text:p text:style-name="P466">&lt;form&gt;HTML 2.0&lt;/form&gt;</text:p>
      <text:p text:style-name="P466">&lt;form SCHEMA="IMT"&gt;text/html&lt;/form&gt;</text:p>
      <text:p text:style-name="P466">&lt;identifier SCHEMA="URL"&gt;</text:p>
      <text:p text:style-name="P466"><text:s text:c="8"/>http://info.ox.ac.uk/~lou/wip/metadata.syntax.html&lt;/identifier&gt;</text:p>
      <text:p text:style-name="P466">&lt;identifier SCHEMA="URL"&gt;</text:p>
      <text:p text:style-name="P466"><text:s text:c="8"/>http://www.uic.edu/~cmsmcq/tech/metadata.syntax.html&lt;/identifier&gt;</text:p>
      <text:p text:style-name="P466"><text:soft-page-break/>&lt;source&gt;(none)&lt;/source&gt;</text:p>
      <text:p text:style-name="P454">&lt;language SCHEMA="ISO639&gt;en&lt;/language&gt;</text:p>
      <text:p text:style-name="Text_20_body">As with all <text:span text:style-name="T558">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97">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80">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text:span><text:soft-page-break/><text:span text:style-name="User_20_Entry">&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450">&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48">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80">external</text:span> to the document and meta-record. <text:s/>The MCF file format is <text:span text:style-name="T559">originally</text:span> from Apple Research's ProjectX.</text:p>
      <text:p text:style-name="P248"/>
      <text:p text:style-name="P248"><text:a xlink:type="simple" xlink:href="http://www.guha.com/mcf/mcf_spec.html" text:style-name="Internet_20_link" text:visited-style-name="Visited_20_Internet_20_Link">http://www.guha.com/mcf/mcf_spec.html</text:a></text:p>
      <text:p text:style-name="P248"/>
      <text:p text:style-name="Text_20_body">The MIME type for the MCF is: <text:span text:style-name="Source_20_Text">Content-type: image/vasa</text:span> </text:p>
      <text:p text:style-name="Text_20_body"><text:soft-page-break/>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50"><text:span text:style-name="Source_20_Text"><text:span text:style-name="T234">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81"><text:span text:style-name="Source_20_Text"><text:s text:c="7"/>DOCTYPE</text:span></text:p>
      <text:p text:style-name="P481"><text:span text:style-name="Source_20_Text"><text:s text:c="10"/>|</text:span></text:p>
      <text:p text:style-name="P481"><text:span text:style-name="Source_20_Text"><text:s text:c="7"/>METADOC</text:span></text:p>
      <text:p text:style-name="P481"><text:span text:style-name="Source_20_Text"><text:s text:c="10"/>|</text:span></text:p>
      <text:p text:style-name="P481"><text:span text:style-name="Source_20_Text"><text:s text:c="6"/>COLONDOC</text:span></text:p>
      <text:p text:style-name="P481"><text:span text:style-name="Source_20_Text"><text:s text:c="10"/>|</text:span></text:p>
      <text:p text:style-name="P481"><text:span text:style-name="Source_20_Text"><text:s text:c="6"/>HTMLMETA</text:span></text:p>
      <text:p text:style-name="P481"><text:span text:style-name="Source_20_Text"><text:s text:c="10"/>v</text:span></text:p>
      <text:p text:style-name="P481"><text:span text:style-name="Source_20_Text"><text:s text:c="6"/>HTMLHEAD</text:span></text:p>
      <text:p text:style-name="Text_20_body"><text:span text:style-name="Source_20_Text"/></text:p>
      <text:p text:style-name="P250"><text:span text:style-name="Source_20_Text"><text:span text:style-name="T9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51"><text:span text:style-name="Source_20_Text"><text:span text:style-name="T235">A HTMLHEAD variant </text:span></text:span><text:span text:style-name="Source_20_Text"><text:span text:style-name="T93">that does not treat 'most' tagnames as words.</text:span></text:span></text:p>
      <text:p text:style-name="P483"><text:span text:style-name="Source_20_Text"/></text:p>
      <text:p text:style-name="P483"><text:span text:style-name="Source_20_Text"><text:s text:c="7"/>DOCTYPE</text:span></text:p>
      <text:p text:style-name="P483"><text:span text:style-name="Source_20_Text"><text:s text:c="10"/>|</text:span></text:p>
      <text:p text:style-name="P483"><text:span text:style-name="Source_20_Text"><text:s text:c="7"/>METADOC</text:span></text:p>
      <text:p text:style-name="P483"><text:span text:style-name="Source_20_Text"><text:s text:c="10"/>|</text:span></text:p>
      <text:p text:style-name="P483"><text:span text:style-name="Source_20_Text"><text:s text:c="6"/>COLONDOC</text:span></text:p>
      <text:p text:style-name="P483"><text:span text:style-name="Source_20_Text"><text:s text:c="10"/>|</text:span></text:p>
      <text:p text:style-name="P483"><text:span text:style-name="Source_20_Text"><text:s text:c="6"/>HTMLMETA</text:span></text:p>
      <text:p text:style-name="P483"><text:span text:style-name="Source_20_Text"><text:s text:c="10"/>|</text:span></text:p>
      <text:p text:style-name="P483"><text:span text:style-name="Source_20_Text"><text:s text:c="6"/>HTMLHEAD</text:span></text:p>
      <text:p text:style-name="P483"><text:span text:style-name="Source_20_Text"><text:s text:c="10"/>v</text:span></text:p>
      <text:p text:style-name="P483"><text:span text:style-name="Source_20_Text"><text:s text:c="6"/>HTMLZERO</text:span></text:p>
      <text:p text:style-name="P251"><text:span text:style-name="Source_20_Text"/></text:p>
      <text:p text:style-name="P250"><text:span text:style-name="Source_20_Text"><text:span text:style-name="T9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55"><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oft-page-break/><text:span text:style-name="Source_20_Text"><text:s text:c="10"/>|</text:span></text:p>
      <text:p text:style-name="P96"><text:span text:style-name="Source_20_Text"><text:s text:c="6"/>COLONDOC</text:span></text:p>
      <text:p text:style-name="P96"><text:span text:style-name="Source_20_Text"><text:s text:c="10"/>|</text:span></text:p>
      <text:p text:style-name="P96"><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65"><text:span text:style-name="Source_20_Text"><text:span text:style-name="T237"/></text:span></text:p>
      <text:p text:style-name="P165"><text:span text:style-name="Source_20_Text"><text:span text:style-name="T237">The FILTER2HTML is a special variant of the HTMLHEAD doctype. Instead of processing files directly it us designed to use an external filter to convert the input file into HTML type files for processing by the HTMLHEAD document handler.</text:span></text:span></text:p>
      <text:p text:style-name="P165"><text:span text:style-name="Source_20_Text"><text:span text:style-name="T237"/></text:span></text:p>
      <text:p text:style-name="P165"><text:span text:style-name="Source_20_Text"><text:span text:style-name="T237">Options:</text:span></text:span></text:p>
      <text:p text:style-name="P165"><text:span text:style-name="Source_20_Text"><text:span text:style-name="T237"><text:s text:c="3"/></text:span></text:span><text:span text:style-name="Source_20_Text"><text:span text:style-name="T347">Filter <text:s text:c="7"/>Specifies the program to use.</text:span></text:span></text:p>
      <text:p text:style-name="P165"><text:span text:style-name="Source_20_Text"><text:span text:style-name="T347"><text:s/>Content-type <text:s/>Specifies the MIME content-type of the original.</text:span></text:span></text:p>
      <text:p text:style-name="P165"><text:span text:style-name="Source_20_Text"><text:span text:style-name="T237">These are defined in the "filter2html.ini" [General] or &lt;Db&gt;.ini [FILTER2HTML] sections. Filters should take a single argument as the path to the (binary) input file and should write their output (HTML) to standard output (stdout).</text:span></text:span></text:p>
      <text:h text:style-name="P635" text:outline-level="2"><text:bookmark-start text:name="__RefHeading___Toc20875_3285073552"/><text:span text:style-name="Source_20_Text"><text:span text:style-name="T561">HTMLREMOTE</text:span></text:span><text:bookmark-end text:name="__RefHeading___Toc20875_3285073552"/></text:h>
      <text:p text:style-name="P256"><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HTMLREMOTE</text:span></text:p>
      <text:p text:style-name="P256"><text:span text:style-name="Source_20_Text"><text:span text:style-name="T238"/></text:span></text:p>
      <text:p text:style-name="P256"><text:span text:style-name="Source_20_Text"><text:span text:style-name="T238">The HTMLREMOTE doctype is intended for processing Web pages retrieved from remote sites. </text:span></text:span><text:span text:style-name="Source_20_Text"><text:span text:style-name="T239">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3">Search time Options:</text:span></text:span></text:p>
      <text:p text:style-name="Text_20_body"><text:span text:style-name="Source_20_Text"><text:s text:c="2"/></text:span><text:span text:style-name="Source_20_Text"><text:span text:style-name="T420"><text:s/></text:span></text:span><text:span text:style-name="Source_20_Text"><text:span text:style-name="T450">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493">MAIL DOCTYPES</text:span></text:span><text:bookmark-end text:name="__RefHeading___Toc20877_3285073552"/></text:h>
      <text:p text:style-name="P482"><text:span text:style-name="Source_20_Text"><text:s text:c="5"/>Doctype</text:span></text:p>
      <text:p text:style-name="P482"><text:span text:style-name="Source_20_Text"><text:s text:c="8"/>|</text:span></text:p>
      <text:p text:style-name="P482"><text:soft-page-break/><text:span text:style-name="Source_20_Text"><text:s text:c="6"/></text:span><text:span text:style-name="Source_20_Text"><text:span text:style-name="T494">PTEXT</text:span></text:span></text:p>
      <text:p text:style-name="P482"><text:span text:style-name="Source_20_Text"><text:s text:c="8"/>^</text:span></text:p>
      <text:p text:style-name="P482"><text:span text:style-name="Source_20_Text"><text:s text:c="3"/>MAILFOLDER ---- NEWSFOLDER</text:span></text:p>
      <text:p text:style-name="P482"><text:span text:style-name="Source_20_Text"><text:s text:c="4"/>| <text:s/>| <text:s/>|</text:span></text:p>
      <text:p text:style-name="P482"><text:span text:style-name="Source_20_Text"><text:s text:c="4"/>| <text:s/>| <text:s/>\___ IRList</text:span></text:p>
      <text:p text:style-name="P482"><text:span text:style-name="Source_20_Text"><text:s text:c="4"/>| <text:s/>| <text:s text:c="10"/>\</text:span></text:p>
      <text:p text:style-name="P482"><text:span text:style-name="Source_20_Text"><text:s text:c="4"/>| <text:s/>\__________ Maildigest -- DigestTOC</text:span></text:p>
      <text:p text:style-name="P482"><text:span text:style-name="Source_20_Text"><text:s text:c="4"/>| <text:s text:c="13"/>/ </text:span></text:p>
      <text:p text:style-name="P482"><text:span text:style-name="Source_20_Text"><text:s text:c="4"/>\_________ Listdigest</text:span></text:p>
      <text:p text:style-name="P208"><text:span text:style-name="Source_20_Text"/></text:p>
      <text:p text:style-name="P208"><text:span text:style-name="Source_20_Text"><text:span text:style-name="T93">The mail doctypes have been designed to accept and correctly handle nearly anything that ends up in a mailfolder.</text:span></text:span></text:p>
      <text:p text:style-name="P208"><text:span text:style-name="Source_20_Text"><text:span text:style-name="T93"/></text:span></text:p>
      <text:p text:style-name="P208"><text:span text:style-name="Source_20_Text"><text:span text:style-name="T93">The </text:span></text:span><text:span text:style-name="Source_20_Text"><text:span text:style-name="T311">MAILFOLDER, NEWSFOLDER, IRLIST, MAILDIGEST, LISTDIGEST</text:span></text:span><text:span text:style-name="Source_20_Text"><text:span text:style-name="T93"> and </text:span></text:span><text:span text:style-name="Source_20_Text"><text:span text:style-name="T311">DIGESTTOC</text:span></text:span><text:span text:style-name="Source_20_Text"><text:span text:style-name="T93"> doctypes are all intimately intertwined into one another.</text:span></text:span></text:p>
      <text:p text:style-name="P208"><text:span text:style-name="Source_20_Text"><text:span text:style-name="T93"/></text:span></text:p>
      <text:p text:style-name="P208"><text:span text:style-name="Source_20_Text"><text:span text:style-name="T93">The </text:span></text:span><text:span text:style-name="Source_20_Text"><text:span text:style-name="T311">AUTODETECT</text:span></text:span><text:span text:style-name="Source_20_Text"><text:span text:style-name="T93"> class knows how to </text:span></text:span><text:span text:style-name="Source_20_Text"><text:span text:style-name="T202">identify</text:span></text:span><text:span text:style-name="Source_20_Text"><text:span text:style-name="T93"> these files, basically those with mail headers and those with news headers. All these files are passed to the </text:span></text:span><text:span text:style-name="Source_20_Text"><text:span text:style-name="T311">MAILFOLDER</text:span></text:span><text:span text:style-name="Source_20_Text"><text:span text:style-name="T93"> doctype. It in turn understands the different types of mail and passes the records to the suitable doctype. These doctypes are also equiped with identification logic and can pass the doctype to yet another class.</text:span></text:span></text:p>
      <text:p text:style-name="P208"><text:span text:style-name="Source_20_Text"><text:span text:style-name="T93"/></text:span></text:p>
      <text:p text:style-name="P208"><text:span text:style-name="Source_20_Text"><text:span text:style-name="T9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49">MAILFOLDER Message </text:span></text:span><text:span text:style-name="Source_20_Text"><text:span text:style-name="T143">Parsing</text:span></text:span><text:bookmark-end text:name="__RefHeading___Toc20879_3285073552"/></text:h>
      <text:p text:style-name="P228"><text:span text:style-name="Source_20_Text"><text:span text:style-name="T215">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3">(the value is encoded into an ASCII </text:span></text:span><text:span text:style-name="Source_20_Text"><text:span text:style-name="T224">alphanumeric </text:span></text:span><text:span text:style-name="Source_20_Text"><text:span text:style-name="T223">string </text:span></text:span><text:span text:style-name="Source_20_Text"><text:span text:style-name="T224">safe for transmission</text:span></text:span><text:span text:style-name="Source_20_Text"><text:span text:style-name="T223">) </text:span></text:span><text:span text:style-name="Source_20_Text"><text:span text:style-name="T215">for the record </text:span></text:span><text:span text:style-name="Source_20_Text"><text:span text:style-name="T216">since they are by-definition</text:span></text:span><text:span text:style-name="Source_20_Text"><text:span text:style-name="T215"> unique identifier</text:span></text:span><text:span text:style-name="Source_20_Text"><text:span text:style-name="T216">s</text:span></text:span><text:span text:style-name="Source_20_Text"><text:span text:style-name="T215">. </text:span></text:span></text:p>
      <text:p text:style-name="P228"><text:span text:style-name="Source_20_Text"><text:span text:style-name="T215"/></text:span></text:p>
      <text:p text:style-name="P449"><text:span text:style-name="Citation"><text:span text:style-name="T216">“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19">IETF RFC5322 Internet Message Format</text:span></text:span><text:span text:style-name="Source_20_Text"><text:span text:style-name="T220"><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0"> </text:span></text:span></text:p>
      <text:p text:style-name="P228"><text:span text:style-name="Source_20_Text"><text:span text:style-name="T215"/></text:span></text:p>
      <text:p text:style-name="P229"><text:span text:style-name="Source_20_Text"><text:span text:style-name="T216">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18">mailing lists</text:span></text:span><text:span text:style-name="Source_20_Text"><text:span text:style-name="T216"> and these lists are indexed together.</text:span></text:span></text:p>
      <text:p text:style-name="P229"><text:span text:style-name="Source_20_Text"><text:span text:style-name="T216"/></text:span></text:p>
      <text:p text:style-name="P229"><text:span text:style-name="Source_20_Text"><text:span text:style-name="T216">Note that according to the </text:span></text:span><text:span text:style-name="Source_20_Text"><text:span text:style-name="T218">RFC</text:span></text:span><text:span text:style-name="Source_20_Text"><text:span text:style-name="T216"> it “SHOULD be present” but may not be present (should versus must). </text:span></text:span></text:p>
      <text:p text:style-name="P228"><text:span text:style-name="Source_20_Text"><text:span text:style-name="T216"/></text:span></text:p>
      <text:p text:style-name="P228"><text:soft-page-break/><text:span text:style-name="Source_20_Text"><text:span text:style-name="T216">The parser uses the Document-Id to not only assign unique record keys but also to resolve mail threads—messages referring to other messages </text:span></text:span><text:span text:style-name="Source_20_Text"><text:span text:style-name="T217">especially using </text:span></text:span><text:span text:style-name="Source_20_Text"><text:span text:style-name="T216"><text:s/></text:span></text:span><text:span text:style-name="Source_20_Text"><text:span text:style-name="T217">the </text:span></text:span><text:span text:style-name="Source_20_Text"><text:span text:style-name="T216">"In-Reply-To:" and "References:" fields.</text:span></text:span></text:p>
      <text:p text:style-name="P227"><text:span text:style-name="Source_20_Text"><text:span text:style-name="T215"/></text:span></text:p>
      <text:p text:style-name="P231"><text:span text:style-name="Source_20_Text"><text:span text:style-name="T221">The other special keyword in email is “Expires”. </text:span></text:span><text:span text:style-name="Source_20_Text"><text:span text:style-name="T228">The value of this field is a date defined as the “t</text:span></text:span><text:span text:style-name="Source_20_Text"><text:span text:style-name="T221">ime at which a message loses its validity”. <text:s/></text:span></text:span><text:span text:style-name="Source_20_Text"><text:span text:style-name="T228">We use it to</text:span></text:span><text:span text:style-name="Source_20_Text"><text:span text:style-name="T221"> set the expiration date for the record. Depending upon configuration the record, once past its expiration date, will be either automatically deleted </text:span></text:span><text:span text:style-name="Source_20_Text"><text:span text:style-name="T222">when the <text:s/>AutoDeleteExpired </text:span></text:span><text:span text:style-name="Source_20_Text"><text:span text:style-name="T227">key</text:span></text:span><text:span text:style-name="Source_20_Text"><text:span text:style-name="T222"> is set </text:span></text:span><text:span text:style-name="Source_20_Text"><text:span text:style-name="T227">to true</text:span></text:span><text:span text:style-name="Source_20_Text"><text:span text:style-name="T222"> </text:span></text:span><text:span text:style-name="Source_20_Text"><text:span text:style-name="T227">(easily set using the Iutil tool with <text:s/>-autodelete)</text:span></text:span><text:span text:style-name="Source_20_Text"><text:span text:style-name="T222"> </text:span></text:span><text:span text:style-name="Source_20_Text"><text:span text:style-name="T221">or manually triggered for deletion (available also via the Iutil command line tool via the -del_expired). </text:span></text:span></text:p>
      <text:p text:style-name="P230"><text:span text:style-name="Source_20_Text"><text:span text:style-name="T148"/></text:span></text:p>
      <text:p text:style-name="P230"><text:span text:style-name="Source_20_Text"><text:span text:style-name="T148">Limitations</text:span></text:span></text:p>
      <text:p text:style-name="P230"><text:span text:style-name="Source_20_Text"><text:span text:style-name="T225">Base 64 encoded messages and multipart messages are not </text:span></text:span><text:span text:style-name="Source_20_Text"><text:span text:style-name="T226">deep</text:span></text:span><text:span text:style-name="Source_20_Text"><text:span text:style-name="T225"> processed. To do so would require that the attachments and components be decoded. Mails are processed as-in in the transport. </text:span></text:span><text:span text:style-name="Source_20_Text"><text:span text:style-name="T226">Multipart boundaries are by-design not understood as multipart boundaries. This means that HTML and other encodings are not understood as such. Beyond the header elements there is the body and it is processed as text.</text:span></text:span></text:p>
      <text:p text:style-name="P230"><text:span text:style-name="Source_20_Text"><text:span text:style-name="T226"/></text:span></text:p>
      <text:p text:style-name="P230"><text:span text:style-name="Source_20_Text"><text:span text:style-name="T226">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209"><text:span text:style-name="Source_20_Text"><text:span text:style-name="T201">Internet Mail Digest (RFC1173, Listserver, Lyris and Mailman) Table of Contents</text:span></text:span></text:p>
      <text:p text:style-name="P208"><text:span text:style-name="Source_20_Text"><text:span text:style-name="T93"/></text:span></text:p>
      <text:h text:style-name="Heading_20_4" text:outline-level="4"><text:bookmark-start text:name="__RefHeading___Toc20883_3285073552"/><text:span text:style-name="Source_20_Text">NEWSFOLDER</text:span><text:bookmark-end text:name="__RefHeading___Toc20883_3285073552"/></text:h>
      <text:p text:style-name="P208"><text:span text:style-name="Source_20_Text"><text:span text:style-name="T200">N</text:span></text:span><text:span text:style-name="Source_20_Text"><text:span text:style-name="T93">ewsfolders parsed by the </text:span></text:span><text:span text:style-name="Source_20_Text"><text:span text:style-name="T311">MAILFOLDER</text:span></text:span><text:span text:style-name="Source_20_Text"><text:span text:style-name="T93"> document handler are "automaticaly" set with the </text:span></text:span><text:span text:style-name="Source_20_Text"><text:span text:style-name="T311">NEWSFOLDER</text:span></text:span><text:span text:style-name="Source_20_Text"><text:span text:style-name="T93"> </text:span></text:span><text:span text:style-name="Source_20_Text"><text:span text:style-name="T311">DOCTYPE</text:span></text:span><text:span text:style-name="Source_20_Text"><text:span text:style-name="T93">. This is mainly to get the right MIME type for binding external applications such as a newsreader.</text:span></text:span></text:p>
      <text:p text:style-name="P208"><text:span text:style-name="Source_20_Text"><text:span text:style-name="T93">The MIME type for "Raw" records is "message/news".</text:span></text:span></text:p>
      <text:p text:style-name="P208"><text:span text:style-name="Source_20_Text"><text:span text:style-name="T93"/></text:span></text:p>
      <text:h text:style-name="Heading_20_4" text:outline-level="4"><text:bookmark-start text:name="__RefHeading___Toc20885_3285073552"/><text:span text:style-name="Source_20_Text">MAILDIGEST</text:span><text:bookmark-end text:name="__RefHeading___Toc20885_3285073552"/></text:h>
      <text:p text:style-name="P208"><text:span text:style-name="Source_20_Text"><text:span text:style-name="T93">Internet mail digest file format per RFC 1153. This is the most common mail digest format. The </text:span></text:span><text:span text:style-name="Source_20_Text"><text:span text:style-name="T311">MAILDIGEST</text:span></text:span><text:span text:style-name="Source_20_Text"><text:span text:style-name="T93"> is for single digests only. To process a folder of digests one should use the MAILFOLDER doctype. That doctype has been designed to identify RFC1153 digests and will pass the individual messages to the </text:span></text:span><text:span text:style-name="Source_20_Text"><text:span text:style-name="T311">MAILDIGEST</text:span></text:span><text:span text:style-name="Source_20_Text"><text:span text:style-name="T93"> doctype.</text:span></text:span></text:p>
      <text:p text:style-name="P208"><text:span text:style-name="Source_20_Text"><text:span text:style-name="T93">The MIME type for "Raw" records is "Application/X-MailDigest". See also </text:span></text:span><text:span text:style-name="Source_20_Text"><text:span text:style-name="T311">MAILFOLDER</text:span></text:span><text:span text:style-name="Source_20_Text"><text:span text:style-name="T93">.</text:span></text:span></text:p>
      <text:p text:style-name="P208"><text:span text:style-name="Source_20_Text"><text:span text:style-name="T93"/></text:span></text:p>
      <text:h text:style-name="Heading_20_4" text:outline-level="4"><text:bookmark-start text:name="__RefHeading___Toc20887_3285073552"/><text:span text:style-name="Source_20_Text">LISTDIGEST</text:span><text:bookmark-end text:name="__RefHeading___Toc20887_3285073552"/></text:h>
      <text:p text:style-name="P208"><text:span text:style-name="Source_20_Text"><text:span text:style-name="T93">Listserver mail digest file format. As with the </text:span></text:span><text:span text:style-name="Source_20_Text"><text:span text:style-name="T311">MAILDIGEST</text:span></text:span><text:span text:style-name="Source_20_Text"><text:span text:style-name="T93"> doctype it is designed for single digests only. The </text:span></text:span><text:span text:style-name="Source_20_Text"><text:span text:style-name="T311">MAILFOLDER</text:span></text:span><text:span text:style-name="Source_20_Text"><text:span text:style-name="T93"> doctype will identify </text:span></text:span><text:span text:style-name="Source_20_Text"><text:span text:style-name="T311">LISTDIGEST</text:span></text:span><text:span text:style-name="Source_20_Text"><text:span text:style-name="T93"> messages and segment a folder into individual digests as records.</text:span></text:span></text:p>
      <text:p text:style-name="P208"><text:span text:style-name="Source_20_Text"><text:span text:style-name="T93">The MIME type for "Raw" records is "Application/X-ListDigest". See also MAILFOLDER.</text:span></text:span></text:p>
      <text:p text:style-name="P208"><text:soft-page-break/><text:span text:style-name="Source_20_Text"><text:span text:style-name="T93"/></text:span></text:p>
      <text:h text:style-name="Heading_20_4" text:outline-level="4"><text:bookmark-start text:name="__RefHeading___Toc20889_3285073552"/><text:span text:style-name="Source_20_Text">IRLIST</text:span><text:bookmark-end text:name="__RefHeading___Toc20889_3285073552"/></text:h>
      <text:p text:style-name="P208"><text:span text:style-name="Source_20_Text"><text:span text:style-name="T93">Yet another mail digest format. The MIME type for "Raw" records is "Application/X-IRList". </text:span></text:span></text:p>
      <text:p text:style-name="P208"><text:span text:style-name="Source_20_Text"><text:span text:style-name="T93"/></text:span></text:p>
      <text:p text:style-name="P208"><text:span text:style-name="Source_20_Text"><text:span text:style-name="T93">This is a "helper" class for </text:span></text:span><text:span text:style-name="Source_20_Text"><text:span text:style-name="T311">MAILDIGEST</text:span></text:span><text:span text:style-name="Source_20_Text"><text:span text:style-name="T93"> and </text:span></text:span><text:span text:style-name="Source_20_Text"><text:span text:style-name="T311">LISTDIGEST</text:span></text:span><text:span text:style-name="Source_20_Text"><text:span text:style-name="T93">. It handles the creation of a Table of Contents (with HyperLinks in HTML) for the contents of a digest. The Hyperlinks and Table of Contents is created "on-the-fly" during the Presentation. See</text:span></text:span></text:p>
      <text:p text:style-name="P208"><text:span text:style-name="Source_20_Text"><text:span text:style-name="T93">Digest TOC Example (HTML)</text:span></text:span></text:p>
      <text:p text:style-name="P208"><text:span text:style-name="Source_20_Text"><text:span text:style-name="T93">Digest TOC Example (SUTRS)</text:span></text:span></text:p>
      <text:p text:style-name="P208"><text:span text:style-name="Source_20_Text"><text:span text:style-name="T93">Raw Source.</text:span></text:span></text:p>
      <text:p text:style-name="P208"><text:span text:style-name="Source_20_Text"><text:span text:style-name="T93">The MIME type for "Raw" records is "message/rfc822". See also </text:span></text:span><text:span text:style-name="Source_20_Text"><text:span text:style-name="T311">MAILFOLDER</text:span></text:span><text:span text:style-name="Source_20_Text"><text:span text:style-name="T93">.</text:span></text:span></text:p>
      <text:h text:style-name="P636" text:outline-level="2"><text:bookmark-start text:name="__RefHeading___Toc20891_3285073552"/><text:span text:style-name="Source_20_Text"><text:span text:style-name="T496">MEMODOC</text:span></text:span><text:bookmark-end text:name="__RefHeading___Toc20891_3285073552"/></text:h>
      <text:p text:style-name="P217"><text:span text:style-name="Source_20_Text"/></text:p>
      <text:p text:style-name="P217"><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pan text:style-name="Source_20_Text"><text:s text:c="7"/>MEMODOC</text:span></text:p>
      <text:p text:style-name="P217"><text:span text:style-name="Source_20_Text"/></text:p>
      <text:p text:style-name="P217"><text:span text:style-name="Source_20_Text"><text:span text:style-name="T93">The </text:span></text:span><text:span text:style-name="Source_20_Text"><text:span text:style-name="T311">MEMODOC</text:span></text:span><text:span text:style-name="Source_20_Text"><text:span text:style-name="T93"> doctype is designed to support a class of ASCII memos. The fields/tags are, like </text:span></text:span><text:span text:style-name="Source_20_Text"><text:span text:style-name="T311">COLONDOC</text:span></text:span><text:span text:style-name="Source_20_Text"><text:span text:style-name="T93">, defined by a : (Colon), eg. &lt;Field Name&gt;: &lt;Field Value&gt;</text:span></text:span></text:p>
      <text:p text:style-name="P217"><text:span text:style-name="Source_20_Text"><text:span text:style-name="T93"/></text:span></text:p>
      <text:p text:style-name="P217"><text:span text:style-name="Source_20_Text"><text:span text:style-name="T93">These pairs are parsed untill a boundary-seperator is encountered. This seperator is a combination of several _-+= characters (at least 4) </text:span></text:span><text:span text:style-name="Source_20_Text"><text:span text:style-name="T209">or an empty line</text:span></text:span><text:span text:style-name="Source_20_Text"><text:span text:style-name="T93">. </text:span></text:span><text:span text:style-name="Source_20_Text"><text:span text:style-name="T196">The contents f</text:span></text:span><text:span text:style-name="Source_20_Text"><text:span text:style-name="T93">rom the </text:span></text:span><text:span text:style-name="Source_20_Text"><text:span text:style-name="T209">separator</text:span></text:span><text:span text:style-name="Source_20_Text"><text:span text:style-name="T93"> </text:span></text:span><text:span text:style-name="Source_20_Text"><text:span text:style-name="T196">until</text:span></text:span><text:span text:style-name="Source_20_Text"><text:span text:style-name="T93"> the end-of-record is defined as the Memo-Body. </text:span></text:span><text:span text:style-name="Source_20_Text"><text:span text:style-name="T209">In generic memos one would just f</text:span></text:span><text:span text:style-name="Source_20_Text"><text:span text:style-name="T93">ormat </text:span></text:span><text:span text:style-name="Source_20_Text"><text:span text:style-name="T311">COLONDOC</text:span></text:span><text:span text:style-name="Source_20_Text"><text:span text:style-name="T93"> type lines with a blank line to separate to the body. </text:span></text:span><text:span text:style-name="Source_20_Text"><text:span text:style-name="T196">In the text-body s</text:span></text:span><text:span text:style-name="Source_20_Text"><text:span text:style-name="T93">ince it is a child of </text:span></text:span><text:span text:style-name="Source_20_Text"><text:span text:style-name="T311">PTEXT</text:span></text:span><text:span text:style-name="Source_20_Text"><text:span text:style-name="T93"> it also tries to detect </text:span></text:span><text:span text:style-name="Source_20_Text"><text:span text:style-name="T196">pages, </text:span></text:span><text:span text:style-name="Source_20_Text"><text:span text:style-name="T93">paragraphs, </text:span></text:span><text:span text:style-name="Source_20_Text"><text:span text:style-name="T196">lines and sentences as well as the first instances thereof as a unique field</text:span></text:span><text:span text:style-name="Source_20_Text"><text:span text:style-name="T93">.</text:span></text:span></text:p>
      <text:p text:style-name="P217"><text:span text:style-name="Source_20_Text"><text:span text:style-name="T93"/></text:span></text:p>
      <text:p text:style-name="P217"><text:span text:style-name="Source_20_Text"><text:span text:style-name="T93">The Default Headline is contructed from, should they exist, a combination of the FROM and SUBJECT fields as:</text:span></text:span></text:p>
      <text:p text:style-name="P217"><text:span text:style-name="Source_20_Text"><text:span text:style-name="T93">Memo from &lt;From value&gt;: &lt;Subject value&gt;</text:span></text:span></text:p>
      <text:p text:style-name="P217"><text:span text:style-name="Source_20_Text"/></text:p>
      <text:p text:style-name="P217"><text:span text:style-name="Source_20_Text">Example:</text:span></text:p>
      <text:p text:style-name="P217"><text:span text:style-name="Source_20_Text">Field_name: Content of the field</text:span></text:p>
      <text:p text:style-name="P217"><text:span text:style-name="Source_20_Text">Field_name2: Content of the 2nd field</text:span></text:p>
      <text:p text:style-name="P217"><text:span text:style-name="Source_20_Text"/></text:p>
      <text:p text:style-name="P217"><text:span text:style-name="Source_20_Text">Here is the content of the "MEMODOC-Body" field.</text:span></text:p>
      <text:p text:style-name="P217"><text:span text:style-name="Source_20_Text"/></text:p>
      <text:p text:style-name="P217"><text:span text:style-name="Source_20_Text">Options:</text:span></text:p>
      <text:p text:style-name="P217"><text:span text:style-name="Source_20_Text">[General]</text:span></text:p>
      <text:p text:style-name="P217"><text:span text:style-name="Source_20_Text"><text:span text:style-name="T420">ParseMessageStructure=Yes|No // specifies if the message line/sentence/paragraph</text:span></text:span></text:p>
      <text:p text:style-name="P217"><text:span text:style-name="Source_20_Text"><text:span text:style-name="T420"><text:s text:c="29"/>// structure should be parsed (Default: YES)</text:span></text:span></text:p>
      <text:p text:style-name="P217"><text:span text:style-name="Source_20_Text"><text:span text:style-name="T420">AutodetectFieldtypes=Yes|No <text:s/>// specified if we should guess fieldtypes (default:YES).</text:span></text:span></text:p>
      <text:p text:style-name="P218"><text:span text:style-name="Source_20_Text"/></text:p>
      <text:h text:style-name="P637" text:outline-level="2"><text:bookmark-start text:name="__RefHeading___Toc20893_3285073552"/><text:soft-page-break/><text:span text:style-name="Source_20_Text"><text:span text:style-name="T491">METADOC </text:span></text:span><text:bookmark-end text:name="__RefHeading___Toc20893_3285073552"/></text:h>
      <text:p text:style-name="P211"><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04"><text:span text:style-name="Source_20_Text"/></text:p>
      <text:p text:style-name="P210"><text:span text:style-name="Source_20_Text"><text:span text:style-name="T491">T</text:span></text:span><text:span text:style-name="Source_20_Text"><text:span text:style-name="T188">he </text:span></text:span><text:span text:style-name="Source_20_Text"><text:span text:style-name="T342">METADOC</text:span></text:span><text:span text:style-name="Source_20_Text"><text:span text:style-name="T188"> doctype is a major base for a whole class of t</text:span></text:span><text:span text:style-name="Source_20_Text"><text:span text:style-name="T93">ext style meta-document format files, </text:span></text:span><text:span text:style-name="Source_20_Text"><text:span text:style-name="T188">especially </text:span></text:span><text:span text:style-name="Source_20_Text"><text:span text:style-name="T342">COLONDOC</text:span></text:span><text:span text:style-name="Source_20_Text"><text:span text:style-name="T188"> and its family. </text:span></text:span></text:p>
      <text:p text:style-name="P210"><text:span text:style-name="Source_20_Text"><text:span text:style-name="T188"/></text:span></text:p>
      <text:p text:style-name="P210"><text:span text:style-name="Source_20_Text"><text:span text:style-name="T189">The format defines a set of a key-value pairs </text:span></text:span><text:span text:style-name="Source_20_Text"><text:span text:style-name="T193">by default using the = and left (key) to right (value): e.g. key=value.</text:span></text:span></text:p>
      <text:p text:style-name="P205"><text:span text:style-name="Source_20_Text"><text:span text:style-name="T189"/></text:span></text:p>
      <text:p text:style-name="P206"><text:span text:style-name="Source_20_Text"><text:span text:style-name="T190">Example:</text:span></text:span></text:p>
      <text:p text:style-name="P417">First_name<text:span text:style-name="T492">=</text:span>Frances</text:p>
      <text:p text:style-name="P471">Middle_name<text:span text:style-name="T492">=</text:span>S.</text:p>
      <text:p text:style-name="P471">Last_name<text:span text:style-name="T492">=</text:span>Hotchkiss</text:p>
      <text:p text:style-name="P471">Phone<text:span text:style-name="T492">=</text:span>508-457-2242</text:p>
      <text:p text:style-name="P472"><text:span text:style-name="Source_20_Text"><text:span text:style-name="T316">Phone=FAX 508-457-2310</text:span></text:span></text:p>
      <text:p text:style-name="P204"><text:span text:style-name="Source_20_Text"><text:span text:style-name="T93"/></text:span></text:p>
      <text:p text:style-name="P204"><text:span text:style-name="Source_20_Text"><text:span text:style-name="T93">Indexing options (defined in .ini):</text:span></text:span></text:p>
      <text:p text:style-name="P204"><text:span text:style-name="Source_20_Text"><text:span text:style-name="T93"><text:s text:c="2"/></text:span></text:span><text:span text:style-name="Source_20_Text"><text:span text:style-name="T311">[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73"><text:span text:style-name="Source_20_Text"><text:span text:style-name="T311"><text:s/>SepChar=Character specified as Character or</text:span></text:span></text:p>
      <text:p text:style-name="P473"><text:span text:style-name="Source_20_Text"><text:span text:style-name="T311"><text:s/><text:tab/>&lt;space&gt; (for ' '), &lt;equals&gt; (for '='), <text:tab/></text:span></text:span><text:span text:style-name="Source_20_Text"><text:span text:style-name="T341">&lt;tab&gt; (for the horizontal tab <text:tab/>character), </text:span></text:span><text:span text:style-name="Source_20_Text"><text:span text:style-name="T311">\nnn (octal number for character) <text:tab/>or xNN (hexidecimal). If not <text:tab/>specified the default is '='.</text:span></text:span></text:p>
      <text:p text:style-name="P204"><text:span text:style-name="Source_20_Text"><text:span text:style-name="T93"/></text:span></text:p>
      <text:p text:style-name="P204"><text:span text:style-name="Source_20_Text"><text:span text:style-name="T188">Th</text:span></text:span><text:span text:style-name="Source_20_Text"><text:span text:style-name="T194">ese</text:span></text:span><text:span text:style-name="Source_20_Text"><text:span text:style-name="T188"> options are definable in all children of METADOC.</text:span></text:span></text:p>
      <text:h text:style-name="P638" text:outline-level="2"><text:bookmark-start text:name="__RefHeading___Toc20895_3285073552"/><text:span text:style-name="Source_20_Text"><text:span text:style-name="T502">SGML DOCTYPES</text:span></text:span><text:bookmark-end text:name="__RefHeading___Toc20895_3285073552"/></text:h>
      <text:p text:style-name="P226"><text:span text:style-name="Source_20_Text"><text:s text:c="16"/>Doctype (Generic Document Type)</text:span></text:p>
      <text:p text:style-name="P226"><text:span text:style-name="Source_20_Text"><text:s text:c="19"/>| <text:s/></text:span><text:span text:style-name="Source_20_Text"><text:span text:style-name="T543">\</text:span></text:span></text:p>
      <text:p text:style-name="P226"><text:span text:style-name="Source_20_Text"><text:s text:c="19"/>| <text:s text:c="2"/></text:span><text:span text:style-name="Source_20_Text"><text:span text:style-name="T543">\</text:span></text:span></text:p>
      <text:p text:style-name="P226"><text:span text:style-name="Source_20_Text"><text:s text:c="19"/>^ <text:s text:c="4"/></text:span><text:span text:style-name="Source_20_Text"><text:span text:style-name="T543">SGMLTAG</text:span></text:span></text:p>
      <text:p text:style-name="P226"><text:span text:style-name="Source_20_Text"><text:s text:c="16"/>SGMLNORM <text:s text:c="5"/>\</text:span></text:p>
      <text:p text:style-name="P226"><text:span text:style-name="Source_20_Text"><text:s text:c="15"/>/ <text:s text:c="7"/>\ <text:s text:c="5"/>\</text:span></text:p>
      <text:p text:style-name="P226"><text:span text:style-name="Source_20_Text"><text:s text:c="13"/>SGML <text:s text:c="7"/>XML <text:s text:c="2"/>GILS</text:span></text:p>
      <text:p text:style-name="P226"><text:span text:style-name="Source_20_Text"><text:s text:c="27"/></text:span><text:span text:style-name="Source_20_Text"><text:span text:style-name="T502">\</text:span></text:span></text:p>
      <text:p text:style-name="P226"><text:span text:style-name="Source_20_Text"><text:s text:c="12"/>ISO19115CD2 - </text:span><text:span text:style-name="Source_20_Text"><text:span text:style-name="T502">XMLBASE - XMLREC</text:span></text:span></text:p>
      <text:p text:style-name="P226"><text:span text:style-name="Source_20_Text"><text:s text:c="25"/>/ <text:s/></text:span><text:span text:style-name="Source_20_Text"><text:span text:style-name="T502">\ <text:s text:c="3"/>\</text:span></text:span></text:p>
      <text:p text:style-name="P226"><text:span text:style-name="Source_20_Text"><text:s text:c="21"/></text:span><text:span text:style-name="Source_20_Text"><text:span text:style-name="T502">ATOM</text:span></text:span><text:span text:style-name="Source_20_Text"> </text:span><text:span text:style-name="Source_20_Text"><text:span text:style-name="T502">GILSXML RSS2</text:span></text:span></text:p>
      <text:p text:style-name="P226"><text:span text:style-name="Source_20_Text"/></text:p>
      <text:p text:style-name="Text_20_body"><text:span text:style-name="Source_20_Text"><text:span text:style-name="T93">The </text:span></text:span><text:span text:style-name="Source_20_Text"><text:span text:style-name="T229">base for most of the SGMLish formats is SGMLNORM (there is another DOCTYPE called SGMLTAG that is designed for simple SGML-like taged documented) but not for SGML or XML documents).</text:span></text:span></text:p>
      <text:h text:style-name="P668" text:outline-level="4"><text:bookmark-start text:name="__RefHeading___Toc22337_2140539709"/><text:soft-page-break/><text:span text:style-name="Source_20_Text">SGMLNORM</text:span><text:bookmark-end text:name="__RefHeading___Toc22337_2140539709"/></text:h>
      <text:p text:style-name="P149">Handles SGML-type documents with "normalized" tags and entities, viz. end-tags and entity replacement. </text:p>
      <text:list xml:id="list4215672369" text:style-name="L31">
        <text:list-item>
          <text:p text:style-name="P558"><text:span text:style-name="T450">It is not a validating SGML parser and is not in complete adherence to </text:span><text:span text:style-name="Citation"><text:span text:style-name="T450">15.3</text:span></text:span><text:span text:style-name="T450"> of the ISO standard. </text:span></text:p>
        </text:list-item>
        <text:list-item>
          <text:p text:style-name="P534">It has been designed to provide the basic parsing and presentation services for heirarchical data for the Isearch engine, within the limitations and constraints of the Isearch architecture, </text:p>
        </text:list-item>
        <text:list-item>
          <text:p text:style-name="P534">The DTD is not processed and need not even be available on the indexing platform. Although the input is assumed to have Each non-empty tag (container) defines a field. </text:p>
        </text:list-item>
        <text:list-item>
          <text:p text:style-name="P534">In addition to storing tags values as a field it also stores the values of (complex) attributes to allow for a relatively complete search and retrieval of document content. </text:p>
          <text:p text:style-name="P534">In: &lt;ONE TWO="Three"&gt;Four&lt;/ONE&gt; Four is stored as the value of ONE Three is stored as the values for ONE@ and ONE@TWO</text:p>
        </text:list-item>
        <text:list-item>
          <text:p text:style-name="P558"><text:span text:style-name="T450">SGML comments and declarations are correctly ignored. </text:span><text:span text:style-name="Emphasis"><text:span text:style-name="T450">Note:</text:span></text:span><text:span text:style-name="T450"> Version $1.8$ corrects a bug handling nested declaration. </text:span></text:p>
        </text:list-item>
        <text:list-item>
          <text:p text:style-name="P558"><text:span text:style-name="T450">Empty tags per SGML Handbook Annex C.1.1.1, p.68 are also supported. The "null end tag" (</text:span><text:span text:style-name="Variable"><text:span text:style-name="T450">NET</text:span></text:span><text:span text:style-name="T450">), p.69, with the </text:span><text:span text:style-name="Citation"><text:span text:style-name="T450">short-tag feature</text:span></text:span><text:span text:style-name="T450"> used in markup such as &lt;tag/hello world/ is supported.</text:span></text:p>
        </text:list-item>
        <text:list-item>
          <text:p text:style-name="P534">Te parser also correctly processes XML conventions, viz. &lt;EMPTY/&gt; for empty containers. </text:p>
        </text:list-item>
      </text:list>
      <text:p text:style-name="P329"/>
      <text:p text:style-name="P329"><text:span text:style-name="T450">The MIME type (for CGI applications) is: </text:span><text:span text:style-name="User_20_Entry"><text:span text:style-name="T450">text/sgml</text:span></text:span></text:p>
      <text:p text:style-name="P329"><text:span text:style-name="Source_20_Text"><text:span text:style-name="T420"><text:s/></text:span></text:span><text:span text:style-name="Source_20_Text"><text:span text:style-name="T100">Index time Options:</text:span></text:span></text:p>
      <text:p text:style-name="P329"><text:span text:style-name="Source_20_Text"><text:s text:c="4"/>Complex arg <text:s text:c="3"/>// Takes 0 (ignore), 1 (accept) [default is 1]</text:span></text:p>
      <text:p text:style-name="P329"><text:span text:style-name="Source_20_Text"><text:s text:c="4"/>IgnoreTagWords arg <text:s text:c="2"/>// as above, store tag names or ignore them?</text:span></text:p>
      <text:p text:style-name="P329"><text:span text:style-name="Source_20_Text"><text:s text:c="4"/>These can also be specified in the doctype.ini [General] section as</text:span></text:p>
      <text:p text:style-name="P329"><text:span text:style-name="Source_20_Text"><text:s text:c="4"/>Complex=0 or 1.</text:span></text:p>
      <text:p text:style-name="P329"><text:span text:style-name="Source_20_Text"><text:s text:c="4"/>IgnoreTagWords=0 or 1</text:span></text:p>
      <text:p text:style-name="P329"><text:span text:style-name="Source_20_Text"/></text:p>
      <text:p text:style-name="P329"><text:span text:style-name="Source_20_Text"><text:span text:style-name="T420"><text:s/></text:span></text:span><text:span text:style-name="Source_20_Text"><text:span text:style-name="T100"><text:s/>Search time Options:</text:span></text:span></text:p>
      <text:p text:style-name="P329"><text:span text:style-name="Source_20_Text"><text:span text:style-name="T420"><text:s text:c="3"/></text:span></text:span><text:span text:style-name="Source_20_Text"><text:span text:style-name="T126"><text:s/>In the section [&lt;DTD Name&gt;] (example </text:span></text:span><text:span text:style-name="Source_20_Text"><text:span text:style-name="T420">[-//Free Text Project//DTD Play//EN])</text:span></text:span></text:p>
      <text:p text:style-name="P329"><text:span text:style-name="Source_20_Text"><text:s text:c="4"/>Headline=&lt;Headline format&gt;.</text:span></text:p>
      <text:p text:style-name="P329"><text:span text:style-name="Source_20_Text"><text:span text:style-name="T420"><text:s text:c="3"/></text:span></text:span><text:span text:style-name="Source_20_Text"><text:span text:style-name="T126"><text:s/></text:span></text:span><text:span text:style-name="Source_20_Text"><text:span text:style-name="T100">In the section</text:span></text:span><text:span text:style-name="Source_20_Text"><text:span text:style-name="T315"> [Catalog]</text:span></text:span><text:span text:style-name="Source_20_Text"><text:span text:style-name="T100"> the DTDs can be maped as </text:span></text:span><text:span text:style-name="Source_20_Text"><text:span text:style-name="T315">DTD=useDTD</text:span></text:span></text:p>
      <text:p text:style-name="P329"><text:bookmark-start text:name="__RefHeading___Toc20903_32850735521"/><text:span text:style-name="T53">References:</text:span> <text:bookmark-end text:name="__RefHeading___Toc20903_32850735521"/></text:p>
      <text:list xml:id="list669582663" text:style-name="L32">
        <text:list-item>
          <text:p text:style-name="P560">C. F. Goldfarb. ``The SGML Handbook.'' Y. Rubinsky, Ed., Oxford University Press, 1990. </text:p>
        </text:list-item>
        <text:list-item>
          <text:p text:style-name="P559"><text:a xlink:type="simple" xlink:href="http://www.iso.ch/cate/d16387.html" text:style-name="Internet_20_link" text:visited-style-name="Visited_20_Internet_20_Link"><text:span text:style-name="T100">ISO 8879</text:span></text:a><text:span text:style-name="T100">. Information Processing -- Text and Office Systems - Standard Generalized Markup Language (SGML), 1986. </text:span></text:p>
        </text:list-item>
        <text:list-item>
          <text:p text:style-name="P560">See Also </text:p>
          <text:list>
            <text:list-item>
              <text:p text:style-name="P559"><text:a xlink:type="simple" xlink:href="http://www.ornl.gov/sgml/wg8/" text:style-name="Internet_20_link" text:visited-style-name="Visited_20_Internet_20_Link"><text:span text:style-name="T100">ISO/IEC JTC1/SC18/WG8 </text:span></text:a></text:p>
            </text:list-item>
            <text:list-item>
              <text:p text:style-name="P559"><text:a xlink:type="simple" xlink:href="https://tei-c.org/Vault/GL/P3/SG.htm" text:style-name="Internet_20_link" text:visited-style-name="Visited_20_Internet_20_Link"><text:span text:style-name="Source_20_Text"><text:span text:style-name="T100">A Gentle Introduction to SGML</text:span></text:span></text:a><text:span text:style-name="Source_20_Text"><text:span text:style-name="T100">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47">The Standard Generalized Markup Language (SGML; ISO 8879:1986) is a standard for defining generalized markup languages for documents. </text:p>
      <text:p text:style-name="P147"/>
      <text:p text:style-name="Text_20_body"><text:span text:style-name="T458">The SGML doctype is a</text:span><text:span text:style-name="T450"> </text:span><text:span text:style-name="Strong_20_Emphasis"><text:span text:style-name="T450">full</text:span></text:span><text:span text:style-name="T450"> validating SGML parser. It works in 2 (two) passes. In the first pass the document is parsed, validated and normalized into a cannonical form and placed into a persistant cache. In the second pass the cannonical document is parsed and processed by the </text:span><text:span text:style-name="T453">SGMLNORM </text:span><text:span text:style-name="T456">doctype</text:span><text:span text:style-name="T453"> </text:span><text:span text:style-name="T450">handler.</text:span></text:p>
      <text:p text:style-name="P147"/>
      <text:p text:style-name="P150">While XML has greatly replaced SGML one continues to encounter some applications:</text:p>
      <text:list xml:id="list1426429951" text:style-name="L33">
        <text:list-item>
          <text:p text:style-name="P535"><text:soft-page-break/>Text Encoding Initiative (TEI) is an academic consortium that designs, maintains, and develops technical standards for digital-format textual representation applications.</text:p>
        </text:list-item>
        <text:list-item>
          <text:p text:style-name="P535">DocBook is a markup language originally created as an SGML application, designed for authoring technical documentation; DocBook currently is an XML application.</text:p>
        </text:list-item>
        <text:list-item>
          <text:p text:style-name="P535"><text:s/>CALS (Continuous Acquisition and Life-cycle Support) is a US Department of Defense (DoD) initiative for electronically capturing military documents and for linking related data and information</text:p>
        </text:list-item>
        <text:list-item>
          <text:p text:style-name="P535">HyTime defines a set of hypertext-oriented element types that allow SGML document authors to build hypertext and multimedia presentations.</text:p>
        </text:list-item>
        <text:list-item>
          <text:p text:style-name="P535">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535">LinuxDoc. Documentation for Linux packages has used the LinuxDoc SGML DTD and Docbook XML DTD.</text:p>
        </text:list-item>
        <text:list-item>
          <text:p text:style-name="P535">AAP DTD is a document type definition for scientific documents, defined by the Association of American Publishers.</text:p>
        </text:list-item>
        <text:list-item>
          <text:p text:style-name="P535"><text:s/>ISO 12083, a successor to AAP DTP, is an international SGML standard for document interchange between authors and publishers.</text:p>
        </text:list-item>
        <text:list-item>
          <text:p text:style-name="P535">SGMLguid was an early SGML document type definition created, developed and used at CERN.</text:p>
        </text:list-item>
      </text:list>
      <text:p text:style-name="P147"/>
      <text:p text:style-name="P330"><text:span text:style-name="T450">Prerequisite for the proper functioning of the SGML doctype </text:span><text:span text:style-name="T456">are</text:span><text:span text:style-name="T450"> the tool</text:span><text:span text:style-name="T455">s</text:span><text:span text:style-name="T450"> “sgmlnorm” </text:span><text:span text:style-name="T455">and “jade” </text:span><text:span text:style-name="T456">from James Clark</text:span><text:span text:style-name="T450">.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458">It</text:span><text:span text:style-name="T454">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1"/>
      <text:p text:style-name="P152">The doctype must be configured to be able to find an execute these tools.</text:p>
      <text:p text:style-name="P152"/>
      <text:p text:style-name="P151"><text:s/>Options:</text:p>
      <text:p text:style-name="P331"><text:span text:style-name="T454"><text:s text:c="2"/></text:span><text:span text:style-name="T318"><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hese may also be specified in the sgml.ini (or xxx.ini for xxx=sgml) as Catalog=path and DSSSL=path in the [General] section.</text:p>
      <text:p text:style-name="P61"/>
      <text:p text:style-name="P66"><text:span text:style-name="T454">T</text:span><text:span text:style-name="T450">he default SGML catalog is "sgml_catalog"</text:span></text:p>
      <text:p text:style-name="P66"><text:span text:style-name="T450">The default DSSSL spec</text:span><text:span text:style-name="T457">ification</text:span><text:span text:style-name="T450"> is <text:s/>"dsssl_spec"</text:span></text:p>
      <text:p text:style-name="P61"/>
      <text:p text:style-name="P464"><text:span text:style-name="Source_20_Text"><text:span text:style-name="T450">The MIME type (for HTTP applications) is: </text:span></text:span><text:span text:style-name="User_20_Entry"><text:span text:style-name="T450">text/sgml</text:span></text:span></text:p>
      <text:h text:style-name="Heading_20_4" text:outline-level="4"><text:bookmark-start text:name="__RefHeading___Toc22341_2140539709"/><text:soft-page-break/><text:span text:style-name="Source_20_Text">XML</text:span><text:bookmark-end text:name="__RefHeading___Toc22341_2140539709"/></text:h>
      <text:p text:style-name="P147">The Extensible Markup Language (XML) is a language derived from SGML. XML has been designed to retain most of the power of SGML but with a substantially more simple grammar that is suited to tools such as yacc and lex. </text:p>
      <text:p text:style-name="P147"/>
      <text:p text:style-name="P147">The motivation for XML <text:span text:style-name="T628">was</text:span> to provide: </text:p>
      <text:list xml:id="list1922486582" text:style-name="L34">
        <text:list-item>
          <text:p text:style-name="P536">A structured open document type for distributed applications working on large-scale networks such as the Internet. </text:p>
        </text:list-item>
        <text:list-item>
          <text:p text:style-name="P561"><text:span text:style-name="T450">A simple language </text:span><text:span text:style-name="Citation"><text:span text:style-name="T450">compatible</text:span></text:span><text:span text:style-name="T450"> with SGML </text:span></text:p>
        </text:list-item>
        <text:list-item>
          <text:p text:style-name="P536">An easy to author (even by hand) document format. </text:p>
        </text:list-item>
        <text:list-item>
          <text:p text:style-name="P536">An inter-operable basis for push delivery models. </text:p>
        </text:list-item>
      </text:list>
      <text:p text:style-name="P147"/>
      <text:p text:style-name="P147">The most significant features of XML are: </text:p>
      <text:list xml:id="list1350643879" text:style-name="L35">
        <text:list-item>
          <text:p text:style-name="P537">A document can be processed without need of the DTD. </text:p>
        </text:list-item>
        <text:list-item>
          <text:p text:style-name="P537">All container tags are normalized </text:p>
        </text:list-item>
        <text:list-item>
          <text:p text:style-name="P562"><text:span text:style-name="T450">Unicode character (U</text:span><text:span text:style-name="T459">TF</text:span><text:span text:style-name="T450">) set support via </text:span><text:span text:style-name="User_20_Entry"><text:span text:style-name="T450">&amp;#</text:span></text:span><text:span text:style-name="Variable"><text:span text:style-name="T450">nnnn</text:span></text:span><text:span text:style-name="User_20_Entry"><text:span text:style-name="T450">;</text:span></text:span><text:span text:style-name="T450"> style entities. </text:span></text:p>
        </text:list-item>
        <text:list-item>
          <text:p text:style-name="P562"><text:span text:style-name="T450">Empty tags are explicit using a </text:span><text:span text:style-name="User_20_Entry"><text:span text:style-name="T450">&lt;tag/&gt;</text:span></text:span><text:span text:style-name="T450"> markup convention. </text:span></text:p>
        </text:list-item>
      </text:list>
      <text:p text:style-name="P147"/>
      <text:p text:style-name="P147">The <text:s/>XML <text:span text:style-name="T626">handler </text:span>does not provide any significant language validation and since it is a child of <text:span text:style-name="T626">SGMLNORM </text:span>it also supports several SGML constructs that are not, and <text:span text:style-name="T629">were never intended to</text:span> be, part of the standard. </text:p>
      <text:p text:style-name="Text_20_body"><text:span text:style-name="Strong_20_Emphasis"><text:span text:style-name="T542"/></text:span></text:p>
      <text:p text:style-name="Text_20_body"><text:bookmark text:name="NOTE1"/><text:span text:style-name="Strong_20_Emphasis"><text:span text:style-name="T542">Note:</text:span></text:span><text:span text:style-name="Source_20_Text"><text:span text:style-name="T450"> </text:span></text:span><text:span text:style-name="Source_20_Text"><text:span text:style-name="T100">For the </text:span></text:span><text:span text:style-name="Source_20_Text"><text:span text:style-name="T115">autodetect</text:span></text:span><text:span text:style-name="Source_20_Text"><text:span text:style-name="T100"> mechanism to work correctly one </text:span></text:span><text:span text:style-name="Emphasis"><text:span text:style-name="T100">must</text:span></text:span><text:span text:style-name="Source_20_Text"><text:span text:style-name="T100"> either use the </text:span></text:span><text:span text:style-name="User_20_Entry"><text:span text:style-name="T100">.xml</text:span></text:span><text:span text:style-name="Source_20_Text"><text:span text:style-name="T100"> (or </text:span></text:span><text:span text:style-name="User_20_Entry"><text:span text:style-name="T100">.XML</text:span></text:span><text:span text:style-name="Source_20_Text"><text:span text:style-name="T100">) file name extension or specify </text:span></text:span><text:span text:style-name="User_20_Entry"><text:span text:style-name="T100">&lt;?XML VERSION="</text:span></text:span><text:span text:style-name="Variable"><text:span text:style-name="T100">Version</text:span></text:span><text:span text:style-name="User_20_Entry"><text:span text:style-name="T100">"?&gt;</text:span></text:span><text:span text:style-name="Source_20_Text"><text:span text:style-name="T100"> (only the </text:span></text:span><text:span text:style-name="User_20_Entry"><text:span text:style-name="T100">&lt;?XML</text:span></text:span><text:span text:style-name="Source_20_Text"><text:span text:style-name="T100"> is significant) in the document declaration. Since the XML document will be correctly parsed by the </text:span></text:span><text:span text:style-name="Source_20_Text"><text:span text:style-name="T115">SGMLNORM </text:span></text:span><text:span text:style-name="Source_20_Text"><text:span text:style-name="T100">doctype the major effect of </text:span></text:span><text:span text:style-name="Citation"><text:span text:style-name="T100">incorrect identification</text:span></text:span><text:span text:style-name="Source_20_Text"><text:span text:style-name="T100"> would be in the </text:span></text:span><text:a xlink:type="simple" xlink:href="https://web.archive.org/web/20120807140232/http://www.ibu.de/node/mime.html" text:style-name="Internet_20_link" text:visited-style-name="Visited_20_Internet_20_Link"><text:span text:style-name="Source_20_Text"><text:span text:style-name="T115">M</text:span></text:span></text:a><text:span text:style-name="Source_20_Text"><text:span text:style-name="T115">IME</text:span></text:span><text:span text:style-name="Source_20_Text"><text:span text:style-name="T100"> type for the </text:span></text:span><text:span text:style-name="Citation"><text:span text:style-name="T100">Raw record</text:span></text:span><text:span text:style-name="Source_20_Text"><text:span text:style-name="T100">. </text:span></text:span></text:p>
      <text:list xml:id="list113449921039036" text:continue-list="list113448975354604" text:style-name="List_20_5">
        <text:list-item>
          <text:p text:style-name="Heading_20_3"><text:soft-page-break/><text:span text:style-name="Source_20_Text">SGML-like </text:span><text:span text:style-name="Source_20_Text"><text:span text:style-name="T627">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460"><text:span text:style-name="T88">Handles documents with SGML-like markup. It is NOT intended for SGML documents.</text:span> </text:p>
            <text:p text:style-name="P460"><text:span text:style-name="T88">In v2.0+ of the doctype suite the SGMLTAG doctype is tuned to the needs of GILS documents. The headline is constructed from the 2nd level tag.</text:span> </text:p>
            <text:p text:style-name="P462">The MIME type (for CGI applications) is</text:p>
            <text:p text:style-name="Quotations"><text:span text:style-name="T88">Application/X-SGMLTAG-&lt;level-1&gt;</text:span> </text:p>
            <text:p text:style-name="P460"><text:span text:style-name="T88">Example: </text:span><text:span text:style-name="User_20_Entry"><text:span text:style-name="T88">&lt;Rec&gt; &lt;Title&gt; Personnel Action System &lt;/Title&gt; &lt;Originator&gt;U.S. Geological Survey &lt;/Originator&gt;</text:span></text:span> </text:p>
            <text:p text:style-name="P460"><text:span text:style-name="T88">For the above example: </text:span><text:span text:style-name="User_20_Entry"><text:span text:style-name="T88">Application/X-SGMLTAG-Rec</text:span></text:span><text:span text:style-name="T88">.<text:line-break/>And the </text:span><text:span text:style-name="Variable"><text:span text:style-name="T88">Headline</text:span></text:span><text:span text:style-name="T88">: </text:span><text:span text:style-name="User_20_Entry"><text:span text:style-name="T88">Personnel Action System</text:span></text:span><text:span text:style-name="T88">.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460"><text:span text:style-name="T88">Handles documents with SGML-type markup for use in GILS systems. It is NOT intended for SGML documents. It uses </text:span><text:span text:style-name="T92">SGMLTAG.</text:span></text:p>
            <text:p text:style-name="P460"><text:span text:style-name="T88">The MIME type (for CGI applications) is</text:span> </text:p>
            <text:p text:style-name="P498">Application/X-GILS-&lt;level-1&gt;</text:p>
          </table:table-cell>
        </table:table-row>
      </table:table>
      <text:p text:style-name="Text_20_body"><text:span text:style-name="Source_20_Text"><text:span text:style-name="T100"/></text:span></text:p>
      <text:h text:style-name="Heading_20_2" text:outline-level="2"><text:bookmark-start text:name="__RefHeading___Toc20909_3285073552"/><text:span text:style-name="Source_20_Text">NEWSML</text:span><text:bookmark-end text:name="__RefHeading___Toc20909_3285073552"/></text:h>
      <text:p text:style-name="P158"><text:span text:style-name="Source_20_Text"><text:span text:style-name="T156">The doctype is designed to handle the new</text:span></text:span><text:span text:style-name="Source_20_Text"><text:span text:style-name="T199">s</text:span></text:span><text:span text:style-name="Source_20_Text"><text:span text:style-name="T156">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58"><text:span text:style-name="Source_20_Text"><text:span text:style-name="T156"><text:s/></text:span></text:span><text:a xlink:type="simple" xlink:href="http://www.newsml.org/" text:style-name="Internet_20_link" text:visited-style-name="Visited_20_Internet_20_Link"><text:span text:style-name="Source_20_Text"><text:span text:style-name="T156">http://www.newsml.org</text:span></text:span></text:a><text:span text:style-name="Source_20_Text"><text:span text:style-name="T156"> / </text:span></text:span><text:a xlink:type="simple" xlink:href="https://iptc.org/" text:style-name="Internet_20_link" text:visited-style-name="Visited_20_Internet_20_Link"><text:span text:style-name="Source_20_Text"><text:span text:style-name="T156">https://iptc.org/</text:span></text:span></text:a></text:p>
      <text:p text:style-name="P158"><text:span text:style-name="Source_20_Text"><text:span text:style-name="T156"/></text:span></text:p>
      <text:p text:style-name="P81"><text:span text:style-name="Source_20_Text"><text:span text:style-name="T334">NEWSML Class Tree:</text:span></text:span></text:p>
      <text:p text:style-name="P81"><text:span text:style-name="Source_20_Text"><text:span text:style-name="T334"><text:s text:c="7"/>DOCTYPE</text:span></text:span></text:p>
      <text:p text:style-name="P81"><text:span text:style-name="Source_20_Text"><text:span text:style-name="T334"><text:s text:c="10"/>|</text:span></text:span></text:p>
      <text:p text:style-name="P81"><text:span text:style-name="Source_20_Text"><text:span text:style-name="T334"><text:s text:c="6"/>SGMLNORM</text:span></text:span></text:p>
      <text:p text:style-name="P81"><text:span text:style-name="Source_20_Text"><text:span text:style-name="T334"><text:s text:c="10"/>|</text:span></text:span></text:p>
      <text:p text:style-name="P81"><text:span text:style-name="Source_20_Text"><text:span text:style-name="T334"><text:s text:c="9"/>XML</text:span></text:span></text:p>
      <text:p text:style-name="P81"><text:span text:style-name="Source_20_Text"><text:span text:style-name="T334"><text:s text:c="10"/>|</text:span></text:span></text:p>
      <text:p text:style-name="P81"><text:span text:style-name="Source_20_Text"><text:span text:style-name="T334"><text:s text:c="7"/>XMLBASE</text:span></text:span></text:p>
      <text:p text:style-name="P81"><text:span text:style-name="Source_20_Text"><text:span text:style-name="T334"><text:s text:c="10"/>|</text:span></text:span></text:p>
      <text:p text:style-name="P81"><text:span text:style-name="Source_20_Text"><text:span text:style-name="T334"><text:s text:c="7"/>GILSXML</text:span></text:span></text:p>
      <text:p text:style-name="P81"><text:span text:style-name="Source_20_Text"><text:span text:style-name="T334"><text:s text:c="10"/>v</text:span></text:span></text:p>
      <text:p text:style-name="P81"><text:span text:style-name="Source_20_Text"><text:span text:style-name="T334"><text:s text:c="7"/>NewsML</text:span></text:span></text:p>
      <text:p text:style-name="P81"><text:span text:style-name="Source_20_Text"><text:span text:style-name="T334"/></text:span></text:p>
      <text:p text:style-name="Text_20_body"><text:soft-page-break/><text:span text:style-name="Source_20_Text"><text:span text:style-name="T93">The format </text:span></text:span><text:span text:style-name="Source_20_Text"><text:span text:style-name="T157">is basically XML but it also </text:span></text:span><text:span text:style-name="Source_20_Text"><text:span text:style-name="T156">understands a few details about New</text:span></text:span><text:span text:style-name="Source_20_Text"><text:span text:style-name="T195">s</text:span></text:span><text:span text:style-name="Source_20_Text"><text:span text:style-name="T156">ML such as that elements "DateAndTime", "DateId", "DateLabel", "DateLineDate", "FirstCreated" and "ThisRevisionCreated" are date datatypes.</text:span></text:span></text:p>
      <text:p text:style-name="Text_20_body"><text:span text:style-name="Source_20_Text"><text:span text:style-name="T156"/></text:span></text:p>
      <text:p text:style-name="Text_20_body"><text:span text:style-name="Source_20_Text"><text:span text:style-name="T157">As default for the record key it uses <text:s/>the value of Duid from &lt;NewsML Duid=”key..”&gt;. For the date of the record itself it uses </text:span></text:span><text:span text:style-name="Source_20_Text"><text:span text:style-name="T156">NewsML\\NewsEnvelope\\DateAndTime. </text:span></text:span><text:span text:style-name="Source_20_Text"><text:span text:style-name="T157">For date created it uses </text:span></text:span><text:span text:style-name="Source_20_Text"><text:span text:style-name="T156">"FirstCreated" </text:span></text:span><text:span text:style-name="Source_20_Text"><text:span text:style-name="T157">and for date modified it uses </text:span></text:span><text:span text:style-name="Source_20_Text"><text:span text:style-name="T156">"ThisRevisionCreated".</text:span></text:span><text:span text:style-name="Source_20_Text"><text:span text:style-name="T157"> Since news has a expiration date the engine uses for date expires “EndDate”;</text:span></text:span></text:p>
      <text:p text:style-name="Text_20_body"><text:span text:style-name="Source_20_Text"><text:span text:style-name="T156"/></text:span></text:p>
      <text:h text:style-name="P639" text:outline-level="2"><text:bookmark-start text:name="__RefHeading___Toc23477_1429968669"/><text:span text:style-name="Source_20_Text"><text:span text:style-name="T636">ONELINE</text:span></text:span><text:bookmark-end text:name="__RefHeading___Toc23477_1429968669"/></text:h>
      <text:p text:style-name="P344"><text:span text:style-name="Source_20_Text">Each line is a record (unfielded)</text:span></text:p>
      <text:p text:style-name="P344"><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4"><text:span text:style-name="Source_20_Text"><text:span text:style-name="T93"/></text:span></text:p>
      <text:p text:style-name="P345"><text:span text:style-name="Source_20_Text"><text:span text:style-name="T277">The ONELINE doctype is quite basic but both convenient and powerful for suitable use cases (such as simple telephone books). Lines are delineated by newline character. There are no fields whence also no special handling for headlines. </text:span></text:span></text:p>
      <text:p text:style-name="P345"><text:span text:style-name="Source_20_Text"><text:span text:style-name="T277"/></text:span></text:p>
      <text:p text:style-name="P345"><text:span text:style-name="Source_20_Text"><text:span text:style-name="T277">The result is the whole record. This can be used for great benefit by using an external filter to handle presentation which, in turn, can parse the record and trigger a number of events.</text:span></text:span></text:p>
      <text:p text:style-name="P344"><text:span text:style-name="Source_20_Text"/></text:p>
      <text:p text:style-name="P344"><text:span text:style-name="Source_20_Text">[External/&lt;RecordSyntax OID&gt;]</text:span></text:p>
      <text:p text:style-name="P344"><text:span text:style-name="Source_20_Text"><text:s text:c="2"/>Field=&lt;program&gt; # e.g. F=cat would pipe the record for full element presentation to cat</text:span></text:p>
      <text:p text:style-name="P344"><text:span text:style-name="Source_20_Text"/></text:p>
      <text:h text:style-name="Heading_20_2" text:outline-level="2"><text:bookmark-start text:name="__RefHeading___Toc23479_1429968669"/><text:span text:style-name="Source_20_Text">PLAINTEXT</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46"><text:span text:style-name="Source_20_Text"><text:span text:style-name="T277"/></text:span></text:p>
      <text:p text:style-name="P346"><text:span text:style-name="Source_20_Text"><text:span text:style-name="T277">The </text:span></text:span><text:span text:style-name="Source_20_Text"><text:span text:style-name="T278">PLAINTEXT</text:span></text:span><text:span text:style-name="Source_20_Text"><text:span text:style-name="T277"> doctype is </text:span></text:span><text:span text:style-name="Source_20_Text"><text:span text:style-name="T278">the absolute most basic doctype presenting an archetypal fulltext keyword search . The entire document is viewed as a single record. </text:span></text:span><text:span text:style-name="Source_20_Text"><text:span text:style-name="T277">There are no fields whence also no special handling for headlines </text:span></text:span><text:span text:style-name="Source_20_Text"><text:span text:style-name="T278">and the result is the whole document.</text:span></text:span></text:p>
      <text:p text:style-name="P346"><text:span text:style-name="Source_20_Text"><text:span text:style-name="T277"/></text:span></text:p>
      <text:p text:style-name="P346"><text:span text:style-name="Source_20_Text"><text:span text:style-name="T278">There are use cases and t</text:span></text:span><text:span text:style-name="Source_20_Text"><text:span text:style-name="T277">his <text:s/></text:span></text:span><text:span text:style-name="Source_20_Text"><text:span text:style-name="T278">doctype </text:span></text:span><text:span text:style-name="Source_20_Text"><text:span text:style-name="T277">can be used for great benefit by using an external filter to handle presentation which, in turn, can parse the record and trigger a number of events.</text:span></text:span></text:p>
      <text:p text:style-name="P346"><text:span text:style-name="Source_20_Text"/></text:p>
      <text:p text:style-name="P346"><text:span text:style-name="Source_20_Text">[External/&lt;RecordSyntax OID&gt;]</text:span></text:p>
      <text:p text:style-name="P346"><text:span text:style-name="Source_20_Text"><text:s text:c="2"/>Field=&lt;program&gt; # e.g. F=cat would pipe the record for full element presentation to cat</text:span></text:p>
      <text:p text:style-name="P346"><text:span text:style-name="Source_20_Text"/></text:p>
      <text:p text:style-name="P582"><text:soft-page-break/><text:span text:style-name="Source_20_Text"><text:span text:style-name="T638">Since the record is the whole document another popular use is to exploit its path on the disk to reconstruct a URL for a remote resource. <text:s/>Example: map //var/opt/data/www.nonmonotonic.net/def/document1 to http://www.nonmonotonic.net/def/document1</text:span></text:span></text:p>
      <text:p text:style-name="P582"><text:span text:style-name="Source_20_Text"><text:span text:style-name="T638"/></text:span></text:p>
      <text:h text:style-name="Heading_20_2" text:outline-level="2"><text:bookmark-start text:name="__RefHeading___Toc22555_709195143"/><text:span text:style-name="Source_20_Text">PS </text:span><text:span text:style-name="Source_20_Text"><text:span text:style-name="T635">(PostScript)</text:span></text:span><text:bookmark-end text:name="__RefHeading___Toc22555_709195143"/></text:h>
      <text:p text:style-name="P340"><text:span text:style-name="Source_20_Text"><text:span text:style-name="T265">Postscript Indexing via (external PS to Text) filter</text:span></text:span></text:p>
      <text:p text:style-name="P115"><text:span text:style-name="Source_20_Text"><text:span text:style-name="T265"/></text:span></text:p>
      <text:p text:style-name="P115"><text:span text:style-name="Source_20_Text"><text:span text:style-name="T265"><text:s text:c="7"/>DOCTYPE</text:span></text:span></text:p>
      <text:p text:style-name="P115"><text:span text:style-name="Source_20_Text"><text:span text:style-name="T265"><text:s text:c="10"/>|</text:span></text:span></text:p>
      <text:p text:style-name="P115"><text:span text:style-name="Source_20_Text"><text:span text:style-name="T265"><text:s text:c="8"/>PTEXT</text:span></text:span></text:p>
      <text:p text:style-name="P115"><text:span text:style-name="Source_20_Text"><text:span text:style-name="T265"><text:s text:c="10"/>|</text:span></text:span></text:p>
      <text:p text:style-name="P115"><text:span text:style-name="Source_20_Text"><text:span text:style-name="T265"><text:s text:c="5"/>FILTER2TEXT</text:span></text:span></text:p>
      <text:p text:style-name="P115"><text:span text:style-name="Source_20_Text"><text:span text:style-name="T265"><text:s text:c="10"/>v</text:span></text:span></text:p>
      <text:p text:style-name="P115"><text:span text:style-name="Source_20_Text"><text:span text:style-name="T265"><text:s text:c="9"/>PS</text:span></text:span><text:span text:style-name="Source_20_Text"><text:span text:style-name="T269">DOC</text:span></text:span></text:p>
      <text:p text:style-name="P115"><text:span text:style-name="Source_20_Text"><text:span text:style-name="T265"/></text:span></text:p>
      <text:p text:style-name="P340"><text:span text:style-name="Source_20_Text"><text:span text:style-name="T265">Option:</text:span></text:span></text:p>
      <text:p text:style-name="P342"><text:span text:style-name="Source_20_Text"><text:span text:style-name="T265"><text:s/></text:span></text:span><text:span text:style-name="Source_20_Text"><text:span text:style-name="T356"><text:s text:c="2"/>Filter<text:tab/>Specifies the program to us</text:span></text:span><text:span text:style-name="Source_20_Text"><text:span text:style-name="T357">e (default “pstotext” or “ps2ascii”)</text:span></text:span></text:p>
      <text:p text:style-name="P340"><text:span text:style-name="Source_20_Text"><text:span text:style-name="T265"/></text:span></text:p>
      <text:p text:style-name="P342"><text:span text:style-name="Source_20_Text"><text:span text:style-name="T270">By default it looks for “</text:span></text:span><text:span text:style-name="Source_20_Text"><text:span text:style-name="T273">pstotext</text:span></text:span><text:span text:style-name="Source_20_Text"><text:span text:style-name="T270">” in its executable path and if it does not find it it sets “</text:span></text:span><text:span text:style-name="Source_20_Text"><text:span text:style-name="T273">ps2ascii</text:span></text:span><text:span text:style-name="Source_20_Text"><text:span text:style-name="T270">” as the default program (filter) to use </text:span></text:span><text:span text:style-name="Source_20_Text"><text:span text:style-name="T271">for conversion to text.</text:span></text:span></text:p>
      <text:p text:style-name="P340"><text:span text:style-name="Source_20_Text"><text:span text:style-name="T265"/></text:span></text:p>
      <text:p text:style-name="P341"><text:span text:style-name="Source_20_Text"><text:span text:style-name="T268">The program </text:span></text:span><text:span text:style-name="Source_20_Text"><text:span text:style-name="T272">ps2ascii</text:span></text:span><text:span text:style-name="Source_20_Text"><text:span text:style-name="T268"> comes with the Ghostsc</text:span></text:span><text:span text:style-name="Source_20_Text"><text:span text:style-name="T270">r</text:span></text:span><text:span text:style-name="Source_20_Text"><text:span text:style-name="T268">ipt package </text:span></text:span><text:span text:style-name="Source_20_Text"><text:span text:style-name="T270">and is generally bundled on many Linux platforms</text:span></text:span><text:span text:style-name="Source_20_Text"><text:span text:style-name="T268">. It</text:span></text:span><text:span text:style-name="Source_20_Text"><text:span text:style-name="T265"> uses gs to extract ASCII text from PostScript or Adobe Portable Document Format (PDF) files. <text:s/></text:span></text:span><text:span text:style-name="Source_20_Text"><text:span text:style-name="T267">The default </text:span></text:span><text:span text:style-name="Source_20_Text"><text:span text:style-name="T265">ps2ascii <text:s/>doesn't look at font encoding, and isn't very good at dealing with kerning, so </text:span></text:span><text:span text:style-name="Source_20_Text"><text:span text:style-name="T267">one may want to consider </text:span></text:span><text:span text:style-name="Source_20_Text"><text:span text:style-name="T270">installing</text:span></text:span><text:span text:style-name="Source_20_Text"><text:span text:style-name="T267"> </text:span></text:span><text:span text:style-name="Source_20_Text"><text:span text:style-name="T274">pstotext</text:span></text:span><text:span text:style-name="Source_20_Text"><text:span text:style-name="T267">.</text:span></text:span><text:span text:style-name="Source_20_Text"><text:span text:style-name="T265"> </text:span></text:span></text:p>
      <text:p text:style-name="P341"><text:span text:style-name="Source_20_Text"><text:span text:style-name="T265"/></text:span></text:p>
      <text:p text:style-name="P341"><text:span text:style-name="Source_20_Text"><text:span text:style-name="T265">The progra</text:span></text:span><text:span text:style-name="Source_20_Text"><text:span text:style-name="T268">m </text:span></text:span><text:span text:style-name="Source_20_Text"><text:span text:style-name="T275">pstotext</text:span></text:span><text:span text:style-name="Source_20_Text"><text:span text:style-name="T265"> is similar to the </text:span></text:span><text:span text:style-name="Source_20_Text"><text:span text:style-name="T275">ps2ascii</text:span></text:span><text:span text:style-name="Source_20_Text"><text:span text:style-name="T265"> program. The output of </text:span></text:span><text:span text:style-name="Source_20_Text"><text:span text:style-name="T275">pstotext</text:span></text:span><text:span text:style-name="Source_20_Text"><text:span text:style-name="T265"> is however better than that of ps2ascii, because pstotext deals better with punctuation and ligatures.</text:span></text:span></text:p>
      <text:p text:style-name="P341"><text:span text:style-name="Source_20_Text"><text:span text:style-name="T265"/></text:span></text:p>
      <text:p text:style-name="P343"><text:span text:style-name="Source_20_Text"><text:span text:style-name="T271">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76">pstotext</text:span></text:span><text:span text:style-name="Source_20_Text"><text:span text:style-name="T271"> tends to <text:s/>be sufficient.</text:span></text:span></text:p>
      <text:h text:style-name="Heading_20_2" text:outline-level="2"><text:bookmark-start text:name="__RefHeading___Toc20911_3285073552"/><text:span text:style-name="Source_20_Text">PTEXT</text:span><text:bookmark-end text:name="__RefHeading___Toc20911_3285073552"/></text:h>
      <text:p text:style-name="P219"><text:span text:style-name="Source_20_Text"><text:span text:style-name="T196">Plaintext with "Page", "Paragraph", "Sentence" and "Line" fields as well as "firstParagraph", "firstSentence" and "firstLine" fields for the resp. first incidences of these fields.</text:span></text:span></text:p>
      <text:p text:style-name="P219"><text:span text:style-name="Source_20_Text"><text:span text:style-name="T196"/></text:span></text:p>
      <text:p text:style-name="P219"><text:span text:style-name="Source_20_Text"><text:span text:style-name="T196">PTEXT Class Tree:</text:span></text:span></text:p>
      <text:p text:style-name="P92"><text:span text:style-name="Source_20_Text"><text:span text:style-name="T196"><text:s text:c="7"/>DOCTYPE</text:span></text:span></text:p>
      <text:p text:style-name="P92"><text:span text:style-name="Source_20_Text"><text:span text:style-name="T196"><text:s text:c="10"/>v</text:span></text:span></text:p>
      <text:p text:style-name="P92"><text:span text:style-name="Source_20_Text"><text:span text:style-name="T196"><text:s text:c="8"/>PTEXT</text:span></text:span></text:p>
      <text:p text:style-name="P92"><text:span text:style-name="Source_20_Text"><text:span text:style-name="T196"/></text:span></text:p>
      <text:p text:style-name="P219"><text:span text:style-name="Source_20_Text"><text:span text:style-name="T196"/></text:span></text:p>
      <text:p text:style-name="P219"><text:soft-page-break/><text:span text:style-name="Source_20_Text"><text:span text:style-name="T196">A "Headline" field is, by default, set to the longer of "firstLine" or "firstSentence". If "Headline" is set to empty (&lt;ignore&gt;) then no "Headline" field will be created during indexing. </text:span></text:span><text:span text:style-name="Source_20_Text"><text:span text:style-name="T197">The &lt;ignore&gt; value can be used to disable individually the line, sentence, paragraph and page detection.</text:span></text:span></text:p>
      <text:p text:style-name="P219"><text:span text:style-name="Source_20_Text"><text:span text:style-name="T196"/></text:span></text:p>
      <text:p text:style-name="P219"><text:span text:style-name="Source_20_Text"><text:span text:style-name="T196">These options are defined in the </text:span></text:span><text:span text:style-name="Source_20_Text"><text:span text:style-name="T343">Doctype.ini </text:span></text:span><text:span text:style-name="Source_20_Text"><text:span text:style-name="T196"><text:s/>[Fields] section.</text:span></text:span></text:p>
      <text:p text:style-name="P219"><text:span text:style-name="Source_20_Text"><text:span text:style-name="T196"/></text:span></text:p>
      <text:p text:style-name="P219"><text:span text:style-name="Source_20_Text"><text:span text:style-name="T196">Additional </text:span></text:span><text:span text:style-name="Source_20_Text"><text:span text:style-name="T343">DB.ini </text:span></text:span><text:span text:style-name="Source_20_Text"><text:span text:style-name="T196">Options:</text:span></text:span></text:p>
      <text:p text:style-name="P219"><text:span text:style-name="Source_20_Text"><text:span text:style-name="T196"/></text:span></text:p>
      <text:p text:style-name="P219"><text:span text:style-name="Source_20_Text"><text:span text:style-name="T196">[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19"><text:span text:style-name="Source_20_Text"><text:span text:style-name="T196"/></text:span></text:p>
      <text:p text:style-name="P220"><text:span text:style-name="Source_20_Text"><text:span text:style-name="T198">The algorithm for line, sentence, paragraph and page detection is relatively straightforward and reflects European tradition. </text:span></text:span></text:p>
      <text:p text:style-name="List_20_Heading"><text:span text:style-name="Source_20_Text"><text:span text:style-name="T100">Line</text:span></text:span></text:p>
      <text:p text:style-name="P477"><text:span text:style-name="Source_20_Text"><text:span text:style-name="T112">The contents between two lines (defined by line feeds or carriage returns).</text:span></text:span></text:p>
      <text:p text:style-name="P475"><text:span text:style-name="Source_20_Text"><text:span text:style-name="T112">Sentence</text:span></text:span></text:p>
      <text:p text:style-name="P477"><text:span text:style-name="Source_20_Text"><text:span text:style-name="T112">The contents between the demarcation of the end-of-sentence punctuation.</text:span></text:span></text:p>
      <text:p text:style-name="P475"><text:span text:style-name="Source_20_Text"><text:span text:style-name="T112">Paragraph</text:span></text:span></text:p>
      <text:p text:style-name="P477"><text:span text:style-name="Source_20_Text"><text:span text:style-name="T112">The contents between block of text with some extra whitespace between their end and the start of the next block</text:span></text:span></text:p>
      <text:p text:style-name="P475"><text:span text:style-name="Source_20_Text"><text:span text:style-name="T112">Page</text:span></text:span></text:p>
      <text:p text:style-name="P477"><text:span text:style-name="Source_20_Text"><text:span text:style-name="T112">Text between emissions of the page character.</text:span></text:span></text:p>
      <text:p text:style-name="Text_20_body"><text:span text:style-name="Source_20_Text"/></text:p>
      <text:p text:style-name="P220"><text:span text:style-name="Source_20_Text"><text:span text:style-name="T497">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0"><text:span text:style-name="Source_20_Text"><text:span text:style-name="T198"/></text:span></text:p>
      <text:h text:style-name="Heading_20_2" text:outline-level="2"><text:bookmark-start text:name="__RefHeading___Toc20913_3285073552"/><text:span text:style-name="Source_20_Text">RECXML</text:span><text:bookmark-end text:name="__RefHeading___Toc20913_3285073552"/></text:h>
      <text:p text:style-name="P167"><text:span text:style-name="Source_20_Text"><text:span text:style-name="T158">The RECXML doctype is a special child of the XML document types used to “slice and dice” an XML document with multiple items into, from the perspective of re-Isearch, multiple records each containing a single item.</text:span></text:span></text:p>
      <text:p text:style-name="P167"><text:span text:style-name="Source_20_Text"><text:span text:style-name="T158"/></text:span></text:p>
      <text:p text:style-name="P82"><text:span text:style-name="Source_20_Text"><text:span text:style-name="T158"><text:s text:c="7"/>DOCTYPE</text:span></text:span></text:p>
      <text:p text:style-name="P82"><text:span text:style-name="Source_20_Text"><text:span text:style-name="T158"><text:s text:c="10"/>|</text:span></text:span></text:p>
      <text:p text:style-name="P82"><text:span text:style-name="Source_20_Text"><text:span text:style-name="T158"><text:s text:c="6"/>SGMLNORM</text:span></text:span></text:p>
      <text:p text:style-name="P82"><text:span text:style-name="Source_20_Text"><text:span text:style-name="T158"><text:s text:c="10"/>|</text:span></text:span></text:p>
      <text:p text:style-name="P82"><text:span text:style-name="Source_20_Text"><text:span text:style-name="T158"><text:s text:c="9"/>XML</text:span></text:span></text:p>
      <text:p text:style-name="P82"><text:span text:style-name="Source_20_Text"><text:span text:style-name="T158"><text:s text:c="10"/>|</text:span></text:span></text:p>
      <text:p text:style-name="P82"><text:span text:style-name="Source_20_Text"><text:span text:style-name="T158"><text:s text:c="7"/>XMLBASE</text:span></text:span></text:p>
      <text:p text:style-name="P82"><text:span text:style-name="Source_20_Text"><text:span text:style-name="T158"><text:s text:c="10"/>v</text:span></text:span></text:p>
      <text:p text:style-name="P82"><text:span text:style-name="Source_20_Text"><text:span text:style-name="T158"><text:s text:c="7"/>XMLREC</text:span></text:span></text:p>
      <text:p text:style-name="P167"><text:span text:style-name="Source_20_Text"><text:span text:style-name="T158"/></text:span></text:p>
      <text:p text:style-name="P170"><text:soft-page-break/><text:span text:style-name="Source_20_Text"><text:span text:style-name="T170">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71">the element is ignored just as the content in-between and after the closing last instance of the element.</text:span></text:span></text:p>
      <text:p text:style-name="P167"><draw:custom-shape text:anchor-type="paragraph" draw:z-index="6" draw:name="Shape1" draw:style-name="gr1" draw:text-style-name="P673" svg:width="0.6398in" svg:height="0.2539in" svg:x="5.8591in" svg:y="-0.0874in"><text:p text:style-name="P673">Preface</text:p><draw:enhanced-geometry svg:viewBox="0 0 21600 21600" draw:type="rectangle" draw:enhanced-path="M 0 0 L 21600 0 21600 21600 0 21600 0 0 Z N"/></draw:custom-shape><text:span text:style-name="Source_20_Text"><text:span text:style-name="T158"/></text:span></text:p>
      <text:p text:style-name="P168"><draw:custom-shape text:anchor-type="paragraph" draw:z-index="7" draw:name="Shape1" draw:style-name="gr1" draw:text-style-name="P673" svg:width="0.6398in" svg:height="0.2539in" svg:x="5.8583in" svg:y="0.0165in"><text:p text:style-name="P673">Record</text:p><draw:enhanced-geometry svg:viewBox="0 0 21600 21600" draw:type="rectangle" draw:enhanced-path="M 0 0 L 21600 0 21600 21600 0 21600 0 0 Z N"/></draw:custom-shape><text:span text:style-name="Source_20_Text"><text:span text:style-name="T169">In order to be XML compliant on presentation it needs two additional items configured:</text:span></text:span></text:p>
      <text:list xml:id="list2291885679" text:style-name="L36">
        <text:list-item>
          <text:p text:style-name="P563"><text:span text:style-name="Source_20_Text"><text:span text:style-name="T169">Preface: the preface is all the verbage including the document declaration. </text:span></text:span></text:p>
        </text:list-item>
        <text:list-item>
          <text:p text:style-name="P563"><draw:custom-shape text:anchor-type="paragraph" draw:z-index="8" draw:name="Shape1" draw:style-name="gr1" draw:text-style-name="P673" svg:width="0.6398in" svg:height="0.2539in" svg:x="5.8445in" svg:y="-0.0646in"><text:p text:style-name="P673">Tail</text:p><draw:enhanced-geometry svg:viewBox="0 0 21600 21600" draw:type="rectangle" draw:enhanced-path="M 0 0 L 21600 0 21600 21600 0 21600 0 0 Z N"/></draw:custom-shape><text:span text:style-name="Source_20_Text"><text:span text:style-name="T169">Tail: whatever XML should be inserted at the end.</text:span></text:span></text:p>
        </text:list-item>
      </text:list>
      <text:p text:style-name="P159"><text:span text:style-name="Source_20_Text"><text:span text:style-name="T169"/></text:span></text:p>
      <text:p text:style-name="P169"><text:span text:style-name="T55">TIP</text:span><text:span text:style-name="T446">: </text:span>In order to have multiple sets of prefaces and tails for different document types under the RECXML banner one uses the <text:span text:style-name="T446">doctype </text:span>child specification convention: <text:s/>NAME:RECXML where name is a unique identifier for the format. In its NAME.ini configuration file (in the usual places) o<text:span text:style-name="T446">r</text:span> in the DB.ini under the NAME section one would have the preface, tail and record separator defined..</text:p>
      <text:h text:style-name="Heading_20_1" text:outline-level="1"><text:bookmark-start text:name="__RefHeading___Toc20915_3285073552"/><text:span text:style-name="Source_20_Text"><text:s/></text:span><text:span text:style-name="Source_20_Text"><text:span text:style-name="T578">DOCTYPE Plugins</text:span></text:span><text:bookmark-end text:name="__RefHeading___Toc20915_3285073552"/></text:h>
      <text:p text:style-name="P281"><text:span text:style-name="Source_20_Text"><text:span text:style-name="T256">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81"><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1"><text:span text:style-name="Source_20_Text"><text:span text:style-name="T10"/></text:span></text:p>
      <text:p text:style-name="P282"><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2"><text:span text:style-name="Source_20_Text"><text:span text:style-name="T11">The following example PLUGIN “NULL” does not do anything but shows the format.</text:span></text:span></text:p>
      <text:p text:style-name="P282"><text:span text:style-name="Source_20_Text"><text:span text:style-name="T44"/></text:span></text:p>
      <text:p text:style-name="P282"><text:span text:style-name="Source_20_Text"><text:span text:style-name="T44">/*@@@</text:span></text:span></text:p>
      <text:p text:style-name="P282"><text:span text:style-name="Source_20_Text"><text:span text:style-name="T44">File: <text:s text:c="10"/>null.cxx</text:span></text:span></text:p>
      <text:p text:style-name="P282"><text:span text:style-name="Source_20_Text"><text:span text:style-name="T44">Version: <text:s text:c="7"/>1.00</text:span></text:span></text:p>
      <text:p text:style-name="P282"><text:span text:style-name="Source_20_Text"><text:span text:style-name="T44">Description: <text:s text:c="3"/>Class NULL</text:span></text:span></text:p>
      <text:p text:style-name="P282"><text:span text:style-name="Source_20_Text"><text:span text:style-name="T44">@@@*/</text:span></text:span></text:p>
      <text:p text:style-name="P282"><text:span text:style-name="Source_20_Text"><text:span text:style-name="T44">#include "doctype.hxx"</text:span></text:span></text:p>
      <text:p text:style-name="P282"><text:span text:style-name="Source_20_Text"><text:span text:style-name="T44"/></text:span></text:p>
      <text:p text:style-name="P282"><text:span text:style-name="Source_20_Text"><text:span text:style-name="T44">#ifndef _WIN32</text:span></text:span></text:p>
      <text:p text:style-name="P282"><text:span text:style-name="Source_20_Text"><text:span text:style-name="T44"># define __declspec(dllexport)</text:span></text:span></text:p>
      <text:p text:style-name="P282"><text:span text:style-name="Source_20_Text"><text:span text:style-name="T44">#endif</text:span></text:span></text:p>
      <text:p text:style-name="P282"><text:span text:style-name="Source_20_Text"><text:span text:style-name="T44"/></text:span></text:p>
      <text:p text:style-name="P282"><text:span text:style-name="Source_20_Text"><text:span text:style-name="T44">class IBDOC_NULL : public DOCTYPE {</text:span></text:span></text:p>
      <text:p text:style-name="P282"><text:span text:style-name="Source_20_Text"><text:span text:style-name="T44">public:</text:span></text:span></text:p>
      <text:p text:style-name="P282"><text:span text:style-name="Source_20_Text"><text:span text:style-name="T44"><text:s text:c="3"/>IBDOC_NULL(PIDBOBJ DbParent, const STRING&amp; Name);</text:span></text:span></text:p>
      <text:p text:style-name="P282"><text:span text:style-name="Source_20_Text"><text:span text:style-name="T44"><text:s text:c="3"/>const char *Description(PSTRLIST List) const;</text:span></text:span></text:p>
      <text:p text:style-name="P282"><text:span text:style-name="Source_20_Text"><text:span text:style-name="T44"/></text:span></text:p>
      <text:p text:style-name="P282"><text:span text:style-name="Source_20_Text"><text:span text:style-name="T44"><text:s text:c="3"/>~IBDOC_NULL();</text:span></text:span></text:p>
      <text:p text:style-name="P282"><text:span text:style-name="Source_20_Text"><text:span text:style-name="T44">};</text:span></text:span></text:p>
      <text:p text:style-name="P282"><text:span text:style-name="Source_20_Text"><text:span text:style-name="T44"/></text:span></text:p>
      <text:p text:style-name="P282"><text:span text:style-name="Source_20_Text"><text:span text:style-name="T44">static const char myDescription[] = "Empty plugin";</text:span></text:span></text:p>
      <text:p text:style-name="P282"><text:span text:style-name="Source_20_Text"><text:span text:style-name="T44"/></text:span></text:p>
      <text:p text:style-name="P282"><text:span text:style-name="Source_20_Text"><text:span text:style-name="T44">// Stubs for dynamic loading</text:span></text:span></text:p>
      <text:p text:style-name="P282"><text:soft-page-break/><text:span text:style-name="Source_20_Text"><text:span text:style-name="T44">extern "C" __declspec(dllexport) {</text:span></text:span></text:p>
      <text:p text:style-name="P282"><text:span text:style-name="Source_20_Text"><text:span text:style-name="T44"><text:s text:c="2"/>IBDOC_NULL * <text:s/>__plugin_null_create (IDBOBJ * parent, const STRING&amp; Name)</text:span></text:span></text:p>
      <text:p text:style-name="P282"><text:span text:style-name="Source_20_Text"><text:span text:style-name="T44"><text:s text:c="2"/>{</text:span></text:span></text:p>
      <text:p text:style-name="P282"><text:span text:style-name="Source_20_Text"><text:span text:style-name="T44"><text:s text:c="4"/>return new IBDOC_NULL (parent, Name);</text:span></text:span></text:p>
      <text:p text:style-name="P282"><text:span text:style-name="Source_20_Text"><text:span text:style-name="T44"><text:s text:c="2"/>}</text:span></text:span></text:p>
      <text:p text:style-name="P282"><text:span text:style-name="Source_20_Text"><text:span text:style-name="T44"><text:s text:c="2"/>int <text:s text:c="9"/>__plugin_null_id <text:s/>(void) { return DoctypeDefVersion; }</text:span></text:span></text:p>
      <text:p text:style-name="P282"><text:span text:style-name="Source_20_Text"><text:span text:style-name="T44"><text:s text:c="2"/>const char * __plugin_null_query (void) { return myDescription; }</text:span></text:span></text:p>
      <text:p text:style-name="P282"><text:span text:style-name="Source_20_Text"><text:span text:style-name="T44">}</text:span></text:span></text:p>
      <text:p text:style-name="P282"><text:span text:style-name="Source_20_Text"><text:span text:style-name="T44"/></text:span></text:p>
      <text:p text:style-name="P282"><text:span text:style-name="Source_20_Text"><text:span text:style-name="T44">IBDOC_NULL::IBDOC_NULL(PIDBOBJ DbParent, const STRING&amp; Name) : DOCTYPE(DbParent, Name) { }</text:span></text:span></text:p>
      <text:p text:style-name="P282"><text:span text:style-name="Source_20_Text"><text:span text:style-name="T44"/></text:span></text:p>
      <text:p text:style-name="P282"><text:span text:style-name="Source_20_Text"><text:span text:style-name="T44">const char *IBDOC_NULL::Description(PSTRLIST List) const</text:span></text:span></text:p>
      <text:p text:style-name="P282"><text:span text:style-name="Source_20_Text"><text:span text:style-name="T44">{</text:span></text:span></text:p>
      <text:p text:style-name="P282"><text:span text:style-name="Source_20_Text"><text:span text:style-name="T44"><text:s text:c="2"/>List-&gt;AddEntry (Doctype);</text:span></text:span></text:p>
      <text:p text:style-name="P282"><text:span text:style-name="Source_20_Text"><text:span text:style-name="T44"><text:s text:c="2"/>DOCTYPE::Description(List);</text:span></text:span></text:p>
      <text:p text:style-name="P282"><text:span text:style-name="Source_20_Text"><text:span text:style-name="T44"><text:s text:c="2"/>return myDescription;</text:span></text:span></text:p>
      <text:p text:style-name="P282"><text:span text:style-name="Source_20_Text"><text:span text:style-name="T44">}</text:span></text:span></text:p>
      <text:p text:style-name="P282"><text:span text:style-name="Source_20_Text"><text:span text:style-name="T44"/></text:span></text:p>
      <text:p text:style-name="P282"><text:span text:style-name="Source_20_Text"><text:span text:style-name="T44">IBDOC_NULL::~IBDOC_NULL() {</text:span></text:span></text:p>
      <text:p text:style-name="P282"><text:span text:style-name="Source_20_Text"><text:span text:style-name="T44">}</text:span></text:span></text:p>
      <text:p text:style-name="P282"><text:span text:style-name="Source_20_Text"><text:span text:style-name="T44">#ifdef _WIN32</text:span></text:span></text:p>
      <text:p text:style-name="P282"><text:span text:style-name="Source_20_Text"><text:span text:style-name="T44">int WINAPI DllMain (HINSTANCE hInstance, DWORD fdwReason, PVOID pvReserved)</text:span></text:span></text:p>
      <text:p text:style-name="P282"><text:span text:style-name="Source_20_Text"><text:span text:style-name="T44">{</text:span></text:span></text:p>
      <text:p text:style-name="P282"><text:span text:style-name="Source_20_Text"><text:span text:style-name="T44"><text:s text:c="2"/>return TRUE;</text:span></text:span></text:p>
      <text:p text:style-name="P282"><text:span text:style-name="Source_20_Text"><text:span text:style-name="T44">}</text:span></text:span></text:p>
      <text:p text:style-name="P282"><text:span text:style-name="Source_20_Text"><text:span text:style-name="T44">#endif</text:span></text:span></text:p>
      <text:p text:style-name="P282"><text:span text:style-name="Source_20_Text"><text:span text:style-name="T44"><text:s text:c="10"/></text:span></text:span></text:p>
      <text:p text:style-name="P282"><text:span text:style-name="Source_20_Text"><text:span text:style-name="T50">The important elements to be registered are the symbols:</text:span></text:span></text:p>
      <text:p text:style-name="P432"><text:span text:style-name="Source_20_Text"><text:span text:style-name="T44">int <text:s text:c="9"/>__plugin_</text:span></text:span><text:span text:style-name="Source_20_Text"><text:span text:style-name="T48">&lt;name&gt;</text:span></text:span><text:span text:style-name="Source_20_Text"><text:span text:style-name="T44">_id </text:span></text:span></text:p>
      <text:p text:style-name="P282"><text:span text:style-name="Source_20_Text"><text:span text:style-name="T44">const char * __plugin_</text:span></text:span><text:span text:style-name="Source_20_Text"><text:span text:style-name="T48">&lt;name&gt;</text:span></text:span><text:span text:style-name="Source_20_Text"><text:span text:style-name="T44">_query</text:span></text:span></text:p>
      <text:p text:style-name="P282"><text:span text:style-name="Source_20_Text"><text:span text:style-name="T44">IBDOC_NULL * __plugin_</text:span></text:span><text:span text:style-name="Source_20_Text"><text:span text:style-name="T48">&lt;name&gt;</text:span></text:span><text:span text:style-name="Source_20_Text"><text:span text:style-name="T44">_create</text:span></text:span></text:p>
      <text:p text:style-name="P282"><text:span text:style-name="Source_20_Text"><text:span text:style-name="T44"/></text:span></text:p>
      <text:p text:style-name="P303"><text:span text:style-name="Source_20_Text"><text:span text:style-name="T19">In the above example building a NULL DOCTYPE:</text:span></text:span></text:p>
      <text:p text:style-name="P433"><text:span text:style-name="Source_20_Text"><text:span text:style-name="T44">int <text:s text:c="9"/>__plugin_</text:span></text:span><text:span text:style-name="Source_20_Text"><text:span text:style-name="T48">null</text:span></text:span><text:span text:style-name="Source_20_Text"><text:span text:style-name="T44">_id </text:span></text:span></text:p>
      <text:p text:style-name="P303"><text:span text:style-name="Source_20_Text"><text:span text:style-name="T44">const char * __plugin_</text:span></text:span><text:span text:style-name="Source_20_Text"><text:span text:style-name="T48">name</text:span></text:span><text:span text:style-name="Source_20_Text"><text:span text:style-name="T44">_query</text:span></text:span></text:p>
      <text:p text:style-name="P303"><text:span text:style-name="Source_20_Text"><text:span text:style-name="T44">IBDOC_NULL * __plugin_null_create</text:span></text:span></text:p>
      <text:p text:style-name="P282"><text:span text:style-name="Source_20_Text"><text:span text:style-name="T44"/></text:span></text:p>
      <text:p text:style-name="P303"><text:span text:style-name="Source_20_Text"><text:span text:style-name="T19">(notice the case).</text:span></text:span></text:p>
      <text:p text:style-name="P303"><text:span text:style-name="Source_20_Text"><text:span text:style-name="T19"/></text:span></text:p>
      <text:p text:style-name="P306"><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06"><text:span text:style-name="Source_20_Text"><text:span text:style-name="T44"/></text:span></text:p>
      <text:p text:style-name="P283"><text:span text:style-name="Source_20_Text"><text:span text:style-name="T42">W</text:span></text:span><text:span text:style-name="Source_20_Text"><text:span text:style-name="T13">hen the engine is fired-up and the doctype registery is initiated it sets as default search path for plugins (under Unix): </text:span></text:span><text:span text:style-name="Source_20_Text"><text:span text:style-name="T49">"~/.ib/plugins:/var/opt/nonmonotonic/ib/lib/plugins:~asfadmin/lib/plugins:~ibadmin/lib/plugins:/opt/nonmonotonic/ib/lib/plugins:."</text:span></text:span></text:p>
      <text:p text:style-name="P283"><text:span text:style-name="Source_20_Text"><text:span text:style-name="T45"/></text:span></text:p>
      <text:p text:style-name="P283"><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3664361044" text:style-name="L37">
        <text:list-item>
          <text:p text:style-name="P567"><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568"><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569"><text:soft-page-break/><text:span text:style-name="Source_20_Text"><text:span text:style-name="T14">Confirm that the value returned by a call to the _id function matches the version expected.</text:span></text:span></text:p>
        </text:list-item>
        <text:list-item>
          <text:p text:style-name="P570"><text:span text:style-name="Source_20_Text"><text:span text:style-name="T16">Construct the class </text:span></text:span><text:span text:style-name="Source_20_Text"><text:span text:style-name="T17">using the create function call.</text:span></text:span></text:p>
        </text:list-item>
      </text:list>
      <text:p text:style-name="P284"><text:span text:style-name="Source_20_Text"><text:span text:style-name="T46"/></text:span></text:p>
      <text:p text:style-name="P286"><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86"><text:span text:style-name="Source_20_Text"><text:span text:style-name="T47"/></text:span></text:p>
      <text:p text:style-name="P286"><text:span text:style-name="Source_20_Text"><text:span text:style-name="T47">static inline dt_constr_t Creator(HINSTANCE handle, const STRING &amp;module)</text:span></text:span></text:p>
      <text:p text:style-name="P286"><text:span text:style-name="Source_20_Text"><text:span text:style-name="T47">{</text:span></text:span></text:p>
      <text:p text:style-name="P286"><text:span text:style-name="Source_20_Text"><text:span text:style-name="T47"><text:s text:c="2"/>dt_constr_t create = NULL;</text:span></text:span></text:p>
      <text:p text:style-name="P286"><text:span text:style-name="Source_20_Text"><text:span text:style-name="T47"><text:s text:c="2"/>if (handle)</text:span></text:span></text:p>
      <text:p text:style-name="P286"><text:span text:style-name="Source_20_Text"><text:span text:style-name="T47"><text:s text:c="4"/>{</text:span></text:span></text:p>
      <text:p text:style-name="P286"><text:span text:style-name="Source_20_Text"><text:span text:style-name="T47"><text:s text:c="6"/>STRING symbol (PluginSymbolPrefix);</text:span></text:span></text:p>
      <text:p text:style-name="P286"><text:span text:style-name="Source_20_Text"><text:span text:style-name="T47"><text:s text:c="6"/>symbol += module;</text:span></text:span></text:p>
      <text:p text:style-name="P286"><text:span text:style-name="Source_20_Text"><text:span text:style-name="T47"><text:s text:c="6"/>symbol += "_create";</text:span></text:span></text:p>
      <text:p text:style-name="P286"><text:span text:style-name="Source_20_Text"><text:span text:style-name="T47"><text:s text:c="6"/>logf (LOG_DEBUG, "Symbol '%s' load", symbol.c_str());</text:span></text:span></text:p>
      <text:p text:style-name="P286"><text:span text:style-name="Source_20_Text"><text:span text:style-name="T47"><text:s text:c="6"/>create = (dt_constr_t) dlsym (handle, symbol.c_str());</text:span></text:span></text:p>
      <text:p text:style-name="P286"><text:span text:style-name="Source_20_Text"><text:span text:style-name="T47"><text:s text:c="4"/>}</text:span></text:span></text:p>
      <text:p text:style-name="P286"><text:span text:style-name="Source_20_Text"><text:span text:style-name="T47"><text:s text:c="2"/>return create;</text:span></text:span></text:p>
      <text:p text:style-name="P286"><text:span text:style-name="Source_20_Text"><text:span text:style-name="T47">}</text:span></text:span></text:p>
      <text:p text:style-name="P286"><text:span text:style-name="Source_20_Text"><text:span text:style-name="T14"/></text:span></text:p>
      <text:p text:style-name="P287"><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85"><text:span text:style-name="Source_20_Text"><text:span text:style-name="T14"/></text:span></text:p>
      <text:p text:style-name="P285"><text:span text:style-name="Source_20_Text"><text:span text:style-name="T14"/></text:span></text:p>
      <text:p text:style-name="P305"><text:span text:style-name="Source_20_Text"><text:span text:style-name="T14"/></text:span></text:p>
      <text:p text:style-name="P285"><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85"><text:span text:style-name="Source_20_Text"><text:span text:style-name="T14"/></text:span></text:p>
      <text:p text:style-name="P304"><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04"><text:span text:style-name="Source_20_Text"><text:span text:style-name="T21"/></text:span></text:p>
      <text:p text:style-name="P332"><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32"><text:span text:style-name="Source_20_Text"><text:span text:style-name="T23"/></text:span></text:p>
      <text:h text:style-name="P640" text:outline-level="2"><text:bookmark-start text:name="__RefHeading___Toc22491_709195143"/><text:span text:style-name="Source_20_Text"><text:span text:style-name="T631">MSEXCEL:</text:span></text:span><text:bookmark-end text:name="__RefHeading___Toc22491_709195143"/></text:h>
      <text:p text:style-name="P337"><text:span text:style-name="Source_20_Text"><text:span text:style-name="T93">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oft-page-break/><text:span text:style-name="Source_20_Text"><text:s text:c="7"/>MSEXCEL</text:span></text:p>
      <text:p text:style-name="P337"><text:span text:style-name="Source_20_Text"><text:span text:style-name="T93"/></text:span></text:p>
      <text:p text:style-name="P337"><text:span text:style-name="Source_20_Text"><text:span text:style-name="T93">Options:</text:span></text:span></text:p>
      <text:p text:style-name="P337"><text:span text:style-name="Source_20_Text"><text:s text:c="3"/>FILTER <text:s text:c="2"/>Specifies the program to use (Default 'xls2tsl')</text:span></text:p>
      <text:p text:style-name="P337"><text:span text:style-name="Source_20_Text"><text:s text:c="3"/>ONELINE <text:s/>Yes/No specifies if each line should be a record (Default Yes)</text:span></text:p>
      <text:p text:style-name="P337"><text:span text:style-name="Source_20_Text"/></text:p>
      <text:p text:style-name="P337"><text:span text:style-name="Source_20_Text">xls2</text:span><text:span text:style-name="Source_20_Text"><text:span text:style-name="T631">tsl is based on xls2</text:span></text:span><text:span text:style-name="Source_20_Text">csv </text:span><text:span text:style-name="Source_20_Text"><text:span text:style-name="T631">and </text:span></text:span><text:span text:style-name="Source_20_Text">reads MS-Excel file and puts its content as </text:span><text:span text:style-name="Source_20_Text"><text:span text:style-name="T631">tab, rather than comma, </text:span></text:span><text:span text:style-name="Source_20_Text">separated data on standard output </text:span></text:p>
      <text:h text:style-name="P641" text:outline-level="2"><text:bookmark-start text:name="__RefHeading___Toc22493_709195143"/><text:span text:style-name="Source_20_Text"><text:span text:style-name="T632">MSRTF:</text:span></text:span><text:bookmark-end text:name="__RefHeading___Toc22493_709195143"/></text:h>
      <text:p text:style-name="Text_20_body"><text:span text:style-name="Source_20_Text">RTF (Rich Text Format) Plugin. Uses an external filter to </text:span><text:span text:style-name="Source_20_Text"><text:span text:style-name="T633">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pan text:style-name="Source_20_Text"><text:s text:c="9"/>XML</text:span></text:p>
      <text:p text:style-name="P113"><text:span text:style-name="Source_20_Text"><text:s text:c="10"/>v</text:span></text:p>
      <text:p text:style-name="P113"><text:span text:style-name="Source_20_Text"><text:s text:c="8"/>MSRTF</text:span></text:p>
      <text:p text:style-name="P338"><text:span text:style-name="Source_20_Text"/></text:p>
      <text:p text:style-name="P338"><text:span text:style-name="Source_20_Text">Options:</text:span></text:p>
      <text:p text:style-name="P338"><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3">UnRTF is a command-line program </text:span></text:span><text:span text:style-name="Source_20_Text"><text:span text:style-name="T266">from the GNU prokject. It is</text:span></text:span><text:span text:style-name="Source_20_Text"><text:span text:style-name="T93"> written in C </text:span></text:span><text:span text:style-name="Source_20_Text"><text:span text:style-name="T266">and</text:span></text:span><text:span text:style-name="Source_20_Text"><text:span text:style-name="T93"> converts documents in Rich Text Format (.rtf) to HTML, LaTeX, troff macros, and RTF itself. <text:s/>Converting to HTML, it supports a number of features of Rich Text Format:</text:span></text:span></text:p>
      <text:h text:style-name="Heading_20_2" text:outline-level="2"><text:bookmark-start text:name="__RefHeading___Toc22495_709195143"/><text:span text:style-name="Source_20_Text">MSWORD:</text:span><text:bookmark-end text:name="__RefHeading___Toc22495_709195143"/></text:h>
      <text:p text:style-name="P336"><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36"><text:span text:style-name="Source_20_Text"><text:span text:style-name="T36">Options:</text:span></text:span></text:p>
      <text:p text:style-name="P336"><text:span text:style-name="Source_20_Text"><text:span text:style-name="T36"><text:s text:c="3"/>FILTER <text:s text:c="2"/>Specifies the program to use (Default 'catdoc')</text:span></text:span></text:p>
      <text:p text:style-name="P336"><text:span text:style-name="Source_20_Text"><text:span text:style-name="T36"/></text:span></text:p>
      <text:p text:style-name="P336"><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36"><text:span text:style-name="Source_20_Text"><text:span text:style-name="T36"/></text:span></text:p>
      <text:p text:style-name="P336"><text:span text:style-name="Source_20_Text"><text:span text:style-name="T442">NOTE</text:span></text:span><text:span text:style-name="Source_20_Text"><text:span text:style-name="T35">: </text:span></text:span><text:span text:style-name="Source_20_Text"><text:span text:style-name="T39">This is for handling the now obsolete </text:span></text:span><text:span text:style-name="Source_20_Text"><text:span text:style-name="T40">pre OOXML </text:span></text:span><text:span text:style-name="Source_20_Text"><text:span text:style-name="T41">(DOCX)</text:span></text:span><text:span text:style-name="Source_20_Text"><text:span text:style-name="T40"> MS Word</text:span></text:span><text:span text:style-name="Source_20_Text"><text:span text:style-name="T39"> format.</text:span></text:span></text:p>
      <text:h text:style-name="Heading_20_2" text:outline-level="2"><text:bookmark-start text:name="__RefHeading___Toc22497_709195143"/><text:soft-page-break/><text:span text:style-name="Source_20_Text">USPAT:</text:span><text:bookmark-end text:name="__RefHeading___Toc22497_709195143"/></text:h>
      <text:p text:style-name="P333"><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3"><text:span text:style-name="Source_20_Text"><text:span text:style-name="T32"/></text:span></text:p>
      <text:p text:style-name="P335"><text:span text:style-name="Source_20_Text"><text:span text:style-name="T442">NOTE</text:span></text:span><text:span text:style-name="Source_20_Text"><text:span text:style-name="T35">: </text:span></text:span><text:span text:style-name="Source_20_Text"><text:span text:style-name="T39">This is for handling the now obsolete Green Book format.</text:span></text:span></text:p>
      <text:p text:style-name="P333"><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3"><text:span text:style-name="Source_20_Text"><text:span text:style-name="T34"/></text:span></text:p>
      <text:p text:style-name="P334"><text:span text:style-name="Source_20_Text"><text:span text:style-name="T34">Since MAR 15, 2001 the USPTO switched to an XML format in accordance with the Patent Application Version 4.4 International Common Element (ICE) Document Type Definition (DTD).</text:span></text:span></text:p>
      <text:h text:style-name="P658" text:outline-level="1"><text:bookmark-start text:name="__RefHeading___Toc20917_3285073552"/><text:span text:style-name="Source_20_Text"><text:s/></text:span><text:span text:style-name="Source_20_Text"><text:span text:style-name="T602">SRU/W</text:span></text:span><text:bookmark-end text:name="__RefHeading___Toc20917_3285073552"/></text:h>
      <text:h text:style-name="P642" text:outline-level="2"><text:bookmark-start text:name="__RefHeading___Toc20919_3285073552"/><text:span text:style-name="Source_20_Text"><text:span text:style-name="T603">SRU/</text:span></text:span><text:span text:style-name="Source_20_Text">CQL</text:span><text:bookmark-end text:name="__RefHeading___Toc20919_3285073552"/></text:h>
      <text:p text:style-name="P307"><text:span text:style-name="Source_20_Text"/></text:p>
      <text:p text:style-name="P307"><text:span text:style-name="Source_20_Text"><text:span text:style-name="T93">SRU- Search/Retrieve via URL - is a standard XML-based protocol for search queries, utilizing CQL - Contextual Query Language - a standard syntax for representing queries. </text:span></text:span><text:span text:style-name="Source_20_Text"><text:span text:style-name="T260">See </text:span></text:span><text:a xlink:type="simple" xlink:href="http://www.loc.gov/standards/sru/sru-2-0.html" text:style-name="Internet_20_link" text:visited-style-name="Visited_20_Internet_20_Link"><text:span text:style-name="Source_20_Text"><text:span text:style-name="T260">http://www.loc.gov/standards/sru/sru-2-0.html</text:span></text:span></text:a></text:p>
      <text:p text:style-name="Text_20_body"><text:span text:style-name="Source_20_Text"><text:span text:style-name="T93"/></text:span></text:p>
      <text:p text:style-name="Text_20_body"><text:span text:style-name="Source_20_Text"><text:span text:style-name="T9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643" text:outline-level="2"><text:bookmark-start text:name="__RefHeading___Toc20921_3285073552"/><text:span text:style-name="Source_20_Text">SRW</text:span><text:bookmark-end text:name="__RefHeading___Toc20921_3285073552"/></text:h>
      <text:p text:style-name="P308"><text:span text:style-name="Source_20_Text"/></text:p>
      <text:p text:style-name="P308"><text:span text:style-name="Source_20_Text"><text:span text:style-name="T93">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08"><text:span text:style-name="Source_20_Text"><text:span text:style-name="T93"/></text:span></text:p>
      <text:p text:style-name="P308"><text:span text:style-name="Source_20_Text"><text:span text:style-name="T9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P659" text:outline-level="1"><text:bookmark-start text:name="__RefHeading___Toc20923_3285073552"/><text:soft-page-break/><text:span text:style-name="Source_20_Text"><text:span text:style-name="T261">Engine Tuning</text:span></text:span><text:bookmark-end text:name="__RefHeading___Toc20923_3285073552"/></text:h>
      <text:h text:style-name="Heading_20_1" text:outline-level="1"><text:bookmark-start text:name="__RefHeading___Toc20925_3285073552"/><text:span text:style-name="Source_20_Text"><text:span text:style-name="T93">C++ API</text:span></text:span><text:bookmark-end text:name="__RefHeading___Toc20925_3285073552"/></text:h>
      <text:p text:style-name="Text_20_body">Although the <text:span text:style-name="T527">re-Isearch</text:span> engine is written in <text:span text:style-name="T527">a subset of</text:span> C++ one generally does not— except for callbacks and ranking algorithms where ultimate execution speed are demanded— develop applications in <text:span text:style-name="T527">c or </text:span>C++ but typically one of the script languages</text:p>
      <text:list xml:id="list786778402" text:style-name="L38">
        <text:list-item>
          <text:p text:style-name="P605">Python</text:p>
        </text:list-item>
        <text:list-item>
          <text:p text:style-name="P605">Tcl</text:p>
        </text:list-item>
        <text:list-item>
          <text:p text:style-name="P605">Perl</text:p>
        </text:list-item>
        <text:list-item>
          <text:p text:style-name="P605">Ruby</text:p>
        </text:list-item>
        <text:list-item>
          <text:p text:style-name="P605">Java</text:p>
        </text:list-item>
        <text:list-item>
          <text:p text:style-name="P571">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528">For example in Python:</text:span></text:p>
      <text:p text:style-name="P466">import sys</text:p>
      <text:p text:style-name="P466">import string</text:p>
      <text:p text:style-name="P466">from <text:span text:style-name="T562">Isearch</text:span> import *</text:p>
      <text:p text:style-name="P466"/>
      <text:p text:style-name="P466">query='chain test OR'</text:p>
      <text:p text:style-name="P466"/>
      <text:p text:style-name="P466">Db="WEB";</text:p>
      <text:p text:style-name="P466">pdb = VIDB(Db);</text:p>
      <text:p text:style-name="P466">print "This is Py<text:span text:style-name="T563">ISearch </text:span>version %s/%s" % (string.split(sys.version)[0], pdb.GetVersionID());</text:p>
      <text:p text:style-name="P466">print "Copyright (c) 1999 Basis Systeme netzwerk/Munich";</text:p>
      <text:p text:style-name="P466">if not pdb.IsDbCompatible():</text:p>
      <text:p text:style-name="P466"><text:s text:c="2"/>raise ValueError, "The specified database '%s' is not compatible with this version. Re-index!" % `Db`</text:p>
      <text:p text:style-name="P466">elements = pdb.GetTotalRecords();</text:p>
      <text:p text:style-name="P466">print "Database ", Db, " has ", elements, " elements";</text:p>
      <text:p text:style-name="P466">total = 10;</text:p>
      <text:p text:style-name="P466">if elements &gt; 0:</text:p>
      <text:p text:style-name="P466"><text:s text:c="8"/>rset = pdb.VSearchRpn(query, ByScore, 300, total); # RPN Query</text:p>
      <text:p text:style-name="P450"/>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66">// Search Statistics</text:p>
      <text:p text:style-name="P466">class IDB_STATS {</text:p>
      <text:p text:style-name="P466">public:</text:p>
      <text:p text:style-name="P466"><text:s text:c="2"/>IDB_STATS();</text:p>
      <text:p text:style-name="P466"><text:s text:c="2"/>~IDB_STATS();</text:p>
      <text:p text:style-name="P466"><text:s text:c="2"/>void SetHits(size_t nHits);</text:p>
      <text:p text:style-name="P466"><text:s text:c="2"/>void SetTotal(size_t nTotal);</text:p>
      <text:p text:style-name="P466"><text:s text:c="2"/>size_t GetTotal() const;</text:p>
      <text:p text:style-name="P466"><text:s text:c="2"/>size_t GetHits() const;</text:p>
      <text:p text:style-name="P466"><text:s text:c="2"/>void <text:s text:c="2"/>Clear();</text:p>
      <text:p text:style-name="P466"><text:s text:c="2"/>void <text:s text:c="2"/>SetName(const STRING newName);</text:p>
      <text:p text:style-name="P466"><text:s text:c="2"/>STRING GetName() const;</text:p>
      <text:p text:style-name="P466">};</text:p>
      <text:p text:style-name="P466"/>
      <text:p text:style-name="P466"><text:soft-page-break/>class VIDB_STATS {</text:p>
      <text:p text:style-name="P466">public:</text:p>
      <text:p text:style-name="P466"><text:s text:c="2"/>VIDB_STATS();</text:p>
      <text:p text:style-name="P466"><text:s text:c="2"/>~VIDB_STATS();</text:p>
      <text:p text:style-name="P466"><text:s text:c="2"/>void Clear();</text:p>
      <text:p text:style-name="P466"><text:s text:c="2"/>IDB_STATS operator[](size_t n) const;</text:p>
      <text:p text:style-name="P466"><text:s text:c="2"/>void SetTotal(size_t i, size_t total);</text:p>
      <text:p text:style-name="P466"><text:s text:c="2"/>void SetHits(size_t i, size_t total);</text:p>
      <text:p text:style-name="P466"><text:s text:c="2"/>void SetName(size_t i, const STRING Name);</text:p>
      <text:p text:style-name="P466">};</text:p>
      <text:p text:style-name="P466"/>
      <text:p text:style-name="P466">class IDBOBJ {</text:p>
      <text:p text:style-name="P466">public:</text:p>
      <text:p text:style-name="P466"><text:s text:c="2"/>IDBOBJ();</text:p>
      <text:p text:style-name="P466"><text:s text:c="2"/>~IDBOBJ();</text:p>
      <text:p text:style-name="P466"/>
      <text:p text:style-name="P466"><text:s text:c="2"/>bool getUseRelativePaths() const;</text:p>
      <text:p text:style-name="P466"><text:s text:c="2"/>bool setUseRelativePaths(bool val=1);</text:p>
      <text:p text:style-name="P466"/>
      <text:p text:style-name="P466"><text:s text:c="2"/>STRING RelativizePathname(const STRING Path) const;</text:p>
      <text:p text:style-name="P466"><text:s text:c="2"/>STRING ResolvePathname(const STRING Path) const;</text:p>
      <text:p text:style-name="P466">};</text:p>
      <text:p text:style-name="P450"/>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494">General Requirements</text:p>
          </table:table-cell>
          <table:covered-table-cell/>
        </table:table-row>
        <table:table-row>
          <table:table-cell table:style-name="Table25.A2" office:value-type="string">
            <text:p text:style-name="P369">Language Independence - The API MUST NOT preclude the usage with more than one language binding.</text:p>
          </table:table-cell>
          <table:table-cell table:style-name="Table25.B2" office:value-type="string">
            <text:p text:style-name="P369"><text:span text:style-name="T528">Re-Isearch </text:span>provides a large number of languages bindings including C++, Tcl, Python, Perl, PHP, Ruby, Java, C#)</text:p>
          </table:table-cell>
        </table:table-row>
        <table:table-row>
          <table:table-cell table:style-name="Table25.A2" office:value-type="string">
            <text:p text:style-name="P369">Textual Interface - The API MUST provide a textual representation of XML result sets.</text:p>
          </table:table-cell>
          <table:table-cell table:style-name="Table25.B2" office:value-type="string">
            <text:p text:style-name="P369">Yes.</text:p>
          </table:table-cell>
        </table:table-row>
        <table:table-row>
          <table:table-cell table:style-name="Table25.A4" office:value-type="string">
            <text:p text:style-name="P369">XML-API Interface - The API SHOULD provide a SAX or DOM based representation of XML result sets.</text:p>
          </table:table-cell>
          <table:table-cell table:style-name="Table25.B4" office:value-type="string">
            <text:p text:style-name="P369">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660" text:outline-level="1"><text:bookmark-start text:name="__RefHeading___Toc21645_1153173224"/><text:span text:style-name="Source_20_Text"><text:span text:style-name="T604">Appendium</text:span></text:span><text:bookmark-end text:name="__RefHeading___Toc21645_1153173224"/></text:h>
      <text:h text:style-name="Heading_20_2" text:outline-level="2"><text:bookmark-start text:name="__RefHeading___Toc23515_1429968669"/><text:span text:style-name="Source_20_Text"><text:span text:style-name="T93">Comparison Medline (txt), Medline (XML) and RIS</text:span></text:span><text:bookmark-end text:name="__RefHeading___Toc23515_1429968669"/></text:h>
      <text:p text:style-name="P512"><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45">Field</text:p>
          </table:table-cell>
          <table:table-cell table:style-name="Table33.A1" office:value-type="string">
            <text:p text:style-name="P645">Medline (txt)</text:p>
          </table:table-cell>
          <table:table-cell table:style-name="Table33.A1" office:value-type="string">
            <text:p text:style-name="P645">Medline (XML)</text:p>
          </table:table-cell>
          <table:table-cell table:style-name="Table33.A1" office:value-type="string">
            <text:p text:style-name="P645">RIS</text:p>
          </table:table-cell>
        </table:table-row>
        <table:table-row>
          <table:table-cell table:style-name="Table33.A1" office:value-type="string">
            <text:p text:style-name="P646">Abstract</text:p>
          </table:table-cell>
          <table:table-cell table:style-name="Table33.A1" office:value-type="string">
            <text:p text:style-name="P644"><text:span text:style-name="Strong_20_Emphasis"><text:span text:style-name="T420">AB</text:span></text:span></text:p>
          </table:table-cell>
          <table:table-cell table:style-name="Table33.A1" office:value-type="string">
            <text:p text:style-name="P644"><text:span text:style-name="Strong_20_Emphasis"><text:span text:style-name="T420">Abstract / AbstractText</text:span></text:span></text:p>
          </table:table-cell>
          <table:table-cell table:style-name="Table33.A1" office:value-type="string">
            <text:p text:style-name="P644"><text:span text:style-name="Strong_20_Emphasis"><text:span text:style-name="T420">AB</text:span></text:span></text:p>
          </table:table-cell>
        </table:table-row>
        <table:table-row>
          <table:table-cell table:style-name="Table33.A1" office:value-type="string">
            <text:p text:style-name="P646">Affiliation</text:p>
          </table:table-cell>
          <table:table-cell table:style-name="Table33.A1" office:value-type="string">
            <text:p text:style-name="P644"><text:span text:style-name="Strong_20_Emphasis"><text:span text:style-name="T420">AD</text:span></text:span></text:p>
          </table:table-cell>
          <table:table-cell table:style-name="Table33.A1" office:value-type="string">
            <text:p text:style-name="P646">​</text:p>
          </table:table-cell>
          <table:table-cell table:style-name="Table33.A1" office:value-type="string">
            <text:p text:style-name="P646">​</text:p>
          </table:table-cell>
        </table:table-row>
        <text:soft-page-break/>
        <table:table-row>
          <table:table-cell table:style-name="Table33.A1" office:value-type="string">
            <text:p text:style-name="P646">Article Date</text:p>
          </table:table-cell>
          <table:table-cell table:style-name="Table33.A1" office:value-type="string">
            <text:p text:style-name="P646">​</text:p>
          </table:table-cell>
          <table:table-cell table:style-name="Table33.A1" office:value-type="string">
            <text:p text:style-name="P644"><text:span text:style-name="Strong_20_Emphasis"><text:span text:style-name="T420">ArticleDate</text:span></text:span></text:p>
          </table:table-cell>
          <table:table-cell table:style-name="Table33.A1" office:value-type="string">
            <text:p text:style-name="P646">​</text:p>
          </table:table-cell>
        </table:table-row>
        <table:table-row>
          <table:table-cell table:style-name="Table33.A1" office:value-type="string">
            <text:p text:style-name="P646">Article Identifier</text:p>
          </table:table-cell>
          <table:table-cell table:style-name="Table33.A1" office:value-type="string">
            <text:p text:style-name="P644"><text:span text:style-name="Strong_20_Emphasis"><text:span text:style-name="T420">AID</text:span></text:span></text:p>
          </table:table-cell>
          <table:table-cell table:style-name="Table33.A1" office:value-type="string">
            <text:p text:style-name="P644"><text:span text:style-name="Strong_20_Emphasis"><text:span text:style-name="T420">Article</text:span></text:span></text:p>
          </table:table-cell>
          <table:table-cell table:style-name="Table33.A1" office:value-type="string">
            <text:p text:style-name="P646">​</text:p>
          </table:table-cell>
        </table:table-row>
        <table:table-row>
          <table:table-cell table:style-name="Table33.A1" office:value-type="string">
            <text:p text:style-name="P646">Article Title</text:p>
          </table:table-cell>
          <table:table-cell table:style-name="Table33.A1" office:value-type="string">
            <text:p text:style-name="P646">​</text:p>
          </table:table-cell>
          <table:table-cell table:style-name="Table33.A1" office:value-type="string">
            <text:p text:style-name="P644"><text:span text:style-name="Strong_20_Emphasis"><text:span text:style-name="T420">ArticleTitle</text:span></text:span></text:p>
          </table:table-cell>
          <table:table-cell table:style-name="Table33.A1" office:value-type="string">
            <text:p text:style-name="P646">​</text:p>
          </table:table-cell>
        </table:table-row>
        <table:table-row>
          <table:table-cell table:style-name="Table33.A1" office:value-type="string">
            <text:p text:style-name="P646">Author</text:p>
          </table:table-cell>
          <table:table-cell table:style-name="Table33.A1" office:value-type="string">
            <text:p text:style-name="P644"><text:span text:style-name="Strong_20_Emphasis"><text:span text:style-name="T420">AU</text:span></text:span></text:p>
          </table:table-cell>
          <table:table-cell table:style-name="Table33.A1" office:value-type="string">
            <text:p text:style-name="P644"><text:span text:style-name="Strong_20_Emphasis"><text:span text:style-name="T420">AuthorList</text:span></text:span></text:p>
          </table:table-cell>
          <table:table-cell table:style-name="Table33.A1" office:value-type="string">
            <text:p text:style-name="P644"><text:span text:style-name="Strong_20_Emphasis"><text:span text:style-name="T420">AU/A1</text:span></text:span></text:p>
          </table:table-cell>
        </table:table-row>
        <table:table-row>
          <table:table-cell table:style-name="Table33.A1" office:value-type="string">
            <text:p text:style-name="P646">Author Identifier</text:p>
          </table:table-cell>
          <table:table-cell table:style-name="Table33.A1" office:value-type="string">
            <text:p text:style-name="P644"><text:span text:style-name="Strong_20_Emphasis"><text:span text:style-name="T420">AUID</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Book Title</text:p>
          </table:table-cell>
          <table:table-cell table:style-name="Table33.A1" office:value-type="string">
            <text:p text:style-name="P644"><text:span text:style-name="Strong_20_Emphasis"><text:span text:style-name="T420">BTI</text:span></text:span></text:p>
          </table:table-cell>
          <table:table-cell table:style-name="Table33.A1" office:value-type="string">
            <text:p text:style-name="P646">​</text:p>
          </table:table-cell>
          <table:table-cell table:style-name="Table33.A1" office:value-type="string">
            <text:p text:style-name="P644"><text:span text:style-name="Strong_20_Emphasis"><text:span text:style-name="T420">BT</text:span></text:span></text:p>
          </table:table-cell>
        </table:table-row>
        <table:table-row>
          <table:table-cell table:style-name="Table33.A1" office:value-type="string">
            <text:p text:style-name="P646">Chemical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ChemicalList</text:span></text:span></text:p>
          </table:table-cell>
          <table:table-cell table:style-name="Table33.A1" office:value-type="string">
            <text:p text:style-name="P646">​</text:p>
          </table:table-cell>
        </table:table-row>
        <table:table-row>
          <table:table-cell table:style-name="Table33.A1" office:value-type="string">
            <text:p text:style-name="P646">Citation Subset</text:p>
          </table:table-cell>
          <table:table-cell table:style-name="Table33.A1" office:value-type="string">
            <text:p text:style-name="P646">​</text:p>
          </table:table-cell>
          <table:table-cell table:style-name="Table33.A1" office:value-type="string">
            <text:p text:style-name="P644"><text:span text:style-name="Strong_20_Emphasis"><text:span text:style-name="T420">CitationSubset</text:span></text:span></text:p>
          </table:table-cell>
          <table:table-cell table:style-name="Table33.A1" office:value-type="string">
            <text:p text:style-name="P646">​</text:p>
          </table:table-cell>
        </table:table-row>
        <table:table-row>
          <table:table-cell table:style-name="Table33.A1" office:value-type="string">
            <text:p text:style-name="P646">Collection Title</text:p>
          </table:table-cell>
          <table:table-cell table:style-name="Table33.A1" office:value-type="string">
            <text:p text:style-name="P644"><text:span text:style-name="Strong_20_Emphasis"><text:span text:style-name="T420">CTI</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Collaborators</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A3</text:span></text:span></text:p>
          </table:table-cell>
        </table:table-row>
        <table:table-row>
          <table:table-cell table:style-name="Table33.A1" office:value-type="string">
            <text:p text:style-name="P646">Comments Corrections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CommentsCorrectionsList</text:span></text:span></text:p>
          </table:table-cell>
          <table:table-cell table:style-name="Table33.A1" office:value-type="string">
            <text:p text:style-name="P646">​</text:p>
          </table:table-cell>
        </table:table-row>
        <table:table-row>
          <table:table-cell table:style-name="Table33.A1" office:value-type="string">
            <text:p text:style-name="P646">Corporate Author</text:p>
          </table:table-cell>
          <table:table-cell table:style-name="Table33.A1" office:value-type="string">
            <text:p text:style-name="P644"><text:span text:style-name="Strong_20_Emphasis"><text:span text:style-name="T420">CN</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Copyright Information</text:p>
          </table:table-cell>
          <table:table-cell table:style-name="Table33.A1" office:value-type="string">
            <text:p text:style-name="P646">​</text:p>
          </table:table-cell>
          <table:table-cell table:style-name="Table33.A1" office:value-type="string">
            <text:p text:style-name="P644"><text:span text:style-name="Strong_20_Emphasis"><text:span text:style-name="T420">CopyrightInformation</text:span></text:span></text:p>
          </table:table-cell>
          <table:table-cell table:style-name="Table33.A1" office:value-type="string">
            <text:p text:style-name="P646">​</text:p>
          </table:table-cell>
        </table:table-row>
        <table:table-row>
          <table:table-cell table:style-name="Table33.A1" office:value-type="string">
            <text:p text:style-name="P646">Create Date</text:p>
          </table:table-cell>
          <table:table-cell table:style-name="Table33.A1" office:value-type="string">
            <text:p text:style-name="P644"><text:span text:style-name="Strong_20_Emphasis"><text:span text:style-name="T420">CRD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Country</text:p>
          </table:table-cell>
          <table:table-cell table:style-name="Table33.A1" office:value-type="string">
            <text:p text:style-name="P646">​</text:p>
          </table:table-cell>
          <table:table-cell table:style-name="Table33.A1" office:value-type="string">
            <text:p text:style-name="P644"><text:span text:style-name="Strong_20_Emphasis"><text:span text:style-name="T420">Country</text:span></text:span></text:p>
          </table:table-cell>
          <table:table-cell table:style-name="Table33.A1" office:value-type="string">
            <text:p text:style-name="P646">​</text:p>
          </table:table-cell>
        </table:table-row>
        <table:table-row>
          <table:table-cell table:style-name="Table33.A1" office:value-type="string">
            <text:p text:style-name="P646">Data Bank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DataBankList</text:span></text:span></text:p>
          </table:table-cell>
          <table:table-cell table:style-name="Table33.A1" office:value-type="string">
            <text:p text:style-name="P646">​</text:p>
          </table:table-cell>
        </table:table-row>
        <table:table-row>
          <table:table-cell table:style-name="Table33.A1" office:value-type="string">
            <text:p text:style-name="P646">Date Completed</text:p>
          </table:table-cell>
          <table:table-cell table:style-name="Table33.A1" office:value-type="string">
            <text:p text:style-name="P644"><text:span text:style-name="Strong_20_Emphasis"><text:span text:style-name="T420">DCOM</text:span></text:span></text:p>
          </table:table-cell>
          <table:table-cell table:style-name="Table33.A1" office:value-type="string">
            <text:p text:style-name="P644"><text:span text:style-name="Strong_20_Emphasis"><text:span text:style-name="T420">DateCompleted</text:span></text:span></text:p>
          </table:table-cell>
          <table:table-cell table:style-name="Table33.A1" office:value-type="string">
            <text:p text:style-name="P646">​</text:p>
          </table:table-cell>
        </table:table-row>
        <table:table-row>
          <table:table-cell table:style-name="Table33.A1" office:value-type="string">
            <text:p text:style-name="P646">Date Created</text:p>
          </table:table-cell>
          <table:table-cell table:style-name="Table33.A1" office:value-type="string">
            <text:p text:style-name="P644"><text:span text:style-name="Strong_20_Emphasis"><text:span text:style-name="T420">DA</text:span></text:span></text:p>
          </table:table-cell>
          <table:table-cell table:style-name="Table33.A1" office:value-type="string">
            <text:p text:style-name="P644"><text:span text:style-name="Strong_20_Emphasis"><text:span text:style-name="T420">DateCreated</text:span></text:span></text:p>
          </table:table-cell>
          <table:table-cell table:style-name="Table33.A1" office:value-type="string">
            <text:p text:style-name="P646">​</text:p>
          </table:table-cell>
        </table:table-row>
        <table:table-row>
          <table:table-cell table:style-name="Table33.A1" office:value-type="string">
            <text:p text:style-name="P646">Date Last Revised</text:p>
          </table:table-cell>
          <table:table-cell table:style-name="Table33.A1" office:value-type="string">
            <text:p text:style-name="P644"><text:span text:style-name="Strong_20_Emphasis"><text:span text:style-name="T420">LR</text:span></text:span></text:p>
          </table:table-cell>
          <table:table-cell table:style-name="Table33.A1" office:value-type="string">
            <text:p text:style-name="P644"><text:span text:style-name="Strong_20_Emphasis"><text:span text:style-name="T420">DateRevised</text:span></text:span></text:p>
          </table:table-cell>
          <table:table-cell table:style-name="Table33.A1" office:value-type="string">
            <text:p text:style-name="P646">​</text:p>
          </table:table-cell>
        </table:table-row>
        <table:table-row>
          <table:table-cell table:style-name="Table33.A1" office:value-type="string">
            <text:p text:style-name="P646">Date of Electronic Publication</text:p>
          </table:table-cell>
          <table:table-cell table:style-name="Table33.A1" office:value-type="string">
            <text:p text:style-name="P644"><text:span text:style-name="Strong_20_Emphasis"><text:span text:style-name="T420">DEP</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Date of Publication</text:p>
          </table:table-cell>
          <table:table-cell table:style-name="Table33.A1" office:value-type="string">
            <text:p text:style-name="P644"><text:span text:style-name="Strong_20_Emphasis"><text:span text:style-name="T420">DP</text:span></text:span></text:p>
          </table:table-cell>
          <table:table-cell table:style-name="Table33.A1" office:value-type="string">
            <text:p text:style-name="P646">​</text:p>
          </table:table-cell>
          <table:table-cell table:style-name="Table33.A1" office:value-type="string">
            <text:p text:style-name="P644"><text:span text:style-name="Strong_20_Emphasis"><text:span text:style-name="T420">Y2</text:span></text:span></text:p>
          </table:table-cell>
        </table:table-row>
        <table:table-row>
          <table:table-cell table:style-name="Table33.A1" office:value-type="string">
            <text:p text:style-name="P646">Delete Citation</text:p>
          </table:table-cell>
          <table:table-cell table:style-name="Table33.A1" office:value-type="string">
            <text:p text:style-name="P646">​</text:p>
          </table:table-cell>
          <table:table-cell table:style-name="Table33.A1" office:value-type="string">
            <text:p text:style-name="P644"><text:span text:style-name="Strong_20_Emphasis"><text:span text:style-name="T420">DeleteCitation</text:span></text:span></text:p>
          </table:table-cell>
          <table:table-cell table:style-name="Table33.A1" office:value-type="string">
            <text:p text:style-name="P646">​</text:p>
          </table:table-cell>
        </table:table-row>
        <table:table-row>
          <table:table-cell table:style-name="Table33.A1" office:value-type="string">
            <text:p text:style-name="P646">DOI</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DOI</text:span></text:span></text:p>
          </table:table-cell>
        </table:table-row>
        <table:table-row>
          <table:table-cell table:style-name="Table33.A1" office:value-type="string">
            <text:p text:style-name="P646">Edition</text:p>
          </table:table-cell>
          <table:table-cell table:style-name="Table33.A1" office:value-type="string">
            <text:p text:style-name="P644"><text:span text:style-name="Strong_20_Emphasis"><text:span text:style-name="T420">EN</text:span></text:span></text:p>
          </table:table-cell>
          <table:table-cell table:style-name="Table33.A1" office:value-type="string">
            <text:p text:style-name="P646">​</text:p>
          </table:table-cell>
          <table:table-cell table:style-name="Table33.A1" office:value-type="string">
            <text:p text:style-name="P646">​</text:p>
          </table:table-cell>
        </table:table-row>
        <text:soft-page-break/>
        <table:table-row>
          <table:table-cell table:style-name="Table33.A1" office:value-type="string">
            <text:p text:style-name="P646">Editor and Full Editor Name</text:p>
          </table:table-cell>
          <table:table-cell table:style-name="Table33.A1" office:value-type="string">
            <text:p text:style-name="P644"><text:span text:style-name="Strong_20_Emphasis"><text:span text:style-name="T420">FED</text:span></text:span></text:p>
          </table:table-cell>
          <table:table-cell table:style-name="Table33.A1" office:value-type="string">
            <text:p text:style-name="P646">​</text:p>
          </table:table-cell>
          <table:table-cell table:style-name="Table33.A1" office:value-type="string">
            <text:p text:style-name="P644"><text:span text:style-name="Strong_20_Emphasis"><text:span text:style-name="T420">ED</text:span></text:span></text:p>
          </table:table-cell>
        </table:table-row>
        <table:table-row>
          <table:table-cell table:style-name="Table33.A1" office:value-type="string">
            <text:p text:style-name="P646">End</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ER</text:span></text:span></text:p>
          </table:table-cell>
        </table:table-row>
        <table:table-row>
          <table:table-cell table:style-name="Table33.A1" office:value-type="string">
            <text:p text:style-name="P646">End Page</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EP</text:span></text:span></text:p>
          </table:table-cell>
        </table:table-row>
        <table:table-row>
          <table:table-cell table:style-name="Table33.A1" office:value-type="string">
            <text:p text:style-name="P646">Entrez Date</text:p>
          </table:table-cell>
          <table:table-cell table:style-name="Table33.A1" office:value-type="string">
            <text:p text:style-name="P644"><text:span text:style-name="Strong_20_Emphasis"><text:span text:style-name="T420">EDA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Full Author</text:p>
          </table:table-cell>
          <table:table-cell table:style-name="Table33.A1" office:value-type="string">
            <text:p text:style-name="P644"><text:span text:style-name="Strong_20_Emphasis"><text:span text:style-name="T420">FAU</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Full Personal Name as Subject</text:p>
          </table:table-cell>
          <table:table-cell table:style-name="Table33.A1" office:value-type="string">
            <text:p text:style-name="P644"><text:span text:style-name="Strong_20_Emphasis"><text:span text:style-name="T420">FPS</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Gene Symbol</text:p>
          </table:table-cell>
          <table:table-cell table:style-name="Table33.A1" office:value-type="string">
            <text:p text:style-name="P644"><text:span text:style-name="Strong_20_Emphasis"><text:span text:style-name="T420">GS</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General Note</text:p>
          </table:table-cell>
          <table:table-cell table:style-name="Table33.A1" office:value-type="string">
            <text:p text:style-name="P644"><text:span text:style-name="Strong_20_Emphasis"><text:span text:style-name="T420">GN</text:span></text:span></text:p>
          </table:table-cell>
          <table:table-cell table:style-name="Table33.A1" office:value-type="string">
            <text:p text:style-name="P644"><text:span text:style-name="Strong_20_Emphasis"><text:span text:style-name="T420">GeneralNote</text:span></text:span></text:p>
          </table:table-cell>
          <table:table-cell table:style-name="Table33.A1" office:value-type="string">
            <text:p text:style-name="P646">​</text:p>
          </table:table-cell>
        </table:table-row>
        <table:table-row>
          <table:table-cell table:style-name="Table33.A1" office:value-type="string">
            <text:p text:style-name="P646">Grant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GrantList</text:span></text:span></text:p>
          </table:table-cell>
          <table:table-cell table:style-name="Table33.A1" office:value-type="string">
            <text:p text:style-name="P646">​</text:p>
          </table:table-cell>
        </table:table-row>
        <table:table-row>
          <table:table-cell table:style-name="Table33.A1" office:value-type="string">
            <text:p text:style-name="P646">Grant Number</text:p>
          </table:table-cell>
          <table:table-cell table:style-name="Table33.A1" office:value-type="string">
            <text:p text:style-name="P644"><text:span text:style-name="Strong_20_Emphasis"><text:span text:style-name="T420">GR</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Investigator Name and Full Investigator Name</text:p>
          </table:table-cell>
          <table:table-cell table:style-name="Table33.A1" office:value-type="string">
            <text:p text:style-name="P644"><text:span text:style-name="Strong_20_Emphasis"><text:span text:style-name="T420">IR/FIR</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Investigator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InvestigatorList</text:span></text:span></text:p>
          </table:table-cell>
          <table:table-cell table:style-name="Table33.A1" office:value-type="string">
            <text:p text:style-name="P646">​</text:p>
          </table:table-cell>
        </table:table-row>
        <table:table-row>
          <table:table-cell table:style-name="Table33.A1" office:value-type="string">
            <text:p text:style-name="P646">ISO Abbreviation</text:p>
          </table:table-cell>
          <table:table-cell table:style-name="Table33.A1" office:value-type="string">
            <text:p text:style-name="P646">​</text:p>
          </table:table-cell>
          <table:table-cell table:style-name="Table33.A1" office:value-type="string">
            <text:p text:style-name="P644"><text:span text:style-name="Strong_20_Emphasis"><text:span text:style-name="T420">ISOAbbreviation</text:span></text:span></text:p>
          </table:table-cell>
          <table:table-cell table:style-name="Table33.A1" office:value-type="string">
            <text:p text:style-name="P646">​</text:p>
          </table:table-cell>
        </table:table-row>
        <table:table-row>
          <table:table-cell table:style-name="Table33.A1" office:value-type="string">
            <text:p text:style-name="P646">ISBN</text:p>
          </table:table-cell>
          <table:table-cell table:style-name="Table33.A1" office:value-type="string">
            <text:p text:style-name="P644"><text:span text:style-name="Strong_20_Emphasis"><text:span text:style-name="T420">ISBN</text:span></text:span></text:p>
          </table:table-cell>
          <table:table-cell table:style-name="Table33.A1" office:value-type="string">
            <text:p text:style-name="P646">​</text:p>
          </table:table-cell>
          <table:table-cell table:style-name="Table33.A1" office:value-type="string">
            <text:p text:style-name="P644"><text:span text:style-name="Strong_20_Emphasis"><text:span text:style-name="T420">SN</text:span></text:span></text:p>
          </table:table-cell>
        </table:table-row>
        <table:table-row>
          <table:table-cell table:style-name="Table33.A1" office:value-type="string">
            <text:p text:style-name="P646">ISSN</text:p>
          </table:table-cell>
          <table:table-cell table:style-name="Table33.A1" office:value-type="string">
            <text:p text:style-name="P644"><text:span text:style-name="Strong_20_Emphasis"><text:span text:style-name="T420">IS</text:span></text:span></text:p>
          </table:table-cell>
          <table:table-cell table:style-name="Table33.A1" office:value-type="string">
            <text:p text:style-name="P644"><text:span text:style-name="Strong_20_Emphasis"><text:span text:style-name="T420">ISSN</text:span></text:span></text:p>
          </table:table-cell>
          <table:table-cell table:style-name="Table33.A1" office:value-type="string">
            <text:p text:style-name="P646">​</text:p>
          </table:table-cell>
        </table:table-row>
        <table:table-row>
          <table:table-cell table:style-name="Table33.A1" office:value-type="string">
            <text:p text:style-name="P646">ISSN Linking</text:p>
          </table:table-cell>
          <table:table-cell table:style-name="Table33.A1" office:value-type="string">
            <text:p text:style-name="P646">​</text:p>
          </table:table-cell>
          <table:table-cell table:style-name="Table33.A1" office:value-type="string">
            <text:p text:style-name="P644"><text:span text:style-name="Strong_20_Emphasis"><text:span text:style-name="T420">ISSNLinking</text:span></text:span></text:p>
          </table:table-cell>
          <table:table-cell table:style-name="Table33.A1" office:value-type="string">
            <text:p text:style-name="P646">​</text:p>
          </table:table-cell>
        </table:table-row>
        <table:table-row>
          <table:table-cell table:style-name="Table33.A1" office:value-type="string">
            <text:p text:style-name="P646">Issue</text:p>
          </table:table-cell>
          <table:table-cell table:style-name="Table33.A1" office:value-type="string">
            <text:p text:style-name="P644"><text:span text:style-name="Strong_20_Emphasis"><text:span text:style-name="T420">IP</text:span></text:span></text:p>
          </table:table-cell>
          <table:table-cell table:style-name="Table33.A1" office:value-type="string">
            <text:p text:style-name="P644"><text:span text:style-name="Strong_20_Emphasis"><text:span text:style-name="T420">Issue</text:span></text:span></text:p>
          </table:table-cell>
          <table:table-cell table:style-name="Table33.A1" office:value-type="string">
            <text:p text:style-name="P644"><text:span text:style-name="Strong_20_Emphasis"><text:span text:style-name="T420">IS</text:span></text:span></text:p>
          </table:table-cell>
        </table:table-row>
        <table:table-row>
          <table:table-cell table:style-name="Table33.A1" office:value-type="string">
            <text:p text:style-name="P646">Journal Issue</text:p>
          </table:table-cell>
          <table:table-cell table:style-name="Table33.A1" office:value-type="string">
            <text:p text:style-name="P646">​</text:p>
          </table:table-cell>
          <table:table-cell table:style-name="Table33.A1" office:value-type="string">
            <text:p text:style-name="P644"><text:span text:style-name="Strong_20_Emphasis"><text:span text:style-name="T420">JournalIssue</text:span></text:span></text:p>
          </table:table-cell>
          <table:table-cell table:style-name="Table33.A1" office:value-type="string">
            <text:p text:style-name="P646">​</text:p>
          </table:table-cell>
        </table:table-row>
        <table:table-row>
          <table:table-cell table:style-name="Table33.A1" office:value-type="string">
            <text:p text:style-name="P646">Journal Title</text:p>
          </table:table-cell>
          <table:table-cell table:style-name="Table33.A1" office:value-type="string">
            <text:p text:style-name="P644"><text:span text:style-name="Strong_20_Emphasis"><text:span text:style-name="T420">JT</text:span></text:span></text:p>
          </table:table-cell>
          <table:table-cell table:style-name="Table33.A1" office:value-type="string">
            <text:p text:style-name="P644"><text:span text:style-name="Strong_20_Emphasis"><text:span text:style-name="T420">Journal</text:span></text:span></text:p>
          </table:table-cell>
          <table:table-cell table:style-name="Table33.A1" office:value-type="string">
            <text:p text:style-name="P644"><text:span text:style-name="Strong_20_Emphasis"><text:span text:style-name="T420">JO/JF/JA</text:span></text:span></text:p>
          </table:table-cell>
        </table:table-row>
        <table:table-row>
          <table:table-cell table:style-name="Table33.A1" office:value-type="string">
            <text:p text:style-name="P646">Journal Title Abbreviation</text:p>
          </table:table-cell>
          <table:table-cell table:style-name="Table33.A1" office:value-type="string">
            <text:p text:style-name="P644"><text:span text:style-name="Strong_20_Emphasis"><text:span text:style-name="T420">TA</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Keywords</text:p>
          </table:table-cell>
          <table:table-cell table:style-name="Table33.A1" office:value-type="string">
            <text:p text:style-name="P646">​</text:p>
          </table:table-cell>
          <table:table-cell table:style-name="Table33.A1" office:value-type="string">
            <text:p text:style-name="P644"><text:span text:style-name="Strong_20_Emphasis"><text:span text:style-name="T420">KeywordList</text:span></text:span></text:p>
          </table:table-cell>
          <table:table-cell table:style-name="Table33.A1" office:value-type="string">
            <text:p text:style-name="P644"><text:span text:style-name="Strong_20_Emphasis"><text:span text:style-name="T420">KW</text:span></text:span></text:p>
          </table:table-cell>
        </table:table-row>
        <table:table-row>
          <table:table-cell table:style-name="Table33.A1" office:value-type="string">
            <text:p text:style-name="P646">Language</text:p>
          </table:table-cell>
          <table:table-cell table:style-name="Table33.A1" office:value-type="string">
            <text:p text:style-name="P644"><text:span text:style-name="Strong_20_Emphasis"><text:span text:style-name="T420">LA</text:span></text:span></text:p>
          </table:table-cell>
          <table:table-cell table:style-name="Table33.A1" office:value-type="string">
            <text:p text:style-name="P644"><text:span text:style-name="Strong_20_Emphasis"><text:span text:style-name="T420">Language</text:span></text:span></text:p>
          </table:table-cell>
          <table:table-cell table:style-name="Table33.A1" office:value-type="string">
            <text:p text:style-name="P646">​</text:p>
          </table:table-cell>
        </table:table-row>
        <table:table-row>
          <table:table-cell table:style-name="Table33.A1" office:value-type="string">
            <text:p text:style-name="P646">Location Identifier</text:p>
          </table:table-cell>
          <table:table-cell table:style-name="Table33.A1" office:value-type="string">
            <text:p text:style-name="P644"><text:span text:style-name="Strong_20_Emphasis"><text:span text:style-name="T420">LID</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Manuscript Identifier</text:p>
          </table:table-cell>
          <table:table-cell table:style-name="Table33.A1" office:value-type="string">
            <text:p text:style-name="P644"><text:span text:style-name="Strong_20_Emphasis"><text:span text:style-name="T420">MID</text:span></text:span></text:p>
          </table:table-cell>
          <table:table-cell table:style-name="Table33.A1" office:value-type="string">
            <text:p text:style-name="P646">​</text:p>
          </table:table-cell>
          <table:table-cell table:style-name="Table33.A1" office:value-type="string">
            <text:p text:style-name="P646">​<text:soft-page-break/></text:p>
          </table:table-cell>
        </table:table-row>
        <table:table-row>
          <table:table-cell table:style-name="Table33.A1" office:value-type="string">
            <text:p text:style-name="P646">Medline Title Abbreviation</text:p>
          </table:table-cell>
          <table:table-cell table:style-name="Table33.A1" office:value-type="string">
            <text:p text:style-name="P646">​</text:p>
          </table:table-cell>
          <table:table-cell table:style-name="Table33.A1" office:value-type="string">
            <text:p text:style-name="P644"><text:span text:style-name="Strong_20_Emphasis"><text:span text:style-name="T420">MedlineTA</text:span></text:span></text:p>
          </table:table-cell>
          <table:table-cell table:style-name="Table33.A1" office:value-type="string">
            <text:p text:style-name="P646">​</text:p>
          </table:table-cell>
        </table:table-row>
        <table:table-row>
          <table:table-cell table:style-name="Table33.A1" office:value-type="string">
            <text:p text:style-name="P646">Medline Date</text:p>
          </table:table-cell>
          <table:table-cell table:style-name="Table33.A1" office:value-type="string">
            <text:p text:style-name="P646">​</text:p>
          </table:table-cell>
          <table:table-cell table:style-name="Table33.A1" office:value-type="string">
            <text:p text:style-name="P644"><text:span text:style-name="Strong_20_Emphasis"><text:span text:style-name="T420">MedlineDate</text:span></text:span></text:p>
          </table:table-cell>
          <table:table-cell table:style-name="Table33.A1" office:value-type="string">
            <text:p text:style-name="P646">​</text:p>
          </table:table-cell>
        </table:table-row>
        <table:table-row>
          <table:table-cell table:style-name="Table33.A1" office:value-type="string">
            <text:p text:style-name="P646">MeSH Date</text:p>
          </table:table-cell>
          <table:table-cell table:style-name="Table33.A1" office:value-type="string">
            <text:p text:style-name="P644"><text:span text:style-name="Strong_20_Emphasis"><text:span text:style-name="T420">MHDA</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Mesh Heading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MeshHeadingList</text:span></text:span></text:p>
          </table:table-cell>
          <table:table-cell table:style-name="Table33.A1" office:value-type="string">
            <text:p text:style-name="P646">​</text:p>
          </table:table-cell>
        </table:table-row>
        <table:table-row>
          <table:table-cell table:style-name="Table33.A1" office:value-type="string">
            <text:p text:style-name="P646">MeSH Terms</text:p>
          </table:table-cell>
          <table:table-cell table:style-name="Table33.A1" office:value-type="string">
            <text:p text:style-name="P644"><text:span text:style-name="Strong_20_Emphasis"><text:span text:style-name="T420">MH</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Misc</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M1-M3</text:span></text:span></text:p>
          </table:table-cell>
        </table:table-row>
        <table:table-row>
          <table:table-cell table:style-name="Table33.A1" office:value-type="string">
            <text:p text:style-name="P646">NLM Unique ID</text:p>
          </table:table-cell>
          <table:table-cell table:style-name="Table33.A1" office:value-type="string">
            <text:p text:style-name="P644"><text:span text:style-name="Strong_20_Emphasis"><text:span text:style-name="T420">JID</text:span></text:span></text:p>
          </table:table-cell>
          <table:table-cell table:style-name="Table33.A1" office:value-type="string">
            <text:p text:style-name="P644"><text:span text:style-name="Strong_20_Emphasis"><text:span text:style-name="T420">NlmUniqueID</text:span></text:span></text:p>
          </table:table-cell>
          <table:table-cell table:style-name="Table33.A1" office:value-type="string">
            <text:p text:style-name="P646">​</text:p>
          </table:table-cell>
        </table:table-row>
        <table:table-row>
          <table:table-cell table:style-name="Table33.A1" office:value-type="string">
            <text:p text:style-name="P646">Note</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N1</text:span></text:span></text:p>
          </table:table-cell>
        </table:table-row>
        <table:table-row>
          <table:table-cell table:style-name="Table33.A1" office:value-type="string">
            <text:p text:style-name="P646">Number of References</text:p>
          </table:table-cell>
          <table:table-cell table:style-name="Table33.A1" office:value-type="string">
            <text:p text:style-name="P644"><text:span text:style-name="Strong_20_Emphasis"><text:span text:style-name="T420">RF</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Other Abstract and other abstract language</text:p>
          </table:table-cell>
          <table:table-cell table:style-name="Table33.A1" office:value-type="string">
            <text:p text:style-name="P644"><text:span text:style-name="Strong_20_Emphasis"><text:span text:style-name="T420">OAB/OABL</text:span></text:span></text:p>
          </table:table-cell>
          <table:table-cell table:style-name="Table33.A1" office:value-type="string">
            <text:p text:style-name="P644"><text:span text:style-name="Strong_20_Emphasis"><text:span text:style-name="T420">OtherAbstract</text:span></text:span></text:p>
          </table:table-cell>
          <table:table-cell table:style-name="Table33.A1" office:value-type="string">
            <text:p text:style-name="P646">​</text:p>
          </table:table-cell>
        </table:table-row>
        <table:table-row>
          <table:table-cell table:style-name="Table33.A1" office:value-type="string">
            <text:p text:style-name="P646">Other Copyright Information</text:p>
          </table:table-cell>
          <table:table-cell table:style-name="Table33.A1" office:value-type="string">
            <text:p text:style-name="P644"><text:span text:style-name="Strong_20_Emphasis"><text:span text:style-name="T420">OCI</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Other ID</text:p>
          </table:table-cell>
          <table:table-cell table:style-name="Table33.A1" office:value-type="string">
            <text:p text:style-name="P644"><text:span text:style-name="Strong_20_Emphasis"><text:span text:style-name="T420">OID</text:span></text:span></text:p>
          </table:table-cell>
          <table:table-cell table:style-name="Table33.A1" office:value-type="string">
            <text:p text:style-name="P644"><text:span text:style-name="Strong_20_Emphasis"><text:span text:style-name="T420">OtherID</text:span></text:span></text:p>
          </table:table-cell>
          <table:table-cell table:style-name="Table33.A1" office:value-type="string">
            <text:p text:style-name="P646">​</text:p>
          </table:table-cell>
        </table:table-row>
        <table:table-row>
          <table:table-cell table:style-name="Table33.A1" office:value-type="string">
            <text:p text:style-name="P646">Other Term</text:p>
          </table:table-cell>
          <table:table-cell table:style-name="Table33.A1" office:value-type="string">
            <text:p text:style-name="P644"><text:span text:style-name="Strong_20_Emphasis"><text:span text:style-name="T420">O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Other Term Owner</text:p>
          </table:table-cell>
          <table:table-cell table:style-name="Table33.A1" office:value-type="string">
            <text:p text:style-name="P644"><text:span text:style-name="Strong_20_Emphasis"><text:span text:style-name="T420">OTO</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Owner</text:p>
          </table:table-cell>
          <table:table-cell table:style-name="Table33.A1" office:value-type="string">
            <text:p text:style-name="P644"><text:span text:style-name="Strong_20_Emphasis"><text:span text:style-name="T420">OWN</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agination</text:p>
          </table:table-cell>
          <table:table-cell table:style-name="Table33.A1" office:value-type="string">
            <text:p text:style-name="P644"><text:span text:style-name="Strong_20_Emphasis"><text:span text:style-name="T420">PG</text:span></text:span></text:p>
          </table:table-cell>
          <table:table-cell table:style-name="Table33.A1" office:value-type="string">
            <text:p text:style-name="P644"><text:span text:style-name="Strong_20_Emphasis"><text:span text:style-name="T420">Pagination</text:span></text:span></text:p>
          </table:table-cell>
          <table:table-cell table:style-name="Table33.A1" office:value-type="string">
            <text:p text:style-name="P646">​</text:p>
          </table:table-cell>
        </table:table-row>
        <table:table-row>
          <table:table-cell table:style-name="Table33.A1" office:value-type="string">
            <text:p text:style-name="P646">Personal Name as Subject</text:p>
          </table:table-cell>
          <table:table-cell table:style-name="Table33.A1" office:value-type="string">
            <text:p text:style-name="P644"><text:span text:style-name="Strong_20_Emphasis"><text:span text:style-name="T420">PS</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ersonal Name as Subject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PersonalNameSubjectList</text:span></text:span></text:p>
          </table:table-cell>
          <table:table-cell table:style-name="Table33.A1" office:value-type="string">
            <text:p text:style-name="P646">​</text:p>
          </table:table-cell>
        </table:table-row>
        <table:table-row>
          <table:table-cell table:style-name="Table33.A1" office:value-type="string">
            <text:p text:style-name="P646">Place of Publication</text:p>
          </table:table-cell>
          <table:table-cell table:style-name="Table33.A1" office:value-type="string">
            <text:p text:style-name="P644"><text:span text:style-name="Strong_20_Emphasis"><text:span text:style-name="T420">PL</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ublication History Status</text:p>
          </table:table-cell>
          <table:table-cell table:style-name="Table33.A1" office:value-type="string">
            <text:p text:style-name="P644"><text:span text:style-name="Strong_20_Emphasis"><text:span text:style-name="T420">PHS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ublication Status</text:p>
          </table:table-cell>
          <table:table-cell table:style-name="Table33.A1" office:value-type="string">
            <text:p text:style-name="P644"><text:span text:style-name="Strong_20_Emphasis"><text:span text:style-name="T420">PS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ublication Type</text:p>
          </table:table-cell>
          <table:table-cell table:style-name="Table33.A1" office:value-type="string">
            <text:p text:style-name="P644"><text:span text:style-name="Strong_20_Emphasis"><text:span text:style-name="T420">P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ublication Type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PublicationTypeList</text:span></text:span></text:p>
          </table:table-cell>
          <table:table-cell table:style-name="Table33.A1" office:value-type="string">
            <text:p text:style-name="P646">​</text:p>
          </table:table-cell>
        </table:table-row>
        <text:soft-page-break/>
        <table:table-row>
          <table:table-cell table:style-name="Table33.A1" office:value-type="string">
            <text:p text:style-name="P646">Publisher</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PB</text:span></text:span></text:p>
          </table:table-cell>
        </table:table-row>
        <table:table-row>
          <table:table-cell table:style-name="Table33.A1" office:value-type="string">
            <text:p text:style-name="P646">Publishing Date</text:p>
          </table:table-cell>
          <table:table-cell table:style-name="Table33.A1" office:value-type="string">
            <text:p text:style-name="P646">​</text:p>
          </table:table-cell>
          <table:table-cell table:style-name="Table33.A1" office:value-type="string">
            <text:p text:style-name="P644"><text:span text:style-name="Strong_20_Emphasis"><text:span text:style-name="T420">PubDate</text:span></text:span></text:p>
          </table:table-cell>
          <table:table-cell table:style-name="Table33.A1" office:value-type="string">
            <text:p text:style-name="P646">​</text:p>
          </table:table-cell>
        </table:table-row>
        <table:table-row>
          <table:table-cell table:style-name="Table33.A1" office:value-type="string">
            <text:p text:style-name="P646">Publishing Model</text:p>
          </table:table-cell>
          <table:table-cell table:style-name="Table33.A1" office:value-type="string">
            <text:p text:style-name="P644"><text:span text:style-name="Strong_20_Emphasis"><text:span text:style-name="T420">PUBM</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ubMed Central Identifier</text:p>
          </table:table-cell>
          <table:table-cell table:style-name="Table33.A1" office:value-type="string">
            <text:p text:style-name="P644"><text:span text:style-name="Strong_20_Emphasis"><text:span text:style-name="T420">PMCR</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PubmMed Unique Identifier</text:p>
          </table:table-cell>
          <table:table-cell table:style-name="Table33.A1" office:value-type="string">
            <text:p text:style-name="P644"><text:span text:style-name="Strong_20_Emphasis"><text:span text:style-name="T420">PMID</text:span></text:span></text:p>
          </table:table-cell>
          <table:table-cell table:style-name="Table33.A1" office:value-type="string">
            <text:p text:style-name="P644"><text:span text:style-name="Strong_20_Emphasis"><text:span text:style-name="T420">PMID</text:span></text:span></text:p>
          </table:table-cell>
          <table:table-cell table:style-name="Table33.A1" office:value-type="string">
            <text:p text:style-name="P646">​</text:p>
          </table:table-cell>
        </table:table-row>
        <table:table-row>
          <table:table-cell table:style-name="Table33.A1" office:value-type="string">
            <text:p text:style-name="P646">Registry Number</text:p>
          </table:table-cell>
          <table:table-cell table:style-name="Table33.A1" office:value-type="string">
            <text:p text:style-name="P644"><text:span text:style-name="Strong_20_Emphasis"><text:span text:style-name="T420">RN</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Reprint</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RP</text:span></text:span></text:p>
          </table:table-cell>
        </table:table-row>
        <table:table-row>
          <table:table-cell table:style-name="Table33.A1" office:value-type="string">
            <text:p text:style-name="P646">Start Page</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SP</text:span></text:span></text:p>
          </table:table-cell>
        </table:table-row>
        <table:table-row>
          <table:table-cell table:style-name="Table33.A1" office:value-type="string">
            <text:p text:style-name="P646">Substance Name</text:p>
          </table:table-cell>
          <table:table-cell table:style-name="Table33.A1" office:value-type="string">
            <text:p text:style-name="P644"><text:span text:style-name="Strong_20_Emphasis"><text:span text:style-name="T420">NM</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Supplemental Mesh List</text:p>
          </table:table-cell>
          <table:table-cell table:style-name="Table33.A1" office:value-type="string">
            <text:p text:style-name="P646">​</text:p>
          </table:table-cell>
          <table:table-cell table:style-name="Table33.A1" office:value-type="string">
            <text:p text:style-name="P644"><text:span text:style-name="Strong_20_Emphasis"><text:span text:style-name="T420">SupplMeshList</text:span></text:span></text:p>
          </table:table-cell>
          <table:table-cell table:style-name="Table33.A1" office:value-type="string">
            <text:p text:style-name="P646">​</text:p>
          </table:table-cell>
        </table:table-row>
        <table:table-row>
          <table:table-cell table:style-name="Table33.A1" office:value-type="string">
            <text:p text:style-name="P646">Secondary Source ID</text:p>
          </table:table-cell>
          <table:table-cell table:style-name="Table33.A1" office:value-type="string">
            <text:p text:style-name="P644"><text:span text:style-name="Strong_20_Emphasis"><text:span text:style-name="T420">SI</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Source</text:p>
          </table:table-cell>
          <table:table-cell table:style-name="Table33.A1" office:value-type="string">
            <text:p text:style-name="P644"><text:span text:style-name="Strong_20_Emphasis"><text:span text:style-name="T420">SO</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Space Flight Mission</text:p>
          </table:table-cell>
          <table:table-cell table:style-name="Table33.A1" office:value-type="string">
            <text:p text:style-name="P644"><text:span text:style-name="Strong_20_Emphasis"><text:span text:style-name="T420">SFM</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Status</text:p>
          </table:table-cell>
          <table:table-cell table:style-name="Table33.A1" office:value-type="string">
            <text:p text:style-name="P644"><text:span text:style-name="Strong_20_Emphasis"><text:span text:style-name="T420">STA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Subset</text:p>
          </table:table-cell>
          <table:table-cell table:style-name="Table33.A1" office:value-type="string">
            <text:p text:style-name="P644"><text:span text:style-name="Strong_20_Emphasis"><text:span text:style-name="T420">SB</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Title</text:p>
          </table:table-cell>
          <table:table-cell table:style-name="Table33.A1" office:value-type="string">
            <text:p text:style-name="P644"><text:span text:style-name="Strong_20_Emphasis"><text:span text:style-name="T420">TI</text:span></text:span></text:p>
          </table:table-cell>
          <table:table-cell table:style-name="Table33.A1" office:value-type="string">
            <text:p text:style-name="P644"><text:span text:style-name="Strong_20_Emphasis"><text:span text:style-name="T420">Title</text:span></text:span></text:p>
          </table:table-cell>
          <table:table-cell table:style-name="Table33.A1" office:value-type="string">
            <text:p text:style-name="P644"><text:span text:style-name="Strong_20_Emphasis"><text:span text:style-name="T420">TI/T1</text:span></text:span></text:p>
          </table:table-cell>
        </table:table-row>
        <table:table-row>
          <table:table-cell table:style-name="Table33.A1" office:value-type="string">
            <text:p text:style-name="P646">Transliterated Title</text:p>
          </table:table-cell>
          <table:table-cell table:style-name="Table33.A1" office:value-type="string">
            <text:p text:style-name="P644"><text:span text:style-name="Strong_20_Emphasis"><text:span text:style-name="T420">TT</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Type</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TY</text:span></text:span></text:p>
          </table:table-cell>
        </table:table-row>
        <table:table-row>
          <table:table-cell table:style-name="Table33.A1" office:value-type="string">
            <text:p text:style-name="P646">URL</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UR</text:span></text:span></text:p>
          </table:table-cell>
        </table:table-row>
        <table:table-row>
          <table:table-cell table:style-name="Table33.A1" office:value-type="string">
            <text:p text:style-name="P646">User Text</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U1-U3</text:span></text:span></text:p>
          </table:table-cell>
        </table:table-row>
        <table:table-row>
          <table:table-cell table:style-name="Table33.A1" office:value-type="string">
            <text:p text:style-name="P646">Volume</text:p>
          </table:table-cell>
          <table:table-cell table:style-name="Table33.A1" office:value-type="string">
            <text:p text:style-name="P644"><text:span text:style-name="Strong_20_Emphasis"><text:span text:style-name="T420">VI</text:span></text:span></text:p>
          </table:table-cell>
          <table:table-cell table:style-name="Table33.A1" office:value-type="string">
            <text:p text:style-name="P644"><text:span text:style-name="Strong_20_Emphasis"><text:span text:style-name="T420">Volume</text:span></text:span></text:p>
          </table:table-cell>
          <table:table-cell table:style-name="Table33.A1" office:value-type="string">
            <text:p text:style-name="P644"><text:span text:style-name="Strong_20_Emphasis"><text:span text:style-name="T420">VL</text:span></text:span></text:p>
          </table:table-cell>
        </table:table-row>
        <table:table-row>
          <table:table-cell table:style-name="Table33.A1" office:value-type="string">
            <text:p text:style-name="P646">Volume Title</text:p>
          </table:table-cell>
          <table:table-cell table:style-name="Table33.A1" office:value-type="string">
            <text:p text:style-name="P644"><text:span text:style-name="Strong_20_Emphasis"><text:span text:style-name="T420">VTI</text:span></text:span></text:p>
          </table:table-cell>
          <table:table-cell table:style-name="Table33.A1" office:value-type="string">
            <text:p text:style-name="P646">​</text:p>
          </table:table-cell>
          <table:table-cell table:style-name="Table33.A1" office:value-type="string">
            <text:p text:style-name="P646">​</text:p>
          </table:table-cell>
        </table:table-row>
        <table:table-row>
          <table:table-cell table:style-name="Table33.A1" office:value-type="string">
            <text:p text:style-name="P646">Vernacular Title</text:p>
          </table:table-cell>
          <table:table-cell table:style-name="Table33.A1" office:value-type="string">
            <text:p text:style-name="P646">​</text:p>
          </table:table-cell>
          <table:table-cell table:style-name="Table33.A1" office:value-type="string">
            <text:p text:style-name="P644"><text:span text:style-name="Strong_20_Emphasis"><text:span text:style-name="T420">VernacularTitle</text:span></text:span></text:p>
          </table:table-cell>
          <table:table-cell table:style-name="Table33.A1" office:value-type="string">
            <text:p text:style-name="P646">​</text:p>
          </table:table-cell>
        </table:table-row>
        <table:table-row>
          <table:table-cell table:style-name="Table33.A1" office:value-type="string">
            <text:p text:style-name="P646">Year</text:p>
          </table:table-cell>
          <table:table-cell table:style-name="Table33.A1" office:value-type="string">
            <text:p text:style-name="P646">​</text:p>
          </table:table-cell>
          <table:table-cell table:style-name="Table33.A1" office:value-type="string">
            <text:p text:style-name="P646">​</text:p>
          </table:table-cell>
          <table:table-cell table:style-name="Table33.A1" office:value-type="string">
            <text:p text:style-name="P644"><text:span text:style-name="Strong_20_Emphasis"><text:span text:style-name="T420">PY/Y1</text:span></text:span><text:soft-page-break/></text:p>
          </table:table-cell>
        </table:table-row>
      </table:table>
      <text:p text:style-name="P566"><text:span text:style-name="Source_20_Text"><text:span text:style-name="T333"/></text:span></text:p>
      <text:p text:style-name="P566"><text:span text:style-name="Source_20_Text"/></text:p>
      <text:h text:style-name="Heading_20_2" text:outline-level="2"><text:bookmark-start text:name="__RefHeading___Toc20929_3285073552"/><text:span text:style-name="Source_20_Text"><text:span text:style-name="T93">Comparison </text:span></text:span><text:span text:style-name="Source_20_Text"><text:span text:style-name="T645">of re-Isearch</text:span></text:span><text:span text:style-name="Source_20_Text"><text:span text:style-name="T93">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34">Lucene is a very popular engine. It is the motor behind ElasticSearch, Solr, Neo4j and many other products. </text:span>To compare Lucene with <text:span text:style-name="T531">re-Isearch</text:span> is really to compare potatoes with fish. They have quite different histories, design considerations and goals. The following short sketch attempts, however, to outline a few points since we've been asked.</text:p>
      <text:list xml:id="list583282235" text:style-name="L39">
        <text:list-item>
          <text:p text:style-name="P606">Design target</text:p>
          <text:list>
            <text:list-item>
              <text:p text:style-name="P606">Lucene was designed to be a reasonably flexible fulltext search engine with support for fields. Its a more or less traditional unstructured text search system using <text:span text:style-name="T534">an optimized </text:span>inverted index. </text:p>
            </text:list-item>
            <text:list-item>
              <text:p text:style-name="P606">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606">Java</text:p>
          <text:list>
            <text:list-item>
              <text:p text:style-name="P606">Lucene is <text:span text:style-name="T534">typically</text:span> pure Java. Its 100% written in Java. Its more or less Java thread safe but not completely.</text:p>
            </text:list-item>
            <text:list-item>
              <text:p text:style-name="P572">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606">Lucene needs Java to run (although there are a few <text:span text:style-name="T534">forks rewriting the</text:span> algorithms <text:span text:style-name="T534">and structures </text:span>into other languages). Java is, in our educated opinion, a fine language for developing many kinds of applications <text:span text:style-name="T534">(especially given the availability of Java developing talent)</text:span> but is less than ideal for database, search and retrieval.</text:p>
            </text:list-item>
            <text:list-item>
              <text:p text:style-name="P606">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606">Portability</text:p>
          <text:list>
            <text:list-item>
              <text:p text:style-name="P606">Since Lucene is pure Java its portable to platforms with suitable JVMs. Packages should just run from platform to platform. No need, in theory, for specific binaries beyond the JVM.</text:p>
            </text:list-item>
            <text:list-item>
              <text:p text:style-name="P606">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606">Threads</text:p>
          <text:list>
            <text:list-item>
              <text:p text:style-name="P606">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606"><text:soft-page-break/>re-Isearch is designed to handle S/R concurrency. <text:span text:style-name="T533">T</text:span>he indexer <text:span text:style-name="T533">has been designed to be able to</text:span> run nearly continuously <text:span text:style-name="T53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573"><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09">run search in threads</text:span></text:a>? <text:s/>In a nutshell: not really and especially not with lower cost servers <text:span text:style-name="T532">built around the x86 architecture and PCIe bus</text:span>. They have single data ports which limit their input and output to their serial flow through the pipeline. <text:span text:style-name="T532">With fast SSDs this is particularly apparent but</text:span> <text:span text:style-name="T532">even with slower hardd</text:span>isks <text:span text:style-name="T532">it is noticeable as they </text:span>are limited to reads within a sector. <text:span text:style-name="T532">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606">Searching multiple indexes, JOINs etc.</text:p>
          <text:list>
            <text:list-item>
              <text:p text:style-name="P606">With lucene you can only search 1 index with a query. There is no means to create virtual indexes.</text:p>
            </text:list-item>
            <text:list-item>
              <text:p text:style-name="P606">re-Isearch supports virtual indexes and index import. One can create on demand virtual collections of indexes and transparently search them with a single query.</text:p>
            </text:list-item>
            <text:list-item>
              <text:p text:style-name="P606">With Lucene there is no means to import and merge multiple indexes into a single index. </text:p>
            </text:list-item>
            <text:list-item>
              <text:p text:style-name="P606">With re-Isearch can also import multiple indexes into a single index.</text:p>
            </text:list-item>
            <text:list-item>
              <text:p text:style-name="P572">re-Isearch supports also JOINs and via the object system these joins can be to RDBMSs. </text:p>
            </text:list-item>
          </text:list>
        </text:list-item>
        <text:list-item>
          <text:p text:style-name="P606">Permitted document size and speed</text:p>
          <text:list>
            <text:list-item>
              <text:p text:style-name="P606">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606">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05">ignoring document structure,</text:span> significantly faster than one could copy the documents into a tar archiv<text:span text:style-name="T605">e</text:span>. The more and faster the I/O (memory, disk etc.) the faster the indexing process. <text:span text:style-name="T605">Depending upon the document </text:span><text:soft-page-break/><text:span text:style-name="T605">format most of the time to build a database is spent not in the term indexing but in parsing the document structure into records and parsing those records into elements.</text:span></text:p>
            </text:list-item>
          </text:list>
        </text:list-item>
        <text:list-item>
          <text:p text:style-name="P606">Field length</text:p>
          <text:list>
            <text:list-item>
              <text:p text:style-name="P606">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606">re-Isearch places no limitation of max. field length. Just as a document can contain an number of terms, a field can contain any number of terms— and one can have any number of fields as well.</text:p>
            </text:list-item>
          </text:list>
        </text:list-item>
        <text:list-item>
          <text:p text:style-name="P606">Memory Demands</text:p>
          <text:list>
            <text:list-item>
              <text:p text:style-name="P606">Lucene (including Java) needs a lot of memory to run. RAM memory consumption is more or less constant at a high level during both indexing and searching activities.</text:p>
            </text:list-item>
            <text:list-item>
              <text:p text:style-name="P572">re-Isearch can be configured to use a specific amount of memory during index. It can also self-configure itself to run in a portion of the free RAM available on the system (determined at indexing start).</text:p>
            </text:list-item>
            <text:list-item>
              <text:p text:style-name="P606">Lucene has a high fixed memory demand for search since segments of indexes are copied into memory.</text:p>
            </text:list-item>
            <text:list-item>
              <text:p text:style-name="P572">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606">Since Lucene is Java it is dependent upon the Java memory management (garbage collector) to manage system memory. Java tends to "hog" memory: normally takes but returns little memory to the operating system.</text:p>
            </text:list-item>
            <text:list-item>
              <text:p text:style-name="P606">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606">Exclused terms / Stop words</text:p>
          <text:list>
            <text:list-item>
              <text:p text:style-name="P606">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572">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606">Term length</text:p>
          <text:list>
            <text:list-item>
              <text:p text:style-name="P606">Lucene places limits on the lengths of terms</text:p>
            </text:list-item>
            <text:list-item>
              <text:p text:style-name="P572">re-Isearch is designed to handle terms/words of any length.</text:p>
            </text:list-item>
          </text:list>
        </text:list-item>
        <text:list-item>
          <text:p text:style-name="P606">Search Terms/Wild cards/Truncated search terms</text:p>
          <text:list>
            <text:list-item>
              <text:p text:style-name="P606">Lucene expands wildcards to terms before even searching. Queries are re-written into a more basic form consisting of a set of logically combined TermQuery's. The standard limit on the total number of terms in a query is 1024. For example, if the indexed documents contain the terms <text:soft-page-break/>"car" and "cars" the query "ca*" will be expanded to "car OR cars" before the search takes place.Lucene "pre-processes" steps:</text:p>
              <text:list>
                <text:list-item>
                  <text:p text:style-name="P606">A sorted term enumeration is started from the term alphabetically closest to/after the given prefix (the term characters on the left). This enumerates all terms from all existing fields in the index.</text:p>
                </text:list-item>
                <text:list-item>
                  <text:p text:style-name="P606">For each term, Lucene checks if the term actually starts with the prefix and belongs to the given field. If so the term is added to a BooleanQuery as a TermQuery with OR logic.</text:p>
                </text:list-item>
                <text:list-item>
                  <text:p text:style-name="P606">The process produced a constructed BooleanQuery which contains exactly as many clauses as there were terms matching the prefix.</text:p>
                </text:list-item>
              </text:list>
              <text:p text:style-name="P606">For a WildcardQuery, the process is similar in that the term value string containing wildcard(s) is also expanded to all matching terms for the given field and OR-combined using a BooleanQuery.</text:p>
            </text:list-item>
            <text:list-item>
              <text:p text:style-name="P606">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606">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572">re-Isearch supports not just wildcards but full glob (POSIX 1003.2, 3.13) including some extensions. These can be applied to the entire search expression including path and term components.</text:p>
                </text:list-item>
              </text:list>
            </text:list-item>
            <text:list-item>
              <text:p text:style-name="P606">Lucene normally supports only wildcards to the right (prefix queries).</text:p>
            </text:list-item>
            <text:list-item>
              <text:p text:style-name="P572">re-Isearch supports both right and left truncation as well as generic glob expressions.</text:p>
            </text:list-item>
            <text:list-item>
              <text:p text:style-name="P606">Lucene does not normally allow for wildcards in field names</text:p>
            </text:list-item>
            <text:list-item>
              <text:p text:style-name="P572">re-Isearch allows for wildcards (glob expressions) in field names and paths.</text:p>
            </text:list-item>
            <text:list-item>
              <text:p text:style-name="P606">Lucene does not support combinations of phrase and wildcard as in the right truncated phrase search "search optim"*</text:p>
            </text:list-item>
            <text:list-item>
              <text:p text:style-name="P572">re-Isearch allows for wildcards.</text:p>
            </text:list-item>
          </text:list>
        </text:list-item>
        <text:list-item>
          <text:p text:style-name="P606">Proximity</text:p>
          <text:list>
            <text:list-item>
              <text:p text:style-name="P606">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572">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572"><text:s/><text:span text:style-name="T592">Normalization</text:span></text:p>
          <text:list>
            <text:list-item>
              <text:p text:style-name="P574">Lucene supports both TD-IDF and BM25 Normalization. BM25 is extremely popular and has done quite well in search comparison testing.</text:p>
            </text:list-item>
            <text:list-item>
              <text:p text:style-name="P575">Re-Isearch does not support BM25. This was a decision—that may be revised—based upon the belief that it is not wholly suitable to the underlying search paradigm. BM25 adjusts the cosine <text:soft-page-break/>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2159718056" text:style-name="L40">
        <text:list-item>
          <text:list>
            <text:list-header>
              <text:p text:style-name="P576">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93">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13448760308116" text:continue-list="list583282235" text:style-name="L39">
        <text:list-item>
          <text:p text:style-name="P606">Boolean operations</text:p>
          <text:list>
            <text:list-item>
              <text:p text:style-name="P606">Lucene does not use the pure boolean information retrieval model or support boolean operators but simulates some of the basic user-side functionality for inclusion and exclusion via a modal prefix model. Lucene has two term prefix ops: "<text:span text:style-name="T52">+</text:span>" (for "<text:span text:style-name="T409">must</text:span> contain"), "<text:span text:style-name="T52">-</text:span>" (for "<text:span text:style-name="T409">must not</text:span> contain"). Terms without a prefix are "<text:span text:style-name="T409">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572">re-Isearch is overloaded with operators (probably more than most people have ever heard of).</text:p>
            </text:list-item>
          </text:list>
        </text:list-item>
        <text:list-item>
          <text:p text:style-name="P606">Unary operators</text:p>
          <text:list>
            <text:list-item>
              <text:p text:style-name="P606">Lucene has effectively no unary operators. The closest to unary operations are term boost (weight) and "fuzzy" but they are limited to use as term modifiers.</text:p>
            </text:list-item>
            <text:list-item>
              <text:p text:style-name="P572">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606">Query Languages/Interfaces</text:p>
          <text:list>
            <text:list-item>
              <text:p text:style-name="P606">Lucene does not per say have a query language since it contains only terms and modifiers (+,-, weight). These may be processed in any order. There are a number of classes to try to convert other languages into Lucene's model. </text:p>
            </text:list-item>
            <text:list-item>
              <text:p text:style-name="P572">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606">Lucene's boolean query class limits the number of clauses (typ. 1024). This makes sense since Lucene too limits the number of terms in a query (typ. 1024).</text:p>
            </text:list-item>
            <text:list-item>
              <text:p text:style-name="P572">re-Isearch's boolean query class places not limits on the number of clauses, terms, operators etc.</text:p>
            </text:list-item>
            <text:list-item>
              <text:p text:style-name="P606">Lucene is best when not finding records. Since there are no operators and just terms and predicates that apply to them (either weight or modality) they can without worry be easily <text:soft-page-break/>rearranged. The query: A -B C D +E for instance can be quickly optimized by the constraints "must have" E and "can't have B. </text:p>
            </text:list-item>
            <text:list-item>
              <text:p text:style-name="P572">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606">Does the position of the matches in the text affect the scoring?</text:p>
          <text:list>
            <text:list-item>
              <text:p text:style-name="P606">In Lucene: No, the position of matches within a field does not affect ranking. </text:p>
            </text:list-item>
            <text:list-item>
              <text:p text:style-name="P572">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606">Field differences</text:p>
          <text:list>
            <text:list-item>
              <text:p text:style-name="P606">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572">re-Isearch contains diagnostics.</text:p>
            </text:list-item>
            <text:list-item>
              <text:p text:style-name="P606">Lucene's fields are <text:span text:style-name="Emphasis">Case Sensitive</text:span>. There is, to our knowledge, no way to switch it. </text:p>
            </text:list-item>
            <text:list-item>
              <text:p text:style-name="P572">re-Isearch <text:span text:style-name="Emphasis">by default</text:span> makes field names and paths <text:span text:style-name="Emphasis">case </text:span><text:span text:style-name="Emphasis"><text:span text:style-name="T409">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669">&lt;organization&gt;&lt;name&gt;BSn&lt;/name&gt;&lt;NAME&gt;Edward C. Zimmermann&lt;/NAME&gt;&lt;/organization&gt;</text:p>
              <text:p text:style-name="P572">its poor design just as there are reasons why domain names and email addresses too are not case dependent.</text:p>
            </text:list-item>
          </text:list>
        </text:list-item>
        <text:list-item>
          <text:p text:style-name="P606">Structure search</text:p>
          <text:list>
            <text:list-item>
              <text:p text:style-name="P606">Lucene is a traditional inverted index fulltext engine. Its quite good at handling a limited number of fields but is inappropriate for use with arbitary trees.</text:p>
            </text:list-item>
            <text:list-item>
              <text:p text:style-name="P572">re-Isearch is not based on "Inverted file indexes" and uses other algorithms. It has no limits on the length of terms, their frequency and and can support arbitary structures and paths, including overlap.</text:p>
            </text:list-item>
            <text:list-item>
              <text:p text:style-name="P606">The granularity of Lucene (unit of retrieval) is the record as defined at the time of indexing.</text:p>
            </text:list-item>
            <text:list-item>
              <text:p text:style-name="P572">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606">The product of a search in Lucene is a identification for the record. To extract elements one must load the document (parse etc.) into an object model that supports addressing elements.</text:p>
            </text:list-item>
            <text:list-item>
              <text:p text:style-name="P572">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text:soft-page-break/>BM25 Normalization<text:bookmark-end text:name="__RefHeading___Toc20933_3285073552"/></text:h>
      <text:p text:style-name="P289"/>
      <text:p text:style-name="P289">BM25 is really just a combination of BM11 and BM15. <text:span text:style-name="T583">Where b is selected as a constant from the interval [0,1]</text:span></text:p>
      <text:p text:style-name="P292"><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57">f</text:span><text:span text:style-name="T586">i,j </text:span><text:span text:style-name="T257">is the frequency of term within document d</text:span><text:span text:style-name="T587">j</text:span> </text:p>
      <text:p text:style-name="P290"/>
      <text:p text:style-name="P290"><text:span text:style-name="T584">The Value for K</text:span><text:span text:style-name="T585">1 <text:s/></text:span><text:span text:style-name="T584">and b are empirically chosen. Each document collection probably needs their own K value.</text:span></text:p>
      <text:p text:style-name="P290">Notice: If b = 0 → BM15, if b = 1 → BM11. A popular value for b is 0.75 given that B11 seems to generally outperform B15. </text:p>
      <text:p text:style-name="P291"><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6</text:span> (work in progress)</text:p>
      </style:header-first>
      <style:header-left>
        <text:p text:style-name="MP2"><text:span text:style-name="MT2">Re-Isearch Handbook</text:span><text:span text:style-name="MT3"> </text:span></text:p>
      </style:header-left>
      <style:footer>
        <text:p text:style-name="MP3"><text:page-number text:select-page="current">30</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9T11:33:53.368332659</dc:date>
    <meta:editing-duration>P9DT6H9M16S</meta:editing-duration>
    <meta:editing-cycles>66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3" meta:image-count="8" meta:object-count="0" meta:page-count="133" meta:paragraph-count="4859" meta:word-count="40916" meta:character-count="276041" meta:non-whitespace-character-count="228616"/>
  </office:meta>
</office:document-meta>
</file>